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8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644cm"/>
    </style:style>
    <style:style style:name="co5" style:family="table-column">
      <style:table-column-properties fo:break-before="auto" style:column-width="2.517cm"/>
    </style:style>
    <style:style style:name="co6" style:family="table-column">
      <style:table-column-properties fo:break-before="auto" style:column-width="4.489cm"/>
    </style:style>
    <style:style style:name="co7" style:family="table-column">
      <style:table-column-properties fo:break-before="auto" style:column-width="3.1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Grayscale RGB 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3" table:number-columns-repeated="2" table:default-cell-style-name="ce3"/>
        <table:table-column table:style-name="co7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dex hex</text:p>
          </table:table-cell>
          <table:table-cell table:style-name="ce1" office:value-type="string" calcext:value-type="string">
            <text:p>RRRR R000</text:p>
          </table:table-cell>
          <table:table-cell table:style-name="ce1" office:value-type="string" calcext:value-type="string">
            <text:p>0000 0GGG</text:p>
          </table:table-cell>
          <table:table-cell table:style-name="ce1" office:value-type="string" calcext:value-type="string">
            <text:p>GGG0 0000</text:p>
          </table:table-cell>
          <table:table-cell table:style-name="ce1" office:value-type="string" calcext:value-type="string">
            <text:p>000B BBBB</text:p>
          </table:table-cell>
          <table:table-cell table:style-name="ce1" office:value-type="string" calcext:value-type="string">
            <text:p>RRRR RGGG</text:p>
          </table:table-cell>
          <table:table-cell table:style-name="ce1" office:value-type="string" calcext:value-type="string">
            <text:p>GGGB BBBB</text:p>
          </table:table-cell>
          <table:table-cell table:style-name="ce2" office:value-type="string" calcext:value-type="string">
            <text:p>HighLow</text:p>
          </table:table-cell>
          <table:table-cell table:style-name="ce2" office:value-type="string" calcext:value-type="string">
            <text:p>LowHigh</text:p>
          </table:table-cell>
          <table:table-cell table:number-columns-repeated="2"/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Low</text:p>
          </table:table-cell>
          <table:table-cell office:value-type="string" calcext:value-type="string">
            <text:p>index bits inverted</text:p>
          </table:table-cell>
          <table:table-cell table:number-columns-repeated="2"/>
          <table:table-cell office:value-type="string" calcext:value-type="string">
            <text:p>index bits inverted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Low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C2HEX([.A2])" office:value-type="string" office:string-value="0" calcext:value-type="string">
            <text:p>0</text:p>
          </table:table-cell>
          <table:table-cell table:style-name="ce1" table:formula="of:=BITAND([.A2]; 248)" office:value-type="float" office:value="0" calcext:value-type="float">
            <text:p>0</text:p>
          </table:table-cell>
          <table:table-cell table:style-name="ce1" table:formula="of:=BITRSHIFT([.A2]; 5)" office:value-type="float" office:value="0" calcext:value-type="float">
            <text:p>0</text:p>
          </table:table-cell>
          <table:table-cell table:style-name="ce1" table:formula="of:=BITAND(BITLSHIFT([.A2]; 3); 224)" office:value-type="float" office:value="0" calcext:value-type="float">
            <text:p>0</text:p>
          </table:table-cell>
          <table:table-cell table:style-name="ce1" table:formula="of:=BITAND(BITRSHIFT([.A2]; 3); 31)" office:value-type="float" office:value="0" calcext:value-type="float">
            <text:p>0</text:p>
          </table:table-cell>
          <table:table-cell table:style-name="ce1" table:formula="of:=BITOR([.C2];[.D2])" office:value-type="float" office:value="0" calcext:value-type="float">
            <text:p>0</text:p>
          </table:table-cell>
          <table:table-cell table:style-name="ce1" table:formula="of:=BITOR([.E2];[.F2])" office:value-type="float" office:value="0" calcext:value-type="float">
            <text:p>0</text:p>
          </table:table-cell>
          <table:table-cell table:style-name="ce2" table:formula="of:=CONCATENATE(&quot;0x&quot;;DEC2HEX([.G2];2);DEC2HEX([.H2];2))" office:value-type="string" office:string-value="0x0000" calcext:value-type="string">
            <text:p>0x0000</text:p>
          </table:table-cell>
          <table:table-cell table:style-name="ce2" table:formula="of:=CONCATENATE(&quot;0x&quot;;DEC2HEX([.H2];2);DEC2HEX([.G2];2))" office:value-type="string" office:string-value="0x0000" calcext:value-type="string">
            <text:p>0x0000</text:p>
          </table:table-cell>
          <table:table-cell table:formula="of:=CONCATENATE(&quot;case &quot;;[.A2];&quot;: return &quot;;[.I2];&quot;;&quot;)" office:value-type="string" office:string-value="case 0: return 0x0000;" calcext:value-type="string">
            <text:p>case 0: return 0x0000;</text:p>
          </table:table-cell>
          <table:table-cell table:formula="of:=CONCATENATE([.I2];&quot;,&quot;)" office:value-type="string" office:string-value="0x0000," calcext:value-type="string">
            <text:p>0x0000,</text:p>
          </table:table-cell>
          <table:table-cell table:style-name="ce2" table:formula="of:=CONCATENATE(&quot;0x&quot;;DEC2HEX([.G2];2);&quot;,&quot;)" office:value-type="string" office:string-value="0x00," calcext:value-type="string">
            <text:p>0x00,</text:p>
          </table:table-cell>
          <table:table-cell table:style-name="ce2" table:formula="of:=CONCATENATE(&quot;0x&quot;;DEC2HEX([.H2];2);&quot;,&quot;)" office:value-type="string" office:string-value="0x00," calcext:value-type="string">
            <text:p>0x00,</text:p>
          </table:table-cell>
          <table:table-cell table:formula="of:=BITOR(BITLSHIFT(BITAND([.A2];1);7);BITOR(BITLSHIFT(BITAND([.A2];2);5);BITOR(BITLSHIFT(BITAND([.A2];4);3);BITOR(BITLSHIFT(BITAND([.A2];8);1);BITOR(BITRSHIFT(BITAND([.A2];16);1);BITOR(BITRSHIFT(BITAND([.A2];32);3);BITOR(BITRSHIFT(BITAND([.A2];64);5);BITRSHIFT(BITAND([.A2];128);7))))))))" office:value-type="float" office:value="0" calcext:value-type="float">
            <text:p>0</text:p>
          </table:table-cell>
          <table:table-cell table:formula="of:=CONCATENATE([.O2];&quot;,&quot;)" office:value-type="string" office:string-value="0," calcext:value-type="string">
            <text:p>0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0x00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3])" office:value-type="string" office:string-value="1" calcext:value-type="string">
            <text:p>1</text:p>
          </table:table-cell>
          <table:table-cell table:style-name="ce1" table:formula="of:=BITAND([.A3]; 248)" office:value-type="float" office:value="0" calcext:value-type="float">
            <text:p>0</text:p>
          </table:table-cell>
          <table:table-cell table:style-name="ce1" table:formula="of:=BITRSHIFT([.A3]; 5)" office:value-type="float" office:value="0" calcext:value-type="float">
            <text:p>0</text:p>
          </table:table-cell>
          <table:table-cell table:style-name="ce1" table:formula="of:=BITAND(BITLSHIFT([.A3]; 3); 224)" office:value-type="float" office:value="0" calcext:value-type="float">
            <text:p>0</text:p>
          </table:table-cell>
          <table:table-cell table:style-name="ce1" table:formula="of:=BITAND(BITRSHIFT([.A3]; 3); 31)" office:value-type="float" office:value="0" calcext:value-type="float">
            <text:p>0</text:p>
          </table:table-cell>
          <table:table-cell table:style-name="ce1" table:formula="of:=BITOR([.C3];[.D3])" office:value-type="float" office:value="0" calcext:value-type="float">
            <text:p>0</text:p>
          </table:table-cell>
          <table:table-cell table:style-name="ce1" table:formula="of:=BITOR([.E3];[.F3])" office:value-type="float" office:value="0" calcext:value-type="float">
            <text:p>0</text:p>
          </table:table-cell>
          <table:table-cell table:style-name="ce2" table:formula="of:=CONCATENATE(&quot;0x&quot;;DEC2HEX([.G3];2);DEC2HEX([.H3];2))" office:value-type="string" office:string-value="0x0000" calcext:value-type="string">
            <text:p>0x0000</text:p>
          </table:table-cell>
          <table:table-cell table:style-name="ce2" table:formula="of:=CONCATENATE(&quot;0x&quot;;DEC2HEX([.H3];2);DEC2HEX([.G3];2))" office:value-type="string" office:string-value="0x0000" calcext:value-type="string">
            <text:p>0x0000</text:p>
          </table:table-cell>
          <table:table-cell table:formula="of:=CONCATENATE(&quot;case &quot;;[.A3];&quot;: return &quot;;[.I3];&quot;;&quot;)" office:value-type="string" office:string-value="case 1: return 0x0000;" calcext:value-type="string">
            <text:p>case 1: return 0x0000;</text:p>
          </table:table-cell>
          <table:table-cell table:formula="of:=CONCATENATE([.I3];&quot;,&quot;)" office:value-type="string" office:string-value="0x0000," calcext:value-type="string">
            <text:p>0x0000,</text:p>
          </table:table-cell>
          <table:table-cell table:style-name="ce2" table:formula="of:=CONCATENATE(&quot;0x&quot;;DEC2HEX([.G3];2);&quot;,&quot;)" office:value-type="string" office:string-value="0x00," calcext:value-type="string">
            <text:p>0x00,</text:p>
          </table:table-cell>
          <table:table-cell table:style-name="ce2" table:formula="of:=CONCATENATE(&quot;0x&quot;;DEC2HEX([.H3];2);&quot;,&quot;)" office:value-type="string" office:string-value="0x00," calcext:value-type="string">
            <text:p>0x00,</text:p>
          </table:table-cell>
          <table:table-cell table:formula="of:=BITOR(BITLSHIFT(BITAND([.A3];1);7);BITOR(BITLSHIFT(BITAND([.A3];2);5);BITOR(BITLSHIFT(BITAND([.A3];4);3);BITOR(BITLSHIFT(BITAND([.A3];8);1);BITOR(BITRSHIFT(BITAND([.A3];16);1);BITOR(BITRSHIFT(BITAND([.A3];32);3);BITOR(BITRSHIFT(BITAND([.A3];64);5);BITRSHIFT(BITAND([.A3];128);7))))))))" office:value-type="float" office:value="128" calcext:value-type="float">
            <text:p>128</text:p>
          </table:table-cell>
          <table:table-cell table:formula="of:=CONCATENATE([.O3];&quot;,&quot;)" office:value-type="string" office:string-value="128," calcext:value-type="string">
            <text:p>128,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0x84,</text:p>
          </table:table-cell>
          <table:table-cell table:style-name="ce2" office:value-type="string" calcext:value-type="string">
            <text:p>0x10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4])" office:value-type="string" office:string-value="2" calcext:value-type="string">
            <text:p>2</text:p>
          </table:table-cell>
          <table:table-cell table:style-name="ce1" table:formula="of:=BITAND([.A4]; 248)" office:value-type="float" office:value="0" calcext:value-type="float">
            <text:p>0</text:p>
          </table:table-cell>
          <table:table-cell table:style-name="ce1" table:formula="of:=BITRSHIFT([.A4]; 5)" office:value-type="float" office:value="0" calcext:value-type="float">
            <text:p>0</text:p>
          </table:table-cell>
          <table:table-cell table:style-name="ce1" table:formula="of:=BITAND(BITLSHIFT([.A4]; 3); 224)" office:value-type="float" office:value="0" calcext:value-type="float">
            <text:p>0</text:p>
          </table:table-cell>
          <table:table-cell table:style-name="ce1" table:formula="of:=BITAND(BITRSHIFT([.A4]; 3); 31)" office:value-type="float" office:value="0" calcext:value-type="float">
            <text:p>0</text:p>
          </table:table-cell>
          <table:table-cell table:style-name="ce1" table:formula="of:=BITOR([.C4];[.D4])" office:value-type="float" office:value="0" calcext:value-type="float">
            <text:p>0</text:p>
          </table:table-cell>
          <table:table-cell table:style-name="ce1" table:formula="of:=BITOR([.E4];[.F4])" office:value-type="float" office:value="0" calcext:value-type="float">
            <text:p>0</text:p>
          </table:table-cell>
          <table:table-cell table:style-name="ce2" table:formula="of:=CONCATENATE(&quot;0x&quot;;DEC2HEX([.G4];2);DEC2HEX([.H4];2))" office:value-type="string" office:string-value="0x0000" calcext:value-type="string">
            <text:p>0x0000</text:p>
          </table:table-cell>
          <table:table-cell table:style-name="ce2" table:formula="of:=CONCATENATE(&quot;0x&quot;;DEC2HEX([.H4];2);DEC2HEX([.G4];2))" office:value-type="string" office:string-value="0x0000" calcext:value-type="string">
            <text:p>0x0000</text:p>
          </table:table-cell>
          <table:table-cell table:formula="of:=CONCATENATE(&quot;case &quot;;[.A4];&quot;: return &quot;;[.I4];&quot;;&quot;)" office:value-type="string" office:string-value="case 2: return 0x0000;" calcext:value-type="string">
            <text:p>case 2: return 0x0000;</text:p>
          </table:table-cell>
          <table:table-cell table:formula="of:=CONCATENATE([.I4];&quot;,&quot;)" office:value-type="string" office:string-value="0x0000," calcext:value-type="string">
            <text:p>0x0000,</text:p>
          </table:table-cell>
          <table:table-cell table:style-name="ce2" table:formula="of:=CONCATENATE(&quot;0x&quot;;DEC2HEX([.G4];2);&quot;,&quot;)" office:value-type="string" office:string-value="0x00," calcext:value-type="string">
            <text:p>0x00,</text:p>
          </table:table-cell>
          <table:table-cell table:style-name="ce2" table:formula="of:=CONCATENATE(&quot;0x&quot;;DEC2HEX([.H4];2);&quot;,&quot;)" office:value-type="string" office:string-value="0x00," calcext:value-type="string">
            <text:p>0x00,</text:p>
          </table:table-cell>
          <table:table-cell table:formula="of:=BITOR(BITLSHIFT(BITAND([.A4];1);7);BITOR(BITLSHIFT(BITAND([.A4];2);5);BITOR(BITLSHIFT(BITAND([.A4];4);3);BITOR(BITLSHIFT(BITAND([.A4];8);1);BITOR(BITRSHIFT(BITAND([.A4];16);1);BITOR(BITRSHIFT(BITAND([.A4];32);3);BITOR(BITRSHIFT(BITAND([.A4];64);5);BITRSHIFT(BITAND([.A4];128);7))))))))" office:value-type="float" office:value="64" calcext:value-type="float">
            <text:p>64</text:p>
          </table:table-cell>
          <table:table-cell table:formula="of:=CONCATENATE([.O4];&quot;,&quot;)" office:value-type="string" office:string-value="64," calcext:value-type="string">
            <text:p>64,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x42,</text:p>
          </table:table-cell>
          <table:table-cell table:style-name="ce2" office:value-type="string" calcext:value-type="string">
            <text:p>0x08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5])" office:value-type="string" office:string-value="3" calcext:value-type="string">
            <text:p>3</text:p>
          </table:table-cell>
          <table:table-cell table:style-name="ce1" table:formula="of:=BITAND([.A5]; 248)" office:value-type="float" office:value="0" calcext:value-type="float">
            <text:p>0</text:p>
          </table:table-cell>
          <table:table-cell table:style-name="ce1" table:formula="of:=BITRSHIFT([.A5]; 5)" office:value-type="float" office:value="0" calcext:value-type="float">
            <text:p>0</text:p>
          </table:table-cell>
          <table:table-cell table:style-name="ce1" table:formula="of:=BITAND(BITLSHIFT([.A5]; 3); 224)" office:value-type="float" office:value="0" calcext:value-type="float">
            <text:p>0</text:p>
          </table:table-cell>
          <table:table-cell table:style-name="ce1" table:formula="of:=BITAND(BITRSHIFT([.A5]; 3); 31)" office:value-type="float" office:value="0" calcext:value-type="float">
            <text:p>0</text:p>
          </table:table-cell>
          <table:table-cell table:style-name="ce1" table:formula="of:=BITOR([.C5];[.D5])" office:value-type="float" office:value="0" calcext:value-type="float">
            <text:p>0</text:p>
          </table:table-cell>
          <table:table-cell table:style-name="ce1" table:formula="of:=BITOR([.E5];[.F5])" office:value-type="float" office:value="0" calcext:value-type="float">
            <text:p>0</text:p>
          </table:table-cell>
          <table:table-cell table:style-name="ce2" table:formula="of:=CONCATENATE(&quot;0x&quot;;DEC2HEX([.G5];2);DEC2HEX([.H5];2))" office:value-type="string" office:string-value="0x0000" calcext:value-type="string">
            <text:p>0x0000</text:p>
          </table:table-cell>
          <table:table-cell table:style-name="ce2" table:formula="of:=CONCATENATE(&quot;0x&quot;;DEC2HEX([.H5];2);DEC2HEX([.G5];2))" office:value-type="string" office:string-value="0x0000" calcext:value-type="string">
            <text:p>0x0000</text:p>
          </table:table-cell>
          <table:table-cell table:formula="of:=CONCATENATE(&quot;case &quot;;[.A5];&quot;: return &quot;;[.I5];&quot;;&quot;)" office:value-type="string" office:string-value="case 3: return 0x0000;" calcext:value-type="string">
            <text:p>case 3: return 0x0000;</text:p>
          </table:table-cell>
          <table:table-cell table:formula="of:=CONCATENATE([.I5];&quot;,&quot;)" office:value-type="string" office:string-value="0x0000," calcext:value-type="string">
            <text:p>0x0000,</text:p>
          </table:table-cell>
          <table:table-cell table:style-name="ce2" table:formula="of:=CONCATENATE(&quot;0x&quot;;DEC2HEX([.G5];2);&quot;,&quot;)" office:value-type="string" office:string-value="0x00," calcext:value-type="string">
            <text:p>0x00,</text:p>
          </table:table-cell>
          <table:table-cell table:style-name="ce2" table:formula="of:=CONCATENATE(&quot;0x&quot;;DEC2HEX([.H5];2);&quot;,&quot;)" office:value-type="string" office:string-value="0x00," calcext:value-type="string">
            <text:p>0x00,</text:p>
          </table:table-cell>
          <table:table-cell table:formula="of:=BITOR(BITLSHIFT(BITAND([.A5];1);7);BITOR(BITLSHIFT(BITAND([.A5];2);5);BITOR(BITLSHIFT(BITAND([.A5];4);3);BITOR(BITLSHIFT(BITAND([.A5];8);1);BITOR(BITRSHIFT(BITAND([.A5];16);1);BITOR(BITRSHIFT(BITAND([.A5];32);3);BITOR(BITRSHIFT(BITAND([.A5];64);5);BITRSHIFT(BITAND([.A5];128);7))))))))" office:value-type="float" office:value="192" calcext:value-type="float">
            <text:p>192</text:p>
          </table:table-cell>
          <table:table-cell table:formula="of:=CONCATENATE([.O5];&quot;,&quot;)" office:value-type="string" office:string-value="192," calcext:value-type="string">
            <text:p>192,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0xC6,</text:p>
          </table:table-cell>
          <table:table-cell table:style-name="ce2" office:value-type="string" calcext:value-type="string">
            <text:p>0x18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6])" office:value-type="string" office:string-value="4" calcext:value-type="string">
            <text:p>4</text:p>
          </table:table-cell>
          <table:table-cell table:style-name="ce1" table:formula="of:=BITAND([.A6]; 248)" office:value-type="float" office:value="0" calcext:value-type="float">
            <text:p>0</text:p>
          </table:table-cell>
          <table:table-cell table:style-name="ce1" table:formula="of:=BITRSHIFT([.A6]; 5)" office:value-type="float" office:value="0" calcext:value-type="float">
            <text:p>0</text:p>
          </table:table-cell>
          <table:table-cell table:style-name="ce1" table:formula="of:=BITAND(BITLSHIFT([.A6]; 3); 224)" office:value-type="float" office:value="32" calcext:value-type="float">
            <text:p>32</text:p>
          </table:table-cell>
          <table:table-cell table:style-name="ce1" table:formula="of:=BITAND(BITRSHIFT([.A6]; 3); 31)" office:value-type="float" office:value="0" calcext:value-type="float">
            <text:p>0</text:p>
          </table:table-cell>
          <table:table-cell table:style-name="ce1" table:formula="of:=BITOR([.C6];[.D6])" office:value-type="float" office:value="0" calcext:value-type="float">
            <text:p>0</text:p>
          </table:table-cell>
          <table:table-cell table:style-name="ce1" table:formula="of:=BITOR([.E6];[.F6])" office:value-type="float" office:value="32" calcext:value-type="float">
            <text:p>32</text:p>
          </table:table-cell>
          <table:table-cell table:style-name="ce2" table:formula="of:=CONCATENATE(&quot;0x&quot;;DEC2HEX([.G6];2);DEC2HEX([.H6];2))" office:value-type="string" office:string-value="0x0020" calcext:value-type="string">
            <text:p>0x0020</text:p>
          </table:table-cell>
          <table:table-cell table:style-name="ce2" table:formula="of:=CONCATENATE(&quot;0x&quot;;DEC2HEX([.H6];2);DEC2HEX([.G6];2))" office:value-type="string" office:string-value="0x2000" calcext:value-type="string">
            <text:p>0x2000</text:p>
          </table:table-cell>
          <table:table-cell table:formula="of:=CONCATENATE(&quot;case &quot;;[.A6];&quot;: return &quot;;[.I6];&quot;;&quot;)" office:value-type="string" office:string-value="case 4: return 0x0020;" calcext:value-type="string">
            <text:p>case 4: return 0x0020;</text:p>
          </table:table-cell>
          <table:table-cell table:formula="of:=CONCATENATE([.I6];&quot;,&quot;)" office:value-type="string" office:string-value="0x0020," calcext:value-type="string">
            <text:p>0x0020,</text:p>
          </table:table-cell>
          <table:table-cell table:style-name="ce2" table:formula="of:=CONCATENATE(&quot;0x&quot;;DEC2HEX([.G6];2);&quot;,&quot;)" office:value-type="string" office:string-value="0x00," calcext:value-type="string">
            <text:p>0x00,</text:p>
          </table:table-cell>
          <table:table-cell table:style-name="ce2" table:formula="of:=CONCATENATE(&quot;0x&quot;;DEC2HEX([.H6];2);&quot;,&quot;)" office:value-type="string" office:string-value="0x20," calcext:value-type="string">
            <text:p>0x20,</text:p>
          </table:table-cell>
          <table:table-cell table:formula="of:=BITOR(BITLSHIFT(BITAND([.A6];1);7);BITOR(BITLSHIFT(BITAND([.A6];2);5);BITOR(BITLSHIFT(BITAND([.A6];4);3);BITOR(BITLSHIFT(BITAND([.A6];8);1);BITOR(BITRSHIFT(BITAND([.A6];16);1);BITOR(BITRSHIFT(BITAND([.A6];32);3);BITOR(BITRSHIFT(BITAND([.A6];64);5);BITRSHIFT(BITAND([.A6];128);7))))))))" office:value-type="float" office:value="32" calcext:value-type="float">
            <text:p>32</text:p>
          </table:table-cell>
          <table:table-cell table:formula="of:=CONCATENATE([.O6];&quot;,&quot;)" office:value-type="string" office:string-value="32," calcext:value-type="string">
            <text:p>32,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0x21,</text:p>
          </table:table-cell>
          <table:table-cell table:style-name="ce2" office:value-type="string" calcext:value-type="string">
            <text:p>0x04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7])" office:value-type="string" office:string-value="5" calcext:value-type="string">
            <text:p>5</text:p>
          </table:table-cell>
          <table:table-cell table:style-name="ce1" table:formula="of:=BITAND([.A7]; 248)" office:value-type="float" office:value="0" calcext:value-type="float">
            <text:p>0</text:p>
          </table:table-cell>
          <table:table-cell table:style-name="ce1" table:formula="of:=BITRSHIFT([.A7]; 5)" office:value-type="float" office:value="0" calcext:value-type="float">
            <text:p>0</text:p>
          </table:table-cell>
          <table:table-cell table:style-name="ce1" table:formula="of:=BITAND(BITLSHIFT([.A7]; 3); 224)" office:value-type="float" office:value="32" calcext:value-type="float">
            <text:p>32</text:p>
          </table:table-cell>
          <table:table-cell table:style-name="ce1" table:formula="of:=BITAND(BITRSHIFT([.A7]; 3); 31)" office:value-type="float" office:value="0" calcext:value-type="float">
            <text:p>0</text:p>
          </table:table-cell>
          <table:table-cell table:style-name="ce1" table:formula="of:=BITOR([.C7];[.D7])" office:value-type="float" office:value="0" calcext:value-type="float">
            <text:p>0</text:p>
          </table:table-cell>
          <table:table-cell table:style-name="ce1" table:formula="of:=BITOR([.E7];[.F7])" office:value-type="float" office:value="32" calcext:value-type="float">
            <text:p>32</text:p>
          </table:table-cell>
          <table:table-cell table:style-name="ce2" table:formula="of:=CONCATENATE(&quot;0x&quot;;DEC2HEX([.G7];2);DEC2HEX([.H7];2))" office:value-type="string" office:string-value="0x0020" calcext:value-type="string">
            <text:p>0x0020</text:p>
          </table:table-cell>
          <table:table-cell table:style-name="ce2" table:formula="of:=CONCATENATE(&quot;0x&quot;;DEC2HEX([.H7];2);DEC2HEX([.G7];2))" office:value-type="string" office:string-value="0x2000" calcext:value-type="string">
            <text:p>0x2000</text:p>
          </table:table-cell>
          <table:table-cell table:formula="of:=CONCATENATE(&quot;case &quot;;[.A7];&quot;: return &quot;;[.I7];&quot;;&quot;)" office:value-type="string" office:string-value="case 5: return 0x0020;" calcext:value-type="string">
            <text:p>case 5: return 0x0020;</text:p>
          </table:table-cell>
          <table:table-cell table:formula="of:=CONCATENATE([.I7];&quot;,&quot;)" office:value-type="string" office:string-value="0x0020," calcext:value-type="string">
            <text:p>0x0020,</text:p>
          </table:table-cell>
          <table:table-cell table:style-name="ce2" table:formula="of:=CONCATENATE(&quot;0x&quot;;DEC2HEX([.G7];2);&quot;,&quot;)" office:value-type="string" office:string-value="0x00," calcext:value-type="string">
            <text:p>0x00,</text:p>
          </table:table-cell>
          <table:table-cell table:style-name="ce2" table:formula="of:=CONCATENATE(&quot;0x&quot;;DEC2HEX([.H7];2);&quot;,&quot;)" office:value-type="string" office:string-value="0x20," calcext:value-type="string">
            <text:p>0x20,</text:p>
          </table:table-cell>
          <table:table-cell table:formula="of:=BITOR(BITLSHIFT(BITAND([.A7];1);7);BITOR(BITLSHIFT(BITAND([.A7];2);5);BITOR(BITLSHIFT(BITAND([.A7];4);3);BITOR(BITLSHIFT(BITAND([.A7];8);1);BITOR(BITRSHIFT(BITAND([.A7];16);1);BITOR(BITRSHIFT(BITAND([.A7];32);3);BITOR(BITRSHIFT(BITAND([.A7];64);5);BITRSHIFT(BITAND([.A7];128);7))))))))" office:value-type="float" office:value="160" calcext:value-type="float">
            <text:p>160</text:p>
          </table:table-cell>
          <table:table-cell table:formula="of:=CONCATENATE([.O7];&quot;,&quot;)" office:value-type="string" office:string-value="160," calcext:value-type="string">
            <text:p>160,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0xA5,</text:p>
          </table:table-cell>
          <table:table-cell table:style-name="ce2" office:value-type="string" calcext:value-type="string">
            <text:p>0x14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8])" office:value-type="string" office:string-value="6" calcext:value-type="string">
            <text:p>6</text:p>
          </table:table-cell>
          <table:table-cell table:style-name="ce1" table:formula="of:=BITAND([.A8]; 248)" office:value-type="float" office:value="0" calcext:value-type="float">
            <text:p>0</text:p>
          </table:table-cell>
          <table:table-cell table:style-name="ce1" table:formula="of:=BITRSHIFT([.A8]; 5)" office:value-type="float" office:value="0" calcext:value-type="float">
            <text:p>0</text:p>
          </table:table-cell>
          <table:table-cell table:style-name="ce1" table:formula="of:=BITAND(BITLSHIFT([.A8]; 3); 224)" office:value-type="float" office:value="32" calcext:value-type="float">
            <text:p>32</text:p>
          </table:table-cell>
          <table:table-cell table:style-name="ce1" table:formula="of:=BITAND(BITRSHIFT([.A8]; 3); 31)" office:value-type="float" office:value="0" calcext:value-type="float">
            <text:p>0</text:p>
          </table:table-cell>
          <table:table-cell table:style-name="ce1" table:formula="of:=BITOR([.C8];[.D8])" office:value-type="float" office:value="0" calcext:value-type="float">
            <text:p>0</text:p>
          </table:table-cell>
          <table:table-cell table:style-name="ce1" table:formula="of:=BITOR([.E8];[.F8])" office:value-type="float" office:value="32" calcext:value-type="float">
            <text:p>32</text:p>
          </table:table-cell>
          <table:table-cell table:style-name="ce2" table:formula="of:=CONCATENATE(&quot;0x&quot;;DEC2HEX([.G8];2);DEC2HEX([.H8];2))" office:value-type="string" office:string-value="0x0020" calcext:value-type="string">
            <text:p>0x0020</text:p>
          </table:table-cell>
          <table:table-cell table:style-name="ce2" table:formula="of:=CONCATENATE(&quot;0x&quot;;DEC2HEX([.H8];2);DEC2HEX([.G8];2))" office:value-type="string" office:string-value="0x2000" calcext:value-type="string">
            <text:p>0x2000</text:p>
          </table:table-cell>
          <table:table-cell table:formula="of:=CONCATENATE(&quot;case &quot;;[.A8];&quot;: return &quot;;[.I8];&quot;;&quot;)" office:value-type="string" office:string-value="case 6: return 0x0020;" calcext:value-type="string">
            <text:p>case 6: return 0x0020;</text:p>
          </table:table-cell>
          <table:table-cell table:formula="of:=CONCATENATE([.I8];&quot;,&quot;)" office:value-type="string" office:string-value="0x0020," calcext:value-type="string">
            <text:p>0x0020,</text:p>
          </table:table-cell>
          <table:table-cell table:style-name="ce2" table:formula="of:=CONCATENATE(&quot;0x&quot;;DEC2HEX([.G8];2);&quot;,&quot;)" office:value-type="string" office:string-value="0x00," calcext:value-type="string">
            <text:p>0x00,</text:p>
          </table:table-cell>
          <table:table-cell table:style-name="ce2" table:formula="of:=CONCATENATE(&quot;0x&quot;;DEC2HEX([.H8];2);&quot;,&quot;)" office:value-type="string" office:string-value="0x20," calcext:value-type="string">
            <text:p>0x20,</text:p>
          </table:table-cell>
          <table:table-cell table:formula="of:=BITOR(BITLSHIFT(BITAND([.A8];1);7);BITOR(BITLSHIFT(BITAND([.A8];2);5);BITOR(BITLSHIFT(BITAND([.A8];4);3);BITOR(BITLSHIFT(BITAND([.A8];8);1);BITOR(BITRSHIFT(BITAND([.A8];16);1);BITOR(BITRSHIFT(BITAND([.A8];32);3);BITOR(BITRSHIFT(BITAND([.A8];64);5);BITRSHIFT(BITAND([.A8];128);7))))))))" office:value-type="float" office:value="96" calcext:value-type="float">
            <text:p>96</text:p>
          </table:table-cell>
          <table:table-cell table:formula="of:=CONCATENATE([.O8];&quot;,&quot;)" office:value-type="string" office:string-value="96," calcext:value-type="string">
            <text:p>96,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0x63,</text:p>
          </table:table-cell>
          <table:table-cell table:style-name="ce2" office:value-type="string" calcext:value-type="string">
            <text:p>0x0C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9])" office:value-type="string" office:string-value="7" calcext:value-type="string">
            <text:p>7</text:p>
          </table:table-cell>
          <table:table-cell table:style-name="ce1" table:formula="of:=BITAND([.A9]; 248)" office:value-type="float" office:value="0" calcext:value-type="float">
            <text:p>0</text:p>
          </table:table-cell>
          <table:table-cell table:style-name="ce1" table:formula="of:=BITRSHIFT([.A9]; 5)" office:value-type="float" office:value="0" calcext:value-type="float">
            <text:p>0</text:p>
          </table:table-cell>
          <table:table-cell table:style-name="ce1" table:formula="of:=BITAND(BITLSHIFT([.A9]; 3); 224)" office:value-type="float" office:value="32" calcext:value-type="float">
            <text:p>32</text:p>
          </table:table-cell>
          <table:table-cell table:style-name="ce1" table:formula="of:=BITAND(BITRSHIFT([.A9]; 3); 31)" office:value-type="float" office:value="0" calcext:value-type="float">
            <text:p>0</text:p>
          </table:table-cell>
          <table:table-cell table:style-name="ce1" table:formula="of:=BITOR([.C9];[.D9])" office:value-type="float" office:value="0" calcext:value-type="float">
            <text:p>0</text:p>
          </table:table-cell>
          <table:table-cell table:style-name="ce1" table:formula="of:=BITOR([.E9];[.F9])" office:value-type="float" office:value="32" calcext:value-type="float">
            <text:p>32</text:p>
          </table:table-cell>
          <table:table-cell table:style-name="ce2" table:formula="of:=CONCATENATE(&quot;0x&quot;;DEC2HEX([.G9];2);DEC2HEX([.H9];2))" office:value-type="string" office:string-value="0x0020" calcext:value-type="string">
            <text:p>0x0020</text:p>
          </table:table-cell>
          <table:table-cell table:style-name="ce2" table:formula="of:=CONCATENATE(&quot;0x&quot;;DEC2HEX([.H9];2);DEC2HEX([.G9];2))" office:value-type="string" office:string-value="0x2000" calcext:value-type="string">
            <text:p>0x2000</text:p>
          </table:table-cell>
          <table:table-cell table:formula="of:=CONCATENATE(&quot;case &quot;;[.A9];&quot;: return &quot;;[.I9];&quot;;&quot;)" office:value-type="string" office:string-value="case 7: return 0x0020;" calcext:value-type="string">
            <text:p>case 7: return 0x0020;</text:p>
          </table:table-cell>
          <table:table-cell table:formula="of:=CONCATENATE([.I9];&quot;,&quot;)" office:value-type="string" office:string-value="0x0020," calcext:value-type="string">
            <text:p>0x0020,</text:p>
          </table:table-cell>
          <table:table-cell table:style-name="ce2" table:formula="of:=CONCATENATE(&quot;0x&quot;;DEC2HEX([.G9];2);&quot;,&quot;)" office:value-type="string" office:string-value="0x00," calcext:value-type="string">
            <text:p>0x00,</text:p>
          </table:table-cell>
          <table:table-cell table:style-name="ce2" table:formula="of:=CONCATENATE(&quot;0x&quot;;DEC2HEX([.H9];2);&quot;,&quot;)" office:value-type="string" office:string-value="0x20," calcext:value-type="string">
            <text:p>0x20,</text:p>
          </table:table-cell>
          <table:table-cell table:formula="of:=BITOR(BITLSHIFT(BITAND([.A9];1);7);BITOR(BITLSHIFT(BITAND([.A9];2);5);BITOR(BITLSHIFT(BITAND([.A9];4);3);BITOR(BITLSHIFT(BITAND([.A9];8);1);BITOR(BITRSHIFT(BITAND([.A9];16);1);BITOR(BITRSHIFT(BITAND([.A9];32);3);BITOR(BITRSHIFT(BITAND([.A9];64);5);BITRSHIFT(BITAND([.A9];128);7))))))))" office:value-type="float" office:value="224" calcext:value-type="float">
            <text:p>224</text:p>
          </table:table-cell>
          <table:table-cell table:formula="of:=CONCATENATE([.O9];&quot;,&quot;)" office:value-type="string" office:string-value="224," calcext:value-type="string">
            <text:p>224,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0xE7,</text:p>
          </table:table-cell>
          <table:table-cell table:style-name="ce2" office:value-type="string" calcext:value-type="string">
            <text:p>0x1C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10])" office:value-type="string" office:string-value="8" calcext:value-type="string">
            <text:p>8</text:p>
          </table:table-cell>
          <table:table-cell table:style-name="ce1" table:formula="of:=BITAND([.A10]; 248)" office:value-type="float" office:value="8" calcext:value-type="float">
            <text:p>8</text:p>
          </table:table-cell>
          <table:table-cell table:style-name="ce1" table:formula="of:=BITRSHIFT([.A10]; 5)" office:value-type="float" office:value="0" calcext:value-type="float">
            <text:p>0</text:p>
          </table:table-cell>
          <table:table-cell table:style-name="ce1" table:formula="of:=BITAND(BITLSHIFT([.A10]; 3); 224)" office:value-type="float" office:value="64" calcext:value-type="float">
            <text:p>64</text:p>
          </table:table-cell>
          <table:table-cell table:style-name="ce1" table:formula="of:=BITAND(BITRSHIFT([.A10]; 3); 31)" office:value-type="float" office:value="1" calcext:value-type="float">
            <text:p>1</text:p>
          </table:table-cell>
          <table:table-cell table:style-name="ce1" table:formula="of:=BITOR([.C10];[.D10])" office:value-type="float" office:value="8" calcext:value-type="float">
            <text:p>8</text:p>
          </table:table-cell>
          <table:table-cell table:style-name="ce1" table:formula="of:=BITOR([.E10];[.F10])" office:value-type="float" office:value="65" calcext:value-type="float">
            <text:p>65</text:p>
          </table:table-cell>
          <table:table-cell table:style-name="ce2" table:formula="of:=CONCATENATE(&quot;0x&quot;;DEC2HEX([.G10];2);DEC2HEX([.H10];2))" office:value-type="string" office:string-value="0x0841" calcext:value-type="string">
            <text:p>0x0841</text:p>
          </table:table-cell>
          <table:table-cell table:style-name="ce2" table:formula="of:=CONCATENATE(&quot;0x&quot;;DEC2HEX([.H10];2);DEC2HEX([.G10];2))" office:value-type="string" office:string-value="0x4108" calcext:value-type="string">
            <text:p>0x4108</text:p>
          </table:table-cell>
          <table:table-cell table:formula="of:=CONCATENATE(&quot;case &quot;;[.A10];&quot;: return &quot;;[.I10];&quot;;&quot;)" office:value-type="string" office:string-value="case 8: return 0x0841;" calcext:value-type="string">
            <text:p>case 8: return 0x0841;</text:p>
          </table:table-cell>
          <table:table-cell table:formula="of:=CONCATENATE([.I10];&quot;,&quot;)" office:value-type="string" office:string-value="0x0841," calcext:value-type="string">
            <text:p>0x0841,</text:p>
          </table:table-cell>
          <table:table-cell table:style-name="ce2" table:formula="of:=CONCATENATE(&quot;0x&quot;;DEC2HEX([.G10];2);&quot;,&quot;)" office:value-type="string" office:string-value="0x08," calcext:value-type="string">
            <text:p>0x08,</text:p>
          </table:table-cell>
          <table:table-cell table:style-name="ce2" table:formula="of:=CONCATENATE(&quot;0x&quot;;DEC2HEX([.H10];2);&quot;,&quot;)" office:value-type="string" office:string-value="0x41," calcext:value-type="string">
            <text:p>0x41,</text:p>
          </table:table-cell>
          <table:table-cell table:formula="of:=BITOR(BITLSHIFT(BITAND([.A10];1);7);BITOR(BITLSHIFT(BITAND([.A10];2);5);BITOR(BITLSHIFT(BITAND([.A10];4);3);BITOR(BITLSHIFT(BITAND([.A10];8);1);BITOR(BITRSHIFT(BITAND([.A10];16);1);BITOR(BITRSHIFT(BITAND([.A10];32);3);BITOR(BITRSHIFT(BITAND([.A10];64);5);BITRSHIFT(BITAND([.A10];128);7))))))))" office:value-type="float" office:value="16" calcext:value-type="float">
            <text:p>16</text:p>
          </table:table-cell>
          <table:table-cell table:formula="of:=CONCATENATE([.O10];&quot;,&quot;)" office:value-type="string" office:string-value="16," calcext:value-type="string">
            <text:p>16,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0x10,</text:p>
          </table:table-cell>
          <table:table-cell table:style-name="ce2" office:value-type="string" calcext:value-type="string">
            <text:p>0x82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1])" office:value-type="string" office:string-value="9" calcext:value-type="string">
            <text:p>9</text:p>
          </table:table-cell>
          <table:table-cell table:style-name="ce1" table:formula="of:=BITAND([.A11]; 248)" office:value-type="float" office:value="8" calcext:value-type="float">
            <text:p>8</text:p>
          </table:table-cell>
          <table:table-cell table:style-name="ce1" table:formula="of:=BITRSHIFT([.A11]; 5)" office:value-type="float" office:value="0" calcext:value-type="float">
            <text:p>0</text:p>
          </table:table-cell>
          <table:table-cell table:style-name="ce1" table:formula="of:=BITAND(BITLSHIFT([.A11]; 3); 224)" office:value-type="float" office:value="64" calcext:value-type="float">
            <text:p>64</text:p>
          </table:table-cell>
          <table:table-cell table:style-name="ce1" table:formula="of:=BITAND(BITRSHIFT([.A11]; 3); 31)" office:value-type="float" office:value="1" calcext:value-type="float">
            <text:p>1</text:p>
          </table:table-cell>
          <table:table-cell table:style-name="ce1" table:formula="of:=BITOR([.C11];[.D11])" office:value-type="float" office:value="8" calcext:value-type="float">
            <text:p>8</text:p>
          </table:table-cell>
          <table:table-cell table:style-name="ce1" table:formula="of:=BITOR([.E11];[.F11])" office:value-type="float" office:value="65" calcext:value-type="float">
            <text:p>65</text:p>
          </table:table-cell>
          <table:table-cell table:style-name="ce2" table:formula="of:=CONCATENATE(&quot;0x&quot;;DEC2HEX([.G11];2);DEC2HEX([.H11];2))" office:value-type="string" office:string-value="0x0841" calcext:value-type="string">
            <text:p>0x0841</text:p>
          </table:table-cell>
          <table:table-cell table:style-name="ce2" table:formula="of:=CONCATENATE(&quot;0x&quot;;DEC2HEX([.H11];2);DEC2HEX([.G11];2))" office:value-type="string" office:string-value="0x4108" calcext:value-type="string">
            <text:p>0x4108</text:p>
          </table:table-cell>
          <table:table-cell table:formula="of:=CONCATENATE(&quot;case &quot;;[.A11];&quot;: return &quot;;[.I11];&quot;;&quot;)" office:value-type="string" office:string-value="case 9: return 0x0841;" calcext:value-type="string">
            <text:p>case 9: return 0x0841;</text:p>
          </table:table-cell>
          <table:table-cell table:formula="of:=CONCATENATE([.I11];&quot;,&quot;)" office:value-type="string" office:string-value="0x0841," calcext:value-type="string">
            <text:p>0x0841,</text:p>
          </table:table-cell>
          <table:table-cell table:style-name="ce2" table:formula="of:=CONCATENATE(&quot;0x&quot;;DEC2HEX([.G11];2);&quot;,&quot;)" office:value-type="string" office:string-value="0x08," calcext:value-type="string">
            <text:p>0x08,</text:p>
          </table:table-cell>
          <table:table-cell table:style-name="ce2" table:formula="of:=CONCATENATE(&quot;0x&quot;;DEC2HEX([.H11];2);&quot;,&quot;)" office:value-type="string" office:string-value="0x41," calcext:value-type="string">
            <text:p>0x41,</text:p>
          </table:table-cell>
          <table:table-cell table:formula="of:=BITOR(BITLSHIFT(BITAND([.A11];1);7);BITOR(BITLSHIFT(BITAND([.A11];2);5);BITOR(BITLSHIFT(BITAND([.A11];4);3);BITOR(BITLSHIFT(BITAND([.A11];8);1);BITOR(BITRSHIFT(BITAND([.A11];16);1);BITOR(BITRSHIFT(BITAND([.A11];32);3);BITOR(BITRSHIFT(BITAND([.A11];64);5);BITRSHIFT(BITAND([.A11];128);7))))))))" office:value-type="float" office:value="144" calcext:value-type="float">
            <text:p>144</text:p>
          </table:table-cell>
          <table:table-cell table:formula="of:=CONCATENATE([.O11];&quot;,&quot;)" office:value-type="string" office:string-value="144," calcext:value-type="string">
            <text:p>144,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0x94,</text:p>
          </table:table-cell>
          <table:table-cell table:style-name="ce2" office:value-type="string" calcext:value-type="string">
            <text:p>0x92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2])" office:value-type="string" office:string-value="A" calcext:value-type="string">
            <text:p>A</text:p>
          </table:table-cell>
          <table:table-cell table:style-name="ce1" table:formula="of:=BITAND([.A12]; 248)" office:value-type="float" office:value="8" calcext:value-type="float">
            <text:p>8</text:p>
          </table:table-cell>
          <table:table-cell table:style-name="ce1" table:formula="of:=BITRSHIFT([.A12]; 5)" office:value-type="float" office:value="0" calcext:value-type="float">
            <text:p>0</text:p>
          </table:table-cell>
          <table:table-cell table:style-name="ce1" table:formula="of:=BITAND(BITLSHIFT([.A12]; 3); 224)" office:value-type="float" office:value="64" calcext:value-type="float">
            <text:p>64</text:p>
          </table:table-cell>
          <table:table-cell table:style-name="ce1" table:formula="of:=BITAND(BITRSHIFT([.A12]; 3); 31)" office:value-type="float" office:value="1" calcext:value-type="float">
            <text:p>1</text:p>
          </table:table-cell>
          <table:table-cell table:style-name="ce1" table:formula="of:=BITOR([.C12];[.D12])" office:value-type="float" office:value="8" calcext:value-type="float">
            <text:p>8</text:p>
          </table:table-cell>
          <table:table-cell table:style-name="ce1" table:formula="of:=BITOR([.E12];[.F12])" office:value-type="float" office:value="65" calcext:value-type="float">
            <text:p>65</text:p>
          </table:table-cell>
          <table:table-cell table:style-name="ce2" table:formula="of:=CONCATENATE(&quot;0x&quot;;DEC2HEX([.G12];2);DEC2HEX([.H12];2))" office:value-type="string" office:string-value="0x0841" calcext:value-type="string">
            <text:p>0x0841</text:p>
          </table:table-cell>
          <table:table-cell table:style-name="ce2" table:formula="of:=CONCATENATE(&quot;0x&quot;;DEC2HEX([.H12];2);DEC2HEX([.G12];2))" office:value-type="string" office:string-value="0x4108" calcext:value-type="string">
            <text:p>0x4108</text:p>
          </table:table-cell>
          <table:table-cell table:formula="of:=CONCATENATE(&quot;case &quot;;[.A12];&quot;: return &quot;;[.I12];&quot;;&quot;)" office:value-type="string" office:string-value="case 10: return 0x0841;" calcext:value-type="string">
            <text:p>case 10: return 0x0841;</text:p>
          </table:table-cell>
          <table:table-cell table:formula="of:=CONCATENATE([.I12];&quot;,&quot;)" office:value-type="string" office:string-value="0x0841," calcext:value-type="string">
            <text:p>0x0841,</text:p>
          </table:table-cell>
          <table:table-cell table:style-name="ce2" table:formula="of:=CONCATENATE(&quot;0x&quot;;DEC2HEX([.G12];2);&quot;,&quot;)" office:value-type="string" office:string-value="0x08," calcext:value-type="string">
            <text:p>0x08,</text:p>
          </table:table-cell>
          <table:table-cell table:style-name="ce2" table:formula="of:=CONCATENATE(&quot;0x&quot;;DEC2HEX([.H12];2);&quot;,&quot;)" office:value-type="string" office:string-value="0x41," calcext:value-type="string">
            <text:p>0x41,</text:p>
          </table:table-cell>
          <table:table-cell table:formula="of:=BITOR(BITLSHIFT(BITAND([.A12];1);7);BITOR(BITLSHIFT(BITAND([.A12];2);5);BITOR(BITLSHIFT(BITAND([.A12];4);3);BITOR(BITLSHIFT(BITAND([.A12];8);1);BITOR(BITRSHIFT(BITAND([.A12];16);1);BITOR(BITRSHIFT(BITAND([.A12];32);3);BITOR(BITRSHIFT(BITAND([.A12];64);5);BITRSHIFT(BITAND([.A12];128);7))))))))" office:value-type="float" office:value="80" calcext:value-type="float">
            <text:p>80</text:p>
          </table:table-cell>
          <table:table-cell table:formula="of:=CONCATENATE([.O12];&quot;,&quot;)" office:value-type="string" office:string-value="80," calcext:value-type="string">
            <text:p>80,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0x52,</text:p>
          </table:table-cell>
          <table:table-cell table:style-name="ce2" office:value-type="string" calcext:value-type="string">
            <text:p>0x8A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3])" office:value-type="string" office:string-value="B" calcext:value-type="string">
            <text:p>B</text:p>
          </table:table-cell>
          <table:table-cell table:style-name="ce1" table:formula="of:=BITAND([.A13]; 248)" office:value-type="float" office:value="8" calcext:value-type="float">
            <text:p>8</text:p>
          </table:table-cell>
          <table:table-cell table:style-name="ce1" table:formula="of:=BITRSHIFT([.A13]; 5)" office:value-type="float" office:value="0" calcext:value-type="float">
            <text:p>0</text:p>
          </table:table-cell>
          <table:table-cell table:style-name="ce1" table:formula="of:=BITAND(BITLSHIFT([.A13]; 3); 224)" office:value-type="float" office:value="64" calcext:value-type="float">
            <text:p>64</text:p>
          </table:table-cell>
          <table:table-cell table:style-name="ce1" table:formula="of:=BITAND(BITRSHIFT([.A13]; 3); 31)" office:value-type="float" office:value="1" calcext:value-type="float">
            <text:p>1</text:p>
          </table:table-cell>
          <table:table-cell table:style-name="ce1" table:formula="of:=BITOR([.C13];[.D13])" office:value-type="float" office:value="8" calcext:value-type="float">
            <text:p>8</text:p>
          </table:table-cell>
          <table:table-cell table:style-name="ce1" table:formula="of:=BITOR([.E13];[.F13])" office:value-type="float" office:value="65" calcext:value-type="float">
            <text:p>65</text:p>
          </table:table-cell>
          <table:table-cell table:style-name="ce2" table:formula="of:=CONCATENATE(&quot;0x&quot;;DEC2HEX([.G13];2);DEC2HEX([.H13];2))" office:value-type="string" office:string-value="0x0841" calcext:value-type="string">
            <text:p>0x0841</text:p>
          </table:table-cell>
          <table:table-cell table:style-name="ce2" table:formula="of:=CONCATENATE(&quot;0x&quot;;DEC2HEX([.H13];2);DEC2HEX([.G13];2))" office:value-type="string" office:string-value="0x4108" calcext:value-type="string">
            <text:p>0x4108</text:p>
          </table:table-cell>
          <table:table-cell table:formula="of:=CONCATENATE(&quot;case &quot;;[.A13];&quot;: return &quot;;[.I13];&quot;;&quot;)" office:value-type="string" office:string-value="case 11: return 0x0841;" calcext:value-type="string">
            <text:p>case 11: return 0x0841;</text:p>
          </table:table-cell>
          <table:table-cell table:formula="of:=CONCATENATE([.I13];&quot;,&quot;)" office:value-type="string" office:string-value="0x0841," calcext:value-type="string">
            <text:p>0x0841,</text:p>
          </table:table-cell>
          <table:table-cell table:style-name="ce2" table:formula="of:=CONCATENATE(&quot;0x&quot;;DEC2HEX([.G13];2);&quot;,&quot;)" office:value-type="string" office:string-value="0x08," calcext:value-type="string">
            <text:p>0x08,</text:p>
          </table:table-cell>
          <table:table-cell table:style-name="ce2" table:formula="of:=CONCATENATE(&quot;0x&quot;;DEC2HEX([.H13];2);&quot;,&quot;)" office:value-type="string" office:string-value="0x41," calcext:value-type="string">
            <text:p>0x41,</text:p>
          </table:table-cell>
          <table:table-cell table:formula="of:=BITOR(BITLSHIFT(BITAND([.A13];1);7);BITOR(BITLSHIFT(BITAND([.A13];2);5);BITOR(BITLSHIFT(BITAND([.A13];4);3);BITOR(BITLSHIFT(BITAND([.A13];8);1);BITOR(BITRSHIFT(BITAND([.A13];16);1);BITOR(BITRSHIFT(BITAND([.A13];32);3);BITOR(BITRSHIFT(BITAND([.A13];64);5);BITRSHIFT(BITAND([.A13];128);7))))))))" office:value-type="float" office:value="208" calcext:value-type="float">
            <text:p>208</text:p>
          </table:table-cell>
          <table:table-cell table:formula="of:=CONCATENATE([.O13];&quot;,&quot;)" office:value-type="string" office:string-value="208," calcext:value-type="string">
            <text:p>208,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0xD6,</text:p>
          </table:table-cell>
          <table:table-cell table:style-name="ce2" office:value-type="string" calcext:value-type="string">
            <text:p>0x9A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4])" office:value-type="string" office:string-value="C" calcext:value-type="string">
            <text:p>C</text:p>
          </table:table-cell>
          <table:table-cell table:style-name="ce1" table:formula="of:=BITAND([.A14]; 248)" office:value-type="float" office:value="8" calcext:value-type="float">
            <text:p>8</text:p>
          </table:table-cell>
          <table:table-cell table:style-name="ce1" table:formula="of:=BITRSHIFT([.A14]; 5)" office:value-type="float" office:value="0" calcext:value-type="float">
            <text:p>0</text:p>
          </table:table-cell>
          <table:table-cell table:style-name="ce1" table:formula="of:=BITAND(BITLSHIFT([.A14]; 3); 224)" office:value-type="float" office:value="96" calcext:value-type="float">
            <text:p>96</text:p>
          </table:table-cell>
          <table:table-cell table:style-name="ce1" table:formula="of:=BITAND(BITRSHIFT([.A14]; 3); 31)" office:value-type="float" office:value="1" calcext:value-type="float">
            <text:p>1</text:p>
          </table:table-cell>
          <table:table-cell table:style-name="ce1" table:formula="of:=BITOR([.C14];[.D14])" office:value-type="float" office:value="8" calcext:value-type="float">
            <text:p>8</text:p>
          </table:table-cell>
          <table:table-cell table:style-name="ce1" table:formula="of:=BITOR([.E14];[.F14])" office:value-type="float" office:value="97" calcext:value-type="float">
            <text:p>97</text:p>
          </table:table-cell>
          <table:table-cell table:style-name="ce2" table:formula="of:=CONCATENATE(&quot;0x&quot;;DEC2HEX([.G14];2);DEC2HEX([.H14];2))" office:value-type="string" office:string-value="0x0861" calcext:value-type="string">
            <text:p>0x0861</text:p>
          </table:table-cell>
          <table:table-cell table:style-name="ce2" table:formula="of:=CONCATENATE(&quot;0x&quot;;DEC2HEX([.H14];2);DEC2HEX([.G14];2))" office:value-type="string" office:string-value="0x6108" calcext:value-type="string">
            <text:p>0x6108</text:p>
          </table:table-cell>
          <table:table-cell table:formula="of:=CONCATENATE(&quot;case &quot;;[.A14];&quot;: return &quot;;[.I14];&quot;;&quot;)" office:value-type="string" office:string-value="case 12: return 0x0861;" calcext:value-type="string">
            <text:p>case 12: return 0x0861;</text:p>
          </table:table-cell>
          <table:table-cell table:formula="of:=CONCATENATE([.I14];&quot;,&quot;)" office:value-type="string" office:string-value="0x0861," calcext:value-type="string">
            <text:p>0x0861,</text:p>
          </table:table-cell>
          <table:table-cell table:style-name="ce2" table:formula="of:=CONCATENATE(&quot;0x&quot;;DEC2HEX([.G14];2);&quot;,&quot;)" office:value-type="string" office:string-value="0x08," calcext:value-type="string">
            <text:p>0x08,</text:p>
          </table:table-cell>
          <table:table-cell table:style-name="ce2" table:formula="of:=CONCATENATE(&quot;0x&quot;;DEC2HEX([.H14];2);&quot;,&quot;)" office:value-type="string" office:string-value="0x61," calcext:value-type="string">
            <text:p>0x61,</text:p>
          </table:table-cell>
          <table:table-cell table:formula="of:=BITOR(BITLSHIFT(BITAND([.A14];1);7);BITOR(BITLSHIFT(BITAND([.A14];2);5);BITOR(BITLSHIFT(BITAND([.A14];4);3);BITOR(BITLSHIFT(BITAND([.A14];8);1);BITOR(BITRSHIFT(BITAND([.A14];16);1);BITOR(BITRSHIFT(BITAND([.A14];32);3);BITOR(BITRSHIFT(BITAND([.A14];64);5);BITRSHIFT(BITAND([.A14];128);7))))))))" office:value-type="float" office:value="48" calcext:value-type="float">
            <text:p>48</text:p>
          </table:table-cell>
          <table:table-cell table:formula="of:=CONCATENATE([.O14];&quot;,&quot;)" office:value-type="string" office:string-value="48," calcext:value-type="string">
            <text:p>48,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0x31,</text:p>
          </table:table-cell>
          <table:table-cell table:style-name="ce2" office:value-type="string" calcext:value-type="string">
            <text:p>0x86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5])" office:value-type="string" office:string-value="D" calcext:value-type="string">
            <text:p>D</text:p>
          </table:table-cell>
          <table:table-cell table:style-name="ce1" table:formula="of:=BITAND([.A15]; 248)" office:value-type="float" office:value="8" calcext:value-type="float">
            <text:p>8</text:p>
          </table:table-cell>
          <table:table-cell table:style-name="ce1" table:formula="of:=BITRSHIFT([.A15]; 5)" office:value-type="float" office:value="0" calcext:value-type="float">
            <text:p>0</text:p>
          </table:table-cell>
          <table:table-cell table:style-name="ce1" table:formula="of:=BITAND(BITLSHIFT([.A15]; 3); 224)" office:value-type="float" office:value="96" calcext:value-type="float">
            <text:p>96</text:p>
          </table:table-cell>
          <table:table-cell table:style-name="ce1" table:formula="of:=BITAND(BITRSHIFT([.A15]; 3); 31)" office:value-type="float" office:value="1" calcext:value-type="float">
            <text:p>1</text:p>
          </table:table-cell>
          <table:table-cell table:style-name="ce1" table:formula="of:=BITOR([.C15];[.D15])" office:value-type="float" office:value="8" calcext:value-type="float">
            <text:p>8</text:p>
          </table:table-cell>
          <table:table-cell table:style-name="ce1" table:formula="of:=BITOR([.E15];[.F15])" office:value-type="float" office:value="97" calcext:value-type="float">
            <text:p>97</text:p>
          </table:table-cell>
          <table:table-cell table:style-name="ce2" table:formula="of:=CONCATENATE(&quot;0x&quot;;DEC2HEX([.G15];2);DEC2HEX([.H15];2))" office:value-type="string" office:string-value="0x0861" calcext:value-type="string">
            <text:p>0x0861</text:p>
          </table:table-cell>
          <table:table-cell table:style-name="ce2" table:formula="of:=CONCATENATE(&quot;0x&quot;;DEC2HEX([.H15];2);DEC2HEX([.G15];2))" office:value-type="string" office:string-value="0x6108" calcext:value-type="string">
            <text:p>0x6108</text:p>
          </table:table-cell>
          <table:table-cell table:formula="of:=CONCATENATE(&quot;case &quot;;[.A15];&quot;: return &quot;;[.I15];&quot;;&quot;)" office:value-type="string" office:string-value="case 13: return 0x0861;" calcext:value-type="string">
            <text:p>case 13: return 0x0861;</text:p>
          </table:table-cell>
          <table:table-cell table:formula="of:=CONCATENATE([.I15];&quot;,&quot;)" office:value-type="string" office:string-value="0x0861," calcext:value-type="string">
            <text:p>0x0861,</text:p>
          </table:table-cell>
          <table:table-cell table:style-name="ce2" table:formula="of:=CONCATENATE(&quot;0x&quot;;DEC2HEX([.G15];2);&quot;,&quot;)" office:value-type="string" office:string-value="0x08," calcext:value-type="string">
            <text:p>0x08,</text:p>
          </table:table-cell>
          <table:table-cell table:style-name="ce2" table:formula="of:=CONCATENATE(&quot;0x&quot;;DEC2HEX([.H15];2);&quot;,&quot;)" office:value-type="string" office:string-value="0x61," calcext:value-type="string">
            <text:p>0x61,</text:p>
          </table:table-cell>
          <table:table-cell table:formula="of:=BITOR(BITLSHIFT(BITAND([.A15];1);7);BITOR(BITLSHIFT(BITAND([.A15];2);5);BITOR(BITLSHIFT(BITAND([.A15];4);3);BITOR(BITLSHIFT(BITAND([.A15];8);1);BITOR(BITRSHIFT(BITAND([.A15];16);1);BITOR(BITRSHIFT(BITAND([.A15];32);3);BITOR(BITRSHIFT(BITAND([.A15];64);5);BITRSHIFT(BITAND([.A15];128);7))))))))" office:value-type="float" office:value="176" calcext:value-type="float">
            <text:p>176</text:p>
          </table:table-cell>
          <table:table-cell table:formula="of:=CONCATENATE([.O15];&quot;,&quot;)" office:value-type="string" office:string-value="176," calcext:value-type="string">
            <text:p>176,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0xB5,</text:p>
          </table:table-cell>
          <table:table-cell table:style-name="ce2" office:value-type="string" calcext:value-type="string">
            <text:p>0x96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6])" office:value-type="string" office:string-value="E" calcext:value-type="string">
            <text:p>E</text:p>
          </table:table-cell>
          <table:table-cell table:style-name="ce1" table:formula="of:=BITAND([.A16]; 248)" office:value-type="float" office:value="8" calcext:value-type="float">
            <text:p>8</text:p>
          </table:table-cell>
          <table:table-cell table:style-name="ce1" table:formula="of:=BITRSHIFT([.A16]; 5)" office:value-type="float" office:value="0" calcext:value-type="float">
            <text:p>0</text:p>
          </table:table-cell>
          <table:table-cell table:style-name="ce1" table:formula="of:=BITAND(BITLSHIFT([.A16]; 3); 224)" office:value-type="float" office:value="96" calcext:value-type="float">
            <text:p>96</text:p>
          </table:table-cell>
          <table:table-cell table:style-name="ce1" table:formula="of:=BITAND(BITRSHIFT([.A16]; 3); 31)" office:value-type="float" office:value="1" calcext:value-type="float">
            <text:p>1</text:p>
          </table:table-cell>
          <table:table-cell table:style-name="ce1" table:formula="of:=BITOR([.C16];[.D16])" office:value-type="float" office:value="8" calcext:value-type="float">
            <text:p>8</text:p>
          </table:table-cell>
          <table:table-cell table:style-name="ce1" table:formula="of:=BITOR([.E16];[.F16])" office:value-type="float" office:value="97" calcext:value-type="float">
            <text:p>97</text:p>
          </table:table-cell>
          <table:table-cell table:style-name="ce2" table:formula="of:=CONCATENATE(&quot;0x&quot;;DEC2HEX([.G16];2);DEC2HEX([.H16];2))" office:value-type="string" office:string-value="0x0861" calcext:value-type="string">
            <text:p>0x0861</text:p>
          </table:table-cell>
          <table:table-cell table:style-name="ce2" table:formula="of:=CONCATENATE(&quot;0x&quot;;DEC2HEX([.H16];2);DEC2HEX([.G16];2))" office:value-type="string" office:string-value="0x6108" calcext:value-type="string">
            <text:p>0x6108</text:p>
          </table:table-cell>
          <table:table-cell table:formula="of:=CONCATENATE(&quot;case &quot;;[.A16];&quot;: return &quot;;[.I16];&quot;;&quot;)" office:value-type="string" office:string-value="case 14: return 0x0861;" calcext:value-type="string">
            <text:p>case 14: return 0x0861;</text:p>
          </table:table-cell>
          <table:table-cell table:formula="of:=CONCATENATE([.I16];&quot;,&quot;)" office:value-type="string" office:string-value="0x0861," calcext:value-type="string">
            <text:p>0x0861,</text:p>
          </table:table-cell>
          <table:table-cell table:style-name="ce2" table:formula="of:=CONCATENATE(&quot;0x&quot;;DEC2HEX([.G16];2);&quot;,&quot;)" office:value-type="string" office:string-value="0x08," calcext:value-type="string">
            <text:p>0x08,</text:p>
          </table:table-cell>
          <table:table-cell table:style-name="ce2" table:formula="of:=CONCATENATE(&quot;0x&quot;;DEC2HEX([.H16];2);&quot;,&quot;)" office:value-type="string" office:string-value="0x61," calcext:value-type="string">
            <text:p>0x61,</text:p>
          </table:table-cell>
          <table:table-cell table:formula="of:=BITOR(BITLSHIFT(BITAND([.A16];1);7);BITOR(BITLSHIFT(BITAND([.A16];2);5);BITOR(BITLSHIFT(BITAND([.A16];4);3);BITOR(BITLSHIFT(BITAND([.A16];8);1);BITOR(BITRSHIFT(BITAND([.A16];16);1);BITOR(BITRSHIFT(BITAND([.A16];32);3);BITOR(BITRSHIFT(BITAND([.A16];64);5);BITRSHIFT(BITAND([.A16];128);7))))))))" office:value-type="float" office:value="112" calcext:value-type="float">
            <text:p>112</text:p>
          </table:table-cell>
          <table:table-cell table:formula="of:=CONCATENATE([.O16];&quot;,&quot;)" office:value-type="string" office:string-value="112," calcext:value-type="string">
            <text:p>112,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0x73,</text:p>
          </table:table-cell>
          <table:table-cell table:style-name="ce2" office:value-type="string" calcext:value-type="string">
            <text:p>0x8E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7])" office:value-type="string" office:string-value="F" calcext:value-type="string">
            <text:p>F</text:p>
          </table:table-cell>
          <table:table-cell table:style-name="ce1" table:formula="of:=BITAND([.A17]; 248)" office:value-type="float" office:value="8" calcext:value-type="float">
            <text:p>8</text:p>
          </table:table-cell>
          <table:table-cell table:style-name="ce1" table:formula="of:=BITRSHIFT([.A17]; 5)" office:value-type="float" office:value="0" calcext:value-type="float">
            <text:p>0</text:p>
          </table:table-cell>
          <table:table-cell table:style-name="ce1" table:formula="of:=BITAND(BITLSHIFT([.A17]; 3); 224)" office:value-type="float" office:value="96" calcext:value-type="float">
            <text:p>96</text:p>
          </table:table-cell>
          <table:table-cell table:style-name="ce1" table:formula="of:=BITAND(BITRSHIFT([.A17]; 3); 31)" office:value-type="float" office:value="1" calcext:value-type="float">
            <text:p>1</text:p>
          </table:table-cell>
          <table:table-cell table:style-name="ce1" table:formula="of:=BITOR([.C17];[.D17])" office:value-type="float" office:value="8" calcext:value-type="float">
            <text:p>8</text:p>
          </table:table-cell>
          <table:table-cell table:style-name="ce1" table:formula="of:=BITOR([.E17];[.F17])" office:value-type="float" office:value="97" calcext:value-type="float">
            <text:p>97</text:p>
          </table:table-cell>
          <table:table-cell table:style-name="ce2" table:formula="of:=CONCATENATE(&quot;0x&quot;;DEC2HEX([.G17];2);DEC2HEX([.H17];2))" office:value-type="string" office:string-value="0x0861" calcext:value-type="string">
            <text:p>0x0861</text:p>
          </table:table-cell>
          <table:table-cell table:style-name="ce2" table:formula="of:=CONCATENATE(&quot;0x&quot;;DEC2HEX([.H17];2);DEC2HEX([.G17];2))" office:value-type="string" office:string-value="0x6108" calcext:value-type="string">
            <text:p>0x6108</text:p>
          </table:table-cell>
          <table:table-cell table:formula="of:=CONCATENATE(&quot;case &quot;;[.A17];&quot;: return &quot;;[.I17];&quot;;&quot;)" office:value-type="string" office:string-value="case 15: return 0x0861;" calcext:value-type="string">
            <text:p>case 15: return 0x0861;</text:p>
          </table:table-cell>
          <table:table-cell table:formula="of:=CONCATENATE([.I17];&quot;,&quot;)" office:value-type="string" office:string-value="0x0861," calcext:value-type="string">
            <text:p>0x0861,</text:p>
          </table:table-cell>
          <table:table-cell table:style-name="ce2" table:formula="of:=CONCATENATE(&quot;0x&quot;;DEC2HEX([.G17];2);&quot;,&quot;)" office:value-type="string" office:string-value="0x08," calcext:value-type="string">
            <text:p>0x08,</text:p>
          </table:table-cell>
          <table:table-cell table:style-name="ce2" table:formula="of:=CONCATENATE(&quot;0x&quot;;DEC2HEX([.H17];2);&quot;,&quot;)" office:value-type="string" office:string-value="0x61," calcext:value-type="string">
            <text:p>0x61,</text:p>
          </table:table-cell>
          <table:table-cell table:formula="of:=BITOR(BITLSHIFT(BITAND([.A17];1);7);BITOR(BITLSHIFT(BITAND([.A17];2);5);BITOR(BITLSHIFT(BITAND([.A17];4);3);BITOR(BITLSHIFT(BITAND([.A17];8);1);BITOR(BITRSHIFT(BITAND([.A17];16);1);BITOR(BITRSHIFT(BITAND([.A17];32);3);BITOR(BITRSHIFT(BITAND([.A17];64);5);BITRSHIFT(BITAND([.A17];128);7))))))))" office:value-type="float" office:value="240" calcext:value-type="float">
            <text:p>240</text:p>
          </table:table-cell>
          <table:table-cell table:formula="of:=CONCATENATE([.O17];&quot;,&quot;)" office:value-type="string" office:string-value="240," calcext:value-type="string">
            <text:p>240,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0xF7,</text:p>
          </table:table-cell>
          <table:table-cell table:style-name="ce2" office:value-type="string" calcext:value-type="string">
            <text:p>0x9E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8])" office:value-type="string" office:string-value="10" calcext:value-type="string">
            <text:p>10</text:p>
          </table:table-cell>
          <table:table-cell table:style-name="ce1" table:formula="of:=BITAND([.A18]; 248)" office:value-type="float" office:value="16" calcext:value-type="float">
            <text:p>16</text:p>
          </table:table-cell>
          <table:table-cell table:style-name="ce1" table:formula="of:=BITRSHIFT([.A18]; 5)" office:value-type="float" office:value="0" calcext:value-type="float">
            <text:p>0</text:p>
          </table:table-cell>
          <table:table-cell table:style-name="ce1" table:formula="of:=BITAND(BITLSHIFT([.A18]; 3); 224)" office:value-type="float" office:value="128" calcext:value-type="float">
            <text:p>128</text:p>
          </table:table-cell>
          <table:table-cell table:style-name="ce1" table:formula="of:=BITAND(BITRSHIFT([.A18]; 3); 31)" office:value-type="float" office:value="2" calcext:value-type="float">
            <text:p>2</text:p>
          </table:table-cell>
          <table:table-cell table:style-name="ce1" table:formula="of:=BITOR([.C18];[.D18])" office:value-type="float" office:value="16" calcext:value-type="float">
            <text:p>16</text:p>
          </table:table-cell>
          <table:table-cell table:style-name="ce1" table:formula="of:=BITOR([.E18];[.F18])" office:value-type="float" office:value="130" calcext:value-type="float">
            <text:p>130</text:p>
          </table:table-cell>
          <table:table-cell table:style-name="ce2" table:formula="of:=CONCATENATE(&quot;0x&quot;;DEC2HEX([.G18];2);DEC2HEX([.H18];2))" office:value-type="string" office:string-value="0x1082" calcext:value-type="string">
            <text:p>0x1082</text:p>
          </table:table-cell>
          <table:table-cell table:style-name="ce2" table:formula="of:=CONCATENATE(&quot;0x&quot;;DEC2HEX([.H18];2);DEC2HEX([.G18];2))" office:value-type="string" office:string-value="0x8210" calcext:value-type="string">
            <text:p>0x8210</text:p>
          </table:table-cell>
          <table:table-cell table:formula="of:=CONCATENATE(&quot;case &quot;;[.A18];&quot;: return &quot;;[.I18];&quot;;&quot;)" office:value-type="string" office:string-value="case 16: return 0x1082;" calcext:value-type="string">
            <text:p>case 16: return 0x1082;</text:p>
          </table:table-cell>
          <table:table-cell table:formula="of:=CONCATENATE([.I18];&quot;,&quot;)" office:value-type="string" office:string-value="0x1082," calcext:value-type="string">
            <text:p>0x1082,</text:p>
          </table:table-cell>
          <table:table-cell table:style-name="ce2" table:formula="of:=CONCATENATE(&quot;0x&quot;;DEC2HEX([.G18];2);&quot;,&quot;)" office:value-type="string" office:string-value="0x10," calcext:value-type="string">
            <text:p>0x10,</text:p>
          </table:table-cell>
          <table:table-cell table:style-name="ce2" table:formula="of:=CONCATENATE(&quot;0x&quot;;DEC2HEX([.H18];2);&quot;,&quot;)" office:value-type="string" office:string-value="0x82," calcext:value-type="string">
            <text:p>0x82,</text:p>
          </table:table-cell>
          <table:table-cell table:formula="of:=BITOR(BITLSHIFT(BITAND([.A18];1);7);BITOR(BITLSHIFT(BITAND([.A18];2);5);BITOR(BITLSHIFT(BITAND([.A18];4);3);BITOR(BITLSHIFT(BITAND([.A18];8);1);BITOR(BITRSHIFT(BITAND([.A18];16);1);BITOR(BITRSHIFT(BITAND([.A18];32);3);BITOR(BITRSHIFT(BITAND([.A18];64);5);BITRSHIFT(BITAND([.A18];128);7))))))))" office:value-type="float" office:value="8" calcext:value-type="float">
            <text:p>8</text:p>
          </table:table-cell>
          <table:table-cell table:formula="of:=CONCATENATE([.O18];&quot;,&quot;)" office:value-type="string" office:string-value="8," calcext:value-type="string">
            <text:p>8,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0x08,</text:p>
          </table:table-cell>
          <table:table-cell table:style-name="ce2" office:value-type="string" calcext:value-type="string">
            <text:p>0x41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9])" office:value-type="string" office:string-value="11" calcext:value-type="string">
            <text:p>11</text:p>
          </table:table-cell>
          <table:table-cell table:style-name="ce1" table:formula="of:=BITAND([.A19]; 248)" office:value-type="float" office:value="16" calcext:value-type="float">
            <text:p>16</text:p>
          </table:table-cell>
          <table:table-cell table:style-name="ce1" table:formula="of:=BITRSHIFT([.A19]; 5)" office:value-type="float" office:value="0" calcext:value-type="float">
            <text:p>0</text:p>
          </table:table-cell>
          <table:table-cell table:style-name="ce1" table:formula="of:=BITAND(BITLSHIFT([.A19]; 3); 224)" office:value-type="float" office:value="128" calcext:value-type="float">
            <text:p>128</text:p>
          </table:table-cell>
          <table:table-cell table:style-name="ce1" table:formula="of:=BITAND(BITRSHIFT([.A19]; 3); 31)" office:value-type="float" office:value="2" calcext:value-type="float">
            <text:p>2</text:p>
          </table:table-cell>
          <table:table-cell table:style-name="ce1" table:formula="of:=BITOR([.C19];[.D19])" office:value-type="float" office:value="16" calcext:value-type="float">
            <text:p>16</text:p>
          </table:table-cell>
          <table:table-cell table:style-name="ce1" table:formula="of:=BITOR([.E19];[.F19])" office:value-type="float" office:value="130" calcext:value-type="float">
            <text:p>130</text:p>
          </table:table-cell>
          <table:table-cell table:style-name="ce2" table:formula="of:=CONCATENATE(&quot;0x&quot;;DEC2HEX([.G19];2);DEC2HEX([.H19];2))" office:value-type="string" office:string-value="0x1082" calcext:value-type="string">
            <text:p>0x1082</text:p>
          </table:table-cell>
          <table:table-cell table:style-name="ce2" table:formula="of:=CONCATENATE(&quot;0x&quot;;DEC2HEX([.H19];2);DEC2HEX([.G19];2))" office:value-type="string" office:string-value="0x8210" calcext:value-type="string">
            <text:p>0x8210</text:p>
          </table:table-cell>
          <table:table-cell table:formula="of:=CONCATENATE(&quot;case &quot;;[.A19];&quot;: return &quot;;[.I19];&quot;;&quot;)" office:value-type="string" office:string-value="case 17: return 0x1082;" calcext:value-type="string">
            <text:p>case 17: return 0x1082;</text:p>
          </table:table-cell>
          <table:table-cell table:formula="of:=CONCATENATE([.I19];&quot;,&quot;)" office:value-type="string" office:string-value="0x1082," calcext:value-type="string">
            <text:p>0x1082,</text:p>
          </table:table-cell>
          <table:table-cell table:style-name="ce2" table:formula="of:=CONCATENATE(&quot;0x&quot;;DEC2HEX([.G19];2);&quot;,&quot;)" office:value-type="string" office:string-value="0x10," calcext:value-type="string">
            <text:p>0x10,</text:p>
          </table:table-cell>
          <table:table-cell table:style-name="ce2" table:formula="of:=CONCATENATE(&quot;0x&quot;;DEC2HEX([.H19];2);&quot;,&quot;)" office:value-type="string" office:string-value="0x82," calcext:value-type="string">
            <text:p>0x82,</text:p>
          </table:table-cell>
          <table:table-cell table:formula="of:=BITOR(BITLSHIFT(BITAND([.A19];1);7);BITOR(BITLSHIFT(BITAND([.A19];2);5);BITOR(BITLSHIFT(BITAND([.A19];4);3);BITOR(BITLSHIFT(BITAND([.A19];8);1);BITOR(BITRSHIFT(BITAND([.A19];16);1);BITOR(BITRSHIFT(BITAND([.A19];32);3);BITOR(BITRSHIFT(BITAND([.A19];64);5);BITRSHIFT(BITAND([.A19];128);7))))))))" office:value-type="float" office:value="136" calcext:value-type="float">
            <text:p>136</text:p>
          </table:table-cell>
          <table:table-cell table:formula="of:=CONCATENATE([.O19];&quot;,&quot;)" office:value-type="string" office:string-value="136," calcext:value-type="string">
            <text:p>136,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0x8C,</text:p>
          </table:table-cell>
          <table:table-cell table:style-name="ce2" office:value-type="string" calcext:value-type="string">
            <text:p>0x51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20])" office:value-type="string" office:string-value="12" calcext:value-type="string">
            <text:p>12</text:p>
          </table:table-cell>
          <table:table-cell table:style-name="ce1" table:formula="of:=BITAND([.A20]; 248)" office:value-type="float" office:value="16" calcext:value-type="float">
            <text:p>16</text:p>
          </table:table-cell>
          <table:table-cell table:style-name="ce1" table:formula="of:=BITRSHIFT([.A20]; 5)" office:value-type="float" office:value="0" calcext:value-type="float">
            <text:p>0</text:p>
          </table:table-cell>
          <table:table-cell table:style-name="ce1" table:formula="of:=BITAND(BITLSHIFT([.A20]; 3); 224)" office:value-type="float" office:value="128" calcext:value-type="float">
            <text:p>128</text:p>
          </table:table-cell>
          <table:table-cell table:style-name="ce1" table:formula="of:=BITAND(BITRSHIFT([.A20]; 3); 31)" office:value-type="float" office:value="2" calcext:value-type="float">
            <text:p>2</text:p>
          </table:table-cell>
          <table:table-cell table:style-name="ce1" table:formula="of:=BITOR([.C20];[.D20])" office:value-type="float" office:value="16" calcext:value-type="float">
            <text:p>16</text:p>
          </table:table-cell>
          <table:table-cell table:style-name="ce1" table:formula="of:=BITOR([.E20];[.F20])" office:value-type="float" office:value="130" calcext:value-type="float">
            <text:p>130</text:p>
          </table:table-cell>
          <table:table-cell table:style-name="ce2" table:formula="of:=CONCATENATE(&quot;0x&quot;;DEC2HEX([.G20];2);DEC2HEX([.H20];2))" office:value-type="string" office:string-value="0x1082" calcext:value-type="string">
            <text:p>0x1082</text:p>
          </table:table-cell>
          <table:table-cell table:style-name="ce2" table:formula="of:=CONCATENATE(&quot;0x&quot;;DEC2HEX([.H20];2);DEC2HEX([.G20];2))" office:value-type="string" office:string-value="0x8210" calcext:value-type="string">
            <text:p>0x8210</text:p>
          </table:table-cell>
          <table:table-cell table:formula="of:=CONCATENATE(&quot;case &quot;;[.A20];&quot;: return &quot;;[.I20];&quot;;&quot;)" office:value-type="string" office:string-value="case 18: return 0x1082;" calcext:value-type="string">
            <text:p>case 18: return 0x1082;</text:p>
          </table:table-cell>
          <table:table-cell table:formula="of:=CONCATENATE([.I20];&quot;,&quot;)" office:value-type="string" office:string-value="0x1082," calcext:value-type="string">
            <text:p>0x1082,</text:p>
          </table:table-cell>
          <table:table-cell table:style-name="ce2" table:formula="of:=CONCATENATE(&quot;0x&quot;;DEC2HEX([.G20];2);&quot;,&quot;)" office:value-type="string" office:string-value="0x10," calcext:value-type="string">
            <text:p>0x10,</text:p>
          </table:table-cell>
          <table:table-cell table:style-name="ce2" table:formula="of:=CONCATENATE(&quot;0x&quot;;DEC2HEX([.H20];2);&quot;,&quot;)" office:value-type="string" office:string-value="0x82," calcext:value-type="string">
            <text:p>0x82,</text:p>
          </table:table-cell>
          <table:table-cell table:formula="of:=BITOR(BITLSHIFT(BITAND([.A20];1);7);BITOR(BITLSHIFT(BITAND([.A20];2);5);BITOR(BITLSHIFT(BITAND([.A20];4);3);BITOR(BITLSHIFT(BITAND([.A20];8);1);BITOR(BITRSHIFT(BITAND([.A20];16);1);BITOR(BITRSHIFT(BITAND([.A20];32);3);BITOR(BITRSHIFT(BITAND([.A20];64);5);BITRSHIFT(BITAND([.A20];128);7))))))))" office:value-type="float" office:value="72" calcext:value-type="float">
            <text:p>72</text:p>
          </table:table-cell>
          <table:table-cell table:formula="of:=CONCATENATE([.O20];&quot;,&quot;)" office:value-type="string" office:string-value="72," calcext:value-type="string">
            <text:p>72,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0x4A,</text:p>
          </table:table-cell>
          <table:table-cell table:style-name="ce2" office:value-type="string" calcext:value-type="string">
            <text:p>0x49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1])" office:value-type="string" office:string-value="13" calcext:value-type="string">
            <text:p>13</text:p>
          </table:table-cell>
          <table:table-cell table:style-name="ce1" table:formula="of:=BITAND([.A21]; 248)" office:value-type="float" office:value="16" calcext:value-type="float">
            <text:p>16</text:p>
          </table:table-cell>
          <table:table-cell table:style-name="ce1" table:formula="of:=BITRSHIFT([.A21]; 5)" office:value-type="float" office:value="0" calcext:value-type="float">
            <text:p>0</text:p>
          </table:table-cell>
          <table:table-cell table:style-name="ce1" table:formula="of:=BITAND(BITLSHIFT([.A21]; 3); 224)" office:value-type="float" office:value="128" calcext:value-type="float">
            <text:p>128</text:p>
          </table:table-cell>
          <table:table-cell table:style-name="ce1" table:formula="of:=BITAND(BITRSHIFT([.A21]; 3); 31)" office:value-type="float" office:value="2" calcext:value-type="float">
            <text:p>2</text:p>
          </table:table-cell>
          <table:table-cell table:style-name="ce1" table:formula="of:=BITOR([.C21];[.D21])" office:value-type="float" office:value="16" calcext:value-type="float">
            <text:p>16</text:p>
          </table:table-cell>
          <table:table-cell table:style-name="ce1" table:formula="of:=BITOR([.E21];[.F21])" office:value-type="float" office:value="130" calcext:value-type="float">
            <text:p>130</text:p>
          </table:table-cell>
          <table:table-cell table:style-name="ce2" table:formula="of:=CONCATENATE(&quot;0x&quot;;DEC2HEX([.G21];2);DEC2HEX([.H21];2))" office:value-type="string" office:string-value="0x1082" calcext:value-type="string">
            <text:p>0x1082</text:p>
          </table:table-cell>
          <table:table-cell table:style-name="ce2" table:formula="of:=CONCATENATE(&quot;0x&quot;;DEC2HEX([.H21];2);DEC2HEX([.G21];2))" office:value-type="string" office:string-value="0x8210" calcext:value-type="string">
            <text:p>0x8210</text:p>
          </table:table-cell>
          <table:table-cell table:formula="of:=CONCATENATE(&quot;case &quot;;[.A21];&quot;: return &quot;;[.I21];&quot;;&quot;)" office:value-type="string" office:string-value="case 19: return 0x1082;" calcext:value-type="string">
            <text:p>case 19: return 0x1082;</text:p>
          </table:table-cell>
          <table:table-cell table:formula="of:=CONCATENATE([.I21];&quot;,&quot;)" office:value-type="string" office:string-value="0x1082," calcext:value-type="string">
            <text:p>0x1082,</text:p>
          </table:table-cell>
          <table:table-cell table:style-name="ce2" table:formula="of:=CONCATENATE(&quot;0x&quot;;DEC2HEX([.G21];2);&quot;,&quot;)" office:value-type="string" office:string-value="0x10," calcext:value-type="string">
            <text:p>0x10,</text:p>
          </table:table-cell>
          <table:table-cell table:style-name="ce2" table:formula="of:=CONCATENATE(&quot;0x&quot;;DEC2HEX([.H21];2);&quot;,&quot;)" office:value-type="string" office:string-value="0x82," calcext:value-type="string">
            <text:p>0x82,</text:p>
          </table:table-cell>
          <table:table-cell table:formula="of:=BITOR(BITLSHIFT(BITAND([.A21];1);7);BITOR(BITLSHIFT(BITAND([.A21];2);5);BITOR(BITLSHIFT(BITAND([.A21];4);3);BITOR(BITLSHIFT(BITAND([.A21];8);1);BITOR(BITRSHIFT(BITAND([.A21];16);1);BITOR(BITRSHIFT(BITAND([.A21];32);3);BITOR(BITRSHIFT(BITAND([.A21];64);5);BITRSHIFT(BITAND([.A21];128);7))))))))" office:value-type="float" office:value="200" calcext:value-type="float">
            <text:p>200</text:p>
          </table:table-cell>
          <table:table-cell table:formula="of:=CONCATENATE([.O21];&quot;,&quot;)" office:value-type="string" office:string-value="200," calcext:value-type="string">
            <text:p>200,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0xCE,</text:p>
          </table:table-cell>
          <table:table-cell table:style-name="ce2" office:value-type="string" calcext:value-type="string">
            <text:p>0x59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2])" office:value-type="string" office:string-value="14" calcext:value-type="string">
            <text:p>14</text:p>
          </table:table-cell>
          <table:table-cell table:style-name="ce1" table:formula="of:=BITAND([.A22]; 248)" office:value-type="float" office:value="16" calcext:value-type="float">
            <text:p>16</text:p>
          </table:table-cell>
          <table:table-cell table:style-name="ce1" table:formula="of:=BITRSHIFT([.A22]; 5)" office:value-type="float" office:value="0" calcext:value-type="float">
            <text:p>0</text:p>
          </table:table-cell>
          <table:table-cell table:style-name="ce1" table:formula="of:=BITAND(BITLSHIFT([.A22]; 3); 224)" office:value-type="float" office:value="160" calcext:value-type="float">
            <text:p>160</text:p>
          </table:table-cell>
          <table:table-cell table:style-name="ce1" table:formula="of:=BITAND(BITRSHIFT([.A22]; 3); 31)" office:value-type="float" office:value="2" calcext:value-type="float">
            <text:p>2</text:p>
          </table:table-cell>
          <table:table-cell table:style-name="ce1" table:formula="of:=BITOR([.C22];[.D22])" office:value-type="float" office:value="16" calcext:value-type="float">
            <text:p>16</text:p>
          </table:table-cell>
          <table:table-cell table:style-name="ce1" table:formula="of:=BITOR([.E22];[.F22])" office:value-type="float" office:value="162" calcext:value-type="float">
            <text:p>162</text:p>
          </table:table-cell>
          <table:table-cell table:style-name="ce2" table:formula="of:=CONCATENATE(&quot;0x&quot;;DEC2HEX([.G22];2);DEC2HEX([.H22];2))" office:value-type="string" office:string-value="0x10A2" calcext:value-type="string">
            <text:p>0x10A2</text:p>
          </table:table-cell>
          <table:table-cell table:style-name="ce2" table:formula="of:=CONCATENATE(&quot;0x&quot;;DEC2HEX([.H22];2);DEC2HEX([.G22];2))" office:value-type="string" office:string-value="0xA210" calcext:value-type="string">
            <text:p>0xA210</text:p>
          </table:table-cell>
          <table:table-cell table:formula="of:=CONCATENATE(&quot;case &quot;;[.A22];&quot;: return &quot;;[.I22];&quot;;&quot;)" office:value-type="string" office:string-value="case 20: return 0x10A2;" calcext:value-type="string">
            <text:p>case 20: return 0x10A2;</text:p>
          </table:table-cell>
          <table:table-cell table:formula="of:=CONCATENATE([.I22];&quot;,&quot;)" office:value-type="string" office:string-value="0x10A2," calcext:value-type="string">
            <text:p>0x10A2,</text:p>
          </table:table-cell>
          <table:table-cell table:style-name="ce2" table:formula="of:=CONCATENATE(&quot;0x&quot;;DEC2HEX([.G22];2);&quot;,&quot;)" office:value-type="string" office:string-value="0x10," calcext:value-type="string">
            <text:p>0x10,</text:p>
          </table:table-cell>
          <table:table-cell table:style-name="ce2" table:formula="of:=CONCATENATE(&quot;0x&quot;;DEC2HEX([.H22];2);&quot;,&quot;)" office:value-type="string" office:string-value="0xA2," calcext:value-type="string">
            <text:p>0xA2,</text:p>
          </table:table-cell>
          <table:table-cell table:formula="of:=BITOR(BITLSHIFT(BITAND([.A22];1);7);BITOR(BITLSHIFT(BITAND([.A22];2);5);BITOR(BITLSHIFT(BITAND([.A22];4);3);BITOR(BITLSHIFT(BITAND([.A22];8);1);BITOR(BITRSHIFT(BITAND([.A22];16);1);BITOR(BITRSHIFT(BITAND([.A22];32);3);BITOR(BITRSHIFT(BITAND([.A22];64);5);BITRSHIFT(BITAND([.A22];128);7))))))))" office:value-type="float" office:value="40" calcext:value-type="float">
            <text:p>40</text:p>
          </table:table-cell>
          <table:table-cell table:formula="of:=CONCATENATE([.O22];&quot;,&quot;)" office:value-type="string" office:string-value="40," calcext:value-type="string">
            <text:p>40,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0x29,</text:p>
          </table:table-cell>
          <table:table-cell table:style-name="ce2" office:value-type="string" calcext:value-type="string">
            <text:p>0x45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3])" office:value-type="string" office:string-value="15" calcext:value-type="string">
            <text:p>15</text:p>
          </table:table-cell>
          <table:table-cell table:style-name="ce1" table:formula="of:=BITAND([.A23]; 248)" office:value-type="float" office:value="16" calcext:value-type="float">
            <text:p>16</text:p>
          </table:table-cell>
          <table:table-cell table:style-name="ce1" table:formula="of:=BITRSHIFT([.A23]; 5)" office:value-type="float" office:value="0" calcext:value-type="float">
            <text:p>0</text:p>
          </table:table-cell>
          <table:table-cell table:style-name="ce1" table:formula="of:=BITAND(BITLSHIFT([.A23]; 3); 224)" office:value-type="float" office:value="160" calcext:value-type="float">
            <text:p>160</text:p>
          </table:table-cell>
          <table:table-cell table:style-name="ce1" table:formula="of:=BITAND(BITRSHIFT([.A23]; 3); 31)" office:value-type="float" office:value="2" calcext:value-type="float">
            <text:p>2</text:p>
          </table:table-cell>
          <table:table-cell table:style-name="ce1" table:formula="of:=BITOR([.C23];[.D23])" office:value-type="float" office:value="16" calcext:value-type="float">
            <text:p>16</text:p>
          </table:table-cell>
          <table:table-cell table:style-name="ce1" table:formula="of:=BITOR([.E23];[.F23])" office:value-type="float" office:value="162" calcext:value-type="float">
            <text:p>162</text:p>
          </table:table-cell>
          <table:table-cell table:style-name="ce2" table:formula="of:=CONCATENATE(&quot;0x&quot;;DEC2HEX([.G23];2);DEC2HEX([.H23];2))" office:value-type="string" office:string-value="0x10A2" calcext:value-type="string">
            <text:p>0x10A2</text:p>
          </table:table-cell>
          <table:table-cell table:style-name="ce2" table:formula="of:=CONCATENATE(&quot;0x&quot;;DEC2HEX([.H23];2);DEC2HEX([.G23];2))" office:value-type="string" office:string-value="0xA210" calcext:value-type="string">
            <text:p>0xA210</text:p>
          </table:table-cell>
          <table:table-cell table:formula="of:=CONCATENATE(&quot;case &quot;;[.A23];&quot;: return &quot;;[.I23];&quot;;&quot;)" office:value-type="string" office:string-value="case 21: return 0x10A2;" calcext:value-type="string">
            <text:p>case 21: return 0x10A2;</text:p>
          </table:table-cell>
          <table:table-cell table:formula="of:=CONCATENATE([.I23];&quot;,&quot;)" office:value-type="string" office:string-value="0x10A2," calcext:value-type="string">
            <text:p>0x10A2,</text:p>
          </table:table-cell>
          <table:table-cell table:style-name="ce2" table:formula="of:=CONCATENATE(&quot;0x&quot;;DEC2HEX([.G23];2);&quot;,&quot;)" office:value-type="string" office:string-value="0x10," calcext:value-type="string">
            <text:p>0x10,</text:p>
          </table:table-cell>
          <table:table-cell table:style-name="ce2" table:formula="of:=CONCATENATE(&quot;0x&quot;;DEC2HEX([.H23];2);&quot;,&quot;)" office:value-type="string" office:string-value="0xA2," calcext:value-type="string">
            <text:p>0xA2,</text:p>
          </table:table-cell>
          <table:table-cell table:formula="of:=BITOR(BITLSHIFT(BITAND([.A23];1);7);BITOR(BITLSHIFT(BITAND([.A23];2);5);BITOR(BITLSHIFT(BITAND([.A23];4);3);BITOR(BITLSHIFT(BITAND([.A23];8);1);BITOR(BITRSHIFT(BITAND([.A23];16);1);BITOR(BITRSHIFT(BITAND([.A23];32);3);BITOR(BITRSHIFT(BITAND([.A23];64);5);BITRSHIFT(BITAND([.A23];128);7))))))))" office:value-type="float" office:value="168" calcext:value-type="float">
            <text:p>168</text:p>
          </table:table-cell>
          <table:table-cell table:formula="of:=CONCATENATE([.O23];&quot;,&quot;)" office:value-type="string" office:string-value="168," calcext:value-type="string">
            <text:p>168,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0xAD,</text:p>
          </table:table-cell>
          <table:table-cell table:style-name="ce2" office:value-type="string" calcext:value-type="string">
            <text:p>0x55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4])" office:value-type="string" office:string-value="16" calcext:value-type="string">
            <text:p>16</text:p>
          </table:table-cell>
          <table:table-cell table:style-name="ce1" table:formula="of:=BITAND([.A24]; 248)" office:value-type="float" office:value="16" calcext:value-type="float">
            <text:p>16</text:p>
          </table:table-cell>
          <table:table-cell table:style-name="ce1" table:formula="of:=BITRSHIFT([.A24]; 5)" office:value-type="float" office:value="0" calcext:value-type="float">
            <text:p>0</text:p>
          </table:table-cell>
          <table:table-cell table:style-name="ce1" table:formula="of:=BITAND(BITLSHIFT([.A24]; 3); 224)" office:value-type="float" office:value="160" calcext:value-type="float">
            <text:p>160</text:p>
          </table:table-cell>
          <table:table-cell table:style-name="ce1" table:formula="of:=BITAND(BITRSHIFT([.A24]; 3); 31)" office:value-type="float" office:value="2" calcext:value-type="float">
            <text:p>2</text:p>
          </table:table-cell>
          <table:table-cell table:style-name="ce1" table:formula="of:=BITOR([.C24];[.D24])" office:value-type="float" office:value="16" calcext:value-type="float">
            <text:p>16</text:p>
          </table:table-cell>
          <table:table-cell table:style-name="ce1" table:formula="of:=BITOR([.E24];[.F24])" office:value-type="float" office:value="162" calcext:value-type="float">
            <text:p>162</text:p>
          </table:table-cell>
          <table:table-cell table:style-name="ce2" table:formula="of:=CONCATENATE(&quot;0x&quot;;DEC2HEX([.G24];2);DEC2HEX([.H24];2))" office:value-type="string" office:string-value="0x10A2" calcext:value-type="string">
            <text:p>0x10A2</text:p>
          </table:table-cell>
          <table:table-cell table:style-name="ce2" table:formula="of:=CONCATENATE(&quot;0x&quot;;DEC2HEX([.H24];2);DEC2HEX([.G24];2))" office:value-type="string" office:string-value="0xA210" calcext:value-type="string">
            <text:p>0xA210</text:p>
          </table:table-cell>
          <table:table-cell table:formula="of:=CONCATENATE(&quot;case &quot;;[.A24];&quot;: return &quot;;[.I24];&quot;;&quot;)" office:value-type="string" office:string-value="case 22: return 0x10A2;" calcext:value-type="string">
            <text:p>case 22: return 0x10A2;</text:p>
          </table:table-cell>
          <table:table-cell table:formula="of:=CONCATENATE([.I24];&quot;,&quot;)" office:value-type="string" office:string-value="0x10A2," calcext:value-type="string">
            <text:p>0x10A2,</text:p>
          </table:table-cell>
          <table:table-cell table:style-name="ce2" table:formula="of:=CONCATENATE(&quot;0x&quot;;DEC2HEX([.G24];2);&quot;,&quot;)" office:value-type="string" office:string-value="0x10," calcext:value-type="string">
            <text:p>0x10,</text:p>
          </table:table-cell>
          <table:table-cell table:style-name="ce2" table:formula="of:=CONCATENATE(&quot;0x&quot;;DEC2HEX([.H24];2);&quot;,&quot;)" office:value-type="string" office:string-value="0xA2," calcext:value-type="string">
            <text:p>0xA2,</text:p>
          </table:table-cell>
          <table:table-cell table:formula="of:=BITOR(BITLSHIFT(BITAND([.A24];1);7);BITOR(BITLSHIFT(BITAND([.A24];2);5);BITOR(BITLSHIFT(BITAND([.A24];4);3);BITOR(BITLSHIFT(BITAND([.A24];8);1);BITOR(BITRSHIFT(BITAND([.A24];16);1);BITOR(BITRSHIFT(BITAND([.A24];32);3);BITOR(BITRSHIFT(BITAND([.A24];64);5);BITRSHIFT(BITAND([.A24];128);7))))))))" office:value-type="float" office:value="104" calcext:value-type="float">
            <text:p>104</text:p>
          </table:table-cell>
          <table:table-cell table:formula="of:=CONCATENATE([.O24];&quot;,&quot;)" office:value-type="string" office:string-value="104," calcext:value-type="string">
            <text:p>104,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0x6B,</text:p>
          </table:table-cell>
          <table:table-cell table:style-name="ce2" office:value-type="string" calcext:value-type="string">
            <text:p>0x4D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5])" office:value-type="string" office:string-value="17" calcext:value-type="string">
            <text:p>17</text:p>
          </table:table-cell>
          <table:table-cell table:style-name="ce1" table:formula="of:=BITAND([.A25]; 248)" office:value-type="float" office:value="16" calcext:value-type="float">
            <text:p>16</text:p>
          </table:table-cell>
          <table:table-cell table:style-name="ce1" table:formula="of:=BITRSHIFT([.A25]; 5)" office:value-type="float" office:value="0" calcext:value-type="float">
            <text:p>0</text:p>
          </table:table-cell>
          <table:table-cell table:style-name="ce1" table:formula="of:=BITAND(BITLSHIFT([.A25]; 3); 224)" office:value-type="float" office:value="160" calcext:value-type="float">
            <text:p>160</text:p>
          </table:table-cell>
          <table:table-cell table:style-name="ce1" table:formula="of:=BITAND(BITRSHIFT([.A25]; 3); 31)" office:value-type="float" office:value="2" calcext:value-type="float">
            <text:p>2</text:p>
          </table:table-cell>
          <table:table-cell table:style-name="ce1" table:formula="of:=BITOR([.C25];[.D25])" office:value-type="float" office:value="16" calcext:value-type="float">
            <text:p>16</text:p>
          </table:table-cell>
          <table:table-cell table:style-name="ce1" table:formula="of:=BITOR([.E25];[.F25])" office:value-type="float" office:value="162" calcext:value-type="float">
            <text:p>162</text:p>
          </table:table-cell>
          <table:table-cell table:style-name="ce2" table:formula="of:=CONCATENATE(&quot;0x&quot;;DEC2HEX([.G25];2);DEC2HEX([.H25];2))" office:value-type="string" office:string-value="0x10A2" calcext:value-type="string">
            <text:p>0x10A2</text:p>
          </table:table-cell>
          <table:table-cell table:style-name="ce2" table:formula="of:=CONCATENATE(&quot;0x&quot;;DEC2HEX([.H25];2);DEC2HEX([.G25];2))" office:value-type="string" office:string-value="0xA210" calcext:value-type="string">
            <text:p>0xA210</text:p>
          </table:table-cell>
          <table:table-cell table:formula="of:=CONCATENATE(&quot;case &quot;;[.A25];&quot;: return &quot;;[.I25];&quot;;&quot;)" office:value-type="string" office:string-value="case 23: return 0x10A2;" calcext:value-type="string">
            <text:p>case 23: return 0x10A2;</text:p>
          </table:table-cell>
          <table:table-cell table:formula="of:=CONCATENATE([.I25];&quot;,&quot;)" office:value-type="string" office:string-value="0x10A2," calcext:value-type="string">
            <text:p>0x10A2,</text:p>
          </table:table-cell>
          <table:table-cell table:style-name="ce2" table:formula="of:=CONCATENATE(&quot;0x&quot;;DEC2HEX([.G25];2);&quot;,&quot;)" office:value-type="string" office:string-value="0x10," calcext:value-type="string">
            <text:p>0x10,</text:p>
          </table:table-cell>
          <table:table-cell table:style-name="ce2" table:formula="of:=CONCATENATE(&quot;0x&quot;;DEC2HEX([.H25];2);&quot;,&quot;)" office:value-type="string" office:string-value="0xA2," calcext:value-type="string">
            <text:p>0xA2,</text:p>
          </table:table-cell>
          <table:table-cell table:formula="of:=BITOR(BITLSHIFT(BITAND([.A25];1);7);BITOR(BITLSHIFT(BITAND([.A25];2);5);BITOR(BITLSHIFT(BITAND([.A25];4);3);BITOR(BITLSHIFT(BITAND([.A25];8);1);BITOR(BITRSHIFT(BITAND([.A25];16);1);BITOR(BITRSHIFT(BITAND([.A25];32);3);BITOR(BITRSHIFT(BITAND([.A25];64);5);BITRSHIFT(BITAND([.A25];128);7))))))))" office:value-type="float" office:value="232" calcext:value-type="float">
            <text:p>232</text:p>
          </table:table-cell>
          <table:table-cell table:formula="of:=CONCATENATE([.O25];&quot;,&quot;)" office:value-type="string" office:string-value="232," calcext:value-type="string">
            <text:p>232,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0xEF,</text:p>
          </table:table-cell>
          <table:table-cell table:style-name="ce2" office:value-type="string" calcext:value-type="string">
            <text:p>0x5D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6])" office:value-type="string" office:string-value="18" calcext:value-type="string">
            <text:p>18</text:p>
          </table:table-cell>
          <table:table-cell table:style-name="ce1" table:formula="of:=BITAND([.A26]; 248)" office:value-type="float" office:value="24" calcext:value-type="float">
            <text:p>24</text:p>
          </table:table-cell>
          <table:table-cell table:style-name="ce1" table:formula="of:=BITRSHIFT([.A26]; 5)" office:value-type="float" office:value="0" calcext:value-type="float">
            <text:p>0</text:p>
          </table:table-cell>
          <table:table-cell table:style-name="ce1" table:formula="of:=BITAND(BITLSHIFT([.A26]; 3); 224)" office:value-type="float" office:value="192" calcext:value-type="float">
            <text:p>192</text:p>
          </table:table-cell>
          <table:table-cell table:style-name="ce1" table:formula="of:=BITAND(BITRSHIFT([.A26]; 3); 31)" office:value-type="float" office:value="3" calcext:value-type="float">
            <text:p>3</text:p>
          </table:table-cell>
          <table:table-cell table:style-name="ce1" table:formula="of:=BITOR([.C26];[.D26])" office:value-type="float" office:value="24" calcext:value-type="float">
            <text:p>24</text:p>
          </table:table-cell>
          <table:table-cell table:style-name="ce1" table:formula="of:=BITOR([.E26];[.F26])" office:value-type="float" office:value="195" calcext:value-type="float">
            <text:p>195</text:p>
          </table:table-cell>
          <table:table-cell table:style-name="ce2" table:formula="of:=CONCATENATE(&quot;0x&quot;;DEC2HEX([.G26];2);DEC2HEX([.H26];2))" office:value-type="string" office:string-value="0x18C3" calcext:value-type="string">
            <text:p>0x18C3</text:p>
          </table:table-cell>
          <table:table-cell table:style-name="ce2" table:formula="of:=CONCATENATE(&quot;0x&quot;;DEC2HEX([.H26];2);DEC2HEX([.G26];2))" office:value-type="string" office:string-value="0xC318" calcext:value-type="string">
            <text:p>0xC318</text:p>
          </table:table-cell>
          <table:table-cell table:formula="of:=CONCATENATE(&quot;case &quot;;[.A26];&quot;: return &quot;;[.I26];&quot;;&quot;)" office:value-type="string" office:string-value="case 24: return 0x18C3;" calcext:value-type="string">
            <text:p>case 24: return 0x18C3;</text:p>
          </table:table-cell>
          <table:table-cell table:formula="of:=CONCATENATE([.I26];&quot;,&quot;)" office:value-type="string" office:string-value="0x18C3," calcext:value-type="string">
            <text:p>0x18C3,</text:p>
          </table:table-cell>
          <table:table-cell table:style-name="ce2" table:formula="of:=CONCATENATE(&quot;0x&quot;;DEC2HEX([.G26];2);&quot;,&quot;)" office:value-type="string" office:string-value="0x18," calcext:value-type="string">
            <text:p>0x18,</text:p>
          </table:table-cell>
          <table:table-cell table:style-name="ce2" table:formula="of:=CONCATENATE(&quot;0x&quot;;DEC2HEX([.H26];2);&quot;,&quot;)" office:value-type="string" office:string-value="0xC3," calcext:value-type="string">
            <text:p>0xC3,</text:p>
          </table:table-cell>
          <table:table-cell table:formula="of:=BITOR(BITLSHIFT(BITAND([.A26];1);7);BITOR(BITLSHIFT(BITAND([.A26];2);5);BITOR(BITLSHIFT(BITAND([.A26];4);3);BITOR(BITLSHIFT(BITAND([.A26];8);1);BITOR(BITRSHIFT(BITAND([.A26];16);1);BITOR(BITRSHIFT(BITAND([.A26];32);3);BITOR(BITRSHIFT(BITAND([.A26];64);5);BITRSHIFT(BITAND([.A26];128);7))))))))" office:value-type="float" office:value="24" calcext:value-type="float">
            <text:p>24</text:p>
          </table:table-cell>
          <table:table-cell table:formula="of:=CONCATENATE([.O26];&quot;,&quot;)" office:value-type="string" office:string-value="24," calcext:value-type="string">
            <text:p>24,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0x18,</text:p>
          </table:table-cell>
          <table:table-cell table:style-name="ce2" office:value-type="string" calcext:value-type="string">
            <text:p>0xC3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7])" office:value-type="string" office:string-value="19" calcext:value-type="string">
            <text:p>19</text:p>
          </table:table-cell>
          <table:table-cell table:style-name="ce1" table:formula="of:=BITAND([.A27]; 248)" office:value-type="float" office:value="24" calcext:value-type="float">
            <text:p>24</text:p>
          </table:table-cell>
          <table:table-cell table:style-name="ce1" table:formula="of:=BITRSHIFT([.A27]; 5)" office:value-type="float" office:value="0" calcext:value-type="float">
            <text:p>0</text:p>
          </table:table-cell>
          <table:table-cell table:style-name="ce1" table:formula="of:=BITAND(BITLSHIFT([.A27]; 3); 224)" office:value-type="float" office:value="192" calcext:value-type="float">
            <text:p>192</text:p>
          </table:table-cell>
          <table:table-cell table:style-name="ce1" table:formula="of:=BITAND(BITRSHIFT([.A27]; 3); 31)" office:value-type="float" office:value="3" calcext:value-type="float">
            <text:p>3</text:p>
          </table:table-cell>
          <table:table-cell table:style-name="ce1" table:formula="of:=BITOR([.C27];[.D27])" office:value-type="float" office:value="24" calcext:value-type="float">
            <text:p>24</text:p>
          </table:table-cell>
          <table:table-cell table:style-name="ce1" table:formula="of:=BITOR([.E27];[.F27])" office:value-type="float" office:value="195" calcext:value-type="float">
            <text:p>195</text:p>
          </table:table-cell>
          <table:table-cell table:style-name="ce2" table:formula="of:=CONCATENATE(&quot;0x&quot;;DEC2HEX([.G27];2);DEC2HEX([.H27];2))" office:value-type="string" office:string-value="0x18C3" calcext:value-type="string">
            <text:p>0x18C3</text:p>
          </table:table-cell>
          <table:table-cell table:style-name="ce2" table:formula="of:=CONCATENATE(&quot;0x&quot;;DEC2HEX([.H27];2);DEC2HEX([.G27];2))" office:value-type="string" office:string-value="0xC318" calcext:value-type="string">
            <text:p>0xC318</text:p>
          </table:table-cell>
          <table:table-cell table:formula="of:=CONCATENATE(&quot;case &quot;;[.A27];&quot;: return &quot;;[.I27];&quot;;&quot;)" office:value-type="string" office:string-value="case 25: return 0x18C3;" calcext:value-type="string">
            <text:p>case 25: return 0x18C3;</text:p>
          </table:table-cell>
          <table:table-cell table:formula="of:=CONCATENATE([.I27];&quot;,&quot;)" office:value-type="string" office:string-value="0x18C3," calcext:value-type="string">
            <text:p>0x18C3,</text:p>
          </table:table-cell>
          <table:table-cell table:style-name="ce2" table:formula="of:=CONCATENATE(&quot;0x&quot;;DEC2HEX([.G27];2);&quot;,&quot;)" office:value-type="string" office:string-value="0x18," calcext:value-type="string">
            <text:p>0x18,</text:p>
          </table:table-cell>
          <table:table-cell table:style-name="ce2" table:formula="of:=CONCATENATE(&quot;0x&quot;;DEC2HEX([.H27];2);&quot;,&quot;)" office:value-type="string" office:string-value="0xC3," calcext:value-type="string">
            <text:p>0xC3,</text:p>
          </table:table-cell>
          <table:table-cell table:formula="of:=BITOR(BITLSHIFT(BITAND([.A27];1);7);BITOR(BITLSHIFT(BITAND([.A27];2);5);BITOR(BITLSHIFT(BITAND([.A27];4);3);BITOR(BITLSHIFT(BITAND([.A27];8);1);BITOR(BITRSHIFT(BITAND([.A27];16);1);BITOR(BITRSHIFT(BITAND([.A27];32);3);BITOR(BITRSHIFT(BITAND([.A27];64);5);BITRSHIFT(BITAND([.A27];128);7))))))))" office:value-type="float" office:value="152" calcext:value-type="float">
            <text:p>152</text:p>
          </table:table-cell>
          <table:table-cell table:formula="of:=CONCATENATE([.O27];&quot;,&quot;)" office:value-type="string" office:string-value="152," calcext:value-type="string">
            <text:p>152,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0x9C,</text:p>
          </table:table-cell>
          <table:table-cell table:style-name="ce2" office:value-type="string" calcext:value-type="string">
            <text:p>0xD3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8])" office:value-type="string" office:string-value="1A" calcext:value-type="string">
            <text:p>1A</text:p>
          </table:table-cell>
          <table:table-cell table:style-name="ce1" table:formula="of:=BITAND([.A28]; 248)" office:value-type="float" office:value="24" calcext:value-type="float">
            <text:p>24</text:p>
          </table:table-cell>
          <table:table-cell table:style-name="ce1" table:formula="of:=BITRSHIFT([.A28]; 5)" office:value-type="float" office:value="0" calcext:value-type="float">
            <text:p>0</text:p>
          </table:table-cell>
          <table:table-cell table:style-name="ce1" table:formula="of:=BITAND(BITLSHIFT([.A28]; 3); 224)" office:value-type="float" office:value="192" calcext:value-type="float">
            <text:p>192</text:p>
          </table:table-cell>
          <table:table-cell table:style-name="ce1" table:formula="of:=BITAND(BITRSHIFT([.A28]; 3); 31)" office:value-type="float" office:value="3" calcext:value-type="float">
            <text:p>3</text:p>
          </table:table-cell>
          <table:table-cell table:style-name="ce1" table:formula="of:=BITOR([.C28];[.D28])" office:value-type="float" office:value="24" calcext:value-type="float">
            <text:p>24</text:p>
          </table:table-cell>
          <table:table-cell table:style-name="ce1" table:formula="of:=BITOR([.E28];[.F28])" office:value-type="float" office:value="195" calcext:value-type="float">
            <text:p>195</text:p>
          </table:table-cell>
          <table:table-cell table:style-name="ce2" table:formula="of:=CONCATENATE(&quot;0x&quot;;DEC2HEX([.G28];2);DEC2HEX([.H28];2))" office:value-type="string" office:string-value="0x18C3" calcext:value-type="string">
            <text:p>0x18C3</text:p>
          </table:table-cell>
          <table:table-cell table:style-name="ce2" table:formula="of:=CONCATENATE(&quot;0x&quot;;DEC2HEX([.H28];2);DEC2HEX([.G28];2))" office:value-type="string" office:string-value="0xC318" calcext:value-type="string">
            <text:p>0xC318</text:p>
          </table:table-cell>
          <table:table-cell table:formula="of:=CONCATENATE(&quot;case &quot;;[.A28];&quot;: return &quot;;[.I28];&quot;;&quot;)" office:value-type="string" office:string-value="case 26: return 0x18C3;" calcext:value-type="string">
            <text:p>case 26: return 0x18C3;</text:p>
          </table:table-cell>
          <table:table-cell table:formula="of:=CONCATENATE([.I28];&quot;,&quot;)" office:value-type="string" office:string-value="0x18C3," calcext:value-type="string">
            <text:p>0x18C3,</text:p>
          </table:table-cell>
          <table:table-cell table:style-name="ce2" table:formula="of:=CONCATENATE(&quot;0x&quot;;DEC2HEX([.G28];2);&quot;,&quot;)" office:value-type="string" office:string-value="0x18," calcext:value-type="string">
            <text:p>0x18,</text:p>
          </table:table-cell>
          <table:table-cell table:style-name="ce2" table:formula="of:=CONCATENATE(&quot;0x&quot;;DEC2HEX([.H28];2);&quot;,&quot;)" office:value-type="string" office:string-value="0xC3," calcext:value-type="string">
            <text:p>0xC3,</text:p>
          </table:table-cell>
          <table:table-cell table:formula="of:=BITOR(BITLSHIFT(BITAND([.A28];1);7);BITOR(BITLSHIFT(BITAND([.A28];2);5);BITOR(BITLSHIFT(BITAND([.A28];4);3);BITOR(BITLSHIFT(BITAND([.A28];8);1);BITOR(BITRSHIFT(BITAND([.A28];16);1);BITOR(BITRSHIFT(BITAND([.A28];32);3);BITOR(BITRSHIFT(BITAND([.A28];64);5);BITRSHIFT(BITAND([.A28];128);7))))))))" office:value-type="float" office:value="88" calcext:value-type="float">
            <text:p>88</text:p>
          </table:table-cell>
          <table:table-cell table:formula="of:=CONCATENATE([.O28];&quot;,&quot;)" office:value-type="string" office:string-value="88," calcext:value-type="string">
            <text:p>88,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0x5A,</text:p>
          </table:table-cell>
          <table:table-cell table:style-name="ce2" office:value-type="string" calcext:value-type="string">
            <text:p>0xCB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9])" office:value-type="string" office:string-value="1B" calcext:value-type="string">
            <text:p>1B</text:p>
          </table:table-cell>
          <table:table-cell table:style-name="ce1" table:formula="of:=BITAND([.A29]; 248)" office:value-type="float" office:value="24" calcext:value-type="float">
            <text:p>24</text:p>
          </table:table-cell>
          <table:table-cell table:style-name="ce1" table:formula="of:=BITRSHIFT([.A29]; 5)" office:value-type="float" office:value="0" calcext:value-type="float">
            <text:p>0</text:p>
          </table:table-cell>
          <table:table-cell table:style-name="ce1" table:formula="of:=BITAND(BITLSHIFT([.A29]; 3); 224)" office:value-type="float" office:value="192" calcext:value-type="float">
            <text:p>192</text:p>
          </table:table-cell>
          <table:table-cell table:style-name="ce1" table:formula="of:=BITAND(BITRSHIFT([.A29]; 3); 31)" office:value-type="float" office:value="3" calcext:value-type="float">
            <text:p>3</text:p>
          </table:table-cell>
          <table:table-cell table:style-name="ce1" table:formula="of:=BITOR([.C29];[.D29])" office:value-type="float" office:value="24" calcext:value-type="float">
            <text:p>24</text:p>
          </table:table-cell>
          <table:table-cell table:style-name="ce1" table:formula="of:=BITOR([.E29];[.F29])" office:value-type="float" office:value="195" calcext:value-type="float">
            <text:p>195</text:p>
          </table:table-cell>
          <table:table-cell table:style-name="ce2" table:formula="of:=CONCATENATE(&quot;0x&quot;;DEC2HEX([.G29];2);DEC2HEX([.H29];2))" office:value-type="string" office:string-value="0x18C3" calcext:value-type="string">
            <text:p>0x18C3</text:p>
          </table:table-cell>
          <table:table-cell table:style-name="ce2" table:formula="of:=CONCATENATE(&quot;0x&quot;;DEC2HEX([.H29];2);DEC2HEX([.G29];2))" office:value-type="string" office:string-value="0xC318" calcext:value-type="string">
            <text:p>0xC318</text:p>
          </table:table-cell>
          <table:table-cell table:formula="of:=CONCATENATE(&quot;case &quot;;[.A29];&quot;: return &quot;;[.I29];&quot;;&quot;)" office:value-type="string" office:string-value="case 27: return 0x18C3;" calcext:value-type="string">
            <text:p>case 27: return 0x18C3;</text:p>
          </table:table-cell>
          <table:table-cell table:formula="of:=CONCATENATE([.I29];&quot;,&quot;)" office:value-type="string" office:string-value="0x18C3," calcext:value-type="string">
            <text:p>0x18C3,</text:p>
          </table:table-cell>
          <table:table-cell table:style-name="ce2" table:formula="of:=CONCATENATE(&quot;0x&quot;;DEC2HEX([.G29];2);&quot;,&quot;)" office:value-type="string" office:string-value="0x18," calcext:value-type="string">
            <text:p>0x18,</text:p>
          </table:table-cell>
          <table:table-cell table:style-name="ce2" table:formula="of:=CONCATENATE(&quot;0x&quot;;DEC2HEX([.H29];2);&quot;,&quot;)" office:value-type="string" office:string-value="0xC3," calcext:value-type="string">
            <text:p>0xC3,</text:p>
          </table:table-cell>
          <table:table-cell table:formula="of:=BITOR(BITLSHIFT(BITAND([.A29];1);7);BITOR(BITLSHIFT(BITAND([.A29];2);5);BITOR(BITLSHIFT(BITAND([.A29];4);3);BITOR(BITLSHIFT(BITAND([.A29];8);1);BITOR(BITRSHIFT(BITAND([.A29];16);1);BITOR(BITRSHIFT(BITAND([.A29];32);3);BITOR(BITRSHIFT(BITAND([.A29];64);5);BITRSHIFT(BITAND([.A29];128);7))))))))" office:value-type="float" office:value="216" calcext:value-type="float">
            <text:p>216</text:p>
          </table:table-cell>
          <table:table-cell table:formula="of:=CONCATENATE([.O29];&quot;,&quot;)" office:value-type="string" office:string-value="216," calcext:value-type="string">
            <text:p>216,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0xDE,</text:p>
          </table:table-cell>
          <table:table-cell table:style-name="ce2" office:value-type="string" calcext:value-type="string">
            <text:p>0xDB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30])" office:value-type="string" office:string-value="1C" calcext:value-type="string">
            <text:p>1C</text:p>
          </table:table-cell>
          <table:table-cell table:style-name="ce1" table:formula="of:=BITAND([.A30]; 248)" office:value-type="float" office:value="24" calcext:value-type="float">
            <text:p>24</text:p>
          </table:table-cell>
          <table:table-cell table:style-name="ce1" table:formula="of:=BITRSHIFT([.A30]; 5)" office:value-type="float" office:value="0" calcext:value-type="float">
            <text:p>0</text:p>
          </table:table-cell>
          <table:table-cell table:style-name="ce1" table:formula="of:=BITAND(BITLSHIFT([.A30]; 3); 224)" office:value-type="float" office:value="224" calcext:value-type="float">
            <text:p>224</text:p>
          </table:table-cell>
          <table:table-cell table:style-name="ce1" table:formula="of:=BITAND(BITRSHIFT([.A30]; 3); 31)" office:value-type="float" office:value="3" calcext:value-type="float">
            <text:p>3</text:p>
          </table:table-cell>
          <table:table-cell table:style-name="ce1" table:formula="of:=BITOR([.C30];[.D30])" office:value-type="float" office:value="24" calcext:value-type="float">
            <text:p>24</text:p>
          </table:table-cell>
          <table:table-cell table:style-name="ce1" table:formula="of:=BITOR([.E30];[.F30])" office:value-type="float" office:value="227" calcext:value-type="float">
            <text:p>227</text:p>
          </table:table-cell>
          <table:table-cell table:style-name="ce2" table:formula="of:=CONCATENATE(&quot;0x&quot;;DEC2HEX([.G30];2);DEC2HEX([.H30];2))" office:value-type="string" office:string-value="0x18E3" calcext:value-type="string">
            <text:p>0x18E3</text:p>
          </table:table-cell>
          <table:table-cell table:style-name="ce2" table:formula="of:=CONCATENATE(&quot;0x&quot;;DEC2HEX([.H30];2);DEC2HEX([.G30];2))" office:value-type="string" office:string-value="0xE318" calcext:value-type="string">
            <text:p>0xE318</text:p>
          </table:table-cell>
          <table:table-cell table:formula="of:=CONCATENATE(&quot;case &quot;;[.A30];&quot;: return &quot;;[.I30];&quot;;&quot;)" office:value-type="string" office:string-value="case 28: return 0x18E3;" calcext:value-type="string">
            <text:p>case 28: return 0x18E3;</text:p>
          </table:table-cell>
          <table:table-cell table:formula="of:=CONCATENATE([.I30];&quot;,&quot;)" office:value-type="string" office:string-value="0x18E3," calcext:value-type="string">
            <text:p>0x18E3,</text:p>
          </table:table-cell>
          <table:table-cell table:style-name="ce2" table:formula="of:=CONCATENATE(&quot;0x&quot;;DEC2HEX([.G30];2);&quot;,&quot;)" office:value-type="string" office:string-value="0x18," calcext:value-type="string">
            <text:p>0x18,</text:p>
          </table:table-cell>
          <table:table-cell table:style-name="ce2" table:formula="of:=CONCATENATE(&quot;0x&quot;;DEC2HEX([.H30];2);&quot;,&quot;)" office:value-type="string" office:string-value="0xE3," calcext:value-type="string">
            <text:p>0xE3,</text:p>
          </table:table-cell>
          <table:table-cell table:formula="of:=BITOR(BITLSHIFT(BITAND([.A30];1);7);BITOR(BITLSHIFT(BITAND([.A30];2);5);BITOR(BITLSHIFT(BITAND([.A30];4);3);BITOR(BITLSHIFT(BITAND([.A30];8);1);BITOR(BITRSHIFT(BITAND([.A30];16);1);BITOR(BITRSHIFT(BITAND([.A30];32);3);BITOR(BITRSHIFT(BITAND([.A30];64);5);BITRSHIFT(BITAND([.A30];128);7))))))))" office:value-type="float" office:value="56" calcext:value-type="float">
            <text:p>56</text:p>
          </table:table-cell>
          <table:table-cell table:formula="of:=CONCATENATE([.O30];&quot;,&quot;)" office:value-type="string" office:string-value="56," calcext:value-type="string">
            <text:p>56,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0x39,</text:p>
          </table:table-cell>
          <table:table-cell table:style-name="ce2" office:value-type="string" calcext:value-type="string">
            <text:p>0xC7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1])" office:value-type="string" office:string-value="1D" calcext:value-type="string">
            <text:p>1D</text:p>
          </table:table-cell>
          <table:table-cell table:style-name="ce1" table:formula="of:=BITAND([.A31]; 248)" office:value-type="float" office:value="24" calcext:value-type="float">
            <text:p>24</text:p>
          </table:table-cell>
          <table:table-cell table:style-name="ce1" table:formula="of:=BITRSHIFT([.A31]; 5)" office:value-type="float" office:value="0" calcext:value-type="float">
            <text:p>0</text:p>
          </table:table-cell>
          <table:table-cell table:style-name="ce1" table:formula="of:=BITAND(BITLSHIFT([.A31]; 3); 224)" office:value-type="float" office:value="224" calcext:value-type="float">
            <text:p>224</text:p>
          </table:table-cell>
          <table:table-cell table:style-name="ce1" table:formula="of:=BITAND(BITRSHIFT([.A31]; 3); 31)" office:value-type="float" office:value="3" calcext:value-type="float">
            <text:p>3</text:p>
          </table:table-cell>
          <table:table-cell table:style-name="ce1" table:formula="of:=BITOR([.C31];[.D31])" office:value-type="float" office:value="24" calcext:value-type="float">
            <text:p>24</text:p>
          </table:table-cell>
          <table:table-cell table:style-name="ce1" table:formula="of:=BITOR([.E31];[.F31])" office:value-type="float" office:value="227" calcext:value-type="float">
            <text:p>227</text:p>
          </table:table-cell>
          <table:table-cell table:style-name="ce2" table:formula="of:=CONCATENATE(&quot;0x&quot;;DEC2HEX([.G31];2);DEC2HEX([.H31];2))" office:value-type="string" office:string-value="0x18E3" calcext:value-type="string">
            <text:p>0x18E3</text:p>
          </table:table-cell>
          <table:table-cell table:style-name="ce2" table:formula="of:=CONCATENATE(&quot;0x&quot;;DEC2HEX([.H31];2);DEC2HEX([.G31];2))" office:value-type="string" office:string-value="0xE318" calcext:value-type="string">
            <text:p>0xE318</text:p>
          </table:table-cell>
          <table:table-cell table:formula="of:=CONCATENATE(&quot;case &quot;;[.A31];&quot;: return &quot;;[.I31];&quot;;&quot;)" office:value-type="string" office:string-value="case 29: return 0x18E3;" calcext:value-type="string">
            <text:p>case 29: return 0x18E3;</text:p>
          </table:table-cell>
          <table:table-cell table:formula="of:=CONCATENATE([.I31];&quot;,&quot;)" office:value-type="string" office:string-value="0x18E3," calcext:value-type="string">
            <text:p>0x18E3,</text:p>
          </table:table-cell>
          <table:table-cell table:style-name="ce2" table:formula="of:=CONCATENATE(&quot;0x&quot;;DEC2HEX([.G31];2);&quot;,&quot;)" office:value-type="string" office:string-value="0x18," calcext:value-type="string">
            <text:p>0x18,</text:p>
          </table:table-cell>
          <table:table-cell table:style-name="ce2" table:formula="of:=CONCATENATE(&quot;0x&quot;;DEC2HEX([.H31];2);&quot;,&quot;)" office:value-type="string" office:string-value="0xE3," calcext:value-type="string">
            <text:p>0xE3,</text:p>
          </table:table-cell>
          <table:table-cell table:formula="of:=BITOR(BITLSHIFT(BITAND([.A31];1);7);BITOR(BITLSHIFT(BITAND([.A31];2);5);BITOR(BITLSHIFT(BITAND([.A31];4);3);BITOR(BITLSHIFT(BITAND([.A31];8);1);BITOR(BITRSHIFT(BITAND([.A31];16);1);BITOR(BITRSHIFT(BITAND([.A31];32);3);BITOR(BITRSHIFT(BITAND([.A31];64);5);BITRSHIFT(BITAND([.A31];128);7))))))))" office:value-type="float" office:value="184" calcext:value-type="float">
            <text:p>184</text:p>
          </table:table-cell>
          <table:table-cell table:formula="of:=CONCATENATE([.O31];&quot;,&quot;)" office:value-type="string" office:string-value="184," calcext:value-type="string">
            <text:p>184,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0xBD,</text:p>
          </table:table-cell>
          <table:table-cell table:style-name="ce2" office:value-type="string" calcext:value-type="string">
            <text:p>0xD7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2])" office:value-type="string" office:string-value="1E" calcext:value-type="string">
            <text:p>1E</text:p>
          </table:table-cell>
          <table:table-cell table:style-name="ce1" table:formula="of:=BITAND([.A32]; 248)" office:value-type="float" office:value="24" calcext:value-type="float">
            <text:p>24</text:p>
          </table:table-cell>
          <table:table-cell table:style-name="ce1" table:formula="of:=BITRSHIFT([.A32]; 5)" office:value-type="float" office:value="0" calcext:value-type="float">
            <text:p>0</text:p>
          </table:table-cell>
          <table:table-cell table:style-name="ce1" table:formula="of:=BITAND(BITLSHIFT([.A32]; 3); 224)" office:value-type="float" office:value="224" calcext:value-type="float">
            <text:p>224</text:p>
          </table:table-cell>
          <table:table-cell table:style-name="ce1" table:formula="of:=BITAND(BITRSHIFT([.A32]; 3); 31)" office:value-type="float" office:value="3" calcext:value-type="float">
            <text:p>3</text:p>
          </table:table-cell>
          <table:table-cell table:style-name="ce1" table:formula="of:=BITOR([.C32];[.D32])" office:value-type="float" office:value="24" calcext:value-type="float">
            <text:p>24</text:p>
          </table:table-cell>
          <table:table-cell table:style-name="ce1" table:formula="of:=BITOR([.E32];[.F32])" office:value-type="float" office:value="227" calcext:value-type="float">
            <text:p>227</text:p>
          </table:table-cell>
          <table:table-cell table:style-name="ce2" table:formula="of:=CONCATENATE(&quot;0x&quot;;DEC2HEX([.G32];2);DEC2HEX([.H32];2))" office:value-type="string" office:string-value="0x18E3" calcext:value-type="string">
            <text:p>0x18E3</text:p>
          </table:table-cell>
          <table:table-cell table:style-name="ce2" table:formula="of:=CONCATENATE(&quot;0x&quot;;DEC2HEX([.H32];2);DEC2HEX([.G32];2))" office:value-type="string" office:string-value="0xE318" calcext:value-type="string">
            <text:p>0xE318</text:p>
          </table:table-cell>
          <table:table-cell table:formula="of:=CONCATENATE(&quot;case &quot;;[.A32];&quot;: return &quot;;[.I32];&quot;;&quot;)" office:value-type="string" office:string-value="case 30: return 0x18E3;" calcext:value-type="string">
            <text:p>case 30: return 0x18E3;</text:p>
          </table:table-cell>
          <table:table-cell table:formula="of:=CONCATENATE([.I32];&quot;,&quot;)" office:value-type="string" office:string-value="0x18E3," calcext:value-type="string">
            <text:p>0x18E3,</text:p>
          </table:table-cell>
          <table:table-cell table:style-name="ce2" table:formula="of:=CONCATENATE(&quot;0x&quot;;DEC2HEX([.G32];2);&quot;,&quot;)" office:value-type="string" office:string-value="0x18," calcext:value-type="string">
            <text:p>0x18,</text:p>
          </table:table-cell>
          <table:table-cell table:style-name="ce2" table:formula="of:=CONCATENATE(&quot;0x&quot;;DEC2HEX([.H32];2);&quot;,&quot;)" office:value-type="string" office:string-value="0xE3," calcext:value-type="string">
            <text:p>0xE3,</text:p>
          </table:table-cell>
          <table:table-cell table:formula="of:=BITOR(BITLSHIFT(BITAND([.A32];1);7);BITOR(BITLSHIFT(BITAND([.A32];2);5);BITOR(BITLSHIFT(BITAND([.A32];4);3);BITOR(BITLSHIFT(BITAND([.A32];8);1);BITOR(BITRSHIFT(BITAND([.A32];16);1);BITOR(BITRSHIFT(BITAND([.A32];32);3);BITOR(BITRSHIFT(BITAND([.A32];64);5);BITRSHIFT(BITAND([.A32];128);7))))))))" office:value-type="float" office:value="120" calcext:value-type="float">
            <text:p>120</text:p>
          </table:table-cell>
          <table:table-cell table:formula="of:=CONCATENATE([.O32];&quot;,&quot;)" office:value-type="string" office:string-value="120," calcext:value-type="string">
            <text:p>120,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0x7B,</text:p>
          </table:table-cell>
          <table:table-cell table:style-name="ce2" office:value-type="string" calcext:value-type="string">
            <text:p>0xCF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3])" office:value-type="string" office:string-value="1F" calcext:value-type="string">
            <text:p>1F</text:p>
          </table:table-cell>
          <table:table-cell table:style-name="ce1" table:formula="of:=BITAND([.A33]; 248)" office:value-type="float" office:value="24" calcext:value-type="float">
            <text:p>24</text:p>
          </table:table-cell>
          <table:table-cell table:style-name="ce1" table:formula="of:=BITRSHIFT([.A33]; 5)" office:value-type="float" office:value="0" calcext:value-type="float">
            <text:p>0</text:p>
          </table:table-cell>
          <table:table-cell table:style-name="ce1" table:formula="of:=BITAND(BITLSHIFT([.A33]; 3); 224)" office:value-type="float" office:value="224" calcext:value-type="float">
            <text:p>224</text:p>
          </table:table-cell>
          <table:table-cell table:style-name="ce1" table:formula="of:=BITAND(BITRSHIFT([.A33]; 3); 31)" office:value-type="float" office:value="3" calcext:value-type="float">
            <text:p>3</text:p>
          </table:table-cell>
          <table:table-cell table:style-name="ce1" table:formula="of:=BITOR([.C33];[.D33])" office:value-type="float" office:value="24" calcext:value-type="float">
            <text:p>24</text:p>
          </table:table-cell>
          <table:table-cell table:style-name="ce1" table:formula="of:=BITOR([.E33];[.F33])" office:value-type="float" office:value="227" calcext:value-type="float">
            <text:p>227</text:p>
          </table:table-cell>
          <table:table-cell table:style-name="ce2" table:formula="of:=CONCATENATE(&quot;0x&quot;;DEC2HEX([.G33];2);DEC2HEX([.H33];2))" office:value-type="string" office:string-value="0x18E3" calcext:value-type="string">
            <text:p>0x18E3</text:p>
          </table:table-cell>
          <table:table-cell table:style-name="ce2" table:formula="of:=CONCATENATE(&quot;0x&quot;;DEC2HEX([.H33];2);DEC2HEX([.G33];2))" office:value-type="string" office:string-value="0xE318" calcext:value-type="string">
            <text:p>0xE318</text:p>
          </table:table-cell>
          <table:table-cell table:formula="of:=CONCATENATE(&quot;case &quot;;[.A33];&quot;: return &quot;;[.I33];&quot;;&quot;)" office:value-type="string" office:string-value="case 31: return 0x18E3;" calcext:value-type="string">
            <text:p>case 31: return 0x18E3;</text:p>
          </table:table-cell>
          <table:table-cell table:formula="of:=CONCATENATE([.I33];&quot;,&quot;)" office:value-type="string" office:string-value="0x18E3," calcext:value-type="string">
            <text:p>0x18E3,</text:p>
          </table:table-cell>
          <table:table-cell table:style-name="ce2" table:formula="of:=CONCATENATE(&quot;0x&quot;;DEC2HEX([.G33];2);&quot;,&quot;)" office:value-type="string" office:string-value="0x18," calcext:value-type="string">
            <text:p>0x18,</text:p>
          </table:table-cell>
          <table:table-cell table:style-name="ce2" table:formula="of:=CONCATENATE(&quot;0x&quot;;DEC2HEX([.H33];2);&quot;,&quot;)" office:value-type="string" office:string-value="0xE3," calcext:value-type="string">
            <text:p>0xE3,</text:p>
          </table:table-cell>
          <table:table-cell table:formula="of:=BITOR(BITLSHIFT(BITAND([.A33];1);7);BITOR(BITLSHIFT(BITAND([.A33];2);5);BITOR(BITLSHIFT(BITAND([.A33];4);3);BITOR(BITLSHIFT(BITAND([.A33];8);1);BITOR(BITRSHIFT(BITAND([.A33];16);1);BITOR(BITRSHIFT(BITAND([.A33];32);3);BITOR(BITRSHIFT(BITAND([.A33];64);5);BITRSHIFT(BITAND([.A33];128);7))))))))" office:value-type="float" office:value="248" calcext:value-type="float">
            <text:p>248</text:p>
          </table:table-cell>
          <table:table-cell table:formula="of:=CONCATENATE([.O33];&quot;,&quot;)" office:value-type="string" office:string-value="248," calcext:value-type="string">
            <text:p>248,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0xFF,</text:p>
          </table:table-cell>
          <table:table-cell table:style-name="ce2" office:value-type="string" calcext:value-type="string">
            <text:p>0xDF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4])" office:value-type="string" office:string-value="20" calcext:value-type="string">
            <text:p>20</text:p>
          </table:table-cell>
          <table:table-cell table:style-name="ce1" table:formula="of:=BITAND([.A34]; 248)" office:value-type="float" office:value="32" calcext:value-type="float">
            <text:p>32</text:p>
          </table:table-cell>
          <table:table-cell table:style-name="ce1" table:formula="of:=BITRSHIFT([.A34]; 5)" office:value-type="float" office:value="1" calcext:value-type="float">
            <text:p>1</text:p>
          </table:table-cell>
          <table:table-cell table:style-name="ce1" table:formula="of:=BITAND(BITLSHIFT([.A34]; 3); 224)" office:value-type="float" office:value="0" calcext:value-type="float">
            <text:p>0</text:p>
          </table:table-cell>
          <table:table-cell table:style-name="ce1" table:formula="of:=BITAND(BITRSHIFT([.A34]; 3); 31)" office:value-type="float" office:value="4" calcext:value-type="float">
            <text:p>4</text:p>
          </table:table-cell>
          <table:table-cell table:style-name="ce1" table:formula="of:=BITOR([.C34];[.D34])" office:value-type="float" office:value="33" calcext:value-type="float">
            <text:p>33</text:p>
          </table:table-cell>
          <table:table-cell table:style-name="ce1" table:formula="of:=BITOR([.E34];[.F34])" office:value-type="float" office:value="4" calcext:value-type="float">
            <text:p>4</text:p>
          </table:table-cell>
          <table:table-cell table:style-name="ce2" table:formula="of:=CONCATENATE(&quot;0x&quot;;DEC2HEX([.G34];2);DEC2HEX([.H34];2))" office:value-type="string" office:string-value="0x2104" calcext:value-type="string">
            <text:p>0x2104</text:p>
          </table:table-cell>
          <table:table-cell table:style-name="ce2" table:formula="of:=CONCATENATE(&quot;0x&quot;;DEC2HEX([.H34];2);DEC2HEX([.G34];2))" office:value-type="string" office:string-value="0x0421" calcext:value-type="string">
            <text:p>0x0421</text:p>
          </table:table-cell>
          <table:table-cell table:formula="of:=CONCATENATE(&quot;case &quot;;[.A34];&quot;: return &quot;;[.I34];&quot;;&quot;)" office:value-type="string" office:string-value="case 32: return 0x2104;" calcext:value-type="string">
            <text:p>case 32: return 0x2104;</text:p>
          </table:table-cell>
          <table:table-cell table:formula="of:=CONCATENATE([.I34];&quot;,&quot;)" office:value-type="string" office:string-value="0x2104," calcext:value-type="string">
            <text:p>0x2104,</text:p>
          </table:table-cell>
          <table:table-cell table:style-name="ce2" table:formula="of:=CONCATENATE(&quot;0x&quot;;DEC2HEX([.G34];2);&quot;,&quot;)" office:value-type="string" office:string-value="0x21," calcext:value-type="string">
            <text:p>0x21,</text:p>
          </table:table-cell>
          <table:table-cell table:style-name="ce2" table:formula="of:=CONCATENATE(&quot;0x&quot;;DEC2HEX([.H34];2);&quot;,&quot;)" office:value-type="string" office:string-value="0x04," calcext:value-type="string">
            <text:p>0x04,</text:p>
          </table:table-cell>
          <table:table-cell table:formula="of:=BITOR(BITLSHIFT(BITAND([.A34];1);7);BITOR(BITLSHIFT(BITAND([.A34];2);5);BITOR(BITLSHIFT(BITAND([.A34];4);3);BITOR(BITLSHIFT(BITAND([.A34];8);1);BITOR(BITRSHIFT(BITAND([.A34];16);1);BITOR(BITRSHIFT(BITAND([.A34];32);3);BITOR(BITRSHIFT(BITAND([.A34];64);5);BITRSHIFT(BITAND([.A34];128);7))))))))" office:value-type="float" office:value="4" calcext:value-type="float">
            <text:p>4</text:p>
          </table:table-cell>
          <table:table-cell table:formula="of:=CONCATENATE([.O34];&quot;,&quot;)" office:value-type="string" office:string-value="4," calcext:value-type="string">
            <text:p>4,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0x00,</text:p>
          </table:table-cell>
          <table:table-cell table:style-name="ce2" office:value-type="string" calcext:value-type="string">
            <text:p>0x20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5])" office:value-type="string" office:string-value="21" calcext:value-type="string">
            <text:p>21</text:p>
          </table:table-cell>
          <table:table-cell table:style-name="ce1" table:formula="of:=BITAND([.A35]; 248)" office:value-type="float" office:value="32" calcext:value-type="float">
            <text:p>32</text:p>
          </table:table-cell>
          <table:table-cell table:style-name="ce1" table:formula="of:=BITRSHIFT([.A35]; 5)" office:value-type="float" office:value="1" calcext:value-type="float">
            <text:p>1</text:p>
          </table:table-cell>
          <table:table-cell table:style-name="ce1" table:formula="of:=BITAND(BITLSHIFT([.A35]; 3); 224)" office:value-type="float" office:value="0" calcext:value-type="float">
            <text:p>0</text:p>
          </table:table-cell>
          <table:table-cell table:style-name="ce1" table:formula="of:=BITAND(BITRSHIFT([.A35]; 3); 31)" office:value-type="float" office:value="4" calcext:value-type="float">
            <text:p>4</text:p>
          </table:table-cell>
          <table:table-cell table:style-name="ce1" table:formula="of:=BITOR([.C35];[.D35])" office:value-type="float" office:value="33" calcext:value-type="float">
            <text:p>33</text:p>
          </table:table-cell>
          <table:table-cell table:style-name="ce1" table:formula="of:=BITOR([.E35];[.F35])" office:value-type="float" office:value="4" calcext:value-type="float">
            <text:p>4</text:p>
          </table:table-cell>
          <table:table-cell table:style-name="ce2" table:formula="of:=CONCATENATE(&quot;0x&quot;;DEC2HEX([.G35];2);DEC2HEX([.H35];2))" office:value-type="string" office:string-value="0x2104" calcext:value-type="string">
            <text:p>0x2104</text:p>
          </table:table-cell>
          <table:table-cell table:style-name="ce2" table:formula="of:=CONCATENATE(&quot;0x&quot;;DEC2HEX([.H35];2);DEC2HEX([.G35];2))" office:value-type="string" office:string-value="0x0421" calcext:value-type="string">
            <text:p>0x0421</text:p>
          </table:table-cell>
          <table:table-cell table:formula="of:=CONCATENATE(&quot;case &quot;;[.A35];&quot;: return &quot;;[.I35];&quot;;&quot;)" office:value-type="string" office:string-value="case 33: return 0x2104;" calcext:value-type="string">
            <text:p>case 33: return 0x2104;</text:p>
          </table:table-cell>
          <table:table-cell table:formula="of:=CONCATENATE([.I35];&quot;,&quot;)" office:value-type="string" office:string-value="0x2104," calcext:value-type="string">
            <text:p>0x2104,</text:p>
          </table:table-cell>
          <table:table-cell table:style-name="ce2" table:formula="of:=CONCATENATE(&quot;0x&quot;;DEC2HEX([.G35];2);&quot;,&quot;)" office:value-type="string" office:string-value="0x21," calcext:value-type="string">
            <text:p>0x21,</text:p>
          </table:table-cell>
          <table:table-cell table:style-name="ce2" table:formula="of:=CONCATENATE(&quot;0x&quot;;DEC2HEX([.H35];2);&quot;,&quot;)" office:value-type="string" office:string-value="0x04," calcext:value-type="string">
            <text:p>0x04,</text:p>
          </table:table-cell>
          <table:table-cell table:formula="of:=BITOR(BITLSHIFT(BITAND([.A35];1);7);BITOR(BITLSHIFT(BITAND([.A35];2);5);BITOR(BITLSHIFT(BITAND([.A35];4);3);BITOR(BITLSHIFT(BITAND([.A35];8);1);BITOR(BITRSHIFT(BITAND([.A35];16);1);BITOR(BITRSHIFT(BITAND([.A35];32);3);BITOR(BITRSHIFT(BITAND([.A35];64);5);BITRSHIFT(BITAND([.A35];128);7))))))))" office:value-type="float" office:value="132" calcext:value-type="float">
            <text:p>132</text:p>
          </table:table-cell>
          <table:table-cell table:formula="of:=CONCATENATE([.O35];&quot;,&quot;)" office:value-type="string" office:string-value="132," calcext:value-type="string">
            <text:p>132,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0x84,</text:p>
          </table:table-cell>
          <table:table-cell table:style-name="ce2" office:value-type="string" calcext:value-type="string">
            <text:p>0x30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6])" office:value-type="string" office:string-value="22" calcext:value-type="string">
            <text:p>22</text:p>
          </table:table-cell>
          <table:table-cell table:style-name="ce1" table:formula="of:=BITAND([.A36]; 248)" office:value-type="float" office:value="32" calcext:value-type="float">
            <text:p>32</text:p>
          </table:table-cell>
          <table:table-cell table:style-name="ce1" table:formula="of:=BITRSHIFT([.A36]; 5)" office:value-type="float" office:value="1" calcext:value-type="float">
            <text:p>1</text:p>
          </table:table-cell>
          <table:table-cell table:style-name="ce1" table:formula="of:=BITAND(BITLSHIFT([.A36]; 3); 224)" office:value-type="float" office:value="0" calcext:value-type="float">
            <text:p>0</text:p>
          </table:table-cell>
          <table:table-cell table:style-name="ce1" table:formula="of:=BITAND(BITRSHIFT([.A36]; 3); 31)" office:value-type="float" office:value="4" calcext:value-type="float">
            <text:p>4</text:p>
          </table:table-cell>
          <table:table-cell table:style-name="ce1" table:formula="of:=BITOR([.C36];[.D36])" office:value-type="float" office:value="33" calcext:value-type="float">
            <text:p>33</text:p>
          </table:table-cell>
          <table:table-cell table:style-name="ce1" table:formula="of:=BITOR([.E36];[.F36])" office:value-type="float" office:value="4" calcext:value-type="float">
            <text:p>4</text:p>
          </table:table-cell>
          <table:table-cell table:style-name="ce2" table:formula="of:=CONCATENATE(&quot;0x&quot;;DEC2HEX([.G36];2);DEC2HEX([.H36];2))" office:value-type="string" office:string-value="0x2104" calcext:value-type="string">
            <text:p>0x2104</text:p>
          </table:table-cell>
          <table:table-cell table:style-name="ce2" table:formula="of:=CONCATENATE(&quot;0x&quot;;DEC2HEX([.H36];2);DEC2HEX([.G36];2))" office:value-type="string" office:string-value="0x0421" calcext:value-type="string">
            <text:p>0x0421</text:p>
          </table:table-cell>
          <table:table-cell table:formula="of:=CONCATENATE(&quot;case &quot;;[.A36];&quot;: return &quot;;[.I36];&quot;;&quot;)" office:value-type="string" office:string-value="case 34: return 0x2104;" calcext:value-type="string">
            <text:p>case 34: return 0x2104;</text:p>
          </table:table-cell>
          <table:table-cell table:formula="of:=CONCATENATE([.I36];&quot;,&quot;)" office:value-type="string" office:string-value="0x2104," calcext:value-type="string">
            <text:p>0x2104,</text:p>
          </table:table-cell>
          <table:table-cell table:style-name="ce2" table:formula="of:=CONCATENATE(&quot;0x&quot;;DEC2HEX([.G36];2);&quot;,&quot;)" office:value-type="string" office:string-value="0x21," calcext:value-type="string">
            <text:p>0x21,</text:p>
          </table:table-cell>
          <table:table-cell table:style-name="ce2" table:formula="of:=CONCATENATE(&quot;0x&quot;;DEC2HEX([.H36];2);&quot;,&quot;)" office:value-type="string" office:string-value="0x04," calcext:value-type="string">
            <text:p>0x04,</text:p>
          </table:table-cell>
          <table:table-cell table:formula="of:=BITOR(BITLSHIFT(BITAND([.A36];1);7);BITOR(BITLSHIFT(BITAND([.A36];2);5);BITOR(BITLSHIFT(BITAND([.A36];4);3);BITOR(BITLSHIFT(BITAND([.A36];8);1);BITOR(BITRSHIFT(BITAND([.A36];16);1);BITOR(BITRSHIFT(BITAND([.A36];32);3);BITOR(BITRSHIFT(BITAND([.A36];64);5);BITRSHIFT(BITAND([.A36];128);7))))))))" office:value-type="float" office:value="68" calcext:value-type="float">
            <text:p>68</text:p>
          </table:table-cell>
          <table:table-cell table:formula="of:=CONCATENATE([.O36];&quot;,&quot;)" office:value-type="string" office:string-value="68," calcext:value-type="string">
            <text:p>68,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0x42,</text:p>
          </table:table-cell>
          <table:table-cell table:style-name="ce2" office:value-type="string" calcext:value-type="string">
            <text:p>0x28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7])" office:value-type="string" office:string-value="23" calcext:value-type="string">
            <text:p>23</text:p>
          </table:table-cell>
          <table:table-cell table:style-name="ce1" table:formula="of:=BITAND([.A37]; 248)" office:value-type="float" office:value="32" calcext:value-type="float">
            <text:p>32</text:p>
          </table:table-cell>
          <table:table-cell table:style-name="ce1" table:formula="of:=BITRSHIFT([.A37]; 5)" office:value-type="float" office:value="1" calcext:value-type="float">
            <text:p>1</text:p>
          </table:table-cell>
          <table:table-cell table:style-name="ce1" table:formula="of:=BITAND(BITLSHIFT([.A37]; 3); 224)" office:value-type="float" office:value="0" calcext:value-type="float">
            <text:p>0</text:p>
          </table:table-cell>
          <table:table-cell table:style-name="ce1" table:formula="of:=BITAND(BITRSHIFT([.A37]; 3); 31)" office:value-type="float" office:value="4" calcext:value-type="float">
            <text:p>4</text:p>
          </table:table-cell>
          <table:table-cell table:style-name="ce1" table:formula="of:=BITOR([.C37];[.D37])" office:value-type="float" office:value="33" calcext:value-type="float">
            <text:p>33</text:p>
          </table:table-cell>
          <table:table-cell table:style-name="ce1" table:formula="of:=BITOR([.E37];[.F37])" office:value-type="float" office:value="4" calcext:value-type="float">
            <text:p>4</text:p>
          </table:table-cell>
          <table:table-cell table:style-name="ce2" table:formula="of:=CONCATENATE(&quot;0x&quot;;DEC2HEX([.G37];2);DEC2HEX([.H37];2))" office:value-type="string" office:string-value="0x2104" calcext:value-type="string">
            <text:p>0x2104</text:p>
          </table:table-cell>
          <table:table-cell table:style-name="ce2" table:formula="of:=CONCATENATE(&quot;0x&quot;;DEC2HEX([.H37];2);DEC2HEX([.G37];2))" office:value-type="string" office:string-value="0x0421" calcext:value-type="string">
            <text:p>0x0421</text:p>
          </table:table-cell>
          <table:table-cell table:formula="of:=CONCATENATE(&quot;case &quot;;[.A37];&quot;: return &quot;;[.I37];&quot;;&quot;)" office:value-type="string" office:string-value="case 35: return 0x2104;" calcext:value-type="string">
            <text:p>case 35: return 0x2104;</text:p>
          </table:table-cell>
          <table:table-cell table:formula="of:=CONCATENATE([.I37];&quot;,&quot;)" office:value-type="string" office:string-value="0x2104," calcext:value-type="string">
            <text:p>0x2104,</text:p>
          </table:table-cell>
          <table:table-cell table:style-name="ce2" table:formula="of:=CONCATENATE(&quot;0x&quot;;DEC2HEX([.G37];2);&quot;,&quot;)" office:value-type="string" office:string-value="0x21," calcext:value-type="string">
            <text:p>0x21,</text:p>
          </table:table-cell>
          <table:table-cell table:style-name="ce2" table:formula="of:=CONCATENATE(&quot;0x&quot;;DEC2HEX([.H37];2);&quot;,&quot;)" office:value-type="string" office:string-value="0x04," calcext:value-type="string">
            <text:p>0x04,</text:p>
          </table:table-cell>
          <table:table-cell table:formula="of:=BITOR(BITLSHIFT(BITAND([.A37];1);7);BITOR(BITLSHIFT(BITAND([.A37];2);5);BITOR(BITLSHIFT(BITAND([.A37];4);3);BITOR(BITLSHIFT(BITAND([.A37];8);1);BITOR(BITRSHIFT(BITAND([.A37];16);1);BITOR(BITRSHIFT(BITAND([.A37];32);3);BITOR(BITRSHIFT(BITAND([.A37];64);5);BITRSHIFT(BITAND([.A37];128);7))))))))" office:value-type="float" office:value="196" calcext:value-type="float">
            <text:p>196</text:p>
          </table:table-cell>
          <table:table-cell table:formula="of:=CONCATENATE([.O37];&quot;,&quot;)" office:value-type="string" office:string-value="196," calcext:value-type="string">
            <text:p>196,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0xC6,</text:p>
          </table:table-cell>
          <table:table-cell table:style-name="ce2" office:value-type="string" calcext:value-type="string">
            <text:p>0x38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8])" office:value-type="string" office:string-value="24" calcext:value-type="string">
            <text:p>24</text:p>
          </table:table-cell>
          <table:table-cell table:style-name="ce1" table:formula="of:=BITAND([.A38]; 248)" office:value-type="float" office:value="32" calcext:value-type="float">
            <text:p>32</text:p>
          </table:table-cell>
          <table:table-cell table:style-name="ce1" table:formula="of:=BITRSHIFT([.A38]; 5)" office:value-type="float" office:value="1" calcext:value-type="float">
            <text:p>1</text:p>
          </table:table-cell>
          <table:table-cell table:style-name="ce1" table:formula="of:=BITAND(BITLSHIFT([.A38]; 3); 224)" office:value-type="float" office:value="32" calcext:value-type="float">
            <text:p>32</text:p>
          </table:table-cell>
          <table:table-cell table:style-name="ce1" table:formula="of:=BITAND(BITRSHIFT([.A38]; 3); 31)" office:value-type="float" office:value="4" calcext:value-type="float">
            <text:p>4</text:p>
          </table:table-cell>
          <table:table-cell table:style-name="ce1" table:formula="of:=BITOR([.C38];[.D38])" office:value-type="float" office:value="33" calcext:value-type="float">
            <text:p>33</text:p>
          </table:table-cell>
          <table:table-cell table:style-name="ce1" table:formula="of:=BITOR([.E38];[.F38])" office:value-type="float" office:value="36" calcext:value-type="float">
            <text:p>36</text:p>
          </table:table-cell>
          <table:table-cell table:style-name="ce2" table:formula="of:=CONCATENATE(&quot;0x&quot;;DEC2HEX([.G38];2);DEC2HEX([.H38];2))" office:value-type="string" office:string-value="0x2124" calcext:value-type="string">
            <text:p>0x2124</text:p>
          </table:table-cell>
          <table:table-cell table:style-name="ce2" table:formula="of:=CONCATENATE(&quot;0x&quot;;DEC2HEX([.H38];2);DEC2HEX([.G38];2))" office:value-type="string" office:string-value="0x2421" calcext:value-type="string">
            <text:p>0x2421</text:p>
          </table:table-cell>
          <table:table-cell table:formula="of:=CONCATENATE(&quot;case &quot;;[.A38];&quot;: return &quot;;[.I38];&quot;;&quot;)" office:value-type="string" office:string-value="case 36: return 0x2124;" calcext:value-type="string">
            <text:p>case 36: return 0x2124;</text:p>
          </table:table-cell>
          <table:table-cell table:formula="of:=CONCATENATE([.I38];&quot;,&quot;)" office:value-type="string" office:string-value="0x2124," calcext:value-type="string">
            <text:p>0x2124,</text:p>
          </table:table-cell>
          <table:table-cell table:style-name="ce2" table:formula="of:=CONCATENATE(&quot;0x&quot;;DEC2HEX([.G38];2);&quot;,&quot;)" office:value-type="string" office:string-value="0x21," calcext:value-type="string">
            <text:p>0x21,</text:p>
          </table:table-cell>
          <table:table-cell table:style-name="ce2" table:formula="of:=CONCATENATE(&quot;0x&quot;;DEC2HEX([.H38];2);&quot;,&quot;)" office:value-type="string" office:string-value="0x24," calcext:value-type="string">
            <text:p>0x24,</text:p>
          </table:table-cell>
          <table:table-cell table:formula="of:=BITOR(BITLSHIFT(BITAND([.A38];1);7);BITOR(BITLSHIFT(BITAND([.A38];2);5);BITOR(BITLSHIFT(BITAND([.A38];4);3);BITOR(BITLSHIFT(BITAND([.A38];8);1);BITOR(BITRSHIFT(BITAND([.A38];16);1);BITOR(BITRSHIFT(BITAND([.A38];32);3);BITOR(BITRSHIFT(BITAND([.A38];64);5);BITRSHIFT(BITAND([.A38];128);7))))))))" office:value-type="float" office:value="36" calcext:value-type="float">
            <text:p>36</text:p>
          </table:table-cell>
          <table:table-cell table:formula="of:=CONCATENATE([.O38];&quot;,&quot;)" office:value-type="string" office:string-value="36," calcext:value-type="string">
            <text:p>36,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0x21,</text:p>
          </table:table-cell>
          <table:table-cell table:style-name="ce2" office:value-type="string" calcext:value-type="string">
            <text:p>0x24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9])" office:value-type="string" office:string-value="25" calcext:value-type="string">
            <text:p>25</text:p>
          </table:table-cell>
          <table:table-cell table:style-name="ce1" table:formula="of:=BITAND([.A39]; 248)" office:value-type="float" office:value="32" calcext:value-type="float">
            <text:p>32</text:p>
          </table:table-cell>
          <table:table-cell table:style-name="ce1" table:formula="of:=BITRSHIFT([.A39]; 5)" office:value-type="float" office:value="1" calcext:value-type="float">
            <text:p>1</text:p>
          </table:table-cell>
          <table:table-cell table:style-name="ce1" table:formula="of:=BITAND(BITLSHIFT([.A39]; 3); 224)" office:value-type="float" office:value="32" calcext:value-type="float">
            <text:p>32</text:p>
          </table:table-cell>
          <table:table-cell table:style-name="ce1" table:formula="of:=BITAND(BITRSHIFT([.A39]; 3); 31)" office:value-type="float" office:value="4" calcext:value-type="float">
            <text:p>4</text:p>
          </table:table-cell>
          <table:table-cell table:style-name="ce1" table:formula="of:=BITOR([.C39];[.D39])" office:value-type="float" office:value="33" calcext:value-type="float">
            <text:p>33</text:p>
          </table:table-cell>
          <table:table-cell table:style-name="ce1" table:formula="of:=BITOR([.E39];[.F39])" office:value-type="float" office:value="36" calcext:value-type="float">
            <text:p>36</text:p>
          </table:table-cell>
          <table:table-cell table:style-name="ce2" table:formula="of:=CONCATENATE(&quot;0x&quot;;DEC2HEX([.G39];2);DEC2HEX([.H39];2))" office:value-type="string" office:string-value="0x2124" calcext:value-type="string">
            <text:p>0x2124</text:p>
          </table:table-cell>
          <table:table-cell table:style-name="ce2" table:formula="of:=CONCATENATE(&quot;0x&quot;;DEC2HEX([.H39];2);DEC2HEX([.G39];2))" office:value-type="string" office:string-value="0x2421" calcext:value-type="string">
            <text:p>0x2421</text:p>
          </table:table-cell>
          <table:table-cell table:formula="of:=CONCATENATE(&quot;case &quot;;[.A39];&quot;: return &quot;;[.I39];&quot;;&quot;)" office:value-type="string" office:string-value="case 37: return 0x2124;" calcext:value-type="string">
            <text:p>case 37: return 0x2124;</text:p>
          </table:table-cell>
          <table:table-cell table:formula="of:=CONCATENATE([.I39];&quot;,&quot;)" office:value-type="string" office:string-value="0x2124," calcext:value-type="string">
            <text:p>0x2124,</text:p>
          </table:table-cell>
          <table:table-cell table:style-name="ce2" table:formula="of:=CONCATENATE(&quot;0x&quot;;DEC2HEX([.G39];2);&quot;,&quot;)" office:value-type="string" office:string-value="0x21," calcext:value-type="string">
            <text:p>0x21,</text:p>
          </table:table-cell>
          <table:table-cell table:style-name="ce2" table:formula="of:=CONCATENATE(&quot;0x&quot;;DEC2HEX([.H39];2);&quot;,&quot;)" office:value-type="string" office:string-value="0x24," calcext:value-type="string">
            <text:p>0x24,</text:p>
          </table:table-cell>
          <table:table-cell table:formula="of:=BITOR(BITLSHIFT(BITAND([.A39];1);7);BITOR(BITLSHIFT(BITAND([.A39];2);5);BITOR(BITLSHIFT(BITAND([.A39];4);3);BITOR(BITLSHIFT(BITAND([.A39];8);1);BITOR(BITRSHIFT(BITAND([.A39];16);1);BITOR(BITRSHIFT(BITAND([.A39];32);3);BITOR(BITRSHIFT(BITAND([.A39];64);5);BITRSHIFT(BITAND([.A39];128);7))))))))" office:value-type="float" office:value="164" calcext:value-type="float">
            <text:p>164</text:p>
          </table:table-cell>
          <table:table-cell table:formula="of:=CONCATENATE([.O39];&quot;,&quot;)" office:value-type="string" office:string-value="164," calcext:value-type="string">
            <text:p>164,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0xA5,</text:p>
          </table:table-cell>
          <table:table-cell table:style-name="ce2" office:value-type="string" calcext:value-type="string">
            <text:p>0x34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40])" office:value-type="string" office:string-value="26" calcext:value-type="string">
            <text:p>26</text:p>
          </table:table-cell>
          <table:table-cell table:style-name="ce1" table:formula="of:=BITAND([.A40]; 248)" office:value-type="float" office:value="32" calcext:value-type="float">
            <text:p>32</text:p>
          </table:table-cell>
          <table:table-cell table:style-name="ce1" table:formula="of:=BITRSHIFT([.A40]; 5)" office:value-type="float" office:value="1" calcext:value-type="float">
            <text:p>1</text:p>
          </table:table-cell>
          <table:table-cell table:style-name="ce1" table:formula="of:=BITAND(BITLSHIFT([.A40]; 3); 224)" office:value-type="float" office:value="32" calcext:value-type="float">
            <text:p>32</text:p>
          </table:table-cell>
          <table:table-cell table:style-name="ce1" table:formula="of:=BITAND(BITRSHIFT([.A40]; 3); 31)" office:value-type="float" office:value="4" calcext:value-type="float">
            <text:p>4</text:p>
          </table:table-cell>
          <table:table-cell table:style-name="ce1" table:formula="of:=BITOR([.C40];[.D40])" office:value-type="float" office:value="33" calcext:value-type="float">
            <text:p>33</text:p>
          </table:table-cell>
          <table:table-cell table:style-name="ce1" table:formula="of:=BITOR([.E40];[.F40])" office:value-type="float" office:value="36" calcext:value-type="float">
            <text:p>36</text:p>
          </table:table-cell>
          <table:table-cell table:style-name="ce2" table:formula="of:=CONCATENATE(&quot;0x&quot;;DEC2HEX([.G40];2);DEC2HEX([.H40];2))" office:value-type="string" office:string-value="0x2124" calcext:value-type="string">
            <text:p>0x2124</text:p>
          </table:table-cell>
          <table:table-cell table:style-name="ce2" table:formula="of:=CONCATENATE(&quot;0x&quot;;DEC2HEX([.H40];2);DEC2HEX([.G40];2))" office:value-type="string" office:string-value="0x2421" calcext:value-type="string">
            <text:p>0x2421</text:p>
          </table:table-cell>
          <table:table-cell table:formula="of:=CONCATENATE(&quot;case &quot;;[.A40];&quot;: return &quot;;[.I40];&quot;;&quot;)" office:value-type="string" office:string-value="case 38: return 0x2124;" calcext:value-type="string">
            <text:p>case 38: return 0x2124;</text:p>
          </table:table-cell>
          <table:table-cell table:formula="of:=CONCATENATE([.I40];&quot;,&quot;)" office:value-type="string" office:string-value="0x2124," calcext:value-type="string">
            <text:p>0x2124,</text:p>
          </table:table-cell>
          <table:table-cell table:style-name="ce2" table:formula="of:=CONCATENATE(&quot;0x&quot;;DEC2HEX([.G40];2);&quot;,&quot;)" office:value-type="string" office:string-value="0x21," calcext:value-type="string">
            <text:p>0x21,</text:p>
          </table:table-cell>
          <table:table-cell table:style-name="ce2" table:formula="of:=CONCATENATE(&quot;0x&quot;;DEC2HEX([.H40];2);&quot;,&quot;)" office:value-type="string" office:string-value="0x24," calcext:value-type="string">
            <text:p>0x24,</text:p>
          </table:table-cell>
          <table:table-cell table:formula="of:=BITOR(BITLSHIFT(BITAND([.A40];1);7);BITOR(BITLSHIFT(BITAND([.A40];2);5);BITOR(BITLSHIFT(BITAND([.A40];4);3);BITOR(BITLSHIFT(BITAND([.A40];8);1);BITOR(BITRSHIFT(BITAND([.A40];16);1);BITOR(BITRSHIFT(BITAND([.A40];32);3);BITOR(BITRSHIFT(BITAND([.A40];64);5);BITRSHIFT(BITAND([.A40];128);7))))))))" office:value-type="float" office:value="100" calcext:value-type="float">
            <text:p>100</text:p>
          </table:table-cell>
          <table:table-cell table:formula="of:=CONCATENATE([.O40];&quot;,&quot;)" office:value-type="string" office:string-value="100," calcext:value-type="string">
            <text:p>100,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0x63,</text:p>
          </table:table-cell>
          <table:table-cell table:style-name="ce2" office:value-type="string" calcext:value-type="string">
            <text:p>0x2C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1])" office:value-type="string" office:string-value="27" calcext:value-type="string">
            <text:p>27</text:p>
          </table:table-cell>
          <table:table-cell table:style-name="ce1" table:formula="of:=BITAND([.A41]; 248)" office:value-type="float" office:value="32" calcext:value-type="float">
            <text:p>32</text:p>
          </table:table-cell>
          <table:table-cell table:style-name="ce1" table:formula="of:=BITRSHIFT([.A41]; 5)" office:value-type="float" office:value="1" calcext:value-type="float">
            <text:p>1</text:p>
          </table:table-cell>
          <table:table-cell table:style-name="ce1" table:formula="of:=BITAND(BITLSHIFT([.A41]; 3); 224)" office:value-type="float" office:value="32" calcext:value-type="float">
            <text:p>32</text:p>
          </table:table-cell>
          <table:table-cell table:style-name="ce1" table:formula="of:=BITAND(BITRSHIFT([.A41]; 3); 31)" office:value-type="float" office:value="4" calcext:value-type="float">
            <text:p>4</text:p>
          </table:table-cell>
          <table:table-cell table:style-name="ce1" table:formula="of:=BITOR([.C41];[.D41])" office:value-type="float" office:value="33" calcext:value-type="float">
            <text:p>33</text:p>
          </table:table-cell>
          <table:table-cell table:style-name="ce1" table:formula="of:=BITOR([.E41];[.F41])" office:value-type="float" office:value="36" calcext:value-type="float">
            <text:p>36</text:p>
          </table:table-cell>
          <table:table-cell table:style-name="ce2" table:formula="of:=CONCATENATE(&quot;0x&quot;;DEC2HEX([.G41];2);DEC2HEX([.H41];2))" office:value-type="string" office:string-value="0x2124" calcext:value-type="string">
            <text:p>0x2124</text:p>
          </table:table-cell>
          <table:table-cell table:style-name="ce2" table:formula="of:=CONCATENATE(&quot;0x&quot;;DEC2HEX([.H41];2);DEC2HEX([.G41];2))" office:value-type="string" office:string-value="0x2421" calcext:value-type="string">
            <text:p>0x2421</text:p>
          </table:table-cell>
          <table:table-cell table:formula="of:=CONCATENATE(&quot;case &quot;;[.A41];&quot;: return &quot;;[.I41];&quot;;&quot;)" office:value-type="string" office:string-value="case 39: return 0x2124;" calcext:value-type="string">
            <text:p>case 39: return 0x2124;</text:p>
          </table:table-cell>
          <table:table-cell table:formula="of:=CONCATENATE([.I41];&quot;,&quot;)" office:value-type="string" office:string-value="0x2124," calcext:value-type="string">
            <text:p>0x2124,</text:p>
          </table:table-cell>
          <table:table-cell table:style-name="ce2" table:formula="of:=CONCATENATE(&quot;0x&quot;;DEC2HEX([.G41];2);&quot;,&quot;)" office:value-type="string" office:string-value="0x21," calcext:value-type="string">
            <text:p>0x21,</text:p>
          </table:table-cell>
          <table:table-cell table:style-name="ce2" table:formula="of:=CONCATENATE(&quot;0x&quot;;DEC2HEX([.H41];2);&quot;,&quot;)" office:value-type="string" office:string-value="0x24," calcext:value-type="string">
            <text:p>0x24,</text:p>
          </table:table-cell>
          <table:table-cell table:formula="of:=BITOR(BITLSHIFT(BITAND([.A41];1);7);BITOR(BITLSHIFT(BITAND([.A41];2);5);BITOR(BITLSHIFT(BITAND([.A41];4);3);BITOR(BITLSHIFT(BITAND([.A41];8);1);BITOR(BITRSHIFT(BITAND([.A41];16);1);BITOR(BITRSHIFT(BITAND([.A41];32);3);BITOR(BITRSHIFT(BITAND([.A41];64);5);BITRSHIFT(BITAND([.A41];128);7))))))))" office:value-type="float" office:value="228" calcext:value-type="float">
            <text:p>228</text:p>
          </table:table-cell>
          <table:table-cell table:formula="of:=CONCATENATE([.O41];&quot;,&quot;)" office:value-type="string" office:string-value="228," calcext:value-type="string">
            <text:p>228,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0xE7,</text:p>
          </table:table-cell>
          <table:table-cell table:style-name="ce2" office:value-type="string" calcext:value-type="string">
            <text:p>0x3C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2])" office:value-type="string" office:string-value="28" calcext:value-type="string">
            <text:p>28</text:p>
          </table:table-cell>
          <table:table-cell table:style-name="ce1" table:formula="of:=BITAND([.A42]; 248)" office:value-type="float" office:value="40" calcext:value-type="float">
            <text:p>40</text:p>
          </table:table-cell>
          <table:table-cell table:style-name="ce1" table:formula="of:=BITRSHIFT([.A42]; 5)" office:value-type="float" office:value="1" calcext:value-type="float">
            <text:p>1</text:p>
          </table:table-cell>
          <table:table-cell table:style-name="ce1" table:formula="of:=BITAND(BITLSHIFT([.A42]; 3); 224)" office:value-type="float" office:value="64" calcext:value-type="float">
            <text:p>64</text:p>
          </table:table-cell>
          <table:table-cell table:style-name="ce1" table:formula="of:=BITAND(BITRSHIFT([.A42]; 3); 31)" office:value-type="float" office:value="5" calcext:value-type="float">
            <text:p>5</text:p>
          </table:table-cell>
          <table:table-cell table:style-name="ce1" table:formula="of:=BITOR([.C42];[.D42])" office:value-type="float" office:value="41" calcext:value-type="float">
            <text:p>41</text:p>
          </table:table-cell>
          <table:table-cell table:style-name="ce1" table:formula="of:=BITOR([.E42];[.F42])" office:value-type="float" office:value="69" calcext:value-type="float">
            <text:p>69</text:p>
          </table:table-cell>
          <table:table-cell table:style-name="ce2" table:formula="of:=CONCATENATE(&quot;0x&quot;;DEC2HEX([.G42];2);DEC2HEX([.H42];2))" office:value-type="string" office:string-value="0x2945" calcext:value-type="string">
            <text:p>0x2945</text:p>
          </table:table-cell>
          <table:table-cell table:style-name="ce2" table:formula="of:=CONCATENATE(&quot;0x&quot;;DEC2HEX([.H42];2);DEC2HEX([.G42];2))" office:value-type="string" office:string-value="0x4529" calcext:value-type="string">
            <text:p>0x4529</text:p>
          </table:table-cell>
          <table:table-cell table:formula="of:=CONCATENATE(&quot;case &quot;;[.A42];&quot;: return &quot;;[.I42];&quot;;&quot;)" office:value-type="string" office:string-value="case 40: return 0x2945;" calcext:value-type="string">
            <text:p>case 40: return 0x2945;</text:p>
          </table:table-cell>
          <table:table-cell table:formula="of:=CONCATENATE([.I42];&quot;,&quot;)" office:value-type="string" office:string-value="0x2945," calcext:value-type="string">
            <text:p>0x2945,</text:p>
          </table:table-cell>
          <table:table-cell table:style-name="ce2" table:formula="of:=CONCATENATE(&quot;0x&quot;;DEC2HEX([.G42];2);&quot;,&quot;)" office:value-type="string" office:string-value="0x29," calcext:value-type="string">
            <text:p>0x29,</text:p>
          </table:table-cell>
          <table:table-cell table:style-name="ce2" table:formula="of:=CONCATENATE(&quot;0x&quot;;DEC2HEX([.H42];2);&quot;,&quot;)" office:value-type="string" office:string-value="0x45," calcext:value-type="string">
            <text:p>0x45,</text:p>
          </table:table-cell>
          <table:table-cell table:formula="of:=BITOR(BITLSHIFT(BITAND([.A42];1);7);BITOR(BITLSHIFT(BITAND([.A42];2);5);BITOR(BITLSHIFT(BITAND([.A42];4);3);BITOR(BITLSHIFT(BITAND([.A42];8);1);BITOR(BITRSHIFT(BITAND([.A42];16);1);BITOR(BITRSHIFT(BITAND([.A42];32);3);BITOR(BITRSHIFT(BITAND([.A42];64);5);BITRSHIFT(BITAND([.A42];128);7))))))))" office:value-type="float" office:value="20" calcext:value-type="float">
            <text:p>20</text:p>
          </table:table-cell>
          <table:table-cell table:formula="of:=CONCATENATE([.O42];&quot;,&quot;)" office:value-type="string" office:string-value="20," calcext:value-type="string">
            <text:p>20,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0x10,</text:p>
          </table:table-cell>
          <table:table-cell table:style-name="ce2" office:value-type="string" calcext:value-type="string">
            <text:p>0xA2,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3])" office:value-type="string" office:string-value="29" calcext:value-type="string">
            <text:p>29</text:p>
          </table:table-cell>
          <table:table-cell table:style-name="ce1" table:formula="of:=BITAND([.A43]; 248)" office:value-type="float" office:value="40" calcext:value-type="float">
            <text:p>40</text:p>
          </table:table-cell>
          <table:table-cell table:style-name="ce1" table:formula="of:=BITRSHIFT([.A43]; 5)" office:value-type="float" office:value="1" calcext:value-type="float">
            <text:p>1</text:p>
          </table:table-cell>
          <table:table-cell table:style-name="ce1" table:formula="of:=BITAND(BITLSHIFT([.A43]; 3); 224)" office:value-type="float" office:value="64" calcext:value-type="float">
            <text:p>64</text:p>
          </table:table-cell>
          <table:table-cell table:style-name="ce1" table:formula="of:=BITAND(BITRSHIFT([.A43]; 3); 31)" office:value-type="float" office:value="5" calcext:value-type="float">
            <text:p>5</text:p>
          </table:table-cell>
          <table:table-cell table:style-name="ce1" table:formula="of:=BITOR([.C43];[.D43])" office:value-type="float" office:value="41" calcext:value-type="float">
            <text:p>41</text:p>
          </table:table-cell>
          <table:table-cell table:style-name="ce1" table:formula="of:=BITOR([.E43];[.F43])" office:value-type="float" office:value="69" calcext:value-type="float">
            <text:p>69</text:p>
          </table:table-cell>
          <table:table-cell table:style-name="ce2" table:formula="of:=CONCATENATE(&quot;0x&quot;;DEC2HEX([.G43];2);DEC2HEX([.H43];2))" office:value-type="string" office:string-value="0x2945" calcext:value-type="string">
            <text:p>0x2945</text:p>
          </table:table-cell>
          <table:table-cell table:style-name="ce2" table:formula="of:=CONCATENATE(&quot;0x&quot;;DEC2HEX([.H43];2);DEC2HEX([.G43];2))" office:value-type="string" office:string-value="0x4529" calcext:value-type="string">
            <text:p>0x4529</text:p>
          </table:table-cell>
          <table:table-cell table:formula="of:=CONCATENATE(&quot;case &quot;;[.A43];&quot;: return &quot;;[.I43];&quot;;&quot;)" office:value-type="string" office:string-value="case 41: return 0x2945;" calcext:value-type="string">
            <text:p>case 41: return 0x2945;</text:p>
          </table:table-cell>
          <table:table-cell table:formula="of:=CONCATENATE([.I43];&quot;,&quot;)" office:value-type="string" office:string-value="0x2945," calcext:value-type="string">
            <text:p>0x2945,</text:p>
          </table:table-cell>
          <table:table-cell table:style-name="ce2" table:formula="of:=CONCATENATE(&quot;0x&quot;;DEC2HEX([.G43];2);&quot;,&quot;)" office:value-type="string" office:string-value="0x29," calcext:value-type="string">
            <text:p>0x29,</text:p>
          </table:table-cell>
          <table:table-cell table:style-name="ce2" table:formula="of:=CONCATENATE(&quot;0x&quot;;DEC2HEX([.H43];2);&quot;,&quot;)" office:value-type="string" office:string-value="0x45," calcext:value-type="string">
            <text:p>0x45,</text:p>
          </table:table-cell>
          <table:table-cell table:formula="of:=BITOR(BITLSHIFT(BITAND([.A43];1);7);BITOR(BITLSHIFT(BITAND([.A43];2);5);BITOR(BITLSHIFT(BITAND([.A43];4);3);BITOR(BITLSHIFT(BITAND([.A43];8);1);BITOR(BITRSHIFT(BITAND([.A43];16);1);BITOR(BITRSHIFT(BITAND([.A43];32);3);BITOR(BITRSHIFT(BITAND([.A43];64);5);BITRSHIFT(BITAND([.A43];128);7))))))))" office:value-type="float" office:value="148" calcext:value-type="float">
            <text:p>148</text:p>
          </table:table-cell>
          <table:table-cell table:formula="of:=CONCATENATE([.O43];&quot;,&quot;)" office:value-type="string" office:string-value="148," calcext:value-type="string">
            <text:p>148,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0x94,</text:p>
          </table:table-cell>
          <table:table-cell table:style-name="ce2" office:value-type="string" calcext:value-type="string">
            <text:p>0xB2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4])" office:value-type="string" office:string-value="2A" calcext:value-type="string">
            <text:p>2A</text:p>
          </table:table-cell>
          <table:table-cell table:style-name="ce1" table:formula="of:=BITAND([.A44]; 248)" office:value-type="float" office:value="40" calcext:value-type="float">
            <text:p>40</text:p>
          </table:table-cell>
          <table:table-cell table:style-name="ce1" table:formula="of:=BITRSHIFT([.A44]; 5)" office:value-type="float" office:value="1" calcext:value-type="float">
            <text:p>1</text:p>
          </table:table-cell>
          <table:table-cell table:style-name="ce1" table:formula="of:=BITAND(BITLSHIFT([.A44]; 3); 224)" office:value-type="float" office:value="64" calcext:value-type="float">
            <text:p>64</text:p>
          </table:table-cell>
          <table:table-cell table:style-name="ce1" table:formula="of:=BITAND(BITRSHIFT([.A44]; 3); 31)" office:value-type="float" office:value="5" calcext:value-type="float">
            <text:p>5</text:p>
          </table:table-cell>
          <table:table-cell table:style-name="ce1" table:formula="of:=BITOR([.C44];[.D44])" office:value-type="float" office:value="41" calcext:value-type="float">
            <text:p>41</text:p>
          </table:table-cell>
          <table:table-cell table:style-name="ce1" table:formula="of:=BITOR([.E44];[.F44])" office:value-type="float" office:value="69" calcext:value-type="float">
            <text:p>69</text:p>
          </table:table-cell>
          <table:table-cell table:style-name="ce2" table:formula="of:=CONCATENATE(&quot;0x&quot;;DEC2HEX([.G44];2);DEC2HEX([.H44];2))" office:value-type="string" office:string-value="0x2945" calcext:value-type="string">
            <text:p>0x2945</text:p>
          </table:table-cell>
          <table:table-cell table:style-name="ce2" table:formula="of:=CONCATENATE(&quot;0x&quot;;DEC2HEX([.H44];2);DEC2HEX([.G44];2))" office:value-type="string" office:string-value="0x4529" calcext:value-type="string">
            <text:p>0x4529</text:p>
          </table:table-cell>
          <table:table-cell table:formula="of:=CONCATENATE(&quot;case &quot;;[.A44];&quot;: return &quot;;[.I44];&quot;;&quot;)" office:value-type="string" office:string-value="case 42: return 0x2945;" calcext:value-type="string">
            <text:p>case 42: return 0x2945;</text:p>
          </table:table-cell>
          <table:table-cell table:formula="of:=CONCATENATE([.I44];&quot;,&quot;)" office:value-type="string" office:string-value="0x2945," calcext:value-type="string">
            <text:p>0x2945,</text:p>
          </table:table-cell>
          <table:table-cell table:style-name="ce2" table:formula="of:=CONCATENATE(&quot;0x&quot;;DEC2HEX([.G44];2);&quot;,&quot;)" office:value-type="string" office:string-value="0x29," calcext:value-type="string">
            <text:p>0x29,</text:p>
          </table:table-cell>
          <table:table-cell table:style-name="ce2" table:formula="of:=CONCATENATE(&quot;0x&quot;;DEC2HEX([.H44];2);&quot;,&quot;)" office:value-type="string" office:string-value="0x45," calcext:value-type="string">
            <text:p>0x45,</text:p>
          </table:table-cell>
          <table:table-cell table:formula="of:=BITOR(BITLSHIFT(BITAND([.A44];1);7);BITOR(BITLSHIFT(BITAND([.A44];2);5);BITOR(BITLSHIFT(BITAND([.A44];4);3);BITOR(BITLSHIFT(BITAND([.A44];8);1);BITOR(BITRSHIFT(BITAND([.A44];16);1);BITOR(BITRSHIFT(BITAND([.A44];32);3);BITOR(BITRSHIFT(BITAND([.A44];64);5);BITRSHIFT(BITAND([.A44];128);7))))))))" office:value-type="float" office:value="84" calcext:value-type="float">
            <text:p>84</text:p>
          </table:table-cell>
          <table:table-cell table:formula="of:=CONCATENATE([.O44];&quot;,&quot;)" office:value-type="string" office:string-value="84," calcext:value-type="string">
            <text:p>84,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0x52,</text:p>
          </table:table-cell>
          <table:table-cell table:style-name="ce2" office:value-type="string" calcext:value-type="string">
            <text:p>0xAA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5])" office:value-type="string" office:string-value="2B" calcext:value-type="string">
            <text:p>2B</text:p>
          </table:table-cell>
          <table:table-cell table:style-name="ce1" table:formula="of:=BITAND([.A45]; 248)" office:value-type="float" office:value="40" calcext:value-type="float">
            <text:p>40</text:p>
          </table:table-cell>
          <table:table-cell table:style-name="ce1" table:formula="of:=BITRSHIFT([.A45]; 5)" office:value-type="float" office:value="1" calcext:value-type="float">
            <text:p>1</text:p>
          </table:table-cell>
          <table:table-cell table:style-name="ce1" table:formula="of:=BITAND(BITLSHIFT([.A45]; 3); 224)" office:value-type="float" office:value="64" calcext:value-type="float">
            <text:p>64</text:p>
          </table:table-cell>
          <table:table-cell table:style-name="ce1" table:formula="of:=BITAND(BITRSHIFT([.A45]; 3); 31)" office:value-type="float" office:value="5" calcext:value-type="float">
            <text:p>5</text:p>
          </table:table-cell>
          <table:table-cell table:style-name="ce1" table:formula="of:=BITOR([.C45];[.D45])" office:value-type="float" office:value="41" calcext:value-type="float">
            <text:p>41</text:p>
          </table:table-cell>
          <table:table-cell table:style-name="ce1" table:formula="of:=BITOR([.E45];[.F45])" office:value-type="float" office:value="69" calcext:value-type="float">
            <text:p>69</text:p>
          </table:table-cell>
          <table:table-cell table:style-name="ce2" table:formula="of:=CONCATENATE(&quot;0x&quot;;DEC2HEX([.G45];2);DEC2HEX([.H45];2))" office:value-type="string" office:string-value="0x2945" calcext:value-type="string">
            <text:p>0x2945</text:p>
          </table:table-cell>
          <table:table-cell table:style-name="ce2" table:formula="of:=CONCATENATE(&quot;0x&quot;;DEC2HEX([.H45];2);DEC2HEX([.G45];2))" office:value-type="string" office:string-value="0x4529" calcext:value-type="string">
            <text:p>0x4529</text:p>
          </table:table-cell>
          <table:table-cell table:formula="of:=CONCATENATE(&quot;case &quot;;[.A45];&quot;: return &quot;;[.I45];&quot;;&quot;)" office:value-type="string" office:string-value="case 43: return 0x2945;" calcext:value-type="string">
            <text:p>case 43: return 0x2945;</text:p>
          </table:table-cell>
          <table:table-cell table:formula="of:=CONCATENATE([.I45];&quot;,&quot;)" office:value-type="string" office:string-value="0x2945," calcext:value-type="string">
            <text:p>0x2945,</text:p>
          </table:table-cell>
          <table:table-cell table:style-name="ce2" table:formula="of:=CONCATENATE(&quot;0x&quot;;DEC2HEX([.G45];2);&quot;,&quot;)" office:value-type="string" office:string-value="0x29," calcext:value-type="string">
            <text:p>0x29,</text:p>
          </table:table-cell>
          <table:table-cell table:style-name="ce2" table:formula="of:=CONCATENATE(&quot;0x&quot;;DEC2HEX([.H45];2);&quot;,&quot;)" office:value-type="string" office:string-value="0x45," calcext:value-type="string">
            <text:p>0x45,</text:p>
          </table:table-cell>
          <table:table-cell table:formula="of:=BITOR(BITLSHIFT(BITAND([.A45];1);7);BITOR(BITLSHIFT(BITAND([.A45];2);5);BITOR(BITLSHIFT(BITAND([.A45];4);3);BITOR(BITLSHIFT(BITAND([.A45];8);1);BITOR(BITRSHIFT(BITAND([.A45];16);1);BITOR(BITRSHIFT(BITAND([.A45];32);3);BITOR(BITRSHIFT(BITAND([.A45];64);5);BITRSHIFT(BITAND([.A45];128);7))))))))" office:value-type="float" office:value="212" calcext:value-type="float">
            <text:p>212</text:p>
          </table:table-cell>
          <table:table-cell table:formula="of:=CONCATENATE([.O45];&quot;,&quot;)" office:value-type="string" office:string-value="212," calcext:value-type="string">
            <text:p>212,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0xD6,</text:p>
          </table:table-cell>
          <table:table-cell table:style-name="ce2" office:value-type="string" calcext:value-type="string">
            <text:p>0xBA,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6])" office:value-type="string" office:string-value="2C" calcext:value-type="string">
            <text:p>2C</text:p>
          </table:table-cell>
          <table:table-cell table:style-name="ce1" table:formula="of:=BITAND([.A46]; 248)" office:value-type="float" office:value="40" calcext:value-type="float">
            <text:p>40</text:p>
          </table:table-cell>
          <table:table-cell table:style-name="ce1" table:formula="of:=BITRSHIFT([.A46]; 5)" office:value-type="float" office:value="1" calcext:value-type="float">
            <text:p>1</text:p>
          </table:table-cell>
          <table:table-cell table:style-name="ce1" table:formula="of:=BITAND(BITLSHIFT([.A46]; 3); 224)" office:value-type="float" office:value="96" calcext:value-type="float">
            <text:p>96</text:p>
          </table:table-cell>
          <table:table-cell table:style-name="ce1" table:formula="of:=BITAND(BITRSHIFT([.A46]; 3); 31)" office:value-type="float" office:value="5" calcext:value-type="float">
            <text:p>5</text:p>
          </table:table-cell>
          <table:table-cell table:style-name="ce1" table:formula="of:=BITOR([.C46];[.D46])" office:value-type="float" office:value="41" calcext:value-type="float">
            <text:p>41</text:p>
          </table:table-cell>
          <table:table-cell table:style-name="ce1" table:formula="of:=BITOR([.E46];[.F46])" office:value-type="float" office:value="101" calcext:value-type="float">
            <text:p>101</text:p>
          </table:table-cell>
          <table:table-cell table:style-name="ce2" table:formula="of:=CONCATENATE(&quot;0x&quot;;DEC2HEX([.G46];2);DEC2HEX([.H46];2))" office:value-type="string" office:string-value="0x2965" calcext:value-type="string">
            <text:p>0x2965</text:p>
          </table:table-cell>
          <table:table-cell table:style-name="ce2" table:formula="of:=CONCATENATE(&quot;0x&quot;;DEC2HEX([.H46];2);DEC2HEX([.G46];2))" office:value-type="string" office:string-value="0x6529" calcext:value-type="string">
            <text:p>0x6529</text:p>
          </table:table-cell>
          <table:table-cell table:formula="of:=CONCATENATE(&quot;case &quot;;[.A46];&quot;: return &quot;;[.I46];&quot;;&quot;)" office:value-type="string" office:string-value="case 44: return 0x2965;" calcext:value-type="string">
            <text:p>case 44: return 0x2965;</text:p>
          </table:table-cell>
          <table:table-cell table:formula="of:=CONCATENATE([.I46];&quot;,&quot;)" office:value-type="string" office:string-value="0x2965," calcext:value-type="string">
            <text:p>0x2965,</text:p>
          </table:table-cell>
          <table:table-cell table:style-name="ce2" table:formula="of:=CONCATENATE(&quot;0x&quot;;DEC2HEX([.G46];2);&quot;,&quot;)" office:value-type="string" office:string-value="0x29," calcext:value-type="string">
            <text:p>0x29,</text:p>
          </table:table-cell>
          <table:table-cell table:style-name="ce2" table:formula="of:=CONCATENATE(&quot;0x&quot;;DEC2HEX([.H46];2);&quot;,&quot;)" office:value-type="string" office:string-value="0x65," calcext:value-type="string">
            <text:p>0x65,</text:p>
          </table:table-cell>
          <table:table-cell table:formula="of:=BITOR(BITLSHIFT(BITAND([.A46];1);7);BITOR(BITLSHIFT(BITAND([.A46];2);5);BITOR(BITLSHIFT(BITAND([.A46];4);3);BITOR(BITLSHIFT(BITAND([.A46];8);1);BITOR(BITRSHIFT(BITAND([.A46];16);1);BITOR(BITRSHIFT(BITAND([.A46];32);3);BITOR(BITRSHIFT(BITAND([.A46];64);5);BITRSHIFT(BITAND([.A46];128);7))))))))" office:value-type="float" office:value="52" calcext:value-type="float">
            <text:p>52</text:p>
          </table:table-cell>
          <table:table-cell table:formula="of:=CONCATENATE([.O46];&quot;,&quot;)" office:value-type="string" office:string-value="52," calcext:value-type="string">
            <text:p>52,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0x31,</text:p>
          </table:table-cell>
          <table:table-cell table:style-name="ce2" office:value-type="string" calcext:value-type="string">
            <text:p>0xA6,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7])" office:value-type="string" office:string-value="2D" calcext:value-type="string">
            <text:p>2D</text:p>
          </table:table-cell>
          <table:table-cell table:style-name="ce1" table:formula="of:=BITAND([.A47]; 248)" office:value-type="float" office:value="40" calcext:value-type="float">
            <text:p>40</text:p>
          </table:table-cell>
          <table:table-cell table:style-name="ce1" table:formula="of:=BITRSHIFT([.A47]; 5)" office:value-type="float" office:value="1" calcext:value-type="float">
            <text:p>1</text:p>
          </table:table-cell>
          <table:table-cell table:style-name="ce1" table:formula="of:=BITAND(BITLSHIFT([.A47]; 3); 224)" office:value-type="float" office:value="96" calcext:value-type="float">
            <text:p>96</text:p>
          </table:table-cell>
          <table:table-cell table:style-name="ce1" table:formula="of:=BITAND(BITRSHIFT([.A47]; 3); 31)" office:value-type="float" office:value="5" calcext:value-type="float">
            <text:p>5</text:p>
          </table:table-cell>
          <table:table-cell table:style-name="ce1" table:formula="of:=BITOR([.C47];[.D47])" office:value-type="float" office:value="41" calcext:value-type="float">
            <text:p>41</text:p>
          </table:table-cell>
          <table:table-cell table:style-name="ce1" table:formula="of:=BITOR([.E47];[.F47])" office:value-type="float" office:value="101" calcext:value-type="float">
            <text:p>101</text:p>
          </table:table-cell>
          <table:table-cell table:style-name="ce2" table:formula="of:=CONCATENATE(&quot;0x&quot;;DEC2HEX([.G47];2);DEC2HEX([.H47];2))" office:value-type="string" office:string-value="0x2965" calcext:value-type="string">
            <text:p>0x2965</text:p>
          </table:table-cell>
          <table:table-cell table:style-name="ce2" table:formula="of:=CONCATENATE(&quot;0x&quot;;DEC2HEX([.H47];2);DEC2HEX([.G47];2))" office:value-type="string" office:string-value="0x6529" calcext:value-type="string">
            <text:p>0x6529</text:p>
          </table:table-cell>
          <table:table-cell table:formula="of:=CONCATENATE(&quot;case &quot;;[.A47];&quot;: return &quot;;[.I47];&quot;;&quot;)" office:value-type="string" office:string-value="case 45: return 0x2965;" calcext:value-type="string">
            <text:p>case 45: return 0x2965;</text:p>
          </table:table-cell>
          <table:table-cell table:formula="of:=CONCATENATE([.I47];&quot;,&quot;)" office:value-type="string" office:string-value="0x2965," calcext:value-type="string">
            <text:p>0x2965,</text:p>
          </table:table-cell>
          <table:table-cell table:style-name="ce2" table:formula="of:=CONCATENATE(&quot;0x&quot;;DEC2HEX([.G47];2);&quot;,&quot;)" office:value-type="string" office:string-value="0x29," calcext:value-type="string">
            <text:p>0x29,</text:p>
          </table:table-cell>
          <table:table-cell table:style-name="ce2" table:formula="of:=CONCATENATE(&quot;0x&quot;;DEC2HEX([.H47];2);&quot;,&quot;)" office:value-type="string" office:string-value="0x65," calcext:value-type="string">
            <text:p>0x65,</text:p>
          </table:table-cell>
          <table:table-cell table:formula="of:=BITOR(BITLSHIFT(BITAND([.A47];1);7);BITOR(BITLSHIFT(BITAND([.A47];2);5);BITOR(BITLSHIFT(BITAND([.A47];4);3);BITOR(BITLSHIFT(BITAND([.A47];8);1);BITOR(BITRSHIFT(BITAND([.A47];16);1);BITOR(BITRSHIFT(BITAND([.A47];32);3);BITOR(BITRSHIFT(BITAND([.A47];64);5);BITRSHIFT(BITAND([.A47];128);7))))))))" office:value-type="float" office:value="180" calcext:value-type="float">
            <text:p>180</text:p>
          </table:table-cell>
          <table:table-cell table:formula="of:=CONCATENATE([.O47];&quot;,&quot;)" office:value-type="string" office:string-value="180," calcext:value-type="string">
            <text:p>180,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0xB5,</text:p>
          </table:table-cell>
          <table:table-cell table:style-name="ce2" office:value-type="string" calcext:value-type="string">
            <text:p>0xB6,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8])" office:value-type="string" office:string-value="2E" calcext:value-type="string">
            <text:p>2E</text:p>
          </table:table-cell>
          <table:table-cell table:style-name="ce1" table:formula="of:=BITAND([.A48]; 248)" office:value-type="float" office:value="40" calcext:value-type="float">
            <text:p>40</text:p>
          </table:table-cell>
          <table:table-cell table:style-name="ce1" table:formula="of:=BITRSHIFT([.A48]; 5)" office:value-type="float" office:value="1" calcext:value-type="float">
            <text:p>1</text:p>
          </table:table-cell>
          <table:table-cell table:style-name="ce1" table:formula="of:=BITAND(BITLSHIFT([.A48]; 3); 224)" office:value-type="float" office:value="96" calcext:value-type="float">
            <text:p>96</text:p>
          </table:table-cell>
          <table:table-cell table:style-name="ce1" table:formula="of:=BITAND(BITRSHIFT([.A48]; 3); 31)" office:value-type="float" office:value="5" calcext:value-type="float">
            <text:p>5</text:p>
          </table:table-cell>
          <table:table-cell table:style-name="ce1" table:formula="of:=BITOR([.C48];[.D48])" office:value-type="float" office:value="41" calcext:value-type="float">
            <text:p>41</text:p>
          </table:table-cell>
          <table:table-cell table:style-name="ce1" table:formula="of:=BITOR([.E48];[.F48])" office:value-type="float" office:value="101" calcext:value-type="float">
            <text:p>101</text:p>
          </table:table-cell>
          <table:table-cell table:style-name="ce2" table:formula="of:=CONCATENATE(&quot;0x&quot;;DEC2HEX([.G48];2);DEC2HEX([.H48];2))" office:value-type="string" office:string-value="0x2965" calcext:value-type="string">
            <text:p>0x2965</text:p>
          </table:table-cell>
          <table:table-cell table:style-name="ce2" table:formula="of:=CONCATENATE(&quot;0x&quot;;DEC2HEX([.H48];2);DEC2HEX([.G48];2))" office:value-type="string" office:string-value="0x6529" calcext:value-type="string">
            <text:p>0x6529</text:p>
          </table:table-cell>
          <table:table-cell table:formula="of:=CONCATENATE(&quot;case &quot;;[.A48];&quot;: return &quot;;[.I48];&quot;;&quot;)" office:value-type="string" office:string-value="case 46: return 0x2965;" calcext:value-type="string">
            <text:p>case 46: return 0x2965;</text:p>
          </table:table-cell>
          <table:table-cell table:formula="of:=CONCATENATE([.I48];&quot;,&quot;)" office:value-type="string" office:string-value="0x2965," calcext:value-type="string">
            <text:p>0x2965,</text:p>
          </table:table-cell>
          <table:table-cell table:style-name="ce2" table:formula="of:=CONCATENATE(&quot;0x&quot;;DEC2HEX([.G48];2);&quot;,&quot;)" office:value-type="string" office:string-value="0x29," calcext:value-type="string">
            <text:p>0x29,</text:p>
          </table:table-cell>
          <table:table-cell table:style-name="ce2" table:formula="of:=CONCATENATE(&quot;0x&quot;;DEC2HEX([.H48];2);&quot;,&quot;)" office:value-type="string" office:string-value="0x65," calcext:value-type="string">
            <text:p>0x65,</text:p>
          </table:table-cell>
          <table:table-cell table:formula="of:=BITOR(BITLSHIFT(BITAND([.A48];1);7);BITOR(BITLSHIFT(BITAND([.A48];2);5);BITOR(BITLSHIFT(BITAND([.A48];4);3);BITOR(BITLSHIFT(BITAND([.A48];8);1);BITOR(BITRSHIFT(BITAND([.A48];16);1);BITOR(BITRSHIFT(BITAND([.A48];32);3);BITOR(BITRSHIFT(BITAND([.A48];64);5);BITRSHIFT(BITAND([.A48];128);7))))))))" office:value-type="float" office:value="116" calcext:value-type="float">
            <text:p>116</text:p>
          </table:table-cell>
          <table:table-cell table:formula="of:=CONCATENATE([.O48];&quot;,&quot;)" office:value-type="string" office:string-value="116," calcext:value-type="string">
            <text:p>116,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0x73,</text:p>
          </table:table-cell>
          <table:table-cell table:style-name="ce2" office:value-type="string" calcext:value-type="string">
            <text:p>0xAE,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9])" office:value-type="string" office:string-value="2F" calcext:value-type="string">
            <text:p>2F</text:p>
          </table:table-cell>
          <table:table-cell table:style-name="ce1" table:formula="of:=BITAND([.A49]; 248)" office:value-type="float" office:value="40" calcext:value-type="float">
            <text:p>40</text:p>
          </table:table-cell>
          <table:table-cell table:style-name="ce1" table:formula="of:=BITRSHIFT([.A49]; 5)" office:value-type="float" office:value="1" calcext:value-type="float">
            <text:p>1</text:p>
          </table:table-cell>
          <table:table-cell table:style-name="ce1" table:formula="of:=BITAND(BITLSHIFT([.A49]; 3); 224)" office:value-type="float" office:value="96" calcext:value-type="float">
            <text:p>96</text:p>
          </table:table-cell>
          <table:table-cell table:style-name="ce1" table:formula="of:=BITAND(BITRSHIFT([.A49]; 3); 31)" office:value-type="float" office:value="5" calcext:value-type="float">
            <text:p>5</text:p>
          </table:table-cell>
          <table:table-cell table:style-name="ce1" table:formula="of:=BITOR([.C49];[.D49])" office:value-type="float" office:value="41" calcext:value-type="float">
            <text:p>41</text:p>
          </table:table-cell>
          <table:table-cell table:style-name="ce1" table:formula="of:=BITOR([.E49];[.F49])" office:value-type="float" office:value="101" calcext:value-type="float">
            <text:p>101</text:p>
          </table:table-cell>
          <table:table-cell table:style-name="ce2" table:formula="of:=CONCATENATE(&quot;0x&quot;;DEC2HEX([.G49];2);DEC2HEX([.H49];2))" office:value-type="string" office:string-value="0x2965" calcext:value-type="string">
            <text:p>0x2965</text:p>
          </table:table-cell>
          <table:table-cell table:style-name="ce2" table:formula="of:=CONCATENATE(&quot;0x&quot;;DEC2HEX([.H49];2);DEC2HEX([.G49];2))" office:value-type="string" office:string-value="0x6529" calcext:value-type="string">
            <text:p>0x6529</text:p>
          </table:table-cell>
          <table:table-cell table:formula="of:=CONCATENATE(&quot;case &quot;;[.A49];&quot;: return &quot;;[.I49];&quot;;&quot;)" office:value-type="string" office:string-value="case 47: return 0x2965;" calcext:value-type="string">
            <text:p>case 47: return 0x2965;</text:p>
          </table:table-cell>
          <table:table-cell table:formula="of:=CONCATENATE([.I49];&quot;,&quot;)" office:value-type="string" office:string-value="0x2965," calcext:value-type="string">
            <text:p>0x2965,</text:p>
          </table:table-cell>
          <table:table-cell table:style-name="ce2" table:formula="of:=CONCATENATE(&quot;0x&quot;;DEC2HEX([.G49];2);&quot;,&quot;)" office:value-type="string" office:string-value="0x29," calcext:value-type="string">
            <text:p>0x29,</text:p>
          </table:table-cell>
          <table:table-cell table:style-name="ce2" table:formula="of:=CONCATENATE(&quot;0x&quot;;DEC2HEX([.H49];2);&quot;,&quot;)" office:value-type="string" office:string-value="0x65," calcext:value-type="string">
            <text:p>0x65,</text:p>
          </table:table-cell>
          <table:table-cell table:formula="of:=BITOR(BITLSHIFT(BITAND([.A49];1);7);BITOR(BITLSHIFT(BITAND([.A49];2);5);BITOR(BITLSHIFT(BITAND([.A49];4);3);BITOR(BITLSHIFT(BITAND([.A49];8);1);BITOR(BITRSHIFT(BITAND([.A49];16);1);BITOR(BITRSHIFT(BITAND([.A49];32);3);BITOR(BITRSHIFT(BITAND([.A49];64);5);BITRSHIFT(BITAND([.A49];128);7))))))))" office:value-type="float" office:value="244" calcext:value-type="float">
            <text:p>244</text:p>
          </table:table-cell>
          <table:table-cell table:formula="of:=CONCATENATE([.O49];&quot;,&quot;)" office:value-type="string" office:string-value="244," calcext:value-type="string">
            <text:p>244,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0xF7,</text:p>
          </table:table-cell>
          <table:table-cell table:style-name="ce2" office:value-type="string" calcext:value-type="string">
            <text:p>0xBE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50])" office:value-type="string" office:string-value="30" calcext:value-type="string">
            <text:p>30</text:p>
          </table:table-cell>
          <table:table-cell table:style-name="ce1" table:formula="of:=BITAND([.A50]; 248)" office:value-type="float" office:value="48" calcext:value-type="float">
            <text:p>48</text:p>
          </table:table-cell>
          <table:table-cell table:style-name="ce1" table:formula="of:=BITRSHIFT([.A50]; 5)" office:value-type="float" office:value="1" calcext:value-type="float">
            <text:p>1</text:p>
          </table:table-cell>
          <table:table-cell table:style-name="ce1" table:formula="of:=BITAND(BITLSHIFT([.A50]; 3); 224)" office:value-type="float" office:value="128" calcext:value-type="float">
            <text:p>128</text:p>
          </table:table-cell>
          <table:table-cell table:style-name="ce1" table:formula="of:=BITAND(BITRSHIFT([.A50]; 3); 31)" office:value-type="float" office:value="6" calcext:value-type="float">
            <text:p>6</text:p>
          </table:table-cell>
          <table:table-cell table:style-name="ce1" table:formula="of:=BITOR([.C50];[.D50])" office:value-type="float" office:value="49" calcext:value-type="float">
            <text:p>49</text:p>
          </table:table-cell>
          <table:table-cell table:style-name="ce1" table:formula="of:=BITOR([.E50];[.F50])" office:value-type="float" office:value="134" calcext:value-type="float">
            <text:p>134</text:p>
          </table:table-cell>
          <table:table-cell table:style-name="ce2" table:formula="of:=CONCATENATE(&quot;0x&quot;;DEC2HEX([.G50];2);DEC2HEX([.H50];2))" office:value-type="string" office:string-value="0x3186" calcext:value-type="string">
            <text:p>0x3186</text:p>
          </table:table-cell>
          <table:table-cell table:style-name="ce2" table:formula="of:=CONCATENATE(&quot;0x&quot;;DEC2HEX([.H50];2);DEC2HEX([.G50];2))" office:value-type="string" office:string-value="0x8631" calcext:value-type="string">
            <text:p>0x8631</text:p>
          </table:table-cell>
          <table:table-cell table:formula="of:=CONCATENATE(&quot;case &quot;;[.A50];&quot;: return &quot;;[.I50];&quot;;&quot;)" office:value-type="string" office:string-value="case 48: return 0x3186;" calcext:value-type="string">
            <text:p>case 48: return 0x3186;</text:p>
          </table:table-cell>
          <table:table-cell table:formula="of:=CONCATENATE([.I50];&quot;,&quot;)" office:value-type="string" office:string-value="0x3186," calcext:value-type="string">
            <text:p>0x3186,</text:p>
          </table:table-cell>
          <table:table-cell table:style-name="ce2" table:formula="of:=CONCATENATE(&quot;0x&quot;;DEC2HEX([.G50];2);&quot;,&quot;)" office:value-type="string" office:string-value="0x31," calcext:value-type="string">
            <text:p>0x31,</text:p>
          </table:table-cell>
          <table:table-cell table:style-name="ce2" table:formula="of:=CONCATENATE(&quot;0x&quot;;DEC2HEX([.H50];2);&quot;,&quot;)" office:value-type="string" office:string-value="0x86," calcext:value-type="string">
            <text:p>0x86,</text:p>
          </table:table-cell>
          <table:table-cell table:formula="of:=BITOR(BITLSHIFT(BITAND([.A50];1);7);BITOR(BITLSHIFT(BITAND([.A50];2);5);BITOR(BITLSHIFT(BITAND([.A50];4);3);BITOR(BITLSHIFT(BITAND([.A50];8);1);BITOR(BITRSHIFT(BITAND([.A50];16);1);BITOR(BITRSHIFT(BITAND([.A50];32);3);BITOR(BITRSHIFT(BITAND([.A50];64);5);BITRSHIFT(BITAND([.A50];128);7))))))))" office:value-type="float" office:value="12" calcext:value-type="float">
            <text:p>12</text:p>
          </table:table-cell>
          <table:table-cell table:formula="of:=CONCATENATE([.O50];&quot;,&quot;)" office:value-type="string" office:string-value="12," calcext:value-type="string">
            <text:p>12,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0x08,</text:p>
          </table:table-cell>
          <table:table-cell table:style-name="ce2" office:value-type="string" calcext:value-type="string">
            <text:p>0x61,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1])" office:value-type="string" office:string-value="31" calcext:value-type="string">
            <text:p>31</text:p>
          </table:table-cell>
          <table:table-cell table:style-name="ce1" table:formula="of:=BITAND([.A51]; 248)" office:value-type="float" office:value="48" calcext:value-type="float">
            <text:p>48</text:p>
          </table:table-cell>
          <table:table-cell table:style-name="ce1" table:formula="of:=BITRSHIFT([.A51]; 5)" office:value-type="float" office:value="1" calcext:value-type="float">
            <text:p>1</text:p>
          </table:table-cell>
          <table:table-cell table:style-name="ce1" table:formula="of:=BITAND(BITLSHIFT([.A51]; 3); 224)" office:value-type="float" office:value="128" calcext:value-type="float">
            <text:p>128</text:p>
          </table:table-cell>
          <table:table-cell table:style-name="ce1" table:formula="of:=BITAND(BITRSHIFT([.A51]; 3); 31)" office:value-type="float" office:value="6" calcext:value-type="float">
            <text:p>6</text:p>
          </table:table-cell>
          <table:table-cell table:style-name="ce1" table:formula="of:=BITOR([.C51];[.D51])" office:value-type="float" office:value="49" calcext:value-type="float">
            <text:p>49</text:p>
          </table:table-cell>
          <table:table-cell table:style-name="ce1" table:formula="of:=BITOR([.E51];[.F51])" office:value-type="float" office:value="134" calcext:value-type="float">
            <text:p>134</text:p>
          </table:table-cell>
          <table:table-cell table:style-name="ce2" table:formula="of:=CONCATENATE(&quot;0x&quot;;DEC2HEX([.G51];2);DEC2HEX([.H51];2))" office:value-type="string" office:string-value="0x3186" calcext:value-type="string">
            <text:p>0x3186</text:p>
          </table:table-cell>
          <table:table-cell table:style-name="ce2" table:formula="of:=CONCATENATE(&quot;0x&quot;;DEC2HEX([.H51];2);DEC2HEX([.G51];2))" office:value-type="string" office:string-value="0x8631" calcext:value-type="string">
            <text:p>0x8631</text:p>
          </table:table-cell>
          <table:table-cell table:formula="of:=CONCATENATE(&quot;case &quot;;[.A51];&quot;: return &quot;;[.I51];&quot;;&quot;)" office:value-type="string" office:string-value="case 49: return 0x3186;" calcext:value-type="string">
            <text:p>case 49: return 0x3186;</text:p>
          </table:table-cell>
          <table:table-cell table:formula="of:=CONCATENATE([.I51];&quot;,&quot;)" office:value-type="string" office:string-value="0x3186," calcext:value-type="string">
            <text:p>0x3186,</text:p>
          </table:table-cell>
          <table:table-cell table:style-name="ce2" table:formula="of:=CONCATENATE(&quot;0x&quot;;DEC2HEX([.G51];2);&quot;,&quot;)" office:value-type="string" office:string-value="0x31," calcext:value-type="string">
            <text:p>0x31,</text:p>
          </table:table-cell>
          <table:table-cell table:style-name="ce2" table:formula="of:=CONCATENATE(&quot;0x&quot;;DEC2HEX([.H51];2);&quot;,&quot;)" office:value-type="string" office:string-value="0x86," calcext:value-type="string">
            <text:p>0x86,</text:p>
          </table:table-cell>
          <table:table-cell table:formula="of:=BITOR(BITLSHIFT(BITAND([.A51];1);7);BITOR(BITLSHIFT(BITAND([.A51];2);5);BITOR(BITLSHIFT(BITAND([.A51];4);3);BITOR(BITLSHIFT(BITAND([.A51];8);1);BITOR(BITRSHIFT(BITAND([.A51];16);1);BITOR(BITRSHIFT(BITAND([.A51];32);3);BITOR(BITRSHIFT(BITAND([.A51];64);5);BITRSHIFT(BITAND([.A51];128);7))))))))" office:value-type="float" office:value="140" calcext:value-type="float">
            <text:p>140</text:p>
          </table:table-cell>
          <table:table-cell table:formula="of:=CONCATENATE([.O51];&quot;,&quot;)" office:value-type="string" office:string-value="140," calcext:value-type="string">
            <text:p>140,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0x8C,</text:p>
          </table:table-cell>
          <table:table-cell table:style-name="ce2" office:value-type="string" calcext:value-type="string">
            <text:p>0x71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2])" office:value-type="string" office:string-value="32" calcext:value-type="string">
            <text:p>32</text:p>
          </table:table-cell>
          <table:table-cell table:style-name="ce1" table:formula="of:=BITAND([.A52]; 248)" office:value-type="float" office:value="48" calcext:value-type="float">
            <text:p>48</text:p>
          </table:table-cell>
          <table:table-cell table:style-name="ce1" table:formula="of:=BITRSHIFT([.A52]; 5)" office:value-type="float" office:value="1" calcext:value-type="float">
            <text:p>1</text:p>
          </table:table-cell>
          <table:table-cell table:style-name="ce1" table:formula="of:=BITAND(BITLSHIFT([.A52]; 3); 224)" office:value-type="float" office:value="128" calcext:value-type="float">
            <text:p>128</text:p>
          </table:table-cell>
          <table:table-cell table:style-name="ce1" table:formula="of:=BITAND(BITRSHIFT([.A52]; 3); 31)" office:value-type="float" office:value="6" calcext:value-type="float">
            <text:p>6</text:p>
          </table:table-cell>
          <table:table-cell table:style-name="ce1" table:formula="of:=BITOR([.C52];[.D52])" office:value-type="float" office:value="49" calcext:value-type="float">
            <text:p>49</text:p>
          </table:table-cell>
          <table:table-cell table:style-name="ce1" table:formula="of:=BITOR([.E52];[.F52])" office:value-type="float" office:value="134" calcext:value-type="float">
            <text:p>134</text:p>
          </table:table-cell>
          <table:table-cell table:style-name="ce2" table:formula="of:=CONCATENATE(&quot;0x&quot;;DEC2HEX([.G52];2);DEC2HEX([.H52];2))" office:value-type="string" office:string-value="0x3186" calcext:value-type="string">
            <text:p>0x3186</text:p>
          </table:table-cell>
          <table:table-cell table:style-name="ce2" table:formula="of:=CONCATENATE(&quot;0x&quot;;DEC2HEX([.H52];2);DEC2HEX([.G52];2))" office:value-type="string" office:string-value="0x8631" calcext:value-type="string">
            <text:p>0x8631</text:p>
          </table:table-cell>
          <table:table-cell table:formula="of:=CONCATENATE(&quot;case &quot;;[.A52];&quot;: return &quot;;[.I52];&quot;;&quot;)" office:value-type="string" office:string-value="case 50: return 0x3186;" calcext:value-type="string">
            <text:p>case 50: return 0x3186;</text:p>
          </table:table-cell>
          <table:table-cell table:formula="of:=CONCATENATE([.I52];&quot;,&quot;)" office:value-type="string" office:string-value="0x3186," calcext:value-type="string">
            <text:p>0x3186,</text:p>
          </table:table-cell>
          <table:table-cell table:style-name="ce2" table:formula="of:=CONCATENATE(&quot;0x&quot;;DEC2HEX([.G52];2);&quot;,&quot;)" office:value-type="string" office:string-value="0x31," calcext:value-type="string">
            <text:p>0x31,</text:p>
          </table:table-cell>
          <table:table-cell table:style-name="ce2" table:formula="of:=CONCATENATE(&quot;0x&quot;;DEC2HEX([.H52];2);&quot;,&quot;)" office:value-type="string" office:string-value="0x86," calcext:value-type="string">
            <text:p>0x86,</text:p>
          </table:table-cell>
          <table:table-cell table:formula="of:=BITOR(BITLSHIFT(BITAND([.A52];1);7);BITOR(BITLSHIFT(BITAND([.A52];2);5);BITOR(BITLSHIFT(BITAND([.A52];4);3);BITOR(BITLSHIFT(BITAND([.A52];8);1);BITOR(BITRSHIFT(BITAND([.A52];16);1);BITOR(BITRSHIFT(BITAND([.A52];32);3);BITOR(BITRSHIFT(BITAND([.A52];64);5);BITRSHIFT(BITAND([.A52];128);7))))))))" office:value-type="float" office:value="76" calcext:value-type="float">
            <text:p>76</text:p>
          </table:table-cell>
          <table:table-cell table:formula="of:=CONCATENATE([.O52];&quot;,&quot;)" office:value-type="string" office:string-value="76," calcext:value-type="string">
            <text:p>76,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0x4A,</text:p>
          </table:table-cell>
          <table:table-cell table:style-name="ce2" office:value-type="string" calcext:value-type="string">
            <text:p>0x69,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3])" office:value-type="string" office:string-value="33" calcext:value-type="string">
            <text:p>33</text:p>
          </table:table-cell>
          <table:table-cell table:style-name="ce1" table:formula="of:=BITAND([.A53]; 248)" office:value-type="float" office:value="48" calcext:value-type="float">
            <text:p>48</text:p>
          </table:table-cell>
          <table:table-cell table:style-name="ce1" table:formula="of:=BITRSHIFT([.A53]; 5)" office:value-type="float" office:value="1" calcext:value-type="float">
            <text:p>1</text:p>
          </table:table-cell>
          <table:table-cell table:style-name="ce1" table:formula="of:=BITAND(BITLSHIFT([.A53]; 3); 224)" office:value-type="float" office:value="128" calcext:value-type="float">
            <text:p>128</text:p>
          </table:table-cell>
          <table:table-cell table:style-name="ce1" table:formula="of:=BITAND(BITRSHIFT([.A53]; 3); 31)" office:value-type="float" office:value="6" calcext:value-type="float">
            <text:p>6</text:p>
          </table:table-cell>
          <table:table-cell table:style-name="ce1" table:formula="of:=BITOR([.C53];[.D53])" office:value-type="float" office:value="49" calcext:value-type="float">
            <text:p>49</text:p>
          </table:table-cell>
          <table:table-cell table:style-name="ce1" table:formula="of:=BITOR([.E53];[.F53])" office:value-type="float" office:value="134" calcext:value-type="float">
            <text:p>134</text:p>
          </table:table-cell>
          <table:table-cell table:style-name="ce2" table:formula="of:=CONCATENATE(&quot;0x&quot;;DEC2HEX([.G53];2);DEC2HEX([.H53];2))" office:value-type="string" office:string-value="0x3186" calcext:value-type="string">
            <text:p>0x3186</text:p>
          </table:table-cell>
          <table:table-cell table:style-name="ce2" table:formula="of:=CONCATENATE(&quot;0x&quot;;DEC2HEX([.H53];2);DEC2HEX([.G53];2))" office:value-type="string" office:string-value="0x8631" calcext:value-type="string">
            <text:p>0x8631</text:p>
          </table:table-cell>
          <table:table-cell table:formula="of:=CONCATENATE(&quot;case &quot;;[.A53];&quot;: return &quot;;[.I53];&quot;;&quot;)" office:value-type="string" office:string-value="case 51: return 0x3186;" calcext:value-type="string">
            <text:p>case 51: return 0x3186;</text:p>
          </table:table-cell>
          <table:table-cell table:formula="of:=CONCATENATE([.I53];&quot;,&quot;)" office:value-type="string" office:string-value="0x3186," calcext:value-type="string">
            <text:p>0x3186,</text:p>
          </table:table-cell>
          <table:table-cell table:style-name="ce2" table:formula="of:=CONCATENATE(&quot;0x&quot;;DEC2HEX([.G53];2);&quot;,&quot;)" office:value-type="string" office:string-value="0x31," calcext:value-type="string">
            <text:p>0x31,</text:p>
          </table:table-cell>
          <table:table-cell table:style-name="ce2" table:formula="of:=CONCATENATE(&quot;0x&quot;;DEC2HEX([.H53];2);&quot;,&quot;)" office:value-type="string" office:string-value="0x86," calcext:value-type="string">
            <text:p>0x86,</text:p>
          </table:table-cell>
          <table:table-cell table:formula="of:=BITOR(BITLSHIFT(BITAND([.A53];1);7);BITOR(BITLSHIFT(BITAND([.A53];2);5);BITOR(BITLSHIFT(BITAND([.A53];4);3);BITOR(BITLSHIFT(BITAND([.A53];8);1);BITOR(BITRSHIFT(BITAND([.A53];16);1);BITOR(BITRSHIFT(BITAND([.A53];32);3);BITOR(BITRSHIFT(BITAND([.A53];64);5);BITRSHIFT(BITAND([.A53];128);7))))))))" office:value-type="float" office:value="204" calcext:value-type="float">
            <text:p>204</text:p>
          </table:table-cell>
          <table:table-cell table:formula="of:=CONCATENATE([.O53];&quot;,&quot;)" office:value-type="string" office:string-value="204," calcext:value-type="string">
            <text:p>204,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0xCE,</text:p>
          </table:table-cell>
          <table:table-cell table:style-name="ce2" office:value-type="string" calcext:value-type="string">
            <text:p>0x79,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4])" office:value-type="string" office:string-value="34" calcext:value-type="string">
            <text:p>34</text:p>
          </table:table-cell>
          <table:table-cell table:style-name="ce1" table:formula="of:=BITAND([.A54]; 248)" office:value-type="float" office:value="48" calcext:value-type="float">
            <text:p>48</text:p>
          </table:table-cell>
          <table:table-cell table:style-name="ce1" table:formula="of:=BITRSHIFT([.A54]; 5)" office:value-type="float" office:value="1" calcext:value-type="float">
            <text:p>1</text:p>
          </table:table-cell>
          <table:table-cell table:style-name="ce1" table:formula="of:=BITAND(BITLSHIFT([.A54]; 3); 224)" office:value-type="float" office:value="160" calcext:value-type="float">
            <text:p>160</text:p>
          </table:table-cell>
          <table:table-cell table:style-name="ce1" table:formula="of:=BITAND(BITRSHIFT([.A54]; 3); 31)" office:value-type="float" office:value="6" calcext:value-type="float">
            <text:p>6</text:p>
          </table:table-cell>
          <table:table-cell table:style-name="ce1" table:formula="of:=BITOR([.C54];[.D54])" office:value-type="float" office:value="49" calcext:value-type="float">
            <text:p>49</text:p>
          </table:table-cell>
          <table:table-cell table:style-name="ce1" table:formula="of:=BITOR([.E54];[.F54])" office:value-type="float" office:value="166" calcext:value-type="float">
            <text:p>166</text:p>
          </table:table-cell>
          <table:table-cell table:style-name="ce2" table:formula="of:=CONCATENATE(&quot;0x&quot;;DEC2HEX([.G54];2);DEC2HEX([.H54];2))" office:value-type="string" office:string-value="0x31A6" calcext:value-type="string">
            <text:p>0x31A6</text:p>
          </table:table-cell>
          <table:table-cell table:style-name="ce2" table:formula="of:=CONCATENATE(&quot;0x&quot;;DEC2HEX([.H54];2);DEC2HEX([.G54];2))" office:value-type="string" office:string-value="0xA631" calcext:value-type="string">
            <text:p>0xA631</text:p>
          </table:table-cell>
          <table:table-cell table:formula="of:=CONCATENATE(&quot;case &quot;;[.A54];&quot;: return &quot;;[.I54];&quot;;&quot;)" office:value-type="string" office:string-value="case 52: return 0x31A6;" calcext:value-type="string">
            <text:p>case 52: return 0x31A6;</text:p>
          </table:table-cell>
          <table:table-cell table:formula="of:=CONCATENATE([.I54];&quot;,&quot;)" office:value-type="string" office:string-value="0x31A6," calcext:value-type="string">
            <text:p>0x31A6,</text:p>
          </table:table-cell>
          <table:table-cell table:style-name="ce2" table:formula="of:=CONCATENATE(&quot;0x&quot;;DEC2HEX([.G54];2);&quot;,&quot;)" office:value-type="string" office:string-value="0x31," calcext:value-type="string">
            <text:p>0x31,</text:p>
          </table:table-cell>
          <table:table-cell table:style-name="ce2" table:formula="of:=CONCATENATE(&quot;0x&quot;;DEC2HEX([.H54];2);&quot;,&quot;)" office:value-type="string" office:string-value="0xA6," calcext:value-type="string">
            <text:p>0xA6,</text:p>
          </table:table-cell>
          <table:table-cell table:formula="of:=BITOR(BITLSHIFT(BITAND([.A54];1);7);BITOR(BITLSHIFT(BITAND([.A54];2);5);BITOR(BITLSHIFT(BITAND([.A54];4);3);BITOR(BITLSHIFT(BITAND([.A54];8);1);BITOR(BITRSHIFT(BITAND([.A54];16);1);BITOR(BITRSHIFT(BITAND([.A54];32);3);BITOR(BITRSHIFT(BITAND([.A54];64);5);BITRSHIFT(BITAND([.A54];128);7))))))))" office:value-type="float" office:value="44" calcext:value-type="float">
            <text:p>44</text:p>
          </table:table-cell>
          <table:table-cell table:formula="of:=CONCATENATE([.O54];&quot;,&quot;)" office:value-type="string" office:string-value="44," calcext:value-type="string">
            <text:p>44,</text:p>
          </table:table-cell>
          <table:table-cell/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0x29,</text:p>
          </table:table-cell>
          <table:table-cell table:style-name="ce2" office:value-type="string" calcext:value-type="string">
            <text:p>0x65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5])" office:value-type="string" office:string-value="35" calcext:value-type="string">
            <text:p>35</text:p>
          </table:table-cell>
          <table:table-cell table:style-name="ce1" table:formula="of:=BITAND([.A55]; 248)" office:value-type="float" office:value="48" calcext:value-type="float">
            <text:p>48</text:p>
          </table:table-cell>
          <table:table-cell table:style-name="ce1" table:formula="of:=BITRSHIFT([.A55]; 5)" office:value-type="float" office:value="1" calcext:value-type="float">
            <text:p>1</text:p>
          </table:table-cell>
          <table:table-cell table:style-name="ce1" table:formula="of:=BITAND(BITLSHIFT([.A55]; 3); 224)" office:value-type="float" office:value="160" calcext:value-type="float">
            <text:p>160</text:p>
          </table:table-cell>
          <table:table-cell table:style-name="ce1" table:formula="of:=BITAND(BITRSHIFT([.A55]; 3); 31)" office:value-type="float" office:value="6" calcext:value-type="float">
            <text:p>6</text:p>
          </table:table-cell>
          <table:table-cell table:style-name="ce1" table:formula="of:=BITOR([.C55];[.D55])" office:value-type="float" office:value="49" calcext:value-type="float">
            <text:p>49</text:p>
          </table:table-cell>
          <table:table-cell table:style-name="ce1" table:formula="of:=BITOR([.E55];[.F55])" office:value-type="float" office:value="166" calcext:value-type="float">
            <text:p>166</text:p>
          </table:table-cell>
          <table:table-cell table:style-name="ce2" table:formula="of:=CONCATENATE(&quot;0x&quot;;DEC2HEX([.G55];2);DEC2HEX([.H55];2))" office:value-type="string" office:string-value="0x31A6" calcext:value-type="string">
            <text:p>0x31A6</text:p>
          </table:table-cell>
          <table:table-cell table:style-name="ce2" table:formula="of:=CONCATENATE(&quot;0x&quot;;DEC2HEX([.H55];2);DEC2HEX([.G55];2))" office:value-type="string" office:string-value="0xA631" calcext:value-type="string">
            <text:p>0xA631</text:p>
          </table:table-cell>
          <table:table-cell table:formula="of:=CONCATENATE(&quot;case &quot;;[.A55];&quot;: return &quot;;[.I55];&quot;;&quot;)" office:value-type="string" office:string-value="case 53: return 0x31A6;" calcext:value-type="string">
            <text:p>case 53: return 0x31A6;</text:p>
          </table:table-cell>
          <table:table-cell table:formula="of:=CONCATENATE([.I55];&quot;,&quot;)" office:value-type="string" office:string-value="0x31A6," calcext:value-type="string">
            <text:p>0x31A6,</text:p>
          </table:table-cell>
          <table:table-cell table:style-name="ce2" table:formula="of:=CONCATENATE(&quot;0x&quot;;DEC2HEX([.G55];2);&quot;,&quot;)" office:value-type="string" office:string-value="0x31," calcext:value-type="string">
            <text:p>0x31,</text:p>
          </table:table-cell>
          <table:table-cell table:style-name="ce2" table:formula="of:=CONCATENATE(&quot;0x&quot;;DEC2HEX([.H55];2);&quot;,&quot;)" office:value-type="string" office:string-value="0xA6," calcext:value-type="string">
            <text:p>0xA6,</text:p>
          </table:table-cell>
          <table:table-cell table:formula="of:=BITOR(BITLSHIFT(BITAND([.A55];1);7);BITOR(BITLSHIFT(BITAND([.A55];2);5);BITOR(BITLSHIFT(BITAND([.A55];4);3);BITOR(BITLSHIFT(BITAND([.A55];8);1);BITOR(BITRSHIFT(BITAND([.A55];16);1);BITOR(BITRSHIFT(BITAND([.A55];32);3);BITOR(BITRSHIFT(BITAND([.A55];64);5);BITRSHIFT(BITAND([.A55];128);7))))))))" office:value-type="float" office:value="172" calcext:value-type="float">
            <text:p>172</text:p>
          </table:table-cell>
          <table:table-cell table:formula="of:=CONCATENATE([.O55];&quot;,&quot;)" office:value-type="string" office:string-value="172," calcext:value-type="string">
            <text:p>172,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0xAD,</text:p>
          </table:table-cell>
          <table:table-cell table:style-name="ce2" office:value-type="string" calcext:value-type="string">
            <text:p>0x75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6])" office:value-type="string" office:string-value="36" calcext:value-type="string">
            <text:p>36</text:p>
          </table:table-cell>
          <table:table-cell table:style-name="ce1" table:formula="of:=BITAND([.A56]; 248)" office:value-type="float" office:value="48" calcext:value-type="float">
            <text:p>48</text:p>
          </table:table-cell>
          <table:table-cell table:style-name="ce1" table:formula="of:=BITRSHIFT([.A56]; 5)" office:value-type="float" office:value="1" calcext:value-type="float">
            <text:p>1</text:p>
          </table:table-cell>
          <table:table-cell table:style-name="ce1" table:formula="of:=BITAND(BITLSHIFT([.A56]; 3); 224)" office:value-type="float" office:value="160" calcext:value-type="float">
            <text:p>160</text:p>
          </table:table-cell>
          <table:table-cell table:style-name="ce1" table:formula="of:=BITAND(BITRSHIFT([.A56]; 3); 31)" office:value-type="float" office:value="6" calcext:value-type="float">
            <text:p>6</text:p>
          </table:table-cell>
          <table:table-cell table:style-name="ce1" table:formula="of:=BITOR([.C56];[.D56])" office:value-type="float" office:value="49" calcext:value-type="float">
            <text:p>49</text:p>
          </table:table-cell>
          <table:table-cell table:style-name="ce1" table:formula="of:=BITOR([.E56];[.F56])" office:value-type="float" office:value="166" calcext:value-type="float">
            <text:p>166</text:p>
          </table:table-cell>
          <table:table-cell table:style-name="ce2" table:formula="of:=CONCATENATE(&quot;0x&quot;;DEC2HEX([.G56];2);DEC2HEX([.H56];2))" office:value-type="string" office:string-value="0x31A6" calcext:value-type="string">
            <text:p>0x31A6</text:p>
          </table:table-cell>
          <table:table-cell table:style-name="ce2" table:formula="of:=CONCATENATE(&quot;0x&quot;;DEC2HEX([.H56];2);DEC2HEX([.G56];2))" office:value-type="string" office:string-value="0xA631" calcext:value-type="string">
            <text:p>0xA631</text:p>
          </table:table-cell>
          <table:table-cell table:formula="of:=CONCATENATE(&quot;case &quot;;[.A56];&quot;: return &quot;;[.I56];&quot;;&quot;)" office:value-type="string" office:string-value="case 54: return 0x31A6;" calcext:value-type="string">
            <text:p>case 54: return 0x31A6;</text:p>
          </table:table-cell>
          <table:table-cell table:formula="of:=CONCATENATE([.I56];&quot;,&quot;)" office:value-type="string" office:string-value="0x31A6," calcext:value-type="string">
            <text:p>0x31A6,</text:p>
          </table:table-cell>
          <table:table-cell table:style-name="ce2" table:formula="of:=CONCATENATE(&quot;0x&quot;;DEC2HEX([.G56];2);&quot;,&quot;)" office:value-type="string" office:string-value="0x31," calcext:value-type="string">
            <text:p>0x31,</text:p>
          </table:table-cell>
          <table:table-cell table:style-name="ce2" table:formula="of:=CONCATENATE(&quot;0x&quot;;DEC2HEX([.H56];2);&quot;,&quot;)" office:value-type="string" office:string-value="0xA6," calcext:value-type="string">
            <text:p>0xA6,</text:p>
          </table:table-cell>
          <table:table-cell table:formula="of:=BITOR(BITLSHIFT(BITAND([.A56];1);7);BITOR(BITLSHIFT(BITAND([.A56];2);5);BITOR(BITLSHIFT(BITAND([.A56];4);3);BITOR(BITLSHIFT(BITAND([.A56];8);1);BITOR(BITRSHIFT(BITAND([.A56];16);1);BITOR(BITRSHIFT(BITAND([.A56];32);3);BITOR(BITRSHIFT(BITAND([.A56];64);5);BITRSHIFT(BITAND([.A56];128);7))))))))" office:value-type="float" office:value="108" calcext:value-type="float">
            <text:p>108</text:p>
          </table:table-cell>
          <table:table-cell table:formula="of:=CONCATENATE([.O56];&quot;,&quot;)" office:value-type="string" office:string-value="108," calcext:value-type="string">
            <text:p>108,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0x6B,</text:p>
          </table:table-cell>
          <table:table-cell table:style-name="ce2" office:value-type="string" calcext:value-type="string">
            <text:p>0x6D,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7])" office:value-type="string" office:string-value="37" calcext:value-type="string">
            <text:p>37</text:p>
          </table:table-cell>
          <table:table-cell table:style-name="ce1" table:formula="of:=BITAND([.A57]; 248)" office:value-type="float" office:value="48" calcext:value-type="float">
            <text:p>48</text:p>
          </table:table-cell>
          <table:table-cell table:style-name="ce1" table:formula="of:=BITRSHIFT([.A57]; 5)" office:value-type="float" office:value="1" calcext:value-type="float">
            <text:p>1</text:p>
          </table:table-cell>
          <table:table-cell table:style-name="ce1" table:formula="of:=BITAND(BITLSHIFT([.A57]; 3); 224)" office:value-type="float" office:value="160" calcext:value-type="float">
            <text:p>160</text:p>
          </table:table-cell>
          <table:table-cell table:style-name="ce1" table:formula="of:=BITAND(BITRSHIFT([.A57]; 3); 31)" office:value-type="float" office:value="6" calcext:value-type="float">
            <text:p>6</text:p>
          </table:table-cell>
          <table:table-cell table:style-name="ce1" table:formula="of:=BITOR([.C57];[.D57])" office:value-type="float" office:value="49" calcext:value-type="float">
            <text:p>49</text:p>
          </table:table-cell>
          <table:table-cell table:style-name="ce1" table:formula="of:=BITOR([.E57];[.F57])" office:value-type="float" office:value="166" calcext:value-type="float">
            <text:p>166</text:p>
          </table:table-cell>
          <table:table-cell table:style-name="ce2" table:formula="of:=CONCATENATE(&quot;0x&quot;;DEC2HEX([.G57];2);DEC2HEX([.H57];2))" office:value-type="string" office:string-value="0x31A6" calcext:value-type="string">
            <text:p>0x31A6</text:p>
          </table:table-cell>
          <table:table-cell table:style-name="ce2" table:formula="of:=CONCATENATE(&quot;0x&quot;;DEC2HEX([.H57];2);DEC2HEX([.G57];2))" office:value-type="string" office:string-value="0xA631" calcext:value-type="string">
            <text:p>0xA631</text:p>
          </table:table-cell>
          <table:table-cell table:formula="of:=CONCATENATE(&quot;case &quot;;[.A57];&quot;: return &quot;;[.I57];&quot;;&quot;)" office:value-type="string" office:string-value="case 55: return 0x31A6;" calcext:value-type="string">
            <text:p>case 55: return 0x31A6;</text:p>
          </table:table-cell>
          <table:table-cell table:formula="of:=CONCATENATE([.I57];&quot;,&quot;)" office:value-type="string" office:string-value="0x31A6," calcext:value-type="string">
            <text:p>0x31A6,</text:p>
          </table:table-cell>
          <table:table-cell table:style-name="ce2" table:formula="of:=CONCATENATE(&quot;0x&quot;;DEC2HEX([.G57];2);&quot;,&quot;)" office:value-type="string" office:string-value="0x31," calcext:value-type="string">
            <text:p>0x31,</text:p>
          </table:table-cell>
          <table:table-cell table:style-name="ce2" table:formula="of:=CONCATENATE(&quot;0x&quot;;DEC2HEX([.H57];2);&quot;,&quot;)" office:value-type="string" office:string-value="0xA6," calcext:value-type="string">
            <text:p>0xA6,</text:p>
          </table:table-cell>
          <table:table-cell table:formula="of:=BITOR(BITLSHIFT(BITAND([.A57];1);7);BITOR(BITLSHIFT(BITAND([.A57];2);5);BITOR(BITLSHIFT(BITAND([.A57];4);3);BITOR(BITLSHIFT(BITAND([.A57];8);1);BITOR(BITRSHIFT(BITAND([.A57];16);1);BITOR(BITRSHIFT(BITAND([.A57];32);3);BITOR(BITRSHIFT(BITAND([.A57];64);5);BITRSHIFT(BITAND([.A57];128);7))))))))" office:value-type="float" office:value="236" calcext:value-type="float">
            <text:p>236</text:p>
          </table:table-cell>
          <table:table-cell table:formula="of:=CONCATENATE([.O57];&quot;,&quot;)" office:value-type="string" office:string-value="236," calcext:value-type="string">
            <text:p>236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0xEF,</text:p>
          </table:table-cell>
          <table:table-cell table:style-name="ce2" office:value-type="string" calcext:value-type="string">
            <text:p>0x7D,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8])" office:value-type="string" office:string-value="38" calcext:value-type="string">
            <text:p>38</text:p>
          </table:table-cell>
          <table:table-cell table:style-name="ce1" table:formula="of:=BITAND([.A58]; 248)" office:value-type="float" office:value="56" calcext:value-type="float">
            <text:p>56</text:p>
          </table:table-cell>
          <table:table-cell table:style-name="ce1" table:formula="of:=BITRSHIFT([.A58]; 5)" office:value-type="float" office:value="1" calcext:value-type="float">
            <text:p>1</text:p>
          </table:table-cell>
          <table:table-cell table:style-name="ce1" table:formula="of:=BITAND(BITLSHIFT([.A58]; 3); 224)" office:value-type="float" office:value="192" calcext:value-type="float">
            <text:p>192</text:p>
          </table:table-cell>
          <table:table-cell table:style-name="ce1" table:formula="of:=BITAND(BITRSHIFT([.A58]; 3); 31)" office:value-type="float" office:value="7" calcext:value-type="float">
            <text:p>7</text:p>
          </table:table-cell>
          <table:table-cell table:style-name="ce1" table:formula="of:=BITOR([.C58];[.D58])" office:value-type="float" office:value="57" calcext:value-type="float">
            <text:p>57</text:p>
          </table:table-cell>
          <table:table-cell table:style-name="ce1" table:formula="of:=BITOR([.E58];[.F58])" office:value-type="float" office:value="199" calcext:value-type="float">
            <text:p>199</text:p>
          </table:table-cell>
          <table:table-cell table:style-name="ce2" table:formula="of:=CONCATENATE(&quot;0x&quot;;DEC2HEX([.G58];2);DEC2HEX([.H58];2))" office:value-type="string" office:string-value="0x39C7" calcext:value-type="string">
            <text:p>0x39C7</text:p>
          </table:table-cell>
          <table:table-cell table:style-name="ce2" table:formula="of:=CONCATENATE(&quot;0x&quot;;DEC2HEX([.H58];2);DEC2HEX([.G58];2))" office:value-type="string" office:string-value="0xC739" calcext:value-type="string">
            <text:p>0xC739</text:p>
          </table:table-cell>
          <table:table-cell table:formula="of:=CONCATENATE(&quot;case &quot;;[.A58];&quot;: return &quot;;[.I58];&quot;;&quot;)" office:value-type="string" office:string-value="case 56: return 0x39C7;" calcext:value-type="string">
            <text:p>case 56: return 0x39C7;</text:p>
          </table:table-cell>
          <table:table-cell table:formula="of:=CONCATENATE([.I58];&quot;,&quot;)" office:value-type="string" office:string-value="0x39C7," calcext:value-type="string">
            <text:p>0x39C7,</text:p>
          </table:table-cell>
          <table:table-cell table:style-name="ce2" table:formula="of:=CONCATENATE(&quot;0x&quot;;DEC2HEX([.G58];2);&quot;,&quot;)" office:value-type="string" office:string-value="0x39," calcext:value-type="string">
            <text:p>0x39,</text:p>
          </table:table-cell>
          <table:table-cell table:style-name="ce2" table:formula="of:=CONCATENATE(&quot;0x&quot;;DEC2HEX([.H58];2);&quot;,&quot;)" office:value-type="string" office:string-value="0xC7," calcext:value-type="string">
            <text:p>0xC7,</text:p>
          </table:table-cell>
          <table:table-cell table:formula="of:=BITOR(BITLSHIFT(BITAND([.A58];1);7);BITOR(BITLSHIFT(BITAND([.A58];2);5);BITOR(BITLSHIFT(BITAND([.A58];4);3);BITOR(BITLSHIFT(BITAND([.A58];8);1);BITOR(BITRSHIFT(BITAND([.A58];16);1);BITOR(BITRSHIFT(BITAND([.A58];32);3);BITOR(BITRSHIFT(BITAND([.A58];64);5);BITRSHIFT(BITAND([.A58];128);7))))))))" office:value-type="float" office:value="28" calcext:value-type="float">
            <text:p>28</text:p>
          </table:table-cell>
          <table:table-cell table:formula="of:=CONCATENATE([.O58];&quot;,&quot;)" office:value-type="string" office:string-value="28," calcext:value-type="string">
            <text:p>28,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0x18,</text:p>
          </table:table-cell>
          <table:table-cell table:style-name="ce2" office:value-type="string" calcext:value-type="string">
            <text:p>0xE3,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9])" office:value-type="string" office:string-value="39" calcext:value-type="string">
            <text:p>39</text:p>
          </table:table-cell>
          <table:table-cell table:style-name="ce1" table:formula="of:=BITAND([.A59]; 248)" office:value-type="float" office:value="56" calcext:value-type="float">
            <text:p>56</text:p>
          </table:table-cell>
          <table:table-cell table:style-name="ce1" table:formula="of:=BITRSHIFT([.A59]; 5)" office:value-type="float" office:value="1" calcext:value-type="float">
            <text:p>1</text:p>
          </table:table-cell>
          <table:table-cell table:style-name="ce1" table:formula="of:=BITAND(BITLSHIFT([.A59]; 3); 224)" office:value-type="float" office:value="192" calcext:value-type="float">
            <text:p>192</text:p>
          </table:table-cell>
          <table:table-cell table:style-name="ce1" table:formula="of:=BITAND(BITRSHIFT([.A59]; 3); 31)" office:value-type="float" office:value="7" calcext:value-type="float">
            <text:p>7</text:p>
          </table:table-cell>
          <table:table-cell table:style-name="ce1" table:formula="of:=BITOR([.C59];[.D59])" office:value-type="float" office:value="57" calcext:value-type="float">
            <text:p>57</text:p>
          </table:table-cell>
          <table:table-cell table:style-name="ce1" table:formula="of:=BITOR([.E59];[.F59])" office:value-type="float" office:value="199" calcext:value-type="float">
            <text:p>199</text:p>
          </table:table-cell>
          <table:table-cell table:style-name="ce2" table:formula="of:=CONCATENATE(&quot;0x&quot;;DEC2HEX([.G59];2);DEC2HEX([.H59];2))" office:value-type="string" office:string-value="0x39C7" calcext:value-type="string">
            <text:p>0x39C7</text:p>
          </table:table-cell>
          <table:table-cell table:style-name="ce2" table:formula="of:=CONCATENATE(&quot;0x&quot;;DEC2HEX([.H59];2);DEC2HEX([.G59];2))" office:value-type="string" office:string-value="0xC739" calcext:value-type="string">
            <text:p>0xC739</text:p>
          </table:table-cell>
          <table:table-cell table:formula="of:=CONCATENATE(&quot;case &quot;;[.A59];&quot;: return &quot;;[.I59];&quot;;&quot;)" office:value-type="string" office:string-value="case 57: return 0x39C7;" calcext:value-type="string">
            <text:p>case 57: return 0x39C7;</text:p>
          </table:table-cell>
          <table:table-cell table:formula="of:=CONCATENATE([.I59];&quot;,&quot;)" office:value-type="string" office:string-value="0x39C7," calcext:value-type="string">
            <text:p>0x39C7,</text:p>
          </table:table-cell>
          <table:table-cell table:style-name="ce2" table:formula="of:=CONCATENATE(&quot;0x&quot;;DEC2HEX([.G59];2);&quot;,&quot;)" office:value-type="string" office:string-value="0x39," calcext:value-type="string">
            <text:p>0x39,</text:p>
          </table:table-cell>
          <table:table-cell table:style-name="ce2" table:formula="of:=CONCATENATE(&quot;0x&quot;;DEC2HEX([.H59];2);&quot;,&quot;)" office:value-type="string" office:string-value="0xC7," calcext:value-type="string">
            <text:p>0xC7,</text:p>
          </table:table-cell>
          <table:table-cell table:formula="of:=BITOR(BITLSHIFT(BITAND([.A59];1);7);BITOR(BITLSHIFT(BITAND([.A59];2);5);BITOR(BITLSHIFT(BITAND([.A59];4);3);BITOR(BITLSHIFT(BITAND([.A59];8);1);BITOR(BITRSHIFT(BITAND([.A59];16);1);BITOR(BITRSHIFT(BITAND([.A59];32);3);BITOR(BITRSHIFT(BITAND([.A59];64);5);BITRSHIFT(BITAND([.A59];128);7))))))))" office:value-type="float" office:value="156" calcext:value-type="float">
            <text:p>156</text:p>
          </table:table-cell>
          <table:table-cell table:formula="of:=CONCATENATE([.O59];&quot;,&quot;)" office:value-type="string" office:string-value="156," calcext:value-type="string">
            <text:p>156,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0x9C,</text:p>
          </table:table-cell>
          <table:table-cell table:style-name="ce2" office:value-type="string" calcext:value-type="string">
            <text:p>0xF3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60])" office:value-type="string" office:string-value="3A" calcext:value-type="string">
            <text:p>3A</text:p>
          </table:table-cell>
          <table:table-cell table:style-name="ce1" table:formula="of:=BITAND([.A60]; 248)" office:value-type="float" office:value="56" calcext:value-type="float">
            <text:p>56</text:p>
          </table:table-cell>
          <table:table-cell table:style-name="ce1" table:formula="of:=BITRSHIFT([.A60]; 5)" office:value-type="float" office:value="1" calcext:value-type="float">
            <text:p>1</text:p>
          </table:table-cell>
          <table:table-cell table:style-name="ce1" table:formula="of:=BITAND(BITLSHIFT([.A60]; 3); 224)" office:value-type="float" office:value="192" calcext:value-type="float">
            <text:p>192</text:p>
          </table:table-cell>
          <table:table-cell table:style-name="ce1" table:formula="of:=BITAND(BITRSHIFT([.A60]; 3); 31)" office:value-type="float" office:value="7" calcext:value-type="float">
            <text:p>7</text:p>
          </table:table-cell>
          <table:table-cell table:style-name="ce1" table:formula="of:=BITOR([.C60];[.D60])" office:value-type="float" office:value="57" calcext:value-type="float">
            <text:p>57</text:p>
          </table:table-cell>
          <table:table-cell table:style-name="ce1" table:formula="of:=BITOR([.E60];[.F60])" office:value-type="float" office:value="199" calcext:value-type="float">
            <text:p>199</text:p>
          </table:table-cell>
          <table:table-cell table:style-name="ce2" table:formula="of:=CONCATENATE(&quot;0x&quot;;DEC2HEX([.G60];2);DEC2HEX([.H60];2))" office:value-type="string" office:string-value="0x39C7" calcext:value-type="string">
            <text:p>0x39C7</text:p>
          </table:table-cell>
          <table:table-cell table:style-name="ce2" table:formula="of:=CONCATENATE(&quot;0x&quot;;DEC2HEX([.H60];2);DEC2HEX([.G60];2))" office:value-type="string" office:string-value="0xC739" calcext:value-type="string">
            <text:p>0xC739</text:p>
          </table:table-cell>
          <table:table-cell table:formula="of:=CONCATENATE(&quot;case &quot;;[.A60];&quot;: return &quot;;[.I60];&quot;;&quot;)" office:value-type="string" office:string-value="case 58: return 0x39C7;" calcext:value-type="string">
            <text:p>case 58: return 0x39C7;</text:p>
          </table:table-cell>
          <table:table-cell table:formula="of:=CONCATENATE([.I60];&quot;,&quot;)" office:value-type="string" office:string-value="0x39C7," calcext:value-type="string">
            <text:p>0x39C7,</text:p>
          </table:table-cell>
          <table:table-cell table:style-name="ce2" table:formula="of:=CONCATENATE(&quot;0x&quot;;DEC2HEX([.G60];2);&quot;,&quot;)" office:value-type="string" office:string-value="0x39," calcext:value-type="string">
            <text:p>0x39,</text:p>
          </table:table-cell>
          <table:table-cell table:style-name="ce2" table:formula="of:=CONCATENATE(&quot;0x&quot;;DEC2HEX([.H60];2);&quot;,&quot;)" office:value-type="string" office:string-value="0xC7," calcext:value-type="string">
            <text:p>0xC7,</text:p>
          </table:table-cell>
          <table:table-cell table:formula="of:=BITOR(BITLSHIFT(BITAND([.A60];1);7);BITOR(BITLSHIFT(BITAND([.A60];2);5);BITOR(BITLSHIFT(BITAND([.A60];4);3);BITOR(BITLSHIFT(BITAND([.A60];8);1);BITOR(BITRSHIFT(BITAND([.A60];16);1);BITOR(BITRSHIFT(BITAND([.A60];32);3);BITOR(BITRSHIFT(BITAND([.A60];64);5);BITRSHIFT(BITAND([.A60];128);7))))))))" office:value-type="float" office:value="92" calcext:value-type="float">
            <text:p>92</text:p>
          </table:table-cell>
          <table:table-cell table:formula="of:=CONCATENATE([.O60];&quot;,&quot;)" office:value-type="string" office:string-value="92," calcext:value-type="string">
            <text:p>92,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0x5A,</text:p>
          </table:table-cell>
          <table:table-cell table:style-name="ce2" office:value-type="string" calcext:value-type="string">
            <text:p>0xEB,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1])" office:value-type="string" office:string-value="3B" calcext:value-type="string">
            <text:p>3B</text:p>
          </table:table-cell>
          <table:table-cell table:style-name="ce1" table:formula="of:=BITAND([.A61]; 248)" office:value-type="float" office:value="56" calcext:value-type="float">
            <text:p>56</text:p>
          </table:table-cell>
          <table:table-cell table:style-name="ce1" table:formula="of:=BITRSHIFT([.A61]; 5)" office:value-type="float" office:value="1" calcext:value-type="float">
            <text:p>1</text:p>
          </table:table-cell>
          <table:table-cell table:style-name="ce1" table:formula="of:=BITAND(BITLSHIFT([.A61]; 3); 224)" office:value-type="float" office:value="192" calcext:value-type="float">
            <text:p>192</text:p>
          </table:table-cell>
          <table:table-cell table:style-name="ce1" table:formula="of:=BITAND(BITRSHIFT([.A61]; 3); 31)" office:value-type="float" office:value="7" calcext:value-type="float">
            <text:p>7</text:p>
          </table:table-cell>
          <table:table-cell table:style-name="ce1" table:formula="of:=BITOR([.C61];[.D61])" office:value-type="float" office:value="57" calcext:value-type="float">
            <text:p>57</text:p>
          </table:table-cell>
          <table:table-cell table:style-name="ce1" table:formula="of:=BITOR([.E61];[.F61])" office:value-type="float" office:value="199" calcext:value-type="float">
            <text:p>199</text:p>
          </table:table-cell>
          <table:table-cell table:style-name="ce2" table:formula="of:=CONCATENATE(&quot;0x&quot;;DEC2HEX([.G61];2);DEC2HEX([.H61];2))" office:value-type="string" office:string-value="0x39C7" calcext:value-type="string">
            <text:p>0x39C7</text:p>
          </table:table-cell>
          <table:table-cell table:style-name="ce2" table:formula="of:=CONCATENATE(&quot;0x&quot;;DEC2HEX([.H61];2);DEC2HEX([.G61];2))" office:value-type="string" office:string-value="0xC739" calcext:value-type="string">
            <text:p>0xC739</text:p>
          </table:table-cell>
          <table:table-cell table:formula="of:=CONCATENATE(&quot;case &quot;;[.A61];&quot;: return &quot;;[.I61];&quot;;&quot;)" office:value-type="string" office:string-value="case 59: return 0x39C7;" calcext:value-type="string">
            <text:p>case 59: return 0x39C7;</text:p>
          </table:table-cell>
          <table:table-cell table:formula="of:=CONCATENATE([.I61];&quot;,&quot;)" office:value-type="string" office:string-value="0x39C7," calcext:value-type="string">
            <text:p>0x39C7,</text:p>
          </table:table-cell>
          <table:table-cell table:style-name="ce2" table:formula="of:=CONCATENATE(&quot;0x&quot;;DEC2HEX([.G61];2);&quot;,&quot;)" office:value-type="string" office:string-value="0x39," calcext:value-type="string">
            <text:p>0x39,</text:p>
          </table:table-cell>
          <table:table-cell table:style-name="ce2" table:formula="of:=CONCATENATE(&quot;0x&quot;;DEC2HEX([.H61];2);&quot;,&quot;)" office:value-type="string" office:string-value="0xC7," calcext:value-type="string">
            <text:p>0xC7,</text:p>
          </table:table-cell>
          <table:table-cell table:formula="of:=BITOR(BITLSHIFT(BITAND([.A61];1);7);BITOR(BITLSHIFT(BITAND([.A61];2);5);BITOR(BITLSHIFT(BITAND([.A61];4);3);BITOR(BITLSHIFT(BITAND([.A61];8);1);BITOR(BITRSHIFT(BITAND([.A61];16);1);BITOR(BITRSHIFT(BITAND([.A61];32);3);BITOR(BITRSHIFT(BITAND([.A61];64);5);BITRSHIFT(BITAND([.A61];128);7))))))))" office:value-type="float" office:value="220" calcext:value-type="float">
            <text:p>220</text:p>
          </table:table-cell>
          <table:table-cell table:formula="of:=CONCATENATE([.O61];&quot;,&quot;)" office:value-type="string" office:string-value="220," calcext:value-type="string">
            <text:p>220,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0xDE,</text:p>
          </table:table-cell>
          <table:table-cell table:style-name="ce2" office:value-type="string" calcext:value-type="string">
            <text:p>0xFB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2])" office:value-type="string" office:string-value="3C" calcext:value-type="string">
            <text:p>3C</text:p>
          </table:table-cell>
          <table:table-cell table:style-name="ce1" table:formula="of:=BITAND([.A62]; 248)" office:value-type="float" office:value="56" calcext:value-type="float">
            <text:p>56</text:p>
          </table:table-cell>
          <table:table-cell table:style-name="ce1" table:formula="of:=BITRSHIFT([.A62]; 5)" office:value-type="float" office:value="1" calcext:value-type="float">
            <text:p>1</text:p>
          </table:table-cell>
          <table:table-cell table:style-name="ce1" table:formula="of:=BITAND(BITLSHIFT([.A62]; 3); 224)" office:value-type="float" office:value="224" calcext:value-type="float">
            <text:p>224</text:p>
          </table:table-cell>
          <table:table-cell table:style-name="ce1" table:formula="of:=BITAND(BITRSHIFT([.A62]; 3); 31)" office:value-type="float" office:value="7" calcext:value-type="float">
            <text:p>7</text:p>
          </table:table-cell>
          <table:table-cell table:style-name="ce1" table:formula="of:=BITOR([.C62];[.D62])" office:value-type="float" office:value="57" calcext:value-type="float">
            <text:p>57</text:p>
          </table:table-cell>
          <table:table-cell table:style-name="ce1" table:formula="of:=BITOR([.E62];[.F62])" office:value-type="float" office:value="231" calcext:value-type="float">
            <text:p>231</text:p>
          </table:table-cell>
          <table:table-cell table:style-name="ce2" table:formula="of:=CONCATENATE(&quot;0x&quot;;DEC2HEX([.G62];2);DEC2HEX([.H62];2))" office:value-type="string" office:string-value="0x39E7" calcext:value-type="string">
            <text:p>0x39E7</text:p>
          </table:table-cell>
          <table:table-cell table:style-name="ce2" table:formula="of:=CONCATENATE(&quot;0x&quot;;DEC2HEX([.H62];2);DEC2HEX([.G62];2))" office:value-type="string" office:string-value="0xE739" calcext:value-type="string">
            <text:p>0xE739</text:p>
          </table:table-cell>
          <table:table-cell table:formula="of:=CONCATENATE(&quot;case &quot;;[.A62];&quot;: return &quot;;[.I62];&quot;;&quot;)" office:value-type="string" office:string-value="case 60: return 0x39E7;" calcext:value-type="string">
            <text:p>case 60: return 0x39E7;</text:p>
          </table:table-cell>
          <table:table-cell table:formula="of:=CONCATENATE([.I62];&quot;,&quot;)" office:value-type="string" office:string-value="0x39E7," calcext:value-type="string">
            <text:p>0x39E7,</text:p>
          </table:table-cell>
          <table:table-cell table:style-name="ce2" table:formula="of:=CONCATENATE(&quot;0x&quot;;DEC2HEX([.G62];2);&quot;,&quot;)" office:value-type="string" office:string-value="0x39," calcext:value-type="string">
            <text:p>0x39,</text:p>
          </table:table-cell>
          <table:table-cell table:style-name="ce2" table:formula="of:=CONCATENATE(&quot;0x&quot;;DEC2HEX([.H62];2);&quot;,&quot;)" office:value-type="string" office:string-value="0xE7," calcext:value-type="string">
            <text:p>0xE7,</text:p>
          </table:table-cell>
          <table:table-cell table:formula="of:=BITOR(BITLSHIFT(BITAND([.A62];1);7);BITOR(BITLSHIFT(BITAND([.A62];2);5);BITOR(BITLSHIFT(BITAND([.A62];4);3);BITOR(BITLSHIFT(BITAND([.A62];8);1);BITOR(BITRSHIFT(BITAND([.A62];16);1);BITOR(BITRSHIFT(BITAND([.A62];32);3);BITOR(BITRSHIFT(BITAND([.A62];64);5);BITRSHIFT(BITAND([.A62];128);7))))))))" office:value-type="float" office:value="60" calcext:value-type="float">
            <text:p>60</text:p>
          </table:table-cell>
          <table:table-cell table:formula="of:=CONCATENATE([.O62];&quot;,&quot;)" office:value-type="string" office:string-value="60," calcext:value-type="string">
            <text:p>60,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0x39,</text:p>
          </table:table-cell>
          <table:table-cell table:style-name="ce2" office:value-type="string" calcext:value-type="string">
            <text:p>0xE7,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3])" office:value-type="string" office:string-value="3D" calcext:value-type="string">
            <text:p>3D</text:p>
          </table:table-cell>
          <table:table-cell table:style-name="ce1" table:formula="of:=BITAND([.A63]; 248)" office:value-type="float" office:value="56" calcext:value-type="float">
            <text:p>56</text:p>
          </table:table-cell>
          <table:table-cell table:style-name="ce1" table:formula="of:=BITRSHIFT([.A63]; 5)" office:value-type="float" office:value="1" calcext:value-type="float">
            <text:p>1</text:p>
          </table:table-cell>
          <table:table-cell table:style-name="ce1" table:formula="of:=BITAND(BITLSHIFT([.A63]; 3); 224)" office:value-type="float" office:value="224" calcext:value-type="float">
            <text:p>224</text:p>
          </table:table-cell>
          <table:table-cell table:style-name="ce1" table:formula="of:=BITAND(BITRSHIFT([.A63]; 3); 31)" office:value-type="float" office:value="7" calcext:value-type="float">
            <text:p>7</text:p>
          </table:table-cell>
          <table:table-cell table:style-name="ce1" table:formula="of:=BITOR([.C63];[.D63])" office:value-type="float" office:value="57" calcext:value-type="float">
            <text:p>57</text:p>
          </table:table-cell>
          <table:table-cell table:style-name="ce1" table:formula="of:=BITOR([.E63];[.F63])" office:value-type="float" office:value="231" calcext:value-type="float">
            <text:p>231</text:p>
          </table:table-cell>
          <table:table-cell table:style-name="ce2" table:formula="of:=CONCATENATE(&quot;0x&quot;;DEC2HEX([.G63];2);DEC2HEX([.H63];2))" office:value-type="string" office:string-value="0x39E7" calcext:value-type="string">
            <text:p>0x39E7</text:p>
          </table:table-cell>
          <table:table-cell table:style-name="ce2" table:formula="of:=CONCATENATE(&quot;0x&quot;;DEC2HEX([.H63];2);DEC2HEX([.G63];2))" office:value-type="string" office:string-value="0xE739" calcext:value-type="string">
            <text:p>0xE739</text:p>
          </table:table-cell>
          <table:table-cell table:formula="of:=CONCATENATE(&quot;case &quot;;[.A63];&quot;: return &quot;;[.I63];&quot;;&quot;)" office:value-type="string" office:string-value="case 61: return 0x39E7;" calcext:value-type="string">
            <text:p>case 61: return 0x39E7;</text:p>
          </table:table-cell>
          <table:table-cell table:formula="of:=CONCATENATE([.I63];&quot;,&quot;)" office:value-type="string" office:string-value="0x39E7," calcext:value-type="string">
            <text:p>0x39E7,</text:p>
          </table:table-cell>
          <table:table-cell table:style-name="ce2" table:formula="of:=CONCATENATE(&quot;0x&quot;;DEC2HEX([.G63];2);&quot;,&quot;)" office:value-type="string" office:string-value="0x39," calcext:value-type="string">
            <text:p>0x39,</text:p>
          </table:table-cell>
          <table:table-cell table:style-name="ce2" table:formula="of:=CONCATENATE(&quot;0x&quot;;DEC2HEX([.H63];2);&quot;,&quot;)" office:value-type="string" office:string-value="0xE7," calcext:value-type="string">
            <text:p>0xE7,</text:p>
          </table:table-cell>
          <table:table-cell table:formula="of:=BITOR(BITLSHIFT(BITAND([.A63];1);7);BITOR(BITLSHIFT(BITAND([.A63];2);5);BITOR(BITLSHIFT(BITAND([.A63];4);3);BITOR(BITLSHIFT(BITAND([.A63];8);1);BITOR(BITRSHIFT(BITAND([.A63];16);1);BITOR(BITRSHIFT(BITAND([.A63];32);3);BITOR(BITRSHIFT(BITAND([.A63];64);5);BITRSHIFT(BITAND([.A63];128);7))))))))" office:value-type="float" office:value="188" calcext:value-type="float">
            <text:p>188</text:p>
          </table:table-cell>
          <table:table-cell table:formula="of:=CONCATENATE([.O63];&quot;,&quot;)" office:value-type="string" office:string-value="188," calcext:value-type="string">
            <text:p>188,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0xBD,</text:p>
          </table:table-cell>
          <table:table-cell table:style-name="ce2" office:value-type="string" calcext:value-type="string">
            <text:p>0xF7,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4])" office:value-type="string" office:string-value="3E" calcext:value-type="string">
            <text:p>3E</text:p>
          </table:table-cell>
          <table:table-cell table:style-name="ce1" table:formula="of:=BITAND([.A64]; 248)" office:value-type="float" office:value="56" calcext:value-type="float">
            <text:p>56</text:p>
          </table:table-cell>
          <table:table-cell table:style-name="ce1" table:formula="of:=BITRSHIFT([.A64]; 5)" office:value-type="float" office:value="1" calcext:value-type="float">
            <text:p>1</text:p>
          </table:table-cell>
          <table:table-cell table:style-name="ce1" table:formula="of:=BITAND(BITLSHIFT([.A64]; 3); 224)" office:value-type="float" office:value="224" calcext:value-type="float">
            <text:p>224</text:p>
          </table:table-cell>
          <table:table-cell table:style-name="ce1" table:formula="of:=BITAND(BITRSHIFT([.A64]; 3); 31)" office:value-type="float" office:value="7" calcext:value-type="float">
            <text:p>7</text:p>
          </table:table-cell>
          <table:table-cell table:style-name="ce1" table:formula="of:=BITOR([.C64];[.D64])" office:value-type="float" office:value="57" calcext:value-type="float">
            <text:p>57</text:p>
          </table:table-cell>
          <table:table-cell table:style-name="ce1" table:formula="of:=BITOR([.E64];[.F64])" office:value-type="float" office:value="231" calcext:value-type="float">
            <text:p>231</text:p>
          </table:table-cell>
          <table:table-cell table:style-name="ce2" table:formula="of:=CONCATENATE(&quot;0x&quot;;DEC2HEX([.G64];2);DEC2HEX([.H64];2))" office:value-type="string" office:string-value="0x39E7" calcext:value-type="string">
            <text:p>0x39E7</text:p>
          </table:table-cell>
          <table:table-cell table:style-name="ce2" table:formula="of:=CONCATENATE(&quot;0x&quot;;DEC2HEX([.H64];2);DEC2HEX([.G64];2))" office:value-type="string" office:string-value="0xE739" calcext:value-type="string">
            <text:p>0xE739</text:p>
          </table:table-cell>
          <table:table-cell table:formula="of:=CONCATENATE(&quot;case &quot;;[.A64];&quot;: return &quot;;[.I64];&quot;;&quot;)" office:value-type="string" office:string-value="case 62: return 0x39E7;" calcext:value-type="string">
            <text:p>case 62: return 0x39E7;</text:p>
          </table:table-cell>
          <table:table-cell table:formula="of:=CONCATENATE([.I64];&quot;,&quot;)" office:value-type="string" office:string-value="0x39E7," calcext:value-type="string">
            <text:p>0x39E7,</text:p>
          </table:table-cell>
          <table:table-cell table:style-name="ce2" table:formula="of:=CONCATENATE(&quot;0x&quot;;DEC2HEX([.G64];2);&quot;,&quot;)" office:value-type="string" office:string-value="0x39," calcext:value-type="string">
            <text:p>0x39,</text:p>
          </table:table-cell>
          <table:table-cell table:style-name="ce2" table:formula="of:=CONCATENATE(&quot;0x&quot;;DEC2HEX([.H64];2);&quot;,&quot;)" office:value-type="string" office:string-value="0xE7," calcext:value-type="string">
            <text:p>0xE7,</text:p>
          </table:table-cell>
          <table:table-cell table:formula="of:=BITOR(BITLSHIFT(BITAND([.A64];1);7);BITOR(BITLSHIFT(BITAND([.A64];2);5);BITOR(BITLSHIFT(BITAND([.A64];4);3);BITOR(BITLSHIFT(BITAND([.A64];8);1);BITOR(BITRSHIFT(BITAND([.A64];16);1);BITOR(BITRSHIFT(BITAND([.A64];32);3);BITOR(BITRSHIFT(BITAND([.A64];64);5);BITRSHIFT(BITAND([.A64];128);7))))))))" office:value-type="float" office:value="124" calcext:value-type="float">
            <text:p>124</text:p>
          </table:table-cell>
          <table:table-cell table:formula="of:=CONCATENATE([.O64];&quot;,&quot;)" office:value-type="string" office:string-value="124," calcext:value-type="string">
            <text:p>124,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0x7B,</text:p>
          </table:table-cell>
          <table:table-cell table:style-name="ce2" office:value-type="string" calcext:value-type="string">
            <text:p>0xEF,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5])" office:value-type="string" office:string-value="3F" calcext:value-type="string">
            <text:p>3F</text:p>
          </table:table-cell>
          <table:table-cell table:style-name="ce1" table:formula="of:=BITAND([.A65]; 248)" office:value-type="float" office:value="56" calcext:value-type="float">
            <text:p>56</text:p>
          </table:table-cell>
          <table:table-cell table:style-name="ce1" table:formula="of:=BITRSHIFT([.A65]; 5)" office:value-type="float" office:value="1" calcext:value-type="float">
            <text:p>1</text:p>
          </table:table-cell>
          <table:table-cell table:style-name="ce1" table:formula="of:=BITAND(BITLSHIFT([.A65]; 3); 224)" office:value-type="float" office:value="224" calcext:value-type="float">
            <text:p>224</text:p>
          </table:table-cell>
          <table:table-cell table:style-name="ce1" table:formula="of:=BITAND(BITRSHIFT([.A65]; 3); 31)" office:value-type="float" office:value="7" calcext:value-type="float">
            <text:p>7</text:p>
          </table:table-cell>
          <table:table-cell table:style-name="ce1" table:formula="of:=BITOR([.C65];[.D65])" office:value-type="float" office:value="57" calcext:value-type="float">
            <text:p>57</text:p>
          </table:table-cell>
          <table:table-cell table:style-name="ce1" table:formula="of:=BITOR([.E65];[.F65])" office:value-type="float" office:value="231" calcext:value-type="float">
            <text:p>231</text:p>
          </table:table-cell>
          <table:table-cell table:style-name="ce2" table:formula="of:=CONCATENATE(&quot;0x&quot;;DEC2HEX([.G65];2);DEC2HEX([.H65];2))" office:value-type="string" office:string-value="0x39E7" calcext:value-type="string">
            <text:p>0x39E7</text:p>
          </table:table-cell>
          <table:table-cell table:style-name="ce2" table:formula="of:=CONCATENATE(&quot;0x&quot;;DEC2HEX([.H65];2);DEC2HEX([.G65];2))" office:value-type="string" office:string-value="0xE739" calcext:value-type="string">
            <text:p>0xE739</text:p>
          </table:table-cell>
          <table:table-cell table:formula="of:=CONCATENATE(&quot;case &quot;;[.A65];&quot;: return &quot;;[.I65];&quot;;&quot;)" office:value-type="string" office:string-value="case 63: return 0x39E7;" calcext:value-type="string">
            <text:p>case 63: return 0x39E7;</text:p>
          </table:table-cell>
          <table:table-cell table:formula="of:=CONCATENATE([.I65];&quot;,&quot;)" office:value-type="string" office:string-value="0x39E7," calcext:value-type="string">
            <text:p>0x39E7,</text:p>
          </table:table-cell>
          <table:table-cell table:style-name="ce2" table:formula="of:=CONCATENATE(&quot;0x&quot;;DEC2HEX([.G65];2);&quot;,&quot;)" office:value-type="string" office:string-value="0x39," calcext:value-type="string">
            <text:p>0x39,</text:p>
          </table:table-cell>
          <table:table-cell table:style-name="ce2" table:formula="of:=CONCATENATE(&quot;0x&quot;;DEC2HEX([.H65];2);&quot;,&quot;)" office:value-type="string" office:string-value="0xE7," calcext:value-type="string">
            <text:p>0xE7,</text:p>
          </table:table-cell>
          <table:table-cell table:formula="of:=BITOR(BITLSHIFT(BITAND([.A65];1);7);BITOR(BITLSHIFT(BITAND([.A65];2);5);BITOR(BITLSHIFT(BITAND([.A65];4);3);BITOR(BITLSHIFT(BITAND([.A65];8);1);BITOR(BITRSHIFT(BITAND([.A65];16);1);BITOR(BITRSHIFT(BITAND([.A65];32);3);BITOR(BITRSHIFT(BITAND([.A65];64);5);BITRSHIFT(BITAND([.A65];128);7))))))))" office:value-type="float" office:value="252" calcext:value-type="float">
            <text:p>252</text:p>
          </table:table-cell>
          <table:table-cell table:formula="of:=CONCATENATE([.O65];&quot;,&quot;)" office:value-type="string" office:string-value="252," calcext:value-type="string">
            <text:p>252,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 table:style-name="ce2" office:value-type="string" calcext:value-type="string">
            <text:p>0xFF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6])" office:value-type="string" office:string-value="40" calcext:value-type="string">
            <text:p>40</text:p>
          </table:table-cell>
          <table:table-cell table:style-name="ce1" table:formula="of:=BITAND([.A66]; 248)" office:value-type="float" office:value="64" calcext:value-type="float">
            <text:p>64</text:p>
          </table:table-cell>
          <table:table-cell table:style-name="ce1" table:formula="of:=BITRSHIFT([.A66]; 5)" office:value-type="float" office:value="2" calcext:value-type="float">
            <text:p>2</text:p>
          </table:table-cell>
          <table:table-cell table:style-name="ce1" table:formula="of:=BITAND(BITLSHIFT([.A66]; 3); 224)" office:value-type="float" office:value="0" calcext:value-type="float">
            <text:p>0</text:p>
          </table:table-cell>
          <table:table-cell table:style-name="ce1" table:formula="of:=BITAND(BITRSHIFT([.A66]; 3); 31)" office:value-type="float" office:value="8" calcext:value-type="float">
            <text:p>8</text:p>
          </table:table-cell>
          <table:table-cell table:style-name="ce1" table:formula="of:=BITOR([.C66];[.D66])" office:value-type="float" office:value="66" calcext:value-type="float">
            <text:p>66</text:p>
          </table:table-cell>
          <table:table-cell table:style-name="ce1" table:formula="of:=BITOR([.E66];[.F66])" office:value-type="float" office:value="8" calcext:value-type="float">
            <text:p>8</text:p>
          </table:table-cell>
          <table:table-cell table:style-name="ce2" table:formula="of:=CONCATENATE(&quot;0x&quot;;DEC2HEX([.G66];2);DEC2HEX([.H66];2))" office:value-type="string" office:string-value="0x4208" calcext:value-type="string">
            <text:p>0x4208</text:p>
          </table:table-cell>
          <table:table-cell table:style-name="ce2" table:formula="of:=CONCATENATE(&quot;0x&quot;;DEC2HEX([.H66];2);DEC2HEX([.G66];2))" office:value-type="string" office:string-value="0x0842" calcext:value-type="string">
            <text:p>0x0842</text:p>
          </table:table-cell>
          <table:table-cell table:formula="of:=CONCATENATE(&quot;case &quot;;[.A66];&quot;: return &quot;;[.I66];&quot;;&quot;)" office:value-type="string" office:string-value="case 64: return 0x4208;" calcext:value-type="string">
            <text:p>case 64: return 0x4208;</text:p>
          </table:table-cell>
          <table:table-cell table:formula="of:=CONCATENATE([.I66];&quot;,&quot;)" office:value-type="string" office:string-value="0x4208," calcext:value-type="string">
            <text:p>0x4208,</text:p>
          </table:table-cell>
          <table:table-cell table:style-name="ce2" table:formula="of:=CONCATENATE(&quot;0x&quot;;DEC2HEX([.G66];2);&quot;,&quot;)" office:value-type="string" office:string-value="0x42," calcext:value-type="string">
            <text:p>0x42,</text:p>
          </table:table-cell>
          <table:table-cell table:style-name="ce2" table:formula="of:=CONCATENATE(&quot;0x&quot;;DEC2HEX([.H66];2);&quot;,&quot;)" office:value-type="string" office:string-value="0x08," calcext:value-type="string">
            <text:p>0x08,</text:p>
          </table:table-cell>
          <table:table-cell table:formula="of:=BITOR(BITLSHIFT(BITAND([.A66];1);7);BITOR(BITLSHIFT(BITAND([.A66];2);5);BITOR(BITLSHIFT(BITAND([.A66];4);3);BITOR(BITLSHIFT(BITAND([.A66];8);1);BITOR(BITRSHIFT(BITAND([.A66];16);1);BITOR(BITRSHIFT(BITAND([.A66];32);3);BITOR(BITRSHIFT(BITAND([.A66];64);5);BITRSHIFT(BITAND([.A66];128);7))))))))" office:value-type="float" office:value="2" calcext:value-type="float">
            <text:p>2</text:p>
          </table:table-cell>
          <table:table-cell table:formula="of:=CONCATENATE([.O66];&quot;,&quot;)" office:value-type="string" office:string-value="2," calcext:value-type="string">
            <text:p>2,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 table:style-name="ce2" office:value-type="string" calcext:value-type="string">
            <text:p>0x00,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7])" office:value-type="string" office:string-value="41" calcext:value-type="string">
            <text:p>41</text:p>
          </table:table-cell>
          <table:table-cell table:style-name="ce1" table:formula="of:=BITAND([.A67]; 248)" office:value-type="float" office:value="64" calcext:value-type="float">
            <text:p>64</text:p>
          </table:table-cell>
          <table:table-cell table:style-name="ce1" table:formula="of:=BITRSHIFT([.A67]; 5)" office:value-type="float" office:value="2" calcext:value-type="float">
            <text:p>2</text:p>
          </table:table-cell>
          <table:table-cell table:style-name="ce1" table:formula="of:=BITAND(BITLSHIFT([.A67]; 3); 224)" office:value-type="float" office:value="0" calcext:value-type="float">
            <text:p>0</text:p>
          </table:table-cell>
          <table:table-cell table:style-name="ce1" table:formula="of:=BITAND(BITRSHIFT([.A67]; 3); 31)" office:value-type="float" office:value="8" calcext:value-type="float">
            <text:p>8</text:p>
          </table:table-cell>
          <table:table-cell table:style-name="ce1" table:formula="of:=BITOR([.C67];[.D67])" office:value-type="float" office:value="66" calcext:value-type="float">
            <text:p>66</text:p>
          </table:table-cell>
          <table:table-cell table:style-name="ce1" table:formula="of:=BITOR([.E67];[.F67])" office:value-type="float" office:value="8" calcext:value-type="float">
            <text:p>8</text:p>
          </table:table-cell>
          <table:table-cell table:style-name="ce2" table:formula="of:=CONCATENATE(&quot;0x&quot;;DEC2HEX([.G67];2);DEC2HEX([.H67];2))" office:value-type="string" office:string-value="0x4208" calcext:value-type="string">
            <text:p>0x4208</text:p>
          </table:table-cell>
          <table:table-cell table:style-name="ce2" table:formula="of:=CONCATENATE(&quot;0x&quot;;DEC2HEX([.H67];2);DEC2HEX([.G67];2))" office:value-type="string" office:string-value="0x0842" calcext:value-type="string">
            <text:p>0x0842</text:p>
          </table:table-cell>
          <table:table-cell table:formula="of:=CONCATENATE(&quot;case &quot;;[.A67];&quot;: return &quot;;[.I67];&quot;;&quot;)" office:value-type="string" office:string-value="case 65: return 0x4208;" calcext:value-type="string">
            <text:p>case 65: return 0x4208;</text:p>
          </table:table-cell>
          <table:table-cell table:formula="of:=CONCATENATE([.I67];&quot;,&quot;)" office:value-type="string" office:string-value="0x4208," calcext:value-type="string">
            <text:p>0x4208,</text:p>
          </table:table-cell>
          <table:table-cell table:style-name="ce2" table:formula="of:=CONCATENATE(&quot;0x&quot;;DEC2HEX([.G67];2);&quot;,&quot;)" office:value-type="string" office:string-value="0x42," calcext:value-type="string">
            <text:p>0x42,</text:p>
          </table:table-cell>
          <table:table-cell table:style-name="ce2" table:formula="of:=CONCATENATE(&quot;0x&quot;;DEC2HEX([.H67];2);&quot;,&quot;)" office:value-type="string" office:string-value="0x08," calcext:value-type="string">
            <text:p>0x08,</text:p>
          </table:table-cell>
          <table:table-cell table:formula="of:=BITOR(BITLSHIFT(BITAND([.A67];1);7);BITOR(BITLSHIFT(BITAND([.A67];2);5);BITOR(BITLSHIFT(BITAND([.A67];4);3);BITOR(BITLSHIFT(BITAND([.A67];8);1);BITOR(BITRSHIFT(BITAND([.A67];16);1);BITOR(BITRSHIFT(BITAND([.A67];32);3);BITOR(BITRSHIFT(BITAND([.A67];64);5);BITRSHIFT(BITAND([.A67];128);7))))))))" office:value-type="float" office:value="130" calcext:value-type="float">
            <text:p>130</text:p>
          </table:table-cell>
          <table:table-cell table:formula="of:=CONCATENATE([.O67];&quot;,&quot;)" office:value-type="string" office:string-value="130," calcext:value-type="string">
            <text:p>130,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0x84,</text:p>
          </table:table-cell>
          <table:table-cell table:style-name="ce2" office:value-type="string" calcext:value-type="string">
            <text:p>0x10,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8])" office:value-type="string" office:string-value="42" calcext:value-type="string">
            <text:p>42</text:p>
          </table:table-cell>
          <table:table-cell table:style-name="ce1" table:formula="of:=BITAND([.A68]; 248)" office:value-type="float" office:value="64" calcext:value-type="float">
            <text:p>64</text:p>
          </table:table-cell>
          <table:table-cell table:style-name="ce1" table:formula="of:=BITRSHIFT([.A68]; 5)" office:value-type="float" office:value="2" calcext:value-type="float">
            <text:p>2</text:p>
          </table:table-cell>
          <table:table-cell table:style-name="ce1" table:formula="of:=BITAND(BITLSHIFT([.A68]; 3); 224)" office:value-type="float" office:value="0" calcext:value-type="float">
            <text:p>0</text:p>
          </table:table-cell>
          <table:table-cell table:style-name="ce1" table:formula="of:=BITAND(BITRSHIFT([.A68]; 3); 31)" office:value-type="float" office:value="8" calcext:value-type="float">
            <text:p>8</text:p>
          </table:table-cell>
          <table:table-cell table:style-name="ce1" table:formula="of:=BITOR([.C68];[.D68])" office:value-type="float" office:value="66" calcext:value-type="float">
            <text:p>66</text:p>
          </table:table-cell>
          <table:table-cell table:style-name="ce1" table:formula="of:=BITOR([.E68];[.F68])" office:value-type="float" office:value="8" calcext:value-type="float">
            <text:p>8</text:p>
          </table:table-cell>
          <table:table-cell table:style-name="ce2" table:formula="of:=CONCATENATE(&quot;0x&quot;;DEC2HEX([.G68];2);DEC2HEX([.H68];2))" office:value-type="string" office:string-value="0x4208" calcext:value-type="string">
            <text:p>0x4208</text:p>
          </table:table-cell>
          <table:table-cell table:style-name="ce2" table:formula="of:=CONCATENATE(&quot;0x&quot;;DEC2HEX([.H68];2);DEC2HEX([.G68];2))" office:value-type="string" office:string-value="0x0842" calcext:value-type="string">
            <text:p>0x0842</text:p>
          </table:table-cell>
          <table:table-cell table:formula="of:=CONCATENATE(&quot;case &quot;;[.A68];&quot;: return &quot;;[.I68];&quot;;&quot;)" office:value-type="string" office:string-value="case 66: return 0x4208;" calcext:value-type="string">
            <text:p>case 66: return 0x4208;</text:p>
          </table:table-cell>
          <table:table-cell table:formula="of:=CONCATENATE([.I68];&quot;,&quot;)" office:value-type="string" office:string-value="0x4208," calcext:value-type="string">
            <text:p>0x4208,</text:p>
          </table:table-cell>
          <table:table-cell table:style-name="ce2" table:formula="of:=CONCATENATE(&quot;0x&quot;;DEC2HEX([.G68];2);&quot;,&quot;)" office:value-type="string" office:string-value="0x42," calcext:value-type="string">
            <text:p>0x42,</text:p>
          </table:table-cell>
          <table:table-cell table:style-name="ce2" table:formula="of:=CONCATENATE(&quot;0x&quot;;DEC2HEX([.H68];2);&quot;,&quot;)" office:value-type="string" office:string-value="0x08," calcext:value-type="string">
            <text:p>0x08,</text:p>
          </table:table-cell>
          <table:table-cell table:formula="of:=BITOR(BITLSHIFT(BITAND([.A68];1);7);BITOR(BITLSHIFT(BITAND([.A68];2);5);BITOR(BITLSHIFT(BITAND([.A68];4);3);BITOR(BITLSHIFT(BITAND([.A68];8);1);BITOR(BITRSHIFT(BITAND([.A68];16);1);BITOR(BITRSHIFT(BITAND([.A68];32);3);BITOR(BITRSHIFT(BITAND([.A68];64);5);BITRSHIFT(BITAND([.A68];128);7))))))))" office:value-type="float" office:value="66" calcext:value-type="float">
            <text:p>66</text:p>
          </table:table-cell>
          <table:table-cell table:formula="of:=CONCATENATE([.O68];&quot;,&quot;)" office:value-type="string" office:string-value="66," calcext:value-type="string">
            <text:p>66,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0x42,</text:p>
          </table:table-cell>
          <table:table-cell table:style-name="ce2" office:value-type="string" calcext:value-type="string">
            <text:p>0x08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9])" office:value-type="string" office:string-value="43" calcext:value-type="string">
            <text:p>43</text:p>
          </table:table-cell>
          <table:table-cell table:style-name="ce1" table:formula="of:=BITAND([.A69]; 248)" office:value-type="float" office:value="64" calcext:value-type="float">
            <text:p>64</text:p>
          </table:table-cell>
          <table:table-cell table:style-name="ce1" table:formula="of:=BITRSHIFT([.A69]; 5)" office:value-type="float" office:value="2" calcext:value-type="float">
            <text:p>2</text:p>
          </table:table-cell>
          <table:table-cell table:style-name="ce1" table:formula="of:=BITAND(BITLSHIFT([.A69]; 3); 224)" office:value-type="float" office:value="0" calcext:value-type="float">
            <text:p>0</text:p>
          </table:table-cell>
          <table:table-cell table:style-name="ce1" table:formula="of:=BITAND(BITRSHIFT([.A69]; 3); 31)" office:value-type="float" office:value="8" calcext:value-type="float">
            <text:p>8</text:p>
          </table:table-cell>
          <table:table-cell table:style-name="ce1" table:formula="of:=BITOR([.C69];[.D69])" office:value-type="float" office:value="66" calcext:value-type="float">
            <text:p>66</text:p>
          </table:table-cell>
          <table:table-cell table:style-name="ce1" table:formula="of:=BITOR([.E69];[.F69])" office:value-type="float" office:value="8" calcext:value-type="float">
            <text:p>8</text:p>
          </table:table-cell>
          <table:table-cell table:style-name="ce2" table:formula="of:=CONCATENATE(&quot;0x&quot;;DEC2HEX([.G69];2);DEC2HEX([.H69];2))" office:value-type="string" office:string-value="0x4208" calcext:value-type="string">
            <text:p>0x4208</text:p>
          </table:table-cell>
          <table:table-cell table:style-name="ce2" table:formula="of:=CONCATENATE(&quot;0x&quot;;DEC2HEX([.H69];2);DEC2HEX([.G69];2))" office:value-type="string" office:string-value="0x0842" calcext:value-type="string">
            <text:p>0x0842</text:p>
          </table:table-cell>
          <table:table-cell table:formula="of:=CONCATENATE(&quot;case &quot;;[.A69];&quot;: return &quot;;[.I69];&quot;;&quot;)" office:value-type="string" office:string-value="case 67: return 0x4208;" calcext:value-type="string">
            <text:p>case 67: return 0x4208;</text:p>
          </table:table-cell>
          <table:table-cell table:formula="of:=CONCATENATE([.I69];&quot;,&quot;)" office:value-type="string" office:string-value="0x4208," calcext:value-type="string">
            <text:p>0x4208,</text:p>
          </table:table-cell>
          <table:table-cell table:style-name="ce2" table:formula="of:=CONCATENATE(&quot;0x&quot;;DEC2HEX([.G69];2);&quot;,&quot;)" office:value-type="string" office:string-value="0x42," calcext:value-type="string">
            <text:p>0x42,</text:p>
          </table:table-cell>
          <table:table-cell table:style-name="ce2" table:formula="of:=CONCATENATE(&quot;0x&quot;;DEC2HEX([.H69];2);&quot;,&quot;)" office:value-type="string" office:string-value="0x08," calcext:value-type="string">
            <text:p>0x08,</text:p>
          </table:table-cell>
          <table:table-cell table:formula="of:=BITOR(BITLSHIFT(BITAND([.A69];1);7);BITOR(BITLSHIFT(BITAND([.A69];2);5);BITOR(BITLSHIFT(BITAND([.A69];4);3);BITOR(BITLSHIFT(BITAND([.A69];8);1);BITOR(BITRSHIFT(BITAND([.A69];16);1);BITOR(BITRSHIFT(BITAND([.A69];32);3);BITOR(BITRSHIFT(BITAND([.A69];64);5);BITRSHIFT(BITAND([.A69];128);7))))))))" office:value-type="float" office:value="194" calcext:value-type="float">
            <text:p>194</text:p>
          </table:table-cell>
          <table:table-cell table:formula="of:=CONCATENATE([.O69];&quot;,&quot;)" office:value-type="string" office:string-value="194," calcext:value-type="string">
            <text:p>194,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0xC6,</text:p>
          </table:table-cell>
          <table:table-cell table:style-name="ce2" office:value-type="string" calcext:value-type="string">
            <text:p>0x18,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70])" office:value-type="string" office:string-value="44" calcext:value-type="string">
            <text:p>44</text:p>
          </table:table-cell>
          <table:table-cell table:style-name="ce1" table:formula="of:=BITAND([.A70]; 248)" office:value-type="float" office:value="64" calcext:value-type="float">
            <text:p>64</text:p>
          </table:table-cell>
          <table:table-cell table:style-name="ce1" table:formula="of:=BITRSHIFT([.A70]; 5)" office:value-type="float" office:value="2" calcext:value-type="float">
            <text:p>2</text:p>
          </table:table-cell>
          <table:table-cell table:style-name="ce1" table:formula="of:=BITAND(BITLSHIFT([.A70]; 3); 224)" office:value-type="float" office:value="32" calcext:value-type="float">
            <text:p>32</text:p>
          </table:table-cell>
          <table:table-cell table:style-name="ce1" table:formula="of:=BITAND(BITRSHIFT([.A70]; 3); 31)" office:value-type="float" office:value="8" calcext:value-type="float">
            <text:p>8</text:p>
          </table:table-cell>
          <table:table-cell table:style-name="ce1" table:formula="of:=BITOR([.C70];[.D70])" office:value-type="float" office:value="66" calcext:value-type="float">
            <text:p>66</text:p>
          </table:table-cell>
          <table:table-cell table:style-name="ce1" table:formula="of:=BITOR([.E70];[.F70])" office:value-type="float" office:value="40" calcext:value-type="float">
            <text:p>40</text:p>
          </table:table-cell>
          <table:table-cell table:style-name="ce2" table:formula="of:=CONCATENATE(&quot;0x&quot;;DEC2HEX([.G70];2);DEC2HEX([.H70];2))" office:value-type="string" office:string-value="0x4228" calcext:value-type="string">
            <text:p>0x4228</text:p>
          </table:table-cell>
          <table:table-cell table:style-name="ce2" table:formula="of:=CONCATENATE(&quot;0x&quot;;DEC2HEX([.H70];2);DEC2HEX([.G70];2))" office:value-type="string" office:string-value="0x2842" calcext:value-type="string">
            <text:p>0x2842</text:p>
          </table:table-cell>
          <table:table-cell table:formula="of:=CONCATENATE(&quot;case &quot;;[.A70];&quot;: return &quot;;[.I70];&quot;;&quot;)" office:value-type="string" office:string-value="case 68: return 0x4228;" calcext:value-type="string">
            <text:p>case 68: return 0x4228;</text:p>
          </table:table-cell>
          <table:table-cell table:formula="of:=CONCATENATE([.I70];&quot;,&quot;)" office:value-type="string" office:string-value="0x4228," calcext:value-type="string">
            <text:p>0x4228,</text:p>
          </table:table-cell>
          <table:table-cell table:style-name="ce2" table:formula="of:=CONCATENATE(&quot;0x&quot;;DEC2HEX([.G70];2);&quot;,&quot;)" office:value-type="string" office:string-value="0x42," calcext:value-type="string">
            <text:p>0x42,</text:p>
          </table:table-cell>
          <table:table-cell table:style-name="ce2" table:formula="of:=CONCATENATE(&quot;0x&quot;;DEC2HEX([.H70];2);&quot;,&quot;)" office:value-type="string" office:string-value="0x28," calcext:value-type="string">
            <text:p>0x28,</text:p>
          </table:table-cell>
          <table:table-cell table:formula="of:=BITOR(BITLSHIFT(BITAND([.A70];1);7);BITOR(BITLSHIFT(BITAND([.A70];2);5);BITOR(BITLSHIFT(BITAND([.A70];4);3);BITOR(BITLSHIFT(BITAND([.A70];8);1);BITOR(BITRSHIFT(BITAND([.A70];16);1);BITOR(BITRSHIFT(BITAND([.A70];32);3);BITOR(BITRSHIFT(BITAND([.A70];64);5);BITRSHIFT(BITAND([.A70];128);7))))))))" office:value-type="float" office:value="34" calcext:value-type="float">
            <text:p>34</text:p>
          </table:table-cell>
          <table:table-cell table:formula="of:=CONCATENATE([.O70];&quot;,&quot;)" office:value-type="string" office:string-value="34," calcext:value-type="string">
            <text:p>34,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0x21,</text:p>
          </table:table-cell>
          <table:table-cell table:style-name="ce2" office:value-type="string" calcext:value-type="string">
            <text:p>0x04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A71])" office:value-type="string" office:string-value="45" calcext:value-type="string">
            <text:p>45</text:p>
          </table:table-cell>
          <table:table-cell table:style-name="ce1" table:formula="of:=BITAND([.A71]; 248)" office:value-type="float" office:value="64" calcext:value-type="float">
            <text:p>64</text:p>
          </table:table-cell>
          <table:table-cell table:style-name="ce1" table:formula="of:=BITRSHIFT([.A71]; 5)" office:value-type="float" office:value="2" calcext:value-type="float">
            <text:p>2</text:p>
          </table:table-cell>
          <table:table-cell table:style-name="ce1" table:formula="of:=BITAND(BITLSHIFT([.A71]; 3); 224)" office:value-type="float" office:value="32" calcext:value-type="float">
            <text:p>32</text:p>
          </table:table-cell>
          <table:table-cell table:style-name="ce1" table:formula="of:=BITAND(BITRSHIFT([.A71]; 3); 31)" office:value-type="float" office:value="8" calcext:value-type="float">
            <text:p>8</text:p>
          </table:table-cell>
          <table:table-cell table:style-name="ce1" table:formula="of:=BITOR([.C71];[.D71])" office:value-type="float" office:value="66" calcext:value-type="float">
            <text:p>66</text:p>
          </table:table-cell>
          <table:table-cell table:style-name="ce1" table:formula="of:=BITOR([.E71];[.F71])" office:value-type="float" office:value="40" calcext:value-type="float">
            <text:p>40</text:p>
          </table:table-cell>
          <table:table-cell table:style-name="ce2" table:formula="of:=CONCATENATE(&quot;0x&quot;;DEC2HEX([.G71];2);DEC2HEX([.H71];2))" office:value-type="string" office:string-value="0x4228" calcext:value-type="string">
            <text:p>0x4228</text:p>
          </table:table-cell>
          <table:table-cell table:style-name="ce2" table:formula="of:=CONCATENATE(&quot;0x&quot;;DEC2HEX([.H71];2);DEC2HEX([.G71];2))" office:value-type="string" office:string-value="0x2842" calcext:value-type="string">
            <text:p>0x2842</text:p>
          </table:table-cell>
          <table:table-cell table:formula="of:=CONCATENATE(&quot;case &quot;;[.A71];&quot;: return &quot;;[.I71];&quot;;&quot;)" office:value-type="string" office:string-value="case 69: return 0x4228;" calcext:value-type="string">
            <text:p>case 69: return 0x4228;</text:p>
          </table:table-cell>
          <table:table-cell table:formula="of:=CONCATENATE([.I71];&quot;,&quot;)" office:value-type="string" office:string-value="0x4228," calcext:value-type="string">
            <text:p>0x4228,</text:p>
          </table:table-cell>
          <table:table-cell table:style-name="ce2" table:formula="of:=CONCATENATE(&quot;0x&quot;;DEC2HEX([.G71];2);&quot;,&quot;)" office:value-type="string" office:string-value="0x42," calcext:value-type="string">
            <text:p>0x42,</text:p>
          </table:table-cell>
          <table:table-cell table:style-name="ce2" table:formula="of:=CONCATENATE(&quot;0x&quot;;DEC2HEX([.H71];2);&quot;,&quot;)" office:value-type="string" office:string-value="0x28," calcext:value-type="string">
            <text:p>0x28,</text:p>
          </table:table-cell>
          <table:table-cell table:formula="of:=BITOR(BITLSHIFT(BITAND([.A71];1);7);BITOR(BITLSHIFT(BITAND([.A71];2);5);BITOR(BITLSHIFT(BITAND([.A71];4);3);BITOR(BITLSHIFT(BITAND([.A71];8);1);BITOR(BITRSHIFT(BITAND([.A71];16);1);BITOR(BITRSHIFT(BITAND([.A71];32);3);BITOR(BITRSHIFT(BITAND([.A71];64);5);BITRSHIFT(BITAND([.A71];128);7))))))))" office:value-type="float" office:value="162" calcext:value-type="float">
            <text:p>162</text:p>
          </table:table-cell>
          <table:table-cell table:formula="of:=CONCATENATE([.O71];&quot;,&quot;)" office:value-type="string" office:string-value="162," calcext:value-type="string">
            <text:p>162,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0xA5,</text:p>
          </table:table-cell>
          <table:table-cell table:style-name="ce2" office:value-type="string" calcext:value-type="string">
            <text:p>0x14,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2])" office:value-type="string" office:string-value="46" calcext:value-type="string">
            <text:p>46</text:p>
          </table:table-cell>
          <table:table-cell table:style-name="ce1" table:formula="of:=BITAND([.A72]; 248)" office:value-type="float" office:value="64" calcext:value-type="float">
            <text:p>64</text:p>
          </table:table-cell>
          <table:table-cell table:style-name="ce1" table:formula="of:=BITRSHIFT([.A72]; 5)" office:value-type="float" office:value="2" calcext:value-type="float">
            <text:p>2</text:p>
          </table:table-cell>
          <table:table-cell table:style-name="ce1" table:formula="of:=BITAND(BITLSHIFT([.A72]; 3); 224)" office:value-type="float" office:value="32" calcext:value-type="float">
            <text:p>32</text:p>
          </table:table-cell>
          <table:table-cell table:style-name="ce1" table:formula="of:=BITAND(BITRSHIFT([.A72]; 3); 31)" office:value-type="float" office:value="8" calcext:value-type="float">
            <text:p>8</text:p>
          </table:table-cell>
          <table:table-cell table:style-name="ce1" table:formula="of:=BITOR([.C72];[.D72])" office:value-type="float" office:value="66" calcext:value-type="float">
            <text:p>66</text:p>
          </table:table-cell>
          <table:table-cell table:style-name="ce1" table:formula="of:=BITOR([.E72];[.F72])" office:value-type="float" office:value="40" calcext:value-type="float">
            <text:p>40</text:p>
          </table:table-cell>
          <table:table-cell table:style-name="ce2" table:formula="of:=CONCATENATE(&quot;0x&quot;;DEC2HEX([.G72];2);DEC2HEX([.H72];2))" office:value-type="string" office:string-value="0x4228" calcext:value-type="string">
            <text:p>0x4228</text:p>
          </table:table-cell>
          <table:table-cell table:style-name="ce2" table:formula="of:=CONCATENATE(&quot;0x&quot;;DEC2HEX([.H72];2);DEC2HEX([.G72];2))" office:value-type="string" office:string-value="0x2842" calcext:value-type="string">
            <text:p>0x2842</text:p>
          </table:table-cell>
          <table:table-cell table:formula="of:=CONCATENATE(&quot;case &quot;;[.A72];&quot;: return &quot;;[.I72];&quot;;&quot;)" office:value-type="string" office:string-value="case 70: return 0x4228;" calcext:value-type="string">
            <text:p>case 70: return 0x4228;</text:p>
          </table:table-cell>
          <table:table-cell table:formula="of:=CONCATENATE([.I72];&quot;,&quot;)" office:value-type="string" office:string-value="0x4228," calcext:value-type="string">
            <text:p>0x4228,</text:p>
          </table:table-cell>
          <table:table-cell table:style-name="ce2" table:formula="of:=CONCATENATE(&quot;0x&quot;;DEC2HEX([.G72];2);&quot;,&quot;)" office:value-type="string" office:string-value="0x42," calcext:value-type="string">
            <text:p>0x42,</text:p>
          </table:table-cell>
          <table:table-cell table:style-name="ce2" table:formula="of:=CONCATENATE(&quot;0x&quot;;DEC2HEX([.H72];2);&quot;,&quot;)" office:value-type="string" office:string-value="0x28," calcext:value-type="string">
            <text:p>0x28,</text:p>
          </table:table-cell>
          <table:table-cell table:formula="of:=BITOR(BITLSHIFT(BITAND([.A72];1);7);BITOR(BITLSHIFT(BITAND([.A72];2);5);BITOR(BITLSHIFT(BITAND([.A72];4);3);BITOR(BITLSHIFT(BITAND([.A72];8);1);BITOR(BITRSHIFT(BITAND([.A72];16);1);BITOR(BITRSHIFT(BITAND([.A72];32);3);BITOR(BITRSHIFT(BITAND([.A72];64);5);BITRSHIFT(BITAND([.A72];128);7))))))))" office:value-type="float" office:value="98" calcext:value-type="float">
            <text:p>98</text:p>
          </table:table-cell>
          <table:table-cell table:formula="of:=CONCATENATE([.O72];&quot;,&quot;)" office:value-type="string" office:string-value="98," calcext:value-type="string">
            <text:p>98,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0x63,</text:p>
          </table:table-cell>
          <table:table-cell table:style-name="ce2" office:value-type="string" calcext:value-type="string">
            <text:p>0x0C,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3])" office:value-type="string" office:string-value="47" calcext:value-type="string">
            <text:p>47</text:p>
          </table:table-cell>
          <table:table-cell table:style-name="ce1" table:formula="of:=BITAND([.A73]; 248)" office:value-type="float" office:value="64" calcext:value-type="float">
            <text:p>64</text:p>
          </table:table-cell>
          <table:table-cell table:style-name="ce1" table:formula="of:=BITRSHIFT([.A73]; 5)" office:value-type="float" office:value="2" calcext:value-type="float">
            <text:p>2</text:p>
          </table:table-cell>
          <table:table-cell table:style-name="ce1" table:formula="of:=BITAND(BITLSHIFT([.A73]; 3); 224)" office:value-type="float" office:value="32" calcext:value-type="float">
            <text:p>32</text:p>
          </table:table-cell>
          <table:table-cell table:style-name="ce1" table:formula="of:=BITAND(BITRSHIFT([.A73]; 3); 31)" office:value-type="float" office:value="8" calcext:value-type="float">
            <text:p>8</text:p>
          </table:table-cell>
          <table:table-cell table:style-name="ce1" table:formula="of:=BITOR([.C73];[.D73])" office:value-type="float" office:value="66" calcext:value-type="float">
            <text:p>66</text:p>
          </table:table-cell>
          <table:table-cell table:style-name="ce1" table:formula="of:=BITOR([.E73];[.F73])" office:value-type="float" office:value="40" calcext:value-type="float">
            <text:p>40</text:p>
          </table:table-cell>
          <table:table-cell table:style-name="ce2" table:formula="of:=CONCATENATE(&quot;0x&quot;;DEC2HEX([.G73];2);DEC2HEX([.H73];2))" office:value-type="string" office:string-value="0x4228" calcext:value-type="string">
            <text:p>0x4228</text:p>
          </table:table-cell>
          <table:table-cell table:style-name="ce2" table:formula="of:=CONCATENATE(&quot;0x&quot;;DEC2HEX([.H73];2);DEC2HEX([.G73];2))" office:value-type="string" office:string-value="0x2842" calcext:value-type="string">
            <text:p>0x2842</text:p>
          </table:table-cell>
          <table:table-cell table:formula="of:=CONCATENATE(&quot;case &quot;;[.A73];&quot;: return &quot;;[.I73];&quot;;&quot;)" office:value-type="string" office:string-value="case 71: return 0x4228;" calcext:value-type="string">
            <text:p>case 71: return 0x4228;</text:p>
          </table:table-cell>
          <table:table-cell table:formula="of:=CONCATENATE([.I73];&quot;,&quot;)" office:value-type="string" office:string-value="0x4228," calcext:value-type="string">
            <text:p>0x4228,</text:p>
          </table:table-cell>
          <table:table-cell table:style-name="ce2" table:formula="of:=CONCATENATE(&quot;0x&quot;;DEC2HEX([.G73];2);&quot;,&quot;)" office:value-type="string" office:string-value="0x42," calcext:value-type="string">
            <text:p>0x42,</text:p>
          </table:table-cell>
          <table:table-cell table:style-name="ce2" table:formula="of:=CONCATENATE(&quot;0x&quot;;DEC2HEX([.H73];2);&quot;,&quot;)" office:value-type="string" office:string-value="0x28," calcext:value-type="string">
            <text:p>0x28,</text:p>
          </table:table-cell>
          <table:table-cell table:formula="of:=BITOR(BITLSHIFT(BITAND([.A73];1);7);BITOR(BITLSHIFT(BITAND([.A73];2);5);BITOR(BITLSHIFT(BITAND([.A73];4);3);BITOR(BITLSHIFT(BITAND([.A73];8);1);BITOR(BITRSHIFT(BITAND([.A73];16);1);BITOR(BITRSHIFT(BITAND([.A73];32);3);BITOR(BITRSHIFT(BITAND([.A73];64);5);BITRSHIFT(BITAND([.A73];128);7))))))))" office:value-type="float" office:value="226" calcext:value-type="float">
            <text:p>226</text:p>
          </table:table-cell>
          <table:table-cell table:formula="of:=CONCATENATE([.O73];&quot;,&quot;)" office:value-type="string" office:string-value="226," calcext:value-type="string">
            <text:p>226,</text:p>
          </table:table-cell>
          <table:table-cell/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0xE7,</text:p>
          </table:table-cell>
          <table:table-cell table:style-name="ce2" office:value-type="string" calcext:value-type="string">
            <text:p>0x1C,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4])" office:value-type="string" office:string-value="48" calcext:value-type="string">
            <text:p>48</text:p>
          </table:table-cell>
          <table:table-cell table:style-name="ce1" table:formula="of:=BITAND([.A74]; 248)" office:value-type="float" office:value="72" calcext:value-type="float">
            <text:p>72</text:p>
          </table:table-cell>
          <table:table-cell table:style-name="ce1" table:formula="of:=BITRSHIFT([.A74]; 5)" office:value-type="float" office:value="2" calcext:value-type="float">
            <text:p>2</text:p>
          </table:table-cell>
          <table:table-cell table:style-name="ce1" table:formula="of:=BITAND(BITLSHIFT([.A74]; 3); 224)" office:value-type="float" office:value="64" calcext:value-type="float">
            <text:p>64</text:p>
          </table:table-cell>
          <table:table-cell table:style-name="ce1" table:formula="of:=BITAND(BITRSHIFT([.A74]; 3); 31)" office:value-type="float" office:value="9" calcext:value-type="float">
            <text:p>9</text:p>
          </table:table-cell>
          <table:table-cell table:style-name="ce1" table:formula="of:=BITOR([.C74];[.D74])" office:value-type="float" office:value="74" calcext:value-type="float">
            <text:p>74</text:p>
          </table:table-cell>
          <table:table-cell table:style-name="ce1" table:formula="of:=BITOR([.E74];[.F74])" office:value-type="float" office:value="73" calcext:value-type="float">
            <text:p>73</text:p>
          </table:table-cell>
          <table:table-cell table:style-name="ce2" table:formula="of:=CONCATENATE(&quot;0x&quot;;DEC2HEX([.G74];2);DEC2HEX([.H74];2))" office:value-type="string" office:string-value="0x4A49" calcext:value-type="string">
            <text:p>0x4A49</text:p>
          </table:table-cell>
          <table:table-cell table:style-name="ce2" table:formula="of:=CONCATENATE(&quot;0x&quot;;DEC2HEX([.H74];2);DEC2HEX([.G74];2))" office:value-type="string" office:string-value="0x494A" calcext:value-type="string">
            <text:p>0x494A</text:p>
          </table:table-cell>
          <table:table-cell table:formula="of:=CONCATENATE(&quot;case &quot;;[.A74];&quot;: return &quot;;[.I74];&quot;;&quot;)" office:value-type="string" office:string-value="case 72: return 0x4A49;" calcext:value-type="string">
            <text:p>case 72: return 0x4A49;</text:p>
          </table:table-cell>
          <table:table-cell table:formula="of:=CONCATENATE([.I74];&quot;,&quot;)" office:value-type="string" office:string-value="0x4A49," calcext:value-type="string">
            <text:p>0x4A49,</text:p>
          </table:table-cell>
          <table:table-cell table:style-name="ce2" table:formula="of:=CONCATENATE(&quot;0x&quot;;DEC2HEX([.G74];2);&quot;,&quot;)" office:value-type="string" office:string-value="0x4A," calcext:value-type="string">
            <text:p>0x4A,</text:p>
          </table:table-cell>
          <table:table-cell table:style-name="ce2" table:formula="of:=CONCATENATE(&quot;0x&quot;;DEC2HEX([.H74];2);&quot;,&quot;)" office:value-type="string" office:string-value="0x49," calcext:value-type="string">
            <text:p>0x49,</text:p>
          </table:table-cell>
          <table:table-cell table:formula="of:=BITOR(BITLSHIFT(BITAND([.A74];1);7);BITOR(BITLSHIFT(BITAND([.A74];2);5);BITOR(BITLSHIFT(BITAND([.A74];4);3);BITOR(BITLSHIFT(BITAND([.A74];8);1);BITOR(BITRSHIFT(BITAND([.A74];16);1);BITOR(BITRSHIFT(BITAND([.A74];32);3);BITOR(BITRSHIFT(BITAND([.A74];64);5);BITRSHIFT(BITAND([.A74];128);7))))))))" office:value-type="float" office:value="18" calcext:value-type="float">
            <text:p>18</text:p>
          </table:table-cell>
          <table:table-cell table:formula="of:=CONCATENATE([.O74];&quot;,&quot;)" office:value-type="string" office:string-value="18," calcext:value-type="string">
            <text:p>18,</text:p>
          </table:table-cell>
          <table:table-cell/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0x10,</text:p>
          </table:table-cell>
          <table:table-cell table:style-name="ce2" office:value-type="string" calcext:value-type="string">
            <text:p>0x82,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5])" office:value-type="string" office:string-value="49" calcext:value-type="string">
            <text:p>49</text:p>
          </table:table-cell>
          <table:table-cell table:style-name="ce1" table:formula="of:=BITAND([.A75]; 248)" office:value-type="float" office:value="72" calcext:value-type="float">
            <text:p>72</text:p>
          </table:table-cell>
          <table:table-cell table:style-name="ce1" table:formula="of:=BITRSHIFT([.A75]; 5)" office:value-type="float" office:value="2" calcext:value-type="float">
            <text:p>2</text:p>
          </table:table-cell>
          <table:table-cell table:style-name="ce1" table:formula="of:=BITAND(BITLSHIFT([.A75]; 3); 224)" office:value-type="float" office:value="64" calcext:value-type="float">
            <text:p>64</text:p>
          </table:table-cell>
          <table:table-cell table:style-name="ce1" table:formula="of:=BITAND(BITRSHIFT([.A75]; 3); 31)" office:value-type="float" office:value="9" calcext:value-type="float">
            <text:p>9</text:p>
          </table:table-cell>
          <table:table-cell table:style-name="ce1" table:formula="of:=BITOR([.C75];[.D75])" office:value-type="float" office:value="74" calcext:value-type="float">
            <text:p>74</text:p>
          </table:table-cell>
          <table:table-cell table:style-name="ce1" table:formula="of:=BITOR([.E75];[.F75])" office:value-type="float" office:value="73" calcext:value-type="float">
            <text:p>73</text:p>
          </table:table-cell>
          <table:table-cell table:style-name="ce2" table:formula="of:=CONCATENATE(&quot;0x&quot;;DEC2HEX([.G75];2);DEC2HEX([.H75];2))" office:value-type="string" office:string-value="0x4A49" calcext:value-type="string">
            <text:p>0x4A49</text:p>
          </table:table-cell>
          <table:table-cell table:style-name="ce2" table:formula="of:=CONCATENATE(&quot;0x&quot;;DEC2HEX([.H75];2);DEC2HEX([.G75];2))" office:value-type="string" office:string-value="0x494A" calcext:value-type="string">
            <text:p>0x494A</text:p>
          </table:table-cell>
          <table:table-cell table:formula="of:=CONCATENATE(&quot;case &quot;;[.A75];&quot;: return &quot;;[.I75];&quot;;&quot;)" office:value-type="string" office:string-value="case 73: return 0x4A49;" calcext:value-type="string">
            <text:p>case 73: return 0x4A49;</text:p>
          </table:table-cell>
          <table:table-cell table:formula="of:=CONCATENATE([.I75];&quot;,&quot;)" office:value-type="string" office:string-value="0x4A49," calcext:value-type="string">
            <text:p>0x4A49,</text:p>
          </table:table-cell>
          <table:table-cell table:style-name="ce2" table:formula="of:=CONCATENATE(&quot;0x&quot;;DEC2HEX([.G75];2);&quot;,&quot;)" office:value-type="string" office:string-value="0x4A," calcext:value-type="string">
            <text:p>0x4A,</text:p>
          </table:table-cell>
          <table:table-cell table:style-name="ce2" table:formula="of:=CONCATENATE(&quot;0x&quot;;DEC2HEX([.H75];2);&quot;,&quot;)" office:value-type="string" office:string-value="0x49," calcext:value-type="string">
            <text:p>0x49,</text:p>
          </table:table-cell>
          <table:table-cell table:formula="of:=BITOR(BITLSHIFT(BITAND([.A75];1);7);BITOR(BITLSHIFT(BITAND([.A75];2);5);BITOR(BITLSHIFT(BITAND([.A75];4);3);BITOR(BITLSHIFT(BITAND([.A75];8);1);BITOR(BITRSHIFT(BITAND([.A75];16);1);BITOR(BITRSHIFT(BITAND([.A75];32);3);BITOR(BITRSHIFT(BITAND([.A75];64);5);BITRSHIFT(BITAND([.A75];128);7))))))))" office:value-type="float" office:value="146" calcext:value-type="float">
            <text:p>146</text:p>
          </table:table-cell>
          <table:table-cell table:formula="of:=CONCATENATE([.O75];&quot;,&quot;)" office:value-type="string" office:string-value="146," calcext:value-type="string">
            <text:p>146,</text:p>
          </table:table-cell>
          <table:table-cell/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0x94,</text:p>
          </table:table-cell>
          <table:table-cell table:style-name="ce2" office:value-type="string" calcext:value-type="string">
            <text:p>0x92,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6])" office:value-type="string" office:string-value="4A" calcext:value-type="string">
            <text:p>4A</text:p>
          </table:table-cell>
          <table:table-cell table:style-name="ce1" table:formula="of:=BITAND([.A76]; 248)" office:value-type="float" office:value="72" calcext:value-type="float">
            <text:p>72</text:p>
          </table:table-cell>
          <table:table-cell table:style-name="ce1" table:formula="of:=BITRSHIFT([.A76]; 5)" office:value-type="float" office:value="2" calcext:value-type="float">
            <text:p>2</text:p>
          </table:table-cell>
          <table:table-cell table:style-name="ce1" table:formula="of:=BITAND(BITLSHIFT([.A76]; 3); 224)" office:value-type="float" office:value="64" calcext:value-type="float">
            <text:p>64</text:p>
          </table:table-cell>
          <table:table-cell table:style-name="ce1" table:formula="of:=BITAND(BITRSHIFT([.A76]; 3); 31)" office:value-type="float" office:value="9" calcext:value-type="float">
            <text:p>9</text:p>
          </table:table-cell>
          <table:table-cell table:style-name="ce1" table:formula="of:=BITOR([.C76];[.D76])" office:value-type="float" office:value="74" calcext:value-type="float">
            <text:p>74</text:p>
          </table:table-cell>
          <table:table-cell table:style-name="ce1" table:formula="of:=BITOR([.E76];[.F76])" office:value-type="float" office:value="73" calcext:value-type="float">
            <text:p>73</text:p>
          </table:table-cell>
          <table:table-cell table:style-name="ce2" table:formula="of:=CONCATENATE(&quot;0x&quot;;DEC2HEX([.G76];2);DEC2HEX([.H76];2))" office:value-type="string" office:string-value="0x4A49" calcext:value-type="string">
            <text:p>0x4A49</text:p>
          </table:table-cell>
          <table:table-cell table:style-name="ce2" table:formula="of:=CONCATENATE(&quot;0x&quot;;DEC2HEX([.H76];2);DEC2HEX([.G76];2))" office:value-type="string" office:string-value="0x494A" calcext:value-type="string">
            <text:p>0x494A</text:p>
          </table:table-cell>
          <table:table-cell table:formula="of:=CONCATENATE(&quot;case &quot;;[.A76];&quot;: return &quot;;[.I76];&quot;;&quot;)" office:value-type="string" office:string-value="case 74: return 0x4A49;" calcext:value-type="string">
            <text:p>case 74: return 0x4A49;</text:p>
          </table:table-cell>
          <table:table-cell table:formula="of:=CONCATENATE([.I76];&quot;,&quot;)" office:value-type="string" office:string-value="0x4A49," calcext:value-type="string">
            <text:p>0x4A49,</text:p>
          </table:table-cell>
          <table:table-cell table:style-name="ce2" table:formula="of:=CONCATENATE(&quot;0x&quot;;DEC2HEX([.G76];2);&quot;,&quot;)" office:value-type="string" office:string-value="0x4A," calcext:value-type="string">
            <text:p>0x4A,</text:p>
          </table:table-cell>
          <table:table-cell table:style-name="ce2" table:formula="of:=CONCATENATE(&quot;0x&quot;;DEC2HEX([.H76];2);&quot;,&quot;)" office:value-type="string" office:string-value="0x49," calcext:value-type="string">
            <text:p>0x49,</text:p>
          </table:table-cell>
          <table:table-cell table:formula="of:=BITOR(BITLSHIFT(BITAND([.A76];1);7);BITOR(BITLSHIFT(BITAND([.A76];2);5);BITOR(BITLSHIFT(BITAND([.A76];4);3);BITOR(BITLSHIFT(BITAND([.A76];8);1);BITOR(BITRSHIFT(BITAND([.A76];16);1);BITOR(BITRSHIFT(BITAND([.A76];32);3);BITOR(BITRSHIFT(BITAND([.A76];64);5);BITRSHIFT(BITAND([.A76];128);7))))))))" office:value-type="float" office:value="82" calcext:value-type="float">
            <text:p>82</text:p>
          </table:table-cell>
          <table:table-cell table:formula="of:=CONCATENATE([.O76];&quot;,&quot;)" office:value-type="string" office:string-value="82," calcext:value-type="string">
            <text:p>82,</text:p>
          </table:table-cell>
          <table:table-cell/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0x52,</text:p>
          </table:table-cell>
          <table:table-cell table:style-name="ce2" office:value-type="string" calcext:value-type="string">
            <text:p>0x8A,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7])" office:value-type="string" office:string-value="4B" calcext:value-type="string">
            <text:p>4B</text:p>
          </table:table-cell>
          <table:table-cell table:style-name="ce1" table:formula="of:=BITAND([.A77]; 248)" office:value-type="float" office:value="72" calcext:value-type="float">
            <text:p>72</text:p>
          </table:table-cell>
          <table:table-cell table:style-name="ce1" table:formula="of:=BITRSHIFT([.A77]; 5)" office:value-type="float" office:value="2" calcext:value-type="float">
            <text:p>2</text:p>
          </table:table-cell>
          <table:table-cell table:style-name="ce1" table:formula="of:=BITAND(BITLSHIFT([.A77]; 3); 224)" office:value-type="float" office:value="64" calcext:value-type="float">
            <text:p>64</text:p>
          </table:table-cell>
          <table:table-cell table:style-name="ce1" table:formula="of:=BITAND(BITRSHIFT([.A77]; 3); 31)" office:value-type="float" office:value="9" calcext:value-type="float">
            <text:p>9</text:p>
          </table:table-cell>
          <table:table-cell table:style-name="ce1" table:formula="of:=BITOR([.C77];[.D77])" office:value-type="float" office:value="74" calcext:value-type="float">
            <text:p>74</text:p>
          </table:table-cell>
          <table:table-cell table:style-name="ce1" table:formula="of:=BITOR([.E77];[.F77])" office:value-type="float" office:value="73" calcext:value-type="float">
            <text:p>73</text:p>
          </table:table-cell>
          <table:table-cell table:style-name="ce2" table:formula="of:=CONCATENATE(&quot;0x&quot;;DEC2HEX([.G77];2);DEC2HEX([.H77];2))" office:value-type="string" office:string-value="0x4A49" calcext:value-type="string">
            <text:p>0x4A49</text:p>
          </table:table-cell>
          <table:table-cell table:style-name="ce2" table:formula="of:=CONCATENATE(&quot;0x&quot;;DEC2HEX([.H77];2);DEC2HEX([.G77];2))" office:value-type="string" office:string-value="0x494A" calcext:value-type="string">
            <text:p>0x494A</text:p>
          </table:table-cell>
          <table:table-cell table:formula="of:=CONCATENATE(&quot;case &quot;;[.A77];&quot;: return &quot;;[.I77];&quot;;&quot;)" office:value-type="string" office:string-value="case 75: return 0x4A49;" calcext:value-type="string">
            <text:p>case 75: return 0x4A49;</text:p>
          </table:table-cell>
          <table:table-cell table:formula="of:=CONCATENATE([.I77];&quot;,&quot;)" office:value-type="string" office:string-value="0x4A49," calcext:value-type="string">
            <text:p>0x4A49,</text:p>
          </table:table-cell>
          <table:table-cell table:style-name="ce2" table:formula="of:=CONCATENATE(&quot;0x&quot;;DEC2HEX([.G77];2);&quot;,&quot;)" office:value-type="string" office:string-value="0x4A," calcext:value-type="string">
            <text:p>0x4A,</text:p>
          </table:table-cell>
          <table:table-cell table:style-name="ce2" table:formula="of:=CONCATENATE(&quot;0x&quot;;DEC2HEX([.H77];2);&quot;,&quot;)" office:value-type="string" office:string-value="0x49," calcext:value-type="string">
            <text:p>0x49,</text:p>
          </table:table-cell>
          <table:table-cell table:formula="of:=BITOR(BITLSHIFT(BITAND([.A77];1);7);BITOR(BITLSHIFT(BITAND([.A77];2);5);BITOR(BITLSHIFT(BITAND([.A77];4);3);BITOR(BITLSHIFT(BITAND([.A77];8);1);BITOR(BITRSHIFT(BITAND([.A77];16);1);BITOR(BITRSHIFT(BITAND([.A77];32);3);BITOR(BITRSHIFT(BITAND([.A77];64);5);BITRSHIFT(BITAND([.A77];128);7))))))))" office:value-type="float" office:value="210" calcext:value-type="float">
            <text:p>210</text:p>
          </table:table-cell>
          <table:table-cell table:formula="of:=CONCATENATE([.O77];&quot;,&quot;)" office:value-type="string" office:string-value="210," calcext:value-type="string">
            <text:p>210,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0xD6,</text:p>
          </table:table-cell>
          <table:table-cell table:style-name="ce2" office:value-type="string" calcext:value-type="string">
            <text:p>0x9A,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8])" office:value-type="string" office:string-value="4C" calcext:value-type="string">
            <text:p>4C</text:p>
          </table:table-cell>
          <table:table-cell table:style-name="ce1" table:formula="of:=BITAND([.A78]; 248)" office:value-type="float" office:value="72" calcext:value-type="float">
            <text:p>72</text:p>
          </table:table-cell>
          <table:table-cell table:style-name="ce1" table:formula="of:=BITRSHIFT([.A78]; 5)" office:value-type="float" office:value="2" calcext:value-type="float">
            <text:p>2</text:p>
          </table:table-cell>
          <table:table-cell table:style-name="ce1" table:formula="of:=BITAND(BITLSHIFT([.A78]; 3); 224)" office:value-type="float" office:value="96" calcext:value-type="float">
            <text:p>96</text:p>
          </table:table-cell>
          <table:table-cell table:style-name="ce1" table:formula="of:=BITAND(BITRSHIFT([.A78]; 3); 31)" office:value-type="float" office:value="9" calcext:value-type="float">
            <text:p>9</text:p>
          </table:table-cell>
          <table:table-cell table:style-name="ce1" table:formula="of:=BITOR([.C78];[.D78])" office:value-type="float" office:value="74" calcext:value-type="float">
            <text:p>74</text:p>
          </table:table-cell>
          <table:table-cell table:style-name="ce1" table:formula="of:=BITOR([.E78];[.F78])" office:value-type="float" office:value="105" calcext:value-type="float">
            <text:p>105</text:p>
          </table:table-cell>
          <table:table-cell table:style-name="ce2" table:formula="of:=CONCATENATE(&quot;0x&quot;;DEC2HEX([.G78];2);DEC2HEX([.H78];2))" office:value-type="string" office:string-value="0x4A69" calcext:value-type="string">
            <text:p>0x4A69</text:p>
          </table:table-cell>
          <table:table-cell table:style-name="ce2" table:formula="of:=CONCATENATE(&quot;0x&quot;;DEC2HEX([.H78];2);DEC2HEX([.G78];2))" office:value-type="string" office:string-value="0x694A" calcext:value-type="string">
            <text:p>0x694A</text:p>
          </table:table-cell>
          <table:table-cell table:formula="of:=CONCATENATE(&quot;case &quot;;[.A78];&quot;: return &quot;;[.I78];&quot;;&quot;)" office:value-type="string" office:string-value="case 76: return 0x4A69;" calcext:value-type="string">
            <text:p>case 76: return 0x4A69;</text:p>
          </table:table-cell>
          <table:table-cell table:formula="of:=CONCATENATE([.I78];&quot;,&quot;)" office:value-type="string" office:string-value="0x4A69," calcext:value-type="string">
            <text:p>0x4A69,</text:p>
          </table:table-cell>
          <table:table-cell table:style-name="ce2" table:formula="of:=CONCATENATE(&quot;0x&quot;;DEC2HEX([.G78];2);&quot;,&quot;)" office:value-type="string" office:string-value="0x4A," calcext:value-type="string">
            <text:p>0x4A,</text:p>
          </table:table-cell>
          <table:table-cell table:style-name="ce2" table:formula="of:=CONCATENATE(&quot;0x&quot;;DEC2HEX([.H78];2);&quot;,&quot;)" office:value-type="string" office:string-value="0x69," calcext:value-type="string">
            <text:p>0x69,</text:p>
          </table:table-cell>
          <table:table-cell table:formula="of:=BITOR(BITLSHIFT(BITAND([.A78];1);7);BITOR(BITLSHIFT(BITAND([.A78];2);5);BITOR(BITLSHIFT(BITAND([.A78];4);3);BITOR(BITLSHIFT(BITAND([.A78];8);1);BITOR(BITRSHIFT(BITAND([.A78];16);1);BITOR(BITRSHIFT(BITAND([.A78];32);3);BITOR(BITRSHIFT(BITAND([.A78];64);5);BITRSHIFT(BITAND([.A78];128);7))))))))" office:value-type="float" office:value="50" calcext:value-type="float">
            <text:p>50</text:p>
          </table:table-cell>
          <table:table-cell table:formula="of:=CONCATENATE([.O78];&quot;,&quot;)" office:value-type="string" office:string-value="50," calcext:value-type="string">
            <text:p>50,</text:p>
          </table:table-cell>
          <table:table-cell/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0x31,</text:p>
          </table:table-cell>
          <table:table-cell table:style-name="ce2" office:value-type="string" calcext:value-type="string">
            <text:p>0x86,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9])" office:value-type="string" office:string-value="4D" calcext:value-type="string">
            <text:p>4D</text:p>
          </table:table-cell>
          <table:table-cell table:style-name="ce1" table:formula="of:=BITAND([.A79]; 248)" office:value-type="float" office:value="72" calcext:value-type="float">
            <text:p>72</text:p>
          </table:table-cell>
          <table:table-cell table:style-name="ce1" table:formula="of:=BITRSHIFT([.A79]; 5)" office:value-type="float" office:value="2" calcext:value-type="float">
            <text:p>2</text:p>
          </table:table-cell>
          <table:table-cell table:style-name="ce1" table:formula="of:=BITAND(BITLSHIFT([.A79]; 3); 224)" office:value-type="float" office:value="96" calcext:value-type="float">
            <text:p>96</text:p>
          </table:table-cell>
          <table:table-cell table:style-name="ce1" table:formula="of:=BITAND(BITRSHIFT([.A79]; 3); 31)" office:value-type="float" office:value="9" calcext:value-type="float">
            <text:p>9</text:p>
          </table:table-cell>
          <table:table-cell table:style-name="ce1" table:formula="of:=BITOR([.C79];[.D79])" office:value-type="float" office:value="74" calcext:value-type="float">
            <text:p>74</text:p>
          </table:table-cell>
          <table:table-cell table:style-name="ce1" table:formula="of:=BITOR([.E79];[.F79])" office:value-type="float" office:value="105" calcext:value-type="float">
            <text:p>105</text:p>
          </table:table-cell>
          <table:table-cell table:style-name="ce2" table:formula="of:=CONCATENATE(&quot;0x&quot;;DEC2HEX([.G79];2);DEC2HEX([.H79];2))" office:value-type="string" office:string-value="0x4A69" calcext:value-type="string">
            <text:p>0x4A69</text:p>
          </table:table-cell>
          <table:table-cell table:style-name="ce2" table:formula="of:=CONCATENATE(&quot;0x&quot;;DEC2HEX([.H79];2);DEC2HEX([.G79];2))" office:value-type="string" office:string-value="0x694A" calcext:value-type="string">
            <text:p>0x694A</text:p>
          </table:table-cell>
          <table:table-cell table:formula="of:=CONCATENATE(&quot;case &quot;;[.A79];&quot;: return &quot;;[.I79];&quot;;&quot;)" office:value-type="string" office:string-value="case 77: return 0x4A69;" calcext:value-type="string">
            <text:p>case 77: return 0x4A69;</text:p>
          </table:table-cell>
          <table:table-cell table:formula="of:=CONCATENATE([.I79];&quot;,&quot;)" office:value-type="string" office:string-value="0x4A69," calcext:value-type="string">
            <text:p>0x4A69,</text:p>
          </table:table-cell>
          <table:table-cell table:style-name="ce2" table:formula="of:=CONCATENATE(&quot;0x&quot;;DEC2HEX([.G79];2);&quot;,&quot;)" office:value-type="string" office:string-value="0x4A," calcext:value-type="string">
            <text:p>0x4A,</text:p>
          </table:table-cell>
          <table:table-cell table:style-name="ce2" table:formula="of:=CONCATENATE(&quot;0x&quot;;DEC2HEX([.H79];2);&quot;,&quot;)" office:value-type="string" office:string-value="0x69," calcext:value-type="string">
            <text:p>0x69,</text:p>
          </table:table-cell>
          <table:table-cell table:formula="of:=BITOR(BITLSHIFT(BITAND([.A79];1);7);BITOR(BITLSHIFT(BITAND([.A79];2);5);BITOR(BITLSHIFT(BITAND([.A79];4);3);BITOR(BITLSHIFT(BITAND([.A79];8);1);BITOR(BITRSHIFT(BITAND([.A79];16);1);BITOR(BITRSHIFT(BITAND([.A79];32);3);BITOR(BITRSHIFT(BITAND([.A79];64);5);BITRSHIFT(BITAND([.A79];128);7))))))))" office:value-type="float" office:value="178" calcext:value-type="float">
            <text:p>178</text:p>
          </table:table-cell>
          <table:table-cell table:formula="of:=CONCATENATE([.O79];&quot;,&quot;)" office:value-type="string" office:string-value="178," calcext:value-type="string">
            <text:p>178,</text:p>
          </table:table-cell>
          <table:table-cell/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0xB5,</text:p>
          </table:table-cell>
          <table:table-cell table:style-name="ce2" office:value-type="string" calcext:value-type="string">
            <text:p>0x96,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80])" office:value-type="string" office:string-value="4E" calcext:value-type="string">
            <text:p>4E</text:p>
          </table:table-cell>
          <table:table-cell table:style-name="ce1" table:formula="of:=BITAND([.A80]; 248)" office:value-type="float" office:value="72" calcext:value-type="float">
            <text:p>72</text:p>
          </table:table-cell>
          <table:table-cell table:style-name="ce1" table:formula="of:=BITRSHIFT([.A80]; 5)" office:value-type="float" office:value="2" calcext:value-type="float">
            <text:p>2</text:p>
          </table:table-cell>
          <table:table-cell table:style-name="ce1" table:formula="of:=BITAND(BITLSHIFT([.A80]; 3); 224)" office:value-type="float" office:value="96" calcext:value-type="float">
            <text:p>96</text:p>
          </table:table-cell>
          <table:table-cell table:style-name="ce1" table:formula="of:=BITAND(BITRSHIFT([.A80]; 3); 31)" office:value-type="float" office:value="9" calcext:value-type="float">
            <text:p>9</text:p>
          </table:table-cell>
          <table:table-cell table:style-name="ce1" table:formula="of:=BITOR([.C80];[.D80])" office:value-type="float" office:value="74" calcext:value-type="float">
            <text:p>74</text:p>
          </table:table-cell>
          <table:table-cell table:style-name="ce1" table:formula="of:=BITOR([.E80];[.F80])" office:value-type="float" office:value="105" calcext:value-type="float">
            <text:p>105</text:p>
          </table:table-cell>
          <table:table-cell table:style-name="ce2" table:formula="of:=CONCATENATE(&quot;0x&quot;;DEC2HEX([.G80];2);DEC2HEX([.H80];2))" office:value-type="string" office:string-value="0x4A69" calcext:value-type="string">
            <text:p>0x4A69</text:p>
          </table:table-cell>
          <table:table-cell table:style-name="ce2" table:formula="of:=CONCATENATE(&quot;0x&quot;;DEC2HEX([.H80];2);DEC2HEX([.G80];2))" office:value-type="string" office:string-value="0x694A" calcext:value-type="string">
            <text:p>0x694A</text:p>
          </table:table-cell>
          <table:table-cell table:formula="of:=CONCATENATE(&quot;case &quot;;[.A80];&quot;: return &quot;;[.I80];&quot;;&quot;)" office:value-type="string" office:string-value="case 78: return 0x4A69;" calcext:value-type="string">
            <text:p>case 78: return 0x4A69;</text:p>
          </table:table-cell>
          <table:table-cell table:formula="of:=CONCATENATE([.I80];&quot;,&quot;)" office:value-type="string" office:string-value="0x4A69," calcext:value-type="string">
            <text:p>0x4A69,</text:p>
          </table:table-cell>
          <table:table-cell table:style-name="ce2" table:formula="of:=CONCATENATE(&quot;0x&quot;;DEC2HEX([.G80];2);&quot;,&quot;)" office:value-type="string" office:string-value="0x4A," calcext:value-type="string">
            <text:p>0x4A,</text:p>
          </table:table-cell>
          <table:table-cell table:style-name="ce2" table:formula="of:=CONCATENATE(&quot;0x&quot;;DEC2HEX([.H80];2);&quot;,&quot;)" office:value-type="string" office:string-value="0x69," calcext:value-type="string">
            <text:p>0x69,</text:p>
          </table:table-cell>
          <table:table-cell table:formula="of:=BITOR(BITLSHIFT(BITAND([.A80];1);7);BITOR(BITLSHIFT(BITAND([.A80];2);5);BITOR(BITLSHIFT(BITAND([.A80];4);3);BITOR(BITLSHIFT(BITAND([.A80];8);1);BITOR(BITRSHIFT(BITAND([.A80];16);1);BITOR(BITRSHIFT(BITAND([.A80];32);3);BITOR(BITRSHIFT(BITAND([.A80];64);5);BITRSHIFT(BITAND([.A80];128);7))))))))" office:value-type="float" office:value="114" calcext:value-type="float">
            <text:p>114</text:p>
          </table:table-cell>
          <table:table-cell table:formula="of:=CONCATENATE([.O80];&quot;,&quot;)" office:value-type="string" office:string-value="114," calcext:value-type="string">
            <text:p>114,</text:p>
          </table:table-cell>
          <table:table-cell/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0x73,</text:p>
          </table:table-cell>
          <table:table-cell table:style-name="ce2" office:value-type="string" calcext:value-type="string">
            <text:p>0x8E,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1])" office:value-type="string" office:string-value="4F" calcext:value-type="string">
            <text:p>4F</text:p>
          </table:table-cell>
          <table:table-cell table:style-name="ce1" table:formula="of:=BITAND([.A81]; 248)" office:value-type="float" office:value="72" calcext:value-type="float">
            <text:p>72</text:p>
          </table:table-cell>
          <table:table-cell table:style-name="ce1" table:formula="of:=BITRSHIFT([.A81]; 5)" office:value-type="float" office:value="2" calcext:value-type="float">
            <text:p>2</text:p>
          </table:table-cell>
          <table:table-cell table:style-name="ce1" table:formula="of:=BITAND(BITLSHIFT([.A81]; 3); 224)" office:value-type="float" office:value="96" calcext:value-type="float">
            <text:p>96</text:p>
          </table:table-cell>
          <table:table-cell table:style-name="ce1" table:formula="of:=BITAND(BITRSHIFT([.A81]; 3); 31)" office:value-type="float" office:value="9" calcext:value-type="float">
            <text:p>9</text:p>
          </table:table-cell>
          <table:table-cell table:style-name="ce1" table:formula="of:=BITOR([.C81];[.D81])" office:value-type="float" office:value="74" calcext:value-type="float">
            <text:p>74</text:p>
          </table:table-cell>
          <table:table-cell table:style-name="ce1" table:formula="of:=BITOR([.E81];[.F81])" office:value-type="float" office:value="105" calcext:value-type="float">
            <text:p>105</text:p>
          </table:table-cell>
          <table:table-cell table:style-name="ce2" table:formula="of:=CONCATENATE(&quot;0x&quot;;DEC2HEX([.G81];2);DEC2HEX([.H81];2))" office:value-type="string" office:string-value="0x4A69" calcext:value-type="string">
            <text:p>0x4A69</text:p>
          </table:table-cell>
          <table:table-cell table:style-name="ce2" table:formula="of:=CONCATENATE(&quot;0x&quot;;DEC2HEX([.H81];2);DEC2HEX([.G81];2))" office:value-type="string" office:string-value="0x694A" calcext:value-type="string">
            <text:p>0x694A</text:p>
          </table:table-cell>
          <table:table-cell table:formula="of:=CONCATENATE(&quot;case &quot;;[.A81];&quot;: return &quot;;[.I81];&quot;;&quot;)" office:value-type="string" office:string-value="case 79: return 0x4A69;" calcext:value-type="string">
            <text:p>case 79: return 0x4A69;</text:p>
          </table:table-cell>
          <table:table-cell table:formula="of:=CONCATENATE([.I81];&quot;,&quot;)" office:value-type="string" office:string-value="0x4A69," calcext:value-type="string">
            <text:p>0x4A69,</text:p>
          </table:table-cell>
          <table:table-cell table:style-name="ce2" table:formula="of:=CONCATENATE(&quot;0x&quot;;DEC2HEX([.G81];2);&quot;,&quot;)" office:value-type="string" office:string-value="0x4A," calcext:value-type="string">
            <text:p>0x4A,</text:p>
          </table:table-cell>
          <table:table-cell table:style-name="ce2" table:formula="of:=CONCATENATE(&quot;0x&quot;;DEC2HEX([.H81];2);&quot;,&quot;)" office:value-type="string" office:string-value="0x69," calcext:value-type="string">
            <text:p>0x69,</text:p>
          </table:table-cell>
          <table:table-cell table:formula="of:=BITOR(BITLSHIFT(BITAND([.A81];1);7);BITOR(BITLSHIFT(BITAND([.A81];2);5);BITOR(BITLSHIFT(BITAND([.A81];4);3);BITOR(BITLSHIFT(BITAND([.A81];8);1);BITOR(BITRSHIFT(BITAND([.A81];16);1);BITOR(BITRSHIFT(BITAND([.A81];32);3);BITOR(BITRSHIFT(BITAND([.A81];64);5);BITRSHIFT(BITAND([.A81];128);7))))))))" office:value-type="float" office:value="242" calcext:value-type="float">
            <text:p>242</text:p>
          </table:table-cell>
          <table:table-cell table:formula="of:=CONCATENATE([.O81];&quot;,&quot;)" office:value-type="string" office:string-value="242," calcext:value-type="string">
            <text:p>242,</text:p>
          </table:table-cell>
          <table:table-cell/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0xF7,</text:p>
          </table:table-cell>
          <table:table-cell table:style-name="ce2" office:value-type="string" calcext:value-type="string">
            <text:p>0x9E,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2])" office:value-type="string" office:string-value="50" calcext:value-type="string">
            <text:p>50</text:p>
          </table:table-cell>
          <table:table-cell table:style-name="ce1" table:formula="of:=BITAND([.A82]; 248)" office:value-type="float" office:value="80" calcext:value-type="float">
            <text:p>80</text:p>
          </table:table-cell>
          <table:table-cell table:style-name="ce1" table:formula="of:=BITRSHIFT([.A82]; 5)" office:value-type="float" office:value="2" calcext:value-type="float">
            <text:p>2</text:p>
          </table:table-cell>
          <table:table-cell table:style-name="ce1" table:formula="of:=BITAND(BITLSHIFT([.A82]; 3); 224)" office:value-type="float" office:value="128" calcext:value-type="float">
            <text:p>128</text:p>
          </table:table-cell>
          <table:table-cell table:style-name="ce1" table:formula="of:=BITAND(BITRSHIFT([.A82]; 3); 31)" office:value-type="float" office:value="10" calcext:value-type="float">
            <text:p>10</text:p>
          </table:table-cell>
          <table:table-cell table:style-name="ce1" table:formula="of:=BITOR([.C82];[.D82])" office:value-type="float" office:value="82" calcext:value-type="float">
            <text:p>82</text:p>
          </table:table-cell>
          <table:table-cell table:style-name="ce1" table:formula="of:=BITOR([.E82];[.F82])" office:value-type="float" office:value="138" calcext:value-type="float">
            <text:p>138</text:p>
          </table:table-cell>
          <table:table-cell table:style-name="ce2" table:formula="of:=CONCATENATE(&quot;0x&quot;;DEC2HEX([.G82];2);DEC2HEX([.H82];2))" office:value-type="string" office:string-value="0x528A" calcext:value-type="string">
            <text:p>0x528A</text:p>
          </table:table-cell>
          <table:table-cell table:style-name="ce2" table:formula="of:=CONCATENATE(&quot;0x&quot;;DEC2HEX([.H82];2);DEC2HEX([.G82];2))" office:value-type="string" office:string-value="0x8A52" calcext:value-type="string">
            <text:p>0x8A52</text:p>
          </table:table-cell>
          <table:table-cell table:formula="of:=CONCATENATE(&quot;case &quot;;[.A82];&quot;: return &quot;;[.I82];&quot;;&quot;)" office:value-type="string" office:string-value="case 80: return 0x528A;" calcext:value-type="string">
            <text:p>case 80: return 0x528A;</text:p>
          </table:table-cell>
          <table:table-cell table:formula="of:=CONCATENATE([.I82];&quot;,&quot;)" office:value-type="string" office:string-value="0x528A," calcext:value-type="string">
            <text:p>0x528A,</text:p>
          </table:table-cell>
          <table:table-cell table:style-name="ce2" table:formula="of:=CONCATENATE(&quot;0x&quot;;DEC2HEX([.G82];2);&quot;,&quot;)" office:value-type="string" office:string-value="0x52," calcext:value-type="string">
            <text:p>0x52,</text:p>
          </table:table-cell>
          <table:table-cell table:style-name="ce2" table:formula="of:=CONCATENATE(&quot;0x&quot;;DEC2HEX([.H82];2);&quot;,&quot;)" office:value-type="string" office:string-value="0x8A," calcext:value-type="string">
            <text:p>0x8A,</text:p>
          </table:table-cell>
          <table:table-cell table:formula="of:=BITOR(BITLSHIFT(BITAND([.A82];1);7);BITOR(BITLSHIFT(BITAND([.A82];2);5);BITOR(BITLSHIFT(BITAND([.A82];4);3);BITOR(BITLSHIFT(BITAND([.A82];8);1);BITOR(BITRSHIFT(BITAND([.A82];16);1);BITOR(BITRSHIFT(BITAND([.A82];32);3);BITOR(BITRSHIFT(BITAND([.A82];64);5);BITRSHIFT(BITAND([.A82];128);7))))))))" office:value-type="float" office:value="10" calcext:value-type="float">
            <text:p>10</text:p>
          </table:table-cell>
          <table:table-cell table:formula="of:=CONCATENATE([.O82];&quot;,&quot;)" office:value-type="string" office:string-value="10," calcext:value-type="string">
            <text:p>10,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0x08,</text:p>
          </table:table-cell>
          <table:table-cell table:style-name="ce2" office:value-type="string" calcext:value-type="string">
            <text:p>0x41,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3])" office:value-type="string" office:string-value="51" calcext:value-type="string">
            <text:p>51</text:p>
          </table:table-cell>
          <table:table-cell table:style-name="ce1" table:formula="of:=BITAND([.A83]; 248)" office:value-type="float" office:value="80" calcext:value-type="float">
            <text:p>80</text:p>
          </table:table-cell>
          <table:table-cell table:style-name="ce1" table:formula="of:=BITRSHIFT([.A83]; 5)" office:value-type="float" office:value="2" calcext:value-type="float">
            <text:p>2</text:p>
          </table:table-cell>
          <table:table-cell table:style-name="ce1" table:formula="of:=BITAND(BITLSHIFT([.A83]; 3); 224)" office:value-type="float" office:value="128" calcext:value-type="float">
            <text:p>128</text:p>
          </table:table-cell>
          <table:table-cell table:style-name="ce1" table:formula="of:=BITAND(BITRSHIFT([.A83]; 3); 31)" office:value-type="float" office:value="10" calcext:value-type="float">
            <text:p>10</text:p>
          </table:table-cell>
          <table:table-cell table:style-name="ce1" table:formula="of:=BITOR([.C83];[.D83])" office:value-type="float" office:value="82" calcext:value-type="float">
            <text:p>82</text:p>
          </table:table-cell>
          <table:table-cell table:style-name="ce1" table:formula="of:=BITOR([.E83];[.F83])" office:value-type="float" office:value="138" calcext:value-type="float">
            <text:p>138</text:p>
          </table:table-cell>
          <table:table-cell table:style-name="ce2" table:formula="of:=CONCATENATE(&quot;0x&quot;;DEC2HEX([.G83];2);DEC2HEX([.H83];2))" office:value-type="string" office:string-value="0x528A" calcext:value-type="string">
            <text:p>0x528A</text:p>
          </table:table-cell>
          <table:table-cell table:style-name="ce2" table:formula="of:=CONCATENATE(&quot;0x&quot;;DEC2HEX([.H83];2);DEC2HEX([.G83];2))" office:value-type="string" office:string-value="0x8A52" calcext:value-type="string">
            <text:p>0x8A52</text:p>
          </table:table-cell>
          <table:table-cell table:formula="of:=CONCATENATE(&quot;case &quot;;[.A83];&quot;: return &quot;;[.I83];&quot;;&quot;)" office:value-type="string" office:string-value="case 81: return 0x528A;" calcext:value-type="string">
            <text:p>case 81: return 0x528A;</text:p>
          </table:table-cell>
          <table:table-cell table:formula="of:=CONCATENATE([.I83];&quot;,&quot;)" office:value-type="string" office:string-value="0x528A," calcext:value-type="string">
            <text:p>0x528A,</text:p>
          </table:table-cell>
          <table:table-cell table:style-name="ce2" table:formula="of:=CONCATENATE(&quot;0x&quot;;DEC2HEX([.G83];2);&quot;,&quot;)" office:value-type="string" office:string-value="0x52," calcext:value-type="string">
            <text:p>0x52,</text:p>
          </table:table-cell>
          <table:table-cell table:style-name="ce2" table:formula="of:=CONCATENATE(&quot;0x&quot;;DEC2HEX([.H83];2);&quot;,&quot;)" office:value-type="string" office:string-value="0x8A," calcext:value-type="string">
            <text:p>0x8A,</text:p>
          </table:table-cell>
          <table:table-cell table:formula="of:=BITOR(BITLSHIFT(BITAND([.A83];1);7);BITOR(BITLSHIFT(BITAND([.A83];2);5);BITOR(BITLSHIFT(BITAND([.A83];4);3);BITOR(BITLSHIFT(BITAND([.A83];8);1);BITOR(BITRSHIFT(BITAND([.A83];16);1);BITOR(BITRSHIFT(BITAND([.A83];32);3);BITOR(BITRSHIFT(BITAND([.A83];64);5);BITRSHIFT(BITAND([.A83];128);7))))))))" office:value-type="float" office:value="138" calcext:value-type="float">
            <text:p>138</text:p>
          </table:table-cell>
          <table:table-cell table:formula="of:=CONCATENATE([.O83];&quot;,&quot;)" office:value-type="string" office:string-value="138," calcext:value-type="string">
            <text:p>138,</text:p>
          </table:table-cell>
          <table:table-cell/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0x8C,</text:p>
          </table:table-cell>
          <table:table-cell table:style-name="ce2" office:value-type="string" calcext:value-type="string">
            <text:p>0x51,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4])" office:value-type="string" office:string-value="52" calcext:value-type="string">
            <text:p>52</text:p>
          </table:table-cell>
          <table:table-cell table:style-name="ce1" table:formula="of:=BITAND([.A84]; 248)" office:value-type="float" office:value="80" calcext:value-type="float">
            <text:p>80</text:p>
          </table:table-cell>
          <table:table-cell table:style-name="ce1" table:formula="of:=BITRSHIFT([.A84]; 5)" office:value-type="float" office:value="2" calcext:value-type="float">
            <text:p>2</text:p>
          </table:table-cell>
          <table:table-cell table:style-name="ce1" table:formula="of:=BITAND(BITLSHIFT([.A84]; 3); 224)" office:value-type="float" office:value="128" calcext:value-type="float">
            <text:p>128</text:p>
          </table:table-cell>
          <table:table-cell table:style-name="ce1" table:formula="of:=BITAND(BITRSHIFT([.A84]; 3); 31)" office:value-type="float" office:value="10" calcext:value-type="float">
            <text:p>10</text:p>
          </table:table-cell>
          <table:table-cell table:style-name="ce1" table:formula="of:=BITOR([.C84];[.D84])" office:value-type="float" office:value="82" calcext:value-type="float">
            <text:p>82</text:p>
          </table:table-cell>
          <table:table-cell table:style-name="ce1" table:formula="of:=BITOR([.E84];[.F84])" office:value-type="float" office:value="138" calcext:value-type="float">
            <text:p>138</text:p>
          </table:table-cell>
          <table:table-cell table:style-name="ce2" table:formula="of:=CONCATENATE(&quot;0x&quot;;DEC2HEX([.G84];2);DEC2HEX([.H84];2))" office:value-type="string" office:string-value="0x528A" calcext:value-type="string">
            <text:p>0x528A</text:p>
          </table:table-cell>
          <table:table-cell table:style-name="ce2" table:formula="of:=CONCATENATE(&quot;0x&quot;;DEC2HEX([.H84];2);DEC2HEX([.G84];2))" office:value-type="string" office:string-value="0x8A52" calcext:value-type="string">
            <text:p>0x8A52</text:p>
          </table:table-cell>
          <table:table-cell table:formula="of:=CONCATENATE(&quot;case &quot;;[.A84];&quot;: return &quot;;[.I84];&quot;;&quot;)" office:value-type="string" office:string-value="case 82: return 0x528A;" calcext:value-type="string">
            <text:p>case 82: return 0x528A;</text:p>
          </table:table-cell>
          <table:table-cell table:formula="of:=CONCATENATE([.I84];&quot;,&quot;)" office:value-type="string" office:string-value="0x528A," calcext:value-type="string">
            <text:p>0x528A,</text:p>
          </table:table-cell>
          <table:table-cell table:style-name="ce2" table:formula="of:=CONCATENATE(&quot;0x&quot;;DEC2HEX([.G84];2);&quot;,&quot;)" office:value-type="string" office:string-value="0x52," calcext:value-type="string">
            <text:p>0x52,</text:p>
          </table:table-cell>
          <table:table-cell table:style-name="ce2" table:formula="of:=CONCATENATE(&quot;0x&quot;;DEC2HEX([.H84];2);&quot;,&quot;)" office:value-type="string" office:string-value="0x8A," calcext:value-type="string">
            <text:p>0x8A,</text:p>
          </table:table-cell>
          <table:table-cell table:formula="of:=BITOR(BITLSHIFT(BITAND([.A84];1);7);BITOR(BITLSHIFT(BITAND([.A84];2);5);BITOR(BITLSHIFT(BITAND([.A84];4);3);BITOR(BITLSHIFT(BITAND([.A84];8);1);BITOR(BITRSHIFT(BITAND([.A84];16);1);BITOR(BITRSHIFT(BITAND([.A84];32);3);BITOR(BITRSHIFT(BITAND([.A84];64);5);BITRSHIFT(BITAND([.A84];128);7))))))))" office:value-type="float" office:value="74" calcext:value-type="float">
            <text:p>74</text:p>
          </table:table-cell>
          <table:table-cell table:formula="of:=CONCATENATE([.O84];&quot;,&quot;)" office:value-type="string" office:string-value="74," calcext:value-type="string">
            <text:p>74,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0x4A,</text:p>
          </table:table-cell>
          <table:table-cell table:style-name="ce2" office:value-type="string" calcext:value-type="string">
            <text:p>0x49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5])" office:value-type="string" office:string-value="53" calcext:value-type="string">
            <text:p>53</text:p>
          </table:table-cell>
          <table:table-cell table:style-name="ce1" table:formula="of:=BITAND([.A85]; 248)" office:value-type="float" office:value="80" calcext:value-type="float">
            <text:p>80</text:p>
          </table:table-cell>
          <table:table-cell table:style-name="ce1" table:formula="of:=BITRSHIFT([.A85]; 5)" office:value-type="float" office:value="2" calcext:value-type="float">
            <text:p>2</text:p>
          </table:table-cell>
          <table:table-cell table:style-name="ce1" table:formula="of:=BITAND(BITLSHIFT([.A85]; 3); 224)" office:value-type="float" office:value="128" calcext:value-type="float">
            <text:p>128</text:p>
          </table:table-cell>
          <table:table-cell table:style-name="ce1" table:formula="of:=BITAND(BITRSHIFT([.A85]; 3); 31)" office:value-type="float" office:value="10" calcext:value-type="float">
            <text:p>10</text:p>
          </table:table-cell>
          <table:table-cell table:style-name="ce1" table:formula="of:=BITOR([.C85];[.D85])" office:value-type="float" office:value="82" calcext:value-type="float">
            <text:p>82</text:p>
          </table:table-cell>
          <table:table-cell table:style-name="ce1" table:formula="of:=BITOR([.E85];[.F85])" office:value-type="float" office:value="138" calcext:value-type="float">
            <text:p>138</text:p>
          </table:table-cell>
          <table:table-cell table:style-name="ce2" table:formula="of:=CONCATENATE(&quot;0x&quot;;DEC2HEX([.G85];2);DEC2HEX([.H85];2))" office:value-type="string" office:string-value="0x528A" calcext:value-type="string">
            <text:p>0x528A</text:p>
          </table:table-cell>
          <table:table-cell table:style-name="ce2" table:formula="of:=CONCATENATE(&quot;0x&quot;;DEC2HEX([.H85];2);DEC2HEX([.G85];2))" office:value-type="string" office:string-value="0x8A52" calcext:value-type="string">
            <text:p>0x8A52</text:p>
          </table:table-cell>
          <table:table-cell table:formula="of:=CONCATENATE(&quot;case &quot;;[.A85];&quot;: return &quot;;[.I85];&quot;;&quot;)" office:value-type="string" office:string-value="case 83: return 0x528A;" calcext:value-type="string">
            <text:p>case 83: return 0x528A;</text:p>
          </table:table-cell>
          <table:table-cell table:formula="of:=CONCATENATE([.I85];&quot;,&quot;)" office:value-type="string" office:string-value="0x528A," calcext:value-type="string">
            <text:p>0x528A,</text:p>
          </table:table-cell>
          <table:table-cell table:style-name="ce2" table:formula="of:=CONCATENATE(&quot;0x&quot;;DEC2HEX([.G85];2);&quot;,&quot;)" office:value-type="string" office:string-value="0x52," calcext:value-type="string">
            <text:p>0x52,</text:p>
          </table:table-cell>
          <table:table-cell table:style-name="ce2" table:formula="of:=CONCATENATE(&quot;0x&quot;;DEC2HEX([.H85];2);&quot;,&quot;)" office:value-type="string" office:string-value="0x8A," calcext:value-type="string">
            <text:p>0x8A,</text:p>
          </table:table-cell>
          <table:table-cell table:formula="of:=BITOR(BITLSHIFT(BITAND([.A85];1);7);BITOR(BITLSHIFT(BITAND([.A85];2);5);BITOR(BITLSHIFT(BITAND([.A85];4);3);BITOR(BITLSHIFT(BITAND([.A85];8);1);BITOR(BITRSHIFT(BITAND([.A85];16);1);BITOR(BITRSHIFT(BITAND([.A85];32);3);BITOR(BITRSHIFT(BITAND([.A85];64);5);BITRSHIFT(BITAND([.A85];128);7))))))))" office:value-type="float" office:value="202" calcext:value-type="float">
            <text:p>202</text:p>
          </table:table-cell>
          <table:table-cell table:formula="of:=CONCATENATE([.O85];&quot;,&quot;)" office:value-type="string" office:string-value="202," calcext:value-type="string">
            <text:p>202,</text:p>
          </table:table-cell>
          <table:table-cell/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0xCE,</text:p>
          </table:table-cell>
          <table:table-cell table:style-name="ce2" office:value-type="string" calcext:value-type="string">
            <text:p>0x59,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6])" office:value-type="string" office:string-value="54" calcext:value-type="string">
            <text:p>54</text:p>
          </table:table-cell>
          <table:table-cell table:style-name="ce1" table:formula="of:=BITAND([.A86]; 248)" office:value-type="float" office:value="80" calcext:value-type="float">
            <text:p>80</text:p>
          </table:table-cell>
          <table:table-cell table:style-name="ce1" table:formula="of:=BITRSHIFT([.A86]; 5)" office:value-type="float" office:value="2" calcext:value-type="float">
            <text:p>2</text:p>
          </table:table-cell>
          <table:table-cell table:style-name="ce1" table:formula="of:=BITAND(BITLSHIFT([.A86]; 3); 224)" office:value-type="float" office:value="160" calcext:value-type="float">
            <text:p>160</text:p>
          </table:table-cell>
          <table:table-cell table:style-name="ce1" table:formula="of:=BITAND(BITRSHIFT([.A86]; 3); 31)" office:value-type="float" office:value="10" calcext:value-type="float">
            <text:p>10</text:p>
          </table:table-cell>
          <table:table-cell table:style-name="ce1" table:formula="of:=BITOR([.C86];[.D86])" office:value-type="float" office:value="82" calcext:value-type="float">
            <text:p>82</text:p>
          </table:table-cell>
          <table:table-cell table:style-name="ce1" table:formula="of:=BITOR([.E86];[.F86])" office:value-type="float" office:value="170" calcext:value-type="float">
            <text:p>170</text:p>
          </table:table-cell>
          <table:table-cell table:style-name="ce2" table:formula="of:=CONCATENATE(&quot;0x&quot;;DEC2HEX([.G86];2);DEC2HEX([.H86];2))" office:value-type="string" office:string-value="0x52AA" calcext:value-type="string">
            <text:p>0x52AA</text:p>
          </table:table-cell>
          <table:table-cell table:style-name="ce2" table:formula="of:=CONCATENATE(&quot;0x&quot;;DEC2HEX([.H86];2);DEC2HEX([.G86];2))" office:value-type="string" office:string-value="0xAA52" calcext:value-type="string">
            <text:p>0xAA52</text:p>
          </table:table-cell>
          <table:table-cell table:formula="of:=CONCATENATE(&quot;case &quot;;[.A86];&quot;: return &quot;;[.I86];&quot;;&quot;)" office:value-type="string" office:string-value="case 84: return 0x52AA;" calcext:value-type="string">
            <text:p>case 84: return 0x52AA;</text:p>
          </table:table-cell>
          <table:table-cell table:formula="of:=CONCATENATE([.I86];&quot;,&quot;)" office:value-type="string" office:string-value="0x52AA," calcext:value-type="string">
            <text:p>0x52AA,</text:p>
          </table:table-cell>
          <table:table-cell table:style-name="ce2" table:formula="of:=CONCATENATE(&quot;0x&quot;;DEC2HEX([.G86];2);&quot;,&quot;)" office:value-type="string" office:string-value="0x52," calcext:value-type="string">
            <text:p>0x52,</text:p>
          </table:table-cell>
          <table:table-cell table:style-name="ce2" table:formula="of:=CONCATENATE(&quot;0x&quot;;DEC2HEX([.H86];2);&quot;,&quot;)" office:value-type="string" office:string-value="0xAA," calcext:value-type="string">
            <text:p>0xAA,</text:p>
          </table:table-cell>
          <table:table-cell table:formula="of:=BITOR(BITLSHIFT(BITAND([.A86];1);7);BITOR(BITLSHIFT(BITAND([.A86];2);5);BITOR(BITLSHIFT(BITAND([.A86];4);3);BITOR(BITLSHIFT(BITAND([.A86];8);1);BITOR(BITRSHIFT(BITAND([.A86];16);1);BITOR(BITRSHIFT(BITAND([.A86];32);3);BITOR(BITRSHIFT(BITAND([.A86];64);5);BITRSHIFT(BITAND([.A86];128);7))))))))" office:value-type="float" office:value="42" calcext:value-type="float">
            <text:p>42</text:p>
          </table:table-cell>
          <table:table-cell table:formula="of:=CONCATENATE([.O86];&quot;,&quot;)" office:value-type="string" office:string-value="42," calcext:value-type="string">
            <text:p>42,</text:p>
          </table:table-cell>
          <table:table-cell/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0x29,</text:p>
          </table:table-cell>
          <table:table-cell table:style-name="ce2" office:value-type="string" calcext:value-type="string">
            <text:p>0x45,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7])" office:value-type="string" office:string-value="55" calcext:value-type="string">
            <text:p>55</text:p>
          </table:table-cell>
          <table:table-cell table:style-name="ce1" table:formula="of:=BITAND([.A87]; 248)" office:value-type="float" office:value="80" calcext:value-type="float">
            <text:p>80</text:p>
          </table:table-cell>
          <table:table-cell table:style-name="ce1" table:formula="of:=BITRSHIFT([.A87]; 5)" office:value-type="float" office:value="2" calcext:value-type="float">
            <text:p>2</text:p>
          </table:table-cell>
          <table:table-cell table:style-name="ce1" table:formula="of:=BITAND(BITLSHIFT([.A87]; 3); 224)" office:value-type="float" office:value="160" calcext:value-type="float">
            <text:p>160</text:p>
          </table:table-cell>
          <table:table-cell table:style-name="ce1" table:formula="of:=BITAND(BITRSHIFT([.A87]; 3); 31)" office:value-type="float" office:value="10" calcext:value-type="float">
            <text:p>10</text:p>
          </table:table-cell>
          <table:table-cell table:style-name="ce1" table:formula="of:=BITOR([.C87];[.D87])" office:value-type="float" office:value="82" calcext:value-type="float">
            <text:p>82</text:p>
          </table:table-cell>
          <table:table-cell table:style-name="ce1" table:formula="of:=BITOR([.E87];[.F87])" office:value-type="float" office:value="170" calcext:value-type="float">
            <text:p>170</text:p>
          </table:table-cell>
          <table:table-cell table:style-name="ce2" table:formula="of:=CONCATENATE(&quot;0x&quot;;DEC2HEX([.G87];2);DEC2HEX([.H87];2))" office:value-type="string" office:string-value="0x52AA" calcext:value-type="string">
            <text:p>0x52AA</text:p>
          </table:table-cell>
          <table:table-cell table:style-name="ce2" table:formula="of:=CONCATENATE(&quot;0x&quot;;DEC2HEX([.H87];2);DEC2HEX([.G87];2))" office:value-type="string" office:string-value="0xAA52" calcext:value-type="string">
            <text:p>0xAA52</text:p>
          </table:table-cell>
          <table:table-cell table:formula="of:=CONCATENATE(&quot;case &quot;;[.A87];&quot;: return &quot;;[.I87];&quot;;&quot;)" office:value-type="string" office:string-value="case 85: return 0x52AA;" calcext:value-type="string">
            <text:p>case 85: return 0x52AA;</text:p>
          </table:table-cell>
          <table:table-cell table:formula="of:=CONCATENATE([.I87];&quot;,&quot;)" office:value-type="string" office:string-value="0x52AA," calcext:value-type="string">
            <text:p>0x52AA,</text:p>
          </table:table-cell>
          <table:table-cell table:style-name="ce2" table:formula="of:=CONCATENATE(&quot;0x&quot;;DEC2HEX([.G87];2);&quot;,&quot;)" office:value-type="string" office:string-value="0x52," calcext:value-type="string">
            <text:p>0x52,</text:p>
          </table:table-cell>
          <table:table-cell table:style-name="ce2" table:formula="of:=CONCATENATE(&quot;0x&quot;;DEC2HEX([.H87];2);&quot;,&quot;)" office:value-type="string" office:string-value="0xAA," calcext:value-type="string">
            <text:p>0xAA,</text:p>
          </table:table-cell>
          <table:table-cell table:formula="of:=BITOR(BITLSHIFT(BITAND([.A87];1);7);BITOR(BITLSHIFT(BITAND([.A87];2);5);BITOR(BITLSHIFT(BITAND([.A87];4);3);BITOR(BITLSHIFT(BITAND([.A87];8);1);BITOR(BITRSHIFT(BITAND([.A87];16);1);BITOR(BITRSHIFT(BITAND([.A87];32);3);BITOR(BITRSHIFT(BITAND([.A87];64);5);BITRSHIFT(BITAND([.A87];128);7))))))))" office:value-type="float" office:value="170" calcext:value-type="float">
            <text:p>170</text:p>
          </table:table-cell>
          <table:table-cell table:formula="of:=CONCATENATE([.O87];&quot;,&quot;)" office:value-type="string" office:string-value="170," calcext:value-type="string">
            <text:p>170,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0xAD,</text:p>
          </table:table-cell>
          <table:table-cell table:style-name="ce2" office:value-type="string" calcext:value-type="string">
            <text:p>0x55,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8])" office:value-type="string" office:string-value="56" calcext:value-type="string">
            <text:p>56</text:p>
          </table:table-cell>
          <table:table-cell table:style-name="ce1" table:formula="of:=BITAND([.A88]; 248)" office:value-type="float" office:value="80" calcext:value-type="float">
            <text:p>80</text:p>
          </table:table-cell>
          <table:table-cell table:style-name="ce1" table:formula="of:=BITRSHIFT([.A88]; 5)" office:value-type="float" office:value="2" calcext:value-type="float">
            <text:p>2</text:p>
          </table:table-cell>
          <table:table-cell table:style-name="ce1" table:formula="of:=BITAND(BITLSHIFT([.A88]; 3); 224)" office:value-type="float" office:value="160" calcext:value-type="float">
            <text:p>160</text:p>
          </table:table-cell>
          <table:table-cell table:style-name="ce1" table:formula="of:=BITAND(BITRSHIFT([.A88]; 3); 31)" office:value-type="float" office:value="10" calcext:value-type="float">
            <text:p>10</text:p>
          </table:table-cell>
          <table:table-cell table:style-name="ce1" table:formula="of:=BITOR([.C88];[.D88])" office:value-type="float" office:value="82" calcext:value-type="float">
            <text:p>82</text:p>
          </table:table-cell>
          <table:table-cell table:style-name="ce1" table:formula="of:=BITOR([.E88];[.F88])" office:value-type="float" office:value="170" calcext:value-type="float">
            <text:p>170</text:p>
          </table:table-cell>
          <table:table-cell table:style-name="ce2" table:formula="of:=CONCATENATE(&quot;0x&quot;;DEC2HEX([.G88];2);DEC2HEX([.H88];2))" office:value-type="string" office:string-value="0x52AA" calcext:value-type="string">
            <text:p>0x52AA</text:p>
          </table:table-cell>
          <table:table-cell table:style-name="ce2" table:formula="of:=CONCATENATE(&quot;0x&quot;;DEC2HEX([.H88];2);DEC2HEX([.G88];2))" office:value-type="string" office:string-value="0xAA52" calcext:value-type="string">
            <text:p>0xAA52</text:p>
          </table:table-cell>
          <table:table-cell table:formula="of:=CONCATENATE(&quot;case &quot;;[.A88];&quot;: return &quot;;[.I88];&quot;;&quot;)" office:value-type="string" office:string-value="case 86: return 0x52AA;" calcext:value-type="string">
            <text:p>case 86: return 0x52AA;</text:p>
          </table:table-cell>
          <table:table-cell table:formula="of:=CONCATENATE([.I88];&quot;,&quot;)" office:value-type="string" office:string-value="0x52AA," calcext:value-type="string">
            <text:p>0x52AA,</text:p>
          </table:table-cell>
          <table:table-cell table:style-name="ce2" table:formula="of:=CONCATENATE(&quot;0x&quot;;DEC2HEX([.G88];2);&quot;,&quot;)" office:value-type="string" office:string-value="0x52," calcext:value-type="string">
            <text:p>0x52,</text:p>
          </table:table-cell>
          <table:table-cell table:style-name="ce2" table:formula="of:=CONCATENATE(&quot;0x&quot;;DEC2HEX([.H88];2);&quot;,&quot;)" office:value-type="string" office:string-value="0xAA," calcext:value-type="string">
            <text:p>0xAA,</text:p>
          </table:table-cell>
          <table:table-cell table:formula="of:=BITOR(BITLSHIFT(BITAND([.A88];1);7);BITOR(BITLSHIFT(BITAND([.A88];2);5);BITOR(BITLSHIFT(BITAND([.A88];4);3);BITOR(BITLSHIFT(BITAND([.A88];8);1);BITOR(BITRSHIFT(BITAND([.A88];16);1);BITOR(BITRSHIFT(BITAND([.A88];32);3);BITOR(BITRSHIFT(BITAND([.A88];64);5);BITRSHIFT(BITAND([.A88];128);7))))))))" office:value-type="float" office:value="106" calcext:value-type="float">
            <text:p>106</text:p>
          </table:table-cell>
          <table:table-cell table:formula="of:=CONCATENATE([.O88];&quot;,&quot;)" office:value-type="string" office:string-value="106," calcext:value-type="string">
            <text:p>106,</text:p>
          </table:table-cell>
          <table:table-cell/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0x6B,</text:p>
          </table:table-cell>
          <table:table-cell table:style-name="ce2" office:value-type="string" calcext:value-type="string">
            <text:p>0x4D,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9])" office:value-type="string" office:string-value="57" calcext:value-type="string">
            <text:p>57</text:p>
          </table:table-cell>
          <table:table-cell table:style-name="ce1" table:formula="of:=BITAND([.A89]; 248)" office:value-type="float" office:value="80" calcext:value-type="float">
            <text:p>80</text:p>
          </table:table-cell>
          <table:table-cell table:style-name="ce1" table:formula="of:=BITRSHIFT([.A89]; 5)" office:value-type="float" office:value="2" calcext:value-type="float">
            <text:p>2</text:p>
          </table:table-cell>
          <table:table-cell table:style-name="ce1" table:formula="of:=BITAND(BITLSHIFT([.A89]; 3); 224)" office:value-type="float" office:value="160" calcext:value-type="float">
            <text:p>160</text:p>
          </table:table-cell>
          <table:table-cell table:style-name="ce1" table:formula="of:=BITAND(BITRSHIFT([.A89]; 3); 31)" office:value-type="float" office:value="10" calcext:value-type="float">
            <text:p>10</text:p>
          </table:table-cell>
          <table:table-cell table:style-name="ce1" table:formula="of:=BITOR([.C89];[.D89])" office:value-type="float" office:value="82" calcext:value-type="float">
            <text:p>82</text:p>
          </table:table-cell>
          <table:table-cell table:style-name="ce1" table:formula="of:=BITOR([.E89];[.F89])" office:value-type="float" office:value="170" calcext:value-type="float">
            <text:p>170</text:p>
          </table:table-cell>
          <table:table-cell table:style-name="ce2" table:formula="of:=CONCATENATE(&quot;0x&quot;;DEC2HEX([.G89];2);DEC2HEX([.H89];2))" office:value-type="string" office:string-value="0x52AA" calcext:value-type="string">
            <text:p>0x52AA</text:p>
          </table:table-cell>
          <table:table-cell table:style-name="ce2" table:formula="of:=CONCATENATE(&quot;0x&quot;;DEC2HEX([.H89];2);DEC2HEX([.G89];2))" office:value-type="string" office:string-value="0xAA52" calcext:value-type="string">
            <text:p>0xAA52</text:p>
          </table:table-cell>
          <table:table-cell table:formula="of:=CONCATENATE(&quot;case &quot;;[.A89];&quot;: return &quot;;[.I89];&quot;;&quot;)" office:value-type="string" office:string-value="case 87: return 0x52AA;" calcext:value-type="string">
            <text:p>case 87: return 0x52AA;</text:p>
          </table:table-cell>
          <table:table-cell table:formula="of:=CONCATENATE([.I89];&quot;,&quot;)" office:value-type="string" office:string-value="0x52AA," calcext:value-type="string">
            <text:p>0x52AA,</text:p>
          </table:table-cell>
          <table:table-cell table:style-name="ce2" table:formula="of:=CONCATENATE(&quot;0x&quot;;DEC2HEX([.G89];2);&quot;,&quot;)" office:value-type="string" office:string-value="0x52," calcext:value-type="string">
            <text:p>0x52,</text:p>
          </table:table-cell>
          <table:table-cell table:style-name="ce2" table:formula="of:=CONCATENATE(&quot;0x&quot;;DEC2HEX([.H89];2);&quot;,&quot;)" office:value-type="string" office:string-value="0xAA," calcext:value-type="string">
            <text:p>0xAA,</text:p>
          </table:table-cell>
          <table:table-cell table:formula="of:=BITOR(BITLSHIFT(BITAND([.A89];1);7);BITOR(BITLSHIFT(BITAND([.A89];2);5);BITOR(BITLSHIFT(BITAND([.A89];4);3);BITOR(BITLSHIFT(BITAND([.A89];8);1);BITOR(BITRSHIFT(BITAND([.A89];16);1);BITOR(BITRSHIFT(BITAND([.A89];32);3);BITOR(BITRSHIFT(BITAND([.A89];64);5);BITRSHIFT(BITAND([.A89];128);7))))))))" office:value-type="float" office:value="234" calcext:value-type="float">
            <text:p>234</text:p>
          </table:table-cell>
          <table:table-cell table:formula="of:=CONCATENATE([.O89];&quot;,&quot;)" office:value-type="string" office:string-value="234," calcext:value-type="string">
            <text:p>234,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0xEF,</text:p>
          </table:table-cell>
          <table:table-cell table:style-name="ce2" office:value-type="string" calcext:value-type="string">
            <text:p>0x5D,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90])" office:value-type="string" office:string-value="58" calcext:value-type="string">
            <text:p>58</text:p>
          </table:table-cell>
          <table:table-cell table:style-name="ce1" table:formula="of:=BITAND([.A90]; 248)" office:value-type="float" office:value="88" calcext:value-type="float">
            <text:p>88</text:p>
          </table:table-cell>
          <table:table-cell table:style-name="ce1" table:formula="of:=BITRSHIFT([.A90]; 5)" office:value-type="float" office:value="2" calcext:value-type="float">
            <text:p>2</text:p>
          </table:table-cell>
          <table:table-cell table:style-name="ce1" table:formula="of:=BITAND(BITLSHIFT([.A90]; 3); 224)" office:value-type="float" office:value="192" calcext:value-type="float">
            <text:p>192</text:p>
          </table:table-cell>
          <table:table-cell table:style-name="ce1" table:formula="of:=BITAND(BITRSHIFT([.A90]; 3); 31)" office:value-type="float" office:value="11" calcext:value-type="float">
            <text:p>11</text:p>
          </table:table-cell>
          <table:table-cell table:style-name="ce1" table:formula="of:=BITOR([.C90];[.D90])" office:value-type="float" office:value="90" calcext:value-type="float">
            <text:p>90</text:p>
          </table:table-cell>
          <table:table-cell table:style-name="ce1" table:formula="of:=BITOR([.E90];[.F90])" office:value-type="float" office:value="203" calcext:value-type="float">
            <text:p>203</text:p>
          </table:table-cell>
          <table:table-cell table:style-name="ce2" table:formula="of:=CONCATENATE(&quot;0x&quot;;DEC2HEX([.G90];2);DEC2HEX([.H90];2))" office:value-type="string" office:string-value="0x5ACB" calcext:value-type="string">
            <text:p>0x5ACB</text:p>
          </table:table-cell>
          <table:table-cell table:style-name="ce2" table:formula="of:=CONCATENATE(&quot;0x&quot;;DEC2HEX([.H90];2);DEC2HEX([.G90];2))" office:value-type="string" office:string-value="0xCB5A" calcext:value-type="string">
            <text:p>0xCB5A</text:p>
          </table:table-cell>
          <table:table-cell table:formula="of:=CONCATENATE(&quot;case &quot;;[.A90];&quot;: return &quot;;[.I90];&quot;;&quot;)" office:value-type="string" office:string-value="case 88: return 0x5ACB;" calcext:value-type="string">
            <text:p>case 88: return 0x5ACB;</text:p>
          </table:table-cell>
          <table:table-cell table:formula="of:=CONCATENATE([.I90];&quot;,&quot;)" office:value-type="string" office:string-value="0x5ACB," calcext:value-type="string">
            <text:p>0x5ACB,</text:p>
          </table:table-cell>
          <table:table-cell table:style-name="ce2" table:formula="of:=CONCATENATE(&quot;0x&quot;;DEC2HEX([.G90];2);&quot;,&quot;)" office:value-type="string" office:string-value="0x5A," calcext:value-type="string">
            <text:p>0x5A,</text:p>
          </table:table-cell>
          <table:table-cell table:style-name="ce2" table:formula="of:=CONCATENATE(&quot;0x&quot;;DEC2HEX([.H90];2);&quot;,&quot;)" office:value-type="string" office:string-value="0xCB," calcext:value-type="string">
            <text:p>0xCB,</text:p>
          </table:table-cell>
          <table:table-cell table:formula="of:=BITOR(BITLSHIFT(BITAND([.A90];1);7);BITOR(BITLSHIFT(BITAND([.A90];2);5);BITOR(BITLSHIFT(BITAND([.A90];4);3);BITOR(BITLSHIFT(BITAND([.A90];8);1);BITOR(BITRSHIFT(BITAND([.A90];16);1);BITOR(BITRSHIFT(BITAND([.A90];32);3);BITOR(BITRSHIFT(BITAND([.A90];64);5);BITRSHIFT(BITAND([.A90];128);7))))))))" office:value-type="float" office:value="26" calcext:value-type="float">
            <text:p>26</text:p>
          </table:table-cell>
          <table:table-cell table:formula="of:=CONCATENATE([.O90];&quot;,&quot;)" office:value-type="string" office:string-value="26," calcext:value-type="string">
            <text:p>26,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0x18,</text:p>
          </table:table-cell>
          <table:table-cell table:style-name="ce2" office:value-type="string" calcext:value-type="string">
            <text:p>0xC3,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1])" office:value-type="string" office:string-value="59" calcext:value-type="string">
            <text:p>59</text:p>
          </table:table-cell>
          <table:table-cell table:style-name="ce1" table:formula="of:=BITAND([.A91]; 248)" office:value-type="float" office:value="88" calcext:value-type="float">
            <text:p>88</text:p>
          </table:table-cell>
          <table:table-cell table:style-name="ce1" table:formula="of:=BITRSHIFT([.A91]; 5)" office:value-type="float" office:value="2" calcext:value-type="float">
            <text:p>2</text:p>
          </table:table-cell>
          <table:table-cell table:style-name="ce1" table:formula="of:=BITAND(BITLSHIFT([.A91]; 3); 224)" office:value-type="float" office:value="192" calcext:value-type="float">
            <text:p>192</text:p>
          </table:table-cell>
          <table:table-cell table:style-name="ce1" table:formula="of:=BITAND(BITRSHIFT([.A91]; 3); 31)" office:value-type="float" office:value="11" calcext:value-type="float">
            <text:p>11</text:p>
          </table:table-cell>
          <table:table-cell table:style-name="ce1" table:formula="of:=BITOR([.C91];[.D91])" office:value-type="float" office:value="90" calcext:value-type="float">
            <text:p>90</text:p>
          </table:table-cell>
          <table:table-cell table:style-name="ce1" table:formula="of:=BITOR([.E91];[.F91])" office:value-type="float" office:value="203" calcext:value-type="float">
            <text:p>203</text:p>
          </table:table-cell>
          <table:table-cell table:style-name="ce2" table:formula="of:=CONCATENATE(&quot;0x&quot;;DEC2HEX([.G91];2);DEC2HEX([.H91];2))" office:value-type="string" office:string-value="0x5ACB" calcext:value-type="string">
            <text:p>0x5ACB</text:p>
          </table:table-cell>
          <table:table-cell table:style-name="ce2" table:formula="of:=CONCATENATE(&quot;0x&quot;;DEC2HEX([.H91];2);DEC2HEX([.G91];2))" office:value-type="string" office:string-value="0xCB5A" calcext:value-type="string">
            <text:p>0xCB5A</text:p>
          </table:table-cell>
          <table:table-cell table:formula="of:=CONCATENATE(&quot;case &quot;;[.A91];&quot;: return &quot;;[.I91];&quot;;&quot;)" office:value-type="string" office:string-value="case 89: return 0x5ACB;" calcext:value-type="string">
            <text:p>case 89: return 0x5ACB;</text:p>
          </table:table-cell>
          <table:table-cell table:formula="of:=CONCATENATE([.I91];&quot;,&quot;)" office:value-type="string" office:string-value="0x5ACB," calcext:value-type="string">
            <text:p>0x5ACB,</text:p>
          </table:table-cell>
          <table:table-cell table:style-name="ce2" table:formula="of:=CONCATENATE(&quot;0x&quot;;DEC2HEX([.G91];2);&quot;,&quot;)" office:value-type="string" office:string-value="0x5A," calcext:value-type="string">
            <text:p>0x5A,</text:p>
          </table:table-cell>
          <table:table-cell table:style-name="ce2" table:formula="of:=CONCATENATE(&quot;0x&quot;;DEC2HEX([.H91];2);&quot;,&quot;)" office:value-type="string" office:string-value="0xCB," calcext:value-type="string">
            <text:p>0xCB,</text:p>
          </table:table-cell>
          <table:table-cell table:formula="of:=BITOR(BITLSHIFT(BITAND([.A91];1);7);BITOR(BITLSHIFT(BITAND([.A91];2);5);BITOR(BITLSHIFT(BITAND([.A91];4);3);BITOR(BITLSHIFT(BITAND([.A91];8);1);BITOR(BITRSHIFT(BITAND([.A91];16);1);BITOR(BITRSHIFT(BITAND([.A91];32);3);BITOR(BITRSHIFT(BITAND([.A91];64);5);BITRSHIFT(BITAND([.A91];128);7))))))))" office:value-type="float" office:value="154" calcext:value-type="float">
            <text:p>154</text:p>
          </table:table-cell>
          <table:table-cell table:formula="of:=CONCATENATE([.O91];&quot;,&quot;)" office:value-type="string" office:string-value="154," calcext:value-type="string">
            <text:p>154,</text:p>
          </table:table-cell>
          <table:table-cell/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0x9C,</text:p>
          </table:table-cell>
          <table:table-cell table:style-name="ce2" office:value-type="string" calcext:value-type="string">
            <text:p>0xD3,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2])" office:value-type="string" office:string-value="5A" calcext:value-type="string">
            <text:p>5A</text:p>
          </table:table-cell>
          <table:table-cell table:style-name="ce1" table:formula="of:=BITAND([.A92]; 248)" office:value-type="float" office:value="88" calcext:value-type="float">
            <text:p>88</text:p>
          </table:table-cell>
          <table:table-cell table:style-name="ce1" table:formula="of:=BITRSHIFT([.A92]; 5)" office:value-type="float" office:value="2" calcext:value-type="float">
            <text:p>2</text:p>
          </table:table-cell>
          <table:table-cell table:style-name="ce1" table:formula="of:=BITAND(BITLSHIFT([.A92]; 3); 224)" office:value-type="float" office:value="192" calcext:value-type="float">
            <text:p>192</text:p>
          </table:table-cell>
          <table:table-cell table:style-name="ce1" table:formula="of:=BITAND(BITRSHIFT([.A92]; 3); 31)" office:value-type="float" office:value="11" calcext:value-type="float">
            <text:p>11</text:p>
          </table:table-cell>
          <table:table-cell table:style-name="ce1" table:formula="of:=BITOR([.C92];[.D92])" office:value-type="float" office:value="90" calcext:value-type="float">
            <text:p>90</text:p>
          </table:table-cell>
          <table:table-cell table:style-name="ce1" table:formula="of:=BITOR([.E92];[.F92])" office:value-type="float" office:value="203" calcext:value-type="float">
            <text:p>203</text:p>
          </table:table-cell>
          <table:table-cell table:style-name="ce2" table:formula="of:=CONCATENATE(&quot;0x&quot;;DEC2HEX([.G92];2);DEC2HEX([.H92];2))" office:value-type="string" office:string-value="0x5ACB" calcext:value-type="string">
            <text:p>0x5ACB</text:p>
          </table:table-cell>
          <table:table-cell table:style-name="ce2" table:formula="of:=CONCATENATE(&quot;0x&quot;;DEC2HEX([.H92];2);DEC2HEX([.G92];2))" office:value-type="string" office:string-value="0xCB5A" calcext:value-type="string">
            <text:p>0xCB5A</text:p>
          </table:table-cell>
          <table:table-cell table:formula="of:=CONCATENATE(&quot;case &quot;;[.A92];&quot;: return &quot;;[.I92];&quot;;&quot;)" office:value-type="string" office:string-value="case 90: return 0x5ACB;" calcext:value-type="string">
            <text:p>case 90: return 0x5ACB;</text:p>
          </table:table-cell>
          <table:table-cell table:formula="of:=CONCATENATE([.I92];&quot;,&quot;)" office:value-type="string" office:string-value="0x5ACB," calcext:value-type="string">
            <text:p>0x5ACB,</text:p>
          </table:table-cell>
          <table:table-cell table:style-name="ce2" table:formula="of:=CONCATENATE(&quot;0x&quot;;DEC2HEX([.G92];2);&quot;,&quot;)" office:value-type="string" office:string-value="0x5A," calcext:value-type="string">
            <text:p>0x5A,</text:p>
          </table:table-cell>
          <table:table-cell table:style-name="ce2" table:formula="of:=CONCATENATE(&quot;0x&quot;;DEC2HEX([.H92];2);&quot;,&quot;)" office:value-type="string" office:string-value="0xCB," calcext:value-type="string">
            <text:p>0xCB,</text:p>
          </table:table-cell>
          <table:table-cell table:formula="of:=BITOR(BITLSHIFT(BITAND([.A92];1);7);BITOR(BITLSHIFT(BITAND([.A92];2);5);BITOR(BITLSHIFT(BITAND([.A92];4);3);BITOR(BITLSHIFT(BITAND([.A92];8);1);BITOR(BITRSHIFT(BITAND([.A92];16);1);BITOR(BITRSHIFT(BITAND([.A92];32);3);BITOR(BITRSHIFT(BITAND([.A92];64);5);BITRSHIFT(BITAND([.A92];128);7))))))))" office:value-type="float" office:value="90" calcext:value-type="float">
            <text:p>90</text:p>
          </table:table-cell>
          <table:table-cell table:formula="of:=CONCATENATE([.O92];&quot;,&quot;)" office:value-type="string" office:string-value="90," calcext:value-type="string">
            <text:p>90,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0x5A,</text:p>
          </table:table-cell>
          <table:table-cell table:style-name="ce2" office:value-type="string" calcext:value-type="string">
            <text:p>0xCB,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3])" office:value-type="string" office:string-value="5B" calcext:value-type="string">
            <text:p>5B</text:p>
          </table:table-cell>
          <table:table-cell table:style-name="ce1" table:formula="of:=BITAND([.A93]; 248)" office:value-type="float" office:value="88" calcext:value-type="float">
            <text:p>88</text:p>
          </table:table-cell>
          <table:table-cell table:style-name="ce1" table:formula="of:=BITRSHIFT([.A93]; 5)" office:value-type="float" office:value="2" calcext:value-type="float">
            <text:p>2</text:p>
          </table:table-cell>
          <table:table-cell table:style-name="ce1" table:formula="of:=BITAND(BITLSHIFT([.A93]; 3); 224)" office:value-type="float" office:value="192" calcext:value-type="float">
            <text:p>192</text:p>
          </table:table-cell>
          <table:table-cell table:style-name="ce1" table:formula="of:=BITAND(BITRSHIFT([.A93]; 3); 31)" office:value-type="float" office:value="11" calcext:value-type="float">
            <text:p>11</text:p>
          </table:table-cell>
          <table:table-cell table:style-name="ce1" table:formula="of:=BITOR([.C93];[.D93])" office:value-type="float" office:value="90" calcext:value-type="float">
            <text:p>90</text:p>
          </table:table-cell>
          <table:table-cell table:style-name="ce1" table:formula="of:=BITOR([.E93];[.F93])" office:value-type="float" office:value="203" calcext:value-type="float">
            <text:p>203</text:p>
          </table:table-cell>
          <table:table-cell table:style-name="ce2" table:formula="of:=CONCATENATE(&quot;0x&quot;;DEC2HEX([.G93];2);DEC2HEX([.H93];2))" office:value-type="string" office:string-value="0x5ACB" calcext:value-type="string">
            <text:p>0x5ACB</text:p>
          </table:table-cell>
          <table:table-cell table:style-name="ce2" table:formula="of:=CONCATENATE(&quot;0x&quot;;DEC2HEX([.H93];2);DEC2HEX([.G93];2))" office:value-type="string" office:string-value="0xCB5A" calcext:value-type="string">
            <text:p>0xCB5A</text:p>
          </table:table-cell>
          <table:table-cell table:formula="of:=CONCATENATE(&quot;case &quot;;[.A93];&quot;: return &quot;;[.I93];&quot;;&quot;)" office:value-type="string" office:string-value="case 91: return 0x5ACB;" calcext:value-type="string">
            <text:p>case 91: return 0x5ACB;</text:p>
          </table:table-cell>
          <table:table-cell table:formula="of:=CONCATENATE([.I93];&quot;,&quot;)" office:value-type="string" office:string-value="0x5ACB," calcext:value-type="string">
            <text:p>0x5ACB,</text:p>
          </table:table-cell>
          <table:table-cell table:style-name="ce2" table:formula="of:=CONCATENATE(&quot;0x&quot;;DEC2HEX([.G93];2);&quot;,&quot;)" office:value-type="string" office:string-value="0x5A," calcext:value-type="string">
            <text:p>0x5A,</text:p>
          </table:table-cell>
          <table:table-cell table:style-name="ce2" table:formula="of:=CONCATENATE(&quot;0x&quot;;DEC2HEX([.H93];2);&quot;,&quot;)" office:value-type="string" office:string-value="0xCB," calcext:value-type="string">
            <text:p>0xCB,</text:p>
          </table:table-cell>
          <table:table-cell table:formula="of:=BITOR(BITLSHIFT(BITAND([.A93];1);7);BITOR(BITLSHIFT(BITAND([.A93];2);5);BITOR(BITLSHIFT(BITAND([.A93];4);3);BITOR(BITLSHIFT(BITAND([.A93];8);1);BITOR(BITRSHIFT(BITAND([.A93];16);1);BITOR(BITRSHIFT(BITAND([.A93];32);3);BITOR(BITRSHIFT(BITAND([.A93];64);5);BITRSHIFT(BITAND([.A93];128);7))))))))" office:value-type="float" office:value="218" calcext:value-type="float">
            <text:p>218</text:p>
          </table:table-cell>
          <table:table-cell table:formula="of:=CONCATENATE([.O93];&quot;,&quot;)" office:value-type="string" office:string-value="218," calcext:value-type="string">
            <text:p>218,</text:p>
          </table:table-cell>
          <table:table-cell/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0xDE,</text:p>
          </table:table-cell>
          <table:table-cell table:style-name="ce2" office:value-type="string" calcext:value-type="string">
            <text:p>0xDB,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4])" office:value-type="string" office:string-value="5C" calcext:value-type="string">
            <text:p>5C</text:p>
          </table:table-cell>
          <table:table-cell table:style-name="ce1" table:formula="of:=BITAND([.A94]; 248)" office:value-type="float" office:value="88" calcext:value-type="float">
            <text:p>88</text:p>
          </table:table-cell>
          <table:table-cell table:style-name="ce1" table:formula="of:=BITRSHIFT([.A94]; 5)" office:value-type="float" office:value="2" calcext:value-type="float">
            <text:p>2</text:p>
          </table:table-cell>
          <table:table-cell table:style-name="ce1" table:formula="of:=BITAND(BITLSHIFT([.A94]; 3); 224)" office:value-type="float" office:value="224" calcext:value-type="float">
            <text:p>224</text:p>
          </table:table-cell>
          <table:table-cell table:style-name="ce1" table:formula="of:=BITAND(BITRSHIFT([.A94]; 3); 31)" office:value-type="float" office:value="11" calcext:value-type="float">
            <text:p>11</text:p>
          </table:table-cell>
          <table:table-cell table:style-name="ce1" table:formula="of:=BITOR([.C94];[.D94])" office:value-type="float" office:value="90" calcext:value-type="float">
            <text:p>90</text:p>
          </table:table-cell>
          <table:table-cell table:style-name="ce1" table:formula="of:=BITOR([.E94];[.F94])" office:value-type="float" office:value="235" calcext:value-type="float">
            <text:p>235</text:p>
          </table:table-cell>
          <table:table-cell table:style-name="ce2" table:formula="of:=CONCATENATE(&quot;0x&quot;;DEC2HEX([.G94];2);DEC2HEX([.H94];2))" office:value-type="string" office:string-value="0x5AEB" calcext:value-type="string">
            <text:p>0x5AEB</text:p>
          </table:table-cell>
          <table:table-cell table:style-name="ce2" table:formula="of:=CONCATENATE(&quot;0x&quot;;DEC2HEX([.H94];2);DEC2HEX([.G94];2))" office:value-type="string" office:string-value="0xEB5A" calcext:value-type="string">
            <text:p>0xEB5A</text:p>
          </table:table-cell>
          <table:table-cell table:formula="of:=CONCATENATE(&quot;case &quot;;[.A94];&quot;: return &quot;;[.I94];&quot;;&quot;)" office:value-type="string" office:string-value="case 92: return 0x5AEB;" calcext:value-type="string">
            <text:p>case 92: return 0x5AEB;</text:p>
          </table:table-cell>
          <table:table-cell table:formula="of:=CONCATENATE([.I94];&quot;,&quot;)" office:value-type="string" office:string-value="0x5AEB," calcext:value-type="string">
            <text:p>0x5AEB,</text:p>
          </table:table-cell>
          <table:table-cell table:style-name="ce2" table:formula="of:=CONCATENATE(&quot;0x&quot;;DEC2HEX([.G94];2);&quot;,&quot;)" office:value-type="string" office:string-value="0x5A," calcext:value-type="string">
            <text:p>0x5A,</text:p>
          </table:table-cell>
          <table:table-cell table:style-name="ce2" table:formula="of:=CONCATENATE(&quot;0x&quot;;DEC2HEX([.H94];2);&quot;,&quot;)" office:value-type="string" office:string-value="0xEB," calcext:value-type="string">
            <text:p>0xEB,</text:p>
          </table:table-cell>
          <table:table-cell table:formula="of:=BITOR(BITLSHIFT(BITAND([.A94];1);7);BITOR(BITLSHIFT(BITAND([.A94];2);5);BITOR(BITLSHIFT(BITAND([.A94];4);3);BITOR(BITLSHIFT(BITAND([.A94];8);1);BITOR(BITRSHIFT(BITAND([.A94];16);1);BITOR(BITRSHIFT(BITAND([.A94];32);3);BITOR(BITRSHIFT(BITAND([.A94];64);5);BITRSHIFT(BITAND([.A94];128);7))))))))" office:value-type="float" office:value="58" calcext:value-type="float">
            <text:p>58</text:p>
          </table:table-cell>
          <table:table-cell table:formula="of:=CONCATENATE([.O94];&quot;,&quot;)" office:value-type="string" office:string-value="58," calcext:value-type="string">
            <text:p>58,</text:p>
          </table:table-cell>
          <table:table-cell/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0x39,</text:p>
          </table:table-cell>
          <table:table-cell table:style-name="ce2" office:value-type="string" calcext:value-type="string">
            <text:p>0xC7,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5])" office:value-type="string" office:string-value="5D" calcext:value-type="string">
            <text:p>5D</text:p>
          </table:table-cell>
          <table:table-cell table:style-name="ce1" table:formula="of:=BITAND([.A95]; 248)" office:value-type="float" office:value="88" calcext:value-type="float">
            <text:p>88</text:p>
          </table:table-cell>
          <table:table-cell table:style-name="ce1" table:formula="of:=BITRSHIFT([.A95]; 5)" office:value-type="float" office:value="2" calcext:value-type="float">
            <text:p>2</text:p>
          </table:table-cell>
          <table:table-cell table:style-name="ce1" table:formula="of:=BITAND(BITLSHIFT([.A95]; 3); 224)" office:value-type="float" office:value="224" calcext:value-type="float">
            <text:p>224</text:p>
          </table:table-cell>
          <table:table-cell table:style-name="ce1" table:formula="of:=BITAND(BITRSHIFT([.A95]; 3); 31)" office:value-type="float" office:value="11" calcext:value-type="float">
            <text:p>11</text:p>
          </table:table-cell>
          <table:table-cell table:style-name="ce1" table:formula="of:=BITOR([.C95];[.D95])" office:value-type="float" office:value="90" calcext:value-type="float">
            <text:p>90</text:p>
          </table:table-cell>
          <table:table-cell table:style-name="ce1" table:formula="of:=BITOR([.E95];[.F95])" office:value-type="float" office:value="235" calcext:value-type="float">
            <text:p>235</text:p>
          </table:table-cell>
          <table:table-cell table:style-name="ce2" table:formula="of:=CONCATENATE(&quot;0x&quot;;DEC2HEX([.G95];2);DEC2HEX([.H95];2))" office:value-type="string" office:string-value="0x5AEB" calcext:value-type="string">
            <text:p>0x5AEB</text:p>
          </table:table-cell>
          <table:table-cell table:style-name="ce2" table:formula="of:=CONCATENATE(&quot;0x&quot;;DEC2HEX([.H95];2);DEC2HEX([.G95];2))" office:value-type="string" office:string-value="0xEB5A" calcext:value-type="string">
            <text:p>0xEB5A</text:p>
          </table:table-cell>
          <table:table-cell table:formula="of:=CONCATENATE(&quot;case &quot;;[.A95];&quot;: return &quot;;[.I95];&quot;;&quot;)" office:value-type="string" office:string-value="case 93: return 0x5AEB;" calcext:value-type="string">
            <text:p>case 93: return 0x5AEB;</text:p>
          </table:table-cell>
          <table:table-cell table:formula="of:=CONCATENATE([.I95];&quot;,&quot;)" office:value-type="string" office:string-value="0x5AEB," calcext:value-type="string">
            <text:p>0x5AEB,</text:p>
          </table:table-cell>
          <table:table-cell table:style-name="ce2" table:formula="of:=CONCATENATE(&quot;0x&quot;;DEC2HEX([.G95];2);&quot;,&quot;)" office:value-type="string" office:string-value="0x5A," calcext:value-type="string">
            <text:p>0x5A,</text:p>
          </table:table-cell>
          <table:table-cell table:style-name="ce2" table:formula="of:=CONCATENATE(&quot;0x&quot;;DEC2HEX([.H95];2);&quot;,&quot;)" office:value-type="string" office:string-value="0xEB," calcext:value-type="string">
            <text:p>0xEB,</text:p>
          </table:table-cell>
          <table:table-cell table:formula="of:=BITOR(BITLSHIFT(BITAND([.A95];1);7);BITOR(BITLSHIFT(BITAND([.A95];2);5);BITOR(BITLSHIFT(BITAND([.A95];4);3);BITOR(BITLSHIFT(BITAND([.A95];8);1);BITOR(BITRSHIFT(BITAND([.A95];16);1);BITOR(BITRSHIFT(BITAND([.A95];32);3);BITOR(BITRSHIFT(BITAND([.A95];64);5);BITRSHIFT(BITAND([.A95];128);7))))))))" office:value-type="float" office:value="186" calcext:value-type="float">
            <text:p>186</text:p>
          </table:table-cell>
          <table:table-cell table:formula="of:=CONCATENATE([.O95];&quot;,&quot;)" office:value-type="string" office:string-value="186," calcext:value-type="string">
            <text:p>186,</text:p>
          </table:table-cell>
          <table:table-cell/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0xBD,</text:p>
          </table:table-cell>
          <table:table-cell table:style-name="ce2" office:value-type="string" calcext:value-type="string">
            <text:p>0xD7,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6])" office:value-type="string" office:string-value="5E" calcext:value-type="string">
            <text:p>5E</text:p>
          </table:table-cell>
          <table:table-cell table:style-name="ce1" table:formula="of:=BITAND([.A96]; 248)" office:value-type="float" office:value="88" calcext:value-type="float">
            <text:p>88</text:p>
          </table:table-cell>
          <table:table-cell table:style-name="ce1" table:formula="of:=BITRSHIFT([.A96]; 5)" office:value-type="float" office:value="2" calcext:value-type="float">
            <text:p>2</text:p>
          </table:table-cell>
          <table:table-cell table:style-name="ce1" table:formula="of:=BITAND(BITLSHIFT([.A96]; 3); 224)" office:value-type="float" office:value="224" calcext:value-type="float">
            <text:p>224</text:p>
          </table:table-cell>
          <table:table-cell table:style-name="ce1" table:formula="of:=BITAND(BITRSHIFT([.A96]; 3); 31)" office:value-type="float" office:value="11" calcext:value-type="float">
            <text:p>11</text:p>
          </table:table-cell>
          <table:table-cell table:style-name="ce1" table:formula="of:=BITOR([.C96];[.D96])" office:value-type="float" office:value="90" calcext:value-type="float">
            <text:p>90</text:p>
          </table:table-cell>
          <table:table-cell table:style-name="ce1" table:formula="of:=BITOR([.E96];[.F96])" office:value-type="float" office:value="235" calcext:value-type="float">
            <text:p>235</text:p>
          </table:table-cell>
          <table:table-cell table:style-name="ce2" table:formula="of:=CONCATENATE(&quot;0x&quot;;DEC2HEX([.G96];2);DEC2HEX([.H96];2))" office:value-type="string" office:string-value="0x5AEB" calcext:value-type="string">
            <text:p>0x5AEB</text:p>
          </table:table-cell>
          <table:table-cell table:style-name="ce2" table:formula="of:=CONCATENATE(&quot;0x&quot;;DEC2HEX([.H96];2);DEC2HEX([.G96];2))" office:value-type="string" office:string-value="0xEB5A" calcext:value-type="string">
            <text:p>0xEB5A</text:p>
          </table:table-cell>
          <table:table-cell table:formula="of:=CONCATENATE(&quot;case &quot;;[.A96];&quot;: return &quot;;[.I96];&quot;;&quot;)" office:value-type="string" office:string-value="case 94: return 0x5AEB;" calcext:value-type="string">
            <text:p>case 94: return 0x5AEB;</text:p>
          </table:table-cell>
          <table:table-cell table:formula="of:=CONCATENATE([.I96];&quot;,&quot;)" office:value-type="string" office:string-value="0x5AEB," calcext:value-type="string">
            <text:p>0x5AEB,</text:p>
          </table:table-cell>
          <table:table-cell table:style-name="ce2" table:formula="of:=CONCATENATE(&quot;0x&quot;;DEC2HEX([.G96];2);&quot;,&quot;)" office:value-type="string" office:string-value="0x5A," calcext:value-type="string">
            <text:p>0x5A,</text:p>
          </table:table-cell>
          <table:table-cell table:style-name="ce2" table:formula="of:=CONCATENATE(&quot;0x&quot;;DEC2HEX([.H96];2);&quot;,&quot;)" office:value-type="string" office:string-value="0xEB," calcext:value-type="string">
            <text:p>0xEB,</text:p>
          </table:table-cell>
          <table:table-cell table:formula="of:=BITOR(BITLSHIFT(BITAND([.A96];1);7);BITOR(BITLSHIFT(BITAND([.A96];2);5);BITOR(BITLSHIFT(BITAND([.A96];4);3);BITOR(BITLSHIFT(BITAND([.A96];8);1);BITOR(BITRSHIFT(BITAND([.A96];16);1);BITOR(BITRSHIFT(BITAND([.A96];32);3);BITOR(BITRSHIFT(BITAND([.A96];64);5);BITRSHIFT(BITAND([.A96];128);7))))))))" office:value-type="float" office:value="122" calcext:value-type="float">
            <text:p>122</text:p>
          </table:table-cell>
          <table:table-cell table:formula="of:=CONCATENATE([.O96];&quot;,&quot;)" office:value-type="string" office:string-value="122," calcext:value-type="string">
            <text:p>122,</text:p>
          </table:table-cell>
          <table:table-cell/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0x7B,</text:p>
          </table:table-cell>
          <table:table-cell table:style-name="ce2" office:value-type="string" calcext:value-type="string">
            <text:p>0xCF,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7])" office:value-type="string" office:string-value="5F" calcext:value-type="string">
            <text:p>5F</text:p>
          </table:table-cell>
          <table:table-cell table:style-name="ce1" table:formula="of:=BITAND([.A97]; 248)" office:value-type="float" office:value="88" calcext:value-type="float">
            <text:p>88</text:p>
          </table:table-cell>
          <table:table-cell table:style-name="ce1" table:formula="of:=BITRSHIFT([.A97]; 5)" office:value-type="float" office:value="2" calcext:value-type="float">
            <text:p>2</text:p>
          </table:table-cell>
          <table:table-cell table:style-name="ce1" table:formula="of:=BITAND(BITLSHIFT([.A97]; 3); 224)" office:value-type="float" office:value="224" calcext:value-type="float">
            <text:p>224</text:p>
          </table:table-cell>
          <table:table-cell table:style-name="ce1" table:formula="of:=BITAND(BITRSHIFT([.A97]; 3); 31)" office:value-type="float" office:value="11" calcext:value-type="float">
            <text:p>11</text:p>
          </table:table-cell>
          <table:table-cell table:style-name="ce1" table:formula="of:=BITOR([.C97];[.D97])" office:value-type="float" office:value="90" calcext:value-type="float">
            <text:p>90</text:p>
          </table:table-cell>
          <table:table-cell table:style-name="ce1" table:formula="of:=BITOR([.E97];[.F97])" office:value-type="float" office:value="235" calcext:value-type="float">
            <text:p>235</text:p>
          </table:table-cell>
          <table:table-cell table:style-name="ce2" table:formula="of:=CONCATENATE(&quot;0x&quot;;DEC2HEX([.G97];2);DEC2HEX([.H97];2))" office:value-type="string" office:string-value="0x5AEB" calcext:value-type="string">
            <text:p>0x5AEB</text:p>
          </table:table-cell>
          <table:table-cell table:style-name="ce2" table:formula="of:=CONCATENATE(&quot;0x&quot;;DEC2HEX([.H97];2);DEC2HEX([.G97];2))" office:value-type="string" office:string-value="0xEB5A" calcext:value-type="string">
            <text:p>0xEB5A</text:p>
          </table:table-cell>
          <table:table-cell table:formula="of:=CONCATENATE(&quot;case &quot;;[.A97];&quot;: return &quot;;[.I97];&quot;;&quot;)" office:value-type="string" office:string-value="case 95: return 0x5AEB;" calcext:value-type="string">
            <text:p>case 95: return 0x5AEB;</text:p>
          </table:table-cell>
          <table:table-cell table:formula="of:=CONCATENATE([.I97];&quot;,&quot;)" office:value-type="string" office:string-value="0x5AEB," calcext:value-type="string">
            <text:p>0x5AEB,</text:p>
          </table:table-cell>
          <table:table-cell table:style-name="ce2" table:formula="of:=CONCATENATE(&quot;0x&quot;;DEC2HEX([.G97];2);&quot;,&quot;)" office:value-type="string" office:string-value="0x5A," calcext:value-type="string">
            <text:p>0x5A,</text:p>
          </table:table-cell>
          <table:table-cell table:style-name="ce2" table:formula="of:=CONCATENATE(&quot;0x&quot;;DEC2HEX([.H97];2);&quot;,&quot;)" office:value-type="string" office:string-value="0xEB," calcext:value-type="string">
            <text:p>0xEB,</text:p>
          </table:table-cell>
          <table:table-cell table:formula="of:=BITOR(BITLSHIFT(BITAND([.A97];1);7);BITOR(BITLSHIFT(BITAND([.A97];2);5);BITOR(BITLSHIFT(BITAND([.A97];4);3);BITOR(BITLSHIFT(BITAND([.A97];8);1);BITOR(BITRSHIFT(BITAND([.A97];16);1);BITOR(BITRSHIFT(BITAND([.A97];32);3);BITOR(BITRSHIFT(BITAND([.A97];64);5);BITRSHIFT(BITAND([.A97];128);7))))))))" office:value-type="float" office:value="250" calcext:value-type="float">
            <text:p>250</text:p>
          </table:table-cell>
          <table:table-cell table:formula="of:=CONCATENATE([.O97];&quot;,&quot;)" office:value-type="string" office:string-value="250," calcext:value-type="string">
            <text:p>250,</text:p>
          </table:table-cell>
          <table:table-cell/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0xFF,</text:p>
          </table:table-cell>
          <table:table-cell table:style-name="ce2" office:value-type="string" calcext:value-type="string">
            <text:p>0xDF,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8])" office:value-type="string" office:string-value="60" calcext:value-type="string">
            <text:p>60</text:p>
          </table:table-cell>
          <table:table-cell table:style-name="ce1" table:formula="of:=BITAND([.A98]; 248)" office:value-type="float" office:value="96" calcext:value-type="float">
            <text:p>96</text:p>
          </table:table-cell>
          <table:table-cell table:style-name="ce1" table:formula="of:=BITRSHIFT([.A98]; 5)" office:value-type="float" office:value="3" calcext:value-type="float">
            <text:p>3</text:p>
          </table:table-cell>
          <table:table-cell table:style-name="ce1" table:formula="of:=BITAND(BITLSHIFT([.A98]; 3); 224)" office:value-type="float" office:value="0" calcext:value-type="float">
            <text:p>0</text:p>
          </table:table-cell>
          <table:table-cell table:style-name="ce1" table:formula="of:=BITAND(BITRSHIFT([.A98]; 3); 31)" office:value-type="float" office:value="12" calcext:value-type="float">
            <text:p>12</text:p>
          </table:table-cell>
          <table:table-cell table:style-name="ce1" table:formula="of:=BITOR([.C98];[.D98])" office:value-type="float" office:value="99" calcext:value-type="float">
            <text:p>99</text:p>
          </table:table-cell>
          <table:table-cell table:style-name="ce1" table:formula="of:=BITOR([.E98];[.F98])" office:value-type="float" office:value="12" calcext:value-type="float">
            <text:p>12</text:p>
          </table:table-cell>
          <table:table-cell table:style-name="ce2" table:formula="of:=CONCATENATE(&quot;0x&quot;;DEC2HEX([.G98];2);DEC2HEX([.H98];2))" office:value-type="string" office:string-value="0x630C" calcext:value-type="string">
            <text:p>0x630C</text:p>
          </table:table-cell>
          <table:table-cell table:style-name="ce2" table:formula="of:=CONCATENATE(&quot;0x&quot;;DEC2HEX([.H98];2);DEC2HEX([.G98];2))" office:value-type="string" office:string-value="0x0C63" calcext:value-type="string">
            <text:p>0x0C63</text:p>
          </table:table-cell>
          <table:table-cell table:formula="of:=CONCATENATE(&quot;case &quot;;[.A98];&quot;: return &quot;;[.I98];&quot;;&quot;)" office:value-type="string" office:string-value="case 96: return 0x630C;" calcext:value-type="string">
            <text:p>case 96: return 0x630C;</text:p>
          </table:table-cell>
          <table:table-cell table:formula="of:=CONCATENATE([.I98];&quot;,&quot;)" office:value-type="string" office:string-value="0x630C," calcext:value-type="string">
            <text:p>0x630C,</text:p>
          </table:table-cell>
          <table:table-cell table:style-name="ce2" table:formula="of:=CONCATENATE(&quot;0x&quot;;DEC2HEX([.G98];2);&quot;,&quot;)" office:value-type="string" office:string-value="0x63," calcext:value-type="string">
            <text:p>0x63,</text:p>
          </table:table-cell>
          <table:table-cell table:style-name="ce2" table:formula="of:=CONCATENATE(&quot;0x&quot;;DEC2HEX([.H98];2);&quot;,&quot;)" office:value-type="string" office:string-value="0x0C," calcext:value-type="string">
            <text:p>0x0C,</text:p>
          </table:table-cell>
          <table:table-cell table:formula="of:=BITOR(BITLSHIFT(BITAND([.A98];1);7);BITOR(BITLSHIFT(BITAND([.A98];2);5);BITOR(BITLSHIFT(BITAND([.A98];4);3);BITOR(BITLSHIFT(BITAND([.A98];8);1);BITOR(BITRSHIFT(BITAND([.A98];16);1);BITOR(BITRSHIFT(BITAND([.A98];32);3);BITOR(BITRSHIFT(BITAND([.A98];64);5);BITRSHIFT(BITAND([.A98];128);7))))))))" office:value-type="float" office:value="6" calcext:value-type="float">
            <text:p>6</text:p>
          </table:table-cell>
          <table:table-cell table:formula="of:=CONCATENATE([.O98];&quot;,&quot;)" office:value-type="string" office:string-value="6," calcext:value-type="string">
            <text:p>6,</text:p>
          </table:table-cell>
          <table:table-cell/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0x00,</text:p>
          </table:table-cell>
          <table:table-cell table:style-name="ce2" office:value-type="string" calcext:value-type="string">
            <text:p>0x20,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9])" office:value-type="string" office:string-value="61" calcext:value-type="string">
            <text:p>61</text:p>
          </table:table-cell>
          <table:table-cell table:style-name="ce1" table:formula="of:=BITAND([.A99]; 248)" office:value-type="float" office:value="96" calcext:value-type="float">
            <text:p>96</text:p>
          </table:table-cell>
          <table:table-cell table:style-name="ce1" table:formula="of:=BITRSHIFT([.A99]; 5)" office:value-type="float" office:value="3" calcext:value-type="float">
            <text:p>3</text:p>
          </table:table-cell>
          <table:table-cell table:style-name="ce1" table:formula="of:=BITAND(BITLSHIFT([.A99]; 3); 224)" office:value-type="float" office:value="0" calcext:value-type="float">
            <text:p>0</text:p>
          </table:table-cell>
          <table:table-cell table:style-name="ce1" table:formula="of:=BITAND(BITRSHIFT([.A99]; 3); 31)" office:value-type="float" office:value="12" calcext:value-type="float">
            <text:p>12</text:p>
          </table:table-cell>
          <table:table-cell table:style-name="ce1" table:formula="of:=BITOR([.C99];[.D99])" office:value-type="float" office:value="99" calcext:value-type="float">
            <text:p>99</text:p>
          </table:table-cell>
          <table:table-cell table:style-name="ce1" table:formula="of:=BITOR([.E99];[.F99])" office:value-type="float" office:value="12" calcext:value-type="float">
            <text:p>12</text:p>
          </table:table-cell>
          <table:table-cell table:style-name="ce2" table:formula="of:=CONCATENATE(&quot;0x&quot;;DEC2HEX([.G99];2);DEC2HEX([.H99];2))" office:value-type="string" office:string-value="0x630C" calcext:value-type="string">
            <text:p>0x630C</text:p>
          </table:table-cell>
          <table:table-cell table:style-name="ce2" table:formula="of:=CONCATENATE(&quot;0x&quot;;DEC2HEX([.H99];2);DEC2HEX([.G99];2))" office:value-type="string" office:string-value="0x0C63" calcext:value-type="string">
            <text:p>0x0C63</text:p>
          </table:table-cell>
          <table:table-cell table:formula="of:=CONCATENATE(&quot;case &quot;;[.A99];&quot;: return &quot;;[.I99];&quot;;&quot;)" office:value-type="string" office:string-value="case 97: return 0x630C;" calcext:value-type="string">
            <text:p>case 97: return 0x630C;</text:p>
          </table:table-cell>
          <table:table-cell table:formula="of:=CONCATENATE([.I99];&quot;,&quot;)" office:value-type="string" office:string-value="0x630C," calcext:value-type="string">
            <text:p>0x630C,</text:p>
          </table:table-cell>
          <table:table-cell table:style-name="ce2" table:formula="of:=CONCATENATE(&quot;0x&quot;;DEC2HEX([.G99];2);&quot;,&quot;)" office:value-type="string" office:string-value="0x63," calcext:value-type="string">
            <text:p>0x63,</text:p>
          </table:table-cell>
          <table:table-cell table:style-name="ce2" table:formula="of:=CONCATENATE(&quot;0x&quot;;DEC2HEX([.H99];2);&quot;,&quot;)" office:value-type="string" office:string-value="0x0C," calcext:value-type="string">
            <text:p>0x0C,</text:p>
          </table:table-cell>
          <table:table-cell table:formula="of:=BITOR(BITLSHIFT(BITAND([.A99];1);7);BITOR(BITLSHIFT(BITAND([.A99];2);5);BITOR(BITLSHIFT(BITAND([.A99];4);3);BITOR(BITLSHIFT(BITAND([.A99];8);1);BITOR(BITRSHIFT(BITAND([.A99];16);1);BITOR(BITRSHIFT(BITAND([.A99];32);3);BITOR(BITRSHIFT(BITAND([.A99];64);5);BITRSHIFT(BITAND([.A99];128);7))))))))" office:value-type="float" office:value="134" calcext:value-type="float">
            <text:p>134</text:p>
          </table:table-cell>
          <table:table-cell table:formula="of:=CONCATENATE([.O99];&quot;,&quot;)" office:value-type="string" office:string-value="134," calcext:value-type="string">
            <text:p>134,</text:p>
          </table:table-cell>
          <table:table-cell/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0x84,</text:p>
          </table:table-cell>
          <table:table-cell table:style-name="ce2" office:value-type="string" calcext:value-type="string">
            <text:p>0x30,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100])" office:value-type="string" office:string-value="62" calcext:value-type="string">
            <text:p>62</text:p>
          </table:table-cell>
          <table:table-cell table:style-name="ce1" table:formula="of:=BITAND([.A100]; 248)" office:value-type="float" office:value="96" calcext:value-type="float">
            <text:p>96</text:p>
          </table:table-cell>
          <table:table-cell table:style-name="ce1" table:formula="of:=BITRSHIFT([.A100]; 5)" office:value-type="float" office:value="3" calcext:value-type="float">
            <text:p>3</text:p>
          </table:table-cell>
          <table:table-cell table:style-name="ce1" table:formula="of:=BITAND(BITLSHIFT([.A100]; 3); 224)" office:value-type="float" office:value="0" calcext:value-type="float">
            <text:p>0</text:p>
          </table:table-cell>
          <table:table-cell table:style-name="ce1" table:formula="of:=BITAND(BITRSHIFT([.A100]; 3); 31)" office:value-type="float" office:value="12" calcext:value-type="float">
            <text:p>12</text:p>
          </table:table-cell>
          <table:table-cell table:style-name="ce1" table:formula="of:=BITOR([.C100];[.D100])" office:value-type="float" office:value="99" calcext:value-type="float">
            <text:p>99</text:p>
          </table:table-cell>
          <table:table-cell table:style-name="ce1" table:formula="of:=BITOR([.E100];[.F100])" office:value-type="float" office:value="12" calcext:value-type="float">
            <text:p>12</text:p>
          </table:table-cell>
          <table:table-cell table:style-name="ce2" table:formula="of:=CONCATENATE(&quot;0x&quot;;DEC2HEX([.G100];2);DEC2HEX([.H100];2))" office:value-type="string" office:string-value="0x630C" calcext:value-type="string">
            <text:p>0x630C</text:p>
          </table:table-cell>
          <table:table-cell table:style-name="ce2" table:formula="of:=CONCATENATE(&quot;0x&quot;;DEC2HEX([.H100];2);DEC2HEX([.G100];2))" office:value-type="string" office:string-value="0x0C63" calcext:value-type="string">
            <text:p>0x0C63</text:p>
          </table:table-cell>
          <table:table-cell table:formula="of:=CONCATENATE(&quot;case &quot;;[.A100];&quot;: return &quot;;[.I100];&quot;;&quot;)" office:value-type="string" office:string-value="case 98: return 0x630C;" calcext:value-type="string">
            <text:p>case 98: return 0x630C;</text:p>
          </table:table-cell>
          <table:table-cell table:formula="of:=CONCATENATE([.I100];&quot;,&quot;)" office:value-type="string" office:string-value="0x630C," calcext:value-type="string">
            <text:p>0x630C,</text:p>
          </table:table-cell>
          <table:table-cell table:style-name="ce2" table:formula="of:=CONCATENATE(&quot;0x&quot;;DEC2HEX([.G100];2);&quot;,&quot;)" office:value-type="string" office:string-value="0x63," calcext:value-type="string">
            <text:p>0x63,</text:p>
          </table:table-cell>
          <table:table-cell table:style-name="ce2" table:formula="of:=CONCATENATE(&quot;0x&quot;;DEC2HEX([.H100];2);&quot;,&quot;)" office:value-type="string" office:string-value="0x0C," calcext:value-type="string">
            <text:p>0x0C,</text:p>
          </table:table-cell>
          <table:table-cell table:formula="of:=BITOR(BITLSHIFT(BITAND([.A100];1);7);BITOR(BITLSHIFT(BITAND([.A100];2);5);BITOR(BITLSHIFT(BITAND([.A100];4);3);BITOR(BITLSHIFT(BITAND([.A100];8);1);BITOR(BITRSHIFT(BITAND([.A100];16);1);BITOR(BITRSHIFT(BITAND([.A100];32);3);BITOR(BITRSHIFT(BITAND([.A100];64);5);BITRSHIFT(BITAND([.A100];128);7))))))))" office:value-type="float" office:value="70" calcext:value-type="float">
            <text:p>70</text:p>
          </table:table-cell>
          <table:table-cell table:formula="of:=CONCATENATE([.O100];&quot;,&quot;)" office:value-type="string" office:string-value="70," calcext:value-type="string">
            <text:p>70,</text:p>
          </table:table-cell>
          <table:table-cell/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0x42,</text:p>
          </table:table-cell>
          <table:table-cell table:style-name="ce2" office:value-type="string" calcext:value-type="string">
            <text:p>0x28,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1])" office:value-type="string" office:string-value="63" calcext:value-type="string">
            <text:p>63</text:p>
          </table:table-cell>
          <table:table-cell table:style-name="ce1" table:formula="of:=BITAND([.A101]; 248)" office:value-type="float" office:value="96" calcext:value-type="float">
            <text:p>96</text:p>
          </table:table-cell>
          <table:table-cell table:style-name="ce1" table:formula="of:=BITRSHIFT([.A101]; 5)" office:value-type="float" office:value="3" calcext:value-type="float">
            <text:p>3</text:p>
          </table:table-cell>
          <table:table-cell table:style-name="ce1" table:formula="of:=BITAND(BITLSHIFT([.A101]; 3); 224)" office:value-type="float" office:value="0" calcext:value-type="float">
            <text:p>0</text:p>
          </table:table-cell>
          <table:table-cell table:style-name="ce1" table:formula="of:=BITAND(BITRSHIFT([.A101]; 3); 31)" office:value-type="float" office:value="12" calcext:value-type="float">
            <text:p>12</text:p>
          </table:table-cell>
          <table:table-cell table:style-name="ce1" table:formula="of:=BITOR([.C101];[.D101])" office:value-type="float" office:value="99" calcext:value-type="float">
            <text:p>99</text:p>
          </table:table-cell>
          <table:table-cell table:style-name="ce1" table:formula="of:=BITOR([.E101];[.F101])" office:value-type="float" office:value="12" calcext:value-type="float">
            <text:p>12</text:p>
          </table:table-cell>
          <table:table-cell table:style-name="ce2" table:formula="of:=CONCATENATE(&quot;0x&quot;;DEC2HEX([.G101];2);DEC2HEX([.H101];2))" office:value-type="string" office:string-value="0x630C" calcext:value-type="string">
            <text:p>0x630C</text:p>
          </table:table-cell>
          <table:table-cell table:style-name="ce2" table:formula="of:=CONCATENATE(&quot;0x&quot;;DEC2HEX([.H101];2);DEC2HEX([.G101];2))" office:value-type="string" office:string-value="0x0C63" calcext:value-type="string">
            <text:p>0x0C63</text:p>
          </table:table-cell>
          <table:table-cell table:formula="of:=CONCATENATE(&quot;case &quot;;[.A101];&quot;: return &quot;;[.I101];&quot;;&quot;)" office:value-type="string" office:string-value="case 99: return 0x630C;" calcext:value-type="string">
            <text:p>case 99: return 0x630C;</text:p>
          </table:table-cell>
          <table:table-cell table:formula="of:=CONCATENATE([.I101];&quot;,&quot;)" office:value-type="string" office:string-value="0x630C," calcext:value-type="string">
            <text:p>0x630C,</text:p>
          </table:table-cell>
          <table:table-cell table:style-name="ce2" table:formula="of:=CONCATENATE(&quot;0x&quot;;DEC2HEX([.G101];2);&quot;,&quot;)" office:value-type="string" office:string-value="0x63," calcext:value-type="string">
            <text:p>0x63,</text:p>
          </table:table-cell>
          <table:table-cell table:style-name="ce2" table:formula="of:=CONCATENATE(&quot;0x&quot;;DEC2HEX([.H101];2);&quot;,&quot;)" office:value-type="string" office:string-value="0x0C," calcext:value-type="string">
            <text:p>0x0C,</text:p>
          </table:table-cell>
          <table:table-cell table:formula="of:=BITOR(BITLSHIFT(BITAND([.A101];1);7);BITOR(BITLSHIFT(BITAND([.A101];2);5);BITOR(BITLSHIFT(BITAND([.A101];4);3);BITOR(BITLSHIFT(BITAND([.A101];8);1);BITOR(BITRSHIFT(BITAND([.A101];16);1);BITOR(BITRSHIFT(BITAND([.A101];32);3);BITOR(BITRSHIFT(BITAND([.A101];64);5);BITRSHIFT(BITAND([.A101];128);7))))))))" office:value-type="float" office:value="198" calcext:value-type="float">
            <text:p>198</text:p>
          </table:table-cell>
          <table:table-cell table:formula="of:=CONCATENATE([.O101];&quot;,&quot;)" office:value-type="string" office:string-value="198," calcext:value-type="string">
            <text:p>198,</text:p>
          </table:table-cell>
          <table:table-cell/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0xC6,</text:p>
          </table:table-cell>
          <table:table-cell table:style-name="ce2" office:value-type="string" calcext:value-type="string">
            <text:p>0x38,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2])" office:value-type="string" office:string-value="64" calcext:value-type="string">
            <text:p>64</text:p>
          </table:table-cell>
          <table:table-cell table:style-name="ce1" table:formula="of:=BITAND([.A102]; 248)" office:value-type="float" office:value="96" calcext:value-type="float">
            <text:p>96</text:p>
          </table:table-cell>
          <table:table-cell table:style-name="ce1" table:formula="of:=BITRSHIFT([.A102]; 5)" office:value-type="float" office:value="3" calcext:value-type="float">
            <text:p>3</text:p>
          </table:table-cell>
          <table:table-cell table:style-name="ce1" table:formula="of:=BITAND(BITLSHIFT([.A102]; 3); 224)" office:value-type="float" office:value="32" calcext:value-type="float">
            <text:p>32</text:p>
          </table:table-cell>
          <table:table-cell table:style-name="ce1" table:formula="of:=BITAND(BITRSHIFT([.A102]; 3); 31)" office:value-type="float" office:value="12" calcext:value-type="float">
            <text:p>12</text:p>
          </table:table-cell>
          <table:table-cell table:style-name="ce1" table:formula="of:=BITOR([.C102];[.D102])" office:value-type="float" office:value="99" calcext:value-type="float">
            <text:p>99</text:p>
          </table:table-cell>
          <table:table-cell table:style-name="ce1" table:formula="of:=BITOR([.E102];[.F102])" office:value-type="float" office:value="44" calcext:value-type="float">
            <text:p>44</text:p>
          </table:table-cell>
          <table:table-cell table:style-name="ce2" table:formula="of:=CONCATENATE(&quot;0x&quot;;DEC2HEX([.G102];2);DEC2HEX([.H102];2))" office:value-type="string" office:string-value="0x632C" calcext:value-type="string">
            <text:p>0x632C</text:p>
          </table:table-cell>
          <table:table-cell table:style-name="ce2" table:formula="of:=CONCATENATE(&quot;0x&quot;;DEC2HEX([.H102];2);DEC2HEX([.G102];2))" office:value-type="string" office:string-value="0x2C63" calcext:value-type="string">
            <text:p>0x2C63</text:p>
          </table:table-cell>
          <table:table-cell table:formula="of:=CONCATENATE(&quot;case &quot;;[.A102];&quot;: return &quot;;[.I102];&quot;;&quot;)" office:value-type="string" office:string-value="case 100: return 0x632C;" calcext:value-type="string">
            <text:p>case 100: return 0x632C;</text:p>
          </table:table-cell>
          <table:table-cell table:formula="of:=CONCATENATE([.I102];&quot;,&quot;)" office:value-type="string" office:string-value="0x632C," calcext:value-type="string">
            <text:p>0x632C,</text:p>
          </table:table-cell>
          <table:table-cell table:style-name="ce2" table:formula="of:=CONCATENATE(&quot;0x&quot;;DEC2HEX([.G102];2);&quot;,&quot;)" office:value-type="string" office:string-value="0x63," calcext:value-type="string">
            <text:p>0x63,</text:p>
          </table:table-cell>
          <table:table-cell table:style-name="ce2" table:formula="of:=CONCATENATE(&quot;0x&quot;;DEC2HEX([.H102];2);&quot;,&quot;)" office:value-type="string" office:string-value="0x2C," calcext:value-type="string">
            <text:p>0x2C,</text:p>
          </table:table-cell>
          <table:table-cell table:formula="of:=BITOR(BITLSHIFT(BITAND([.A102];1);7);BITOR(BITLSHIFT(BITAND([.A102];2);5);BITOR(BITLSHIFT(BITAND([.A102];4);3);BITOR(BITLSHIFT(BITAND([.A102];8);1);BITOR(BITRSHIFT(BITAND([.A102];16);1);BITOR(BITRSHIFT(BITAND([.A102];32);3);BITOR(BITRSHIFT(BITAND([.A102];64);5);BITRSHIFT(BITAND([.A102];128);7))))))))" office:value-type="float" office:value="38" calcext:value-type="float">
            <text:p>38</text:p>
          </table:table-cell>
          <table:table-cell table:formula="of:=CONCATENATE([.O102];&quot;,&quot;)" office:value-type="string" office:string-value="38," calcext:value-type="string">
            <text:p>38,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0x21,</text:p>
          </table:table-cell>
          <table:table-cell table:style-name="ce2" office:value-type="string" calcext:value-type="string">
            <text:p>0x24,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3])" office:value-type="string" office:string-value="65" calcext:value-type="string">
            <text:p>65</text:p>
          </table:table-cell>
          <table:table-cell table:style-name="ce1" table:formula="of:=BITAND([.A103]; 248)" office:value-type="float" office:value="96" calcext:value-type="float">
            <text:p>96</text:p>
          </table:table-cell>
          <table:table-cell table:style-name="ce1" table:formula="of:=BITRSHIFT([.A103]; 5)" office:value-type="float" office:value="3" calcext:value-type="float">
            <text:p>3</text:p>
          </table:table-cell>
          <table:table-cell table:style-name="ce1" table:formula="of:=BITAND(BITLSHIFT([.A103]; 3); 224)" office:value-type="float" office:value="32" calcext:value-type="float">
            <text:p>32</text:p>
          </table:table-cell>
          <table:table-cell table:style-name="ce1" table:formula="of:=BITAND(BITRSHIFT([.A103]; 3); 31)" office:value-type="float" office:value="12" calcext:value-type="float">
            <text:p>12</text:p>
          </table:table-cell>
          <table:table-cell table:style-name="ce1" table:formula="of:=BITOR([.C103];[.D103])" office:value-type="float" office:value="99" calcext:value-type="float">
            <text:p>99</text:p>
          </table:table-cell>
          <table:table-cell table:style-name="ce1" table:formula="of:=BITOR([.E103];[.F103])" office:value-type="float" office:value="44" calcext:value-type="float">
            <text:p>44</text:p>
          </table:table-cell>
          <table:table-cell table:style-name="ce2" table:formula="of:=CONCATENATE(&quot;0x&quot;;DEC2HEX([.G103];2);DEC2HEX([.H103];2))" office:value-type="string" office:string-value="0x632C" calcext:value-type="string">
            <text:p>0x632C</text:p>
          </table:table-cell>
          <table:table-cell table:style-name="ce2" table:formula="of:=CONCATENATE(&quot;0x&quot;;DEC2HEX([.H103];2);DEC2HEX([.G103];2))" office:value-type="string" office:string-value="0x2C63" calcext:value-type="string">
            <text:p>0x2C63</text:p>
          </table:table-cell>
          <table:table-cell table:formula="of:=CONCATENATE(&quot;case &quot;;[.A103];&quot;: return &quot;;[.I103];&quot;;&quot;)" office:value-type="string" office:string-value="case 101: return 0x632C;" calcext:value-type="string">
            <text:p>case 101: return 0x632C;</text:p>
          </table:table-cell>
          <table:table-cell table:formula="of:=CONCATENATE([.I103];&quot;,&quot;)" office:value-type="string" office:string-value="0x632C," calcext:value-type="string">
            <text:p>0x632C,</text:p>
          </table:table-cell>
          <table:table-cell table:style-name="ce2" table:formula="of:=CONCATENATE(&quot;0x&quot;;DEC2HEX([.G103];2);&quot;,&quot;)" office:value-type="string" office:string-value="0x63," calcext:value-type="string">
            <text:p>0x63,</text:p>
          </table:table-cell>
          <table:table-cell table:style-name="ce2" table:formula="of:=CONCATENATE(&quot;0x&quot;;DEC2HEX([.H103];2);&quot;,&quot;)" office:value-type="string" office:string-value="0x2C," calcext:value-type="string">
            <text:p>0x2C,</text:p>
          </table:table-cell>
          <table:table-cell table:formula="of:=BITOR(BITLSHIFT(BITAND([.A103];1);7);BITOR(BITLSHIFT(BITAND([.A103];2);5);BITOR(BITLSHIFT(BITAND([.A103];4);3);BITOR(BITLSHIFT(BITAND([.A103];8);1);BITOR(BITRSHIFT(BITAND([.A103];16);1);BITOR(BITRSHIFT(BITAND([.A103];32);3);BITOR(BITRSHIFT(BITAND([.A103];64);5);BITRSHIFT(BITAND([.A103];128);7))))))))" office:value-type="float" office:value="166" calcext:value-type="float">
            <text:p>166</text:p>
          </table:table-cell>
          <table:table-cell table:formula="of:=CONCATENATE([.O103];&quot;,&quot;)" office:value-type="string" office:string-value="166," calcext:value-type="string">
            <text:p>166,</text:p>
          </table:table-cell>
          <table:table-cell/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0xA5,</text:p>
          </table:table-cell>
          <table:table-cell table:style-name="ce2" office:value-type="string" calcext:value-type="string">
            <text:p>0x34,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4])" office:value-type="string" office:string-value="66" calcext:value-type="string">
            <text:p>66</text:p>
          </table:table-cell>
          <table:table-cell table:style-name="ce1" table:formula="of:=BITAND([.A104]; 248)" office:value-type="float" office:value="96" calcext:value-type="float">
            <text:p>96</text:p>
          </table:table-cell>
          <table:table-cell table:style-name="ce1" table:formula="of:=BITRSHIFT([.A104]; 5)" office:value-type="float" office:value="3" calcext:value-type="float">
            <text:p>3</text:p>
          </table:table-cell>
          <table:table-cell table:style-name="ce1" table:formula="of:=BITAND(BITLSHIFT([.A104]; 3); 224)" office:value-type="float" office:value="32" calcext:value-type="float">
            <text:p>32</text:p>
          </table:table-cell>
          <table:table-cell table:style-name="ce1" table:formula="of:=BITAND(BITRSHIFT([.A104]; 3); 31)" office:value-type="float" office:value="12" calcext:value-type="float">
            <text:p>12</text:p>
          </table:table-cell>
          <table:table-cell table:style-name="ce1" table:formula="of:=BITOR([.C104];[.D104])" office:value-type="float" office:value="99" calcext:value-type="float">
            <text:p>99</text:p>
          </table:table-cell>
          <table:table-cell table:style-name="ce1" table:formula="of:=BITOR([.E104];[.F104])" office:value-type="float" office:value="44" calcext:value-type="float">
            <text:p>44</text:p>
          </table:table-cell>
          <table:table-cell table:style-name="ce2" table:formula="of:=CONCATENATE(&quot;0x&quot;;DEC2HEX([.G104];2);DEC2HEX([.H104];2))" office:value-type="string" office:string-value="0x632C" calcext:value-type="string">
            <text:p>0x632C</text:p>
          </table:table-cell>
          <table:table-cell table:style-name="ce2" table:formula="of:=CONCATENATE(&quot;0x&quot;;DEC2HEX([.H104];2);DEC2HEX([.G104];2))" office:value-type="string" office:string-value="0x2C63" calcext:value-type="string">
            <text:p>0x2C63</text:p>
          </table:table-cell>
          <table:table-cell table:formula="of:=CONCATENATE(&quot;case &quot;;[.A104];&quot;: return &quot;;[.I104];&quot;;&quot;)" office:value-type="string" office:string-value="case 102: return 0x632C;" calcext:value-type="string">
            <text:p>case 102: return 0x632C;</text:p>
          </table:table-cell>
          <table:table-cell table:formula="of:=CONCATENATE([.I104];&quot;,&quot;)" office:value-type="string" office:string-value="0x632C," calcext:value-type="string">
            <text:p>0x632C,</text:p>
          </table:table-cell>
          <table:table-cell table:style-name="ce2" table:formula="of:=CONCATENATE(&quot;0x&quot;;DEC2HEX([.G104];2);&quot;,&quot;)" office:value-type="string" office:string-value="0x63," calcext:value-type="string">
            <text:p>0x63,</text:p>
          </table:table-cell>
          <table:table-cell table:style-name="ce2" table:formula="of:=CONCATENATE(&quot;0x&quot;;DEC2HEX([.H104];2);&quot;,&quot;)" office:value-type="string" office:string-value="0x2C," calcext:value-type="string">
            <text:p>0x2C,</text:p>
          </table:table-cell>
          <table:table-cell table:formula="of:=BITOR(BITLSHIFT(BITAND([.A104];1);7);BITOR(BITLSHIFT(BITAND([.A104];2);5);BITOR(BITLSHIFT(BITAND([.A104];4);3);BITOR(BITLSHIFT(BITAND([.A104];8);1);BITOR(BITRSHIFT(BITAND([.A104];16);1);BITOR(BITRSHIFT(BITAND([.A104];32);3);BITOR(BITRSHIFT(BITAND([.A104];64);5);BITRSHIFT(BITAND([.A104];128);7))))))))" office:value-type="float" office:value="102" calcext:value-type="float">
            <text:p>102</text:p>
          </table:table-cell>
          <table:table-cell table:formula="of:=CONCATENATE([.O104];&quot;,&quot;)" office:value-type="string" office:string-value="102," calcext:value-type="string">
            <text:p>102,</text:p>
          </table:table-cell>
          <table:table-cell/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0x63,</text:p>
          </table:table-cell>
          <table:table-cell table:style-name="ce2" office:value-type="string" calcext:value-type="string">
            <text:p>0x2C,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5])" office:value-type="string" office:string-value="67" calcext:value-type="string">
            <text:p>67</text:p>
          </table:table-cell>
          <table:table-cell table:style-name="ce1" table:formula="of:=BITAND([.A105]; 248)" office:value-type="float" office:value="96" calcext:value-type="float">
            <text:p>96</text:p>
          </table:table-cell>
          <table:table-cell table:style-name="ce1" table:formula="of:=BITRSHIFT([.A105]; 5)" office:value-type="float" office:value="3" calcext:value-type="float">
            <text:p>3</text:p>
          </table:table-cell>
          <table:table-cell table:style-name="ce1" table:formula="of:=BITAND(BITLSHIFT([.A105]; 3); 224)" office:value-type="float" office:value="32" calcext:value-type="float">
            <text:p>32</text:p>
          </table:table-cell>
          <table:table-cell table:style-name="ce1" table:formula="of:=BITAND(BITRSHIFT([.A105]; 3); 31)" office:value-type="float" office:value="12" calcext:value-type="float">
            <text:p>12</text:p>
          </table:table-cell>
          <table:table-cell table:style-name="ce1" table:formula="of:=BITOR([.C105];[.D105])" office:value-type="float" office:value="99" calcext:value-type="float">
            <text:p>99</text:p>
          </table:table-cell>
          <table:table-cell table:style-name="ce1" table:formula="of:=BITOR([.E105];[.F105])" office:value-type="float" office:value="44" calcext:value-type="float">
            <text:p>44</text:p>
          </table:table-cell>
          <table:table-cell table:style-name="ce2" table:formula="of:=CONCATENATE(&quot;0x&quot;;DEC2HEX([.G105];2);DEC2HEX([.H105];2))" office:value-type="string" office:string-value="0x632C" calcext:value-type="string">
            <text:p>0x632C</text:p>
          </table:table-cell>
          <table:table-cell table:style-name="ce2" table:formula="of:=CONCATENATE(&quot;0x&quot;;DEC2HEX([.H105];2);DEC2HEX([.G105];2))" office:value-type="string" office:string-value="0x2C63" calcext:value-type="string">
            <text:p>0x2C63</text:p>
          </table:table-cell>
          <table:table-cell table:formula="of:=CONCATENATE(&quot;case &quot;;[.A105];&quot;: return &quot;;[.I105];&quot;;&quot;)" office:value-type="string" office:string-value="case 103: return 0x632C;" calcext:value-type="string">
            <text:p>case 103: return 0x632C;</text:p>
          </table:table-cell>
          <table:table-cell table:formula="of:=CONCATENATE([.I105];&quot;,&quot;)" office:value-type="string" office:string-value="0x632C," calcext:value-type="string">
            <text:p>0x632C,</text:p>
          </table:table-cell>
          <table:table-cell table:style-name="ce2" table:formula="of:=CONCATENATE(&quot;0x&quot;;DEC2HEX([.G105];2);&quot;,&quot;)" office:value-type="string" office:string-value="0x63," calcext:value-type="string">
            <text:p>0x63,</text:p>
          </table:table-cell>
          <table:table-cell table:style-name="ce2" table:formula="of:=CONCATENATE(&quot;0x&quot;;DEC2HEX([.H105];2);&quot;,&quot;)" office:value-type="string" office:string-value="0x2C," calcext:value-type="string">
            <text:p>0x2C,</text:p>
          </table:table-cell>
          <table:table-cell table:formula="of:=BITOR(BITLSHIFT(BITAND([.A105];1);7);BITOR(BITLSHIFT(BITAND([.A105];2);5);BITOR(BITLSHIFT(BITAND([.A105];4);3);BITOR(BITLSHIFT(BITAND([.A105];8);1);BITOR(BITRSHIFT(BITAND([.A105];16);1);BITOR(BITRSHIFT(BITAND([.A105];32);3);BITOR(BITRSHIFT(BITAND([.A105];64);5);BITRSHIFT(BITAND([.A105];128);7))))))))" office:value-type="float" office:value="230" calcext:value-type="float">
            <text:p>230</text:p>
          </table:table-cell>
          <table:table-cell table:formula="of:=CONCATENATE([.O105];&quot;,&quot;)" office:value-type="string" office:string-value="230," calcext:value-type="string">
            <text:p>230,</text:p>
          </table:table-cell>
          <table:table-cell/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0xE7,</text:p>
          </table:table-cell>
          <table:table-cell table:style-name="ce2" office:value-type="string" calcext:value-type="string">
            <text:p>0x3C,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6])" office:value-type="string" office:string-value="68" calcext:value-type="string">
            <text:p>68</text:p>
          </table:table-cell>
          <table:table-cell table:style-name="ce1" table:formula="of:=BITAND([.A106]; 248)" office:value-type="float" office:value="104" calcext:value-type="float">
            <text:p>104</text:p>
          </table:table-cell>
          <table:table-cell table:style-name="ce1" table:formula="of:=BITRSHIFT([.A106]; 5)" office:value-type="float" office:value="3" calcext:value-type="float">
            <text:p>3</text:p>
          </table:table-cell>
          <table:table-cell table:style-name="ce1" table:formula="of:=BITAND(BITLSHIFT([.A106]; 3); 224)" office:value-type="float" office:value="64" calcext:value-type="float">
            <text:p>64</text:p>
          </table:table-cell>
          <table:table-cell table:style-name="ce1" table:formula="of:=BITAND(BITRSHIFT([.A106]; 3); 31)" office:value-type="float" office:value="13" calcext:value-type="float">
            <text:p>13</text:p>
          </table:table-cell>
          <table:table-cell table:style-name="ce1" table:formula="of:=BITOR([.C106];[.D106])" office:value-type="float" office:value="107" calcext:value-type="float">
            <text:p>107</text:p>
          </table:table-cell>
          <table:table-cell table:style-name="ce1" table:formula="of:=BITOR([.E106];[.F106])" office:value-type="float" office:value="77" calcext:value-type="float">
            <text:p>77</text:p>
          </table:table-cell>
          <table:table-cell table:style-name="ce2" table:formula="of:=CONCATENATE(&quot;0x&quot;;DEC2HEX([.G106];2);DEC2HEX([.H106];2))" office:value-type="string" office:string-value="0x6B4D" calcext:value-type="string">
            <text:p>0x6B4D</text:p>
          </table:table-cell>
          <table:table-cell table:style-name="ce2" table:formula="of:=CONCATENATE(&quot;0x&quot;;DEC2HEX([.H106];2);DEC2HEX([.G106];2))" office:value-type="string" office:string-value="0x4D6B" calcext:value-type="string">
            <text:p>0x4D6B</text:p>
          </table:table-cell>
          <table:table-cell table:formula="of:=CONCATENATE(&quot;case &quot;;[.A106];&quot;: return &quot;;[.I106];&quot;;&quot;)" office:value-type="string" office:string-value="case 104: return 0x6B4D;" calcext:value-type="string">
            <text:p>case 104: return 0x6B4D;</text:p>
          </table:table-cell>
          <table:table-cell table:formula="of:=CONCATENATE([.I106];&quot;,&quot;)" office:value-type="string" office:string-value="0x6B4D," calcext:value-type="string">
            <text:p>0x6B4D,</text:p>
          </table:table-cell>
          <table:table-cell table:style-name="ce2" table:formula="of:=CONCATENATE(&quot;0x&quot;;DEC2HEX([.G106];2);&quot;,&quot;)" office:value-type="string" office:string-value="0x6B," calcext:value-type="string">
            <text:p>0x6B,</text:p>
          </table:table-cell>
          <table:table-cell table:style-name="ce2" table:formula="of:=CONCATENATE(&quot;0x&quot;;DEC2HEX([.H106];2);&quot;,&quot;)" office:value-type="string" office:string-value="0x4D," calcext:value-type="string">
            <text:p>0x4D,</text:p>
          </table:table-cell>
          <table:table-cell table:formula="of:=BITOR(BITLSHIFT(BITAND([.A106];1);7);BITOR(BITLSHIFT(BITAND([.A106];2);5);BITOR(BITLSHIFT(BITAND([.A106];4);3);BITOR(BITLSHIFT(BITAND([.A106];8);1);BITOR(BITRSHIFT(BITAND([.A106];16);1);BITOR(BITRSHIFT(BITAND([.A106];32);3);BITOR(BITRSHIFT(BITAND([.A106];64);5);BITRSHIFT(BITAND([.A106];128);7))))))))" office:value-type="float" office:value="22" calcext:value-type="float">
            <text:p>22</text:p>
          </table:table-cell>
          <table:table-cell table:formula="of:=CONCATENATE([.O106];&quot;,&quot;)" office:value-type="string" office:string-value="22," calcext:value-type="string">
            <text:p>22,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0x10,</text:p>
          </table:table-cell>
          <table:table-cell table:style-name="ce2" office:value-type="string" calcext:value-type="string">
            <text:p>0xA2,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7])" office:value-type="string" office:string-value="69" calcext:value-type="string">
            <text:p>69</text:p>
          </table:table-cell>
          <table:table-cell table:style-name="ce1" table:formula="of:=BITAND([.A107]; 248)" office:value-type="float" office:value="104" calcext:value-type="float">
            <text:p>104</text:p>
          </table:table-cell>
          <table:table-cell table:style-name="ce1" table:formula="of:=BITRSHIFT([.A107]; 5)" office:value-type="float" office:value="3" calcext:value-type="float">
            <text:p>3</text:p>
          </table:table-cell>
          <table:table-cell table:style-name="ce1" table:formula="of:=BITAND(BITLSHIFT([.A107]; 3); 224)" office:value-type="float" office:value="64" calcext:value-type="float">
            <text:p>64</text:p>
          </table:table-cell>
          <table:table-cell table:style-name="ce1" table:formula="of:=BITAND(BITRSHIFT([.A107]; 3); 31)" office:value-type="float" office:value="13" calcext:value-type="float">
            <text:p>13</text:p>
          </table:table-cell>
          <table:table-cell table:style-name="ce1" table:formula="of:=BITOR([.C107];[.D107])" office:value-type="float" office:value="107" calcext:value-type="float">
            <text:p>107</text:p>
          </table:table-cell>
          <table:table-cell table:style-name="ce1" table:formula="of:=BITOR([.E107];[.F107])" office:value-type="float" office:value="77" calcext:value-type="float">
            <text:p>77</text:p>
          </table:table-cell>
          <table:table-cell table:style-name="ce2" table:formula="of:=CONCATENATE(&quot;0x&quot;;DEC2HEX([.G107];2);DEC2HEX([.H107];2))" office:value-type="string" office:string-value="0x6B4D" calcext:value-type="string">
            <text:p>0x6B4D</text:p>
          </table:table-cell>
          <table:table-cell table:style-name="ce2" table:formula="of:=CONCATENATE(&quot;0x&quot;;DEC2HEX([.H107];2);DEC2HEX([.G107];2))" office:value-type="string" office:string-value="0x4D6B" calcext:value-type="string">
            <text:p>0x4D6B</text:p>
          </table:table-cell>
          <table:table-cell table:formula="of:=CONCATENATE(&quot;case &quot;;[.A107];&quot;: return &quot;;[.I107];&quot;;&quot;)" office:value-type="string" office:string-value="case 105: return 0x6B4D;" calcext:value-type="string">
            <text:p>case 105: return 0x6B4D;</text:p>
          </table:table-cell>
          <table:table-cell table:formula="of:=CONCATENATE([.I107];&quot;,&quot;)" office:value-type="string" office:string-value="0x6B4D," calcext:value-type="string">
            <text:p>0x6B4D,</text:p>
          </table:table-cell>
          <table:table-cell table:style-name="ce2" table:formula="of:=CONCATENATE(&quot;0x&quot;;DEC2HEX([.G107];2);&quot;,&quot;)" office:value-type="string" office:string-value="0x6B," calcext:value-type="string">
            <text:p>0x6B,</text:p>
          </table:table-cell>
          <table:table-cell table:style-name="ce2" table:formula="of:=CONCATENATE(&quot;0x&quot;;DEC2HEX([.H107];2);&quot;,&quot;)" office:value-type="string" office:string-value="0x4D," calcext:value-type="string">
            <text:p>0x4D,</text:p>
          </table:table-cell>
          <table:table-cell table:formula="of:=BITOR(BITLSHIFT(BITAND([.A107];1);7);BITOR(BITLSHIFT(BITAND([.A107];2);5);BITOR(BITLSHIFT(BITAND([.A107];4);3);BITOR(BITLSHIFT(BITAND([.A107];8);1);BITOR(BITRSHIFT(BITAND([.A107];16);1);BITOR(BITRSHIFT(BITAND([.A107];32);3);BITOR(BITRSHIFT(BITAND([.A107];64);5);BITRSHIFT(BITAND([.A107];128);7))))))))" office:value-type="float" office:value="150" calcext:value-type="float">
            <text:p>150</text:p>
          </table:table-cell>
          <table:table-cell table:formula="of:=CONCATENATE([.O107];&quot;,&quot;)" office:value-type="string" office:string-value="150," calcext:value-type="string">
            <text:p>150,</text:p>
          </table:table-cell>
          <table:table-cell/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0x94,</text:p>
          </table:table-cell>
          <table:table-cell table:style-name="ce2" office:value-type="string" calcext:value-type="string">
            <text:p>0xB2,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8])" office:value-type="string" office:string-value="6A" calcext:value-type="string">
            <text:p>6A</text:p>
          </table:table-cell>
          <table:table-cell table:style-name="ce1" table:formula="of:=BITAND([.A108]; 248)" office:value-type="float" office:value="104" calcext:value-type="float">
            <text:p>104</text:p>
          </table:table-cell>
          <table:table-cell table:style-name="ce1" table:formula="of:=BITRSHIFT([.A108]; 5)" office:value-type="float" office:value="3" calcext:value-type="float">
            <text:p>3</text:p>
          </table:table-cell>
          <table:table-cell table:style-name="ce1" table:formula="of:=BITAND(BITLSHIFT([.A108]; 3); 224)" office:value-type="float" office:value="64" calcext:value-type="float">
            <text:p>64</text:p>
          </table:table-cell>
          <table:table-cell table:style-name="ce1" table:formula="of:=BITAND(BITRSHIFT([.A108]; 3); 31)" office:value-type="float" office:value="13" calcext:value-type="float">
            <text:p>13</text:p>
          </table:table-cell>
          <table:table-cell table:style-name="ce1" table:formula="of:=BITOR([.C108];[.D108])" office:value-type="float" office:value="107" calcext:value-type="float">
            <text:p>107</text:p>
          </table:table-cell>
          <table:table-cell table:style-name="ce1" table:formula="of:=BITOR([.E108];[.F108])" office:value-type="float" office:value="77" calcext:value-type="float">
            <text:p>77</text:p>
          </table:table-cell>
          <table:table-cell table:style-name="ce2" table:formula="of:=CONCATENATE(&quot;0x&quot;;DEC2HEX([.G108];2);DEC2HEX([.H108];2))" office:value-type="string" office:string-value="0x6B4D" calcext:value-type="string">
            <text:p>0x6B4D</text:p>
          </table:table-cell>
          <table:table-cell table:style-name="ce2" table:formula="of:=CONCATENATE(&quot;0x&quot;;DEC2HEX([.H108];2);DEC2HEX([.G108];2))" office:value-type="string" office:string-value="0x4D6B" calcext:value-type="string">
            <text:p>0x4D6B</text:p>
          </table:table-cell>
          <table:table-cell table:formula="of:=CONCATENATE(&quot;case &quot;;[.A108];&quot;: return &quot;;[.I108];&quot;;&quot;)" office:value-type="string" office:string-value="case 106: return 0x6B4D;" calcext:value-type="string">
            <text:p>case 106: return 0x6B4D;</text:p>
          </table:table-cell>
          <table:table-cell table:formula="of:=CONCATENATE([.I108];&quot;,&quot;)" office:value-type="string" office:string-value="0x6B4D," calcext:value-type="string">
            <text:p>0x6B4D,</text:p>
          </table:table-cell>
          <table:table-cell table:style-name="ce2" table:formula="of:=CONCATENATE(&quot;0x&quot;;DEC2HEX([.G108];2);&quot;,&quot;)" office:value-type="string" office:string-value="0x6B," calcext:value-type="string">
            <text:p>0x6B,</text:p>
          </table:table-cell>
          <table:table-cell table:style-name="ce2" table:formula="of:=CONCATENATE(&quot;0x&quot;;DEC2HEX([.H108];2);&quot;,&quot;)" office:value-type="string" office:string-value="0x4D," calcext:value-type="string">
            <text:p>0x4D,</text:p>
          </table:table-cell>
          <table:table-cell table:formula="of:=BITOR(BITLSHIFT(BITAND([.A108];1);7);BITOR(BITLSHIFT(BITAND([.A108];2);5);BITOR(BITLSHIFT(BITAND([.A108];4);3);BITOR(BITLSHIFT(BITAND([.A108];8);1);BITOR(BITRSHIFT(BITAND([.A108];16);1);BITOR(BITRSHIFT(BITAND([.A108];32);3);BITOR(BITRSHIFT(BITAND([.A108];64);5);BITRSHIFT(BITAND([.A108];128);7))))))))" office:value-type="float" office:value="86" calcext:value-type="float">
            <text:p>86</text:p>
          </table:table-cell>
          <table:table-cell table:formula="of:=CONCATENATE([.O108];&quot;,&quot;)" office:value-type="string" office:string-value="86," calcext:value-type="string">
            <text:p>86,</text:p>
          </table:table-cell>
          <table:table-cell/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0x52,</text:p>
          </table:table-cell>
          <table:table-cell table:style-name="ce2" office:value-type="string" calcext:value-type="string">
            <text:p>0xAA,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9])" office:value-type="string" office:string-value="6B" calcext:value-type="string">
            <text:p>6B</text:p>
          </table:table-cell>
          <table:table-cell table:style-name="ce1" table:formula="of:=BITAND([.A109]; 248)" office:value-type="float" office:value="104" calcext:value-type="float">
            <text:p>104</text:p>
          </table:table-cell>
          <table:table-cell table:style-name="ce1" table:formula="of:=BITRSHIFT([.A109]; 5)" office:value-type="float" office:value="3" calcext:value-type="float">
            <text:p>3</text:p>
          </table:table-cell>
          <table:table-cell table:style-name="ce1" table:formula="of:=BITAND(BITLSHIFT([.A109]; 3); 224)" office:value-type="float" office:value="64" calcext:value-type="float">
            <text:p>64</text:p>
          </table:table-cell>
          <table:table-cell table:style-name="ce1" table:formula="of:=BITAND(BITRSHIFT([.A109]; 3); 31)" office:value-type="float" office:value="13" calcext:value-type="float">
            <text:p>13</text:p>
          </table:table-cell>
          <table:table-cell table:style-name="ce1" table:formula="of:=BITOR([.C109];[.D109])" office:value-type="float" office:value="107" calcext:value-type="float">
            <text:p>107</text:p>
          </table:table-cell>
          <table:table-cell table:style-name="ce1" table:formula="of:=BITOR([.E109];[.F109])" office:value-type="float" office:value="77" calcext:value-type="float">
            <text:p>77</text:p>
          </table:table-cell>
          <table:table-cell table:style-name="ce2" table:formula="of:=CONCATENATE(&quot;0x&quot;;DEC2HEX([.G109];2);DEC2HEX([.H109];2))" office:value-type="string" office:string-value="0x6B4D" calcext:value-type="string">
            <text:p>0x6B4D</text:p>
          </table:table-cell>
          <table:table-cell table:style-name="ce2" table:formula="of:=CONCATENATE(&quot;0x&quot;;DEC2HEX([.H109];2);DEC2HEX([.G109];2))" office:value-type="string" office:string-value="0x4D6B" calcext:value-type="string">
            <text:p>0x4D6B</text:p>
          </table:table-cell>
          <table:table-cell table:formula="of:=CONCATENATE(&quot;case &quot;;[.A109];&quot;: return &quot;;[.I109];&quot;;&quot;)" office:value-type="string" office:string-value="case 107: return 0x6B4D;" calcext:value-type="string">
            <text:p>case 107: return 0x6B4D;</text:p>
          </table:table-cell>
          <table:table-cell table:formula="of:=CONCATENATE([.I109];&quot;,&quot;)" office:value-type="string" office:string-value="0x6B4D," calcext:value-type="string">
            <text:p>0x6B4D,</text:p>
          </table:table-cell>
          <table:table-cell table:style-name="ce2" table:formula="of:=CONCATENATE(&quot;0x&quot;;DEC2HEX([.G109];2);&quot;,&quot;)" office:value-type="string" office:string-value="0x6B," calcext:value-type="string">
            <text:p>0x6B,</text:p>
          </table:table-cell>
          <table:table-cell table:style-name="ce2" table:formula="of:=CONCATENATE(&quot;0x&quot;;DEC2HEX([.H109];2);&quot;,&quot;)" office:value-type="string" office:string-value="0x4D," calcext:value-type="string">
            <text:p>0x4D,</text:p>
          </table:table-cell>
          <table:table-cell table:formula="of:=BITOR(BITLSHIFT(BITAND([.A109];1);7);BITOR(BITLSHIFT(BITAND([.A109];2);5);BITOR(BITLSHIFT(BITAND([.A109];4);3);BITOR(BITLSHIFT(BITAND([.A109];8);1);BITOR(BITRSHIFT(BITAND([.A109];16);1);BITOR(BITRSHIFT(BITAND([.A109];32);3);BITOR(BITRSHIFT(BITAND([.A109];64);5);BITRSHIFT(BITAND([.A109];128);7))))))))" office:value-type="float" office:value="214" calcext:value-type="float">
            <text:p>214</text:p>
          </table:table-cell>
          <table:table-cell table:formula="of:=CONCATENATE([.O109];&quot;,&quot;)" office:value-type="string" office:string-value="214," calcext:value-type="string">
            <text:p>214,</text:p>
          </table:table-cell>
          <table:table-cell/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0xD6,</text:p>
          </table:table-cell>
          <table:table-cell table:style-name="ce2" office:value-type="string" calcext:value-type="string">
            <text:p>0xBA,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10])" office:value-type="string" office:string-value="6C" calcext:value-type="string">
            <text:p>6C</text:p>
          </table:table-cell>
          <table:table-cell table:style-name="ce1" table:formula="of:=BITAND([.A110]; 248)" office:value-type="float" office:value="104" calcext:value-type="float">
            <text:p>104</text:p>
          </table:table-cell>
          <table:table-cell table:style-name="ce1" table:formula="of:=BITRSHIFT([.A110]; 5)" office:value-type="float" office:value="3" calcext:value-type="float">
            <text:p>3</text:p>
          </table:table-cell>
          <table:table-cell table:style-name="ce1" table:formula="of:=BITAND(BITLSHIFT([.A110]; 3); 224)" office:value-type="float" office:value="96" calcext:value-type="float">
            <text:p>96</text:p>
          </table:table-cell>
          <table:table-cell table:style-name="ce1" table:formula="of:=BITAND(BITRSHIFT([.A110]; 3); 31)" office:value-type="float" office:value="13" calcext:value-type="float">
            <text:p>13</text:p>
          </table:table-cell>
          <table:table-cell table:style-name="ce1" table:formula="of:=BITOR([.C110];[.D110])" office:value-type="float" office:value="107" calcext:value-type="float">
            <text:p>107</text:p>
          </table:table-cell>
          <table:table-cell table:style-name="ce1" table:formula="of:=BITOR([.E110];[.F110])" office:value-type="float" office:value="109" calcext:value-type="float">
            <text:p>109</text:p>
          </table:table-cell>
          <table:table-cell table:style-name="ce2" table:formula="of:=CONCATENATE(&quot;0x&quot;;DEC2HEX([.G110];2);DEC2HEX([.H110];2))" office:value-type="string" office:string-value="0x6B6D" calcext:value-type="string">
            <text:p>0x6B6D</text:p>
          </table:table-cell>
          <table:table-cell table:style-name="ce2" table:formula="of:=CONCATENATE(&quot;0x&quot;;DEC2HEX([.H110];2);DEC2HEX([.G110];2))" office:value-type="string" office:string-value="0x6D6B" calcext:value-type="string">
            <text:p>0x6D6B</text:p>
          </table:table-cell>
          <table:table-cell table:formula="of:=CONCATENATE(&quot;case &quot;;[.A110];&quot;: return &quot;;[.I110];&quot;;&quot;)" office:value-type="string" office:string-value="case 108: return 0x6B6D;" calcext:value-type="string">
            <text:p>case 108: return 0x6B6D;</text:p>
          </table:table-cell>
          <table:table-cell table:formula="of:=CONCATENATE([.I110];&quot;,&quot;)" office:value-type="string" office:string-value="0x6B6D," calcext:value-type="string">
            <text:p>0x6B6D,</text:p>
          </table:table-cell>
          <table:table-cell table:style-name="ce2" table:formula="of:=CONCATENATE(&quot;0x&quot;;DEC2HEX([.G110];2);&quot;,&quot;)" office:value-type="string" office:string-value="0x6B," calcext:value-type="string">
            <text:p>0x6B,</text:p>
          </table:table-cell>
          <table:table-cell table:style-name="ce2" table:formula="of:=CONCATENATE(&quot;0x&quot;;DEC2HEX([.H110];2);&quot;,&quot;)" office:value-type="string" office:string-value="0x6D," calcext:value-type="string">
            <text:p>0x6D,</text:p>
          </table:table-cell>
          <table:table-cell table:formula="of:=BITOR(BITLSHIFT(BITAND([.A110];1);7);BITOR(BITLSHIFT(BITAND([.A110];2);5);BITOR(BITLSHIFT(BITAND([.A110];4);3);BITOR(BITLSHIFT(BITAND([.A110];8);1);BITOR(BITRSHIFT(BITAND([.A110];16);1);BITOR(BITRSHIFT(BITAND([.A110];32);3);BITOR(BITRSHIFT(BITAND([.A110];64);5);BITRSHIFT(BITAND([.A110];128);7))))))))" office:value-type="float" office:value="54" calcext:value-type="float">
            <text:p>54</text:p>
          </table:table-cell>
          <table:table-cell table:formula="of:=CONCATENATE([.O110];&quot;,&quot;)" office:value-type="string" office:string-value="54," calcext:value-type="string">
            <text:p>54,</text:p>
          </table:table-cell>
          <table:table-cell/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0x31,</text:p>
          </table:table-cell>
          <table:table-cell table:style-name="ce2" office:value-type="string" calcext:value-type="string">
            <text:p>0xA6,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1])" office:value-type="string" office:string-value="6D" calcext:value-type="string">
            <text:p>6D</text:p>
          </table:table-cell>
          <table:table-cell table:style-name="ce1" table:formula="of:=BITAND([.A111]; 248)" office:value-type="float" office:value="104" calcext:value-type="float">
            <text:p>104</text:p>
          </table:table-cell>
          <table:table-cell table:style-name="ce1" table:formula="of:=BITRSHIFT([.A111]; 5)" office:value-type="float" office:value="3" calcext:value-type="float">
            <text:p>3</text:p>
          </table:table-cell>
          <table:table-cell table:style-name="ce1" table:formula="of:=BITAND(BITLSHIFT([.A111]; 3); 224)" office:value-type="float" office:value="96" calcext:value-type="float">
            <text:p>96</text:p>
          </table:table-cell>
          <table:table-cell table:style-name="ce1" table:formula="of:=BITAND(BITRSHIFT([.A111]; 3); 31)" office:value-type="float" office:value="13" calcext:value-type="float">
            <text:p>13</text:p>
          </table:table-cell>
          <table:table-cell table:style-name="ce1" table:formula="of:=BITOR([.C111];[.D111])" office:value-type="float" office:value="107" calcext:value-type="float">
            <text:p>107</text:p>
          </table:table-cell>
          <table:table-cell table:style-name="ce1" table:formula="of:=BITOR([.E111];[.F111])" office:value-type="float" office:value="109" calcext:value-type="float">
            <text:p>109</text:p>
          </table:table-cell>
          <table:table-cell table:style-name="ce2" table:formula="of:=CONCATENATE(&quot;0x&quot;;DEC2HEX([.G111];2);DEC2HEX([.H111];2))" office:value-type="string" office:string-value="0x6B6D" calcext:value-type="string">
            <text:p>0x6B6D</text:p>
          </table:table-cell>
          <table:table-cell table:style-name="ce2" table:formula="of:=CONCATENATE(&quot;0x&quot;;DEC2HEX([.H111];2);DEC2HEX([.G111];2))" office:value-type="string" office:string-value="0x6D6B" calcext:value-type="string">
            <text:p>0x6D6B</text:p>
          </table:table-cell>
          <table:table-cell table:formula="of:=CONCATENATE(&quot;case &quot;;[.A111];&quot;: return &quot;;[.I111];&quot;;&quot;)" office:value-type="string" office:string-value="case 109: return 0x6B6D;" calcext:value-type="string">
            <text:p>case 109: return 0x6B6D;</text:p>
          </table:table-cell>
          <table:table-cell table:formula="of:=CONCATENATE([.I111];&quot;,&quot;)" office:value-type="string" office:string-value="0x6B6D," calcext:value-type="string">
            <text:p>0x6B6D,</text:p>
          </table:table-cell>
          <table:table-cell table:style-name="ce2" table:formula="of:=CONCATENATE(&quot;0x&quot;;DEC2HEX([.G111];2);&quot;,&quot;)" office:value-type="string" office:string-value="0x6B," calcext:value-type="string">
            <text:p>0x6B,</text:p>
          </table:table-cell>
          <table:table-cell table:style-name="ce2" table:formula="of:=CONCATENATE(&quot;0x&quot;;DEC2HEX([.H111];2);&quot;,&quot;)" office:value-type="string" office:string-value="0x6D," calcext:value-type="string">
            <text:p>0x6D,</text:p>
          </table:table-cell>
          <table:table-cell table:formula="of:=BITOR(BITLSHIFT(BITAND([.A111];1);7);BITOR(BITLSHIFT(BITAND([.A111];2);5);BITOR(BITLSHIFT(BITAND([.A111];4);3);BITOR(BITLSHIFT(BITAND([.A111];8);1);BITOR(BITRSHIFT(BITAND([.A111];16);1);BITOR(BITRSHIFT(BITAND([.A111];32);3);BITOR(BITRSHIFT(BITAND([.A111];64);5);BITRSHIFT(BITAND([.A111];128);7))))))))" office:value-type="float" office:value="182" calcext:value-type="float">
            <text:p>182</text:p>
          </table:table-cell>
          <table:table-cell table:formula="of:=CONCATENATE([.O111];&quot;,&quot;)" office:value-type="string" office:string-value="182," calcext:value-type="string">
            <text:p>182,</text:p>
          </table:table-cell>
          <table:table-cell/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0xB5,</text:p>
          </table:table-cell>
          <table:table-cell table:style-name="ce2" office:value-type="string" calcext:value-type="string">
            <text:p>0xB6,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2])" office:value-type="string" office:string-value="6E" calcext:value-type="string">
            <text:p>6E</text:p>
          </table:table-cell>
          <table:table-cell table:style-name="ce1" table:formula="of:=BITAND([.A112]; 248)" office:value-type="float" office:value="104" calcext:value-type="float">
            <text:p>104</text:p>
          </table:table-cell>
          <table:table-cell table:style-name="ce1" table:formula="of:=BITRSHIFT([.A112]; 5)" office:value-type="float" office:value="3" calcext:value-type="float">
            <text:p>3</text:p>
          </table:table-cell>
          <table:table-cell table:style-name="ce1" table:formula="of:=BITAND(BITLSHIFT([.A112]; 3); 224)" office:value-type="float" office:value="96" calcext:value-type="float">
            <text:p>96</text:p>
          </table:table-cell>
          <table:table-cell table:style-name="ce1" table:formula="of:=BITAND(BITRSHIFT([.A112]; 3); 31)" office:value-type="float" office:value="13" calcext:value-type="float">
            <text:p>13</text:p>
          </table:table-cell>
          <table:table-cell table:style-name="ce1" table:formula="of:=BITOR([.C112];[.D112])" office:value-type="float" office:value="107" calcext:value-type="float">
            <text:p>107</text:p>
          </table:table-cell>
          <table:table-cell table:style-name="ce1" table:formula="of:=BITOR([.E112];[.F112])" office:value-type="float" office:value="109" calcext:value-type="float">
            <text:p>109</text:p>
          </table:table-cell>
          <table:table-cell table:style-name="ce2" table:formula="of:=CONCATENATE(&quot;0x&quot;;DEC2HEX([.G112];2);DEC2HEX([.H112];2))" office:value-type="string" office:string-value="0x6B6D" calcext:value-type="string">
            <text:p>0x6B6D</text:p>
          </table:table-cell>
          <table:table-cell table:style-name="ce2" table:formula="of:=CONCATENATE(&quot;0x&quot;;DEC2HEX([.H112];2);DEC2HEX([.G112];2))" office:value-type="string" office:string-value="0x6D6B" calcext:value-type="string">
            <text:p>0x6D6B</text:p>
          </table:table-cell>
          <table:table-cell table:formula="of:=CONCATENATE(&quot;case &quot;;[.A112];&quot;: return &quot;;[.I112];&quot;;&quot;)" office:value-type="string" office:string-value="case 110: return 0x6B6D;" calcext:value-type="string">
            <text:p>case 110: return 0x6B6D;</text:p>
          </table:table-cell>
          <table:table-cell table:formula="of:=CONCATENATE([.I112];&quot;,&quot;)" office:value-type="string" office:string-value="0x6B6D," calcext:value-type="string">
            <text:p>0x6B6D,</text:p>
          </table:table-cell>
          <table:table-cell table:style-name="ce2" table:formula="of:=CONCATENATE(&quot;0x&quot;;DEC2HEX([.G112];2);&quot;,&quot;)" office:value-type="string" office:string-value="0x6B," calcext:value-type="string">
            <text:p>0x6B,</text:p>
          </table:table-cell>
          <table:table-cell table:style-name="ce2" table:formula="of:=CONCATENATE(&quot;0x&quot;;DEC2HEX([.H112];2);&quot;,&quot;)" office:value-type="string" office:string-value="0x6D," calcext:value-type="string">
            <text:p>0x6D,</text:p>
          </table:table-cell>
          <table:table-cell table:formula="of:=BITOR(BITLSHIFT(BITAND([.A112];1);7);BITOR(BITLSHIFT(BITAND([.A112];2);5);BITOR(BITLSHIFT(BITAND([.A112];4);3);BITOR(BITLSHIFT(BITAND([.A112];8);1);BITOR(BITRSHIFT(BITAND([.A112];16);1);BITOR(BITRSHIFT(BITAND([.A112];32);3);BITOR(BITRSHIFT(BITAND([.A112];64);5);BITRSHIFT(BITAND([.A112];128);7))))))))" office:value-type="float" office:value="118" calcext:value-type="float">
            <text:p>118</text:p>
          </table:table-cell>
          <table:table-cell table:formula="of:=CONCATENATE([.O112];&quot;,&quot;)" office:value-type="string" office:string-value="118," calcext:value-type="string">
            <text:p>118,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0x73,</text:p>
          </table:table-cell>
          <table:table-cell table:style-name="ce2" office:value-type="string" calcext:value-type="string">
            <text:p>0xAE,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3])" office:value-type="string" office:string-value="6F" calcext:value-type="string">
            <text:p>6F</text:p>
          </table:table-cell>
          <table:table-cell table:style-name="ce1" table:formula="of:=BITAND([.A113]; 248)" office:value-type="float" office:value="104" calcext:value-type="float">
            <text:p>104</text:p>
          </table:table-cell>
          <table:table-cell table:style-name="ce1" table:formula="of:=BITRSHIFT([.A113]; 5)" office:value-type="float" office:value="3" calcext:value-type="float">
            <text:p>3</text:p>
          </table:table-cell>
          <table:table-cell table:style-name="ce1" table:formula="of:=BITAND(BITLSHIFT([.A113]; 3); 224)" office:value-type="float" office:value="96" calcext:value-type="float">
            <text:p>96</text:p>
          </table:table-cell>
          <table:table-cell table:style-name="ce1" table:formula="of:=BITAND(BITRSHIFT([.A113]; 3); 31)" office:value-type="float" office:value="13" calcext:value-type="float">
            <text:p>13</text:p>
          </table:table-cell>
          <table:table-cell table:style-name="ce1" table:formula="of:=BITOR([.C113];[.D113])" office:value-type="float" office:value="107" calcext:value-type="float">
            <text:p>107</text:p>
          </table:table-cell>
          <table:table-cell table:style-name="ce1" table:formula="of:=BITOR([.E113];[.F113])" office:value-type="float" office:value="109" calcext:value-type="float">
            <text:p>109</text:p>
          </table:table-cell>
          <table:table-cell table:style-name="ce2" table:formula="of:=CONCATENATE(&quot;0x&quot;;DEC2HEX([.G113];2);DEC2HEX([.H113];2))" office:value-type="string" office:string-value="0x6B6D" calcext:value-type="string">
            <text:p>0x6B6D</text:p>
          </table:table-cell>
          <table:table-cell table:style-name="ce2" table:formula="of:=CONCATENATE(&quot;0x&quot;;DEC2HEX([.H113];2);DEC2HEX([.G113];2))" office:value-type="string" office:string-value="0x6D6B" calcext:value-type="string">
            <text:p>0x6D6B</text:p>
          </table:table-cell>
          <table:table-cell table:formula="of:=CONCATENATE(&quot;case &quot;;[.A113];&quot;: return &quot;;[.I113];&quot;;&quot;)" office:value-type="string" office:string-value="case 111: return 0x6B6D;" calcext:value-type="string">
            <text:p>case 111: return 0x6B6D;</text:p>
          </table:table-cell>
          <table:table-cell table:formula="of:=CONCATENATE([.I113];&quot;,&quot;)" office:value-type="string" office:string-value="0x6B6D," calcext:value-type="string">
            <text:p>0x6B6D,</text:p>
          </table:table-cell>
          <table:table-cell table:style-name="ce2" table:formula="of:=CONCATENATE(&quot;0x&quot;;DEC2HEX([.G113];2);&quot;,&quot;)" office:value-type="string" office:string-value="0x6B," calcext:value-type="string">
            <text:p>0x6B,</text:p>
          </table:table-cell>
          <table:table-cell table:style-name="ce2" table:formula="of:=CONCATENATE(&quot;0x&quot;;DEC2HEX([.H113];2);&quot;,&quot;)" office:value-type="string" office:string-value="0x6D," calcext:value-type="string">
            <text:p>0x6D,</text:p>
          </table:table-cell>
          <table:table-cell table:formula="of:=BITOR(BITLSHIFT(BITAND([.A113];1);7);BITOR(BITLSHIFT(BITAND([.A113];2);5);BITOR(BITLSHIFT(BITAND([.A113];4);3);BITOR(BITLSHIFT(BITAND([.A113];8);1);BITOR(BITRSHIFT(BITAND([.A113];16);1);BITOR(BITRSHIFT(BITAND([.A113];32);3);BITOR(BITRSHIFT(BITAND([.A113];64);5);BITRSHIFT(BITAND([.A113];128);7))))))))" office:value-type="float" office:value="246" calcext:value-type="float">
            <text:p>246</text:p>
          </table:table-cell>
          <table:table-cell table:formula="of:=CONCATENATE([.O113];&quot;,&quot;)" office:value-type="string" office:string-value="246," calcext:value-type="string">
            <text:p>246,</text:p>
          </table:table-cell>
          <table:table-cell/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0xF7,</text:p>
          </table:table-cell>
          <table:table-cell table:style-name="ce2" office:value-type="string" calcext:value-type="string">
            <text:p>0xBE,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4])" office:value-type="string" office:string-value="70" calcext:value-type="string">
            <text:p>70</text:p>
          </table:table-cell>
          <table:table-cell table:style-name="ce1" table:formula="of:=BITAND([.A114]; 248)" office:value-type="float" office:value="112" calcext:value-type="float">
            <text:p>112</text:p>
          </table:table-cell>
          <table:table-cell table:style-name="ce1" table:formula="of:=BITRSHIFT([.A114]; 5)" office:value-type="float" office:value="3" calcext:value-type="float">
            <text:p>3</text:p>
          </table:table-cell>
          <table:table-cell table:style-name="ce1" table:formula="of:=BITAND(BITLSHIFT([.A114]; 3); 224)" office:value-type="float" office:value="128" calcext:value-type="float">
            <text:p>128</text:p>
          </table:table-cell>
          <table:table-cell table:style-name="ce1" table:formula="of:=BITAND(BITRSHIFT([.A114]; 3); 31)" office:value-type="float" office:value="14" calcext:value-type="float">
            <text:p>14</text:p>
          </table:table-cell>
          <table:table-cell table:style-name="ce1" table:formula="of:=BITOR([.C114];[.D114])" office:value-type="float" office:value="115" calcext:value-type="float">
            <text:p>115</text:p>
          </table:table-cell>
          <table:table-cell table:style-name="ce1" table:formula="of:=BITOR([.E114];[.F114])" office:value-type="float" office:value="142" calcext:value-type="float">
            <text:p>142</text:p>
          </table:table-cell>
          <table:table-cell table:style-name="ce2" table:formula="of:=CONCATENATE(&quot;0x&quot;;DEC2HEX([.G114];2);DEC2HEX([.H114];2))" office:value-type="string" office:string-value="0x738E" calcext:value-type="string">
            <text:p>0x738E</text:p>
          </table:table-cell>
          <table:table-cell table:style-name="ce2" table:formula="of:=CONCATENATE(&quot;0x&quot;;DEC2HEX([.H114];2);DEC2HEX([.G114];2))" office:value-type="string" office:string-value="0x8E73" calcext:value-type="string">
            <text:p>0x8E73</text:p>
          </table:table-cell>
          <table:table-cell table:formula="of:=CONCATENATE(&quot;case &quot;;[.A114];&quot;: return &quot;;[.I114];&quot;;&quot;)" office:value-type="string" office:string-value="case 112: return 0x738E;" calcext:value-type="string">
            <text:p>case 112: return 0x738E;</text:p>
          </table:table-cell>
          <table:table-cell table:formula="of:=CONCATENATE([.I114];&quot;,&quot;)" office:value-type="string" office:string-value="0x738E," calcext:value-type="string">
            <text:p>0x738E,</text:p>
          </table:table-cell>
          <table:table-cell table:style-name="ce2" table:formula="of:=CONCATENATE(&quot;0x&quot;;DEC2HEX([.G114];2);&quot;,&quot;)" office:value-type="string" office:string-value="0x73," calcext:value-type="string">
            <text:p>0x73,</text:p>
          </table:table-cell>
          <table:table-cell table:style-name="ce2" table:formula="of:=CONCATENATE(&quot;0x&quot;;DEC2HEX([.H114];2);&quot;,&quot;)" office:value-type="string" office:string-value="0x8E," calcext:value-type="string">
            <text:p>0x8E,</text:p>
          </table:table-cell>
          <table:table-cell table:formula="of:=BITOR(BITLSHIFT(BITAND([.A114];1);7);BITOR(BITLSHIFT(BITAND([.A114];2);5);BITOR(BITLSHIFT(BITAND([.A114];4);3);BITOR(BITLSHIFT(BITAND([.A114];8);1);BITOR(BITRSHIFT(BITAND([.A114];16);1);BITOR(BITRSHIFT(BITAND([.A114];32);3);BITOR(BITRSHIFT(BITAND([.A114];64);5);BITRSHIFT(BITAND([.A114];128);7))))))))" office:value-type="float" office:value="14" calcext:value-type="float">
            <text:p>14</text:p>
          </table:table-cell>
          <table:table-cell table:formula="of:=CONCATENATE([.O114];&quot;,&quot;)" office:value-type="string" office:string-value="14," calcext:value-type="string">
            <text:p>14,</text:p>
          </table:table-cell>
          <table:table-cell/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0x08,</text:p>
          </table:table-cell>
          <table:table-cell table:style-name="ce2" office:value-type="string" calcext:value-type="string">
            <text:p>0x61,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5])" office:value-type="string" office:string-value="71" calcext:value-type="string">
            <text:p>71</text:p>
          </table:table-cell>
          <table:table-cell table:style-name="ce1" table:formula="of:=BITAND([.A115]; 248)" office:value-type="float" office:value="112" calcext:value-type="float">
            <text:p>112</text:p>
          </table:table-cell>
          <table:table-cell table:style-name="ce1" table:formula="of:=BITRSHIFT([.A115]; 5)" office:value-type="float" office:value="3" calcext:value-type="float">
            <text:p>3</text:p>
          </table:table-cell>
          <table:table-cell table:style-name="ce1" table:formula="of:=BITAND(BITLSHIFT([.A115]; 3); 224)" office:value-type="float" office:value="128" calcext:value-type="float">
            <text:p>128</text:p>
          </table:table-cell>
          <table:table-cell table:style-name="ce1" table:formula="of:=BITAND(BITRSHIFT([.A115]; 3); 31)" office:value-type="float" office:value="14" calcext:value-type="float">
            <text:p>14</text:p>
          </table:table-cell>
          <table:table-cell table:style-name="ce1" table:formula="of:=BITOR([.C115];[.D115])" office:value-type="float" office:value="115" calcext:value-type="float">
            <text:p>115</text:p>
          </table:table-cell>
          <table:table-cell table:style-name="ce1" table:formula="of:=BITOR([.E115];[.F115])" office:value-type="float" office:value="142" calcext:value-type="float">
            <text:p>142</text:p>
          </table:table-cell>
          <table:table-cell table:style-name="ce2" table:formula="of:=CONCATENATE(&quot;0x&quot;;DEC2HEX([.G115];2);DEC2HEX([.H115];2))" office:value-type="string" office:string-value="0x738E" calcext:value-type="string">
            <text:p>0x738E</text:p>
          </table:table-cell>
          <table:table-cell table:style-name="ce2" table:formula="of:=CONCATENATE(&quot;0x&quot;;DEC2HEX([.H115];2);DEC2HEX([.G115];2))" office:value-type="string" office:string-value="0x8E73" calcext:value-type="string">
            <text:p>0x8E73</text:p>
          </table:table-cell>
          <table:table-cell table:formula="of:=CONCATENATE(&quot;case &quot;;[.A115];&quot;: return &quot;;[.I115];&quot;;&quot;)" office:value-type="string" office:string-value="case 113: return 0x738E;" calcext:value-type="string">
            <text:p>case 113: return 0x738E;</text:p>
          </table:table-cell>
          <table:table-cell table:formula="of:=CONCATENATE([.I115];&quot;,&quot;)" office:value-type="string" office:string-value="0x738E," calcext:value-type="string">
            <text:p>0x738E,</text:p>
          </table:table-cell>
          <table:table-cell table:style-name="ce2" table:formula="of:=CONCATENATE(&quot;0x&quot;;DEC2HEX([.G115];2);&quot;,&quot;)" office:value-type="string" office:string-value="0x73," calcext:value-type="string">
            <text:p>0x73,</text:p>
          </table:table-cell>
          <table:table-cell table:style-name="ce2" table:formula="of:=CONCATENATE(&quot;0x&quot;;DEC2HEX([.H115];2);&quot;,&quot;)" office:value-type="string" office:string-value="0x8E," calcext:value-type="string">
            <text:p>0x8E,</text:p>
          </table:table-cell>
          <table:table-cell table:formula="of:=BITOR(BITLSHIFT(BITAND([.A115];1);7);BITOR(BITLSHIFT(BITAND([.A115];2);5);BITOR(BITLSHIFT(BITAND([.A115];4);3);BITOR(BITLSHIFT(BITAND([.A115];8);1);BITOR(BITRSHIFT(BITAND([.A115];16);1);BITOR(BITRSHIFT(BITAND([.A115];32);3);BITOR(BITRSHIFT(BITAND([.A115];64);5);BITRSHIFT(BITAND([.A115];128);7))))))))" office:value-type="float" office:value="142" calcext:value-type="float">
            <text:p>142</text:p>
          </table:table-cell>
          <table:table-cell table:formula="of:=CONCATENATE([.O115];&quot;,&quot;)" office:value-type="string" office:string-value="142," calcext:value-type="string">
            <text:p>142,</text:p>
          </table:table-cell>
          <table:table-cell/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0x8C,</text:p>
          </table:table-cell>
          <table:table-cell table:style-name="ce2" office:value-type="string" calcext:value-type="string">
            <text:p>0x71,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6])" office:value-type="string" office:string-value="72" calcext:value-type="string">
            <text:p>72</text:p>
          </table:table-cell>
          <table:table-cell table:style-name="ce1" table:formula="of:=BITAND([.A116]; 248)" office:value-type="float" office:value="112" calcext:value-type="float">
            <text:p>112</text:p>
          </table:table-cell>
          <table:table-cell table:style-name="ce1" table:formula="of:=BITRSHIFT([.A116]; 5)" office:value-type="float" office:value="3" calcext:value-type="float">
            <text:p>3</text:p>
          </table:table-cell>
          <table:table-cell table:style-name="ce1" table:formula="of:=BITAND(BITLSHIFT([.A116]; 3); 224)" office:value-type="float" office:value="128" calcext:value-type="float">
            <text:p>128</text:p>
          </table:table-cell>
          <table:table-cell table:style-name="ce1" table:formula="of:=BITAND(BITRSHIFT([.A116]; 3); 31)" office:value-type="float" office:value="14" calcext:value-type="float">
            <text:p>14</text:p>
          </table:table-cell>
          <table:table-cell table:style-name="ce1" table:formula="of:=BITOR([.C116];[.D116])" office:value-type="float" office:value="115" calcext:value-type="float">
            <text:p>115</text:p>
          </table:table-cell>
          <table:table-cell table:style-name="ce1" table:formula="of:=BITOR([.E116];[.F116])" office:value-type="float" office:value="142" calcext:value-type="float">
            <text:p>142</text:p>
          </table:table-cell>
          <table:table-cell table:style-name="ce2" table:formula="of:=CONCATENATE(&quot;0x&quot;;DEC2HEX([.G116];2);DEC2HEX([.H116];2))" office:value-type="string" office:string-value="0x738E" calcext:value-type="string">
            <text:p>0x738E</text:p>
          </table:table-cell>
          <table:table-cell table:style-name="ce2" table:formula="of:=CONCATENATE(&quot;0x&quot;;DEC2HEX([.H116];2);DEC2HEX([.G116];2))" office:value-type="string" office:string-value="0x8E73" calcext:value-type="string">
            <text:p>0x8E73</text:p>
          </table:table-cell>
          <table:table-cell table:formula="of:=CONCATENATE(&quot;case &quot;;[.A116];&quot;: return &quot;;[.I116];&quot;;&quot;)" office:value-type="string" office:string-value="case 114: return 0x738E;" calcext:value-type="string">
            <text:p>case 114: return 0x738E;</text:p>
          </table:table-cell>
          <table:table-cell table:formula="of:=CONCATENATE([.I116];&quot;,&quot;)" office:value-type="string" office:string-value="0x738E," calcext:value-type="string">
            <text:p>0x738E,</text:p>
          </table:table-cell>
          <table:table-cell table:style-name="ce2" table:formula="of:=CONCATENATE(&quot;0x&quot;;DEC2HEX([.G116];2);&quot;,&quot;)" office:value-type="string" office:string-value="0x73," calcext:value-type="string">
            <text:p>0x73,</text:p>
          </table:table-cell>
          <table:table-cell table:style-name="ce2" table:formula="of:=CONCATENATE(&quot;0x&quot;;DEC2HEX([.H116];2);&quot;,&quot;)" office:value-type="string" office:string-value="0x8E," calcext:value-type="string">
            <text:p>0x8E,</text:p>
          </table:table-cell>
          <table:table-cell table:formula="of:=BITOR(BITLSHIFT(BITAND([.A116];1);7);BITOR(BITLSHIFT(BITAND([.A116];2);5);BITOR(BITLSHIFT(BITAND([.A116];4);3);BITOR(BITLSHIFT(BITAND([.A116];8);1);BITOR(BITRSHIFT(BITAND([.A116];16);1);BITOR(BITRSHIFT(BITAND([.A116];32);3);BITOR(BITRSHIFT(BITAND([.A116];64);5);BITRSHIFT(BITAND([.A116];128);7))))))))" office:value-type="float" office:value="78" calcext:value-type="float">
            <text:p>78</text:p>
          </table:table-cell>
          <table:table-cell table:formula="of:=CONCATENATE([.O116];&quot;,&quot;)" office:value-type="string" office:string-value="78," calcext:value-type="string">
            <text:p>78,</text:p>
          </table:table-cell>
          <table:table-cell/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0x4A,</text:p>
          </table:table-cell>
          <table:table-cell table:style-name="ce2" office:value-type="string" calcext:value-type="string">
            <text:p>0x69,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7])" office:value-type="string" office:string-value="73" calcext:value-type="string">
            <text:p>73</text:p>
          </table:table-cell>
          <table:table-cell table:style-name="ce1" table:formula="of:=BITAND([.A117]; 248)" office:value-type="float" office:value="112" calcext:value-type="float">
            <text:p>112</text:p>
          </table:table-cell>
          <table:table-cell table:style-name="ce1" table:formula="of:=BITRSHIFT([.A117]; 5)" office:value-type="float" office:value="3" calcext:value-type="float">
            <text:p>3</text:p>
          </table:table-cell>
          <table:table-cell table:style-name="ce1" table:formula="of:=BITAND(BITLSHIFT([.A117]; 3); 224)" office:value-type="float" office:value="128" calcext:value-type="float">
            <text:p>128</text:p>
          </table:table-cell>
          <table:table-cell table:style-name="ce1" table:formula="of:=BITAND(BITRSHIFT([.A117]; 3); 31)" office:value-type="float" office:value="14" calcext:value-type="float">
            <text:p>14</text:p>
          </table:table-cell>
          <table:table-cell table:style-name="ce1" table:formula="of:=BITOR([.C117];[.D117])" office:value-type="float" office:value="115" calcext:value-type="float">
            <text:p>115</text:p>
          </table:table-cell>
          <table:table-cell table:style-name="ce1" table:formula="of:=BITOR([.E117];[.F117])" office:value-type="float" office:value="142" calcext:value-type="float">
            <text:p>142</text:p>
          </table:table-cell>
          <table:table-cell table:style-name="ce2" table:formula="of:=CONCATENATE(&quot;0x&quot;;DEC2HEX([.G117];2);DEC2HEX([.H117];2))" office:value-type="string" office:string-value="0x738E" calcext:value-type="string">
            <text:p>0x738E</text:p>
          </table:table-cell>
          <table:table-cell table:style-name="ce2" table:formula="of:=CONCATENATE(&quot;0x&quot;;DEC2HEX([.H117];2);DEC2HEX([.G117];2))" office:value-type="string" office:string-value="0x8E73" calcext:value-type="string">
            <text:p>0x8E73</text:p>
          </table:table-cell>
          <table:table-cell table:formula="of:=CONCATENATE(&quot;case &quot;;[.A117];&quot;: return &quot;;[.I117];&quot;;&quot;)" office:value-type="string" office:string-value="case 115: return 0x738E;" calcext:value-type="string">
            <text:p>case 115: return 0x738E;</text:p>
          </table:table-cell>
          <table:table-cell table:formula="of:=CONCATENATE([.I117];&quot;,&quot;)" office:value-type="string" office:string-value="0x738E," calcext:value-type="string">
            <text:p>0x738E,</text:p>
          </table:table-cell>
          <table:table-cell table:style-name="ce2" table:formula="of:=CONCATENATE(&quot;0x&quot;;DEC2HEX([.G117];2);&quot;,&quot;)" office:value-type="string" office:string-value="0x73," calcext:value-type="string">
            <text:p>0x73,</text:p>
          </table:table-cell>
          <table:table-cell table:style-name="ce2" table:formula="of:=CONCATENATE(&quot;0x&quot;;DEC2HEX([.H117];2);&quot;,&quot;)" office:value-type="string" office:string-value="0x8E," calcext:value-type="string">
            <text:p>0x8E,</text:p>
          </table:table-cell>
          <table:table-cell table:formula="of:=BITOR(BITLSHIFT(BITAND([.A117];1);7);BITOR(BITLSHIFT(BITAND([.A117];2);5);BITOR(BITLSHIFT(BITAND([.A117];4);3);BITOR(BITLSHIFT(BITAND([.A117];8);1);BITOR(BITRSHIFT(BITAND([.A117];16);1);BITOR(BITRSHIFT(BITAND([.A117];32);3);BITOR(BITRSHIFT(BITAND([.A117];64);5);BITRSHIFT(BITAND([.A117];128);7))))))))" office:value-type="float" office:value="206" calcext:value-type="float">
            <text:p>206</text:p>
          </table:table-cell>
          <table:table-cell table:formula="of:=CONCATENATE([.O117];&quot;,&quot;)" office:value-type="string" office:string-value="206," calcext:value-type="string">
            <text:p>206,</text:p>
          </table:table-cell>
          <table:table-cell/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0xCE,</text:p>
          </table:table-cell>
          <table:table-cell table:style-name="ce2" office:value-type="string" calcext:value-type="string">
            <text:p>0x79,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8])" office:value-type="string" office:string-value="74" calcext:value-type="string">
            <text:p>74</text:p>
          </table:table-cell>
          <table:table-cell table:style-name="ce1" table:formula="of:=BITAND([.A118]; 248)" office:value-type="float" office:value="112" calcext:value-type="float">
            <text:p>112</text:p>
          </table:table-cell>
          <table:table-cell table:style-name="ce1" table:formula="of:=BITRSHIFT([.A118]; 5)" office:value-type="float" office:value="3" calcext:value-type="float">
            <text:p>3</text:p>
          </table:table-cell>
          <table:table-cell table:style-name="ce1" table:formula="of:=BITAND(BITLSHIFT([.A118]; 3); 224)" office:value-type="float" office:value="160" calcext:value-type="float">
            <text:p>160</text:p>
          </table:table-cell>
          <table:table-cell table:style-name="ce1" table:formula="of:=BITAND(BITRSHIFT([.A118]; 3); 31)" office:value-type="float" office:value="14" calcext:value-type="float">
            <text:p>14</text:p>
          </table:table-cell>
          <table:table-cell table:style-name="ce1" table:formula="of:=BITOR([.C118];[.D118])" office:value-type="float" office:value="115" calcext:value-type="float">
            <text:p>115</text:p>
          </table:table-cell>
          <table:table-cell table:style-name="ce1" table:formula="of:=BITOR([.E118];[.F118])" office:value-type="float" office:value="174" calcext:value-type="float">
            <text:p>174</text:p>
          </table:table-cell>
          <table:table-cell table:style-name="ce2" table:formula="of:=CONCATENATE(&quot;0x&quot;;DEC2HEX([.G118];2);DEC2HEX([.H118];2))" office:value-type="string" office:string-value="0x73AE" calcext:value-type="string">
            <text:p>0x73AE</text:p>
          </table:table-cell>
          <table:table-cell table:style-name="ce2" table:formula="of:=CONCATENATE(&quot;0x&quot;;DEC2HEX([.H118];2);DEC2HEX([.G118];2))" office:value-type="string" office:string-value="0xAE73" calcext:value-type="string">
            <text:p>0xAE73</text:p>
          </table:table-cell>
          <table:table-cell table:formula="of:=CONCATENATE(&quot;case &quot;;[.A118];&quot;: return &quot;;[.I118];&quot;;&quot;)" office:value-type="string" office:string-value="case 116: return 0x73AE;" calcext:value-type="string">
            <text:p>case 116: return 0x73AE;</text:p>
          </table:table-cell>
          <table:table-cell table:formula="of:=CONCATENATE([.I118];&quot;,&quot;)" office:value-type="string" office:string-value="0x73AE," calcext:value-type="string">
            <text:p>0x73AE,</text:p>
          </table:table-cell>
          <table:table-cell table:style-name="ce2" table:formula="of:=CONCATENATE(&quot;0x&quot;;DEC2HEX([.G118];2);&quot;,&quot;)" office:value-type="string" office:string-value="0x73," calcext:value-type="string">
            <text:p>0x73,</text:p>
          </table:table-cell>
          <table:table-cell table:style-name="ce2" table:formula="of:=CONCATENATE(&quot;0x&quot;;DEC2HEX([.H118];2);&quot;,&quot;)" office:value-type="string" office:string-value="0xAE," calcext:value-type="string">
            <text:p>0xAE,</text:p>
          </table:table-cell>
          <table:table-cell table:formula="of:=BITOR(BITLSHIFT(BITAND([.A118];1);7);BITOR(BITLSHIFT(BITAND([.A118];2);5);BITOR(BITLSHIFT(BITAND([.A118];4);3);BITOR(BITLSHIFT(BITAND([.A118];8);1);BITOR(BITRSHIFT(BITAND([.A118];16);1);BITOR(BITRSHIFT(BITAND([.A118];32);3);BITOR(BITRSHIFT(BITAND([.A118];64);5);BITRSHIFT(BITAND([.A118];128);7))))))))" office:value-type="float" office:value="46" calcext:value-type="float">
            <text:p>46</text:p>
          </table:table-cell>
          <table:table-cell table:formula="of:=CONCATENATE([.O118];&quot;,&quot;)" office:value-type="string" office:string-value="46," calcext:value-type="string">
            <text:p>46,</text:p>
          </table:table-cell>
          <table:table-cell/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0x29,</text:p>
          </table:table-cell>
          <table:table-cell table:style-name="ce2" office:value-type="string" calcext:value-type="string">
            <text:p>0x65,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9])" office:value-type="string" office:string-value="75" calcext:value-type="string">
            <text:p>75</text:p>
          </table:table-cell>
          <table:table-cell table:style-name="ce1" table:formula="of:=BITAND([.A119]; 248)" office:value-type="float" office:value="112" calcext:value-type="float">
            <text:p>112</text:p>
          </table:table-cell>
          <table:table-cell table:style-name="ce1" table:formula="of:=BITRSHIFT([.A119]; 5)" office:value-type="float" office:value="3" calcext:value-type="float">
            <text:p>3</text:p>
          </table:table-cell>
          <table:table-cell table:style-name="ce1" table:formula="of:=BITAND(BITLSHIFT([.A119]; 3); 224)" office:value-type="float" office:value="160" calcext:value-type="float">
            <text:p>160</text:p>
          </table:table-cell>
          <table:table-cell table:style-name="ce1" table:formula="of:=BITAND(BITRSHIFT([.A119]; 3); 31)" office:value-type="float" office:value="14" calcext:value-type="float">
            <text:p>14</text:p>
          </table:table-cell>
          <table:table-cell table:style-name="ce1" table:formula="of:=BITOR([.C119];[.D119])" office:value-type="float" office:value="115" calcext:value-type="float">
            <text:p>115</text:p>
          </table:table-cell>
          <table:table-cell table:style-name="ce1" table:formula="of:=BITOR([.E119];[.F119])" office:value-type="float" office:value="174" calcext:value-type="float">
            <text:p>174</text:p>
          </table:table-cell>
          <table:table-cell table:style-name="ce2" table:formula="of:=CONCATENATE(&quot;0x&quot;;DEC2HEX([.G119];2);DEC2HEX([.H119];2))" office:value-type="string" office:string-value="0x73AE" calcext:value-type="string">
            <text:p>0x73AE</text:p>
          </table:table-cell>
          <table:table-cell table:style-name="ce2" table:formula="of:=CONCATENATE(&quot;0x&quot;;DEC2HEX([.H119];2);DEC2HEX([.G119];2))" office:value-type="string" office:string-value="0xAE73" calcext:value-type="string">
            <text:p>0xAE73</text:p>
          </table:table-cell>
          <table:table-cell table:formula="of:=CONCATENATE(&quot;case &quot;;[.A119];&quot;: return &quot;;[.I119];&quot;;&quot;)" office:value-type="string" office:string-value="case 117: return 0x73AE;" calcext:value-type="string">
            <text:p>case 117: return 0x73AE;</text:p>
          </table:table-cell>
          <table:table-cell table:formula="of:=CONCATENATE([.I119];&quot;,&quot;)" office:value-type="string" office:string-value="0x73AE," calcext:value-type="string">
            <text:p>0x73AE,</text:p>
          </table:table-cell>
          <table:table-cell table:style-name="ce2" table:formula="of:=CONCATENATE(&quot;0x&quot;;DEC2HEX([.G119];2);&quot;,&quot;)" office:value-type="string" office:string-value="0x73," calcext:value-type="string">
            <text:p>0x73,</text:p>
          </table:table-cell>
          <table:table-cell table:style-name="ce2" table:formula="of:=CONCATENATE(&quot;0x&quot;;DEC2HEX([.H119];2);&quot;,&quot;)" office:value-type="string" office:string-value="0xAE," calcext:value-type="string">
            <text:p>0xAE,</text:p>
          </table:table-cell>
          <table:table-cell table:formula="of:=BITOR(BITLSHIFT(BITAND([.A119];1);7);BITOR(BITLSHIFT(BITAND([.A119];2);5);BITOR(BITLSHIFT(BITAND([.A119];4);3);BITOR(BITLSHIFT(BITAND([.A119];8);1);BITOR(BITRSHIFT(BITAND([.A119];16);1);BITOR(BITRSHIFT(BITAND([.A119];32);3);BITOR(BITRSHIFT(BITAND([.A119];64);5);BITRSHIFT(BITAND([.A119];128);7))))))))" office:value-type="float" office:value="174" calcext:value-type="float">
            <text:p>174</text:p>
          </table:table-cell>
          <table:table-cell table:formula="of:=CONCATENATE([.O119];&quot;,&quot;)" office:value-type="string" office:string-value="174," calcext:value-type="string">
            <text:p>174,</text:p>
          </table:table-cell>
          <table:table-cell/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0xAD,</text:p>
          </table:table-cell>
          <table:table-cell table:style-name="ce2" office:value-type="string" calcext:value-type="string">
            <text:p>0x75,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20])" office:value-type="string" office:string-value="76" calcext:value-type="string">
            <text:p>76</text:p>
          </table:table-cell>
          <table:table-cell table:style-name="ce1" table:formula="of:=BITAND([.A120]; 248)" office:value-type="float" office:value="112" calcext:value-type="float">
            <text:p>112</text:p>
          </table:table-cell>
          <table:table-cell table:style-name="ce1" table:formula="of:=BITRSHIFT([.A120]; 5)" office:value-type="float" office:value="3" calcext:value-type="float">
            <text:p>3</text:p>
          </table:table-cell>
          <table:table-cell table:style-name="ce1" table:formula="of:=BITAND(BITLSHIFT([.A120]; 3); 224)" office:value-type="float" office:value="160" calcext:value-type="float">
            <text:p>160</text:p>
          </table:table-cell>
          <table:table-cell table:style-name="ce1" table:formula="of:=BITAND(BITRSHIFT([.A120]; 3); 31)" office:value-type="float" office:value="14" calcext:value-type="float">
            <text:p>14</text:p>
          </table:table-cell>
          <table:table-cell table:style-name="ce1" table:formula="of:=BITOR([.C120];[.D120])" office:value-type="float" office:value="115" calcext:value-type="float">
            <text:p>115</text:p>
          </table:table-cell>
          <table:table-cell table:style-name="ce1" table:formula="of:=BITOR([.E120];[.F120])" office:value-type="float" office:value="174" calcext:value-type="float">
            <text:p>174</text:p>
          </table:table-cell>
          <table:table-cell table:style-name="ce2" table:formula="of:=CONCATENATE(&quot;0x&quot;;DEC2HEX([.G120];2);DEC2HEX([.H120];2))" office:value-type="string" office:string-value="0x73AE" calcext:value-type="string">
            <text:p>0x73AE</text:p>
          </table:table-cell>
          <table:table-cell table:style-name="ce2" table:formula="of:=CONCATENATE(&quot;0x&quot;;DEC2HEX([.H120];2);DEC2HEX([.G120];2))" office:value-type="string" office:string-value="0xAE73" calcext:value-type="string">
            <text:p>0xAE73</text:p>
          </table:table-cell>
          <table:table-cell table:formula="of:=CONCATENATE(&quot;case &quot;;[.A120];&quot;: return &quot;;[.I120];&quot;;&quot;)" office:value-type="string" office:string-value="case 118: return 0x73AE;" calcext:value-type="string">
            <text:p>case 118: return 0x73AE;</text:p>
          </table:table-cell>
          <table:table-cell table:formula="of:=CONCATENATE([.I120];&quot;,&quot;)" office:value-type="string" office:string-value="0x73AE," calcext:value-type="string">
            <text:p>0x73AE,</text:p>
          </table:table-cell>
          <table:table-cell table:style-name="ce2" table:formula="of:=CONCATENATE(&quot;0x&quot;;DEC2HEX([.G120];2);&quot;,&quot;)" office:value-type="string" office:string-value="0x73," calcext:value-type="string">
            <text:p>0x73,</text:p>
          </table:table-cell>
          <table:table-cell table:style-name="ce2" table:formula="of:=CONCATENATE(&quot;0x&quot;;DEC2HEX([.H120];2);&quot;,&quot;)" office:value-type="string" office:string-value="0xAE," calcext:value-type="string">
            <text:p>0xAE,</text:p>
          </table:table-cell>
          <table:table-cell table:formula="of:=BITOR(BITLSHIFT(BITAND([.A120];1);7);BITOR(BITLSHIFT(BITAND([.A120];2);5);BITOR(BITLSHIFT(BITAND([.A120];4);3);BITOR(BITLSHIFT(BITAND([.A120];8);1);BITOR(BITRSHIFT(BITAND([.A120];16);1);BITOR(BITRSHIFT(BITAND([.A120];32);3);BITOR(BITRSHIFT(BITAND([.A120];64);5);BITRSHIFT(BITAND([.A120];128);7))))))))" office:value-type="float" office:value="110" calcext:value-type="float">
            <text:p>110</text:p>
          </table:table-cell>
          <table:table-cell table:formula="of:=CONCATENATE([.O120];&quot;,&quot;)" office:value-type="string" office:string-value="110," calcext:value-type="string">
            <text:p>110,</text:p>
          </table:table-cell>
          <table:table-cell/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0x6B,</text:p>
          </table:table-cell>
          <table:table-cell table:style-name="ce2" office:value-type="string" calcext:value-type="string">
            <text:p>0x6D,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1])" office:value-type="string" office:string-value="77" calcext:value-type="string">
            <text:p>77</text:p>
          </table:table-cell>
          <table:table-cell table:style-name="ce1" table:formula="of:=BITAND([.A121]; 248)" office:value-type="float" office:value="112" calcext:value-type="float">
            <text:p>112</text:p>
          </table:table-cell>
          <table:table-cell table:style-name="ce1" table:formula="of:=BITRSHIFT([.A121]; 5)" office:value-type="float" office:value="3" calcext:value-type="float">
            <text:p>3</text:p>
          </table:table-cell>
          <table:table-cell table:style-name="ce1" table:formula="of:=BITAND(BITLSHIFT([.A121]; 3); 224)" office:value-type="float" office:value="160" calcext:value-type="float">
            <text:p>160</text:p>
          </table:table-cell>
          <table:table-cell table:style-name="ce1" table:formula="of:=BITAND(BITRSHIFT([.A121]; 3); 31)" office:value-type="float" office:value="14" calcext:value-type="float">
            <text:p>14</text:p>
          </table:table-cell>
          <table:table-cell table:style-name="ce1" table:formula="of:=BITOR([.C121];[.D121])" office:value-type="float" office:value="115" calcext:value-type="float">
            <text:p>115</text:p>
          </table:table-cell>
          <table:table-cell table:style-name="ce1" table:formula="of:=BITOR([.E121];[.F121])" office:value-type="float" office:value="174" calcext:value-type="float">
            <text:p>174</text:p>
          </table:table-cell>
          <table:table-cell table:style-name="ce2" table:formula="of:=CONCATENATE(&quot;0x&quot;;DEC2HEX([.G121];2);DEC2HEX([.H121];2))" office:value-type="string" office:string-value="0x73AE" calcext:value-type="string">
            <text:p>0x73AE</text:p>
          </table:table-cell>
          <table:table-cell table:style-name="ce2" table:formula="of:=CONCATENATE(&quot;0x&quot;;DEC2HEX([.H121];2);DEC2HEX([.G121];2))" office:value-type="string" office:string-value="0xAE73" calcext:value-type="string">
            <text:p>0xAE73</text:p>
          </table:table-cell>
          <table:table-cell table:formula="of:=CONCATENATE(&quot;case &quot;;[.A121];&quot;: return &quot;;[.I121];&quot;;&quot;)" office:value-type="string" office:string-value="case 119: return 0x73AE;" calcext:value-type="string">
            <text:p>case 119: return 0x73AE;</text:p>
          </table:table-cell>
          <table:table-cell table:formula="of:=CONCATENATE([.I121];&quot;,&quot;)" office:value-type="string" office:string-value="0x73AE," calcext:value-type="string">
            <text:p>0x73AE,</text:p>
          </table:table-cell>
          <table:table-cell table:style-name="ce2" table:formula="of:=CONCATENATE(&quot;0x&quot;;DEC2HEX([.G121];2);&quot;,&quot;)" office:value-type="string" office:string-value="0x73," calcext:value-type="string">
            <text:p>0x73,</text:p>
          </table:table-cell>
          <table:table-cell table:style-name="ce2" table:formula="of:=CONCATENATE(&quot;0x&quot;;DEC2HEX([.H121];2);&quot;,&quot;)" office:value-type="string" office:string-value="0xAE," calcext:value-type="string">
            <text:p>0xAE,</text:p>
          </table:table-cell>
          <table:table-cell table:formula="of:=BITOR(BITLSHIFT(BITAND([.A121];1);7);BITOR(BITLSHIFT(BITAND([.A121];2);5);BITOR(BITLSHIFT(BITAND([.A121];4);3);BITOR(BITLSHIFT(BITAND([.A121];8);1);BITOR(BITRSHIFT(BITAND([.A121];16);1);BITOR(BITRSHIFT(BITAND([.A121];32);3);BITOR(BITRSHIFT(BITAND([.A121];64);5);BITRSHIFT(BITAND([.A121];128);7))))))))" office:value-type="float" office:value="238" calcext:value-type="float">
            <text:p>238</text:p>
          </table:table-cell>
          <table:table-cell table:formula="of:=CONCATENATE([.O121];&quot;,&quot;)" office:value-type="string" office:string-value="238," calcext:value-type="string">
            <text:p>238,</text:p>
          </table:table-cell>
          <table:table-cell/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0xEF,</text:p>
          </table:table-cell>
          <table:table-cell table:style-name="ce2" office:value-type="string" calcext:value-type="string">
            <text:p>0x7D,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2])" office:value-type="string" office:string-value="78" calcext:value-type="string">
            <text:p>78</text:p>
          </table:table-cell>
          <table:table-cell table:style-name="ce1" table:formula="of:=BITAND([.A122]; 248)" office:value-type="float" office:value="120" calcext:value-type="float">
            <text:p>120</text:p>
          </table:table-cell>
          <table:table-cell table:style-name="ce1" table:formula="of:=BITRSHIFT([.A122]; 5)" office:value-type="float" office:value="3" calcext:value-type="float">
            <text:p>3</text:p>
          </table:table-cell>
          <table:table-cell table:style-name="ce1" table:formula="of:=BITAND(BITLSHIFT([.A122]; 3); 224)" office:value-type="float" office:value="192" calcext:value-type="float">
            <text:p>192</text:p>
          </table:table-cell>
          <table:table-cell table:style-name="ce1" table:formula="of:=BITAND(BITRSHIFT([.A122]; 3); 31)" office:value-type="float" office:value="15" calcext:value-type="float">
            <text:p>15</text:p>
          </table:table-cell>
          <table:table-cell table:style-name="ce1" table:formula="of:=BITOR([.C122];[.D122])" office:value-type="float" office:value="123" calcext:value-type="float">
            <text:p>123</text:p>
          </table:table-cell>
          <table:table-cell table:style-name="ce1" table:formula="of:=BITOR([.E122];[.F122])" office:value-type="float" office:value="207" calcext:value-type="float">
            <text:p>207</text:p>
          </table:table-cell>
          <table:table-cell table:style-name="ce2" table:formula="of:=CONCATENATE(&quot;0x&quot;;DEC2HEX([.G122];2);DEC2HEX([.H122];2))" office:value-type="string" office:string-value="0x7BCF" calcext:value-type="string">
            <text:p>0x7BCF</text:p>
          </table:table-cell>
          <table:table-cell table:style-name="ce2" table:formula="of:=CONCATENATE(&quot;0x&quot;;DEC2HEX([.H122];2);DEC2HEX([.G122];2))" office:value-type="string" office:string-value="0xCF7B" calcext:value-type="string">
            <text:p>0xCF7B</text:p>
          </table:table-cell>
          <table:table-cell table:formula="of:=CONCATENATE(&quot;case &quot;;[.A122];&quot;: return &quot;;[.I122];&quot;;&quot;)" office:value-type="string" office:string-value="case 120: return 0x7BCF;" calcext:value-type="string">
            <text:p>case 120: return 0x7BCF;</text:p>
          </table:table-cell>
          <table:table-cell table:formula="of:=CONCATENATE([.I122];&quot;,&quot;)" office:value-type="string" office:string-value="0x7BCF," calcext:value-type="string">
            <text:p>0x7BCF,</text:p>
          </table:table-cell>
          <table:table-cell table:style-name="ce2" table:formula="of:=CONCATENATE(&quot;0x&quot;;DEC2HEX([.G122];2);&quot;,&quot;)" office:value-type="string" office:string-value="0x7B," calcext:value-type="string">
            <text:p>0x7B,</text:p>
          </table:table-cell>
          <table:table-cell table:style-name="ce2" table:formula="of:=CONCATENATE(&quot;0x&quot;;DEC2HEX([.H122];2);&quot;,&quot;)" office:value-type="string" office:string-value="0xCF," calcext:value-type="string">
            <text:p>0xCF,</text:p>
          </table:table-cell>
          <table:table-cell table:formula="of:=BITOR(BITLSHIFT(BITAND([.A122];1);7);BITOR(BITLSHIFT(BITAND([.A122];2);5);BITOR(BITLSHIFT(BITAND([.A122];4);3);BITOR(BITLSHIFT(BITAND([.A122];8);1);BITOR(BITRSHIFT(BITAND([.A122];16);1);BITOR(BITRSHIFT(BITAND([.A122];32);3);BITOR(BITRSHIFT(BITAND([.A122];64);5);BITRSHIFT(BITAND([.A122];128);7))))))))" office:value-type="float" office:value="30" calcext:value-type="float">
            <text:p>30</text:p>
          </table:table-cell>
          <table:table-cell table:formula="of:=CONCATENATE([.O122];&quot;,&quot;)" office:value-type="string" office:string-value="30," calcext:value-type="string">
            <text:p>30,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0x18,</text:p>
          </table:table-cell>
          <table:table-cell table:style-name="ce2" office:value-type="string" calcext:value-type="string">
            <text:p>0xE3,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3])" office:value-type="string" office:string-value="79" calcext:value-type="string">
            <text:p>79</text:p>
          </table:table-cell>
          <table:table-cell table:style-name="ce1" table:formula="of:=BITAND([.A123]; 248)" office:value-type="float" office:value="120" calcext:value-type="float">
            <text:p>120</text:p>
          </table:table-cell>
          <table:table-cell table:style-name="ce1" table:formula="of:=BITRSHIFT([.A123]; 5)" office:value-type="float" office:value="3" calcext:value-type="float">
            <text:p>3</text:p>
          </table:table-cell>
          <table:table-cell table:style-name="ce1" table:formula="of:=BITAND(BITLSHIFT([.A123]; 3); 224)" office:value-type="float" office:value="192" calcext:value-type="float">
            <text:p>192</text:p>
          </table:table-cell>
          <table:table-cell table:style-name="ce1" table:formula="of:=BITAND(BITRSHIFT([.A123]; 3); 31)" office:value-type="float" office:value="15" calcext:value-type="float">
            <text:p>15</text:p>
          </table:table-cell>
          <table:table-cell table:style-name="ce1" table:formula="of:=BITOR([.C123];[.D123])" office:value-type="float" office:value="123" calcext:value-type="float">
            <text:p>123</text:p>
          </table:table-cell>
          <table:table-cell table:style-name="ce1" table:formula="of:=BITOR([.E123];[.F123])" office:value-type="float" office:value="207" calcext:value-type="float">
            <text:p>207</text:p>
          </table:table-cell>
          <table:table-cell table:style-name="ce2" table:formula="of:=CONCATENATE(&quot;0x&quot;;DEC2HEX([.G123];2);DEC2HEX([.H123];2))" office:value-type="string" office:string-value="0x7BCF" calcext:value-type="string">
            <text:p>0x7BCF</text:p>
          </table:table-cell>
          <table:table-cell table:style-name="ce2" table:formula="of:=CONCATENATE(&quot;0x&quot;;DEC2HEX([.H123];2);DEC2HEX([.G123];2))" office:value-type="string" office:string-value="0xCF7B" calcext:value-type="string">
            <text:p>0xCF7B</text:p>
          </table:table-cell>
          <table:table-cell table:formula="of:=CONCATENATE(&quot;case &quot;;[.A123];&quot;: return &quot;;[.I123];&quot;;&quot;)" office:value-type="string" office:string-value="case 121: return 0x7BCF;" calcext:value-type="string">
            <text:p>case 121: return 0x7BCF;</text:p>
          </table:table-cell>
          <table:table-cell table:formula="of:=CONCATENATE([.I123];&quot;,&quot;)" office:value-type="string" office:string-value="0x7BCF," calcext:value-type="string">
            <text:p>0x7BCF,</text:p>
          </table:table-cell>
          <table:table-cell table:style-name="ce2" table:formula="of:=CONCATENATE(&quot;0x&quot;;DEC2HEX([.G123];2);&quot;,&quot;)" office:value-type="string" office:string-value="0x7B," calcext:value-type="string">
            <text:p>0x7B,</text:p>
          </table:table-cell>
          <table:table-cell table:style-name="ce2" table:formula="of:=CONCATENATE(&quot;0x&quot;;DEC2HEX([.H123];2);&quot;,&quot;)" office:value-type="string" office:string-value="0xCF," calcext:value-type="string">
            <text:p>0xCF,</text:p>
          </table:table-cell>
          <table:table-cell table:formula="of:=BITOR(BITLSHIFT(BITAND([.A123];1);7);BITOR(BITLSHIFT(BITAND([.A123];2);5);BITOR(BITLSHIFT(BITAND([.A123];4);3);BITOR(BITLSHIFT(BITAND([.A123];8);1);BITOR(BITRSHIFT(BITAND([.A123];16);1);BITOR(BITRSHIFT(BITAND([.A123];32);3);BITOR(BITRSHIFT(BITAND([.A123];64);5);BITRSHIFT(BITAND([.A123];128);7))))))))" office:value-type="float" office:value="158" calcext:value-type="float">
            <text:p>158</text:p>
          </table:table-cell>
          <table:table-cell table:formula="of:=CONCATENATE([.O123];&quot;,&quot;)" office:value-type="string" office:string-value="158," calcext:value-type="string">
            <text:p>158,</text:p>
          </table:table-cell>
          <table:table-cell/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0x9C,</text:p>
          </table:table-cell>
          <table:table-cell table:style-name="ce2" office:value-type="string" calcext:value-type="string">
            <text:p>0xF3,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4])" office:value-type="string" office:string-value="7A" calcext:value-type="string">
            <text:p>7A</text:p>
          </table:table-cell>
          <table:table-cell table:style-name="ce1" table:formula="of:=BITAND([.A124]; 248)" office:value-type="float" office:value="120" calcext:value-type="float">
            <text:p>120</text:p>
          </table:table-cell>
          <table:table-cell table:style-name="ce1" table:formula="of:=BITRSHIFT([.A124]; 5)" office:value-type="float" office:value="3" calcext:value-type="float">
            <text:p>3</text:p>
          </table:table-cell>
          <table:table-cell table:style-name="ce1" table:formula="of:=BITAND(BITLSHIFT([.A124]; 3); 224)" office:value-type="float" office:value="192" calcext:value-type="float">
            <text:p>192</text:p>
          </table:table-cell>
          <table:table-cell table:style-name="ce1" table:formula="of:=BITAND(BITRSHIFT([.A124]; 3); 31)" office:value-type="float" office:value="15" calcext:value-type="float">
            <text:p>15</text:p>
          </table:table-cell>
          <table:table-cell table:style-name="ce1" table:formula="of:=BITOR([.C124];[.D124])" office:value-type="float" office:value="123" calcext:value-type="float">
            <text:p>123</text:p>
          </table:table-cell>
          <table:table-cell table:style-name="ce1" table:formula="of:=BITOR([.E124];[.F124])" office:value-type="float" office:value="207" calcext:value-type="float">
            <text:p>207</text:p>
          </table:table-cell>
          <table:table-cell table:style-name="ce2" table:formula="of:=CONCATENATE(&quot;0x&quot;;DEC2HEX([.G124];2);DEC2HEX([.H124];2))" office:value-type="string" office:string-value="0x7BCF" calcext:value-type="string">
            <text:p>0x7BCF</text:p>
          </table:table-cell>
          <table:table-cell table:style-name="ce2" table:formula="of:=CONCATENATE(&quot;0x&quot;;DEC2HEX([.H124];2);DEC2HEX([.G124];2))" office:value-type="string" office:string-value="0xCF7B" calcext:value-type="string">
            <text:p>0xCF7B</text:p>
          </table:table-cell>
          <table:table-cell table:formula="of:=CONCATENATE(&quot;case &quot;;[.A124];&quot;: return &quot;;[.I124];&quot;;&quot;)" office:value-type="string" office:string-value="case 122: return 0x7BCF;" calcext:value-type="string">
            <text:p>case 122: return 0x7BCF;</text:p>
          </table:table-cell>
          <table:table-cell table:formula="of:=CONCATENATE([.I124];&quot;,&quot;)" office:value-type="string" office:string-value="0x7BCF," calcext:value-type="string">
            <text:p>0x7BCF,</text:p>
          </table:table-cell>
          <table:table-cell table:style-name="ce2" table:formula="of:=CONCATENATE(&quot;0x&quot;;DEC2HEX([.G124];2);&quot;,&quot;)" office:value-type="string" office:string-value="0x7B," calcext:value-type="string">
            <text:p>0x7B,</text:p>
          </table:table-cell>
          <table:table-cell table:style-name="ce2" table:formula="of:=CONCATENATE(&quot;0x&quot;;DEC2HEX([.H124];2);&quot;,&quot;)" office:value-type="string" office:string-value="0xCF," calcext:value-type="string">
            <text:p>0xCF,</text:p>
          </table:table-cell>
          <table:table-cell table:formula="of:=BITOR(BITLSHIFT(BITAND([.A124];1);7);BITOR(BITLSHIFT(BITAND([.A124];2);5);BITOR(BITLSHIFT(BITAND([.A124];4);3);BITOR(BITLSHIFT(BITAND([.A124];8);1);BITOR(BITRSHIFT(BITAND([.A124];16);1);BITOR(BITRSHIFT(BITAND([.A124];32);3);BITOR(BITRSHIFT(BITAND([.A124];64);5);BITRSHIFT(BITAND([.A124];128);7))))))))" office:value-type="float" office:value="94" calcext:value-type="float">
            <text:p>94</text:p>
          </table:table-cell>
          <table:table-cell table:formula="of:=CONCATENATE([.O124];&quot;,&quot;)" office:value-type="string" office:string-value="94," calcext:value-type="string">
            <text:p>94,</text:p>
          </table:table-cell>
          <table:table-cell/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0x5A,</text:p>
          </table:table-cell>
          <table:table-cell table:style-name="ce2" office:value-type="string" calcext:value-type="string">
            <text:p>0xEB,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5])" office:value-type="string" office:string-value="7B" calcext:value-type="string">
            <text:p>7B</text:p>
          </table:table-cell>
          <table:table-cell table:style-name="ce1" table:formula="of:=BITAND([.A125]; 248)" office:value-type="float" office:value="120" calcext:value-type="float">
            <text:p>120</text:p>
          </table:table-cell>
          <table:table-cell table:style-name="ce1" table:formula="of:=BITRSHIFT([.A125]; 5)" office:value-type="float" office:value="3" calcext:value-type="float">
            <text:p>3</text:p>
          </table:table-cell>
          <table:table-cell table:style-name="ce1" table:formula="of:=BITAND(BITLSHIFT([.A125]; 3); 224)" office:value-type="float" office:value="192" calcext:value-type="float">
            <text:p>192</text:p>
          </table:table-cell>
          <table:table-cell table:style-name="ce1" table:formula="of:=BITAND(BITRSHIFT([.A125]; 3); 31)" office:value-type="float" office:value="15" calcext:value-type="float">
            <text:p>15</text:p>
          </table:table-cell>
          <table:table-cell table:style-name="ce1" table:formula="of:=BITOR([.C125];[.D125])" office:value-type="float" office:value="123" calcext:value-type="float">
            <text:p>123</text:p>
          </table:table-cell>
          <table:table-cell table:style-name="ce1" table:formula="of:=BITOR([.E125];[.F125])" office:value-type="float" office:value="207" calcext:value-type="float">
            <text:p>207</text:p>
          </table:table-cell>
          <table:table-cell table:style-name="ce2" table:formula="of:=CONCATENATE(&quot;0x&quot;;DEC2HEX([.G125];2);DEC2HEX([.H125];2))" office:value-type="string" office:string-value="0x7BCF" calcext:value-type="string">
            <text:p>0x7BCF</text:p>
          </table:table-cell>
          <table:table-cell table:style-name="ce2" table:formula="of:=CONCATENATE(&quot;0x&quot;;DEC2HEX([.H125];2);DEC2HEX([.G125];2))" office:value-type="string" office:string-value="0xCF7B" calcext:value-type="string">
            <text:p>0xCF7B</text:p>
          </table:table-cell>
          <table:table-cell table:formula="of:=CONCATENATE(&quot;case &quot;;[.A125];&quot;: return &quot;;[.I125];&quot;;&quot;)" office:value-type="string" office:string-value="case 123: return 0x7BCF;" calcext:value-type="string">
            <text:p>case 123: return 0x7BCF;</text:p>
          </table:table-cell>
          <table:table-cell table:formula="of:=CONCATENATE([.I125];&quot;,&quot;)" office:value-type="string" office:string-value="0x7BCF," calcext:value-type="string">
            <text:p>0x7BCF,</text:p>
          </table:table-cell>
          <table:table-cell table:style-name="ce2" table:formula="of:=CONCATENATE(&quot;0x&quot;;DEC2HEX([.G125];2);&quot;,&quot;)" office:value-type="string" office:string-value="0x7B," calcext:value-type="string">
            <text:p>0x7B,</text:p>
          </table:table-cell>
          <table:table-cell table:style-name="ce2" table:formula="of:=CONCATENATE(&quot;0x&quot;;DEC2HEX([.H125];2);&quot;,&quot;)" office:value-type="string" office:string-value="0xCF," calcext:value-type="string">
            <text:p>0xCF,</text:p>
          </table:table-cell>
          <table:table-cell table:formula="of:=BITOR(BITLSHIFT(BITAND([.A125];1);7);BITOR(BITLSHIFT(BITAND([.A125];2);5);BITOR(BITLSHIFT(BITAND([.A125];4);3);BITOR(BITLSHIFT(BITAND([.A125];8);1);BITOR(BITRSHIFT(BITAND([.A125];16);1);BITOR(BITRSHIFT(BITAND([.A125];32);3);BITOR(BITRSHIFT(BITAND([.A125];64);5);BITRSHIFT(BITAND([.A125];128);7))))))))" office:value-type="float" office:value="222" calcext:value-type="float">
            <text:p>222</text:p>
          </table:table-cell>
          <table:table-cell table:formula="of:=CONCATENATE([.O125];&quot;,&quot;)" office:value-type="string" office:string-value="222," calcext:value-type="string">
            <text:p>222,</text:p>
          </table:table-cell>
          <table:table-cell/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0xDE,</text:p>
          </table:table-cell>
          <table:table-cell table:style-name="ce2" office:value-type="string" calcext:value-type="string">
            <text:p>0xFB,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6])" office:value-type="string" office:string-value="7C" calcext:value-type="string">
            <text:p>7C</text:p>
          </table:table-cell>
          <table:table-cell table:style-name="ce1" table:formula="of:=BITAND([.A126]; 248)" office:value-type="float" office:value="120" calcext:value-type="float">
            <text:p>120</text:p>
          </table:table-cell>
          <table:table-cell table:style-name="ce1" table:formula="of:=BITRSHIFT([.A126]; 5)" office:value-type="float" office:value="3" calcext:value-type="float">
            <text:p>3</text:p>
          </table:table-cell>
          <table:table-cell table:style-name="ce1" table:formula="of:=BITAND(BITLSHIFT([.A126]; 3); 224)" office:value-type="float" office:value="224" calcext:value-type="float">
            <text:p>224</text:p>
          </table:table-cell>
          <table:table-cell table:style-name="ce1" table:formula="of:=BITAND(BITRSHIFT([.A126]; 3); 31)" office:value-type="float" office:value="15" calcext:value-type="float">
            <text:p>15</text:p>
          </table:table-cell>
          <table:table-cell table:style-name="ce1" table:formula="of:=BITOR([.C126];[.D126])" office:value-type="float" office:value="123" calcext:value-type="float">
            <text:p>123</text:p>
          </table:table-cell>
          <table:table-cell table:style-name="ce1" table:formula="of:=BITOR([.E126];[.F126])" office:value-type="float" office:value="239" calcext:value-type="float">
            <text:p>239</text:p>
          </table:table-cell>
          <table:table-cell table:style-name="ce2" table:formula="of:=CONCATENATE(&quot;0x&quot;;DEC2HEX([.G126];2);DEC2HEX([.H126];2))" office:value-type="string" office:string-value="0x7BEF" calcext:value-type="string">
            <text:p>0x7BEF</text:p>
          </table:table-cell>
          <table:table-cell table:style-name="ce2" table:formula="of:=CONCATENATE(&quot;0x&quot;;DEC2HEX([.H126];2);DEC2HEX([.G126];2))" office:value-type="string" office:string-value="0xEF7B" calcext:value-type="string">
            <text:p>0xEF7B</text:p>
          </table:table-cell>
          <table:table-cell table:formula="of:=CONCATENATE(&quot;case &quot;;[.A126];&quot;: return &quot;;[.I126];&quot;;&quot;)" office:value-type="string" office:string-value="case 124: return 0x7BEF;" calcext:value-type="string">
            <text:p>case 124: return 0x7BEF;</text:p>
          </table:table-cell>
          <table:table-cell table:formula="of:=CONCATENATE([.I126];&quot;,&quot;)" office:value-type="string" office:string-value="0x7BEF," calcext:value-type="string">
            <text:p>0x7BEF,</text:p>
          </table:table-cell>
          <table:table-cell table:style-name="ce2" table:formula="of:=CONCATENATE(&quot;0x&quot;;DEC2HEX([.G126];2);&quot;,&quot;)" office:value-type="string" office:string-value="0x7B," calcext:value-type="string">
            <text:p>0x7B,</text:p>
          </table:table-cell>
          <table:table-cell table:style-name="ce2" table:formula="of:=CONCATENATE(&quot;0x&quot;;DEC2HEX([.H126];2);&quot;,&quot;)" office:value-type="string" office:string-value="0xEF," calcext:value-type="string">
            <text:p>0xEF,</text:p>
          </table:table-cell>
          <table:table-cell table:formula="of:=BITOR(BITLSHIFT(BITAND([.A126];1);7);BITOR(BITLSHIFT(BITAND([.A126];2);5);BITOR(BITLSHIFT(BITAND([.A126];4);3);BITOR(BITLSHIFT(BITAND([.A126];8);1);BITOR(BITRSHIFT(BITAND([.A126];16);1);BITOR(BITRSHIFT(BITAND([.A126];32);3);BITOR(BITRSHIFT(BITAND([.A126];64);5);BITRSHIFT(BITAND([.A126];128);7))))))))" office:value-type="float" office:value="62" calcext:value-type="float">
            <text:p>62</text:p>
          </table:table-cell>
          <table:table-cell table:formula="of:=CONCATENATE([.O126];&quot;,&quot;)" office:value-type="string" office:string-value="62," calcext:value-type="string">
            <text:p>62,</text:p>
          </table:table-cell>
          <table:table-cell/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0x39,</text:p>
          </table:table-cell>
          <table:table-cell table:style-name="ce2" office:value-type="string" calcext:value-type="string">
            <text:p>0xE7,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7])" office:value-type="string" office:string-value="7D" calcext:value-type="string">
            <text:p>7D</text:p>
          </table:table-cell>
          <table:table-cell table:style-name="ce1" table:formula="of:=BITAND([.A127]; 248)" office:value-type="float" office:value="120" calcext:value-type="float">
            <text:p>120</text:p>
          </table:table-cell>
          <table:table-cell table:style-name="ce1" table:formula="of:=BITRSHIFT([.A127]; 5)" office:value-type="float" office:value="3" calcext:value-type="float">
            <text:p>3</text:p>
          </table:table-cell>
          <table:table-cell table:style-name="ce1" table:formula="of:=BITAND(BITLSHIFT([.A127]; 3); 224)" office:value-type="float" office:value="224" calcext:value-type="float">
            <text:p>224</text:p>
          </table:table-cell>
          <table:table-cell table:style-name="ce1" table:formula="of:=BITAND(BITRSHIFT([.A127]; 3); 31)" office:value-type="float" office:value="15" calcext:value-type="float">
            <text:p>15</text:p>
          </table:table-cell>
          <table:table-cell table:style-name="ce1" table:formula="of:=BITOR([.C127];[.D127])" office:value-type="float" office:value="123" calcext:value-type="float">
            <text:p>123</text:p>
          </table:table-cell>
          <table:table-cell table:style-name="ce1" table:formula="of:=BITOR([.E127];[.F127])" office:value-type="float" office:value="239" calcext:value-type="float">
            <text:p>239</text:p>
          </table:table-cell>
          <table:table-cell table:style-name="ce2" table:formula="of:=CONCATENATE(&quot;0x&quot;;DEC2HEX([.G127];2);DEC2HEX([.H127];2))" office:value-type="string" office:string-value="0x7BEF" calcext:value-type="string">
            <text:p>0x7BEF</text:p>
          </table:table-cell>
          <table:table-cell table:style-name="ce2" table:formula="of:=CONCATENATE(&quot;0x&quot;;DEC2HEX([.H127];2);DEC2HEX([.G127];2))" office:value-type="string" office:string-value="0xEF7B" calcext:value-type="string">
            <text:p>0xEF7B</text:p>
          </table:table-cell>
          <table:table-cell table:formula="of:=CONCATENATE(&quot;case &quot;;[.A127];&quot;: return &quot;;[.I127];&quot;;&quot;)" office:value-type="string" office:string-value="case 125: return 0x7BEF;" calcext:value-type="string">
            <text:p>case 125: return 0x7BEF;</text:p>
          </table:table-cell>
          <table:table-cell table:formula="of:=CONCATENATE([.I127];&quot;,&quot;)" office:value-type="string" office:string-value="0x7BEF," calcext:value-type="string">
            <text:p>0x7BEF,</text:p>
          </table:table-cell>
          <table:table-cell table:style-name="ce2" table:formula="of:=CONCATENATE(&quot;0x&quot;;DEC2HEX([.G127];2);&quot;,&quot;)" office:value-type="string" office:string-value="0x7B," calcext:value-type="string">
            <text:p>0x7B,</text:p>
          </table:table-cell>
          <table:table-cell table:style-name="ce2" table:formula="of:=CONCATENATE(&quot;0x&quot;;DEC2HEX([.H127];2);&quot;,&quot;)" office:value-type="string" office:string-value="0xEF," calcext:value-type="string">
            <text:p>0xEF,</text:p>
          </table:table-cell>
          <table:table-cell table:formula="of:=BITOR(BITLSHIFT(BITAND([.A127];1);7);BITOR(BITLSHIFT(BITAND([.A127];2);5);BITOR(BITLSHIFT(BITAND([.A127];4);3);BITOR(BITLSHIFT(BITAND([.A127];8);1);BITOR(BITRSHIFT(BITAND([.A127];16);1);BITOR(BITRSHIFT(BITAND([.A127];32);3);BITOR(BITRSHIFT(BITAND([.A127];64);5);BITRSHIFT(BITAND([.A127];128);7))))))))" office:value-type="float" office:value="190" calcext:value-type="float">
            <text:p>190</text:p>
          </table:table-cell>
          <table:table-cell table:formula="of:=CONCATENATE([.O127];&quot;,&quot;)" office:value-type="string" office:string-value="190," calcext:value-type="string">
            <text:p>190,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0xBD,</text:p>
          </table:table-cell>
          <table:table-cell table:style-name="ce2" office:value-type="string" calcext:value-type="string">
            <text:p>0xF7,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8])" office:value-type="string" office:string-value="7E" calcext:value-type="string">
            <text:p>7E</text:p>
          </table:table-cell>
          <table:table-cell table:style-name="ce1" table:formula="of:=BITAND([.A128]; 248)" office:value-type="float" office:value="120" calcext:value-type="float">
            <text:p>120</text:p>
          </table:table-cell>
          <table:table-cell table:style-name="ce1" table:formula="of:=BITRSHIFT([.A128]; 5)" office:value-type="float" office:value="3" calcext:value-type="float">
            <text:p>3</text:p>
          </table:table-cell>
          <table:table-cell table:style-name="ce1" table:formula="of:=BITAND(BITLSHIFT([.A128]; 3); 224)" office:value-type="float" office:value="224" calcext:value-type="float">
            <text:p>224</text:p>
          </table:table-cell>
          <table:table-cell table:style-name="ce1" table:formula="of:=BITAND(BITRSHIFT([.A128]; 3); 31)" office:value-type="float" office:value="15" calcext:value-type="float">
            <text:p>15</text:p>
          </table:table-cell>
          <table:table-cell table:style-name="ce1" table:formula="of:=BITOR([.C128];[.D128])" office:value-type="float" office:value="123" calcext:value-type="float">
            <text:p>123</text:p>
          </table:table-cell>
          <table:table-cell table:style-name="ce1" table:formula="of:=BITOR([.E128];[.F128])" office:value-type="float" office:value="239" calcext:value-type="float">
            <text:p>239</text:p>
          </table:table-cell>
          <table:table-cell table:style-name="ce2" table:formula="of:=CONCATENATE(&quot;0x&quot;;DEC2HEX([.G128];2);DEC2HEX([.H128];2))" office:value-type="string" office:string-value="0x7BEF" calcext:value-type="string">
            <text:p>0x7BEF</text:p>
          </table:table-cell>
          <table:table-cell table:style-name="ce2" table:formula="of:=CONCATENATE(&quot;0x&quot;;DEC2HEX([.H128];2);DEC2HEX([.G128];2))" office:value-type="string" office:string-value="0xEF7B" calcext:value-type="string">
            <text:p>0xEF7B</text:p>
          </table:table-cell>
          <table:table-cell table:formula="of:=CONCATENATE(&quot;case &quot;;[.A128];&quot;: return &quot;;[.I128];&quot;;&quot;)" office:value-type="string" office:string-value="case 126: return 0x7BEF;" calcext:value-type="string">
            <text:p>case 126: return 0x7BEF;</text:p>
          </table:table-cell>
          <table:table-cell table:formula="of:=CONCATENATE([.I128];&quot;,&quot;)" office:value-type="string" office:string-value="0x7BEF," calcext:value-type="string">
            <text:p>0x7BEF,</text:p>
          </table:table-cell>
          <table:table-cell table:style-name="ce2" table:formula="of:=CONCATENATE(&quot;0x&quot;;DEC2HEX([.G128];2);&quot;,&quot;)" office:value-type="string" office:string-value="0x7B," calcext:value-type="string">
            <text:p>0x7B,</text:p>
          </table:table-cell>
          <table:table-cell table:style-name="ce2" table:formula="of:=CONCATENATE(&quot;0x&quot;;DEC2HEX([.H128];2);&quot;,&quot;)" office:value-type="string" office:string-value="0xEF," calcext:value-type="string">
            <text:p>0xEF,</text:p>
          </table:table-cell>
          <table:table-cell table:formula="of:=BITOR(BITLSHIFT(BITAND([.A128];1);7);BITOR(BITLSHIFT(BITAND([.A128];2);5);BITOR(BITLSHIFT(BITAND([.A128];4);3);BITOR(BITLSHIFT(BITAND([.A128];8);1);BITOR(BITRSHIFT(BITAND([.A128];16);1);BITOR(BITRSHIFT(BITAND([.A128];32);3);BITOR(BITRSHIFT(BITAND([.A128];64);5);BITRSHIFT(BITAND([.A128];128);7))))))))" office:value-type="float" office:value="126" calcext:value-type="float">
            <text:p>126</text:p>
          </table:table-cell>
          <table:table-cell table:formula="of:=CONCATENATE([.O128];&quot;,&quot;)" office:value-type="string" office:string-value="126," calcext:value-type="string">
            <text:p>126,</text:p>
          </table:table-cell>
          <table:table-cell/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0x7B,</text:p>
          </table:table-cell>
          <table:table-cell table:style-name="ce2" office:value-type="string" calcext:value-type="string">
            <text:p>0xEF,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9])" office:value-type="string" office:string-value="7F" calcext:value-type="string">
            <text:p>7F</text:p>
          </table:table-cell>
          <table:table-cell table:style-name="ce1" table:formula="of:=BITAND([.A129]; 248)" office:value-type="float" office:value="120" calcext:value-type="float">
            <text:p>120</text:p>
          </table:table-cell>
          <table:table-cell table:style-name="ce1" table:formula="of:=BITRSHIFT([.A129]; 5)" office:value-type="float" office:value="3" calcext:value-type="float">
            <text:p>3</text:p>
          </table:table-cell>
          <table:table-cell table:style-name="ce1" table:formula="of:=BITAND(BITLSHIFT([.A129]; 3); 224)" office:value-type="float" office:value="224" calcext:value-type="float">
            <text:p>224</text:p>
          </table:table-cell>
          <table:table-cell table:style-name="ce1" table:formula="of:=BITAND(BITRSHIFT([.A129]; 3); 31)" office:value-type="float" office:value="15" calcext:value-type="float">
            <text:p>15</text:p>
          </table:table-cell>
          <table:table-cell table:style-name="ce1" table:formula="of:=BITOR([.C129];[.D129])" office:value-type="float" office:value="123" calcext:value-type="float">
            <text:p>123</text:p>
          </table:table-cell>
          <table:table-cell table:style-name="ce1" table:formula="of:=BITOR([.E129];[.F129])" office:value-type="float" office:value="239" calcext:value-type="float">
            <text:p>239</text:p>
          </table:table-cell>
          <table:table-cell table:style-name="ce2" table:formula="of:=CONCATENATE(&quot;0x&quot;;DEC2HEX([.G129];2);DEC2HEX([.H129];2))" office:value-type="string" office:string-value="0x7BEF" calcext:value-type="string">
            <text:p>0x7BEF</text:p>
          </table:table-cell>
          <table:table-cell table:style-name="ce2" table:formula="of:=CONCATENATE(&quot;0x&quot;;DEC2HEX([.H129];2);DEC2HEX([.G129];2))" office:value-type="string" office:string-value="0xEF7B" calcext:value-type="string">
            <text:p>0xEF7B</text:p>
          </table:table-cell>
          <table:table-cell table:formula="of:=CONCATENATE(&quot;case &quot;;[.A129];&quot;: return &quot;;[.I129];&quot;;&quot;)" office:value-type="string" office:string-value="case 127: return 0x7BEF;" calcext:value-type="string">
            <text:p>case 127: return 0x7BEF;</text:p>
          </table:table-cell>
          <table:table-cell table:formula="of:=CONCATENATE([.I129];&quot;,&quot;)" office:value-type="string" office:string-value="0x7BEF," calcext:value-type="string">
            <text:p>0x7BEF,</text:p>
          </table:table-cell>
          <table:table-cell table:style-name="ce2" table:formula="of:=CONCATENATE(&quot;0x&quot;;DEC2HEX([.G129];2);&quot;,&quot;)" office:value-type="string" office:string-value="0x7B," calcext:value-type="string">
            <text:p>0x7B,</text:p>
          </table:table-cell>
          <table:table-cell table:style-name="ce2" table:formula="of:=CONCATENATE(&quot;0x&quot;;DEC2HEX([.H129];2);&quot;,&quot;)" office:value-type="string" office:string-value="0xEF," calcext:value-type="string">
            <text:p>0xEF,</text:p>
          </table:table-cell>
          <table:table-cell table:formula="of:=BITOR(BITLSHIFT(BITAND([.A129];1);7);BITOR(BITLSHIFT(BITAND([.A129];2);5);BITOR(BITLSHIFT(BITAND([.A129];4);3);BITOR(BITLSHIFT(BITAND([.A129];8);1);BITOR(BITRSHIFT(BITAND([.A129];16);1);BITOR(BITRSHIFT(BITAND([.A129];32);3);BITOR(BITRSHIFT(BITAND([.A129];64);5);BITRSHIFT(BITAND([.A129];128);7))))))))" office:value-type="float" office:value="254" calcext:value-type="float">
            <text:p>254</text:p>
          </table:table-cell>
          <table:table-cell table:formula="of:=CONCATENATE([.O129];&quot;,&quot;)" office:value-type="string" office:string-value="254," calcext:value-type="string">
            <text:p>254,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2" table:style-name="ce2" office:value-type="string" calcext:value-type="string">
            <text:p>0xFF,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DEC2HEX([.A130])" office:value-type="string" office:string-value="80" calcext:value-type="string">
            <text:p>80</text:p>
          </table:table-cell>
          <table:table-cell table:style-name="ce1" table:formula="of:=BITAND([.A130]; 248)" office:value-type="float" office:value="128" calcext:value-type="float">
            <text:p>128</text:p>
          </table:table-cell>
          <table:table-cell table:style-name="ce1" table:formula="of:=BITRSHIFT([.A130]; 5)" office:value-type="float" office:value="4" calcext:value-type="float">
            <text:p>4</text:p>
          </table:table-cell>
          <table:table-cell table:style-name="ce1" table:formula="of:=BITAND(BITLSHIFT([.A130]; 3); 224)" office:value-type="float" office:value="0" calcext:value-type="float">
            <text:p>0</text:p>
          </table:table-cell>
          <table:table-cell table:style-name="ce1" table:formula="of:=BITAND(BITRSHIFT([.A130]; 3); 31)" office:value-type="float" office:value="16" calcext:value-type="float">
            <text:p>16</text:p>
          </table:table-cell>
          <table:table-cell table:style-name="ce1" table:formula="of:=BITOR([.C130];[.D130])" office:value-type="float" office:value="132" calcext:value-type="float">
            <text:p>132</text:p>
          </table:table-cell>
          <table:table-cell table:style-name="ce1" table:formula="of:=BITOR([.E130];[.F130])" office:value-type="float" office:value="16" calcext:value-type="float">
            <text:p>16</text:p>
          </table:table-cell>
          <table:table-cell table:style-name="ce2" table:formula="of:=CONCATENATE(&quot;0x&quot;;DEC2HEX([.G130];2);DEC2HEX([.H130];2))" office:value-type="string" office:string-value="0x8410" calcext:value-type="string">
            <text:p>0x8410</text:p>
          </table:table-cell>
          <table:table-cell table:style-name="ce2" table:formula="of:=CONCATENATE(&quot;0x&quot;;DEC2HEX([.H130];2);DEC2HEX([.G130];2))" office:value-type="string" office:string-value="0x1084" calcext:value-type="string">
            <text:p>0x1084</text:p>
          </table:table-cell>
          <table:table-cell table:formula="of:=CONCATENATE(&quot;case &quot;;[.A130];&quot;: return &quot;;[.I130];&quot;;&quot;)" office:value-type="string" office:string-value="case 128: return 0x8410;" calcext:value-type="string">
            <text:p>case 128: return 0x8410;</text:p>
          </table:table-cell>
          <table:table-cell table:formula="of:=CONCATENATE([.I130];&quot;,&quot;)" office:value-type="string" office:string-value="0x8410," calcext:value-type="string">
            <text:p>0x8410,</text:p>
          </table:table-cell>
          <table:table-cell table:style-name="ce2" table:formula="of:=CONCATENATE(&quot;0x&quot;;DEC2HEX([.G130];2);&quot;,&quot;)" office:value-type="string" office:string-value="0x84," calcext:value-type="string">
            <text:p>0x84,</text:p>
          </table:table-cell>
          <table:table-cell table:style-name="ce2" table:formula="of:=CONCATENATE(&quot;0x&quot;;DEC2HEX([.H130];2);&quot;,&quot;)" office:value-type="string" office:string-value="0x10," calcext:value-type="string">
            <text:p>0x10,</text:p>
          </table:table-cell>
          <table:table-cell table:formula="of:=BITOR(BITLSHIFT(BITAND([.A130];1);7);BITOR(BITLSHIFT(BITAND([.A130];2);5);BITOR(BITLSHIFT(BITAND([.A130];4);3);BITOR(BITLSHIFT(BITAND([.A130];8);1);BITOR(BITRSHIFT(BITAND([.A130];16);1);BITOR(BITRSHIFT(BITAND([.A130];32);3);BITOR(BITRSHIFT(BITAND([.A130];64);5);BITRSHIFT(BITAND([.A130];128);7))))))))" office:value-type="float" office:value="1" calcext:value-type="float">
            <text:p>1</text:p>
          </table:table-cell>
          <table:table-cell table:formula="of:=CONCATENATE([.O130];&quot;,&quot;)" office:value-type="string" office:string-value="1," calcext:value-type="string">
            <text:p>1,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table:style-name="ce2" office:value-type="string" calcext:value-type="string">
            <text:p>0x00,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DEC2HEX([.A131])" office:value-type="string" office:string-value="81" calcext:value-type="string">
            <text:p>81</text:p>
          </table:table-cell>
          <table:table-cell table:style-name="ce1" table:formula="of:=BITAND([.A131]; 248)" office:value-type="float" office:value="128" calcext:value-type="float">
            <text:p>128</text:p>
          </table:table-cell>
          <table:table-cell table:style-name="ce1" table:formula="of:=BITRSHIFT([.A131]; 5)" office:value-type="float" office:value="4" calcext:value-type="float">
            <text:p>4</text:p>
          </table:table-cell>
          <table:table-cell table:style-name="ce1" table:formula="of:=BITAND(BITLSHIFT([.A131]; 3); 224)" office:value-type="float" office:value="0" calcext:value-type="float">
            <text:p>0</text:p>
          </table:table-cell>
          <table:table-cell table:style-name="ce1" table:formula="of:=BITAND(BITRSHIFT([.A131]; 3); 31)" office:value-type="float" office:value="16" calcext:value-type="float">
            <text:p>16</text:p>
          </table:table-cell>
          <table:table-cell table:style-name="ce1" table:formula="of:=BITOR([.C131];[.D131])" office:value-type="float" office:value="132" calcext:value-type="float">
            <text:p>132</text:p>
          </table:table-cell>
          <table:table-cell table:style-name="ce1" table:formula="of:=BITOR([.E131];[.F131])" office:value-type="float" office:value="16" calcext:value-type="float">
            <text:p>16</text:p>
          </table:table-cell>
          <table:table-cell table:style-name="ce2" table:formula="of:=CONCATENATE(&quot;0x&quot;;DEC2HEX([.G131];2);DEC2HEX([.H131];2))" office:value-type="string" office:string-value="0x8410" calcext:value-type="string">
            <text:p>0x8410</text:p>
          </table:table-cell>
          <table:table-cell table:style-name="ce2" table:formula="of:=CONCATENATE(&quot;0x&quot;;DEC2HEX([.H131];2);DEC2HEX([.G131];2))" office:value-type="string" office:string-value="0x1084" calcext:value-type="string">
            <text:p>0x1084</text:p>
          </table:table-cell>
          <table:table-cell table:formula="of:=CONCATENATE(&quot;case &quot;;[.A131];&quot;: return &quot;;[.I131];&quot;;&quot;)" office:value-type="string" office:string-value="case 129: return 0x8410;" calcext:value-type="string">
            <text:p>case 129: return 0x8410;</text:p>
          </table:table-cell>
          <table:table-cell table:formula="of:=CONCATENATE([.I131];&quot;,&quot;)" office:value-type="string" office:string-value="0x8410," calcext:value-type="string">
            <text:p>0x8410,</text:p>
          </table:table-cell>
          <table:table-cell table:style-name="ce2" table:formula="of:=CONCATENATE(&quot;0x&quot;;DEC2HEX([.G131];2);&quot;,&quot;)" office:value-type="string" office:string-value="0x84," calcext:value-type="string">
            <text:p>0x84,</text:p>
          </table:table-cell>
          <table:table-cell table:style-name="ce2" table:formula="of:=CONCATENATE(&quot;0x&quot;;DEC2HEX([.H131];2);&quot;,&quot;)" office:value-type="string" office:string-value="0x10," calcext:value-type="string">
            <text:p>0x10,</text:p>
          </table:table-cell>
          <table:table-cell table:formula="of:=BITOR(BITLSHIFT(BITAND([.A131];1);7);BITOR(BITLSHIFT(BITAND([.A131];2);5);BITOR(BITLSHIFT(BITAND([.A131];4);3);BITOR(BITLSHIFT(BITAND([.A131];8);1);BITOR(BITRSHIFT(BITAND([.A131];16);1);BITOR(BITRSHIFT(BITAND([.A131];32);3);BITOR(BITRSHIFT(BITAND([.A131];64);5);BITRSHIFT(BITAND([.A131];128);7))))))))" office:value-type="float" office:value="129" calcext:value-type="float">
            <text:p>129</text:p>
          </table:table-cell>
          <table:table-cell table:formula="of:=CONCATENATE([.O131];&quot;,&quot;)" office:value-type="string" office:string-value="129," calcext:value-type="string">
            <text:p>129,</text:p>
          </table:table-cell>
          <table:table-cell/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0x84,</text:p>
          </table:table-cell>
          <table:table-cell table:style-name="ce2" office:value-type="string" calcext:value-type="string">
            <text:p>0x10,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DEC2HEX([.A132])" office:value-type="string" office:string-value="82" calcext:value-type="string">
            <text:p>82</text:p>
          </table:table-cell>
          <table:table-cell table:style-name="ce1" table:formula="of:=BITAND([.A132]; 248)" office:value-type="float" office:value="128" calcext:value-type="float">
            <text:p>128</text:p>
          </table:table-cell>
          <table:table-cell table:style-name="ce1" table:formula="of:=BITRSHIFT([.A132]; 5)" office:value-type="float" office:value="4" calcext:value-type="float">
            <text:p>4</text:p>
          </table:table-cell>
          <table:table-cell table:style-name="ce1" table:formula="of:=BITAND(BITLSHIFT([.A132]; 3); 224)" office:value-type="float" office:value="0" calcext:value-type="float">
            <text:p>0</text:p>
          </table:table-cell>
          <table:table-cell table:style-name="ce1" table:formula="of:=BITAND(BITRSHIFT([.A132]; 3); 31)" office:value-type="float" office:value="16" calcext:value-type="float">
            <text:p>16</text:p>
          </table:table-cell>
          <table:table-cell table:style-name="ce1" table:formula="of:=BITOR([.C132];[.D132])" office:value-type="float" office:value="132" calcext:value-type="float">
            <text:p>132</text:p>
          </table:table-cell>
          <table:table-cell table:style-name="ce1" table:formula="of:=BITOR([.E132];[.F132])" office:value-type="float" office:value="16" calcext:value-type="float">
            <text:p>16</text:p>
          </table:table-cell>
          <table:table-cell table:style-name="ce2" table:formula="of:=CONCATENATE(&quot;0x&quot;;DEC2HEX([.G132];2);DEC2HEX([.H132];2))" office:value-type="string" office:string-value="0x8410" calcext:value-type="string">
            <text:p>0x8410</text:p>
          </table:table-cell>
          <table:table-cell table:style-name="ce2" table:formula="of:=CONCATENATE(&quot;0x&quot;;DEC2HEX([.H132];2);DEC2HEX([.G132];2))" office:value-type="string" office:string-value="0x1084" calcext:value-type="string">
            <text:p>0x1084</text:p>
          </table:table-cell>
          <table:table-cell table:formula="of:=CONCATENATE(&quot;case &quot;;[.A132];&quot;: return &quot;;[.I132];&quot;;&quot;)" office:value-type="string" office:string-value="case 130: return 0x8410;" calcext:value-type="string">
            <text:p>case 130: return 0x8410;</text:p>
          </table:table-cell>
          <table:table-cell table:formula="of:=CONCATENATE([.I132];&quot;,&quot;)" office:value-type="string" office:string-value="0x8410," calcext:value-type="string">
            <text:p>0x8410,</text:p>
          </table:table-cell>
          <table:table-cell table:style-name="ce2" table:formula="of:=CONCATENATE(&quot;0x&quot;;DEC2HEX([.G132];2);&quot;,&quot;)" office:value-type="string" office:string-value="0x84," calcext:value-type="string">
            <text:p>0x84,</text:p>
          </table:table-cell>
          <table:table-cell table:style-name="ce2" table:formula="of:=CONCATENATE(&quot;0x&quot;;DEC2HEX([.H132];2);&quot;,&quot;)" office:value-type="string" office:string-value="0x10," calcext:value-type="string">
            <text:p>0x10,</text:p>
          </table:table-cell>
          <table:table-cell table:formula="of:=BITOR(BITLSHIFT(BITAND([.A132];1);7);BITOR(BITLSHIFT(BITAND([.A132];2);5);BITOR(BITLSHIFT(BITAND([.A132];4);3);BITOR(BITLSHIFT(BITAND([.A132];8);1);BITOR(BITRSHIFT(BITAND([.A132];16);1);BITOR(BITRSHIFT(BITAND([.A132];32);3);BITOR(BITRSHIFT(BITAND([.A132];64);5);BITRSHIFT(BITAND([.A132];128);7))))))))" office:value-type="float" office:value="65" calcext:value-type="float">
            <text:p>65</text:p>
          </table:table-cell>
          <table:table-cell table:formula="of:=CONCATENATE([.O132];&quot;,&quot;)" office:value-type="string" office:string-value="65," calcext:value-type="string">
            <text:p>65,</text:p>
          </table:table-cell>
          <table:table-cell/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0x42,</text:p>
          </table:table-cell>
          <table:table-cell table:style-name="ce2" office:value-type="string" calcext:value-type="string">
            <text:p>0x08,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DEC2HEX([.A133])" office:value-type="string" office:string-value="83" calcext:value-type="string">
            <text:p>83</text:p>
          </table:table-cell>
          <table:table-cell table:style-name="ce1" table:formula="of:=BITAND([.A133]; 248)" office:value-type="float" office:value="128" calcext:value-type="float">
            <text:p>128</text:p>
          </table:table-cell>
          <table:table-cell table:style-name="ce1" table:formula="of:=BITRSHIFT([.A133]; 5)" office:value-type="float" office:value="4" calcext:value-type="float">
            <text:p>4</text:p>
          </table:table-cell>
          <table:table-cell table:style-name="ce1" table:formula="of:=BITAND(BITLSHIFT([.A133]; 3); 224)" office:value-type="float" office:value="0" calcext:value-type="float">
            <text:p>0</text:p>
          </table:table-cell>
          <table:table-cell table:style-name="ce1" table:formula="of:=BITAND(BITRSHIFT([.A133]; 3); 31)" office:value-type="float" office:value="16" calcext:value-type="float">
            <text:p>16</text:p>
          </table:table-cell>
          <table:table-cell table:style-name="ce1" table:formula="of:=BITOR([.C133];[.D133])" office:value-type="float" office:value="132" calcext:value-type="float">
            <text:p>132</text:p>
          </table:table-cell>
          <table:table-cell table:style-name="ce1" table:formula="of:=BITOR([.E133];[.F133])" office:value-type="float" office:value="16" calcext:value-type="float">
            <text:p>16</text:p>
          </table:table-cell>
          <table:table-cell table:style-name="ce2" table:formula="of:=CONCATENATE(&quot;0x&quot;;DEC2HEX([.G133];2);DEC2HEX([.H133];2))" office:value-type="string" office:string-value="0x8410" calcext:value-type="string">
            <text:p>0x8410</text:p>
          </table:table-cell>
          <table:table-cell table:style-name="ce2" table:formula="of:=CONCATENATE(&quot;0x&quot;;DEC2HEX([.H133];2);DEC2HEX([.G133];2))" office:value-type="string" office:string-value="0x1084" calcext:value-type="string">
            <text:p>0x1084</text:p>
          </table:table-cell>
          <table:table-cell table:formula="of:=CONCATENATE(&quot;case &quot;;[.A133];&quot;: return &quot;;[.I133];&quot;;&quot;)" office:value-type="string" office:string-value="case 131: return 0x8410;" calcext:value-type="string">
            <text:p>case 131: return 0x8410;</text:p>
          </table:table-cell>
          <table:table-cell table:formula="of:=CONCATENATE([.I133];&quot;,&quot;)" office:value-type="string" office:string-value="0x8410," calcext:value-type="string">
            <text:p>0x8410,</text:p>
          </table:table-cell>
          <table:table-cell table:style-name="ce2" table:formula="of:=CONCATENATE(&quot;0x&quot;;DEC2HEX([.G133];2);&quot;,&quot;)" office:value-type="string" office:string-value="0x84," calcext:value-type="string">
            <text:p>0x84,</text:p>
          </table:table-cell>
          <table:table-cell table:style-name="ce2" table:formula="of:=CONCATENATE(&quot;0x&quot;;DEC2HEX([.H133];2);&quot;,&quot;)" office:value-type="string" office:string-value="0x10," calcext:value-type="string">
            <text:p>0x10,</text:p>
          </table:table-cell>
          <table:table-cell table:formula="of:=BITOR(BITLSHIFT(BITAND([.A133];1);7);BITOR(BITLSHIFT(BITAND([.A133];2);5);BITOR(BITLSHIFT(BITAND([.A133];4);3);BITOR(BITLSHIFT(BITAND([.A133];8);1);BITOR(BITRSHIFT(BITAND([.A133];16);1);BITOR(BITRSHIFT(BITAND([.A133];32);3);BITOR(BITRSHIFT(BITAND([.A133];64);5);BITRSHIFT(BITAND([.A133];128);7))))))))" office:value-type="float" office:value="193" calcext:value-type="float">
            <text:p>193</text:p>
          </table:table-cell>
          <table:table-cell table:formula="of:=CONCATENATE([.O133];&quot;,&quot;)" office:value-type="string" office:string-value="193," calcext:value-type="string">
            <text:p>193,</text:p>
          </table:table-cell>
          <table:table-cell/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0xC6,</text:p>
          </table:table-cell>
          <table:table-cell table:style-name="ce2" office:value-type="string" calcext:value-type="string">
            <text:p>0x18,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DEC2HEX([.A134])" office:value-type="string" office:string-value="84" calcext:value-type="string">
            <text:p>84</text:p>
          </table:table-cell>
          <table:table-cell table:style-name="ce1" table:formula="of:=BITAND([.A134]; 248)" office:value-type="float" office:value="128" calcext:value-type="float">
            <text:p>128</text:p>
          </table:table-cell>
          <table:table-cell table:style-name="ce1" table:formula="of:=BITRSHIFT([.A134]; 5)" office:value-type="float" office:value="4" calcext:value-type="float">
            <text:p>4</text:p>
          </table:table-cell>
          <table:table-cell table:style-name="ce1" table:formula="of:=BITAND(BITLSHIFT([.A134]; 3); 224)" office:value-type="float" office:value="32" calcext:value-type="float">
            <text:p>32</text:p>
          </table:table-cell>
          <table:table-cell table:style-name="ce1" table:formula="of:=BITAND(BITRSHIFT([.A134]; 3); 31)" office:value-type="float" office:value="16" calcext:value-type="float">
            <text:p>16</text:p>
          </table:table-cell>
          <table:table-cell table:style-name="ce1" table:formula="of:=BITOR([.C134];[.D134])" office:value-type="float" office:value="132" calcext:value-type="float">
            <text:p>132</text:p>
          </table:table-cell>
          <table:table-cell table:style-name="ce1" table:formula="of:=BITOR([.E134];[.F134])" office:value-type="float" office:value="48" calcext:value-type="float">
            <text:p>48</text:p>
          </table:table-cell>
          <table:table-cell table:style-name="ce2" table:formula="of:=CONCATENATE(&quot;0x&quot;;DEC2HEX([.G134];2);DEC2HEX([.H134];2))" office:value-type="string" office:string-value="0x8430" calcext:value-type="string">
            <text:p>0x8430</text:p>
          </table:table-cell>
          <table:table-cell table:style-name="ce2" table:formula="of:=CONCATENATE(&quot;0x&quot;;DEC2HEX([.H134];2);DEC2HEX([.G134];2))" office:value-type="string" office:string-value="0x3084" calcext:value-type="string">
            <text:p>0x3084</text:p>
          </table:table-cell>
          <table:table-cell table:formula="of:=CONCATENATE(&quot;case &quot;;[.A134];&quot;: return &quot;;[.I134];&quot;;&quot;)" office:value-type="string" office:string-value="case 132: return 0x8430;" calcext:value-type="string">
            <text:p>case 132: return 0x8430;</text:p>
          </table:table-cell>
          <table:table-cell table:formula="of:=CONCATENATE([.I134];&quot;,&quot;)" office:value-type="string" office:string-value="0x8430," calcext:value-type="string">
            <text:p>0x8430,</text:p>
          </table:table-cell>
          <table:table-cell table:style-name="ce2" table:formula="of:=CONCATENATE(&quot;0x&quot;;DEC2HEX([.G134];2);&quot;,&quot;)" office:value-type="string" office:string-value="0x84," calcext:value-type="string">
            <text:p>0x84,</text:p>
          </table:table-cell>
          <table:table-cell table:style-name="ce2" table:formula="of:=CONCATENATE(&quot;0x&quot;;DEC2HEX([.H134];2);&quot;,&quot;)" office:value-type="string" office:string-value="0x30," calcext:value-type="string">
            <text:p>0x30,</text:p>
          </table:table-cell>
          <table:table-cell table:formula="of:=BITOR(BITLSHIFT(BITAND([.A134];1);7);BITOR(BITLSHIFT(BITAND([.A134];2);5);BITOR(BITLSHIFT(BITAND([.A134];4);3);BITOR(BITLSHIFT(BITAND([.A134];8);1);BITOR(BITRSHIFT(BITAND([.A134];16);1);BITOR(BITRSHIFT(BITAND([.A134];32);3);BITOR(BITRSHIFT(BITAND([.A134];64);5);BITRSHIFT(BITAND([.A134];128);7))))))))" office:value-type="float" office:value="33" calcext:value-type="float">
            <text:p>33</text:p>
          </table:table-cell>
          <table:table-cell table:formula="of:=CONCATENATE([.O134];&quot;,&quot;)" office:value-type="string" office:string-value="33," calcext:value-type="string">
            <text:p>33,</text:p>
          </table:table-cell>
          <table:table-cell/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0x21,</text:p>
          </table:table-cell>
          <table:table-cell table:style-name="ce2" office:value-type="string" calcext:value-type="string">
            <text:p>0x04,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DEC2HEX([.A135])" office:value-type="string" office:string-value="85" calcext:value-type="string">
            <text:p>85</text:p>
          </table:table-cell>
          <table:table-cell table:style-name="ce1" table:formula="of:=BITAND([.A135]; 248)" office:value-type="float" office:value="128" calcext:value-type="float">
            <text:p>128</text:p>
          </table:table-cell>
          <table:table-cell table:style-name="ce1" table:formula="of:=BITRSHIFT([.A135]; 5)" office:value-type="float" office:value="4" calcext:value-type="float">
            <text:p>4</text:p>
          </table:table-cell>
          <table:table-cell table:style-name="ce1" table:formula="of:=BITAND(BITLSHIFT([.A135]; 3); 224)" office:value-type="float" office:value="32" calcext:value-type="float">
            <text:p>32</text:p>
          </table:table-cell>
          <table:table-cell table:style-name="ce1" table:formula="of:=BITAND(BITRSHIFT([.A135]; 3); 31)" office:value-type="float" office:value="16" calcext:value-type="float">
            <text:p>16</text:p>
          </table:table-cell>
          <table:table-cell table:style-name="ce1" table:formula="of:=BITOR([.C135];[.D135])" office:value-type="float" office:value="132" calcext:value-type="float">
            <text:p>132</text:p>
          </table:table-cell>
          <table:table-cell table:style-name="ce1" table:formula="of:=BITOR([.E135];[.F135])" office:value-type="float" office:value="48" calcext:value-type="float">
            <text:p>48</text:p>
          </table:table-cell>
          <table:table-cell table:style-name="ce2" table:formula="of:=CONCATENATE(&quot;0x&quot;;DEC2HEX([.G135];2);DEC2HEX([.H135];2))" office:value-type="string" office:string-value="0x8430" calcext:value-type="string">
            <text:p>0x8430</text:p>
          </table:table-cell>
          <table:table-cell table:style-name="ce2" table:formula="of:=CONCATENATE(&quot;0x&quot;;DEC2HEX([.H135];2);DEC2HEX([.G135];2))" office:value-type="string" office:string-value="0x3084" calcext:value-type="string">
            <text:p>0x3084</text:p>
          </table:table-cell>
          <table:table-cell table:formula="of:=CONCATENATE(&quot;case &quot;;[.A135];&quot;: return &quot;;[.I135];&quot;;&quot;)" office:value-type="string" office:string-value="case 133: return 0x8430;" calcext:value-type="string">
            <text:p>case 133: return 0x8430;</text:p>
          </table:table-cell>
          <table:table-cell table:formula="of:=CONCATENATE([.I135];&quot;,&quot;)" office:value-type="string" office:string-value="0x8430," calcext:value-type="string">
            <text:p>0x8430,</text:p>
          </table:table-cell>
          <table:table-cell table:style-name="ce2" table:formula="of:=CONCATENATE(&quot;0x&quot;;DEC2HEX([.G135];2);&quot;,&quot;)" office:value-type="string" office:string-value="0x84," calcext:value-type="string">
            <text:p>0x84,</text:p>
          </table:table-cell>
          <table:table-cell table:style-name="ce2" table:formula="of:=CONCATENATE(&quot;0x&quot;;DEC2HEX([.H135];2);&quot;,&quot;)" office:value-type="string" office:string-value="0x30," calcext:value-type="string">
            <text:p>0x30,</text:p>
          </table:table-cell>
          <table:table-cell table:formula="of:=BITOR(BITLSHIFT(BITAND([.A135];1);7);BITOR(BITLSHIFT(BITAND([.A135];2);5);BITOR(BITLSHIFT(BITAND([.A135];4);3);BITOR(BITLSHIFT(BITAND([.A135];8);1);BITOR(BITRSHIFT(BITAND([.A135];16);1);BITOR(BITRSHIFT(BITAND([.A135];32);3);BITOR(BITRSHIFT(BITAND([.A135];64);5);BITRSHIFT(BITAND([.A135];128);7))))))))" office:value-type="float" office:value="161" calcext:value-type="float">
            <text:p>161</text:p>
          </table:table-cell>
          <table:table-cell table:formula="of:=CONCATENATE([.O135];&quot;,&quot;)" office:value-type="string" office:string-value="161," calcext:value-type="string">
            <text:p>161,</text:p>
          </table:table-cell>
          <table:table-cell/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0xA5,</text:p>
          </table:table-cell>
          <table:table-cell table:style-name="ce2" office:value-type="string" calcext:value-type="string">
            <text:p>0x14,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DEC2HEX([.A136])" office:value-type="string" office:string-value="86" calcext:value-type="string">
            <text:p>86</text:p>
          </table:table-cell>
          <table:table-cell table:style-name="ce1" table:formula="of:=BITAND([.A136]; 248)" office:value-type="float" office:value="128" calcext:value-type="float">
            <text:p>128</text:p>
          </table:table-cell>
          <table:table-cell table:style-name="ce1" table:formula="of:=BITRSHIFT([.A136]; 5)" office:value-type="float" office:value="4" calcext:value-type="float">
            <text:p>4</text:p>
          </table:table-cell>
          <table:table-cell table:style-name="ce1" table:formula="of:=BITAND(BITLSHIFT([.A136]; 3); 224)" office:value-type="float" office:value="32" calcext:value-type="float">
            <text:p>32</text:p>
          </table:table-cell>
          <table:table-cell table:style-name="ce1" table:formula="of:=BITAND(BITRSHIFT([.A136]; 3); 31)" office:value-type="float" office:value="16" calcext:value-type="float">
            <text:p>16</text:p>
          </table:table-cell>
          <table:table-cell table:style-name="ce1" table:formula="of:=BITOR([.C136];[.D136])" office:value-type="float" office:value="132" calcext:value-type="float">
            <text:p>132</text:p>
          </table:table-cell>
          <table:table-cell table:style-name="ce1" table:formula="of:=BITOR([.E136];[.F136])" office:value-type="float" office:value="48" calcext:value-type="float">
            <text:p>48</text:p>
          </table:table-cell>
          <table:table-cell table:style-name="ce2" table:formula="of:=CONCATENATE(&quot;0x&quot;;DEC2HEX([.G136];2);DEC2HEX([.H136];2))" office:value-type="string" office:string-value="0x8430" calcext:value-type="string">
            <text:p>0x8430</text:p>
          </table:table-cell>
          <table:table-cell table:style-name="ce2" table:formula="of:=CONCATENATE(&quot;0x&quot;;DEC2HEX([.H136];2);DEC2HEX([.G136];2))" office:value-type="string" office:string-value="0x3084" calcext:value-type="string">
            <text:p>0x3084</text:p>
          </table:table-cell>
          <table:table-cell table:formula="of:=CONCATENATE(&quot;case &quot;;[.A136];&quot;: return &quot;;[.I136];&quot;;&quot;)" office:value-type="string" office:string-value="case 134: return 0x8430;" calcext:value-type="string">
            <text:p>case 134: return 0x8430;</text:p>
          </table:table-cell>
          <table:table-cell table:formula="of:=CONCATENATE([.I136];&quot;,&quot;)" office:value-type="string" office:string-value="0x8430," calcext:value-type="string">
            <text:p>0x8430,</text:p>
          </table:table-cell>
          <table:table-cell table:style-name="ce2" table:formula="of:=CONCATENATE(&quot;0x&quot;;DEC2HEX([.G136];2);&quot;,&quot;)" office:value-type="string" office:string-value="0x84," calcext:value-type="string">
            <text:p>0x84,</text:p>
          </table:table-cell>
          <table:table-cell table:style-name="ce2" table:formula="of:=CONCATENATE(&quot;0x&quot;;DEC2HEX([.H136];2);&quot;,&quot;)" office:value-type="string" office:string-value="0x30," calcext:value-type="string">
            <text:p>0x30,</text:p>
          </table:table-cell>
          <table:table-cell table:formula="of:=BITOR(BITLSHIFT(BITAND([.A136];1);7);BITOR(BITLSHIFT(BITAND([.A136];2);5);BITOR(BITLSHIFT(BITAND([.A136];4);3);BITOR(BITLSHIFT(BITAND([.A136];8);1);BITOR(BITRSHIFT(BITAND([.A136];16);1);BITOR(BITRSHIFT(BITAND([.A136];32);3);BITOR(BITRSHIFT(BITAND([.A136];64);5);BITRSHIFT(BITAND([.A136];128);7))))))))" office:value-type="float" office:value="97" calcext:value-type="float">
            <text:p>97</text:p>
          </table:table-cell>
          <table:table-cell table:formula="of:=CONCATENATE([.O136];&quot;,&quot;)" office:value-type="string" office:string-value="97," calcext:value-type="string">
            <text:p>97,</text:p>
          </table:table-cell>
          <table:table-cell/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0x63,</text:p>
          </table:table-cell>
          <table:table-cell table:style-name="ce2" office:value-type="string" calcext:value-type="string">
            <text:p>0x0C,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DEC2HEX([.A137])" office:value-type="string" office:string-value="87" calcext:value-type="string">
            <text:p>87</text:p>
          </table:table-cell>
          <table:table-cell table:style-name="ce1" table:formula="of:=BITAND([.A137]; 248)" office:value-type="float" office:value="128" calcext:value-type="float">
            <text:p>128</text:p>
          </table:table-cell>
          <table:table-cell table:style-name="ce1" table:formula="of:=BITRSHIFT([.A137]; 5)" office:value-type="float" office:value="4" calcext:value-type="float">
            <text:p>4</text:p>
          </table:table-cell>
          <table:table-cell table:style-name="ce1" table:formula="of:=BITAND(BITLSHIFT([.A137]; 3); 224)" office:value-type="float" office:value="32" calcext:value-type="float">
            <text:p>32</text:p>
          </table:table-cell>
          <table:table-cell table:style-name="ce1" table:formula="of:=BITAND(BITRSHIFT([.A137]; 3); 31)" office:value-type="float" office:value="16" calcext:value-type="float">
            <text:p>16</text:p>
          </table:table-cell>
          <table:table-cell table:style-name="ce1" table:formula="of:=BITOR([.C137];[.D137])" office:value-type="float" office:value="132" calcext:value-type="float">
            <text:p>132</text:p>
          </table:table-cell>
          <table:table-cell table:style-name="ce1" table:formula="of:=BITOR([.E137];[.F137])" office:value-type="float" office:value="48" calcext:value-type="float">
            <text:p>48</text:p>
          </table:table-cell>
          <table:table-cell table:style-name="ce2" table:formula="of:=CONCATENATE(&quot;0x&quot;;DEC2HEX([.G137];2);DEC2HEX([.H137];2))" office:value-type="string" office:string-value="0x8430" calcext:value-type="string">
            <text:p>0x8430</text:p>
          </table:table-cell>
          <table:table-cell table:style-name="ce2" table:formula="of:=CONCATENATE(&quot;0x&quot;;DEC2HEX([.H137];2);DEC2HEX([.G137];2))" office:value-type="string" office:string-value="0x3084" calcext:value-type="string">
            <text:p>0x3084</text:p>
          </table:table-cell>
          <table:table-cell table:formula="of:=CONCATENATE(&quot;case &quot;;[.A137];&quot;: return &quot;;[.I137];&quot;;&quot;)" office:value-type="string" office:string-value="case 135: return 0x8430;" calcext:value-type="string">
            <text:p>case 135: return 0x8430;</text:p>
          </table:table-cell>
          <table:table-cell table:formula="of:=CONCATENATE([.I137];&quot;,&quot;)" office:value-type="string" office:string-value="0x8430," calcext:value-type="string">
            <text:p>0x8430,</text:p>
          </table:table-cell>
          <table:table-cell table:style-name="ce2" table:formula="of:=CONCATENATE(&quot;0x&quot;;DEC2HEX([.G137];2);&quot;,&quot;)" office:value-type="string" office:string-value="0x84," calcext:value-type="string">
            <text:p>0x84,</text:p>
          </table:table-cell>
          <table:table-cell table:style-name="ce2" table:formula="of:=CONCATENATE(&quot;0x&quot;;DEC2HEX([.H137];2);&quot;,&quot;)" office:value-type="string" office:string-value="0x30," calcext:value-type="string">
            <text:p>0x30,</text:p>
          </table:table-cell>
          <table:table-cell table:formula="of:=BITOR(BITLSHIFT(BITAND([.A137];1);7);BITOR(BITLSHIFT(BITAND([.A137];2);5);BITOR(BITLSHIFT(BITAND([.A137];4);3);BITOR(BITLSHIFT(BITAND([.A137];8);1);BITOR(BITRSHIFT(BITAND([.A137];16);1);BITOR(BITRSHIFT(BITAND([.A137];32);3);BITOR(BITRSHIFT(BITAND([.A137];64);5);BITRSHIFT(BITAND([.A137];128);7))))))))" office:value-type="float" office:value="225" calcext:value-type="float">
            <text:p>225</text:p>
          </table:table-cell>
          <table:table-cell table:formula="of:=CONCATENATE([.O137];&quot;,&quot;)" office:value-type="string" office:string-value="225," calcext:value-type="string">
            <text:p>225,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0xE7,</text:p>
          </table:table-cell>
          <table:table-cell table:style-name="ce2" office:value-type="string" calcext:value-type="string">
            <text:p>0x1C,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DEC2HEX([.A138])" office:value-type="string" office:string-value="88" calcext:value-type="string">
            <text:p>88</text:p>
          </table:table-cell>
          <table:table-cell table:style-name="ce1" table:formula="of:=BITAND([.A138]; 248)" office:value-type="float" office:value="136" calcext:value-type="float">
            <text:p>136</text:p>
          </table:table-cell>
          <table:table-cell table:style-name="ce1" table:formula="of:=BITRSHIFT([.A138]; 5)" office:value-type="float" office:value="4" calcext:value-type="float">
            <text:p>4</text:p>
          </table:table-cell>
          <table:table-cell table:style-name="ce1" table:formula="of:=BITAND(BITLSHIFT([.A138]; 3); 224)" office:value-type="float" office:value="64" calcext:value-type="float">
            <text:p>64</text:p>
          </table:table-cell>
          <table:table-cell table:style-name="ce1" table:formula="of:=BITAND(BITRSHIFT([.A138]; 3); 31)" office:value-type="float" office:value="17" calcext:value-type="float">
            <text:p>17</text:p>
          </table:table-cell>
          <table:table-cell table:style-name="ce1" table:formula="of:=BITOR([.C138];[.D138])" office:value-type="float" office:value="140" calcext:value-type="float">
            <text:p>140</text:p>
          </table:table-cell>
          <table:table-cell table:style-name="ce1" table:formula="of:=BITOR([.E138];[.F138])" office:value-type="float" office:value="81" calcext:value-type="float">
            <text:p>81</text:p>
          </table:table-cell>
          <table:table-cell table:style-name="ce2" table:formula="of:=CONCATENATE(&quot;0x&quot;;DEC2HEX([.G138];2);DEC2HEX([.H138];2))" office:value-type="string" office:string-value="0x8C51" calcext:value-type="string">
            <text:p>0x8C51</text:p>
          </table:table-cell>
          <table:table-cell table:style-name="ce2" table:formula="of:=CONCATENATE(&quot;0x&quot;;DEC2HEX([.H138];2);DEC2HEX([.G138];2))" office:value-type="string" office:string-value="0x518C" calcext:value-type="string">
            <text:p>0x518C</text:p>
          </table:table-cell>
          <table:table-cell table:formula="of:=CONCATENATE(&quot;case &quot;;[.A138];&quot;: return &quot;;[.I138];&quot;;&quot;)" office:value-type="string" office:string-value="case 136: return 0x8C51;" calcext:value-type="string">
            <text:p>case 136: return 0x8C51;</text:p>
          </table:table-cell>
          <table:table-cell table:formula="of:=CONCATENATE([.I138];&quot;,&quot;)" office:value-type="string" office:string-value="0x8C51," calcext:value-type="string">
            <text:p>0x8C51,</text:p>
          </table:table-cell>
          <table:table-cell table:style-name="ce2" table:formula="of:=CONCATENATE(&quot;0x&quot;;DEC2HEX([.G138];2);&quot;,&quot;)" office:value-type="string" office:string-value="0x8C," calcext:value-type="string">
            <text:p>0x8C,</text:p>
          </table:table-cell>
          <table:table-cell table:style-name="ce2" table:formula="of:=CONCATENATE(&quot;0x&quot;;DEC2HEX([.H138];2);&quot;,&quot;)" office:value-type="string" office:string-value="0x51," calcext:value-type="string">
            <text:p>0x51,</text:p>
          </table:table-cell>
          <table:table-cell table:formula="of:=BITOR(BITLSHIFT(BITAND([.A138];1);7);BITOR(BITLSHIFT(BITAND([.A138];2);5);BITOR(BITLSHIFT(BITAND([.A138];4);3);BITOR(BITLSHIFT(BITAND([.A138];8);1);BITOR(BITRSHIFT(BITAND([.A138];16);1);BITOR(BITRSHIFT(BITAND([.A138];32);3);BITOR(BITRSHIFT(BITAND([.A138];64);5);BITRSHIFT(BITAND([.A138];128);7))))))))" office:value-type="float" office:value="17" calcext:value-type="float">
            <text:p>17</text:p>
          </table:table-cell>
          <table:table-cell table:formula="of:=CONCATENATE([.O138];&quot;,&quot;)" office:value-type="string" office:string-value="17," calcext:value-type="string">
            <text:p>17,</text:p>
          </table:table-cell>
          <table:table-cell/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0x10,</text:p>
          </table:table-cell>
          <table:table-cell table:style-name="ce2" office:value-type="string" calcext:value-type="string">
            <text:p>0x82,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DEC2HEX([.A139])" office:value-type="string" office:string-value="89" calcext:value-type="string">
            <text:p>89</text:p>
          </table:table-cell>
          <table:table-cell table:style-name="ce1" table:formula="of:=BITAND([.A139]; 248)" office:value-type="float" office:value="136" calcext:value-type="float">
            <text:p>136</text:p>
          </table:table-cell>
          <table:table-cell table:style-name="ce1" table:formula="of:=BITRSHIFT([.A139]; 5)" office:value-type="float" office:value="4" calcext:value-type="float">
            <text:p>4</text:p>
          </table:table-cell>
          <table:table-cell table:style-name="ce1" table:formula="of:=BITAND(BITLSHIFT([.A139]; 3); 224)" office:value-type="float" office:value="64" calcext:value-type="float">
            <text:p>64</text:p>
          </table:table-cell>
          <table:table-cell table:style-name="ce1" table:formula="of:=BITAND(BITRSHIFT([.A139]; 3); 31)" office:value-type="float" office:value="17" calcext:value-type="float">
            <text:p>17</text:p>
          </table:table-cell>
          <table:table-cell table:style-name="ce1" table:formula="of:=BITOR([.C139];[.D139])" office:value-type="float" office:value="140" calcext:value-type="float">
            <text:p>140</text:p>
          </table:table-cell>
          <table:table-cell table:style-name="ce1" table:formula="of:=BITOR([.E139];[.F139])" office:value-type="float" office:value="81" calcext:value-type="float">
            <text:p>81</text:p>
          </table:table-cell>
          <table:table-cell table:style-name="ce2" table:formula="of:=CONCATENATE(&quot;0x&quot;;DEC2HEX([.G139];2);DEC2HEX([.H139];2))" office:value-type="string" office:string-value="0x8C51" calcext:value-type="string">
            <text:p>0x8C51</text:p>
          </table:table-cell>
          <table:table-cell table:style-name="ce2" table:formula="of:=CONCATENATE(&quot;0x&quot;;DEC2HEX([.H139];2);DEC2HEX([.G139];2))" office:value-type="string" office:string-value="0x518C" calcext:value-type="string">
            <text:p>0x518C</text:p>
          </table:table-cell>
          <table:table-cell table:formula="of:=CONCATENATE(&quot;case &quot;;[.A139];&quot;: return &quot;;[.I139];&quot;;&quot;)" office:value-type="string" office:string-value="case 137: return 0x8C51;" calcext:value-type="string">
            <text:p>case 137: return 0x8C51;</text:p>
          </table:table-cell>
          <table:table-cell table:formula="of:=CONCATENATE([.I139];&quot;,&quot;)" office:value-type="string" office:string-value="0x8C51," calcext:value-type="string">
            <text:p>0x8C51,</text:p>
          </table:table-cell>
          <table:table-cell table:style-name="ce2" table:formula="of:=CONCATENATE(&quot;0x&quot;;DEC2HEX([.G139];2);&quot;,&quot;)" office:value-type="string" office:string-value="0x8C," calcext:value-type="string">
            <text:p>0x8C,</text:p>
          </table:table-cell>
          <table:table-cell table:style-name="ce2" table:formula="of:=CONCATENATE(&quot;0x&quot;;DEC2HEX([.H139];2);&quot;,&quot;)" office:value-type="string" office:string-value="0x51," calcext:value-type="string">
            <text:p>0x51,</text:p>
          </table:table-cell>
          <table:table-cell table:formula="of:=BITOR(BITLSHIFT(BITAND([.A139];1);7);BITOR(BITLSHIFT(BITAND([.A139];2);5);BITOR(BITLSHIFT(BITAND([.A139];4);3);BITOR(BITLSHIFT(BITAND([.A139];8);1);BITOR(BITRSHIFT(BITAND([.A139];16);1);BITOR(BITRSHIFT(BITAND([.A139];32);3);BITOR(BITRSHIFT(BITAND([.A139];64);5);BITRSHIFT(BITAND([.A139];128);7))))))))" office:value-type="float" office:value="145" calcext:value-type="float">
            <text:p>145</text:p>
          </table:table-cell>
          <table:table-cell table:formula="of:=CONCATENATE([.O139];&quot;,&quot;)" office:value-type="string" office:string-value="145," calcext:value-type="string">
            <text:p>145,</text:p>
          </table:table-cell>
          <table:table-cell/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0x94,</text:p>
          </table:table-cell>
          <table:table-cell table:style-name="ce2" office:value-type="string" calcext:value-type="string">
            <text:p>0x92,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DEC2HEX([.A140])" office:value-type="string" office:string-value="8A" calcext:value-type="string">
            <text:p>8A</text:p>
          </table:table-cell>
          <table:table-cell table:style-name="ce1" table:formula="of:=BITAND([.A140]; 248)" office:value-type="float" office:value="136" calcext:value-type="float">
            <text:p>136</text:p>
          </table:table-cell>
          <table:table-cell table:style-name="ce1" table:formula="of:=BITRSHIFT([.A140]; 5)" office:value-type="float" office:value="4" calcext:value-type="float">
            <text:p>4</text:p>
          </table:table-cell>
          <table:table-cell table:style-name="ce1" table:formula="of:=BITAND(BITLSHIFT([.A140]; 3); 224)" office:value-type="float" office:value="64" calcext:value-type="float">
            <text:p>64</text:p>
          </table:table-cell>
          <table:table-cell table:style-name="ce1" table:formula="of:=BITAND(BITRSHIFT([.A140]; 3); 31)" office:value-type="float" office:value="17" calcext:value-type="float">
            <text:p>17</text:p>
          </table:table-cell>
          <table:table-cell table:style-name="ce1" table:formula="of:=BITOR([.C140];[.D140])" office:value-type="float" office:value="140" calcext:value-type="float">
            <text:p>140</text:p>
          </table:table-cell>
          <table:table-cell table:style-name="ce1" table:formula="of:=BITOR([.E140];[.F140])" office:value-type="float" office:value="81" calcext:value-type="float">
            <text:p>81</text:p>
          </table:table-cell>
          <table:table-cell table:style-name="ce2" table:formula="of:=CONCATENATE(&quot;0x&quot;;DEC2HEX([.G140];2);DEC2HEX([.H140];2))" office:value-type="string" office:string-value="0x8C51" calcext:value-type="string">
            <text:p>0x8C51</text:p>
          </table:table-cell>
          <table:table-cell table:style-name="ce2" table:formula="of:=CONCATENATE(&quot;0x&quot;;DEC2HEX([.H140];2);DEC2HEX([.G140];2))" office:value-type="string" office:string-value="0x518C" calcext:value-type="string">
            <text:p>0x518C</text:p>
          </table:table-cell>
          <table:table-cell table:formula="of:=CONCATENATE(&quot;case &quot;;[.A140];&quot;: return &quot;;[.I140];&quot;;&quot;)" office:value-type="string" office:string-value="case 138: return 0x8C51;" calcext:value-type="string">
            <text:p>case 138: return 0x8C51;</text:p>
          </table:table-cell>
          <table:table-cell table:formula="of:=CONCATENATE([.I140];&quot;,&quot;)" office:value-type="string" office:string-value="0x8C51," calcext:value-type="string">
            <text:p>0x8C51,</text:p>
          </table:table-cell>
          <table:table-cell table:style-name="ce2" table:formula="of:=CONCATENATE(&quot;0x&quot;;DEC2HEX([.G140];2);&quot;,&quot;)" office:value-type="string" office:string-value="0x8C," calcext:value-type="string">
            <text:p>0x8C,</text:p>
          </table:table-cell>
          <table:table-cell table:style-name="ce2" table:formula="of:=CONCATENATE(&quot;0x&quot;;DEC2HEX([.H140];2);&quot;,&quot;)" office:value-type="string" office:string-value="0x51," calcext:value-type="string">
            <text:p>0x51,</text:p>
          </table:table-cell>
          <table:table-cell table:formula="of:=BITOR(BITLSHIFT(BITAND([.A140];1);7);BITOR(BITLSHIFT(BITAND([.A140];2);5);BITOR(BITLSHIFT(BITAND([.A140];4);3);BITOR(BITLSHIFT(BITAND([.A140];8);1);BITOR(BITRSHIFT(BITAND([.A140];16);1);BITOR(BITRSHIFT(BITAND([.A140];32);3);BITOR(BITRSHIFT(BITAND([.A140];64);5);BITRSHIFT(BITAND([.A140];128);7))))))))" office:value-type="float" office:value="81" calcext:value-type="float">
            <text:p>81</text:p>
          </table:table-cell>
          <table:table-cell table:formula="of:=CONCATENATE([.O140];&quot;,&quot;)" office:value-type="string" office:string-value="81," calcext:value-type="string">
            <text:p>81,</text:p>
          </table:table-cell>
          <table:table-cell/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0x52,</text:p>
          </table:table-cell>
          <table:table-cell table:style-name="ce2" office:value-type="string" calcext:value-type="string">
            <text:p>0x8A,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DEC2HEX([.A141])" office:value-type="string" office:string-value="8B" calcext:value-type="string">
            <text:p>8B</text:p>
          </table:table-cell>
          <table:table-cell table:style-name="ce1" table:formula="of:=BITAND([.A141]; 248)" office:value-type="float" office:value="136" calcext:value-type="float">
            <text:p>136</text:p>
          </table:table-cell>
          <table:table-cell table:style-name="ce1" table:formula="of:=BITRSHIFT([.A141]; 5)" office:value-type="float" office:value="4" calcext:value-type="float">
            <text:p>4</text:p>
          </table:table-cell>
          <table:table-cell table:style-name="ce1" table:formula="of:=BITAND(BITLSHIFT([.A141]; 3); 224)" office:value-type="float" office:value="64" calcext:value-type="float">
            <text:p>64</text:p>
          </table:table-cell>
          <table:table-cell table:style-name="ce1" table:formula="of:=BITAND(BITRSHIFT([.A141]; 3); 31)" office:value-type="float" office:value="17" calcext:value-type="float">
            <text:p>17</text:p>
          </table:table-cell>
          <table:table-cell table:style-name="ce1" table:formula="of:=BITOR([.C141];[.D141])" office:value-type="float" office:value="140" calcext:value-type="float">
            <text:p>140</text:p>
          </table:table-cell>
          <table:table-cell table:style-name="ce1" table:formula="of:=BITOR([.E141];[.F141])" office:value-type="float" office:value="81" calcext:value-type="float">
            <text:p>81</text:p>
          </table:table-cell>
          <table:table-cell table:style-name="ce2" table:formula="of:=CONCATENATE(&quot;0x&quot;;DEC2HEX([.G141];2);DEC2HEX([.H141];2))" office:value-type="string" office:string-value="0x8C51" calcext:value-type="string">
            <text:p>0x8C51</text:p>
          </table:table-cell>
          <table:table-cell table:style-name="ce2" table:formula="of:=CONCATENATE(&quot;0x&quot;;DEC2HEX([.H141];2);DEC2HEX([.G141];2))" office:value-type="string" office:string-value="0x518C" calcext:value-type="string">
            <text:p>0x518C</text:p>
          </table:table-cell>
          <table:table-cell table:formula="of:=CONCATENATE(&quot;case &quot;;[.A141];&quot;: return &quot;;[.I141];&quot;;&quot;)" office:value-type="string" office:string-value="case 139: return 0x8C51;" calcext:value-type="string">
            <text:p>case 139: return 0x8C51;</text:p>
          </table:table-cell>
          <table:table-cell table:formula="of:=CONCATENATE([.I141];&quot;,&quot;)" office:value-type="string" office:string-value="0x8C51," calcext:value-type="string">
            <text:p>0x8C51,</text:p>
          </table:table-cell>
          <table:table-cell table:style-name="ce2" table:formula="of:=CONCATENATE(&quot;0x&quot;;DEC2HEX([.G141];2);&quot;,&quot;)" office:value-type="string" office:string-value="0x8C," calcext:value-type="string">
            <text:p>0x8C,</text:p>
          </table:table-cell>
          <table:table-cell table:style-name="ce2" table:formula="of:=CONCATENATE(&quot;0x&quot;;DEC2HEX([.H141];2);&quot;,&quot;)" office:value-type="string" office:string-value="0x51," calcext:value-type="string">
            <text:p>0x51,</text:p>
          </table:table-cell>
          <table:table-cell table:formula="of:=BITOR(BITLSHIFT(BITAND([.A141];1);7);BITOR(BITLSHIFT(BITAND([.A141];2);5);BITOR(BITLSHIFT(BITAND([.A141];4);3);BITOR(BITLSHIFT(BITAND([.A141];8);1);BITOR(BITRSHIFT(BITAND([.A141];16);1);BITOR(BITRSHIFT(BITAND([.A141];32);3);BITOR(BITRSHIFT(BITAND([.A141];64);5);BITRSHIFT(BITAND([.A141];128);7))))))))" office:value-type="float" office:value="209" calcext:value-type="float">
            <text:p>209</text:p>
          </table:table-cell>
          <table:table-cell table:formula="of:=CONCATENATE([.O141];&quot;,&quot;)" office:value-type="string" office:string-value="209," calcext:value-type="string">
            <text:p>209,</text:p>
          </table:table-cell>
          <table:table-cell/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0xD6,</text:p>
          </table:table-cell>
          <table:table-cell table:style-name="ce2" office:value-type="string" calcext:value-type="string">
            <text:p>0x9A,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DEC2HEX([.A142])" office:value-type="string" office:string-value="8C" calcext:value-type="string">
            <text:p>8C</text:p>
          </table:table-cell>
          <table:table-cell table:style-name="ce1" table:formula="of:=BITAND([.A142]; 248)" office:value-type="float" office:value="136" calcext:value-type="float">
            <text:p>136</text:p>
          </table:table-cell>
          <table:table-cell table:style-name="ce1" table:formula="of:=BITRSHIFT([.A142]; 5)" office:value-type="float" office:value="4" calcext:value-type="float">
            <text:p>4</text:p>
          </table:table-cell>
          <table:table-cell table:style-name="ce1" table:formula="of:=BITAND(BITLSHIFT([.A142]; 3); 224)" office:value-type="float" office:value="96" calcext:value-type="float">
            <text:p>96</text:p>
          </table:table-cell>
          <table:table-cell table:style-name="ce1" table:formula="of:=BITAND(BITRSHIFT([.A142]; 3); 31)" office:value-type="float" office:value="17" calcext:value-type="float">
            <text:p>17</text:p>
          </table:table-cell>
          <table:table-cell table:style-name="ce1" table:formula="of:=BITOR([.C142];[.D142])" office:value-type="float" office:value="140" calcext:value-type="float">
            <text:p>140</text:p>
          </table:table-cell>
          <table:table-cell table:style-name="ce1" table:formula="of:=BITOR([.E142];[.F142])" office:value-type="float" office:value="113" calcext:value-type="float">
            <text:p>113</text:p>
          </table:table-cell>
          <table:table-cell table:style-name="ce2" table:formula="of:=CONCATENATE(&quot;0x&quot;;DEC2HEX([.G142];2);DEC2HEX([.H142];2))" office:value-type="string" office:string-value="0x8C71" calcext:value-type="string">
            <text:p>0x8C71</text:p>
          </table:table-cell>
          <table:table-cell table:style-name="ce2" table:formula="of:=CONCATENATE(&quot;0x&quot;;DEC2HEX([.H142];2);DEC2HEX([.G142];2))" office:value-type="string" office:string-value="0x718C" calcext:value-type="string">
            <text:p>0x718C</text:p>
          </table:table-cell>
          <table:table-cell table:formula="of:=CONCATENATE(&quot;case &quot;;[.A142];&quot;: return &quot;;[.I142];&quot;;&quot;)" office:value-type="string" office:string-value="case 140: return 0x8C71;" calcext:value-type="string">
            <text:p>case 140: return 0x8C71;</text:p>
          </table:table-cell>
          <table:table-cell table:formula="of:=CONCATENATE([.I142];&quot;,&quot;)" office:value-type="string" office:string-value="0x8C71," calcext:value-type="string">
            <text:p>0x8C71,</text:p>
          </table:table-cell>
          <table:table-cell table:style-name="ce2" table:formula="of:=CONCATENATE(&quot;0x&quot;;DEC2HEX([.G142];2);&quot;,&quot;)" office:value-type="string" office:string-value="0x8C," calcext:value-type="string">
            <text:p>0x8C,</text:p>
          </table:table-cell>
          <table:table-cell table:style-name="ce2" table:formula="of:=CONCATENATE(&quot;0x&quot;;DEC2HEX([.H142];2);&quot;,&quot;)" office:value-type="string" office:string-value="0x71," calcext:value-type="string">
            <text:p>0x71,</text:p>
          </table:table-cell>
          <table:table-cell table:formula="of:=BITOR(BITLSHIFT(BITAND([.A142];1);7);BITOR(BITLSHIFT(BITAND([.A142];2);5);BITOR(BITLSHIFT(BITAND([.A142];4);3);BITOR(BITLSHIFT(BITAND([.A142];8);1);BITOR(BITRSHIFT(BITAND([.A142];16);1);BITOR(BITRSHIFT(BITAND([.A142];32);3);BITOR(BITRSHIFT(BITAND([.A142];64);5);BITRSHIFT(BITAND([.A142];128);7))))))))" office:value-type="float" office:value="49" calcext:value-type="float">
            <text:p>49</text:p>
          </table:table-cell>
          <table:table-cell table:formula="of:=CONCATENATE([.O142];&quot;,&quot;)" office:value-type="string" office:string-value="49," calcext:value-type="string">
            <text:p>49,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0x31,</text:p>
          </table:table-cell>
          <table:table-cell table:style-name="ce2" office:value-type="string" calcext:value-type="string">
            <text:p>0x86,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DEC2HEX([.A143])" office:value-type="string" office:string-value="8D" calcext:value-type="string">
            <text:p>8D</text:p>
          </table:table-cell>
          <table:table-cell table:style-name="ce1" table:formula="of:=BITAND([.A143]; 248)" office:value-type="float" office:value="136" calcext:value-type="float">
            <text:p>136</text:p>
          </table:table-cell>
          <table:table-cell table:style-name="ce1" table:formula="of:=BITRSHIFT([.A143]; 5)" office:value-type="float" office:value="4" calcext:value-type="float">
            <text:p>4</text:p>
          </table:table-cell>
          <table:table-cell table:style-name="ce1" table:formula="of:=BITAND(BITLSHIFT([.A143]; 3); 224)" office:value-type="float" office:value="96" calcext:value-type="float">
            <text:p>96</text:p>
          </table:table-cell>
          <table:table-cell table:style-name="ce1" table:formula="of:=BITAND(BITRSHIFT([.A143]; 3); 31)" office:value-type="float" office:value="17" calcext:value-type="float">
            <text:p>17</text:p>
          </table:table-cell>
          <table:table-cell table:style-name="ce1" table:formula="of:=BITOR([.C143];[.D143])" office:value-type="float" office:value="140" calcext:value-type="float">
            <text:p>140</text:p>
          </table:table-cell>
          <table:table-cell table:style-name="ce1" table:formula="of:=BITOR([.E143];[.F143])" office:value-type="float" office:value="113" calcext:value-type="float">
            <text:p>113</text:p>
          </table:table-cell>
          <table:table-cell table:style-name="ce2" table:formula="of:=CONCATENATE(&quot;0x&quot;;DEC2HEX([.G143];2);DEC2HEX([.H143];2))" office:value-type="string" office:string-value="0x8C71" calcext:value-type="string">
            <text:p>0x8C71</text:p>
          </table:table-cell>
          <table:table-cell table:style-name="ce2" table:formula="of:=CONCATENATE(&quot;0x&quot;;DEC2HEX([.H143];2);DEC2HEX([.G143];2))" office:value-type="string" office:string-value="0x718C" calcext:value-type="string">
            <text:p>0x718C</text:p>
          </table:table-cell>
          <table:table-cell table:formula="of:=CONCATENATE(&quot;case &quot;;[.A143];&quot;: return &quot;;[.I143];&quot;;&quot;)" office:value-type="string" office:string-value="case 141: return 0x8C71;" calcext:value-type="string">
            <text:p>case 141: return 0x8C71;</text:p>
          </table:table-cell>
          <table:table-cell table:formula="of:=CONCATENATE([.I143];&quot;,&quot;)" office:value-type="string" office:string-value="0x8C71," calcext:value-type="string">
            <text:p>0x8C71,</text:p>
          </table:table-cell>
          <table:table-cell table:style-name="ce2" table:formula="of:=CONCATENATE(&quot;0x&quot;;DEC2HEX([.G143];2);&quot;,&quot;)" office:value-type="string" office:string-value="0x8C," calcext:value-type="string">
            <text:p>0x8C,</text:p>
          </table:table-cell>
          <table:table-cell table:style-name="ce2" table:formula="of:=CONCATENATE(&quot;0x&quot;;DEC2HEX([.H143];2);&quot;,&quot;)" office:value-type="string" office:string-value="0x71," calcext:value-type="string">
            <text:p>0x71,</text:p>
          </table:table-cell>
          <table:table-cell table:formula="of:=BITOR(BITLSHIFT(BITAND([.A143];1);7);BITOR(BITLSHIFT(BITAND([.A143];2);5);BITOR(BITLSHIFT(BITAND([.A143];4);3);BITOR(BITLSHIFT(BITAND([.A143];8);1);BITOR(BITRSHIFT(BITAND([.A143];16);1);BITOR(BITRSHIFT(BITAND([.A143];32);3);BITOR(BITRSHIFT(BITAND([.A143];64);5);BITRSHIFT(BITAND([.A143];128);7))))))))" office:value-type="float" office:value="177" calcext:value-type="float">
            <text:p>177</text:p>
          </table:table-cell>
          <table:table-cell table:formula="of:=CONCATENATE([.O143];&quot;,&quot;)" office:value-type="string" office:string-value="177," calcext:value-type="string">
            <text:p>177,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0xB5,</text:p>
          </table:table-cell>
          <table:table-cell table:style-name="ce2" office:value-type="string" calcext:value-type="string">
            <text:p>0x96,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DEC2HEX([.A144])" office:value-type="string" office:string-value="8E" calcext:value-type="string">
            <text:p>8E</text:p>
          </table:table-cell>
          <table:table-cell table:style-name="ce1" table:formula="of:=BITAND([.A144]; 248)" office:value-type="float" office:value="136" calcext:value-type="float">
            <text:p>136</text:p>
          </table:table-cell>
          <table:table-cell table:style-name="ce1" table:formula="of:=BITRSHIFT([.A144]; 5)" office:value-type="float" office:value="4" calcext:value-type="float">
            <text:p>4</text:p>
          </table:table-cell>
          <table:table-cell table:style-name="ce1" table:formula="of:=BITAND(BITLSHIFT([.A144]; 3); 224)" office:value-type="float" office:value="96" calcext:value-type="float">
            <text:p>96</text:p>
          </table:table-cell>
          <table:table-cell table:style-name="ce1" table:formula="of:=BITAND(BITRSHIFT([.A144]; 3); 31)" office:value-type="float" office:value="17" calcext:value-type="float">
            <text:p>17</text:p>
          </table:table-cell>
          <table:table-cell table:style-name="ce1" table:formula="of:=BITOR([.C144];[.D144])" office:value-type="float" office:value="140" calcext:value-type="float">
            <text:p>140</text:p>
          </table:table-cell>
          <table:table-cell table:style-name="ce1" table:formula="of:=BITOR([.E144];[.F144])" office:value-type="float" office:value="113" calcext:value-type="float">
            <text:p>113</text:p>
          </table:table-cell>
          <table:table-cell table:style-name="ce2" table:formula="of:=CONCATENATE(&quot;0x&quot;;DEC2HEX([.G144];2);DEC2HEX([.H144];2))" office:value-type="string" office:string-value="0x8C71" calcext:value-type="string">
            <text:p>0x8C71</text:p>
          </table:table-cell>
          <table:table-cell table:style-name="ce2" table:formula="of:=CONCATENATE(&quot;0x&quot;;DEC2HEX([.H144];2);DEC2HEX([.G144];2))" office:value-type="string" office:string-value="0x718C" calcext:value-type="string">
            <text:p>0x718C</text:p>
          </table:table-cell>
          <table:table-cell table:formula="of:=CONCATENATE(&quot;case &quot;;[.A144];&quot;: return &quot;;[.I144];&quot;;&quot;)" office:value-type="string" office:string-value="case 142: return 0x8C71;" calcext:value-type="string">
            <text:p>case 142: return 0x8C71;</text:p>
          </table:table-cell>
          <table:table-cell table:formula="of:=CONCATENATE([.I144];&quot;,&quot;)" office:value-type="string" office:string-value="0x8C71," calcext:value-type="string">
            <text:p>0x8C71,</text:p>
          </table:table-cell>
          <table:table-cell table:style-name="ce2" table:formula="of:=CONCATENATE(&quot;0x&quot;;DEC2HEX([.G144];2);&quot;,&quot;)" office:value-type="string" office:string-value="0x8C," calcext:value-type="string">
            <text:p>0x8C,</text:p>
          </table:table-cell>
          <table:table-cell table:style-name="ce2" table:formula="of:=CONCATENATE(&quot;0x&quot;;DEC2HEX([.H144];2);&quot;,&quot;)" office:value-type="string" office:string-value="0x71," calcext:value-type="string">
            <text:p>0x71,</text:p>
          </table:table-cell>
          <table:table-cell table:formula="of:=BITOR(BITLSHIFT(BITAND([.A144];1);7);BITOR(BITLSHIFT(BITAND([.A144];2);5);BITOR(BITLSHIFT(BITAND([.A144];4);3);BITOR(BITLSHIFT(BITAND([.A144];8);1);BITOR(BITRSHIFT(BITAND([.A144];16);1);BITOR(BITRSHIFT(BITAND([.A144];32);3);BITOR(BITRSHIFT(BITAND([.A144];64);5);BITRSHIFT(BITAND([.A144];128);7))))))))" office:value-type="float" office:value="113" calcext:value-type="float">
            <text:p>113</text:p>
          </table:table-cell>
          <table:table-cell table:formula="of:=CONCATENATE([.O144];&quot;,&quot;)" office:value-type="string" office:string-value="113," calcext:value-type="string">
            <text:p>113,</text:p>
          </table:table-cell>
          <table:table-cell/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0x73,</text:p>
          </table:table-cell>
          <table:table-cell table:style-name="ce2" office:value-type="string" calcext:value-type="string">
            <text:p>0x8E,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DEC2HEX([.A145])" office:value-type="string" office:string-value="8F" calcext:value-type="string">
            <text:p>8F</text:p>
          </table:table-cell>
          <table:table-cell table:style-name="ce1" table:formula="of:=BITAND([.A145]; 248)" office:value-type="float" office:value="136" calcext:value-type="float">
            <text:p>136</text:p>
          </table:table-cell>
          <table:table-cell table:style-name="ce1" table:formula="of:=BITRSHIFT([.A145]; 5)" office:value-type="float" office:value="4" calcext:value-type="float">
            <text:p>4</text:p>
          </table:table-cell>
          <table:table-cell table:style-name="ce1" table:formula="of:=BITAND(BITLSHIFT([.A145]; 3); 224)" office:value-type="float" office:value="96" calcext:value-type="float">
            <text:p>96</text:p>
          </table:table-cell>
          <table:table-cell table:style-name="ce1" table:formula="of:=BITAND(BITRSHIFT([.A145]; 3); 31)" office:value-type="float" office:value="17" calcext:value-type="float">
            <text:p>17</text:p>
          </table:table-cell>
          <table:table-cell table:style-name="ce1" table:formula="of:=BITOR([.C145];[.D145])" office:value-type="float" office:value="140" calcext:value-type="float">
            <text:p>140</text:p>
          </table:table-cell>
          <table:table-cell table:style-name="ce1" table:formula="of:=BITOR([.E145];[.F145])" office:value-type="float" office:value="113" calcext:value-type="float">
            <text:p>113</text:p>
          </table:table-cell>
          <table:table-cell table:style-name="ce2" table:formula="of:=CONCATENATE(&quot;0x&quot;;DEC2HEX([.G145];2);DEC2HEX([.H145];2))" office:value-type="string" office:string-value="0x8C71" calcext:value-type="string">
            <text:p>0x8C71</text:p>
          </table:table-cell>
          <table:table-cell table:style-name="ce2" table:formula="of:=CONCATENATE(&quot;0x&quot;;DEC2HEX([.H145];2);DEC2HEX([.G145];2))" office:value-type="string" office:string-value="0x718C" calcext:value-type="string">
            <text:p>0x718C</text:p>
          </table:table-cell>
          <table:table-cell table:formula="of:=CONCATENATE(&quot;case &quot;;[.A145];&quot;: return &quot;;[.I145];&quot;;&quot;)" office:value-type="string" office:string-value="case 143: return 0x8C71;" calcext:value-type="string">
            <text:p>case 143: return 0x8C71;</text:p>
          </table:table-cell>
          <table:table-cell table:formula="of:=CONCATENATE([.I145];&quot;,&quot;)" office:value-type="string" office:string-value="0x8C71," calcext:value-type="string">
            <text:p>0x8C71,</text:p>
          </table:table-cell>
          <table:table-cell table:style-name="ce2" table:formula="of:=CONCATENATE(&quot;0x&quot;;DEC2HEX([.G145];2);&quot;,&quot;)" office:value-type="string" office:string-value="0x8C," calcext:value-type="string">
            <text:p>0x8C,</text:p>
          </table:table-cell>
          <table:table-cell table:style-name="ce2" table:formula="of:=CONCATENATE(&quot;0x&quot;;DEC2HEX([.H145];2);&quot;,&quot;)" office:value-type="string" office:string-value="0x71," calcext:value-type="string">
            <text:p>0x71,</text:p>
          </table:table-cell>
          <table:table-cell table:formula="of:=BITOR(BITLSHIFT(BITAND([.A145];1);7);BITOR(BITLSHIFT(BITAND([.A145];2);5);BITOR(BITLSHIFT(BITAND([.A145];4);3);BITOR(BITLSHIFT(BITAND([.A145];8);1);BITOR(BITRSHIFT(BITAND([.A145];16);1);BITOR(BITRSHIFT(BITAND([.A145];32);3);BITOR(BITRSHIFT(BITAND([.A145];64);5);BITRSHIFT(BITAND([.A145];128);7))))))))" office:value-type="float" office:value="241" calcext:value-type="float">
            <text:p>241</text:p>
          </table:table-cell>
          <table:table-cell table:formula="of:=CONCATENATE([.O145];&quot;,&quot;)" office:value-type="string" office:string-value="241," calcext:value-type="string">
            <text:p>241,</text:p>
          </table:table-cell>
          <table:table-cell/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0xF7,</text:p>
          </table:table-cell>
          <table:table-cell table:style-name="ce2" office:value-type="string" calcext:value-type="string">
            <text:p>0x9E,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DEC2HEX([.A146])" office:value-type="string" office:string-value="90" calcext:value-type="string">
            <text:p>90</text:p>
          </table:table-cell>
          <table:table-cell table:style-name="ce1" table:formula="of:=BITAND([.A146]; 248)" office:value-type="float" office:value="144" calcext:value-type="float">
            <text:p>144</text:p>
          </table:table-cell>
          <table:table-cell table:style-name="ce1" table:formula="of:=BITRSHIFT([.A146]; 5)" office:value-type="float" office:value="4" calcext:value-type="float">
            <text:p>4</text:p>
          </table:table-cell>
          <table:table-cell table:style-name="ce1" table:formula="of:=BITAND(BITLSHIFT([.A146]; 3); 224)" office:value-type="float" office:value="128" calcext:value-type="float">
            <text:p>128</text:p>
          </table:table-cell>
          <table:table-cell table:style-name="ce1" table:formula="of:=BITAND(BITRSHIFT([.A146]; 3); 31)" office:value-type="float" office:value="18" calcext:value-type="float">
            <text:p>18</text:p>
          </table:table-cell>
          <table:table-cell table:style-name="ce1" table:formula="of:=BITOR([.C146];[.D146])" office:value-type="float" office:value="148" calcext:value-type="float">
            <text:p>148</text:p>
          </table:table-cell>
          <table:table-cell table:style-name="ce1" table:formula="of:=BITOR([.E146];[.F146])" office:value-type="float" office:value="146" calcext:value-type="float">
            <text:p>146</text:p>
          </table:table-cell>
          <table:table-cell table:style-name="ce2" table:formula="of:=CONCATENATE(&quot;0x&quot;;DEC2HEX([.G146];2);DEC2HEX([.H146];2))" office:value-type="string" office:string-value="0x9492" calcext:value-type="string">
            <text:p>0x9492</text:p>
          </table:table-cell>
          <table:table-cell table:style-name="ce2" table:formula="of:=CONCATENATE(&quot;0x&quot;;DEC2HEX([.H146];2);DEC2HEX([.G146];2))" office:value-type="string" office:string-value="0x9294" calcext:value-type="string">
            <text:p>0x9294</text:p>
          </table:table-cell>
          <table:table-cell table:formula="of:=CONCATENATE(&quot;case &quot;;[.A146];&quot;: return &quot;;[.I146];&quot;;&quot;)" office:value-type="string" office:string-value="case 144: return 0x9492;" calcext:value-type="string">
            <text:p>case 144: return 0x9492;</text:p>
          </table:table-cell>
          <table:table-cell table:formula="of:=CONCATENATE([.I146];&quot;,&quot;)" office:value-type="string" office:string-value="0x9492," calcext:value-type="string">
            <text:p>0x9492,</text:p>
          </table:table-cell>
          <table:table-cell table:style-name="ce2" table:formula="of:=CONCATENATE(&quot;0x&quot;;DEC2HEX([.G146];2);&quot;,&quot;)" office:value-type="string" office:string-value="0x94," calcext:value-type="string">
            <text:p>0x94,</text:p>
          </table:table-cell>
          <table:table-cell table:style-name="ce2" table:formula="of:=CONCATENATE(&quot;0x&quot;;DEC2HEX([.H146];2);&quot;,&quot;)" office:value-type="string" office:string-value="0x92," calcext:value-type="string">
            <text:p>0x92,</text:p>
          </table:table-cell>
          <table:table-cell table:formula="of:=BITOR(BITLSHIFT(BITAND([.A146];1);7);BITOR(BITLSHIFT(BITAND([.A146];2);5);BITOR(BITLSHIFT(BITAND([.A146];4);3);BITOR(BITLSHIFT(BITAND([.A146];8);1);BITOR(BITRSHIFT(BITAND([.A146];16);1);BITOR(BITRSHIFT(BITAND([.A146];32);3);BITOR(BITRSHIFT(BITAND([.A146];64);5);BITRSHIFT(BITAND([.A146];128);7))))))))" office:value-type="float" office:value="9" calcext:value-type="float">
            <text:p>9</text:p>
          </table:table-cell>
          <table:table-cell table:formula="of:=CONCATENATE([.O146];&quot;,&quot;)" office:value-type="string" office:string-value="9," calcext:value-type="string">
            <text:p>9,</text:p>
          </table:table-cell>
          <table:table-cell/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0x08,</text:p>
          </table:table-cell>
          <table:table-cell table:style-name="ce2" office:value-type="string" calcext:value-type="string">
            <text:p>0x41,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DEC2HEX([.A147])" office:value-type="string" office:string-value="91" calcext:value-type="string">
            <text:p>91</text:p>
          </table:table-cell>
          <table:table-cell table:style-name="ce1" table:formula="of:=BITAND([.A147]; 248)" office:value-type="float" office:value="144" calcext:value-type="float">
            <text:p>144</text:p>
          </table:table-cell>
          <table:table-cell table:style-name="ce1" table:formula="of:=BITRSHIFT([.A147]; 5)" office:value-type="float" office:value="4" calcext:value-type="float">
            <text:p>4</text:p>
          </table:table-cell>
          <table:table-cell table:style-name="ce1" table:formula="of:=BITAND(BITLSHIFT([.A147]; 3); 224)" office:value-type="float" office:value="128" calcext:value-type="float">
            <text:p>128</text:p>
          </table:table-cell>
          <table:table-cell table:style-name="ce1" table:formula="of:=BITAND(BITRSHIFT([.A147]; 3); 31)" office:value-type="float" office:value="18" calcext:value-type="float">
            <text:p>18</text:p>
          </table:table-cell>
          <table:table-cell table:style-name="ce1" table:formula="of:=BITOR([.C147];[.D147])" office:value-type="float" office:value="148" calcext:value-type="float">
            <text:p>148</text:p>
          </table:table-cell>
          <table:table-cell table:style-name="ce1" table:formula="of:=BITOR([.E147];[.F147])" office:value-type="float" office:value="146" calcext:value-type="float">
            <text:p>146</text:p>
          </table:table-cell>
          <table:table-cell table:style-name="ce2" table:formula="of:=CONCATENATE(&quot;0x&quot;;DEC2HEX([.G147];2);DEC2HEX([.H147];2))" office:value-type="string" office:string-value="0x9492" calcext:value-type="string">
            <text:p>0x9492</text:p>
          </table:table-cell>
          <table:table-cell table:style-name="ce2" table:formula="of:=CONCATENATE(&quot;0x&quot;;DEC2HEX([.H147];2);DEC2HEX([.G147];2))" office:value-type="string" office:string-value="0x9294" calcext:value-type="string">
            <text:p>0x9294</text:p>
          </table:table-cell>
          <table:table-cell table:formula="of:=CONCATENATE(&quot;case &quot;;[.A147];&quot;: return &quot;;[.I147];&quot;;&quot;)" office:value-type="string" office:string-value="case 145: return 0x9492;" calcext:value-type="string">
            <text:p>case 145: return 0x9492;</text:p>
          </table:table-cell>
          <table:table-cell table:formula="of:=CONCATENATE([.I147];&quot;,&quot;)" office:value-type="string" office:string-value="0x9492," calcext:value-type="string">
            <text:p>0x9492,</text:p>
          </table:table-cell>
          <table:table-cell table:style-name="ce2" table:formula="of:=CONCATENATE(&quot;0x&quot;;DEC2HEX([.G147];2);&quot;,&quot;)" office:value-type="string" office:string-value="0x94," calcext:value-type="string">
            <text:p>0x94,</text:p>
          </table:table-cell>
          <table:table-cell table:style-name="ce2" table:formula="of:=CONCATENATE(&quot;0x&quot;;DEC2HEX([.H147];2);&quot;,&quot;)" office:value-type="string" office:string-value="0x92," calcext:value-type="string">
            <text:p>0x92,</text:p>
          </table:table-cell>
          <table:table-cell table:formula="of:=BITOR(BITLSHIFT(BITAND([.A147];1);7);BITOR(BITLSHIFT(BITAND([.A147];2);5);BITOR(BITLSHIFT(BITAND([.A147];4);3);BITOR(BITLSHIFT(BITAND([.A147];8);1);BITOR(BITRSHIFT(BITAND([.A147];16);1);BITOR(BITRSHIFT(BITAND([.A147];32);3);BITOR(BITRSHIFT(BITAND([.A147];64);5);BITRSHIFT(BITAND([.A147];128);7))))))))" office:value-type="float" office:value="137" calcext:value-type="float">
            <text:p>137</text:p>
          </table:table-cell>
          <table:table-cell table:formula="of:=CONCATENATE([.O147];&quot;,&quot;)" office:value-type="string" office:string-value="137," calcext:value-type="string">
            <text:p>137,</text:p>
          </table:table-cell>
          <table:table-cell/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0x8C,</text:p>
          </table:table-cell>
          <table:table-cell table:style-name="ce2" office:value-type="string" calcext:value-type="string">
            <text:p>0x51,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DEC2HEX([.A148])" office:value-type="string" office:string-value="92" calcext:value-type="string">
            <text:p>92</text:p>
          </table:table-cell>
          <table:table-cell table:style-name="ce1" table:formula="of:=BITAND([.A148]; 248)" office:value-type="float" office:value="144" calcext:value-type="float">
            <text:p>144</text:p>
          </table:table-cell>
          <table:table-cell table:style-name="ce1" table:formula="of:=BITRSHIFT([.A148]; 5)" office:value-type="float" office:value="4" calcext:value-type="float">
            <text:p>4</text:p>
          </table:table-cell>
          <table:table-cell table:style-name="ce1" table:formula="of:=BITAND(BITLSHIFT([.A148]; 3); 224)" office:value-type="float" office:value="128" calcext:value-type="float">
            <text:p>128</text:p>
          </table:table-cell>
          <table:table-cell table:style-name="ce1" table:formula="of:=BITAND(BITRSHIFT([.A148]; 3); 31)" office:value-type="float" office:value="18" calcext:value-type="float">
            <text:p>18</text:p>
          </table:table-cell>
          <table:table-cell table:style-name="ce1" table:formula="of:=BITOR([.C148];[.D148])" office:value-type="float" office:value="148" calcext:value-type="float">
            <text:p>148</text:p>
          </table:table-cell>
          <table:table-cell table:style-name="ce1" table:formula="of:=BITOR([.E148];[.F148])" office:value-type="float" office:value="146" calcext:value-type="float">
            <text:p>146</text:p>
          </table:table-cell>
          <table:table-cell table:style-name="ce2" table:formula="of:=CONCATENATE(&quot;0x&quot;;DEC2HEX([.G148];2);DEC2HEX([.H148];2))" office:value-type="string" office:string-value="0x9492" calcext:value-type="string">
            <text:p>0x9492</text:p>
          </table:table-cell>
          <table:table-cell table:style-name="ce2" table:formula="of:=CONCATENATE(&quot;0x&quot;;DEC2HEX([.H148];2);DEC2HEX([.G148];2))" office:value-type="string" office:string-value="0x9294" calcext:value-type="string">
            <text:p>0x9294</text:p>
          </table:table-cell>
          <table:table-cell table:formula="of:=CONCATENATE(&quot;case &quot;;[.A148];&quot;: return &quot;;[.I148];&quot;;&quot;)" office:value-type="string" office:string-value="case 146: return 0x9492;" calcext:value-type="string">
            <text:p>case 146: return 0x9492;</text:p>
          </table:table-cell>
          <table:table-cell table:formula="of:=CONCATENATE([.I148];&quot;,&quot;)" office:value-type="string" office:string-value="0x9492," calcext:value-type="string">
            <text:p>0x9492,</text:p>
          </table:table-cell>
          <table:table-cell table:style-name="ce2" table:formula="of:=CONCATENATE(&quot;0x&quot;;DEC2HEX([.G148];2);&quot;,&quot;)" office:value-type="string" office:string-value="0x94," calcext:value-type="string">
            <text:p>0x94,</text:p>
          </table:table-cell>
          <table:table-cell table:style-name="ce2" table:formula="of:=CONCATENATE(&quot;0x&quot;;DEC2HEX([.H148];2);&quot;,&quot;)" office:value-type="string" office:string-value="0x92," calcext:value-type="string">
            <text:p>0x92,</text:p>
          </table:table-cell>
          <table:table-cell table:formula="of:=BITOR(BITLSHIFT(BITAND([.A148];1);7);BITOR(BITLSHIFT(BITAND([.A148];2);5);BITOR(BITLSHIFT(BITAND([.A148];4);3);BITOR(BITLSHIFT(BITAND([.A148];8);1);BITOR(BITRSHIFT(BITAND([.A148];16);1);BITOR(BITRSHIFT(BITAND([.A148];32);3);BITOR(BITRSHIFT(BITAND([.A148];64);5);BITRSHIFT(BITAND([.A148];128);7))))))))" office:value-type="float" office:value="73" calcext:value-type="float">
            <text:p>73</text:p>
          </table:table-cell>
          <table:table-cell table:formula="of:=CONCATENATE([.O148];&quot;,&quot;)" office:value-type="string" office:string-value="73," calcext:value-type="string">
            <text:p>73,</text:p>
          </table:table-cell>
          <table:table-cell/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0x4A,</text:p>
          </table:table-cell>
          <table:table-cell table:style-name="ce2" office:value-type="string" calcext:value-type="string">
            <text:p>0x49,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DEC2HEX([.A149])" office:value-type="string" office:string-value="93" calcext:value-type="string">
            <text:p>93</text:p>
          </table:table-cell>
          <table:table-cell table:style-name="ce1" table:formula="of:=BITAND([.A149]; 248)" office:value-type="float" office:value="144" calcext:value-type="float">
            <text:p>144</text:p>
          </table:table-cell>
          <table:table-cell table:style-name="ce1" table:formula="of:=BITRSHIFT([.A149]; 5)" office:value-type="float" office:value="4" calcext:value-type="float">
            <text:p>4</text:p>
          </table:table-cell>
          <table:table-cell table:style-name="ce1" table:formula="of:=BITAND(BITLSHIFT([.A149]; 3); 224)" office:value-type="float" office:value="128" calcext:value-type="float">
            <text:p>128</text:p>
          </table:table-cell>
          <table:table-cell table:style-name="ce1" table:formula="of:=BITAND(BITRSHIFT([.A149]; 3); 31)" office:value-type="float" office:value="18" calcext:value-type="float">
            <text:p>18</text:p>
          </table:table-cell>
          <table:table-cell table:style-name="ce1" table:formula="of:=BITOR([.C149];[.D149])" office:value-type="float" office:value="148" calcext:value-type="float">
            <text:p>148</text:p>
          </table:table-cell>
          <table:table-cell table:style-name="ce1" table:formula="of:=BITOR([.E149];[.F149])" office:value-type="float" office:value="146" calcext:value-type="float">
            <text:p>146</text:p>
          </table:table-cell>
          <table:table-cell table:style-name="ce2" table:formula="of:=CONCATENATE(&quot;0x&quot;;DEC2HEX([.G149];2);DEC2HEX([.H149];2))" office:value-type="string" office:string-value="0x9492" calcext:value-type="string">
            <text:p>0x9492</text:p>
          </table:table-cell>
          <table:table-cell table:style-name="ce2" table:formula="of:=CONCATENATE(&quot;0x&quot;;DEC2HEX([.H149];2);DEC2HEX([.G149];2))" office:value-type="string" office:string-value="0x9294" calcext:value-type="string">
            <text:p>0x9294</text:p>
          </table:table-cell>
          <table:table-cell table:formula="of:=CONCATENATE(&quot;case &quot;;[.A149];&quot;: return &quot;;[.I149];&quot;;&quot;)" office:value-type="string" office:string-value="case 147: return 0x9492;" calcext:value-type="string">
            <text:p>case 147: return 0x9492;</text:p>
          </table:table-cell>
          <table:table-cell table:formula="of:=CONCATENATE([.I149];&quot;,&quot;)" office:value-type="string" office:string-value="0x9492," calcext:value-type="string">
            <text:p>0x9492,</text:p>
          </table:table-cell>
          <table:table-cell table:style-name="ce2" table:formula="of:=CONCATENATE(&quot;0x&quot;;DEC2HEX([.G149];2);&quot;,&quot;)" office:value-type="string" office:string-value="0x94," calcext:value-type="string">
            <text:p>0x94,</text:p>
          </table:table-cell>
          <table:table-cell table:style-name="ce2" table:formula="of:=CONCATENATE(&quot;0x&quot;;DEC2HEX([.H149];2);&quot;,&quot;)" office:value-type="string" office:string-value="0x92," calcext:value-type="string">
            <text:p>0x92,</text:p>
          </table:table-cell>
          <table:table-cell table:formula="of:=BITOR(BITLSHIFT(BITAND([.A149];1);7);BITOR(BITLSHIFT(BITAND([.A149];2);5);BITOR(BITLSHIFT(BITAND([.A149];4);3);BITOR(BITLSHIFT(BITAND([.A149];8);1);BITOR(BITRSHIFT(BITAND([.A149];16);1);BITOR(BITRSHIFT(BITAND([.A149];32);3);BITOR(BITRSHIFT(BITAND([.A149];64);5);BITRSHIFT(BITAND([.A149];128);7))))))))" office:value-type="float" office:value="201" calcext:value-type="float">
            <text:p>201</text:p>
          </table:table-cell>
          <table:table-cell table:formula="of:=CONCATENATE([.O149];&quot;,&quot;)" office:value-type="string" office:string-value="201," calcext:value-type="string">
            <text:p>201,</text:p>
          </table:table-cell>
          <table:table-cell/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0xCE,</text:p>
          </table:table-cell>
          <table:table-cell table:style-name="ce2" office:value-type="string" calcext:value-type="string">
            <text:p>0x59,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DEC2HEX([.A150])" office:value-type="string" office:string-value="94" calcext:value-type="string">
            <text:p>94</text:p>
          </table:table-cell>
          <table:table-cell table:style-name="ce1" table:formula="of:=BITAND([.A150]; 248)" office:value-type="float" office:value="144" calcext:value-type="float">
            <text:p>144</text:p>
          </table:table-cell>
          <table:table-cell table:style-name="ce1" table:formula="of:=BITRSHIFT([.A150]; 5)" office:value-type="float" office:value="4" calcext:value-type="float">
            <text:p>4</text:p>
          </table:table-cell>
          <table:table-cell table:style-name="ce1" table:formula="of:=BITAND(BITLSHIFT([.A150]; 3); 224)" office:value-type="float" office:value="160" calcext:value-type="float">
            <text:p>160</text:p>
          </table:table-cell>
          <table:table-cell table:style-name="ce1" table:formula="of:=BITAND(BITRSHIFT([.A150]; 3); 31)" office:value-type="float" office:value="18" calcext:value-type="float">
            <text:p>18</text:p>
          </table:table-cell>
          <table:table-cell table:style-name="ce1" table:formula="of:=BITOR([.C150];[.D150])" office:value-type="float" office:value="148" calcext:value-type="float">
            <text:p>148</text:p>
          </table:table-cell>
          <table:table-cell table:style-name="ce1" table:formula="of:=BITOR([.E150];[.F150])" office:value-type="float" office:value="178" calcext:value-type="float">
            <text:p>178</text:p>
          </table:table-cell>
          <table:table-cell table:style-name="ce2" table:formula="of:=CONCATENATE(&quot;0x&quot;;DEC2HEX([.G150];2);DEC2HEX([.H150];2))" office:value-type="string" office:string-value="0x94B2" calcext:value-type="string">
            <text:p>0x94B2</text:p>
          </table:table-cell>
          <table:table-cell table:style-name="ce2" table:formula="of:=CONCATENATE(&quot;0x&quot;;DEC2HEX([.H150];2);DEC2HEX([.G150];2))" office:value-type="string" office:string-value="0xB294" calcext:value-type="string">
            <text:p>0xB294</text:p>
          </table:table-cell>
          <table:table-cell table:formula="of:=CONCATENATE(&quot;case &quot;;[.A150];&quot;: return &quot;;[.I150];&quot;;&quot;)" office:value-type="string" office:string-value="case 148: return 0x94B2;" calcext:value-type="string">
            <text:p>case 148: return 0x94B2;</text:p>
          </table:table-cell>
          <table:table-cell table:formula="of:=CONCATENATE([.I150];&quot;,&quot;)" office:value-type="string" office:string-value="0x94B2," calcext:value-type="string">
            <text:p>0x94B2,</text:p>
          </table:table-cell>
          <table:table-cell table:style-name="ce2" table:formula="of:=CONCATENATE(&quot;0x&quot;;DEC2HEX([.G150];2);&quot;,&quot;)" office:value-type="string" office:string-value="0x94," calcext:value-type="string">
            <text:p>0x94,</text:p>
          </table:table-cell>
          <table:table-cell table:style-name="ce2" table:formula="of:=CONCATENATE(&quot;0x&quot;;DEC2HEX([.H150];2);&quot;,&quot;)" office:value-type="string" office:string-value="0xB2," calcext:value-type="string">
            <text:p>0xB2,</text:p>
          </table:table-cell>
          <table:table-cell table:formula="of:=BITOR(BITLSHIFT(BITAND([.A150];1);7);BITOR(BITLSHIFT(BITAND([.A150];2);5);BITOR(BITLSHIFT(BITAND([.A150];4);3);BITOR(BITLSHIFT(BITAND([.A150];8);1);BITOR(BITRSHIFT(BITAND([.A150];16);1);BITOR(BITRSHIFT(BITAND([.A150];32);3);BITOR(BITRSHIFT(BITAND([.A150];64);5);BITRSHIFT(BITAND([.A150];128);7))))))))" office:value-type="float" office:value="41" calcext:value-type="float">
            <text:p>41</text:p>
          </table:table-cell>
          <table:table-cell table:formula="of:=CONCATENATE([.O150];&quot;,&quot;)" office:value-type="string" office:string-value="41," calcext:value-type="string">
            <text:p>41,</text:p>
          </table:table-cell>
          <table:table-cell/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0x29,</text:p>
          </table:table-cell>
          <table:table-cell table:style-name="ce2" office:value-type="string" calcext:value-type="string">
            <text:p>0x45,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DEC2HEX([.A151])" office:value-type="string" office:string-value="95" calcext:value-type="string">
            <text:p>95</text:p>
          </table:table-cell>
          <table:table-cell table:style-name="ce1" table:formula="of:=BITAND([.A151]; 248)" office:value-type="float" office:value="144" calcext:value-type="float">
            <text:p>144</text:p>
          </table:table-cell>
          <table:table-cell table:style-name="ce1" table:formula="of:=BITRSHIFT([.A151]; 5)" office:value-type="float" office:value="4" calcext:value-type="float">
            <text:p>4</text:p>
          </table:table-cell>
          <table:table-cell table:style-name="ce1" table:formula="of:=BITAND(BITLSHIFT([.A151]; 3); 224)" office:value-type="float" office:value="160" calcext:value-type="float">
            <text:p>160</text:p>
          </table:table-cell>
          <table:table-cell table:style-name="ce1" table:formula="of:=BITAND(BITRSHIFT([.A151]; 3); 31)" office:value-type="float" office:value="18" calcext:value-type="float">
            <text:p>18</text:p>
          </table:table-cell>
          <table:table-cell table:style-name="ce1" table:formula="of:=BITOR([.C151];[.D151])" office:value-type="float" office:value="148" calcext:value-type="float">
            <text:p>148</text:p>
          </table:table-cell>
          <table:table-cell table:style-name="ce1" table:formula="of:=BITOR([.E151];[.F151])" office:value-type="float" office:value="178" calcext:value-type="float">
            <text:p>178</text:p>
          </table:table-cell>
          <table:table-cell table:style-name="ce2" table:formula="of:=CONCATENATE(&quot;0x&quot;;DEC2HEX([.G151];2);DEC2HEX([.H151];2))" office:value-type="string" office:string-value="0x94B2" calcext:value-type="string">
            <text:p>0x94B2</text:p>
          </table:table-cell>
          <table:table-cell table:style-name="ce2" table:formula="of:=CONCATENATE(&quot;0x&quot;;DEC2HEX([.H151];2);DEC2HEX([.G151];2))" office:value-type="string" office:string-value="0xB294" calcext:value-type="string">
            <text:p>0xB294</text:p>
          </table:table-cell>
          <table:table-cell table:formula="of:=CONCATENATE(&quot;case &quot;;[.A151];&quot;: return &quot;;[.I151];&quot;;&quot;)" office:value-type="string" office:string-value="case 149: return 0x94B2;" calcext:value-type="string">
            <text:p>case 149: return 0x94B2;</text:p>
          </table:table-cell>
          <table:table-cell table:formula="of:=CONCATENATE([.I151];&quot;,&quot;)" office:value-type="string" office:string-value="0x94B2," calcext:value-type="string">
            <text:p>0x94B2,</text:p>
          </table:table-cell>
          <table:table-cell table:style-name="ce2" table:formula="of:=CONCATENATE(&quot;0x&quot;;DEC2HEX([.G151];2);&quot;,&quot;)" office:value-type="string" office:string-value="0x94," calcext:value-type="string">
            <text:p>0x94,</text:p>
          </table:table-cell>
          <table:table-cell table:style-name="ce2" table:formula="of:=CONCATENATE(&quot;0x&quot;;DEC2HEX([.H151];2);&quot;,&quot;)" office:value-type="string" office:string-value="0xB2," calcext:value-type="string">
            <text:p>0xB2,</text:p>
          </table:table-cell>
          <table:table-cell table:formula="of:=BITOR(BITLSHIFT(BITAND([.A151];1);7);BITOR(BITLSHIFT(BITAND([.A151];2);5);BITOR(BITLSHIFT(BITAND([.A151];4);3);BITOR(BITLSHIFT(BITAND([.A151];8);1);BITOR(BITRSHIFT(BITAND([.A151];16);1);BITOR(BITRSHIFT(BITAND([.A151];32);3);BITOR(BITRSHIFT(BITAND([.A151];64);5);BITRSHIFT(BITAND([.A151];128);7))))))))" office:value-type="float" office:value="169" calcext:value-type="float">
            <text:p>169</text:p>
          </table:table-cell>
          <table:table-cell table:formula="of:=CONCATENATE([.O151];&quot;,&quot;)" office:value-type="string" office:string-value="169," calcext:value-type="string">
            <text:p>169,</text:p>
          </table:table-cell>
          <table:table-cell/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0xAD,</text:p>
          </table:table-cell>
          <table:table-cell table:style-name="ce2" office:value-type="string" calcext:value-type="string">
            <text:p>0x55,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DEC2HEX([.A152])" office:value-type="string" office:string-value="96" calcext:value-type="string">
            <text:p>96</text:p>
          </table:table-cell>
          <table:table-cell table:style-name="ce1" table:formula="of:=BITAND([.A152]; 248)" office:value-type="float" office:value="144" calcext:value-type="float">
            <text:p>144</text:p>
          </table:table-cell>
          <table:table-cell table:style-name="ce1" table:formula="of:=BITRSHIFT([.A152]; 5)" office:value-type="float" office:value="4" calcext:value-type="float">
            <text:p>4</text:p>
          </table:table-cell>
          <table:table-cell table:style-name="ce1" table:formula="of:=BITAND(BITLSHIFT([.A152]; 3); 224)" office:value-type="float" office:value="160" calcext:value-type="float">
            <text:p>160</text:p>
          </table:table-cell>
          <table:table-cell table:style-name="ce1" table:formula="of:=BITAND(BITRSHIFT([.A152]; 3); 31)" office:value-type="float" office:value="18" calcext:value-type="float">
            <text:p>18</text:p>
          </table:table-cell>
          <table:table-cell table:style-name="ce1" table:formula="of:=BITOR([.C152];[.D152])" office:value-type="float" office:value="148" calcext:value-type="float">
            <text:p>148</text:p>
          </table:table-cell>
          <table:table-cell table:style-name="ce1" table:formula="of:=BITOR([.E152];[.F152])" office:value-type="float" office:value="178" calcext:value-type="float">
            <text:p>178</text:p>
          </table:table-cell>
          <table:table-cell table:style-name="ce2" table:formula="of:=CONCATENATE(&quot;0x&quot;;DEC2HEX([.G152];2);DEC2HEX([.H152];2))" office:value-type="string" office:string-value="0x94B2" calcext:value-type="string">
            <text:p>0x94B2</text:p>
          </table:table-cell>
          <table:table-cell table:style-name="ce2" table:formula="of:=CONCATENATE(&quot;0x&quot;;DEC2HEX([.H152];2);DEC2HEX([.G152];2))" office:value-type="string" office:string-value="0xB294" calcext:value-type="string">
            <text:p>0xB294</text:p>
          </table:table-cell>
          <table:table-cell table:formula="of:=CONCATENATE(&quot;case &quot;;[.A152];&quot;: return &quot;;[.I152];&quot;;&quot;)" office:value-type="string" office:string-value="case 150: return 0x94B2;" calcext:value-type="string">
            <text:p>case 150: return 0x94B2;</text:p>
          </table:table-cell>
          <table:table-cell table:formula="of:=CONCATENATE([.I152];&quot;,&quot;)" office:value-type="string" office:string-value="0x94B2," calcext:value-type="string">
            <text:p>0x94B2,</text:p>
          </table:table-cell>
          <table:table-cell table:style-name="ce2" table:formula="of:=CONCATENATE(&quot;0x&quot;;DEC2HEX([.G152];2);&quot;,&quot;)" office:value-type="string" office:string-value="0x94," calcext:value-type="string">
            <text:p>0x94,</text:p>
          </table:table-cell>
          <table:table-cell table:style-name="ce2" table:formula="of:=CONCATENATE(&quot;0x&quot;;DEC2HEX([.H152];2);&quot;,&quot;)" office:value-type="string" office:string-value="0xB2," calcext:value-type="string">
            <text:p>0xB2,</text:p>
          </table:table-cell>
          <table:table-cell table:formula="of:=BITOR(BITLSHIFT(BITAND([.A152];1);7);BITOR(BITLSHIFT(BITAND([.A152];2);5);BITOR(BITLSHIFT(BITAND([.A152];4);3);BITOR(BITLSHIFT(BITAND([.A152];8);1);BITOR(BITRSHIFT(BITAND([.A152];16);1);BITOR(BITRSHIFT(BITAND([.A152];32);3);BITOR(BITRSHIFT(BITAND([.A152];64);5);BITRSHIFT(BITAND([.A152];128);7))))))))" office:value-type="float" office:value="105" calcext:value-type="float">
            <text:p>105</text:p>
          </table:table-cell>
          <table:table-cell table:formula="of:=CONCATENATE([.O152];&quot;,&quot;)" office:value-type="string" office:string-value="105," calcext:value-type="string">
            <text:p>105,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0x6B,</text:p>
          </table:table-cell>
          <table:table-cell table:style-name="ce2" office:value-type="string" calcext:value-type="string">
            <text:p>0x4D,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DEC2HEX([.A153])" office:value-type="string" office:string-value="97" calcext:value-type="string">
            <text:p>97</text:p>
          </table:table-cell>
          <table:table-cell table:style-name="ce1" table:formula="of:=BITAND([.A153]; 248)" office:value-type="float" office:value="144" calcext:value-type="float">
            <text:p>144</text:p>
          </table:table-cell>
          <table:table-cell table:style-name="ce1" table:formula="of:=BITRSHIFT([.A153]; 5)" office:value-type="float" office:value="4" calcext:value-type="float">
            <text:p>4</text:p>
          </table:table-cell>
          <table:table-cell table:style-name="ce1" table:formula="of:=BITAND(BITLSHIFT([.A153]; 3); 224)" office:value-type="float" office:value="160" calcext:value-type="float">
            <text:p>160</text:p>
          </table:table-cell>
          <table:table-cell table:style-name="ce1" table:formula="of:=BITAND(BITRSHIFT([.A153]; 3); 31)" office:value-type="float" office:value="18" calcext:value-type="float">
            <text:p>18</text:p>
          </table:table-cell>
          <table:table-cell table:style-name="ce1" table:formula="of:=BITOR([.C153];[.D153])" office:value-type="float" office:value="148" calcext:value-type="float">
            <text:p>148</text:p>
          </table:table-cell>
          <table:table-cell table:style-name="ce1" table:formula="of:=BITOR([.E153];[.F153])" office:value-type="float" office:value="178" calcext:value-type="float">
            <text:p>178</text:p>
          </table:table-cell>
          <table:table-cell table:style-name="ce2" table:formula="of:=CONCATENATE(&quot;0x&quot;;DEC2HEX([.G153];2);DEC2HEX([.H153];2))" office:value-type="string" office:string-value="0x94B2" calcext:value-type="string">
            <text:p>0x94B2</text:p>
          </table:table-cell>
          <table:table-cell table:style-name="ce2" table:formula="of:=CONCATENATE(&quot;0x&quot;;DEC2HEX([.H153];2);DEC2HEX([.G153];2))" office:value-type="string" office:string-value="0xB294" calcext:value-type="string">
            <text:p>0xB294</text:p>
          </table:table-cell>
          <table:table-cell table:formula="of:=CONCATENATE(&quot;case &quot;;[.A153];&quot;: return &quot;;[.I153];&quot;;&quot;)" office:value-type="string" office:string-value="case 151: return 0x94B2;" calcext:value-type="string">
            <text:p>case 151: return 0x94B2;</text:p>
          </table:table-cell>
          <table:table-cell table:formula="of:=CONCATENATE([.I153];&quot;,&quot;)" office:value-type="string" office:string-value="0x94B2," calcext:value-type="string">
            <text:p>0x94B2,</text:p>
          </table:table-cell>
          <table:table-cell table:style-name="ce2" table:formula="of:=CONCATENATE(&quot;0x&quot;;DEC2HEX([.G153];2);&quot;,&quot;)" office:value-type="string" office:string-value="0x94," calcext:value-type="string">
            <text:p>0x94,</text:p>
          </table:table-cell>
          <table:table-cell table:style-name="ce2" table:formula="of:=CONCATENATE(&quot;0x&quot;;DEC2HEX([.H153];2);&quot;,&quot;)" office:value-type="string" office:string-value="0xB2," calcext:value-type="string">
            <text:p>0xB2,</text:p>
          </table:table-cell>
          <table:table-cell table:formula="of:=BITOR(BITLSHIFT(BITAND([.A153];1);7);BITOR(BITLSHIFT(BITAND([.A153];2);5);BITOR(BITLSHIFT(BITAND([.A153];4);3);BITOR(BITLSHIFT(BITAND([.A153];8);1);BITOR(BITRSHIFT(BITAND([.A153];16);1);BITOR(BITRSHIFT(BITAND([.A153];32);3);BITOR(BITRSHIFT(BITAND([.A153];64);5);BITRSHIFT(BITAND([.A153];128);7))))))))" office:value-type="float" office:value="233" calcext:value-type="float">
            <text:p>233</text:p>
          </table:table-cell>
          <table:table-cell table:formula="of:=CONCATENATE([.O153];&quot;,&quot;)" office:value-type="string" office:string-value="233," calcext:value-type="string">
            <text:p>233,</text:p>
          </table:table-cell>
          <table:table-cell/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0xEF,</text:p>
          </table:table-cell>
          <table:table-cell table:style-name="ce2" office:value-type="string" calcext:value-type="string">
            <text:p>0x5D,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DEC2HEX([.A154])" office:value-type="string" office:string-value="98" calcext:value-type="string">
            <text:p>98</text:p>
          </table:table-cell>
          <table:table-cell table:style-name="ce1" table:formula="of:=BITAND([.A154]; 248)" office:value-type="float" office:value="152" calcext:value-type="float">
            <text:p>152</text:p>
          </table:table-cell>
          <table:table-cell table:style-name="ce1" table:formula="of:=BITRSHIFT([.A154]; 5)" office:value-type="float" office:value="4" calcext:value-type="float">
            <text:p>4</text:p>
          </table:table-cell>
          <table:table-cell table:style-name="ce1" table:formula="of:=BITAND(BITLSHIFT([.A154]; 3); 224)" office:value-type="float" office:value="192" calcext:value-type="float">
            <text:p>192</text:p>
          </table:table-cell>
          <table:table-cell table:style-name="ce1" table:formula="of:=BITAND(BITRSHIFT([.A154]; 3); 31)" office:value-type="float" office:value="19" calcext:value-type="float">
            <text:p>19</text:p>
          </table:table-cell>
          <table:table-cell table:style-name="ce1" table:formula="of:=BITOR([.C154];[.D154])" office:value-type="float" office:value="156" calcext:value-type="float">
            <text:p>156</text:p>
          </table:table-cell>
          <table:table-cell table:style-name="ce1" table:formula="of:=BITOR([.E154];[.F154])" office:value-type="float" office:value="211" calcext:value-type="float">
            <text:p>211</text:p>
          </table:table-cell>
          <table:table-cell table:style-name="ce2" table:formula="of:=CONCATENATE(&quot;0x&quot;;DEC2HEX([.G154];2);DEC2HEX([.H154];2))" office:value-type="string" office:string-value="0x9CD3" calcext:value-type="string">
            <text:p>0x9CD3</text:p>
          </table:table-cell>
          <table:table-cell table:style-name="ce2" table:formula="of:=CONCATENATE(&quot;0x&quot;;DEC2HEX([.H154];2);DEC2HEX([.G154];2))" office:value-type="string" office:string-value="0xD39C" calcext:value-type="string">
            <text:p>0xD39C</text:p>
          </table:table-cell>
          <table:table-cell table:formula="of:=CONCATENATE(&quot;case &quot;;[.A154];&quot;: return &quot;;[.I154];&quot;;&quot;)" office:value-type="string" office:string-value="case 152: return 0x9CD3;" calcext:value-type="string">
            <text:p>case 152: return 0x9CD3;</text:p>
          </table:table-cell>
          <table:table-cell table:formula="of:=CONCATENATE([.I154];&quot;,&quot;)" office:value-type="string" office:string-value="0x9CD3," calcext:value-type="string">
            <text:p>0x9CD3,</text:p>
          </table:table-cell>
          <table:table-cell table:style-name="ce2" table:formula="of:=CONCATENATE(&quot;0x&quot;;DEC2HEX([.G154];2);&quot;,&quot;)" office:value-type="string" office:string-value="0x9C," calcext:value-type="string">
            <text:p>0x9C,</text:p>
          </table:table-cell>
          <table:table-cell table:style-name="ce2" table:formula="of:=CONCATENATE(&quot;0x&quot;;DEC2HEX([.H154];2);&quot;,&quot;)" office:value-type="string" office:string-value="0xD3," calcext:value-type="string">
            <text:p>0xD3,</text:p>
          </table:table-cell>
          <table:table-cell table:formula="of:=BITOR(BITLSHIFT(BITAND([.A154];1);7);BITOR(BITLSHIFT(BITAND([.A154];2);5);BITOR(BITLSHIFT(BITAND([.A154];4);3);BITOR(BITLSHIFT(BITAND([.A154];8);1);BITOR(BITRSHIFT(BITAND([.A154];16);1);BITOR(BITRSHIFT(BITAND([.A154];32);3);BITOR(BITRSHIFT(BITAND([.A154];64);5);BITRSHIFT(BITAND([.A154];128);7))))))))" office:value-type="float" office:value="25" calcext:value-type="float">
            <text:p>25</text:p>
          </table:table-cell>
          <table:table-cell table:formula="of:=CONCATENATE([.O154];&quot;,&quot;)" office:value-type="string" office:string-value="25," calcext:value-type="string">
            <text:p>25,</text:p>
          </table:table-cell>
          <table:table-cell/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0x18,</text:p>
          </table:table-cell>
          <table:table-cell table:style-name="ce2" office:value-type="string" calcext:value-type="string">
            <text:p>0xC3,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DEC2HEX([.A155])" office:value-type="string" office:string-value="99" calcext:value-type="string">
            <text:p>99</text:p>
          </table:table-cell>
          <table:table-cell table:style-name="ce1" table:formula="of:=BITAND([.A155]; 248)" office:value-type="float" office:value="152" calcext:value-type="float">
            <text:p>152</text:p>
          </table:table-cell>
          <table:table-cell table:style-name="ce1" table:formula="of:=BITRSHIFT([.A155]; 5)" office:value-type="float" office:value="4" calcext:value-type="float">
            <text:p>4</text:p>
          </table:table-cell>
          <table:table-cell table:style-name="ce1" table:formula="of:=BITAND(BITLSHIFT([.A155]; 3); 224)" office:value-type="float" office:value="192" calcext:value-type="float">
            <text:p>192</text:p>
          </table:table-cell>
          <table:table-cell table:style-name="ce1" table:formula="of:=BITAND(BITRSHIFT([.A155]; 3); 31)" office:value-type="float" office:value="19" calcext:value-type="float">
            <text:p>19</text:p>
          </table:table-cell>
          <table:table-cell table:style-name="ce1" table:formula="of:=BITOR([.C155];[.D155])" office:value-type="float" office:value="156" calcext:value-type="float">
            <text:p>156</text:p>
          </table:table-cell>
          <table:table-cell table:style-name="ce1" table:formula="of:=BITOR([.E155];[.F155])" office:value-type="float" office:value="211" calcext:value-type="float">
            <text:p>211</text:p>
          </table:table-cell>
          <table:table-cell table:style-name="ce2" table:formula="of:=CONCATENATE(&quot;0x&quot;;DEC2HEX([.G155];2);DEC2HEX([.H155];2))" office:value-type="string" office:string-value="0x9CD3" calcext:value-type="string">
            <text:p>0x9CD3</text:p>
          </table:table-cell>
          <table:table-cell table:style-name="ce2" table:formula="of:=CONCATENATE(&quot;0x&quot;;DEC2HEX([.H155];2);DEC2HEX([.G155];2))" office:value-type="string" office:string-value="0xD39C" calcext:value-type="string">
            <text:p>0xD39C</text:p>
          </table:table-cell>
          <table:table-cell table:formula="of:=CONCATENATE(&quot;case &quot;;[.A155];&quot;: return &quot;;[.I155];&quot;;&quot;)" office:value-type="string" office:string-value="case 153: return 0x9CD3;" calcext:value-type="string">
            <text:p>case 153: return 0x9CD3;</text:p>
          </table:table-cell>
          <table:table-cell table:formula="of:=CONCATENATE([.I155];&quot;,&quot;)" office:value-type="string" office:string-value="0x9CD3," calcext:value-type="string">
            <text:p>0x9CD3,</text:p>
          </table:table-cell>
          <table:table-cell table:style-name="ce2" table:formula="of:=CONCATENATE(&quot;0x&quot;;DEC2HEX([.G155];2);&quot;,&quot;)" office:value-type="string" office:string-value="0x9C," calcext:value-type="string">
            <text:p>0x9C,</text:p>
          </table:table-cell>
          <table:table-cell table:style-name="ce2" table:formula="of:=CONCATENATE(&quot;0x&quot;;DEC2HEX([.H155];2);&quot;,&quot;)" office:value-type="string" office:string-value="0xD3," calcext:value-type="string">
            <text:p>0xD3,</text:p>
          </table:table-cell>
          <table:table-cell table:formula="of:=BITOR(BITLSHIFT(BITAND([.A155];1);7);BITOR(BITLSHIFT(BITAND([.A155];2);5);BITOR(BITLSHIFT(BITAND([.A155];4);3);BITOR(BITLSHIFT(BITAND([.A155];8);1);BITOR(BITRSHIFT(BITAND([.A155];16);1);BITOR(BITRSHIFT(BITAND([.A155];32);3);BITOR(BITRSHIFT(BITAND([.A155];64);5);BITRSHIFT(BITAND([.A155];128);7))))))))" office:value-type="float" office:value="153" calcext:value-type="float">
            <text:p>153</text:p>
          </table:table-cell>
          <table:table-cell table:formula="of:=CONCATENATE([.O155];&quot;,&quot;)" office:value-type="string" office:string-value="153," calcext:value-type="string">
            <text:p>153,</text:p>
          </table:table-cell>
          <table:table-cell/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0x9C,</text:p>
          </table:table-cell>
          <table:table-cell table:style-name="ce2" office:value-type="string" calcext:value-type="string">
            <text:p>0xD3,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DEC2HEX([.A156])" office:value-type="string" office:string-value="9A" calcext:value-type="string">
            <text:p>9A</text:p>
          </table:table-cell>
          <table:table-cell table:style-name="ce1" table:formula="of:=BITAND([.A156]; 248)" office:value-type="float" office:value="152" calcext:value-type="float">
            <text:p>152</text:p>
          </table:table-cell>
          <table:table-cell table:style-name="ce1" table:formula="of:=BITRSHIFT([.A156]; 5)" office:value-type="float" office:value="4" calcext:value-type="float">
            <text:p>4</text:p>
          </table:table-cell>
          <table:table-cell table:style-name="ce1" table:formula="of:=BITAND(BITLSHIFT([.A156]; 3); 224)" office:value-type="float" office:value="192" calcext:value-type="float">
            <text:p>192</text:p>
          </table:table-cell>
          <table:table-cell table:style-name="ce1" table:formula="of:=BITAND(BITRSHIFT([.A156]; 3); 31)" office:value-type="float" office:value="19" calcext:value-type="float">
            <text:p>19</text:p>
          </table:table-cell>
          <table:table-cell table:style-name="ce1" table:formula="of:=BITOR([.C156];[.D156])" office:value-type="float" office:value="156" calcext:value-type="float">
            <text:p>156</text:p>
          </table:table-cell>
          <table:table-cell table:style-name="ce1" table:formula="of:=BITOR([.E156];[.F156])" office:value-type="float" office:value="211" calcext:value-type="float">
            <text:p>211</text:p>
          </table:table-cell>
          <table:table-cell table:style-name="ce2" table:formula="of:=CONCATENATE(&quot;0x&quot;;DEC2HEX([.G156];2);DEC2HEX([.H156];2))" office:value-type="string" office:string-value="0x9CD3" calcext:value-type="string">
            <text:p>0x9CD3</text:p>
          </table:table-cell>
          <table:table-cell table:style-name="ce2" table:formula="of:=CONCATENATE(&quot;0x&quot;;DEC2HEX([.H156];2);DEC2HEX([.G156];2))" office:value-type="string" office:string-value="0xD39C" calcext:value-type="string">
            <text:p>0xD39C</text:p>
          </table:table-cell>
          <table:table-cell table:formula="of:=CONCATENATE(&quot;case &quot;;[.A156];&quot;: return &quot;;[.I156];&quot;;&quot;)" office:value-type="string" office:string-value="case 154: return 0x9CD3;" calcext:value-type="string">
            <text:p>case 154: return 0x9CD3;</text:p>
          </table:table-cell>
          <table:table-cell table:formula="of:=CONCATENATE([.I156];&quot;,&quot;)" office:value-type="string" office:string-value="0x9CD3," calcext:value-type="string">
            <text:p>0x9CD3,</text:p>
          </table:table-cell>
          <table:table-cell table:style-name="ce2" table:formula="of:=CONCATENATE(&quot;0x&quot;;DEC2HEX([.G156];2);&quot;,&quot;)" office:value-type="string" office:string-value="0x9C," calcext:value-type="string">
            <text:p>0x9C,</text:p>
          </table:table-cell>
          <table:table-cell table:style-name="ce2" table:formula="of:=CONCATENATE(&quot;0x&quot;;DEC2HEX([.H156];2);&quot;,&quot;)" office:value-type="string" office:string-value="0xD3," calcext:value-type="string">
            <text:p>0xD3,</text:p>
          </table:table-cell>
          <table:table-cell table:formula="of:=BITOR(BITLSHIFT(BITAND([.A156];1);7);BITOR(BITLSHIFT(BITAND([.A156];2);5);BITOR(BITLSHIFT(BITAND([.A156];4);3);BITOR(BITLSHIFT(BITAND([.A156];8);1);BITOR(BITRSHIFT(BITAND([.A156];16);1);BITOR(BITRSHIFT(BITAND([.A156];32);3);BITOR(BITRSHIFT(BITAND([.A156];64);5);BITRSHIFT(BITAND([.A156];128);7))))))))" office:value-type="float" office:value="89" calcext:value-type="float">
            <text:p>89</text:p>
          </table:table-cell>
          <table:table-cell table:formula="of:=CONCATENATE([.O156];&quot;,&quot;)" office:value-type="string" office:string-value="89," calcext:value-type="string">
            <text:p>89,</text:p>
          </table:table-cell>
          <table:table-cell/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0x5A,</text:p>
          </table:table-cell>
          <table:table-cell table:style-name="ce2" office:value-type="string" calcext:value-type="string">
            <text:p>0xCB,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DEC2HEX([.A157])" office:value-type="string" office:string-value="9B" calcext:value-type="string">
            <text:p>9B</text:p>
          </table:table-cell>
          <table:table-cell table:style-name="ce1" table:formula="of:=BITAND([.A157]; 248)" office:value-type="float" office:value="152" calcext:value-type="float">
            <text:p>152</text:p>
          </table:table-cell>
          <table:table-cell table:style-name="ce1" table:formula="of:=BITRSHIFT([.A157]; 5)" office:value-type="float" office:value="4" calcext:value-type="float">
            <text:p>4</text:p>
          </table:table-cell>
          <table:table-cell table:style-name="ce1" table:formula="of:=BITAND(BITLSHIFT([.A157]; 3); 224)" office:value-type="float" office:value="192" calcext:value-type="float">
            <text:p>192</text:p>
          </table:table-cell>
          <table:table-cell table:style-name="ce1" table:formula="of:=BITAND(BITRSHIFT([.A157]; 3); 31)" office:value-type="float" office:value="19" calcext:value-type="float">
            <text:p>19</text:p>
          </table:table-cell>
          <table:table-cell table:style-name="ce1" table:formula="of:=BITOR([.C157];[.D157])" office:value-type="float" office:value="156" calcext:value-type="float">
            <text:p>156</text:p>
          </table:table-cell>
          <table:table-cell table:style-name="ce1" table:formula="of:=BITOR([.E157];[.F157])" office:value-type="float" office:value="211" calcext:value-type="float">
            <text:p>211</text:p>
          </table:table-cell>
          <table:table-cell table:style-name="ce2" table:formula="of:=CONCATENATE(&quot;0x&quot;;DEC2HEX([.G157];2);DEC2HEX([.H157];2))" office:value-type="string" office:string-value="0x9CD3" calcext:value-type="string">
            <text:p>0x9CD3</text:p>
          </table:table-cell>
          <table:table-cell table:style-name="ce2" table:formula="of:=CONCATENATE(&quot;0x&quot;;DEC2HEX([.H157];2);DEC2HEX([.G157];2))" office:value-type="string" office:string-value="0xD39C" calcext:value-type="string">
            <text:p>0xD39C</text:p>
          </table:table-cell>
          <table:table-cell table:formula="of:=CONCATENATE(&quot;case &quot;;[.A157];&quot;: return &quot;;[.I157];&quot;;&quot;)" office:value-type="string" office:string-value="case 155: return 0x9CD3;" calcext:value-type="string">
            <text:p>case 155: return 0x9CD3;</text:p>
          </table:table-cell>
          <table:table-cell table:formula="of:=CONCATENATE([.I157];&quot;,&quot;)" office:value-type="string" office:string-value="0x9CD3," calcext:value-type="string">
            <text:p>0x9CD3,</text:p>
          </table:table-cell>
          <table:table-cell table:style-name="ce2" table:formula="of:=CONCATENATE(&quot;0x&quot;;DEC2HEX([.G157];2);&quot;,&quot;)" office:value-type="string" office:string-value="0x9C," calcext:value-type="string">
            <text:p>0x9C,</text:p>
          </table:table-cell>
          <table:table-cell table:style-name="ce2" table:formula="of:=CONCATENATE(&quot;0x&quot;;DEC2HEX([.H157];2);&quot;,&quot;)" office:value-type="string" office:string-value="0xD3," calcext:value-type="string">
            <text:p>0xD3,</text:p>
          </table:table-cell>
          <table:table-cell table:formula="of:=BITOR(BITLSHIFT(BITAND([.A157];1);7);BITOR(BITLSHIFT(BITAND([.A157];2);5);BITOR(BITLSHIFT(BITAND([.A157];4);3);BITOR(BITLSHIFT(BITAND([.A157];8);1);BITOR(BITRSHIFT(BITAND([.A157];16);1);BITOR(BITRSHIFT(BITAND([.A157];32);3);BITOR(BITRSHIFT(BITAND([.A157];64);5);BITRSHIFT(BITAND([.A157];128);7))))))))" office:value-type="float" office:value="217" calcext:value-type="float">
            <text:p>217</text:p>
          </table:table-cell>
          <table:table-cell table:formula="of:=CONCATENATE([.O157];&quot;,&quot;)" office:value-type="string" office:string-value="217," calcext:value-type="string">
            <text:p>217,</text:p>
          </table:table-cell>
          <table:table-cell/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0xDE,</text:p>
          </table:table-cell>
          <table:table-cell table:style-name="ce2" office:value-type="string" calcext:value-type="string">
            <text:p>0xDB,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DEC2HEX([.A158])" office:value-type="string" office:string-value="9C" calcext:value-type="string">
            <text:p>9C</text:p>
          </table:table-cell>
          <table:table-cell table:style-name="ce1" table:formula="of:=BITAND([.A158]; 248)" office:value-type="float" office:value="152" calcext:value-type="float">
            <text:p>152</text:p>
          </table:table-cell>
          <table:table-cell table:style-name="ce1" table:formula="of:=BITRSHIFT([.A158]; 5)" office:value-type="float" office:value="4" calcext:value-type="float">
            <text:p>4</text:p>
          </table:table-cell>
          <table:table-cell table:style-name="ce1" table:formula="of:=BITAND(BITLSHIFT([.A158]; 3); 224)" office:value-type="float" office:value="224" calcext:value-type="float">
            <text:p>224</text:p>
          </table:table-cell>
          <table:table-cell table:style-name="ce1" table:formula="of:=BITAND(BITRSHIFT([.A158]; 3); 31)" office:value-type="float" office:value="19" calcext:value-type="float">
            <text:p>19</text:p>
          </table:table-cell>
          <table:table-cell table:style-name="ce1" table:formula="of:=BITOR([.C158];[.D158])" office:value-type="float" office:value="156" calcext:value-type="float">
            <text:p>156</text:p>
          </table:table-cell>
          <table:table-cell table:style-name="ce1" table:formula="of:=BITOR([.E158];[.F158])" office:value-type="float" office:value="243" calcext:value-type="float">
            <text:p>243</text:p>
          </table:table-cell>
          <table:table-cell table:style-name="ce2" table:formula="of:=CONCATENATE(&quot;0x&quot;;DEC2HEX([.G158];2);DEC2HEX([.H158];2))" office:value-type="string" office:string-value="0x9CF3" calcext:value-type="string">
            <text:p>0x9CF3</text:p>
          </table:table-cell>
          <table:table-cell table:style-name="ce2" table:formula="of:=CONCATENATE(&quot;0x&quot;;DEC2HEX([.H158];2);DEC2HEX([.G158];2))" office:value-type="string" office:string-value="0xF39C" calcext:value-type="string">
            <text:p>0xF39C</text:p>
          </table:table-cell>
          <table:table-cell table:formula="of:=CONCATENATE(&quot;case &quot;;[.A158];&quot;: return &quot;;[.I158];&quot;;&quot;)" office:value-type="string" office:string-value="case 156: return 0x9CF3;" calcext:value-type="string">
            <text:p>case 156: return 0x9CF3;</text:p>
          </table:table-cell>
          <table:table-cell table:formula="of:=CONCATENATE([.I158];&quot;,&quot;)" office:value-type="string" office:string-value="0x9CF3," calcext:value-type="string">
            <text:p>0x9CF3,</text:p>
          </table:table-cell>
          <table:table-cell table:style-name="ce2" table:formula="of:=CONCATENATE(&quot;0x&quot;;DEC2HEX([.G158];2);&quot;,&quot;)" office:value-type="string" office:string-value="0x9C," calcext:value-type="string">
            <text:p>0x9C,</text:p>
          </table:table-cell>
          <table:table-cell table:style-name="ce2" table:formula="of:=CONCATENATE(&quot;0x&quot;;DEC2HEX([.H158];2);&quot;,&quot;)" office:value-type="string" office:string-value="0xF3," calcext:value-type="string">
            <text:p>0xF3,</text:p>
          </table:table-cell>
          <table:table-cell table:formula="of:=BITOR(BITLSHIFT(BITAND([.A158];1);7);BITOR(BITLSHIFT(BITAND([.A158];2);5);BITOR(BITLSHIFT(BITAND([.A158];4);3);BITOR(BITLSHIFT(BITAND([.A158];8);1);BITOR(BITRSHIFT(BITAND([.A158];16);1);BITOR(BITRSHIFT(BITAND([.A158];32);3);BITOR(BITRSHIFT(BITAND([.A158];64);5);BITRSHIFT(BITAND([.A158];128);7))))))))" office:value-type="float" office:value="57" calcext:value-type="float">
            <text:p>57</text:p>
          </table:table-cell>
          <table:table-cell table:formula="of:=CONCATENATE([.O158];&quot;,&quot;)" office:value-type="string" office:string-value="57," calcext:value-type="string">
            <text:p>57,</text:p>
          </table:table-cell>
          <table:table-cell/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0x39,</text:p>
          </table:table-cell>
          <table:table-cell table:style-name="ce2" office:value-type="string" calcext:value-type="string">
            <text:p>0xC7,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DEC2HEX([.A159])" office:value-type="string" office:string-value="9D" calcext:value-type="string">
            <text:p>9D</text:p>
          </table:table-cell>
          <table:table-cell table:style-name="ce1" table:formula="of:=BITAND([.A159]; 248)" office:value-type="float" office:value="152" calcext:value-type="float">
            <text:p>152</text:p>
          </table:table-cell>
          <table:table-cell table:style-name="ce1" table:formula="of:=BITRSHIFT([.A159]; 5)" office:value-type="float" office:value="4" calcext:value-type="float">
            <text:p>4</text:p>
          </table:table-cell>
          <table:table-cell table:style-name="ce1" table:formula="of:=BITAND(BITLSHIFT([.A159]; 3); 224)" office:value-type="float" office:value="224" calcext:value-type="float">
            <text:p>224</text:p>
          </table:table-cell>
          <table:table-cell table:style-name="ce1" table:formula="of:=BITAND(BITRSHIFT([.A159]; 3); 31)" office:value-type="float" office:value="19" calcext:value-type="float">
            <text:p>19</text:p>
          </table:table-cell>
          <table:table-cell table:style-name="ce1" table:formula="of:=BITOR([.C159];[.D159])" office:value-type="float" office:value="156" calcext:value-type="float">
            <text:p>156</text:p>
          </table:table-cell>
          <table:table-cell table:style-name="ce1" table:formula="of:=BITOR([.E159];[.F159])" office:value-type="float" office:value="243" calcext:value-type="float">
            <text:p>243</text:p>
          </table:table-cell>
          <table:table-cell table:style-name="ce2" table:formula="of:=CONCATENATE(&quot;0x&quot;;DEC2HEX([.G159];2);DEC2HEX([.H159];2))" office:value-type="string" office:string-value="0x9CF3" calcext:value-type="string">
            <text:p>0x9CF3</text:p>
          </table:table-cell>
          <table:table-cell table:style-name="ce2" table:formula="of:=CONCATENATE(&quot;0x&quot;;DEC2HEX([.H159];2);DEC2HEX([.G159];2))" office:value-type="string" office:string-value="0xF39C" calcext:value-type="string">
            <text:p>0xF39C</text:p>
          </table:table-cell>
          <table:table-cell table:formula="of:=CONCATENATE(&quot;case &quot;;[.A159];&quot;: return &quot;;[.I159];&quot;;&quot;)" office:value-type="string" office:string-value="case 157: return 0x9CF3;" calcext:value-type="string">
            <text:p>case 157: return 0x9CF3;</text:p>
          </table:table-cell>
          <table:table-cell table:formula="of:=CONCATENATE([.I159];&quot;,&quot;)" office:value-type="string" office:string-value="0x9CF3," calcext:value-type="string">
            <text:p>0x9CF3,</text:p>
          </table:table-cell>
          <table:table-cell table:style-name="ce2" table:formula="of:=CONCATENATE(&quot;0x&quot;;DEC2HEX([.G159];2);&quot;,&quot;)" office:value-type="string" office:string-value="0x9C," calcext:value-type="string">
            <text:p>0x9C,</text:p>
          </table:table-cell>
          <table:table-cell table:style-name="ce2" table:formula="of:=CONCATENATE(&quot;0x&quot;;DEC2HEX([.H159];2);&quot;,&quot;)" office:value-type="string" office:string-value="0xF3," calcext:value-type="string">
            <text:p>0xF3,</text:p>
          </table:table-cell>
          <table:table-cell table:formula="of:=BITOR(BITLSHIFT(BITAND([.A159];1);7);BITOR(BITLSHIFT(BITAND([.A159];2);5);BITOR(BITLSHIFT(BITAND([.A159];4);3);BITOR(BITLSHIFT(BITAND([.A159];8);1);BITOR(BITRSHIFT(BITAND([.A159];16);1);BITOR(BITRSHIFT(BITAND([.A159];32);3);BITOR(BITRSHIFT(BITAND([.A159];64);5);BITRSHIFT(BITAND([.A159];128);7))))))))" office:value-type="float" office:value="185" calcext:value-type="float">
            <text:p>185</text:p>
          </table:table-cell>
          <table:table-cell table:formula="of:=CONCATENATE([.O159];&quot;,&quot;)" office:value-type="string" office:string-value="185," calcext:value-type="string">
            <text:p>185,</text:p>
          </table:table-cell>
          <table:table-cell/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0xBD,</text:p>
          </table:table-cell>
          <table:table-cell table:style-name="ce2" office:value-type="string" calcext:value-type="string">
            <text:p>0xD7,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DEC2HEX([.A160])" office:value-type="string" office:string-value="9E" calcext:value-type="string">
            <text:p>9E</text:p>
          </table:table-cell>
          <table:table-cell table:style-name="ce1" table:formula="of:=BITAND([.A160]; 248)" office:value-type="float" office:value="152" calcext:value-type="float">
            <text:p>152</text:p>
          </table:table-cell>
          <table:table-cell table:style-name="ce1" table:formula="of:=BITRSHIFT([.A160]; 5)" office:value-type="float" office:value="4" calcext:value-type="float">
            <text:p>4</text:p>
          </table:table-cell>
          <table:table-cell table:style-name="ce1" table:formula="of:=BITAND(BITLSHIFT([.A160]; 3); 224)" office:value-type="float" office:value="224" calcext:value-type="float">
            <text:p>224</text:p>
          </table:table-cell>
          <table:table-cell table:style-name="ce1" table:formula="of:=BITAND(BITRSHIFT([.A160]; 3); 31)" office:value-type="float" office:value="19" calcext:value-type="float">
            <text:p>19</text:p>
          </table:table-cell>
          <table:table-cell table:style-name="ce1" table:formula="of:=BITOR([.C160];[.D160])" office:value-type="float" office:value="156" calcext:value-type="float">
            <text:p>156</text:p>
          </table:table-cell>
          <table:table-cell table:style-name="ce1" table:formula="of:=BITOR([.E160];[.F160])" office:value-type="float" office:value="243" calcext:value-type="float">
            <text:p>243</text:p>
          </table:table-cell>
          <table:table-cell table:style-name="ce2" table:formula="of:=CONCATENATE(&quot;0x&quot;;DEC2HEX([.G160];2);DEC2HEX([.H160];2))" office:value-type="string" office:string-value="0x9CF3" calcext:value-type="string">
            <text:p>0x9CF3</text:p>
          </table:table-cell>
          <table:table-cell table:style-name="ce2" table:formula="of:=CONCATENATE(&quot;0x&quot;;DEC2HEX([.H160];2);DEC2HEX([.G160];2))" office:value-type="string" office:string-value="0xF39C" calcext:value-type="string">
            <text:p>0xF39C</text:p>
          </table:table-cell>
          <table:table-cell table:formula="of:=CONCATENATE(&quot;case &quot;;[.A160];&quot;: return &quot;;[.I160];&quot;;&quot;)" office:value-type="string" office:string-value="case 158: return 0x9CF3;" calcext:value-type="string">
            <text:p>case 158: return 0x9CF3;</text:p>
          </table:table-cell>
          <table:table-cell table:formula="of:=CONCATENATE([.I160];&quot;,&quot;)" office:value-type="string" office:string-value="0x9CF3," calcext:value-type="string">
            <text:p>0x9CF3,</text:p>
          </table:table-cell>
          <table:table-cell table:style-name="ce2" table:formula="of:=CONCATENATE(&quot;0x&quot;;DEC2HEX([.G160];2);&quot;,&quot;)" office:value-type="string" office:string-value="0x9C," calcext:value-type="string">
            <text:p>0x9C,</text:p>
          </table:table-cell>
          <table:table-cell table:style-name="ce2" table:formula="of:=CONCATENATE(&quot;0x&quot;;DEC2HEX([.H160];2);&quot;,&quot;)" office:value-type="string" office:string-value="0xF3," calcext:value-type="string">
            <text:p>0xF3,</text:p>
          </table:table-cell>
          <table:table-cell table:formula="of:=BITOR(BITLSHIFT(BITAND([.A160];1);7);BITOR(BITLSHIFT(BITAND([.A160];2);5);BITOR(BITLSHIFT(BITAND([.A160];4);3);BITOR(BITLSHIFT(BITAND([.A160];8);1);BITOR(BITRSHIFT(BITAND([.A160];16);1);BITOR(BITRSHIFT(BITAND([.A160];32);3);BITOR(BITRSHIFT(BITAND([.A160];64);5);BITRSHIFT(BITAND([.A160];128);7))))))))" office:value-type="float" office:value="121" calcext:value-type="float">
            <text:p>121</text:p>
          </table:table-cell>
          <table:table-cell table:formula="of:=CONCATENATE([.O160];&quot;,&quot;)" office:value-type="string" office:string-value="121," calcext:value-type="string">
            <text:p>121,</text:p>
          </table:table-cell>
          <table:table-cell/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0x7B,</text:p>
          </table:table-cell>
          <table:table-cell table:style-name="ce2" office:value-type="string" calcext:value-type="string">
            <text:p>0xCF,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DEC2HEX([.A161])" office:value-type="string" office:string-value="9F" calcext:value-type="string">
            <text:p>9F</text:p>
          </table:table-cell>
          <table:table-cell table:style-name="ce1" table:formula="of:=BITAND([.A161]; 248)" office:value-type="float" office:value="152" calcext:value-type="float">
            <text:p>152</text:p>
          </table:table-cell>
          <table:table-cell table:style-name="ce1" table:formula="of:=BITRSHIFT([.A161]; 5)" office:value-type="float" office:value="4" calcext:value-type="float">
            <text:p>4</text:p>
          </table:table-cell>
          <table:table-cell table:style-name="ce1" table:formula="of:=BITAND(BITLSHIFT([.A161]; 3); 224)" office:value-type="float" office:value="224" calcext:value-type="float">
            <text:p>224</text:p>
          </table:table-cell>
          <table:table-cell table:style-name="ce1" table:formula="of:=BITAND(BITRSHIFT([.A161]; 3); 31)" office:value-type="float" office:value="19" calcext:value-type="float">
            <text:p>19</text:p>
          </table:table-cell>
          <table:table-cell table:style-name="ce1" table:formula="of:=BITOR([.C161];[.D161])" office:value-type="float" office:value="156" calcext:value-type="float">
            <text:p>156</text:p>
          </table:table-cell>
          <table:table-cell table:style-name="ce1" table:formula="of:=BITOR([.E161];[.F161])" office:value-type="float" office:value="243" calcext:value-type="float">
            <text:p>243</text:p>
          </table:table-cell>
          <table:table-cell table:style-name="ce2" table:formula="of:=CONCATENATE(&quot;0x&quot;;DEC2HEX([.G161];2);DEC2HEX([.H161];2))" office:value-type="string" office:string-value="0x9CF3" calcext:value-type="string">
            <text:p>0x9CF3</text:p>
          </table:table-cell>
          <table:table-cell table:style-name="ce2" table:formula="of:=CONCATENATE(&quot;0x&quot;;DEC2HEX([.H161];2);DEC2HEX([.G161];2))" office:value-type="string" office:string-value="0xF39C" calcext:value-type="string">
            <text:p>0xF39C</text:p>
          </table:table-cell>
          <table:table-cell table:formula="of:=CONCATENATE(&quot;case &quot;;[.A161];&quot;: return &quot;;[.I161];&quot;;&quot;)" office:value-type="string" office:string-value="case 159: return 0x9CF3;" calcext:value-type="string">
            <text:p>case 159: return 0x9CF3;</text:p>
          </table:table-cell>
          <table:table-cell table:formula="of:=CONCATENATE([.I161];&quot;,&quot;)" office:value-type="string" office:string-value="0x9CF3," calcext:value-type="string">
            <text:p>0x9CF3,</text:p>
          </table:table-cell>
          <table:table-cell table:style-name="ce2" table:formula="of:=CONCATENATE(&quot;0x&quot;;DEC2HEX([.G161];2);&quot;,&quot;)" office:value-type="string" office:string-value="0x9C," calcext:value-type="string">
            <text:p>0x9C,</text:p>
          </table:table-cell>
          <table:table-cell table:style-name="ce2" table:formula="of:=CONCATENATE(&quot;0x&quot;;DEC2HEX([.H161];2);&quot;,&quot;)" office:value-type="string" office:string-value="0xF3," calcext:value-type="string">
            <text:p>0xF3,</text:p>
          </table:table-cell>
          <table:table-cell table:formula="of:=BITOR(BITLSHIFT(BITAND([.A161];1);7);BITOR(BITLSHIFT(BITAND([.A161];2);5);BITOR(BITLSHIFT(BITAND([.A161];4);3);BITOR(BITLSHIFT(BITAND([.A161];8);1);BITOR(BITRSHIFT(BITAND([.A161];16);1);BITOR(BITRSHIFT(BITAND([.A161];32);3);BITOR(BITRSHIFT(BITAND([.A161];64);5);BITRSHIFT(BITAND([.A161];128);7))))))))" office:value-type="float" office:value="249" calcext:value-type="float">
            <text:p>249</text:p>
          </table:table-cell>
          <table:table-cell table:formula="of:=CONCATENATE([.O161];&quot;,&quot;)" office:value-type="string" office:string-value="249," calcext:value-type="string">
            <text:p>249,</text:p>
          </table:table-cell>
          <table:table-cell/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0xFF,</text:p>
          </table:table-cell>
          <table:table-cell table:style-name="ce2" office:value-type="string" calcext:value-type="string">
            <text:p>0xDF,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DEC2HEX([.A162])" office:value-type="string" office:string-value="A0" calcext:value-type="string">
            <text:p>A0</text:p>
          </table:table-cell>
          <table:table-cell table:style-name="ce1" table:formula="of:=BITAND([.A162]; 248)" office:value-type="float" office:value="160" calcext:value-type="float">
            <text:p>160</text:p>
          </table:table-cell>
          <table:table-cell table:style-name="ce1" table:formula="of:=BITRSHIFT([.A162]; 5)" office:value-type="float" office:value="5" calcext:value-type="float">
            <text:p>5</text:p>
          </table:table-cell>
          <table:table-cell table:style-name="ce1" table:formula="of:=BITAND(BITLSHIFT([.A162]; 3); 224)" office:value-type="float" office:value="0" calcext:value-type="float">
            <text:p>0</text:p>
          </table:table-cell>
          <table:table-cell table:style-name="ce1" table:formula="of:=BITAND(BITRSHIFT([.A162]; 3); 31)" office:value-type="float" office:value="20" calcext:value-type="float">
            <text:p>20</text:p>
          </table:table-cell>
          <table:table-cell table:style-name="ce1" table:formula="of:=BITOR([.C162];[.D162])" office:value-type="float" office:value="165" calcext:value-type="float">
            <text:p>165</text:p>
          </table:table-cell>
          <table:table-cell table:style-name="ce1" table:formula="of:=BITOR([.E162];[.F162])" office:value-type="float" office:value="20" calcext:value-type="float">
            <text:p>20</text:p>
          </table:table-cell>
          <table:table-cell table:style-name="ce2" table:formula="of:=CONCATENATE(&quot;0x&quot;;DEC2HEX([.G162];2);DEC2HEX([.H162];2))" office:value-type="string" office:string-value="0xA514" calcext:value-type="string">
            <text:p>0xA514</text:p>
          </table:table-cell>
          <table:table-cell table:style-name="ce2" table:formula="of:=CONCATENATE(&quot;0x&quot;;DEC2HEX([.H162];2);DEC2HEX([.G162];2))" office:value-type="string" office:string-value="0x14A5" calcext:value-type="string">
            <text:p>0x14A5</text:p>
          </table:table-cell>
          <table:table-cell table:formula="of:=CONCATENATE(&quot;case &quot;;[.A162];&quot;: return &quot;;[.I162];&quot;;&quot;)" office:value-type="string" office:string-value="case 160: return 0xA514;" calcext:value-type="string">
            <text:p>case 160: return 0xA514;</text:p>
          </table:table-cell>
          <table:table-cell table:formula="of:=CONCATENATE([.I162];&quot;,&quot;)" office:value-type="string" office:string-value="0xA514," calcext:value-type="string">
            <text:p>0xA514,</text:p>
          </table:table-cell>
          <table:table-cell table:style-name="ce2" table:formula="of:=CONCATENATE(&quot;0x&quot;;DEC2HEX([.G162];2);&quot;,&quot;)" office:value-type="string" office:string-value="0xA5," calcext:value-type="string">
            <text:p>0xA5,</text:p>
          </table:table-cell>
          <table:table-cell table:style-name="ce2" table:formula="of:=CONCATENATE(&quot;0x&quot;;DEC2HEX([.H162];2);&quot;,&quot;)" office:value-type="string" office:string-value="0x14," calcext:value-type="string">
            <text:p>0x14,</text:p>
          </table:table-cell>
          <table:table-cell table:formula="of:=BITOR(BITLSHIFT(BITAND([.A162];1);7);BITOR(BITLSHIFT(BITAND([.A162];2);5);BITOR(BITLSHIFT(BITAND([.A162];4);3);BITOR(BITLSHIFT(BITAND([.A162];8);1);BITOR(BITRSHIFT(BITAND([.A162];16);1);BITOR(BITRSHIFT(BITAND([.A162];32);3);BITOR(BITRSHIFT(BITAND([.A162];64);5);BITRSHIFT(BITAND([.A162];128);7))))))))" office:value-type="float" office:value="5" calcext:value-type="float">
            <text:p>5</text:p>
          </table:table-cell>
          <table:table-cell table:formula="of:=CONCATENATE([.O162];&quot;,&quot;)" office:value-type="string" office:string-value="5," calcext:value-type="string">
            <text:p>5,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0x00,</text:p>
          </table:table-cell>
          <table:table-cell table:style-name="ce2" office:value-type="string" calcext:value-type="string">
            <text:p>0x20,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DEC2HEX([.A163])" office:value-type="string" office:string-value="A1" calcext:value-type="string">
            <text:p>A1</text:p>
          </table:table-cell>
          <table:table-cell table:style-name="ce1" table:formula="of:=BITAND([.A163]; 248)" office:value-type="float" office:value="160" calcext:value-type="float">
            <text:p>160</text:p>
          </table:table-cell>
          <table:table-cell table:style-name="ce1" table:formula="of:=BITRSHIFT([.A163]; 5)" office:value-type="float" office:value="5" calcext:value-type="float">
            <text:p>5</text:p>
          </table:table-cell>
          <table:table-cell table:style-name="ce1" table:formula="of:=BITAND(BITLSHIFT([.A163]; 3); 224)" office:value-type="float" office:value="0" calcext:value-type="float">
            <text:p>0</text:p>
          </table:table-cell>
          <table:table-cell table:style-name="ce1" table:formula="of:=BITAND(BITRSHIFT([.A163]; 3); 31)" office:value-type="float" office:value="20" calcext:value-type="float">
            <text:p>20</text:p>
          </table:table-cell>
          <table:table-cell table:style-name="ce1" table:formula="of:=BITOR([.C163];[.D163])" office:value-type="float" office:value="165" calcext:value-type="float">
            <text:p>165</text:p>
          </table:table-cell>
          <table:table-cell table:style-name="ce1" table:formula="of:=BITOR([.E163];[.F163])" office:value-type="float" office:value="20" calcext:value-type="float">
            <text:p>20</text:p>
          </table:table-cell>
          <table:table-cell table:style-name="ce2" table:formula="of:=CONCATENATE(&quot;0x&quot;;DEC2HEX([.G163];2);DEC2HEX([.H163];2))" office:value-type="string" office:string-value="0xA514" calcext:value-type="string">
            <text:p>0xA514</text:p>
          </table:table-cell>
          <table:table-cell table:style-name="ce2" table:formula="of:=CONCATENATE(&quot;0x&quot;;DEC2HEX([.H163];2);DEC2HEX([.G163];2))" office:value-type="string" office:string-value="0x14A5" calcext:value-type="string">
            <text:p>0x14A5</text:p>
          </table:table-cell>
          <table:table-cell table:formula="of:=CONCATENATE(&quot;case &quot;;[.A163];&quot;: return &quot;;[.I163];&quot;;&quot;)" office:value-type="string" office:string-value="case 161: return 0xA514;" calcext:value-type="string">
            <text:p>case 161: return 0xA514;</text:p>
          </table:table-cell>
          <table:table-cell table:formula="of:=CONCATENATE([.I163];&quot;,&quot;)" office:value-type="string" office:string-value="0xA514," calcext:value-type="string">
            <text:p>0xA514,</text:p>
          </table:table-cell>
          <table:table-cell table:style-name="ce2" table:formula="of:=CONCATENATE(&quot;0x&quot;;DEC2HEX([.G163];2);&quot;,&quot;)" office:value-type="string" office:string-value="0xA5," calcext:value-type="string">
            <text:p>0xA5,</text:p>
          </table:table-cell>
          <table:table-cell table:style-name="ce2" table:formula="of:=CONCATENATE(&quot;0x&quot;;DEC2HEX([.H163];2);&quot;,&quot;)" office:value-type="string" office:string-value="0x14," calcext:value-type="string">
            <text:p>0x14,</text:p>
          </table:table-cell>
          <table:table-cell table:formula="of:=BITOR(BITLSHIFT(BITAND([.A163];1);7);BITOR(BITLSHIFT(BITAND([.A163];2);5);BITOR(BITLSHIFT(BITAND([.A163];4);3);BITOR(BITLSHIFT(BITAND([.A163];8);1);BITOR(BITRSHIFT(BITAND([.A163];16);1);BITOR(BITRSHIFT(BITAND([.A163];32);3);BITOR(BITRSHIFT(BITAND([.A163];64);5);BITRSHIFT(BITAND([.A163];128);7))))))))" office:value-type="float" office:value="133" calcext:value-type="float">
            <text:p>133</text:p>
          </table:table-cell>
          <table:table-cell table:formula="of:=CONCATENATE([.O163];&quot;,&quot;)" office:value-type="string" office:string-value="133," calcext:value-type="string">
            <text:p>133,</text:p>
          </table:table-cell>
          <table:table-cell/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0x84,</text:p>
          </table:table-cell>
          <table:table-cell table:style-name="ce2" office:value-type="string" calcext:value-type="string">
            <text:p>0x30,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DEC2HEX([.A164])" office:value-type="string" office:string-value="A2" calcext:value-type="string">
            <text:p>A2</text:p>
          </table:table-cell>
          <table:table-cell table:style-name="ce1" table:formula="of:=BITAND([.A164]; 248)" office:value-type="float" office:value="160" calcext:value-type="float">
            <text:p>160</text:p>
          </table:table-cell>
          <table:table-cell table:style-name="ce1" table:formula="of:=BITRSHIFT([.A164]; 5)" office:value-type="float" office:value="5" calcext:value-type="float">
            <text:p>5</text:p>
          </table:table-cell>
          <table:table-cell table:style-name="ce1" table:formula="of:=BITAND(BITLSHIFT([.A164]; 3); 224)" office:value-type="float" office:value="0" calcext:value-type="float">
            <text:p>0</text:p>
          </table:table-cell>
          <table:table-cell table:style-name="ce1" table:formula="of:=BITAND(BITRSHIFT([.A164]; 3); 31)" office:value-type="float" office:value="20" calcext:value-type="float">
            <text:p>20</text:p>
          </table:table-cell>
          <table:table-cell table:style-name="ce1" table:formula="of:=BITOR([.C164];[.D164])" office:value-type="float" office:value="165" calcext:value-type="float">
            <text:p>165</text:p>
          </table:table-cell>
          <table:table-cell table:style-name="ce1" table:formula="of:=BITOR([.E164];[.F164])" office:value-type="float" office:value="20" calcext:value-type="float">
            <text:p>20</text:p>
          </table:table-cell>
          <table:table-cell table:style-name="ce2" table:formula="of:=CONCATENATE(&quot;0x&quot;;DEC2HEX([.G164];2);DEC2HEX([.H164];2))" office:value-type="string" office:string-value="0xA514" calcext:value-type="string">
            <text:p>0xA514</text:p>
          </table:table-cell>
          <table:table-cell table:style-name="ce2" table:formula="of:=CONCATENATE(&quot;0x&quot;;DEC2HEX([.H164];2);DEC2HEX([.G164];2))" office:value-type="string" office:string-value="0x14A5" calcext:value-type="string">
            <text:p>0x14A5</text:p>
          </table:table-cell>
          <table:table-cell table:formula="of:=CONCATENATE(&quot;case &quot;;[.A164];&quot;: return &quot;;[.I164];&quot;;&quot;)" office:value-type="string" office:string-value="case 162: return 0xA514;" calcext:value-type="string">
            <text:p>case 162: return 0xA514;</text:p>
          </table:table-cell>
          <table:table-cell table:formula="of:=CONCATENATE([.I164];&quot;,&quot;)" office:value-type="string" office:string-value="0xA514," calcext:value-type="string">
            <text:p>0xA514,</text:p>
          </table:table-cell>
          <table:table-cell table:style-name="ce2" table:formula="of:=CONCATENATE(&quot;0x&quot;;DEC2HEX([.G164];2);&quot;,&quot;)" office:value-type="string" office:string-value="0xA5," calcext:value-type="string">
            <text:p>0xA5,</text:p>
          </table:table-cell>
          <table:table-cell table:style-name="ce2" table:formula="of:=CONCATENATE(&quot;0x&quot;;DEC2HEX([.H164];2);&quot;,&quot;)" office:value-type="string" office:string-value="0x14," calcext:value-type="string">
            <text:p>0x14,</text:p>
          </table:table-cell>
          <table:table-cell table:formula="of:=BITOR(BITLSHIFT(BITAND([.A164];1);7);BITOR(BITLSHIFT(BITAND([.A164];2);5);BITOR(BITLSHIFT(BITAND([.A164];4);3);BITOR(BITLSHIFT(BITAND([.A164];8);1);BITOR(BITRSHIFT(BITAND([.A164];16);1);BITOR(BITRSHIFT(BITAND([.A164];32);3);BITOR(BITRSHIFT(BITAND([.A164];64);5);BITRSHIFT(BITAND([.A164];128);7))))))))" office:value-type="float" office:value="69" calcext:value-type="float">
            <text:p>69</text:p>
          </table:table-cell>
          <table:table-cell table:formula="of:=CONCATENATE([.O164];&quot;,&quot;)" office:value-type="string" office:string-value="69," calcext:value-type="string">
            <text:p>69,</text:p>
          </table:table-cell>
          <table:table-cell/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0x42,</text:p>
          </table:table-cell>
          <table:table-cell table:style-name="ce2" office:value-type="string" calcext:value-type="string">
            <text:p>0x28,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DEC2HEX([.A165])" office:value-type="string" office:string-value="A3" calcext:value-type="string">
            <text:p>A3</text:p>
          </table:table-cell>
          <table:table-cell table:style-name="ce1" table:formula="of:=BITAND([.A165]; 248)" office:value-type="float" office:value="160" calcext:value-type="float">
            <text:p>160</text:p>
          </table:table-cell>
          <table:table-cell table:style-name="ce1" table:formula="of:=BITRSHIFT([.A165]; 5)" office:value-type="float" office:value="5" calcext:value-type="float">
            <text:p>5</text:p>
          </table:table-cell>
          <table:table-cell table:style-name="ce1" table:formula="of:=BITAND(BITLSHIFT([.A165]; 3); 224)" office:value-type="float" office:value="0" calcext:value-type="float">
            <text:p>0</text:p>
          </table:table-cell>
          <table:table-cell table:style-name="ce1" table:formula="of:=BITAND(BITRSHIFT([.A165]; 3); 31)" office:value-type="float" office:value="20" calcext:value-type="float">
            <text:p>20</text:p>
          </table:table-cell>
          <table:table-cell table:style-name="ce1" table:formula="of:=BITOR([.C165];[.D165])" office:value-type="float" office:value="165" calcext:value-type="float">
            <text:p>165</text:p>
          </table:table-cell>
          <table:table-cell table:style-name="ce1" table:formula="of:=BITOR([.E165];[.F165])" office:value-type="float" office:value="20" calcext:value-type="float">
            <text:p>20</text:p>
          </table:table-cell>
          <table:table-cell table:style-name="ce2" table:formula="of:=CONCATENATE(&quot;0x&quot;;DEC2HEX([.G165];2);DEC2HEX([.H165];2))" office:value-type="string" office:string-value="0xA514" calcext:value-type="string">
            <text:p>0xA514</text:p>
          </table:table-cell>
          <table:table-cell table:style-name="ce2" table:formula="of:=CONCATENATE(&quot;0x&quot;;DEC2HEX([.H165];2);DEC2HEX([.G165];2))" office:value-type="string" office:string-value="0x14A5" calcext:value-type="string">
            <text:p>0x14A5</text:p>
          </table:table-cell>
          <table:table-cell table:formula="of:=CONCATENATE(&quot;case &quot;;[.A165];&quot;: return &quot;;[.I165];&quot;;&quot;)" office:value-type="string" office:string-value="case 163: return 0xA514;" calcext:value-type="string">
            <text:p>case 163: return 0xA514;</text:p>
          </table:table-cell>
          <table:table-cell table:formula="of:=CONCATENATE([.I165];&quot;,&quot;)" office:value-type="string" office:string-value="0xA514," calcext:value-type="string">
            <text:p>0xA514,</text:p>
          </table:table-cell>
          <table:table-cell table:style-name="ce2" table:formula="of:=CONCATENATE(&quot;0x&quot;;DEC2HEX([.G165];2);&quot;,&quot;)" office:value-type="string" office:string-value="0xA5," calcext:value-type="string">
            <text:p>0xA5,</text:p>
          </table:table-cell>
          <table:table-cell table:style-name="ce2" table:formula="of:=CONCATENATE(&quot;0x&quot;;DEC2HEX([.H165];2);&quot;,&quot;)" office:value-type="string" office:string-value="0x14," calcext:value-type="string">
            <text:p>0x14,</text:p>
          </table:table-cell>
          <table:table-cell table:formula="of:=BITOR(BITLSHIFT(BITAND([.A165];1);7);BITOR(BITLSHIFT(BITAND([.A165];2);5);BITOR(BITLSHIFT(BITAND([.A165];4);3);BITOR(BITLSHIFT(BITAND([.A165];8);1);BITOR(BITRSHIFT(BITAND([.A165];16);1);BITOR(BITRSHIFT(BITAND([.A165];32);3);BITOR(BITRSHIFT(BITAND([.A165];64);5);BITRSHIFT(BITAND([.A165];128);7))))))))" office:value-type="float" office:value="197" calcext:value-type="float">
            <text:p>197</text:p>
          </table:table-cell>
          <table:table-cell table:formula="of:=CONCATENATE([.O165];&quot;,&quot;)" office:value-type="string" office:string-value="197," calcext:value-type="string">
            <text:p>197,</text:p>
          </table:table-cell>
          <table:table-cell/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0xC6,</text:p>
          </table:table-cell>
          <table:table-cell table:style-name="ce2" office:value-type="string" calcext:value-type="string">
            <text:p>0x38,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DEC2HEX([.A166])" office:value-type="string" office:string-value="A4" calcext:value-type="string">
            <text:p>A4</text:p>
          </table:table-cell>
          <table:table-cell table:style-name="ce1" table:formula="of:=BITAND([.A166]; 248)" office:value-type="float" office:value="160" calcext:value-type="float">
            <text:p>160</text:p>
          </table:table-cell>
          <table:table-cell table:style-name="ce1" table:formula="of:=BITRSHIFT([.A166]; 5)" office:value-type="float" office:value="5" calcext:value-type="float">
            <text:p>5</text:p>
          </table:table-cell>
          <table:table-cell table:style-name="ce1" table:formula="of:=BITAND(BITLSHIFT([.A166]; 3); 224)" office:value-type="float" office:value="32" calcext:value-type="float">
            <text:p>32</text:p>
          </table:table-cell>
          <table:table-cell table:style-name="ce1" table:formula="of:=BITAND(BITRSHIFT([.A166]; 3); 31)" office:value-type="float" office:value="20" calcext:value-type="float">
            <text:p>20</text:p>
          </table:table-cell>
          <table:table-cell table:style-name="ce1" table:formula="of:=BITOR([.C166];[.D166])" office:value-type="float" office:value="165" calcext:value-type="float">
            <text:p>165</text:p>
          </table:table-cell>
          <table:table-cell table:style-name="ce1" table:formula="of:=BITOR([.E166];[.F166])" office:value-type="float" office:value="52" calcext:value-type="float">
            <text:p>52</text:p>
          </table:table-cell>
          <table:table-cell table:style-name="ce2" table:formula="of:=CONCATENATE(&quot;0x&quot;;DEC2HEX([.G166];2);DEC2HEX([.H166];2))" office:value-type="string" office:string-value="0xA534" calcext:value-type="string">
            <text:p>0xA534</text:p>
          </table:table-cell>
          <table:table-cell table:style-name="ce2" table:formula="of:=CONCATENATE(&quot;0x&quot;;DEC2HEX([.H166];2);DEC2HEX([.G166];2))" office:value-type="string" office:string-value="0x34A5" calcext:value-type="string">
            <text:p>0x34A5</text:p>
          </table:table-cell>
          <table:table-cell table:formula="of:=CONCATENATE(&quot;case &quot;;[.A166];&quot;: return &quot;;[.I166];&quot;;&quot;)" office:value-type="string" office:string-value="case 164: return 0xA534;" calcext:value-type="string">
            <text:p>case 164: return 0xA534;</text:p>
          </table:table-cell>
          <table:table-cell table:formula="of:=CONCATENATE([.I166];&quot;,&quot;)" office:value-type="string" office:string-value="0xA534," calcext:value-type="string">
            <text:p>0xA534,</text:p>
          </table:table-cell>
          <table:table-cell table:style-name="ce2" table:formula="of:=CONCATENATE(&quot;0x&quot;;DEC2HEX([.G166];2);&quot;,&quot;)" office:value-type="string" office:string-value="0xA5," calcext:value-type="string">
            <text:p>0xA5,</text:p>
          </table:table-cell>
          <table:table-cell table:style-name="ce2" table:formula="of:=CONCATENATE(&quot;0x&quot;;DEC2HEX([.H166];2);&quot;,&quot;)" office:value-type="string" office:string-value="0x34," calcext:value-type="string">
            <text:p>0x34,</text:p>
          </table:table-cell>
          <table:table-cell table:formula="of:=BITOR(BITLSHIFT(BITAND([.A166];1);7);BITOR(BITLSHIFT(BITAND([.A166];2);5);BITOR(BITLSHIFT(BITAND([.A166];4);3);BITOR(BITLSHIFT(BITAND([.A166];8);1);BITOR(BITRSHIFT(BITAND([.A166];16);1);BITOR(BITRSHIFT(BITAND([.A166];32);3);BITOR(BITRSHIFT(BITAND([.A166];64);5);BITRSHIFT(BITAND([.A166];128);7))))))))" office:value-type="float" office:value="37" calcext:value-type="float">
            <text:p>37</text:p>
          </table:table-cell>
          <table:table-cell table:formula="of:=CONCATENATE([.O166];&quot;,&quot;)" office:value-type="string" office:string-value="37," calcext:value-type="string">
            <text:p>37,</text:p>
          </table:table-cell>
          <table:table-cell/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0x21,</text:p>
          </table:table-cell>
          <table:table-cell table:style-name="ce2" office:value-type="string" calcext:value-type="string">
            <text:p>0x24,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DEC2HEX([.A167])" office:value-type="string" office:string-value="A5" calcext:value-type="string">
            <text:p>A5</text:p>
          </table:table-cell>
          <table:table-cell table:style-name="ce1" table:formula="of:=BITAND([.A167]; 248)" office:value-type="float" office:value="160" calcext:value-type="float">
            <text:p>160</text:p>
          </table:table-cell>
          <table:table-cell table:style-name="ce1" table:formula="of:=BITRSHIFT([.A167]; 5)" office:value-type="float" office:value="5" calcext:value-type="float">
            <text:p>5</text:p>
          </table:table-cell>
          <table:table-cell table:style-name="ce1" table:formula="of:=BITAND(BITLSHIFT([.A167]; 3); 224)" office:value-type="float" office:value="32" calcext:value-type="float">
            <text:p>32</text:p>
          </table:table-cell>
          <table:table-cell table:style-name="ce1" table:formula="of:=BITAND(BITRSHIFT([.A167]; 3); 31)" office:value-type="float" office:value="20" calcext:value-type="float">
            <text:p>20</text:p>
          </table:table-cell>
          <table:table-cell table:style-name="ce1" table:formula="of:=BITOR([.C167];[.D167])" office:value-type="float" office:value="165" calcext:value-type="float">
            <text:p>165</text:p>
          </table:table-cell>
          <table:table-cell table:style-name="ce1" table:formula="of:=BITOR([.E167];[.F167])" office:value-type="float" office:value="52" calcext:value-type="float">
            <text:p>52</text:p>
          </table:table-cell>
          <table:table-cell table:style-name="ce2" table:formula="of:=CONCATENATE(&quot;0x&quot;;DEC2HEX([.G167];2);DEC2HEX([.H167];2))" office:value-type="string" office:string-value="0xA534" calcext:value-type="string">
            <text:p>0xA534</text:p>
          </table:table-cell>
          <table:table-cell table:style-name="ce2" table:formula="of:=CONCATENATE(&quot;0x&quot;;DEC2HEX([.H167];2);DEC2HEX([.G167];2))" office:value-type="string" office:string-value="0x34A5" calcext:value-type="string">
            <text:p>0x34A5</text:p>
          </table:table-cell>
          <table:table-cell table:formula="of:=CONCATENATE(&quot;case &quot;;[.A167];&quot;: return &quot;;[.I167];&quot;;&quot;)" office:value-type="string" office:string-value="case 165: return 0xA534;" calcext:value-type="string">
            <text:p>case 165: return 0xA534;</text:p>
          </table:table-cell>
          <table:table-cell table:formula="of:=CONCATENATE([.I167];&quot;,&quot;)" office:value-type="string" office:string-value="0xA534," calcext:value-type="string">
            <text:p>0xA534,</text:p>
          </table:table-cell>
          <table:table-cell table:style-name="ce2" table:formula="of:=CONCATENATE(&quot;0x&quot;;DEC2HEX([.G167];2);&quot;,&quot;)" office:value-type="string" office:string-value="0xA5," calcext:value-type="string">
            <text:p>0xA5,</text:p>
          </table:table-cell>
          <table:table-cell table:style-name="ce2" table:formula="of:=CONCATENATE(&quot;0x&quot;;DEC2HEX([.H167];2);&quot;,&quot;)" office:value-type="string" office:string-value="0x34," calcext:value-type="string">
            <text:p>0x34,</text:p>
          </table:table-cell>
          <table:table-cell table:formula="of:=BITOR(BITLSHIFT(BITAND([.A167];1);7);BITOR(BITLSHIFT(BITAND([.A167];2);5);BITOR(BITLSHIFT(BITAND([.A167];4);3);BITOR(BITLSHIFT(BITAND([.A167];8);1);BITOR(BITRSHIFT(BITAND([.A167];16);1);BITOR(BITRSHIFT(BITAND([.A167];32);3);BITOR(BITRSHIFT(BITAND([.A167];64);5);BITRSHIFT(BITAND([.A167];128);7))))))))" office:value-type="float" office:value="165" calcext:value-type="float">
            <text:p>165</text:p>
          </table:table-cell>
          <table:table-cell table:formula="of:=CONCATENATE([.O167];&quot;,&quot;)" office:value-type="string" office:string-value="165," calcext:value-type="string">
            <text:p>165,</text:p>
          </table:table-cell>
          <table:table-cell/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0xA5,</text:p>
          </table:table-cell>
          <table:table-cell table:style-name="ce2" office:value-type="string" calcext:value-type="string">
            <text:p>0x34,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DEC2HEX([.A168])" office:value-type="string" office:string-value="A6" calcext:value-type="string">
            <text:p>A6</text:p>
          </table:table-cell>
          <table:table-cell table:style-name="ce1" table:formula="of:=BITAND([.A168]; 248)" office:value-type="float" office:value="160" calcext:value-type="float">
            <text:p>160</text:p>
          </table:table-cell>
          <table:table-cell table:style-name="ce1" table:formula="of:=BITRSHIFT([.A168]; 5)" office:value-type="float" office:value="5" calcext:value-type="float">
            <text:p>5</text:p>
          </table:table-cell>
          <table:table-cell table:style-name="ce1" table:formula="of:=BITAND(BITLSHIFT([.A168]; 3); 224)" office:value-type="float" office:value="32" calcext:value-type="float">
            <text:p>32</text:p>
          </table:table-cell>
          <table:table-cell table:style-name="ce1" table:formula="of:=BITAND(BITRSHIFT([.A168]; 3); 31)" office:value-type="float" office:value="20" calcext:value-type="float">
            <text:p>20</text:p>
          </table:table-cell>
          <table:table-cell table:style-name="ce1" table:formula="of:=BITOR([.C168];[.D168])" office:value-type="float" office:value="165" calcext:value-type="float">
            <text:p>165</text:p>
          </table:table-cell>
          <table:table-cell table:style-name="ce1" table:formula="of:=BITOR([.E168];[.F168])" office:value-type="float" office:value="52" calcext:value-type="float">
            <text:p>52</text:p>
          </table:table-cell>
          <table:table-cell table:style-name="ce2" table:formula="of:=CONCATENATE(&quot;0x&quot;;DEC2HEX([.G168];2);DEC2HEX([.H168];2))" office:value-type="string" office:string-value="0xA534" calcext:value-type="string">
            <text:p>0xA534</text:p>
          </table:table-cell>
          <table:table-cell table:style-name="ce2" table:formula="of:=CONCATENATE(&quot;0x&quot;;DEC2HEX([.H168];2);DEC2HEX([.G168];2))" office:value-type="string" office:string-value="0x34A5" calcext:value-type="string">
            <text:p>0x34A5</text:p>
          </table:table-cell>
          <table:table-cell table:formula="of:=CONCATENATE(&quot;case &quot;;[.A168];&quot;: return &quot;;[.I168];&quot;;&quot;)" office:value-type="string" office:string-value="case 166: return 0xA534;" calcext:value-type="string">
            <text:p>case 166: return 0xA534;</text:p>
          </table:table-cell>
          <table:table-cell table:formula="of:=CONCATENATE([.I168];&quot;,&quot;)" office:value-type="string" office:string-value="0xA534," calcext:value-type="string">
            <text:p>0xA534,</text:p>
          </table:table-cell>
          <table:table-cell table:style-name="ce2" table:formula="of:=CONCATENATE(&quot;0x&quot;;DEC2HEX([.G168];2);&quot;,&quot;)" office:value-type="string" office:string-value="0xA5," calcext:value-type="string">
            <text:p>0xA5,</text:p>
          </table:table-cell>
          <table:table-cell table:style-name="ce2" table:formula="of:=CONCATENATE(&quot;0x&quot;;DEC2HEX([.H168];2);&quot;,&quot;)" office:value-type="string" office:string-value="0x34," calcext:value-type="string">
            <text:p>0x34,</text:p>
          </table:table-cell>
          <table:table-cell table:formula="of:=BITOR(BITLSHIFT(BITAND([.A168];1);7);BITOR(BITLSHIFT(BITAND([.A168];2);5);BITOR(BITLSHIFT(BITAND([.A168];4);3);BITOR(BITLSHIFT(BITAND([.A168];8);1);BITOR(BITRSHIFT(BITAND([.A168];16);1);BITOR(BITRSHIFT(BITAND([.A168];32);3);BITOR(BITRSHIFT(BITAND([.A168];64);5);BITRSHIFT(BITAND([.A168];128);7))))))))" office:value-type="float" office:value="101" calcext:value-type="float">
            <text:p>101</text:p>
          </table:table-cell>
          <table:table-cell table:formula="of:=CONCATENATE([.O168];&quot;,&quot;)" office:value-type="string" office:string-value="101," calcext:value-type="string">
            <text:p>101,</text:p>
          </table:table-cell>
          <table:table-cell/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0x63,</text:p>
          </table:table-cell>
          <table:table-cell table:style-name="ce2" office:value-type="string" calcext:value-type="string">
            <text:p>0x2C,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DEC2HEX([.A169])" office:value-type="string" office:string-value="A7" calcext:value-type="string">
            <text:p>A7</text:p>
          </table:table-cell>
          <table:table-cell table:style-name="ce1" table:formula="of:=BITAND([.A169]; 248)" office:value-type="float" office:value="160" calcext:value-type="float">
            <text:p>160</text:p>
          </table:table-cell>
          <table:table-cell table:style-name="ce1" table:formula="of:=BITRSHIFT([.A169]; 5)" office:value-type="float" office:value="5" calcext:value-type="float">
            <text:p>5</text:p>
          </table:table-cell>
          <table:table-cell table:style-name="ce1" table:formula="of:=BITAND(BITLSHIFT([.A169]; 3); 224)" office:value-type="float" office:value="32" calcext:value-type="float">
            <text:p>32</text:p>
          </table:table-cell>
          <table:table-cell table:style-name="ce1" table:formula="of:=BITAND(BITRSHIFT([.A169]; 3); 31)" office:value-type="float" office:value="20" calcext:value-type="float">
            <text:p>20</text:p>
          </table:table-cell>
          <table:table-cell table:style-name="ce1" table:formula="of:=BITOR([.C169];[.D169])" office:value-type="float" office:value="165" calcext:value-type="float">
            <text:p>165</text:p>
          </table:table-cell>
          <table:table-cell table:style-name="ce1" table:formula="of:=BITOR([.E169];[.F169])" office:value-type="float" office:value="52" calcext:value-type="float">
            <text:p>52</text:p>
          </table:table-cell>
          <table:table-cell table:style-name="ce2" table:formula="of:=CONCATENATE(&quot;0x&quot;;DEC2HEX([.G169];2);DEC2HEX([.H169];2))" office:value-type="string" office:string-value="0xA534" calcext:value-type="string">
            <text:p>0xA534</text:p>
          </table:table-cell>
          <table:table-cell table:style-name="ce2" table:formula="of:=CONCATENATE(&quot;0x&quot;;DEC2HEX([.H169];2);DEC2HEX([.G169];2))" office:value-type="string" office:string-value="0x34A5" calcext:value-type="string">
            <text:p>0x34A5</text:p>
          </table:table-cell>
          <table:table-cell table:formula="of:=CONCATENATE(&quot;case &quot;;[.A169];&quot;: return &quot;;[.I169];&quot;;&quot;)" office:value-type="string" office:string-value="case 167: return 0xA534;" calcext:value-type="string">
            <text:p>case 167: return 0xA534;</text:p>
          </table:table-cell>
          <table:table-cell table:formula="of:=CONCATENATE([.I169];&quot;,&quot;)" office:value-type="string" office:string-value="0xA534," calcext:value-type="string">
            <text:p>0xA534,</text:p>
          </table:table-cell>
          <table:table-cell table:style-name="ce2" table:formula="of:=CONCATENATE(&quot;0x&quot;;DEC2HEX([.G169];2);&quot;,&quot;)" office:value-type="string" office:string-value="0xA5," calcext:value-type="string">
            <text:p>0xA5,</text:p>
          </table:table-cell>
          <table:table-cell table:style-name="ce2" table:formula="of:=CONCATENATE(&quot;0x&quot;;DEC2HEX([.H169];2);&quot;,&quot;)" office:value-type="string" office:string-value="0x34," calcext:value-type="string">
            <text:p>0x34,</text:p>
          </table:table-cell>
          <table:table-cell table:formula="of:=BITOR(BITLSHIFT(BITAND([.A169];1);7);BITOR(BITLSHIFT(BITAND([.A169];2);5);BITOR(BITLSHIFT(BITAND([.A169];4);3);BITOR(BITLSHIFT(BITAND([.A169];8);1);BITOR(BITRSHIFT(BITAND([.A169];16);1);BITOR(BITRSHIFT(BITAND([.A169];32);3);BITOR(BITRSHIFT(BITAND([.A169];64);5);BITRSHIFT(BITAND([.A169];128);7))))))))" office:value-type="float" office:value="229" calcext:value-type="float">
            <text:p>229</text:p>
          </table:table-cell>
          <table:table-cell table:formula="of:=CONCATENATE([.O169];&quot;,&quot;)" office:value-type="string" office:string-value="229," calcext:value-type="string">
            <text:p>229,</text:p>
          </table:table-cell>
          <table:table-cell/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0xE7,</text:p>
          </table:table-cell>
          <table:table-cell table:style-name="ce2" office:value-type="string" calcext:value-type="string">
            <text:p>0x3C,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DEC2HEX([.A170])" office:value-type="string" office:string-value="A8" calcext:value-type="string">
            <text:p>A8</text:p>
          </table:table-cell>
          <table:table-cell table:style-name="ce1" table:formula="of:=BITAND([.A170]; 248)" office:value-type="float" office:value="168" calcext:value-type="float">
            <text:p>168</text:p>
          </table:table-cell>
          <table:table-cell table:style-name="ce1" table:formula="of:=BITRSHIFT([.A170]; 5)" office:value-type="float" office:value="5" calcext:value-type="float">
            <text:p>5</text:p>
          </table:table-cell>
          <table:table-cell table:style-name="ce1" table:formula="of:=BITAND(BITLSHIFT([.A170]; 3); 224)" office:value-type="float" office:value="64" calcext:value-type="float">
            <text:p>64</text:p>
          </table:table-cell>
          <table:table-cell table:style-name="ce1" table:formula="of:=BITAND(BITRSHIFT([.A170]; 3); 31)" office:value-type="float" office:value="21" calcext:value-type="float">
            <text:p>21</text:p>
          </table:table-cell>
          <table:table-cell table:style-name="ce1" table:formula="of:=BITOR([.C170];[.D170])" office:value-type="float" office:value="173" calcext:value-type="float">
            <text:p>173</text:p>
          </table:table-cell>
          <table:table-cell table:style-name="ce1" table:formula="of:=BITOR([.E170];[.F170])" office:value-type="float" office:value="85" calcext:value-type="float">
            <text:p>85</text:p>
          </table:table-cell>
          <table:table-cell table:style-name="ce2" table:formula="of:=CONCATENATE(&quot;0x&quot;;DEC2HEX([.G170];2);DEC2HEX([.H170];2))" office:value-type="string" office:string-value="0xAD55" calcext:value-type="string">
            <text:p>0xAD55</text:p>
          </table:table-cell>
          <table:table-cell table:style-name="ce2" table:formula="of:=CONCATENATE(&quot;0x&quot;;DEC2HEX([.H170];2);DEC2HEX([.G170];2))" office:value-type="string" office:string-value="0x55AD" calcext:value-type="string">
            <text:p>0x55AD</text:p>
          </table:table-cell>
          <table:table-cell table:formula="of:=CONCATENATE(&quot;case &quot;;[.A170];&quot;: return &quot;;[.I170];&quot;;&quot;)" office:value-type="string" office:string-value="case 168: return 0xAD55;" calcext:value-type="string">
            <text:p>case 168: return 0xAD55;</text:p>
          </table:table-cell>
          <table:table-cell table:formula="of:=CONCATENATE([.I170];&quot;,&quot;)" office:value-type="string" office:string-value="0xAD55," calcext:value-type="string">
            <text:p>0xAD55,</text:p>
          </table:table-cell>
          <table:table-cell table:style-name="ce2" table:formula="of:=CONCATENATE(&quot;0x&quot;;DEC2HEX([.G170];2);&quot;,&quot;)" office:value-type="string" office:string-value="0xAD," calcext:value-type="string">
            <text:p>0xAD,</text:p>
          </table:table-cell>
          <table:table-cell table:style-name="ce2" table:formula="of:=CONCATENATE(&quot;0x&quot;;DEC2HEX([.H170];2);&quot;,&quot;)" office:value-type="string" office:string-value="0x55," calcext:value-type="string">
            <text:p>0x55,</text:p>
          </table:table-cell>
          <table:table-cell table:formula="of:=BITOR(BITLSHIFT(BITAND([.A170];1);7);BITOR(BITLSHIFT(BITAND([.A170];2);5);BITOR(BITLSHIFT(BITAND([.A170];4);3);BITOR(BITLSHIFT(BITAND([.A170];8);1);BITOR(BITRSHIFT(BITAND([.A170];16);1);BITOR(BITRSHIFT(BITAND([.A170];32);3);BITOR(BITRSHIFT(BITAND([.A170];64);5);BITRSHIFT(BITAND([.A170];128);7))))))))" office:value-type="float" office:value="21" calcext:value-type="float">
            <text:p>21</text:p>
          </table:table-cell>
          <table:table-cell table:formula="of:=CONCATENATE([.O170];&quot;,&quot;)" office:value-type="string" office:string-value="21," calcext:value-type="string">
            <text:p>21,</text:p>
          </table:table-cell>
          <table:table-cell/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0x10,</text:p>
          </table:table-cell>
          <table:table-cell table:style-name="ce2" office:value-type="string" calcext:value-type="string">
            <text:p>0xA2,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DEC2HEX([.A171])" office:value-type="string" office:string-value="A9" calcext:value-type="string">
            <text:p>A9</text:p>
          </table:table-cell>
          <table:table-cell table:style-name="ce1" table:formula="of:=BITAND([.A171]; 248)" office:value-type="float" office:value="168" calcext:value-type="float">
            <text:p>168</text:p>
          </table:table-cell>
          <table:table-cell table:style-name="ce1" table:formula="of:=BITRSHIFT([.A171]; 5)" office:value-type="float" office:value="5" calcext:value-type="float">
            <text:p>5</text:p>
          </table:table-cell>
          <table:table-cell table:style-name="ce1" table:formula="of:=BITAND(BITLSHIFT([.A171]; 3); 224)" office:value-type="float" office:value="64" calcext:value-type="float">
            <text:p>64</text:p>
          </table:table-cell>
          <table:table-cell table:style-name="ce1" table:formula="of:=BITAND(BITRSHIFT([.A171]; 3); 31)" office:value-type="float" office:value="21" calcext:value-type="float">
            <text:p>21</text:p>
          </table:table-cell>
          <table:table-cell table:style-name="ce1" table:formula="of:=BITOR([.C171];[.D171])" office:value-type="float" office:value="173" calcext:value-type="float">
            <text:p>173</text:p>
          </table:table-cell>
          <table:table-cell table:style-name="ce1" table:formula="of:=BITOR([.E171];[.F171])" office:value-type="float" office:value="85" calcext:value-type="float">
            <text:p>85</text:p>
          </table:table-cell>
          <table:table-cell table:style-name="ce2" table:formula="of:=CONCATENATE(&quot;0x&quot;;DEC2HEX([.G171];2);DEC2HEX([.H171];2))" office:value-type="string" office:string-value="0xAD55" calcext:value-type="string">
            <text:p>0xAD55</text:p>
          </table:table-cell>
          <table:table-cell table:style-name="ce2" table:formula="of:=CONCATENATE(&quot;0x&quot;;DEC2HEX([.H171];2);DEC2HEX([.G171];2))" office:value-type="string" office:string-value="0x55AD" calcext:value-type="string">
            <text:p>0x55AD</text:p>
          </table:table-cell>
          <table:table-cell table:formula="of:=CONCATENATE(&quot;case &quot;;[.A171];&quot;: return &quot;;[.I171];&quot;;&quot;)" office:value-type="string" office:string-value="case 169: return 0xAD55;" calcext:value-type="string">
            <text:p>case 169: return 0xAD55;</text:p>
          </table:table-cell>
          <table:table-cell table:formula="of:=CONCATENATE([.I171];&quot;,&quot;)" office:value-type="string" office:string-value="0xAD55," calcext:value-type="string">
            <text:p>0xAD55,</text:p>
          </table:table-cell>
          <table:table-cell table:style-name="ce2" table:formula="of:=CONCATENATE(&quot;0x&quot;;DEC2HEX([.G171];2);&quot;,&quot;)" office:value-type="string" office:string-value="0xAD," calcext:value-type="string">
            <text:p>0xAD,</text:p>
          </table:table-cell>
          <table:table-cell table:style-name="ce2" table:formula="of:=CONCATENATE(&quot;0x&quot;;DEC2HEX([.H171];2);&quot;,&quot;)" office:value-type="string" office:string-value="0x55," calcext:value-type="string">
            <text:p>0x55,</text:p>
          </table:table-cell>
          <table:table-cell table:formula="of:=BITOR(BITLSHIFT(BITAND([.A171];1);7);BITOR(BITLSHIFT(BITAND([.A171];2);5);BITOR(BITLSHIFT(BITAND([.A171];4);3);BITOR(BITLSHIFT(BITAND([.A171];8);1);BITOR(BITRSHIFT(BITAND([.A171];16);1);BITOR(BITRSHIFT(BITAND([.A171];32);3);BITOR(BITRSHIFT(BITAND([.A171];64);5);BITRSHIFT(BITAND([.A171];128);7))))))))" office:value-type="float" office:value="149" calcext:value-type="float">
            <text:p>149</text:p>
          </table:table-cell>
          <table:table-cell table:formula="of:=CONCATENATE([.O171];&quot;,&quot;)" office:value-type="string" office:string-value="149," calcext:value-type="string">
            <text:p>149,</text:p>
          </table:table-cell>
          <table:table-cell/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0x94,</text:p>
          </table:table-cell>
          <table:table-cell table:style-name="ce2" office:value-type="string" calcext:value-type="string">
            <text:p>0xB2,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DEC2HEX([.A172])" office:value-type="string" office:string-value="AA" calcext:value-type="string">
            <text:p>AA</text:p>
          </table:table-cell>
          <table:table-cell table:style-name="ce1" table:formula="of:=BITAND([.A172]; 248)" office:value-type="float" office:value="168" calcext:value-type="float">
            <text:p>168</text:p>
          </table:table-cell>
          <table:table-cell table:style-name="ce1" table:formula="of:=BITRSHIFT([.A172]; 5)" office:value-type="float" office:value="5" calcext:value-type="float">
            <text:p>5</text:p>
          </table:table-cell>
          <table:table-cell table:style-name="ce1" table:formula="of:=BITAND(BITLSHIFT([.A172]; 3); 224)" office:value-type="float" office:value="64" calcext:value-type="float">
            <text:p>64</text:p>
          </table:table-cell>
          <table:table-cell table:style-name="ce1" table:formula="of:=BITAND(BITRSHIFT([.A172]; 3); 31)" office:value-type="float" office:value="21" calcext:value-type="float">
            <text:p>21</text:p>
          </table:table-cell>
          <table:table-cell table:style-name="ce1" table:formula="of:=BITOR([.C172];[.D172])" office:value-type="float" office:value="173" calcext:value-type="float">
            <text:p>173</text:p>
          </table:table-cell>
          <table:table-cell table:style-name="ce1" table:formula="of:=BITOR([.E172];[.F172])" office:value-type="float" office:value="85" calcext:value-type="float">
            <text:p>85</text:p>
          </table:table-cell>
          <table:table-cell table:style-name="ce2" table:formula="of:=CONCATENATE(&quot;0x&quot;;DEC2HEX([.G172];2);DEC2HEX([.H172];2))" office:value-type="string" office:string-value="0xAD55" calcext:value-type="string">
            <text:p>0xAD55</text:p>
          </table:table-cell>
          <table:table-cell table:style-name="ce2" table:formula="of:=CONCATENATE(&quot;0x&quot;;DEC2HEX([.H172];2);DEC2HEX([.G172];2))" office:value-type="string" office:string-value="0x55AD" calcext:value-type="string">
            <text:p>0x55AD</text:p>
          </table:table-cell>
          <table:table-cell table:formula="of:=CONCATENATE(&quot;case &quot;;[.A172];&quot;: return &quot;;[.I172];&quot;;&quot;)" office:value-type="string" office:string-value="case 170: return 0xAD55;" calcext:value-type="string">
            <text:p>case 170: return 0xAD55;</text:p>
          </table:table-cell>
          <table:table-cell table:formula="of:=CONCATENATE([.I172];&quot;,&quot;)" office:value-type="string" office:string-value="0xAD55," calcext:value-type="string">
            <text:p>0xAD55,</text:p>
          </table:table-cell>
          <table:table-cell table:style-name="ce2" table:formula="of:=CONCATENATE(&quot;0x&quot;;DEC2HEX([.G172];2);&quot;,&quot;)" office:value-type="string" office:string-value="0xAD," calcext:value-type="string">
            <text:p>0xAD,</text:p>
          </table:table-cell>
          <table:table-cell table:style-name="ce2" table:formula="of:=CONCATENATE(&quot;0x&quot;;DEC2HEX([.H172];2);&quot;,&quot;)" office:value-type="string" office:string-value="0x55," calcext:value-type="string">
            <text:p>0x55,</text:p>
          </table:table-cell>
          <table:table-cell table:formula="of:=BITOR(BITLSHIFT(BITAND([.A172];1);7);BITOR(BITLSHIFT(BITAND([.A172];2);5);BITOR(BITLSHIFT(BITAND([.A172];4);3);BITOR(BITLSHIFT(BITAND([.A172];8);1);BITOR(BITRSHIFT(BITAND([.A172];16);1);BITOR(BITRSHIFT(BITAND([.A172];32);3);BITOR(BITRSHIFT(BITAND([.A172];64);5);BITRSHIFT(BITAND([.A172];128);7))))))))" office:value-type="float" office:value="85" calcext:value-type="float">
            <text:p>85</text:p>
          </table:table-cell>
          <table:table-cell table:formula="of:=CONCATENATE([.O172];&quot;,&quot;)" office:value-type="string" office:string-value="85," calcext:value-type="string">
            <text:p>85,</text:p>
          </table:table-cell>
          <table:table-cell/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0x52,</text:p>
          </table:table-cell>
          <table:table-cell table:style-name="ce2" office:value-type="string" calcext:value-type="string">
            <text:p>0xAA,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DEC2HEX([.A173])" office:value-type="string" office:string-value="AB" calcext:value-type="string">
            <text:p>AB</text:p>
          </table:table-cell>
          <table:table-cell table:style-name="ce1" table:formula="of:=BITAND([.A173]; 248)" office:value-type="float" office:value="168" calcext:value-type="float">
            <text:p>168</text:p>
          </table:table-cell>
          <table:table-cell table:style-name="ce1" table:formula="of:=BITRSHIFT([.A173]; 5)" office:value-type="float" office:value="5" calcext:value-type="float">
            <text:p>5</text:p>
          </table:table-cell>
          <table:table-cell table:style-name="ce1" table:formula="of:=BITAND(BITLSHIFT([.A173]; 3); 224)" office:value-type="float" office:value="64" calcext:value-type="float">
            <text:p>64</text:p>
          </table:table-cell>
          <table:table-cell table:style-name="ce1" table:formula="of:=BITAND(BITRSHIFT([.A173]; 3); 31)" office:value-type="float" office:value="21" calcext:value-type="float">
            <text:p>21</text:p>
          </table:table-cell>
          <table:table-cell table:style-name="ce1" table:formula="of:=BITOR([.C173];[.D173])" office:value-type="float" office:value="173" calcext:value-type="float">
            <text:p>173</text:p>
          </table:table-cell>
          <table:table-cell table:style-name="ce1" table:formula="of:=BITOR([.E173];[.F173])" office:value-type="float" office:value="85" calcext:value-type="float">
            <text:p>85</text:p>
          </table:table-cell>
          <table:table-cell table:style-name="ce2" table:formula="of:=CONCATENATE(&quot;0x&quot;;DEC2HEX([.G173];2);DEC2HEX([.H173];2))" office:value-type="string" office:string-value="0xAD55" calcext:value-type="string">
            <text:p>0xAD55</text:p>
          </table:table-cell>
          <table:table-cell table:style-name="ce2" table:formula="of:=CONCATENATE(&quot;0x&quot;;DEC2HEX([.H173];2);DEC2HEX([.G173];2))" office:value-type="string" office:string-value="0x55AD" calcext:value-type="string">
            <text:p>0x55AD</text:p>
          </table:table-cell>
          <table:table-cell table:formula="of:=CONCATENATE(&quot;case &quot;;[.A173];&quot;: return &quot;;[.I173];&quot;;&quot;)" office:value-type="string" office:string-value="case 171: return 0xAD55;" calcext:value-type="string">
            <text:p>case 171: return 0xAD55;</text:p>
          </table:table-cell>
          <table:table-cell table:formula="of:=CONCATENATE([.I173];&quot;,&quot;)" office:value-type="string" office:string-value="0xAD55," calcext:value-type="string">
            <text:p>0xAD55,</text:p>
          </table:table-cell>
          <table:table-cell table:style-name="ce2" table:formula="of:=CONCATENATE(&quot;0x&quot;;DEC2HEX([.G173];2);&quot;,&quot;)" office:value-type="string" office:string-value="0xAD," calcext:value-type="string">
            <text:p>0xAD,</text:p>
          </table:table-cell>
          <table:table-cell table:style-name="ce2" table:formula="of:=CONCATENATE(&quot;0x&quot;;DEC2HEX([.H173];2);&quot;,&quot;)" office:value-type="string" office:string-value="0x55," calcext:value-type="string">
            <text:p>0x55,</text:p>
          </table:table-cell>
          <table:table-cell table:formula="of:=BITOR(BITLSHIFT(BITAND([.A173];1);7);BITOR(BITLSHIFT(BITAND([.A173];2);5);BITOR(BITLSHIFT(BITAND([.A173];4);3);BITOR(BITLSHIFT(BITAND([.A173];8);1);BITOR(BITRSHIFT(BITAND([.A173];16);1);BITOR(BITRSHIFT(BITAND([.A173];32);3);BITOR(BITRSHIFT(BITAND([.A173];64);5);BITRSHIFT(BITAND([.A173];128);7))))))))" office:value-type="float" office:value="213" calcext:value-type="float">
            <text:p>213</text:p>
          </table:table-cell>
          <table:table-cell table:formula="of:=CONCATENATE([.O173];&quot;,&quot;)" office:value-type="string" office:string-value="213," calcext:value-type="string">
            <text:p>213,</text:p>
          </table:table-cell>
          <table:table-cell/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0xD6,</text:p>
          </table:table-cell>
          <table:table-cell table:style-name="ce2" office:value-type="string" calcext:value-type="string">
            <text:p>0xBA,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DEC2HEX([.A174])" office:value-type="string" office:string-value="AC" calcext:value-type="string">
            <text:p>AC</text:p>
          </table:table-cell>
          <table:table-cell table:style-name="ce1" table:formula="of:=BITAND([.A174]; 248)" office:value-type="float" office:value="168" calcext:value-type="float">
            <text:p>168</text:p>
          </table:table-cell>
          <table:table-cell table:style-name="ce1" table:formula="of:=BITRSHIFT([.A174]; 5)" office:value-type="float" office:value="5" calcext:value-type="float">
            <text:p>5</text:p>
          </table:table-cell>
          <table:table-cell table:style-name="ce1" table:formula="of:=BITAND(BITLSHIFT([.A174]; 3); 224)" office:value-type="float" office:value="96" calcext:value-type="float">
            <text:p>96</text:p>
          </table:table-cell>
          <table:table-cell table:style-name="ce1" table:formula="of:=BITAND(BITRSHIFT([.A174]; 3); 31)" office:value-type="float" office:value="21" calcext:value-type="float">
            <text:p>21</text:p>
          </table:table-cell>
          <table:table-cell table:style-name="ce1" table:formula="of:=BITOR([.C174];[.D174])" office:value-type="float" office:value="173" calcext:value-type="float">
            <text:p>173</text:p>
          </table:table-cell>
          <table:table-cell table:style-name="ce1" table:formula="of:=BITOR([.E174];[.F174])" office:value-type="float" office:value="117" calcext:value-type="float">
            <text:p>117</text:p>
          </table:table-cell>
          <table:table-cell table:style-name="ce2" table:formula="of:=CONCATENATE(&quot;0x&quot;;DEC2HEX([.G174];2);DEC2HEX([.H174];2))" office:value-type="string" office:string-value="0xAD75" calcext:value-type="string">
            <text:p>0xAD75</text:p>
          </table:table-cell>
          <table:table-cell table:style-name="ce2" table:formula="of:=CONCATENATE(&quot;0x&quot;;DEC2HEX([.H174];2);DEC2HEX([.G174];2))" office:value-type="string" office:string-value="0x75AD" calcext:value-type="string">
            <text:p>0x75AD</text:p>
          </table:table-cell>
          <table:table-cell table:formula="of:=CONCATENATE(&quot;case &quot;;[.A174];&quot;: return &quot;;[.I174];&quot;;&quot;)" office:value-type="string" office:string-value="case 172: return 0xAD75;" calcext:value-type="string">
            <text:p>case 172: return 0xAD75;</text:p>
          </table:table-cell>
          <table:table-cell table:formula="of:=CONCATENATE([.I174];&quot;,&quot;)" office:value-type="string" office:string-value="0xAD75," calcext:value-type="string">
            <text:p>0xAD75,</text:p>
          </table:table-cell>
          <table:table-cell table:style-name="ce2" table:formula="of:=CONCATENATE(&quot;0x&quot;;DEC2HEX([.G174];2);&quot;,&quot;)" office:value-type="string" office:string-value="0xAD," calcext:value-type="string">
            <text:p>0xAD,</text:p>
          </table:table-cell>
          <table:table-cell table:style-name="ce2" table:formula="of:=CONCATENATE(&quot;0x&quot;;DEC2HEX([.H174];2);&quot;,&quot;)" office:value-type="string" office:string-value="0x75," calcext:value-type="string">
            <text:p>0x75,</text:p>
          </table:table-cell>
          <table:table-cell table:formula="of:=BITOR(BITLSHIFT(BITAND([.A174];1);7);BITOR(BITLSHIFT(BITAND([.A174];2);5);BITOR(BITLSHIFT(BITAND([.A174];4);3);BITOR(BITLSHIFT(BITAND([.A174];8);1);BITOR(BITRSHIFT(BITAND([.A174];16);1);BITOR(BITRSHIFT(BITAND([.A174];32);3);BITOR(BITRSHIFT(BITAND([.A174];64);5);BITRSHIFT(BITAND([.A174];128);7))))))))" office:value-type="float" office:value="53" calcext:value-type="float">
            <text:p>53</text:p>
          </table:table-cell>
          <table:table-cell table:formula="of:=CONCATENATE([.O174];&quot;,&quot;)" office:value-type="string" office:string-value="53," calcext:value-type="string">
            <text:p>53,</text:p>
          </table:table-cell>
          <table:table-cell/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0x31,</text:p>
          </table:table-cell>
          <table:table-cell table:style-name="ce2" office:value-type="string" calcext:value-type="string">
            <text:p>0xA6,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DEC2HEX([.A175])" office:value-type="string" office:string-value="AD" calcext:value-type="string">
            <text:p>AD</text:p>
          </table:table-cell>
          <table:table-cell table:style-name="ce1" table:formula="of:=BITAND([.A175]; 248)" office:value-type="float" office:value="168" calcext:value-type="float">
            <text:p>168</text:p>
          </table:table-cell>
          <table:table-cell table:style-name="ce1" table:formula="of:=BITRSHIFT([.A175]; 5)" office:value-type="float" office:value="5" calcext:value-type="float">
            <text:p>5</text:p>
          </table:table-cell>
          <table:table-cell table:style-name="ce1" table:formula="of:=BITAND(BITLSHIFT([.A175]; 3); 224)" office:value-type="float" office:value="96" calcext:value-type="float">
            <text:p>96</text:p>
          </table:table-cell>
          <table:table-cell table:style-name="ce1" table:formula="of:=BITAND(BITRSHIFT([.A175]; 3); 31)" office:value-type="float" office:value="21" calcext:value-type="float">
            <text:p>21</text:p>
          </table:table-cell>
          <table:table-cell table:style-name="ce1" table:formula="of:=BITOR([.C175];[.D175])" office:value-type="float" office:value="173" calcext:value-type="float">
            <text:p>173</text:p>
          </table:table-cell>
          <table:table-cell table:style-name="ce1" table:formula="of:=BITOR([.E175];[.F175])" office:value-type="float" office:value="117" calcext:value-type="float">
            <text:p>117</text:p>
          </table:table-cell>
          <table:table-cell table:style-name="ce2" table:formula="of:=CONCATENATE(&quot;0x&quot;;DEC2HEX([.G175];2);DEC2HEX([.H175];2))" office:value-type="string" office:string-value="0xAD75" calcext:value-type="string">
            <text:p>0xAD75</text:p>
          </table:table-cell>
          <table:table-cell table:style-name="ce2" table:formula="of:=CONCATENATE(&quot;0x&quot;;DEC2HEX([.H175];2);DEC2HEX([.G175];2))" office:value-type="string" office:string-value="0x75AD" calcext:value-type="string">
            <text:p>0x75AD</text:p>
          </table:table-cell>
          <table:table-cell table:formula="of:=CONCATENATE(&quot;case &quot;;[.A175];&quot;: return &quot;;[.I175];&quot;;&quot;)" office:value-type="string" office:string-value="case 173: return 0xAD75;" calcext:value-type="string">
            <text:p>case 173: return 0xAD75;</text:p>
          </table:table-cell>
          <table:table-cell table:formula="of:=CONCATENATE([.I175];&quot;,&quot;)" office:value-type="string" office:string-value="0xAD75," calcext:value-type="string">
            <text:p>0xAD75,</text:p>
          </table:table-cell>
          <table:table-cell table:style-name="ce2" table:formula="of:=CONCATENATE(&quot;0x&quot;;DEC2HEX([.G175];2);&quot;,&quot;)" office:value-type="string" office:string-value="0xAD," calcext:value-type="string">
            <text:p>0xAD,</text:p>
          </table:table-cell>
          <table:table-cell table:style-name="ce2" table:formula="of:=CONCATENATE(&quot;0x&quot;;DEC2HEX([.H175];2);&quot;,&quot;)" office:value-type="string" office:string-value="0x75," calcext:value-type="string">
            <text:p>0x75,</text:p>
          </table:table-cell>
          <table:table-cell table:formula="of:=BITOR(BITLSHIFT(BITAND([.A175];1);7);BITOR(BITLSHIFT(BITAND([.A175];2);5);BITOR(BITLSHIFT(BITAND([.A175];4);3);BITOR(BITLSHIFT(BITAND([.A175];8);1);BITOR(BITRSHIFT(BITAND([.A175];16);1);BITOR(BITRSHIFT(BITAND([.A175];32);3);BITOR(BITRSHIFT(BITAND([.A175];64);5);BITRSHIFT(BITAND([.A175];128);7))))))))" office:value-type="float" office:value="181" calcext:value-type="float">
            <text:p>181</text:p>
          </table:table-cell>
          <table:table-cell table:formula="of:=CONCATENATE([.O175];&quot;,&quot;)" office:value-type="string" office:string-value="181," calcext:value-type="string">
            <text:p>181,</text:p>
          </table:table-cell>
          <table:table-cell/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0xB5,</text:p>
          </table:table-cell>
          <table:table-cell table:style-name="ce2" office:value-type="string" calcext:value-type="string">
            <text:p>0xB6,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DEC2HEX([.A176])" office:value-type="string" office:string-value="AE" calcext:value-type="string">
            <text:p>AE</text:p>
          </table:table-cell>
          <table:table-cell table:style-name="ce1" table:formula="of:=BITAND([.A176]; 248)" office:value-type="float" office:value="168" calcext:value-type="float">
            <text:p>168</text:p>
          </table:table-cell>
          <table:table-cell table:style-name="ce1" table:formula="of:=BITRSHIFT([.A176]; 5)" office:value-type="float" office:value="5" calcext:value-type="float">
            <text:p>5</text:p>
          </table:table-cell>
          <table:table-cell table:style-name="ce1" table:formula="of:=BITAND(BITLSHIFT([.A176]; 3); 224)" office:value-type="float" office:value="96" calcext:value-type="float">
            <text:p>96</text:p>
          </table:table-cell>
          <table:table-cell table:style-name="ce1" table:formula="of:=BITAND(BITRSHIFT([.A176]; 3); 31)" office:value-type="float" office:value="21" calcext:value-type="float">
            <text:p>21</text:p>
          </table:table-cell>
          <table:table-cell table:style-name="ce1" table:formula="of:=BITOR([.C176];[.D176])" office:value-type="float" office:value="173" calcext:value-type="float">
            <text:p>173</text:p>
          </table:table-cell>
          <table:table-cell table:style-name="ce1" table:formula="of:=BITOR([.E176];[.F176])" office:value-type="float" office:value="117" calcext:value-type="float">
            <text:p>117</text:p>
          </table:table-cell>
          <table:table-cell table:style-name="ce2" table:formula="of:=CONCATENATE(&quot;0x&quot;;DEC2HEX([.G176];2);DEC2HEX([.H176];2))" office:value-type="string" office:string-value="0xAD75" calcext:value-type="string">
            <text:p>0xAD75</text:p>
          </table:table-cell>
          <table:table-cell table:style-name="ce2" table:formula="of:=CONCATENATE(&quot;0x&quot;;DEC2HEX([.H176];2);DEC2HEX([.G176];2))" office:value-type="string" office:string-value="0x75AD" calcext:value-type="string">
            <text:p>0x75AD</text:p>
          </table:table-cell>
          <table:table-cell table:formula="of:=CONCATENATE(&quot;case &quot;;[.A176];&quot;: return &quot;;[.I176];&quot;;&quot;)" office:value-type="string" office:string-value="case 174: return 0xAD75;" calcext:value-type="string">
            <text:p>case 174: return 0xAD75;</text:p>
          </table:table-cell>
          <table:table-cell table:formula="of:=CONCATENATE([.I176];&quot;,&quot;)" office:value-type="string" office:string-value="0xAD75," calcext:value-type="string">
            <text:p>0xAD75,</text:p>
          </table:table-cell>
          <table:table-cell table:style-name="ce2" table:formula="of:=CONCATENATE(&quot;0x&quot;;DEC2HEX([.G176];2);&quot;,&quot;)" office:value-type="string" office:string-value="0xAD," calcext:value-type="string">
            <text:p>0xAD,</text:p>
          </table:table-cell>
          <table:table-cell table:style-name="ce2" table:formula="of:=CONCATENATE(&quot;0x&quot;;DEC2HEX([.H176];2);&quot;,&quot;)" office:value-type="string" office:string-value="0x75," calcext:value-type="string">
            <text:p>0x75,</text:p>
          </table:table-cell>
          <table:table-cell table:formula="of:=BITOR(BITLSHIFT(BITAND([.A176];1);7);BITOR(BITLSHIFT(BITAND([.A176];2);5);BITOR(BITLSHIFT(BITAND([.A176];4);3);BITOR(BITLSHIFT(BITAND([.A176];8);1);BITOR(BITRSHIFT(BITAND([.A176];16);1);BITOR(BITRSHIFT(BITAND([.A176];32);3);BITOR(BITRSHIFT(BITAND([.A176];64);5);BITRSHIFT(BITAND([.A176];128);7))))))))" office:value-type="float" office:value="117" calcext:value-type="float">
            <text:p>117</text:p>
          </table:table-cell>
          <table:table-cell table:formula="of:=CONCATENATE([.O176];&quot;,&quot;)" office:value-type="string" office:string-value="117," calcext:value-type="string">
            <text:p>117,</text:p>
          </table:table-cell>
          <table:table-cell/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0x73,</text:p>
          </table:table-cell>
          <table:table-cell table:style-name="ce2" office:value-type="string" calcext:value-type="string">
            <text:p>0xAE,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DEC2HEX([.A177])" office:value-type="string" office:string-value="AF" calcext:value-type="string">
            <text:p>AF</text:p>
          </table:table-cell>
          <table:table-cell table:style-name="ce1" table:formula="of:=BITAND([.A177]; 248)" office:value-type="float" office:value="168" calcext:value-type="float">
            <text:p>168</text:p>
          </table:table-cell>
          <table:table-cell table:style-name="ce1" table:formula="of:=BITRSHIFT([.A177]; 5)" office:value-type="float" office:value="5" calcext:value-type="float">
            <text:p>5</text:p>
          </table:table-cell>
          <table:table-cell table:style-name="ce1" table:formula="of:=BITAND(BITLSHIFT([.A177]; 3); 224)" office:value-type="float" office:value="96" calcext:value-type="float">
            <text:p>96</text:p>
          </table:table-cell>
          <table:table-cell table:style-name="ce1" table:formula="of:=BITAND(BITRSHIFT([.A177]; 3); 31)" office:value-type="float" office:value="21" calcext:value-type="float">
            <text:p>21</text:p>
          </table:table-cell>
          <table:table-cell table:style-name="ce1" table:formula="of:=BITOR([.C177];[.D177])" office:value-type="float" office:value="173" calcext:value-type="float">
            <text:p>173</text:p>
          </table:table-cell>
          <table:table-cell table:style-name="ce1" table:formula="of:=BITOR([.E177];[.F177])" office:value-type="float" office:value="117" calcext:value-type="float">
            <text:p>117</text:p>
          </table:table-cell>
          <table:table-cell table:style-name="ce2" table:formula="of:=CONCATENATE(&quot;0x&quot;;DEC2HEX([.G177];2);DEC2HEX([.H177];2))" office:value-type="string" office:string-value="0xAD75" calcext:value-type="string">
            <text:p>0xAD75</text:p>
          </table:table-cell>
          <table:table-cell table:style-name="ce2" table:formula="of:=CONCATENATE(&quot;0x&quot;;DEC2HEX([.H177];2);DEC2HEX([.G177];2))" office:value-type="string" office:string-value="0x75AD" calcext:value-type="string">
            <text:p>0x75AD</text:p>
          </table:table-cell>
          <table:table-cell table:formula="of:=CONCATENATE(&quot;case &quot;;[.A177];&quot;: return &quot;;[.I177];&quot;;&quot;)" office:value-type="string" office:string-value="case 175: return 0xAD75;" calcext:value-type="string">
            <text:p>case 175: return 0xAD75;</text:p>
          </table:table-cell>
          <table:table-cell table:formula="of:=CONCATENATE([.I177];&quot;,&quot;)" office:value-type="string" office:string-value="0xAD75," calcext:value-type="string">
            <text:p>0xAD75,</text:p>
          </table:table-cell>
          <table:table-cell table:style-name="ce2" table:formula="of:=CONCATENATE(&quot;0x&quot;;DEC2HEX([.G177];2);&quot;,&quot;)" office:value-type="string" office:string-value="0xAD," calcext:value-type="string">
            <text:p>0xAD,</text:p>
          </table:table-cell>
          <table:table-cell table:style-name="ce2" table:formula="of:=CONCATENATE(&quot;0x&quot;;DEC2HEX([.H177];2);&quot;,&quot;)" office:value-type="string" office:string-value="0x75," calcext:value-type="string">
            <text:p>0x75,</text:p>
          </table:table-cell>
          <table:table-cell table:formula="of:=BITOR(BITLSHIFT(BITAND([.A177];1);7);BITOR(BITLSHIFT(BITAND([.A177];2);5);BITOR(BITLSHIFT(BITAND([.A177];4);3);BITOR(BITLSHIFT(BITAND([.A177];8);1);BITOR(BITRSHIFT(BITAND([.A177];16);1);BITOR(BITRSHIFT(BITAND([.A177];32);3);BITOR(BITRSHIFT(BITAND([.A177];64);5);BITRSHIFT(BITAND([.A177];128);7))))))))" office:value-type="float" office:value="245" calcext:value-type="float">
            <text:p>245</text:p>
          </table:table-cell>
          <table:table-cell table:formula="of:=CONCATENATE([.O177];&quot;,&quot;)" office:value-type="string" office:string-value="245," calcext:value-type="string">
            <text:p>245,</text:p>
          </table:table-cell>
          <table:table-cell/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0xF7,</text:p>
          </table:table-cell>
          <table:table-cell table:style-name="ce2" office:value-type="string" calcext:value-type="string">
            <text:p>0xBE,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DEC2HEX([.A178])" office:value-type="string" office:string-value="B0" calcext:value-type="string">
            <text:p>B0</text:p>
          </table:table-cell>
          <table:table-cell table:style-name="ce1" table:formula="of:=BITAND([.A178]; 248)" office:value-type="float" office:value="176" calcext:value-type="float">
            <text:p>176</text:p>
          </table:table-cell>
          <table:table-cell table:style-name="ce1" table:formula="of:=BITRSHIFT([.A178]; 5)" office:value-type="float" office:value="5" calcext:value-type="float">
            <text:p>5</text:p>
          </table:table-cell>
          <table:table-cell table:style-name="ce1" table:formula="of:=BITAND(BITLSHIFT([.A178]; 3); 224)" office:value-type="float" office:value="128" calcext:value-type="float">
            <text:p>128</text:p>
          </table:table-cell>
          <table:table-cell table:style-name="ce1" table:formula="of:=BITAND(BITRSHIFT([.A178]; 3); 31)" office:value-type="float" office:value="22" calcext:value-type="float">
            <text:p>22</text:p>
          </table:table-cell>
          <table:table-cell table:style-name="ce1" table:formula="of:=BITOR([.C178];[.D178])" office:value-type="float" office:value="181" calcext:value-type="float">
            <text:p>181</text:p>
          </table:table-cell>
          <table:table-cell table:style-name="ce1" table:formula="of:=BITOR([.E178];[.F178])" office:value-type="float" office:value="150" calcext:value-type="float">
            <text:p>150</text:p>
          </table:table-cell>
          <table:table-cell table:style-name="ce2" table:formula="of:=CONCATENATE(&quot;0x&quot;;DEC2HEX([.G178];2);DEC2HEX([.H178];2))" office:value-type="string" office:string-value="0xB596" calcext:value-type="string">
            <text:p>0xB596</text:p>
          </table:table-cell>
          <table:table-cell table:style-name="ce2" table:formula="of:=CONCATENATE(&quot;0x&quot;;DEC2HEX([.H178];2);DEC2HEX([.G178];2))" office:value-type="string" office:string-value="0x96B5" calcext:value-type="string">
            <text:p>0x96B5</text:p>
          </table:table-cell>
          <table:table-cell table:formula="of:=CONCATENATE(&quot;case &quot;;[.A178];&quot;: return &quot;;[.I178];&quot;;&quot;)" office:value-type="string" office:string-value="case 176: return 0xB596;" calcext:value-type="string">
            <text:p>case 176: return 0xB596;</text:p>
          </table:table-cell>
          <table:table-cell table:formula="of:=CONCATENATE([.I178];&quot;,&quot;)" office:value-type="string" office:string-value="0xB596," calcext:value-type="string">
            <text:p>0xB596,</text:p>
          </table:table-cell>
          <table:table-cell table:style-name="ce2" table:formula="of:=CONCATENATE(&quot;0x&quot;;DEC2HEX([.G178];2);&quot;,&quot;)" office:value-type="string" office:string-value="0xB5," calcext:value-type="string">
            <text:p>0xB5,</text:p>
          </table:table-cell>
          <table:table-cell table:style-name="ce2" table:formula="of:=CONCATENATE(&quot;0x&quot;;DEC2HEX([.H178];2);&quot;,&quot;)" office:value-type="string" office:string-value="0x96," calcext:value-type="string">
            <text:p>0x96,</text:p>
          </table:table-cell>
          <table:table-cell table:formula="of:=BITOR(BITLSHIFT(BITAND([.A178];1);7);BITOR(BITLSHIFT(BITAND([.A178];2);5);BITOR(BITLSHIFT(BITAND([.A178];4);3);BITOR(BITLSHIFT(BITAND([.A178];8);1);BITOR(BITRSHIFT(BITAND([.A178];16);1);BITOR(BITRSHIFT(BITAND([.A178];32);3);BITOR(BITRSHIFT(BITAND([.A178];64);5);BITRSHIFT(BITAND([.A178];128);7))))))))" office:value-type="float" office:value="13" calcext:value-type="float">
            <text:p>13</text:p>
          </table:table-cell>
          <table:table-cell table:formula="of:=CONCATENATE([.O178];&quot;,&quot;)" office:value-type="string" office:string-value="13," calcext:value-type="string">
            <text:p>13,</text:p>
          </table:table-cell>
          <table:table-cell/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0x08,</text:p>
          </table:table-cell>
          <table:table-cell table:style-name="ce2" office:value-type="string" calcext:value-type="string">
            <text:p>0x61,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DEC2HEX([.A179])" office:value-type="string" office:string-value="B1" calcext:value-type="string">
            <text:p>B1</text:p>
          </table:table-cell>
          <table:table-cell table:style-name="ce1" table:formula="of:=BITAND([.A179]; 248)" office:value-type="float" office:value="176" calcext:value-type="float">
            <text:p>176</text:p>
          </table:table-cell>
          <table:table-cell table:style-name="ce1" table:formula="of:=BITRSHIFT([.A179]; 5)" office:value-type="float" office:value="5" calcext:value-type="float">
            <text:p>5</text:p>
          </table:table-cell>
          <table:table-cell table:style-name="ce1" table:formula="of:=BITAND(BITLSHIFT([.A179]; 3); 224)" office:value-type="float" office:value="128" calcext:value-type="float">
            <text:p>128</text:p>
          </table:table-cell>
          <table:table-cell table:style-name="ce1" table:formula="of:=BITAND(BITRSHIFT([.A179]; 3); 31)" office:value-type="float" office:value="22" calcext:value-type="float">
            <text:p>22</text:p>
          </table:table-cell>
          <table:table-cell table:style-name="ce1" table:formula="of:=BITOR([.C179];[.D179])" office:value-type="float" office:value="181" calcext:value-type="float">
            <text:p>181</text:p>
          </table:table-cell>
          <table:table-cell table:style-name="ce1" table:formula="of:=BITOR([.E179];[.F179])" office:value-type="float" office:value="150" calcext:value-type="float">
            <text:p>150</text:p>
          </table:table-cell>
          <table:table-cell table:style-name="ce2" table:formula="of:=CONCATENATE(&quot;0x&quot;;DEC2HEX([.G179];2);DEC2HEX([.H179];2))" office:value-type="string" office:string-value="0xB596" calcext:value-type="string">
            <text:p>0xB596</text:p>
          </table:table-cell>
          <table:table-cell table:style-name="ce2" table:formula="of:=CONCATENATE(&quot;0x&quot;;DEC2HEX([.H179];2);DEC2HEX([.G179];2))" office:value-type="string" office:string-value="0x96B5" calcext:value-type="string">
            <text:p>0x96B5</text:p>
          </table:table-cell>
          <table:table-cell table:formula="of:=CONCATENATE(&quot;case &quot;;[.A179];&quot;: return &quot;;[.I179];&quot;;&quot;)" office:value-type="string" office:string-value="case 177: return 0xB596;" calcext:value-type="string">
            <text:p>case 177: return 0xB596;</text:p>
          </table:table-cell>
          <table:table-cell table:formula="of:=CONCATENATE([.I179];&quot;,&quot;)" office:value-type="string" office:string-value="0xB596," calcext:value-type="string">
            <text:p>0xB596,</text:p>
          </table:table-cell>
          <table:table-cell table:style-name="ce2" table:formula="of:=CONCATENATE(&quot;0x&quot;;DEC2HEX([.G179];2);&quot;,&quot;)" office:value-type="string" office:string-value="0xB5," calcext:value-type="string">
            <text:p>0xB5,</text:p>
          </table:table-cell>
          <table:table-cell table:style-name="ce2" table:formula="of:=CONCATENATE(&quot;0x&quot;;DEC2HEX([.H179];2);&quot;,&quot;)" office:value-type="string" office:string-value="0x96," calcext:value-type="string">
            <text:p>0x96,</text:p>
          </table:table-cell>
          <table:table-cell table:formula="of:=BITOR(BITLSHIFT(BITAND([.A179];1);7);BITOR(BITLSHIFT(BITAND([.A179];2);5);BITOR(BITLSHIFT(BITAND([.A179];4);3);BITOR(BITLSHIFT(BITAND([.A179];8);1);BITOR(BITRSHIFT(BITAND([.A179];16);1);BITOR(BITRSHIFT(BITAND([.A179];32);3);BITOR(BITRSHIFT(BITAND([.A179];64);5);BITRSHIFT(BITAND([.A179];128);7))))))))" office:value-type="float" office:value="141" calcext:value-type="float">
            <text:p>141</text:p>
          </table:table-cell>
          <table:table-cell table:formula="of:=CONCATENATE([.O179];&quot;,&quot;)" office:value-type="string" office:string-value="141," calcext:value-type="string">
            <text:p>141,</text:p>
          </table:table-cell>
          <table:table-cell/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0x8C,</text:p>
          </table:table-cell>
          <table:table-cell table:style-name="ce2" office:value-type="string" calcext:value-type="string">
            <text:p>0x71,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DEC2HEX([.A180])" office:value-type="string" office:string-value="B2" calcext:value-type="string">
            <text:p>B2</text:p>
          </table:table-cell>
          <table:table-cell table:style-name="ce1" table:formula="of:=BITAND([.A180]; 248)" office:value-type="float" office:value="176" calcext:value-type="float">
            <text:p>176</text:p>
          </table:table-cell>
          <table:table-cell table:style-name="ce1" table:formula="of:=BITRSHIFT([.A180]; 5)" office:value-type="float" office:value="5" calcext:value-type="float">
            <text:p>5</text:p>
          </table:table-cell>
          <table:table-cell table:style-name="ce1" table:formula="of:=BITAND(BITLSHIFT([.A180]; 3); 224)" office:value-type="float" office:value="128" calcext:value-type="float">
            <text:p>128</text:p>
          </table:table-cell>
          <table:table-cell table:style-name="ce1" table:formula="of:=BITAND(BITRSHIFT([.A180]; 3); 31)" office:value-type="float" office:value="22" calcext:value-type="float">
            <text:p>22</text:p>
          </table:table-cell>
          <table:table-cell table:style-name="ce1" table:formula="of:=BITOR([.C180];[.D180])" office:value-type="float" office:value="181" calcext:value-type="float">
            <text:p>181</text:p>
          </table:table-cell>
          <table:table-cell table:style-name="ce1" table:formula="of:=BITOR([.E180];[.F180])" office:value-type="float" office:value="150" calcext:value-type="float">
            <text:p>150</text:p>
          </table:table-cell>
          <table:table-cell table:style-name="ce2" table:formula="of:=CONCATENATE(&quot;0x&quot;;DEC2HEX([.G180];2);DEC2HEX([.H180];2))" office:value-type="string" office:string-value="0xB596" calcext:value-type="string">
            <text:p>0xB596</text:p>
          </table:table-cell>
          <table:table-cell table:style-name="ce2" table:formula="of:=CONCATENATE(&quot;0x&quot;;DEC2HEX([.H180];2);DEC2HEX([.G180];2))" office:value-type="string" office:string-value="0x96B5" calcext:value-type="string">
            <text:p>0x96B5</text:p>
          </table:table-cell>
          <table:table-cell table:formula="of:=CONCATENATE(&quot;case &quot;;[.A180];&quot;: return &quot;;[.I180];&quot;;&quot;)" office:value-type="string" office:string-value="case 178: return 0xB596;" calcext:value-type="string">
            <text:p>case 178: return 0xB596;</text:p>
          </table:table-cell>
          <table:table-cell table:formula="of:=CONCATENATE([.I180];&quot;,&quot;)" office:value-type="string" office:string-value="0xB596," calcext:value-type="string">
            <text:p>0xB596,</text:p>
          </table:table-cell>
          <table:table-cell table:style-name="ce2" table:formula="of:=CONCATENATE(&quot;0x&quot;;DEC2HEX([.G180];2);&quot;,&quot;)" office:value-type="string" office:string-value="0xB5," calcext:value-type="string">
            <text:p>0xB5,</text:p>
          </table:table-cell>
          <table:table-cell table:style-name="ce2" table:formula="of:=CONCATENATE(&quot;0x&quot;;DEC2HEX([.H180];2);&quot;,&quot;)" office:value-type="string" office:string-value="0x96," calcext:value-type="string">
            <text:p>0x96,</text:p>
          </table:table-cell>
          <table:table-cell table:formula="of:=BITOR(BITLSHIFT(BITAND([.A180];1);7);BITOR(BITLSHIFT(BITAND([.A180];2);5);BITOR(BITLSHIFT(BITAND([.A180];4);3);BITOR(BITLSHIFT(BITAND([.A180];8);1);BITOR(BITRSHIFT(BITAND([.A180];16);1);BITOR(BITRSHIFT(BITAND([.A180];32);3);BITOR(BITRSHIFT(BITAND([.A180];64);5);BITRSHIFT(BITAND([.A180];128);7))))))))" office:value-type="float" office:value="77" calcext:value-type="float">
            <text:p>77</text:p>
          </table:table-cell>
          <table:table-cell table:formula="of:=CONCATENATE([.O180];&quot;,&quot;)" office:value-type="string" office:string-value="77," calcext:value-type="string">
            <text:p>77,</text:p>
          </table:table-cell>
          <table:table-cell/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0x4A,</text:p>
          </table:table-cell>
          <table:table-cell table:style-name="ce2" office:value-type="string" calcext:value-type="string">
            <text:p>0x69,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DEC2HEX([.A181])" office:value-type="string" office:string-value="B3" calcext:value-type="string">
            <text:p>B3</text:p>
          </table:table-cell>
          <table:table-cell table:style-name="ce1" table:formula="of:=BITAND([.A181]; 248)" office:value-type="float" office:value="176" calcext:value-type="float">
            <text:p>176</text:p>
          </table:table-cell>
          <table:table-cell table:style-name="ce1" table:formula="of:=BITRSHIFT([.A181]; 5)" office:value-type="float" office:value="5" calcext:value-type="float">
            <text:p>5</text:p>
          </table:table-cell>
          <table:table-cell table:style-name="ce1" table:formula="of:=BITAND(BITLSHIFT([.A181]; 3); 224)" office:value-type="float" office:value="128" calcext:value-type="float">
            <text:p>128</text:p>
          </table:table-cell>
          <table:table-cell table:style-name="ce1" table:formula="of:=BITAND(BITRSHIFT([.A181]; 3); 31)" office:value-type="float" office:value="22" calcext:value-type="float">
            <text:p>22</text:p>
          </table:table-cell>
          <table:table-cell table:style-name="ce1" table:formula="of:=BITOR([.C181];[.D181])" office:value-type="float" office:value="181" calcext:value-type="float">
            <text:p>181</text:p>
          </table:table-cell>
          <table:table-cell table:style-name="ce1" table:formula="of:=BITOR([.E181];[.F181])" office:value-type="float" office:value="150" calcext:value-type="float">
            <text:p>150</text:p>
          </table:table-cell>
          <table:table-cell table:style-name="ce2" table:formula="of:=CONCATENATE(&quot;0x&quot;;DEC2HEX([.G181];2);DEC2HEX([.H181];2))" office:value-type="string" office:string-value="0xB596" calcext:value-type="string">
            <text:p>0xB596</text:p>
          </table:table-cell>
          <table:table-cell table:style-name="ce2" table:formula="of:=CONCATENATE(&quot;0x&quot;;DEC2HEX([.H181];2);DEC2HEX([.G181];2))" office:value-type="string" office:string-value="0x96B5" calcext:value-type="string">
            <text:p>0x96B5</text:p>
          </table:table-cell>
          <table:table-cell table:formula="of:=CONCATENATE(&quot;case &quot;;[.A181];&quot;: return &quot;;[.I181];&quot;;&quot;)" office:value-type="string" office:string-value="case 179: return 0xB596;" calcext:value-type="string">
            <text:p>case 179: return 0xB596;</text:p>
          </table:table-cell>
          <table:table-cell table:formula="of:=CONCATENATE([.I181];&quot;,&quot;)" office:value-type="string" office:string-value="0xB596," calcext:value-type="string">
            <text:p>0xB596,</text:p>
          </table:table-cell>
          <table:table-cell table:style-name="ce2" table:formula="of:=CONCATENATE(&quot;0x&quot;;DEC2HEX([.G181];2);&quot;,&quot;)" office:value-type="string" office:string-value="0xB5," calcext:value-type="string">
            <text:p>0xB5,</text:p>
          </table:table-cell>
          <table:table-cell table:style-name="ce2" table:formula="of:=CONCATENATE(&quot;0x&quot;;DEC2HEX([.H181];2);&quot;,&quot;)" office:value-type="string" office:string-value="0x96," calcext:value-type="string">
            <text:p>0x96,</text:p>
          </table:table-cell>
          <table:table-cell table:formula="of:=BITOR(BITLSHIFT(BITAND([.A181];1);7);BITOR(BITLSHIFT(BITAND([.A181];2);5);BITOR(BITLSHIFT(BITAND([.A181];4);3);BITOR(BITLSHIFT(BITAND([.A181];8);1);BITOR(BITRSHIFT(BITAND([.A181];16);1);BITOR(BITRSHIFT(BITAND([.A181];32);3);BITOR(BITRSHIFT(BITAND([.A181];64);5);BITRSHIFT(BITAND([.A181];128);7))))))))" office:value-type="float" office:value="205" calcext:value-type="float">
            <text:p>205</text:p>
          </table:table-cell>
          <table:table-cell table:formula="of:=CONCATENATE([.O181];&quot;,&quot;)" office:value-type="string" office:string-value="205," calcext:value-type="string">
            <text:p>205,</text:p>
          </table:table-cell>
          <table:table-cell/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0xCE,</text:p>
          </table:table-cell>
          <table:table-cell table:style-name="ce2" office:value-type="string" calcext:value-type="string">
            <text:p>0x79,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DEC2HEX([.A182])" office:value-type="string" office:string-value="B4" calcext:value-type="string">
            <text:p>B4</text:p>
          </table:table-cell>
          <table:table-cell table:style-name="ce1" table:formula="of:=BITAND([.A182]; 248)" office:value-type="float" office:value="176" calcext:value-type="float">
            <text:p>176</text:p>
          </table:table-cell>
          <table:table-cell table:style-name="ce1" table:formula="of:=BITRSHIFT([.A182]; 5)" office:value-type="float" office:value="5" calcext:value-type="float">
            <text:p>5</text:p>
          </table:table-cell>
          <table:table-cell table:style-name="ce1" table:formula="of:=BITAND(BITLSHIFT([.A182]; 3); 224)" office:value-type="float" office:value="160" calcext:value-type="float">
            <text:p>160</text:p>
          </table:table-cell>
          <table:table-cell table:style-name="ce1" table:formula="of:=BITAND(BITRSHIFT([.A182]; 3); 31)" office:value-type="float" office:value="22" calcext:value-type="float">
            <text:p>22</text:p>
          </table:table-cell>
          <table:table-cell table:style-name="ce1" table:formula="of:=BITOR([.C182];[.D182])" office:value-type="float" office:value="181" calcext:value-type="float">
            <text:p>181</text:p>
          </table:table-cell>
          <table:table-cell table:style-name="ce1" table:formula="of:=BITOR([.E182];[.F182])" office:value-type="float" office:value="182" calcext:value-type="float">
            <text:p>182</text:p>
          </table:table-cell>
          <table:table-cell table:style-name="ce2" table:formula="of:=CONCATENATE(&quot;0x&quot;;DEC2HEX([.G182];2);DEC2HEX([.H182];2))" office:value-type="string" office:string-value="0xB5B6" calcext:value-type="string">
            <text:p>0xB5B6</text:p>
          </table:table-cell>
          <table:table-cell table:style-name="ce2" table:formula="of:=CONCATENATE(&quot;0x&quot;;DEC2HEX([.H182];2);DEC2HEX([.G182];2))" office:value-type="string" office:string-value="0xB6B5" calcext:value-type="string">
            <text:p>0xB6B5</text:p>
          </table:table-cell>
          <table:table-cell table:formula="of:=CONCATENATE(&quot;case &quot;;[.A182];&quot;: return &quot;;[.I182];&quot;;&quot;)" office:value-type="string" office:string-value="case 180: return 0xB5B6;" calcext:value-type="string">
            <text:p>case 180: return 0xB5B6;</text:p>
          </table:table-cell>
          <table:table-cell table:formula="of:=CONCATENATE([.I182];&quot;,&quot;)" office:value-type="string" office:string-value="0xB5B6," calcext:value-type="string">
            <text:p>0xB5B6,</text:p>
          </table:table-cell>
          <table:table-cell table:style-name="ce2" table:formula="of:=CONCATENATE(&quot;0x&quot;;DEC2HEX([.G182];2);&quot;,&quot;)" office:value-type="string" office:string-value="0xB5," calcext:value-type="string">
            <text:p>0xB5,</text:p>
          </table:table-cell>
          <table:table-cell table:style-name="ce2" table:formula="of:=CONCATENATE(&quot;0x&quot;;DEC2HEX([.H182];2);&quot;,&quot;)" office:value-type="string" office:string-value="0xB6," calcext:value-type="string">
            <text:p>0xB6,</text:p>
          </table:table-cell>
          <table:table-cell table:formula="of:=BITOR(BITLSHIFT(BITAND([.A182];1);7);BITOR(BITLSHIFT(BITAND([.A182];2);5);BITOR(BITLSHIFT(BITAND([.A182];4);3);BITOR(BITLSHIFT(BITAND([.A182];8);1);BITOR(BITRSHIFT(BITAND([.A182];16);1);BITOR(BITRSHIFT(BITAND([.A182];32);3);BITOR(BITRSHIFT(BITAND([.A182];64);5);BITRSHIFT(BITAND([.A182];128);7))))))))" office:value-type="float" office:value="45" calcext:value-type="float">
            <text:p>45</text:p>
          </table:table-cell>
          <table:table-cell table:formula="of:=CONCATENATE([.O182];&quot;,&quot;)" office:value-type="string" office:string-value="45," calcext:value-type="string">
            <text:p>45,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0x29,</text:p>
          </table:table-cell>
          <table:table-cell table:style-name="ce2" office:value-type="string" calcext:value-type="string">
            <text:p>0x65,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DEC2HEX([.A183])" office:value-type="string" office:string-value="B5" calcext:value-type="string">
            <text:p>B5</text:p>
          </table:table-cell>
          <table:table-cell table:style-name="ce1" table:formula="of:=BITAND([.A183]; 248)" office:value-type="float" office:value="176" calcext:value-type="float">
            <text:p>176</text:p>
          </table:table-cell>
          <table:table-cell table:style-name="ce1" table:formula="of:=BITRSHIFT([.A183]; 5)" office:value-type="float" office:value="5" calcext:value-type="float">
            <text:p>5</text:p>
          </table:table-cell>
          <table:table-cell table:style-name="ce1" table:formula="of:=BITAND(BITLSHIFT([.A183]; 3); 224)" office:value-type="float" office:value="160" calcext:value-type="float">
            <text:p>160</text:p>
          </table:table-cell>
          <table:table-cell table:style-name="ce1" table:formula="of:=BITAND(BITRSHIFT([.A183]; 3); 31)" office:value-type="float" office:value="22" calcext:value-type="float">
            <text:p>22</text:p>
          </table:table-cell>
          <table:table-cell table:style-name="ce1" table:formula="of:=BITOR([.C183];[.D183])" office:value-type="float" office:value="181" calcext:value-type="float">
            <text:p>181</text:p>
          </table:table-cell>
          <table:table-cell table:style-name="ce1" table:formula="of:=BITOR([.E183];[.F183])" office:value-type="float" office:value="182" calcext:value-type="float">
            <text:p>182</text:p>
          </table:table-cell>
          <table:table-cell table:style-name="ce2" table:formula="of:=CONCATENATE(&quot;0x&quot;;DEC2HEX([.G183];2);DEC2HEX([.H183];2))" office:value-type="string" office:string-value="0xB5B6" calcext:value-type="string">
            <text:p>0xB5B6</text:p>
          </table:table-cell>
          <table:table-cell table:style-name="ce2" table:formula="of:=CONCATENATE(&quot;0x&quot;;DEC2HEX([.H183];2);DEC2HEX([.G183];2))" office:value-type="string" office:string-value="0xB6B5" calcext:value-type="string">
            <text:p>0xB6B5</text:p>
          </table:table-cell>
          <table:table-cell table:formula="of:=CONCATENATE(&quot;case &quot;;[.A183];&quot;: return &quot;;[.I183];&quot;;&quot;)" office:value-type="string" office:string-value="case 181: return 0xB5B6;" calcext:value-type="string">
            <text:p>case 181: return 0xB5B6;</text:p>
          </table:table-cell>
          <table:table-cell table:formula="of:=CONCATENATE([.I183];&quot;,&quot;)" office:value-type="string" office:string-value="0xB5B6," calcext:value-type="string">
            <text:p>0xB5B6,</text:p>
          </table:table-cell>
          <table:table-cell table:style-name="ce2" table:formula="of:=CONCATENATE(&quot;0x&quot;;DEC2HEX([.G183];2);&quot;,&quot;)" office:value-type="string" office:string-value="0xB5," calcext:value-type="string">
            <text:p>0xB5,</text:p>
          </table:table-cell>
          <table:table-cell table:style-name="ce2" table:formula="of:=CONCATENATE(&quot;0x&quot;;DEC2HEX([.H183];2);&quot;,&quot;)" office:value-type="string" office:string-value="0xB6," calcext:value-type="string">
            <text:p>0xB6,</text:p>
          </table:table-cell>
          <table:table-cell table:formula="of:=BITOR(BITLSHIFT(BITAND([.A183];1);7);BITOR(BITLSHIFT(BITAND([.A183];2);5);BITOR(BITLSHIFT(BITAND([.A183];4);3);BITOR(BITLSHIFT(BITAND([.A183];8);1);BITOR(BITRSHIFT(BITAND([.A183];16);1);BITOR(BITRSHIFT(BITAND([.A183];32);3);BITOR(BITRSHIFT(BITAND([.A183];64);5);BITRSHIFT(BITAND([.A183];128);7))))))))" office:value-type="float" office:value="173" calcext:value-type="float">
            <text:p>173</text:p>
          </table:table-cell>
          <table:table-cell table:formula="of:=CONCATENATE([.O183];&quot;,&quot;)" office:value-type="string" office:string-value="173," calcext:value-type="string">
            <text:p>173,</text:p>
          </table:table-cell>
          <table:table-cell/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0xAD,</text:p>
          </table:table-cell>
          <table:table-cell table:style-name="ce2" office:value-type="string" calcext:value-type="string">
            <text:p>0x75,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DEC2HEX([.A184])" office:value-type="string" office:string-value="B6" calcext:value-type="string">
            <text:p>B6</text:p>
          </table:table-cell>
          <table:table-cell table:style-name="ce1" table:formula="of:=BITAND([.A184]; 248)" office:value-type="float" office:value="176" calcext:value-type="float">
            <text:p>176</text:p>
          </table:table-cell>
          <table:table-cell table:style-name="ce1" table:formula="of:=BITRSHIFT([.A184]; 5)" office:value-type="float" office:value="5" calcext:value-type="float">
            <text:p>5</text:p>
          </table:table-cell>
          <table:table-cell table:style-name="ce1" table:formula="of:=BITAND(BITLSHIFT([.A184]; 3); 224)" office:value-type="float" office:value="160" calcext:value-type="float">
            <text:p>160</text:p>
          </table:table-cell>
          <table:table-cell table:style-name="ce1" table:formula="of:=BITAND(BITRSHIFT([.A184]; 3); 31)" office:value-type="float" office:value="22" calcext:value-type="float">
            <text:p>22</text:p>
          </table:table-cell>
          <table:table-cell table:style-name="ce1" table:formula="of:=BITOR([.C184];[.D184])" office:value-type="float" office:value="181" calcext:value-type="float">
            <text:p>181</text:p>
          </table:table-cell>
          <table:table-cell table:style-name="ce1" table:formula="of:=BITOR([.E184];[.F184])" office:value-type="float" office:value="182" calcext:value-type="float">
            <text:p>182</text:p>
          </table:table-cell>
          <table:table-cell table:style-name="ce2" table:formula="of:=CONCATENATE(&quot;0x&quot;;DEC2HEX([.G184];2);DEC2HEX([.H184];2))" office:value-type="string" office:string-value="0xB5B6" calcext:value-type="string">
            <text:p>0xB5B6</text:p>
          </table:table-cell>
          <table:table-cell table:style-name="ce2" table:formula="of:=CONCATENATE(&quot;0x&quot;;DEC2HEX([.H184];2);DEC2HEX([.G184];2))" office:value-type="string" office:string-value="0xB6B5" calcext:value-type="string">
            <text:p>0xB6B5</text:p>
          </table:table-cell>
          <table:table-cell table:formula="of:=CONCATENATE(&quot;case &quot;;[.A184];&quot;: return &quot;;[.I184];&quot;;&quot;)" office:value-type="string" office:string-value="case 182: return 0xB5B6;" calcext:value-type="string">
            <text:p>case 182: return 0xB5B6;</text:p>
          </table:table-cell>
          <table:table-cell table:formula="of:=CONCATENATE([.I184];&quot;,&quot;)" office:value-type="string" office:string-value="0xB5B6," calcext:value-type="string">
            <text:p>0xB5B6,</text:p>
          </table:table-cell>
          <table:table-cell table:style-name="ce2" table:formula="of:=CONCATENATE(&quot;0x&quot;;DEC2HEX([.G184];2);&quot;,&quot;)" office:value-type="string" office:string-value="0xB5," calcext:value-type="string">
            <text:p>0xB5,</text:p>
          </table:table-cell>
          <table:table-cell table:style-name="ce2" table:formula="of:=CONCATENATE(&quot;0x&quot;;DEC2HEX([.H184];2);&quot;,&quot;)" office:value-type="string" office:string-value="0xB6," calcext:value-type="string">
            <text:p>0xB6,</text:p>
          </table:table-cell>
          <table:table-cell table:formula="of:=BITOR(BITLSHIFT(BITAND([.A184];1);7);BITOR(BITLSHIFT(BITAND([.A184];2);5);BITOR(BITLSHIFT(BITAND([.A184];4);3);BITOR(BITLSHIFT(BITAND([.A184];8);1);BITOR(BITRSHIFT(BITAND([.A184];16);1);BITOR(BITRSHIFT(BITAND([.A184];32);3);BITOR(BITRSHIFT(BITAND([.A184];64);5);BITRSHIFT(BITAND([.A184];128);7))))))))" office:value-type="float" office:value="109" calcext:value-type="float">
            <text:p>109</text:p>
          </table:table-cell>
          <table:table-cell table:formula="of:=CONCATENATE([.O184];&quot;,&quot;)" office:value-type="string" office:string-value="109," calcext:value-type="string">
            <text:p>109,</text:p>
          </table:table-cell>
          <table:table-cell/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0x6B,</text:p>
          </table:table-cell>
          <table:table-cell table:style-name="ce2" office:value-type="string" calcext:value-type="string">
            <text:p>0x6D,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DEC2HEX([.A185])" office:value-type="string" office:string-value="B7" calcext:value-type="string">
            <text:p>B7</text:p>
          </table:table-cell>
          <table:table-cell table:style-name="ce1" table:formula="of:=BITAND([.A185]; 248)" office:value-type="float" office:value="176" calcext:value-type="float">
            <text:p>176</text:p>
          </table:table-cell>
          <table:table-cell table:style-name="ce1" table:formula="of:=BITRSHIFT([.A185]; 5)" office:value-type="float" office:value="5" calcext:value-type="float">
            <text:p>5</text:p>
          </table:table-cell>
          <table:table-cell table:style-name="ce1" table:formula="of:=BITAND(BITLSHIFT([.A185]; 3); 224)" office:value-type="float" office:value="160" calcext:value-type="float">
            <text:p>160</text:p>
          </table:table-cell>
          <table:table-cell table:style-name="ce1" table:formula="of:=BITAND(BITRSHIFT([.A185]; 3); 31)" office:value-type="float" office:value="22" calcext:value-type="float">
            <text:p>22</text:p>
          </table:table-cell>
          <table:table-cell table:style-name="ce1" table:formula="of:=BITOR([.C185];[.D185])" office:value-type="float" office:value="181" calcext:value-type="float">
            <text:p>181</text:p>
          </table:table-cell>
          <table:table-cell table:style-name="ce1" table:formula="of:=BITOR([.E185];[.F185])" office:value-type="float" office:value="182" calcext:value-type="float">
            <text:p>182</text:p>
          </table:table-cell>
          <table:table-cell table:style-name="ce2" table:formula="of:=CONCATENATE(&quot;0x&quot;;DEC2HEX([.G185];2);DEC2HEX([.H185];2))" office:value-type="string" office:string-value="0xB5B6" calcext:value-type="string">
            <text:p>0xB5B6</text:p>
          </table:table-cell>
          <table:table-cell table:style-name="ce2" table:formula="of:=CONCATENATE(&quot;0x&quot;;DEC2HEX([.H185];2);DEC2HEX([.G185];2))" office:value-type="string" office:string-value="0xB6B5" calcext:value-type="string">
            <text:p>0xB6B5</text:p>
          </table:table-cell>
          <table:table-cell table:formula="of:=CONCATENATE(&quot;case &quot;;[.A185];&quot;: return &quot;;[.I185];&quot;;&quot;)" office:value-type="string" office:string-value="case 183: return 0xB5B6;" calcext:value-type="string">
            <text:p>case 183: return 0xB5B6;</text:p>
          </table:table-cell>
          <table:table-cell table:formula="of:=CONCATENATE([.I185];&quot;,&quot;)" office:value-type="string" office:string-value="0xB5B6," calcext:value-type="string">
            <text:p>0xB5B6,</text:p>
          </table:table-cell>
          <table:table-cell table:style-name="ce2" table:formula="of:=CONCATENATE(&quot;0x&quot;;DEC2HEX([.G185];2);&quot;,&quot;)" office:value-type="string" office:string-value="0xB5," calcext:value-type="string">
            <text:p>0xB5,</text:p>
          </table:table-cell>
          <table:table-cell table:style-name="ce2" table:formula="of:=CONCATENATE(&quot;0x&quot;;DEC2HEX([.H185];2);&quot;,&quot;)" office:value-type="string" office:string-value="0xB6," calcext:value-type="string">
            <text:p>0xB6,</text:p>
          </table:table-cell>
          <table:table-cell table:formula="of:=BITOR(BITLSHIFT(BITAND([.A185];1);7);BITOR(BITLSHIFT(BITAND([.A185];2);5);BITOR(BITLSHIFT(BITAND([.A185];4);3);BITOR(BITLSHIFT(BITAND([.A185];8);1);BITOR(BITRSHIFT(BITAND([.A185];16);1);BITOR(BITRSHIFT(BITAND([.A185];32);3);BITOR(BITRSHIFT(BITAND([.A185];64);5);BITRSHIFT(BITAND([.A185];128);7))))))))" office:value-type="float" office:value="237" calcext:value-type="float">
            <text:p>237</text:p>
          </table:table-cell>
          <table:table-cell table:formula="of:=CONCATENATE([.O185];&quot;,&quot;)" office:value-type="string" office:string-value="237," calcext:value-type="string">
            <text:p>237,</text:p>
          </table:table-cell>
          <table:table-cell/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0xEF,</text:p>
          </table:table-cell>
          <table:table-cell table:style-name="ce2" office:value-type="string" calcext:value-type="string">
            <text:p>0x7D,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DEC2HEX([.A186])" office:value-type="string" office:string-value="B8" calcext:value-type="string">
            <text:p>B8</text:p>
          </table:table-cell>
          <table:table-cell table:style-name="ce1" table:formula="of:=BITAND([.A186]; 248)" office:value-type="float" office:value="184" calcext:value-type="float">
            <text:p>184</text:p>
          </table:table-cell>
          <table:table-cell table:style-name="ce1" table:formula="of:=BITRSHIFT([.A186]; 5)" office:value-type="float" office:value="5" calcext:value-type="float">
            <text:p>5</text:p>
          </table:table-cell>
          <table:table-cell table:style-name="ce1" table:formula="of:=BITAND(BITLSHIFT([.A186]; 3); 224)" office:value-type="float" office:value="192" calcext:value-type="float">
            <text:p>192</text:p>
          </table:table-cell>
          <table:table-cell table:style-name="ce1" table:formula="of:=BITAND(BITRSHIFT([.A186]; 3); 31)" office:value-type="float" office:value="23" calcext:value-type="float">
            <text:p>23</text:p>
          </table:table-cell>
          <table:table-cell table:style-name="ce1" table:formula="of:=BITOR([.C186];[.D186])" office:value-type="float" office:value="189" calcext:value-type="float">
            <text:p>189</text:p>
          </table:table-cell>
          <table:table-cell table:style-name="ce1" table:formula="of:=BITOR([.E186];[.F186])" office:value-type="float" office:value="215" calcext:value-type="float">
            <text:p>215</text:p>
          </table:table-cell>
          <table:table-cell table:style-name="ce2" table:formula="of:=CONCATENATE(&quot;0x&quot;;DEC2HEX([.G186];2);DEC2HEX([.H186];2))" office:value-type="string" office:string-value="0xBDD7" calcext:value-type="string">
            <text:p>0xBDD7</text:p>
          </table:table-cell>
          <table:table-cell table:style-name="ce2" table:formula="of:=CONCATENATE(&quot;0x&quot;;DEC2HEX([.H186];2);DEC2HEX([.G186];2))" office:value-type="string" office:string-value="0xD7BD" calcext:value-type="string">
            <text:p>0xD7BD</text:p>
          </table:table-cell>
          <table:table-cell table:formula="of:=CONCATENATE(&quot;case &quot;;[.A186];&quot;: return &quot;;[.I186];&quot;;&quot;)" office:value-type="string" office:string-value="case 184: return 0xBDD7;" calcext:value-type="string">
            <text:p>case 184: return 0xBDD7;</text:p>
          </table:table-cell>
          <table:table-cell table:formula="of:=CONCATENATE([.I186];&quot;,&quot;)" office:value-type="string" office:string-value="0xBDD7," calcext:value-type="string">
            <text:p>0xBDD7,</text:p>
          </table:table-cell>
          <table:table-cell table:style-name="ce2" table:formula="of:=CONCATENATE(&quot;0x&quot;;DEC2HEX([.G186];2);&quot;,&quot;)" office:value-type="string" office:string-value="0xBD," calcext:value-type="string">
            <text:p>0xBD,</text:p>
          </table:table-cell>
          <table:table-cell table:style-name="ce2" table:formula="of:=CONCATENATE(&quot;0x&quot;;DEC2HEX([.H186];2);&quot;,&quot;)" office:value-type="string" office:string-value="0xD7," calcext:value-type="string">
            <text:p>0xD7,</text:p>
          </table:table-cell>
          <table:table-cell table:formula="of:=BITOR(BITLSHIFT(BITAND([.A186];1);7);BITOR(BITLSHIFT(BITAND([.A186];2);5);BITOR(BITLSHIFT(BITAND([.A186];4);3);BITOR(BITLSHIFT(BITAND([.A186];8);1);BITOR(BITRSHIFT(BITAND([.A186];16);1);BITOR(BITRSHIFT(BITAND([.A186];32);3);BITOR(BITRSHIFT(BITAND([.A186];64);5);BITRSHIFT(BITAND([.A186];128);7))))))))" office:value-type="float" office:value="29" calcext:value-type="float">
            <text:p>29</text:p>
          </table:table-cell>
          <table:table-cell table:formula="of:=CONCATENATE([.O186];&quot;,&quot;)" office:value-type="string" office:string-value="29," calcext:value-type="string">
            <text:p>29,</text:p>
          </table:table-cell>
          <table:table-cell/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0x18,</text:p>
          </table:table-cell>
          <table:table-cell table:style-name="ce2" office:value-type="string" calcext:value-type="string">
            <text:p>0xE3,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DEC2HEX([.A187])" office:value-type="string" office:string-value="B9" calcext:value-type="string">
            <text:p>B9</text:p>
          </table:table-cell>
          <table:table-cell table:style-name="ce1" table:formula="of:=BITAND([.A187]; 248)" office:value-type="float" office:value="184" calcext:value-type="float">
            <text:p>184</text:p>
          </table:table-cell>
          <table:table-cell table:style-name="ce1" table:formula="of:=BITRSHIFT([.A187]; 5)" office:value-type="float" office:value="5" calcext:value-type="float">
            <text:p>5</text:p>
          </table:table-cell>
          <table:table-cell table:style-name="ce1" table:formula="of:=BITAND(BITLSHIFT([.A187]; 3); 224)" office:value-type="float" office:value="192" calcext:value-type="float">
            <text:p>192</text:p>
          </table:table-cell>
          <table:table-cell table:style-name="ce1" table:formula="of:=BITAND(BITRSHIFT([.A187]; 3); 31)" office:value-type="float" office:value="23" calcext:value-type="float">
            <text:p>23</text:p>
          </table:table-cell>
          <table:table-cell table:style-name="ce1" table:formula="of:=BITOR([.C187];[.D187])" office:value-type="float" office:value="189" calcext:value-type="float">
            <text:p>189</text:p>
          </table:table-cell>
          <table:table-cell table:style-name="ce1" table:formula="of:=BITOR([.E187];[.F187])" office:value-type="float" office:value="215" calcext:value-type="float">
            <text:p>215</text:p>
          </table:table-cell>
          <table:table-cell table:style-name="ce2" table:formula="of:=CONCATENATE(&quot;0x&quot;;DEC2HEX([.G187];2);DEC2HEX([.H187];2))" office:value-type="string" office:string-value="0xBDD7" calcext:value-type="string">
            <text:p>0xBDD7</text:p>
          </table:table-cell>
          <table:table-cell table:style-name="ce2" table:formula="of:=CONCATENATE(&quot;0x&quot;;DEC2HEX([.H187];2);DEC2HEX([.G187];2))" office:value-type="string" office:string-value="0xD7BD" calcext:value-type="string">
            <text:p>0xD7BD</text:p>
          </table:table-cell>
          <table:table-cell table:formula="of:=CONCATENATE(&quot;case &quot;;[.A187];&quot;: return &quot;;[.I187];&quot;;&quot;)" office:value-type="string" office:string-value="case 185: return 0xBDD7;" calcext:value-type="string">
            <text:p>case 185: return 0xBDD7;</text:p>
          </table:table-cell>
          <table:table-cell table:formula="of:=CONCATENATE([.I187];&quot;,&quot;)" office:value-type="string" office:string-value="0xBDD7," calcext:value-type="string">
            <text:p>0xBDD7,</text:p>
          </table:table-cell>
          <table:table-cell table:style-name="ce2" table:formula="of:=CONCATENATE(&quot;0x&quot;;DEC2HEX([.G187];2);&quot;,&quot;)" office:value-type="string" office:string-value="0xBD," calcext:value-type="string">
            <text:p>0xBD,</text:p>
          </table:table-cell>
          <table:table-cell table:style-name="ce2" table:formula="of:=CONCATENATE(&quot;0x&quot;;DEC2HEX([.H187];2);&quot;,&quot;)" office:value-type="string" office:string-value="0xD7," calcext:value-type="string">
            <text:p>0xD7,</text:p>
          </table:table-cell>
          <table:table-cell table:formula="of:=BITOR(BITLSHIFT(BITAND([.A187];1);7);BITOR(BITLSHIFT(BITAND([.A187];2);5);BITOR(BITLSHIFT(BITAND([.A187];4);3);BITOR(BITLSHIFT(BITAND([.A187];8);1);BITOR(BITRSHIFT(BITAND([.A187];16);1);BITOR(BITRSHIFT(BITAND([.A187];32);3);BITOR(BITRSHIFT(BITAND([.A187];64);5);BITRSHIFT(BITAND([.A187];128);7))))))))" office:value-type="float" office:value="157" calcext:value-type="float">
            <text:p>157</text:p>
          </table:table-cell>
          <table:table-cell table:formula="of:=CONCATENATE([.O187];&quot;,&quot;)" office:value-type="string" office:string-value="157," calcext:value-type="string">
            <text:p>157,</text:p>
          </table:table-cell>
          <table:table-cell/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0x9C,</text:p>
          </table:table-cell>
          <table:table-cell table:style-name="ce2" office:value-type="string" calcext:value-type="string">
            <text:p>0xF3,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DEC2HEX([.A188])" office:value-type="string" office:string-value="BA" calcext:value-type="string">
            <text:p>BA</text:p>
          </table:table-cell>
          <table:table-cell table:style-name="ce1" table:formula="of:=BITAND([.A188]; 248)" office:value-type="float" office:value="184" calcext:value-type="float">
            <text:p>184</text:p>
          </table:table-cell>
          <table:table-cell table:style-name="ce1" table:formula="of:=BITRSHIFT([.A188]; 5)" office:value-type="float" office:value="5" calcext:value-type="float">
            <text:p>5</text:p>
          </table:table-cell>
          <table:table-cell table:style-name="ce1" table:formula="of:=BITAND(BITLSHIFT([.A188]; 3); 224)" office:value-type="float" office:value="192" calcext:value-type="float">
            <text:p>192</text:p>
          </table:table-cell>
          <table:table-cell table:style-name="ce1" table:formula="of:=BITAND(BITRSHIFT([.A188]; 3); 31)" office:value-type="float" office:value="23" calcext:value-type="float">
            <text:p>23</text:p>
          </table:table-cell>
          <table:table-cell table:style-name="ce1" table:formula="of:=BITOR([.C188];[.D188])" office:value-type="float" office:value="189" calcext:value-type="float">
            <text:p>189</text:p>
          </table:table-cell>
          <table:table-cell table:style-name="ce1" table:formula="of:=BITOR([.E188];[.F188])" office:value-type="float" office:value="215" calcext:value-type="float">
            <text:p>215</text:p>
          </table:table-cell>
          <table:table-cell table:style-name="ce2" table:formula="of:=CONCATENATE(&quot;0x&quot;;DEC2HEX([.G188];2);DEC2HEX([.H188];2))" office:value-type="string" office:string-value="0xBDD7" calcext:value-type="string">
            <text:p>0xBDD7</text:p>
          </table:table-cell>
          <table:table-cell table:style-name="ce2" table:formula="of:=CONCATENATE(&quot;0x&quot;;DEC2HEX([.H188];2);DEC2HEX([.G188];2))" office:value-type="string" office:string-value="0xD7BD" calcext:value-type="string">
            <text:p>0xD7BD</text:p>
          </table:table-cell>
          <table:table-cell table:formula="of:=CONCATENATE(&quot;case &quot;;[.A188];&quot;: return &quot;;[.I188];&quot;;&quot;)" office:value-type="string" office:string-value="case 186: return 0xBDD7;" calcext:value-type="string">
            <text:p>case 186: return 0xBDD7;</text:p>
          </table:table-cell>
          <table:table-cell table:formula="of:=CONCATENATE([.I188];&quot;,&quot;)" office:value-type="string" office:string-value="0xBDD7," calcext:value-type="string">
            <text:p>0xBDD7,</text:p>
          </table:table-cell>
          <table:table-cell table:style-name="ce2" table:formula="of:=CONCATENATE(&quot;0x&quot;;DEC2HEX([.G188];2);&quot;,&quot;)" office:value-type="string" office:string-value="0xBD," calcext:value-type="string">
            <text:p>0xBD,</text:p>
          </table:table-cell>
          <table:table-cell table:style-name="ce2" table:formula="of:=CONCATENATE(&quot;0x&quot;;DEC2HEX([.H188];2);&quot;,&quot;)" office:value-type="string" office:string-value="0xD7," calcext:value-type="string">
            <text:p>0xD7,</text:p>
          </table:table-cell>
          <table:table-cell table:formula="of:=BITOR(BITLSHIFT(BITAND([.A188];1);7);BITOR(BITLSHIFT(BITAND([.A188];2);5);BITOR(BITLSHIFT(BITAND([.A188];4);3);BITOR(BITLSHIFT(BITAND([.A188];8);1);BITOR(BITRSHIFT(BITAND([.A188];16);1);BITOR(BITRSHIFT(BITAND([.A188];32);3);BITOR(BITRSHIFT(BITAND([.A188];64);5);BITRSHIFT(BITAND([.A188];128);7))))))))" office:value-type="float" office:value="93" calcext:value-type="float">
            <text:p>93</text:p>
          </table:table-cell>
          <table:table-cell table:formula="of:=CONCATENATE([.O188];&quot;,&quot;)" office:value-type="string" office:string-value="93," calcext:value-type="string">
            <text:p>93,</text:p>
          </table:table-cell>
          <table:table-cell/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0x5A,</text:p>
          </table:table-cell>
          <table:table-cell table:style-name="ce2" office:value-type="string" calcext:value-type="string">
            <text:p>0xEB,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DEC2HEX([.A189])" office:value-type="string" office:string-value="BB" calcext:value-type="string">
            <text:p>BB</text:p>
          </table:table-cell>
          <table:table-cell table:style-name="ce1" table:formula="of:=BITAND([.A189]; 248)" office:value-type="float" office:value="184" calcext:value-type="float">
            <text:p>184</text:p>
          </table:table-cell>
          <table:table-cell table:style-name="ce1" table:formula="of:=BITRSHIFT([.A189]; 5)" office:value-type="float" office:value="5" calcext:value-type="float">
            <text:p>5</text:p>
          </table:table-cell>
          <table:table-cell table:style-name="ce1" table:formula="of:=BITAND(BITLSHIFT([.A189]; 3); 224)" office:value-type="float" office:value="192" calcext:value-type="float">
            <text:p>192</text:p>
          </table:table-cell>
          <table:table-cell table:style-name="ce1" table:formula="of:=BITAND(BITRSHIFT([.A189]; 3); 31)" office:value-type="float" office:value="23" calcext:value-type="float">
            <text:p>23</text:p>
          </table:table-cell>
          <table:table-cell table:style-name="ce1" table:formula="of:=BITOR([.C189];[.D189])" office:value-type="float" office:value="189" calcext:value-type="float">
            <text:p>189</text:p>
          </table:table-cell>
          <table:table-cell table:style-name="ce1" table:formula="of:=BITOR([.E189];[.F189])" office:value-type="float" office:value="215" calcext:value-type="float">
            <text:p>215</text:p>
          </table:table-cell>
          <table:table-cell table:style-name="ce2" table:formula="of:=CONCATENATE(&quot;0x&quot;;DEC2HEX([.G189];2);DEC2HEX([.H189];2))" office:value-type="string" office:string-value="0xBDD7" calcext:value-type="string">
            <text:p>0xBDD7</text:p>
          </table:table-cell>
          <table:table-cell table:style-name="ce2" table:formula="of:=CONCATENATE(&quot;0x&quot;;DEC2HEX([.H189];2);DEC2HEX([.G189];2))" office:value-type="string" office:string-value="0xD7BD" calcext:value-type="string">
            <text:p>0xD7BD</text:p>
          </table:table-cell>
          <table:table-cell table:formula="of:=CONCATENATE(&quot;case &quot;;[.A189];&quot;: return &quot;;[.I189];&quot;;&quot;)" office:value-type="string" office:string-value="case 187: return 0xBDD7;" calcext:value-type="string">
            <text:p>case 187: return 0xBDD7;</text:p>
          </table:table-cell>
          <table:table-cell table:formula="of:=CONCATENATE([.I189];&quot;,&quot;)" office:value-type="string" office:string-value="0xBDD7," calcext:value-type="string">
            <text:p>0xBDD7,</text:p>
          </table:table-cell>
          <table:table-cell table:style-name="ce2" table:formula="of:=CONCATENATE(&quot;0x&quot;;DEC2HEX([.G189];2);&quot;,&quot;)" office:value-type="string" office:string-value="0xBD," calcext:value-type="string">
            <text:p>0xBD,</text:p>
          </table:table-cell>
          <table:table-cell table:style-name="ce2" table:formula="of:=CONCATENATE(&quot;0x&quot;;DEC2HEX([.H189];2);&quot;,&quot;)" office:value-type="string" office:string-value="0xD7," calcext:value-type="string">
            <text:p>0xD7,</text:p>
          </table:table-cell>
          <table:table-cell table:formula="of:=BITOR(BITLSHIFT(BITAND([.A189];1);7);BITOR(BITLSHIFT(BITAND([.A189];2);5);BITOR(BITLSHIFT(BITAND([.A189];4);3);BITOR(BITLSHIFT(BITAND([.A189];8);1);BITOR(BITRSHIFT(BITAND([.A189];16);1);BITOR(BITRSHIFT(BITAND([.A189];32);3);BITOR(BITRSHIFT(BITAND([.A189];64);5);BITRSHIFT(BITAND([.A189];128);7))))))))" office:value-type="float" office:value="221" calcext:value-type="float">
            <text:p>221</text:p>
          </table:table-cell>
          <table:table-cell table:formula="of:=CONCATENATE([.O189];&quot;,&quot;)" office:value-type="string" office:string-value="221," calcext:value-type="string">
            <text:p>221,</text:p>
          </table:table-cell>
          <table:table-cell/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0xDE,</text:p>
          </table:table-cell>
          <table:table-cell table:style-name="ce2" office:value-type="string" calcext:value-type="string">
            <text:p>0xFB,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DEC2HEX([.A190])" office:value-type="string" office:string-value="BC" calcext:value-type="string">
            <text:p>BC</text:p>
          </table:table-cell>
          <table:table-cell table:style-name="ce1" table:formula="of:=BITAND([.A190]; 248)" office:value-type="float" office:value="184" calcext:value-type="float">
            <text:p>184</text:p>
          </table:table-cell>
          <table:table-cell table:style-name="ce1" table:formula="of:=BITRSHIFT([.A190]; 5)" office:value-type="float" office:value="5" calcext:value-type="float">
            <text:p>5</text:p>
          </table:table-cell>
          <table:table-cell table:style-name="ce1" table:formula="of:=BITAND(BITLSHIFT([.A190]; 3); 224)" office:value-type="float" office:value="224" calcext:value-type="float">
            <text:p>224</text:p>
          </table:table-cell>
          <table:table-cell table:style-name="ce1" table:formula="of:=BITAND(BITRSHIFT([.A190]; 3); 31)" office:value-type="float" office:value="23" calcext:value-type="float">
            <text:p>23</text:p>
          </table:table-cell>
          <table:table-cell table:style-name="ce1" table:formula="of:=BITOR([.C190];[.D190])" office:value-type="float" office:value="189" calcext:value-type="float">
            <text:p>189</text:p>
          </table:table-cell>
          <table:table-cell table:style-name="ce1" table:formula="of:=BITOR([.E190];[.F190])" office:value-type="float" office:value="247" calcext:value-type="float">
            <text:p>247</text:p>
          </table:table-cell>
          <table:table-cell table:style-name="ce2" table:formula="of:=CONCATENATE(&quot;0x&quot;;DEC2HEX([.G190];2);DEC2HEX([.H190];2))" office:value-type="string" office:string-value="0xBDF7" calcext:value-type="string">
            <text:p>0xBDF7</text:p>
          </table:table-cell>
          <table:table-cell table:style-name="ce2" table:formula="of:=CONCATENATE(&quot;0x&quot;;DEC2HEX([.H190];2);DEC2HEX([.G190];2))" office:value-type="string" office:string-value="0xF7BD" calcext:value-type="string">
            <text:p>0xF7BD</text:p>
          </table:table-cell>
          <table:table-cell table:formula="of:=CONCATENATE(&quot;case &quot;;[.A190];&quot;: return &quot;;[.I190];&quot;;&quot;)" office:value-type="string" office:string-value="case 188: return 0xBDF7;" calcext:value-type="string">
            <text:p>case 188: return 0xBDF7;</text:p>
          </table:table-cell>
          <table:table-cell table:formula="of:=CONCATENATE([.I190];&quot;,&quot;)" office:value-type="string" office:string-value="0xBDF7," calcext:value-type="string">
            <text:p>0xBDF7,</text:p>
          </table:table-cell>
          <table:table-cell table:style-name="ce2" table:formula="of:=CONCATENATE(&quot;0x&quot;;DEC2HEX([.G190];2);&quot;,&quot;)" office:value-type="string" office:string-value="0xBD," calcext:value-type="string">
            <text:p>0xBD,</text:p>
          </table:table-cell>
          <table:table-cell table:style-name="ce2" table:formula="of:=CONCATENATE(&quot;0x&quot;;DEC2HEX([.H190];2);&quot;,&quot;)" office:value-type="string" office:string-value="0xF7," calcext:value-type="string">
            <text:p>0xF7,</text:p>
          </table:table-cell>
          <table:table-cell table:formula="of:=BITOR(BITLSHIFT(BITAND([.A190];1);7);BITOR(BITLSHIFT(BITAND([.A190];2);5);BITOR(BITLSHIFT(BITAND([.A190];4);3);BITOR(BITLSHIFT(BITAND([.A190];8);1);BITOR(BITRSHIFT(BITAND([.A190];16);1);BITOR(BITRSHIFT(BITAND([.A190];32);3);BITOR(BITRSHIFT(BITAND([.A190];64);5);BITRSHIFT(BITAND([.A190];128);7))))))))" office:value-type="float" office:value="61" calcext:value-type="float">
            <text:p>61</text:p>
          </table:table-cell>
          <table:table-cell table:formula="of:=CONCATENATE([.O190];&quot;,&quot;)" office:value-type="string" office:string-value="61," calcext:value-type="string">
            <text:p>61,</text:p>
          </table:table-cell>
          <table:table-cell/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0x39,</text:p>
          </table:table-cell>
          <table:table-cell table:style-name="ce2" office:value-type="string" calcext:value-type="string">
            <text:p>0xE7,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DEC2HEX([.A191])" office:value-type="string" office:string-value="BD" calcext:value-type="string">
            <text:p>BD</text:p>
          </table:table-cell>
          <table:table-cell table:style-name="ce1" table:formula="of:=BITAND([.A191]; 248)" office:value-type="float" office:value="184" calcext:value-type="float">
            <text:p>184</text:p>
          </table:table-cell>
          <table:table-cell table:style-name="ce1" table:formula="of:=BITRSHIFT([.A191]; 5)" office:value-type="float" office:value="5" calcext:value-type="float">
            <text:p>5</text:p>
          </table:table-cell>
          <table:table-cell table:style-name="ce1" table:formula="of:=BITAND(BITLSHIFT([.A191]; 3); 224)" office:value-type="float" office:value="224" calcext:value-type="float">
            <text:p>224</text:p>
          </table:table-cell>
          <table:table-cell table:style-name="ce1" table:formula="of:=BITAND(BITRSHIFT([.A191]; 3); 31)" office:value-type="float" office:value="23" calcext:value-type="float">
            <text:p>23</text:p>
          </table:table-cell>
          <table:table-cell table:style-name="ce1" table:formula="of:=BITOR([.C191];[.D191])" office:value-type="float" office:value="189" calcext:value-type="float">
            <text:p>189</text:p>
          </table:table-cell>
          <table:table-cell table:style-name="ce1" table:formula="of:=BITOR([.E191];[.F191])" office:value-type="float" office:value="247" calcext:value-type="float">
            <text:p>247</text:p>
          </table:table-cell>
          <table:table-cell table:style-name="ce2" table:formula="of:=CONCATENATE(&quot;0x&quot;;DEC2HEX([.G191];2);DEC2HEX([.H191];2))" office:value-type="string" office:string-value="0xBDF7" calcext:value-type="string">
            <text:p>0xBDF7</text:p>
          </table:table-cell>
          <table:table-cell table:style-name="ce2" table:formula="of:=CONCATENATE(&quot;0x&quot;;DEC2HEX([.H191];2);DEC2HEX([.G191];2))" office:value-type="string" office:string-value="0xF7BD" calcext:value-type="string">
            <text:p>0xF7BD</text:p>
          </table:table-cell>
          <table:table-cell table:formula="of:=CONCATENATE(&quot;case &quot;;[.A191];&quot;: return &quot;;[.I191];&quot;;&quot;)" office:value-type="string" office:string-value="case 189: return 0xBDF7;" calcext:value-type="string">
            <text:p>case 189: return 0xBDF7;</text:p>
          </table:table-cell>
          <table:table-cell table:formula="of:=CONCATENATE([.I191];&quot;,&quot;)" office:value-type="string" office:string-value="0xBDF7," calcext:value-type="string">
            <text:p>0xBDF7,</text:p>
          </table:table-cell>
          <table:table-cell table:style-name="ce2" table:formula="of:=CONCATENATE(&quot;0x&quot;;DEC2HEX([.G191];2);&quot;,&quot;)" office:value-type="string" office:string-value="0xBD," calcext:value-type="string">
            <text:p>0xBD,</text:p>
          </table:table-cell>
          <table:table-cell table:style-name="ce2" table:formula="of:=CONCATENATE(&quot;0x&quot;;DEC2HEX([.H191];2);&quot;,&quot;)" office:value-type="string" office:string-value="0xF7," calcext:value-type="string">
            <text:p>0xF7,</text:p>
          </table:table-cell>
          <table:table-cell table:formula="of:=BITOR(BITLSHIFT(BITAND([.A191];1);7);BITOR(BITLSHIFT(BITAND([.A191];2);5);BITOR(BITLSHIFT(BITAND([.A191];4);3);BITOR(BITLSHIFT(BITAND([.A191];8);1);BITOR(BITRSHIFT(BITAND([.A191];16);1);BITOR(BITRSHIFT(BITAND([.A191];32);3);BITOR(BITRSHIFT(BITAND([.A191];64);5);BITRSHIFT(BITAND([.A191];128);7))))))))" office:value-type="float" office:value="189" calcext:value-type="float">
            <text:p>189</text:p>
          </table:table-cell>
          <table:table-cell table:formula="of:=CONCATENATE([.O191];&quot;,&quot;)" office:value-type="string" office:string-value="189," calcext:value-type="string">
            <text:p>189,</text:p>
          </table:table-cell>
          <table:table-cell/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0xBD,</text:p>
          </table:table-cell>
          <table:table-cell table:style-name="ce2" office:value-type="string" calcext:value-type="string">
            <text:p>0xF7,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DEC2HEX([.A192])" office:value-type="string" office:string-value="BE" calcext:value-type="string">
            <text:p>BE</text:p>
          </table:table-cell>
          <table:table-cell table:style-name="ce1" table:formula="of:=BITAND([.A192]; 248)" office:value-type="float" office:value="184" calcext:value-type="float">
            <text:p>184</text:p>
          </table:table-cell>
          <table:table-cell table:style-name="ce1" table:formula="of:=BITRSHIFT([.A192]; 5)" office:value-type="float" office:value="5" calcext:value-type="float">
            <text:p>5</text:p>
          </table:table-cell>
          <table:table-cell table:style-name="ce1" table:formula="of:=BITAND(BITLSHIFT([.A192]; 3); 224)" office:value-type="float" office:value="224" calcext:value-type="float">
            <text:p>224</text:p>
          </table:table-cell>
          <table:table-cell table:style-name="ce1" table:formula="of:=BITAND(BITRSHIFT([.A192]; 3); 31)" office:value-type="float" office:value="23" calcext:value-type="float">
            <text:p>23</text:p>
          </table:table-cell>
          <table:table-cell table:style-name="ce1" table:formula="of:=BITOR([.C192];[.D192])" office:value-type="float" office:value="189" calcext:value-type="float">
            <text:p>189</text:p>
          </table:table-cell>
          <table:table-cell table:style-name="ce1" table:formula="of:=BITOR([.E192];[.F192])" office:value-type="float" office:value="247" calcext:value-type="float">
            <text:p>247</text:p>
          </table:table-cell>
          <table:table-cell table:style-name="ce2" table:formula="of:=CONCATENATE(&quot;0x&quot;;DEC2HEX([.G192];2);DEC2HEX([.H192];2))" office:value-type="string" office:string-value="0xBDF7" calcext:value-type="string">
            <text:p>0xBDF7</text:p>
          </table:table-cell>
          <table:table-cell table:style-name="ce2" table:formula="of:=CONCATENATE(&quot;0x&quot;;DEC2HEX([.H192];2);DEC2HEX([.G192];2))" office:value-type="string" office:string-value="0xF7BD" calcext:value-type="string">
            <text:p>0xF7BD</text:p>
          </table:table-cell>
          <table:table-cell table:formula="of:=CONCATENATE(&quot;case &quot;;[.A192];&quot;: return &quot;;[.I192];&quot;;&quot;)" office:value-type="string" office:string-value="case 190: return 0xBDF7;" calcext:value-type="string">
            <text:p>case 190: return 0xBDF7;</text:p>
          </table:table-cell>
          <table:table-cell table:formula="of:=CONCATENATE([.I192];&quot;,&quot;)" office:value-type="string" office:string-value="0xBDF7," calcext:value-type="string">
            <text:p>0xBDF7,</text:p>
          </table:table-cell>
          <table:table-cell table:style-name="ce2" table:formula="of:=CONCATENATE(&quot;0x&quot;;DEC2HEX([.G192];2);&quot;,&quot;)" office:value-type="string" office:string-value="0xBD," calcext:value-type="string">
            <text:p>0xBD,</text:p>
          </table:table-cell>
          <table:table-cell table:style-name="ce2" table:formula="of:=CONCATENATE(&quot;0x&quot;;DEC2HEX([.H192];2);&quot;,&quot;)" office:value-type="string" office:string-value="0xF7," calcext:value-type="string">
            <text:p>0xF7,</text:p>
          </table:table-cell>
          <table:table-cell table:formula="of:=BITOR(BITLSHIFT(BITAND([.A192];1);7);BITOR(BITLSHIFT(BITAND([.A192];2);5);BITOR(BITLSHIFT(BITAND([.A192];4);3);BITOR(BITLSHIFT(BITAND([.A192];8);1);BITOR(BITRSHIFT(BITAND([.A192];16);1);BITOR(BITRSHIFT(BITAND([.A192];32);3);BITOR(BITRSHIFT(BITAND([.A192];64);5);BITRSHIFT(BITAND([.A192];128);7))))))))" office:value-type="float" office:value="125" calcext:value-type="float">
            <text:p>125</text:p>
          </table:table-cell>
          <table:table-cell table:formula="of:=CONCATENATE([.O192];&quot;,&quot;)" office:value-type="string" office:string-value="125," calcext:value-type="string">
            <text:p>125,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0x7B,</text:p>
          </table:table-cell>
          <table:table-cell table:style-name="ce2" office:value-type="string" calcext:value-type="string">
            <text:p>0xEF,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DEC2HEX([.A193])" office:value-type="string" office:string-value="BF" calcext:value-type="string">
            <text:p>BF</text:p>
          </table:table-cell>
          <table:table-cell table:style-name="ce1" table:formula="of:=BITAND([.A193]; 248)" office:value-type="float" office:value="184" calcext:value-type="float">
            <text:p>184</text:p>
          </table:table-cell>
          <table:table-cell table:style-name="ce1" table:formula="of:=BITRSHIFT([.A193]; 5)" office:value-type="float" office:value="5" calcext:value-type="float">
            <text:p>5</text:p>
          </table:table-cell>
          <table:table-cell table:style-name="ce1" table:formula="of:=BITAND(BITLSHIFT([.A193]; 3); 224)" office:value-type="float" office:value="224" calcext:value-type="float">
            <text:p>224</text:p>
          </table:table-cell>
          <table:table-cell table:style-name="ce1" table:formula="of:=BITAND(BITRSHIFT([.A193]; 3); 31)" office:value-type="float" office:value="23" calcext:value-type="float">
            <text:p>23</text:p>
          </table:table-cell>
          <table:table-cell table:style-name="ce1" table:formula="of:=BITOR([.C193];[.D193])" office:value-type="float" office:value="189" calcext:value-type="float">
            <text:p>189</text:p>
          </table:table-cell>
          <table:table-cell table:style-name="ce1" table:formula="of:=BITOR([.E193];[.F193])" office:value-type="float" office:value="247" calcext:value-type="float">
            <text:p>247</text:p>
          </table:table-cell>
          <table:table-cell table:style-name="ce2" table:formula="of:=CONCATENATE(&quot;0x&quot;;DEC2HEX([.G193];2);DEC2HEX([.H193];2))" office:value-type="string" office:string-value="0xBDF7" calcext:value-type="string">
            <text:p>0xBDF7</text:p>
          </table:table-cell>
          <table:table-cell table:style-name="ce2" table:formula="of:=CONCATENATE(&quot;0x&quot;;DEC2HEX([.H193];2);DEC2HEX([.G193];2))" office:value-type="string" office:string-value="0xF7BD" calcext:value-type="string">
            <text:p>0xF7BD</text:p>
          </table:table-cell>
          <table:table-cell table:formula="of:=CONCATENATE(&quot;case &quot;;[.A193];&quot;: return &quot;;[.I193];&quot;;&quot;)" office:value-type="string" office:string-value="case 191: return 0xBDF7;" calcext:value-type="string">
            <text:p>case 191: return 0xBDF7;</text:p>
          </table:table-cell>
          <table:table-cell table:formula="of:=CONCATENATE([.I193];&quot;,&quot;)" office:value-type="string" office:string-value="0xBDF7," calcext:value-type="string">
            <text:p>0xBDF7,</text:p>
          </table:table-cell>
          <table:table-cell table:style-name="ce2" table:formula="of:=CONCATENATE(&quot;0x&quot;;DEC2HEX([.G193];2);&quot;,&quot;)" office:value-type="string" office:string-value="0xBD," calcext:value-type="string">
            <text:p>0xBD,</text:p>
          </table:table-cell>
          <table:table-cell table:style-name="ce2" table:formula="of:=CONCATENATE(&quot;0x&quot;;DEC2HEX([.H193];2);&quot;,&quot;)" office:value-type="string" office:string-value="0xF7," calcext:value-type="string">
            <text:p>0xF7,</text:p>
          </table:table-cell>
          <table:table-cell table:formula="of:=BITOR(BITLSHIFT(BITAND([.A193];1);7);BITOR(BITLSHIFT(BITAND([.A193];2);5);BITOR(BITLSHIFT(BITAND([.A193];4);3);BITOR(BITLSHIFT(BITAND([.A193];8);1);BITOR(BITRSHIFT(BITAND([.A193];16);1);BITOR(BITRSHIFT(BITAND([.A193];32);3);BITOR(BITRSHIFT(BITAND([.A193];64);5);BITRSHIFT(BITAND([.A193];128);7))))))))" office:value-type="float" office:value="253" calcext:value-type="float">
            <text:p>253</text:p>
          </table:table-cell>
          <table:table-cell table:formula="of:=CONCATENATE([.O193];&quot;,&quot;)" office:value-type="string" office:string-value="253," calcext:value-type="string">
            <text:p>253,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2" table:style-name="ce2" office:value-type="string" calcext:value-type="string">
            <text:p>0xFF,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DEC2HEX([.A194])" office:value-type="string" office:string-value="C0" calcext:value-type="string">
            <text:p>C0</text:p>
          </table:table-cell>
          <table:table-cell table:style-name="ce1" table:formula="of:=BITAND([.A194]; 248)" office:value-type="float" office:value="192" calcext:value-type="float">
            <text:p>192</text:p>
          </table:table-cell>
          <table:table-cell table:style-name="ce1" table:formula="of:=BITRSHIFT([.A194]; 5)" office:value-type="float" office:value="6" calcext:value-type="float">
            <text:p>6</text:p>
          </table:table-cell>
          <table:table-cell table:style-name="ce1" table:formula="of:=BITAND(BITLSHIFT([.A194]; 3); 224)" office:value-type="float" office:value="0" calcext:value-type="float">
            <text:p>0</text:p>
          </table:table-cell>
          <table:table-cell table:style-name="ce1" table:formula="of:=BITAND(BITRSHIFT([.A194]; 3); 31)" office:value-type="float" office:value="24" calcext:value-type="float">
            <text:p>24</text:p>
          </table:table-cell>
          <table:table-cell table:style-name="ce1" table:formula="of:=BITOR([.C194];[.D194])" office:value-type="float" office:value="198" calcext:value-type="float">
            <text:p>198</text:p>
          </table:table-cell>
          <table:table-cell table:style-name="ce1" table:formula="of:=BITOR([.E194];[.F194])" office:value-type="float" office:value="24" calcext:value-type="float">
            <text:p>24</text:p>
          </table:table-cell>
          <table:table-cell table:style-name="ce2" table:formula="of:=CONCATENATE(&quot;0x&quot;;DEC2HEX([.G194];2);DEC2HEX([.H194];2))" office:value-type="string" office:string-value="0xC618" calcext:value-type="string">
            <text:p>0xC618</text:p>
          </table:table-cell>
          <table:table-cell table:style-name="ce2" table:formula="of:=CONCATENATE(&quot;0x&quot;;DEC2HEX([.H194];2);DEC2HEX([.G194];2))" office:value-type="string" office:string-value="0x18C6" calcext:value-type="string">
            <text:p>0x18C6</text:p>
          </table:table-cell>
          <table:table-cell table:formula="of:=CONCATENATE(&quot;case &quot;;[.A194];&quot;: return &quot;;[.I194];&quot;;&quot;)" office:value-type="string" office:string-value="case 192: return 0xC618;" calcext:value-type="string">
            <text:p>case 192: return 0xC618;</text:p>
          </table:table-cell>
          <table:table-cell table:formula="of:=CONCATENATE([.I194];&quot;,&quot;)" office:value-type="string" office:string-value="0xC618," calcext:value-type="string">
            <text:p>0xC618,</text:p>
          </table:table-cell>
          <table:table-cell table:style-name="ce2" table:formula="of:=CONCATENATE(&quot;0x&quot;;DEC2HEX([.G194];2);&quot;,&quot;)" office:value-type="string" office:string-value="0xC6," calcext:value-type="string">
            <text:p>0xC6,</text:p>
          </table:table-cell>
          <table:table-cell table:style-name="ce2" table:formula="of:=CONCATENATE(&quot;0x&quot;;DEC2HEX([.H194];2);&quot;,&quot;)" office:value-type="string" office:string-value="0x18," calcext:value-type="string">
            <text:p>0x18,</text:p>
          </table:table-cell>
          <table:table-cell table:formula="of:=BITOR(BITLSHIFT(BITAND([.A194];1);7);BITOR(BITLSHIFT(BITAND([.A194];2);5);BITOR(BITLSHIFT(BITAND([.A194];4);3);BITOR(BITLSHIFT(BITAND([.A194];8);1);BITOR(BITRSHIFT(BITAND([.A194];16);1);BITOR(BITRSHIFT(BITAND([.A194];32);3);BITOR(BITRSHIFT(BITAND([.A194];64);5);BITRSHIFT(BITAND([.A194];128);7))))))))" office:value-type="float" office:value="3" calcext:value-type="float">
            <text:p>3</text:p>
          </table:table-cell>
          <table:table-cell table:formula="of:=CONCATENATE([.O194];&quot;,&quot;)" office:value-type="string" office:string-value="3," calcext:value-type="string">
            <text:p>3,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2" table:style-name="ce2" office:value-type="string" calcext:value-type="string">
            <text:p>0x00,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DEC2HEX([.A195])" office:value-type="string" office:string-value="C1" calcext:value-type="string">
            <text:p>C1</text:p>
          </table:table-cell>
          <table:table-cell table:style-name="ce1" table:formula="of:=BITAND([.A195]; 248)" office:value-type="float" office:value="192" calcext:value-type="float">
            <text:p>192</text:p>
          </table:table-cell>
          <table:table-cell table:style-name="ce1" table:formula="of:=BITRSHIFT([.A195]; 5)" office:value-type="float" office:value="6" calcext:value-type="float">
            <text:p>6</text:p>
          </table:table-cell>
          <table:table-cell table:style-name="ce1" table:formula="of:=BITAND(BITLSHIFT([.A195]; 3); 224)" office:value-type="float" office:value="0" calcext:value-type="float">
            <text:p>0</text:p>
          </table:table-cell>
          <table:table-cell table:style-name="ce1" table:formula="of:=BITAND(BITRSHIFT([.A195]; 3); 31)" office:value-type="float" office:value="24" calcext:value-type="float">
            <text:p>24</text:p>
          </table:table-cell>
          <table:table-cell table:style-name="ce1" table:formula="of:=BITOR([.C195];[.D195])" office:value-type="float" office:value="198" calcext:value-type="float">
            <text:p>198</text:p>
          </table:table-cell>
          <table:table-cell table:style-name="ce1" table:formula="of:=BITOR([.E195];[.F195])" office:value-type="float" office:value="24" calcext:value-type="float">
            <text:p>24</text:p>
          </table:table-cell>
          <table:table-cell table:style-name="ce2" table:formula="of:=CONCATENATE(&quot;0x&quot;;DEC2HEX([.G195];2);DEC2HEX([.H195];2))" office:value-type="string" office:string-value="0xC618" calcext:value-type="string">
            <text:p>0xC618</text:p>
          </table:table-cell>
          <table:table-cell table:style-name="ce2" table:formula="of:=CONCATENATE(&quot;0x&quot;;DEC2HEX([.H195];2);DEC2HEX([.G195];2))" office:value-type="string" office:string-value="0x18C6" calcext:value-type="string">
            <text:p>0x18C6</text:p>
          </table:table-cell>
          <table:table-cell table:formula="of:=CONCATENATE(&quot;case &quot;;[.A195];&quot;: return &quot;;[.I195];&quot;;&quot;)" office:value-type="string" office:string-value="case 193: return 0xC618;" calcext:value-type="string">
            <text:p>case 193: return 0xC618;</text:p>
          </table:table-cell>
          <table:table-cell table:formula="of:=CONCATENATE([.I195];&quot;,&quot;)" office:value-type="string" office:string-value="0xC618," calcext:value-type="string">
            <text:p>0xC618,</text:p>
          </table:table-cell>
          <table:table-cell table:style-name="ce2" table:formula="of:=CONCATENATE(&quot;0x&quot;;DEC2HEX([.G195];2);&quot;,&quot;)" office:value-type="string" office:string-value="0xC6," calcext:value-type="string">
            <text:p>0xC6,</text:p>
          </table:table-cell>
          <table:table-cell table:style-name="ce2" table:formula="of:=CONCATENATE(&quot;0x&quot;;DEC2HEX([.H195];2);&quot;,&quot;)" office:value-type="string" office:string-value="0x18," calcext:value-type="string">
            <text:p>0x18,</text:p>
          </table:table-cell>
          <table:table-cell table:formula="of:=BITOR(BITLSHIFT(BITAND([.A195];1);7);BITOR(BITLSHIFT(BITAND([.A195];2);5);BITOR(BITLSHIFT(BITAND([.A195];4);3);BITOR(BITLSHIFT(BITAND([.A195];8);1);BITOR(BITRSHIFT(BITAND([.A195];16);1);BITOR(BITRSHIFT(BITAND([.A195];32);3);BITOR(BITRSHIFT(BITAND([.A195];64);5);BITRSHIFT(BITAND([.A195];128);7))))))))" office:value-type="float" office:value="131" calcext:value-type="float">
            <text:p>131</text:p>
          </table:table-cell>
          <table:table-cell table:formula="of:=CONCATENATE([.O195];&quot;,&quot;)" office:value-type="string" office:string-value="131," calcext:value-type="string">
            <text:p>131,</text:p>
          </table:table-cell>
          <table:table-cell/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0x84,</text:p>
          </table:table-cell>
          <table:table-cell table:style-name="ce2" office:value-type="string" calcext:value-type="string">
            <text:p>0x10,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DEC2HEX([.A196])" office:value-type="string" office:string-value="C2" calcext:value-type="string">
            <text:p>C2</text:p>
          </table:table-cell>
          <table:table-cell table:style-name="ce1" table:formula="of:=BITAND([.A196]; 248)" office:value-type="float" office:value="192" calcext:value-type="float">
            <text:p>192</text:p>
          </table:table-cell>
          <table:table-cell table:style-name="ce1" table:formula="of:=BITRSHIFT([.A196]; 5)" office:value-type="float" office:value="6" calcext:value-type="float">
            <text:p>6</text:p>
          </table:table-cell>
          <table:table-cell table:style-name="ce1" table:formula="of:=BITAND(BITLSHIFT([.A196]; 3); 224)" office:value-type="float" office:value="0" calcext:value-type="float">
            <text:p>0</text:p>
          </table:table-cell>
          <table:table-cell table:style-name="ce1" table:formula="of:=BITAND(BITRSHIFT([.A196]; 3); 31)" office:value-type="float" office:value="24" calcext:value-type="float">
            <text:p>24</text:p>
          </table:table-cell>
          <table:table-cell table:style-name="ce1" table:formula="of:=BITOR([.C196];[.D196])" office:value-type="float" office:value="198" calcext:value-type="float">
            <text:p>198</text:p>
          </table:table-cell>
          <table:table-cell table:style-name="ce1" table:formula="of:=BITOR([.E196];[.F196])" office:value-type="float" office:value="24" calcext:value-type="float">
            <text:p>24</text:p>
          </table:table-cell>
          <table:table-cell table:style-name="ce2" table:formula="of:=CONCATENATE(&quot;0x&quot;;DEC2HEX([.G196];2);DEC2HEX([.H196];2))" office:value-type="string" office:string-value="0xC618" calcext:value-type="string">
            <text:p>0xC618</text:p>
          </table:table-cell>
          <table:table-cell table:style-name="ce2" table:formula="of:=CONCATENATE(&quot;0x&quot;;DEC2HEX([.H196];2);DEC2HEX([.G196];2))" office:value-type="string" office:string-value="0x18C6" calcext:value-type="string">
            <text:p>0x18C6</text:p>
          </table:table-cell>
          <table:table-cell table:formula="of:=CONCATENATE(&quot;case &quot;;[.A196];&quot;: return &quot;;[.I196];&quot;;&quot;)" office:value-type="string" office:string-value="case 194: return 0xC618;" calcext:value-type="string">
            <text:p>case 194: return 0xC618;</text:p>
          </table:table-cell>
          <table:table-cell table:formula="of:=CONCATENATE([.I196];&quot;,&quot;)" office:value-type="string" office:string-value="0xC618," calcext:value-type="string">
            <text:p>0xC618,</text:p>
          </table:table-cell>
          <table:table-cell table:style-name="ce2" table:formula="of:=CONCATENATE(&quot;0x&quot;;DEC2HEX([.G196];2);&quot;,&quot;)" office:value-type="string" office:string-value="0xC6," calcext:value-type="string">
            <text:p>0xC6,</text:p>
          </table:table-cell>
          <table:table-cell table:style-name="ce2" table:formula="of:=CONCATENATE(&quot;0x&quot;;DEC2HEX([.H196];2);&quot;,&quot;)" office:value-type="string" office:string-value="0x18," calcext:value-type="string">
            <text:p>0x18,</text:p>
          </table:table-cell>
          <table:table-cell table:formula="of:=BITOR(BITLSHIFT(BITAND([.A196];1);7);BITOR(BITLSHIFT(BITAND([.A196];2);5);BITOR(BITLSHIFT(BITAND([.A196];4);3);BITOR(BITLSHIFT(BITAND([.A196];8);1);BITOR(BITRSHIFT(BITAND([.A196];16);1);BITOR(BITRSHIFT(BITAND([.A196];32);3);BITOR(BITRSHIFT(BITAND([.A196];64);5);BITRSHIFT(BITAND([.A196];128);7))))))))" office:value-type="float" office:value="67" calcext:value-type="float">
            <text:p>67</text:p>
          </table:table-cell>
          <table:table-cell table:formula="of:=CONCATENATE([.O196];&quot;,&quot;)" office:value-type="string" office:string-value="67," calcext:value-type="string">
            <text:p>67,</text:p>
          </table:table-cell>
          <table:table-cell/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0x42,</text:p>
          </table:table-cell>
          <table:table-cell table:style-name="ce2" office:value-type="string" calcext:value-type="string">
            <text:p>0x08,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DEC2HEX([.A197])" office:value-type="string" office:string-value="C3" calcext:value-type="string">
            <text:p>C3</text:p>
          </table:table-cell>
          <table:table-cell table:style-name="ce1" table:formula="of:=BITAND([.A197]; 248)" office:value-type="float" office:value="192" calcext:value-type="float">
            <text:p>192</text:p>
          </table:table-cell>
          <table:table-cell table:style-name="ce1" table:formula="of:=BITRSHIFT([.A197]; 5)" office:value-type="float" office:value="6" calcext:value-type="float">
            <text:p>6</text:p>
          </table:table-cell>
          <table:table-cell table:style-name="ce1" table:formula="of:=BITAND(BITLSHIFT([.A197]; 3); 224)" office:value-type="float" office:value="0" calcext:value-type="float">
            <text:p>0</text:p>
          </table:table-cell>
          <table:table-cell table:style-name="ce1" table:formula="of:=BITAND(BITRSHIFT([.A197]; 3); 31)" office:value-type="float" office:value="24" calcext:value-type="float">
            <text:p>24</text:p>
          </table:table-cell>
          <table:table-cell table:style-name="ce1" table:formula="of:=BITOR([.C197];[.D197])" office:value-type="float" office:value="198" calcext:value-type="float">
            <text:p>198</text:p>
          </table:table-cell>
          <table:table-cell table:style-name="ce1" table:formula="of:=BITOR([.E197];[.F197])" office:value-type="float" office:value="24" calcext:value-type="float">
            <text:p>24</text:p>
          </table:table-cell>
          <table:table-cell table:style-name="ce2" table:formula="of:=CONCATENATE(&quot;0x&quot;;DEC2HEX([.G197];2);DEC2HEX([.H197];2))" office:value-type="string" office:string-value="0xC618" calcext:value-type="string">
            <text:p>0xC618</text:p>
          </table:table-cell>
          <table:table-cell table:style-name="ce2" table:formula="of:=CONCATENATE(&quot;0x&quot;;DEC2HEX([.H197];2);DEC2HEX([.G197];2))" office:value-type="string" office:string-value="0x18C6" calcext:value-type="string">
            <text:p>0x18C6</text:p>
          </table:table-cell>
          <table:table-cell table:formula="of:=CONCATENATE(&quot;case &quot;;[.A197];&quot;: return &quot;;[.I197];&quot;;&quot;)" office:value-type="string" office:string-value="case 195: return 0xC618;" calcext:value-type="string">
            <text:p>case 195: return 0xC618;</text:p>
          </table:table-cell>
          <table:table-cell table:formula="of:=CONCATENATE([.I197];&quot;,&quot;)" office:value-type="string" office:string-value="0xC618," calcext:value-type="string">
            <text:p>0xC618,</text:p>
          </table:table-cell>
          <table:table-cell table:style-name="ce2" table:formula="of:=CONCATENATE(&quot;0x&quot;;DEC2HEX([.G197];2);&quot;,&quot;)" office:value-type="string" office:string-value="0xC6," calcext:value-type="string">
            <text:p>0xC6,</text:p>
          </table:table-cell>
          <table:table-cell table:style-name="ce2" table:formula="of:=CONCATENATE(&quot;0x&quot;;DEC2HEX([.H197];2);&quot;,&quot;)" office:value-type="string" office:string-value="0x18," calcext:value-type="string">
            <text:p>0x18,</text:p>
          </table:table-cell>
          <table:table-cell table:formula="of:=BITOR(BITLSHIFT(BITAND([.A197];1);7);BITOR(BITLSHIFT(BITAND([.A197];2);5);BITOR(BITLSHIFT(BITAND([.A197];4);3);BITOR(BITLSHIFT(BITAND([.A197];8);1);BITOR(BITRSHIFT(BITAND([.A197];16);1);BITOR(BITRSHIFT(BITAND([.A197];32);3);BITOR(BITRSHIFT(BITAND([.A197];64);5);BITRSHIFT(BITAND([.A197];128);7))))))))" office:value-type="float" office:value="195" calcext:value-type="float">
            <text:p>195</text:p>
          </table:table-cell>
          <table:table-cell table:formula="of:=CONCATENATE([.O197];&quot;,&quot;)" office:value-type="string" office:string-value="195," calcext:value-type="string">
            <text:p>195,</text:p>
          </table:table-cell>
          <table:table-cell/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0xC6,</text:p>
          </table:table-cell>
          <table:table-cell table:style-name="ce2" office:value-type="string" calcext:value-type="string">
            <text:p>0x18,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DEC2HEX([.A198])" office:value-type="string" office:string-value="C4" calcext:value-type="string">
            <text:p>C4</text:p>
          </table:table-cell>
          <table:table-cell table:style-name="ce1" table:formula="of:=BITAND([.A198]; 248)" office:value-type="float" office:value="192" calcext:value-type="float">
            <text:p>192</text:p>
          </table:table-cell>
          <table:table-cell table:style-name="ce1" table:formula="of:=BITRSHIFT([.A198]; 5)" office:value-type="float" office:value="6" calcext:value-type="float">
            <text:p>6</text:p>
          </table:table-cell>
          <table:table-cell table:style-name="ce1" table:formula="of:=BITAND(BITLSHIFT([.A198]; 3); 224)" office:value-type="float" office:value="32" calcext:value-type="float">
            <text:p>32</text:p>
          </table:table-cell>
          <table:table-cell table:style-name="ce1" table:formula="of:=BITAND(BITRSHIFT([.A198]; 3); 31)" office:value-type="float" office:value="24" calcext:value-type="float">
            <text:p>24</text:p>
          </table:table-cell>
          <table:table-cell table:style-name="ce1" table:formula="of:=BITOR([.C198];[.D198])" office:value-type="float" office:value="198" calcext:value-type="float">
            <text:p>198</text:p>
          </table:table-cell>
          <table:table-cell table:style-name="ce1" table:formula="of:=BITOR([.E198];[.F198])" office:value-type="float" office:value="56" calcext:value-type="float">
            <text:p>56</text:p>
          </table:table-cell>
          <table:table-cell table:style-name="ce2" table:formula="of:=CONCATENATE(&quot;0x&quot;;DEC2HEX([.G198];2);DEC2HEX([.H198];2))" office:value-type="string" office:string-value="0xC638" calcext:value-type="string">
            <text:p>0xC638</text:p>
          </table:table-cell>
          <table:table-cell table:style-name="ce2" table:formula="of:=CONCATENATE(&quot;0x&quot;;DEC2HEX([.H198];2);DEC2HEX([.G198];2))" office:value-type="string" office:string-value="0x38C6" calcext:value-type="string">
            <text:p>0x38C6</text:p>
          </table:table-cell>
          <table:table-cell table:formula="of:=CONCATENATE(&quot;case &quot;;[.A198];&quot;: return &quot;;[.I198];&quot;;&quot;)" office:value-type="string" office:string-value="case 196: return 0xC638;" calcext:value-type="string">
            <text:p>case 196: return 0xC638;</text:p>
          </table:table-cell>
          <table:table-cell table:formula="of:=CONCATENATE([.I198];&quot;,&quot;)" office:value-type="string" office:string-value="0xC638," calcext:value-type="string">
            <text:p>0xC638,</text:p>
          </table:table-cell>
          <table:table-cell table:style-name="ce2" table:formula="of:=CONCATENATE(&quot;0x&quot;;DEC2HEX([.G198];2);&quot;,&quot;)" office:value-type="string" office:string-value="0xC6," calcext:value-type="string">
            <text:p>0xC6,</text:p>
          </table:table-cell>
          <table:table-cell table:style-name="ce2" table:formula="of:=CONCATENATE(&quot;0x&quot;;DEC2HEX([.H198];2);&quot;,&quot;)" office:value-type="string" office:string-value="0x38," calcext:value-type="string">
            <text:p>0x38,</text:p>
          </table:table-cell>
          <table:table-cell table:formula="of:=BITOR(BITLSHIFT(BITAND([.A198];1);7);BITOR(BITLSHIFT(BITAND([.A198];2);5);BITOR(BITLSHIFT(BITAND([.A198];4);3);BITOR(BITLSHIFT(BITAND([.A198];8);1);BITOR(BITRSHIFT(BITAND([.A198];16);1);BITOR(BITRSHIFT(BITAND([.A198];32);3);BITOR(BITRSHIFT(BITAND([.A198];64);5);BITRSHIFT(BITAND([.A198];128);7))))))))" office:value-type="float" office:value="35" calcext:value-type="float">
            <text:p>35</text:p>
          </table:table-cell>
          <table:table-cell table:formula="of:=CONCATENATE([.O198];&quot;,&quot;)" office:value-type="string" office:string-value="35," calcext:value-type="string">
            <text:p>35,</text:p>
          </table:table-cell>
          <table:table-cell/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0x21,</text:p>
          </table:table-cell>
          <table:table-cell table:style-name="ce2" office:value-type="string" calcext:value-type="string">
            <text:p>0x04,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DEC2HEX([.A199])" office:value-type="string" office:string-value="C5" calcext:value-type="string">
            <text:p>C5</text:p>
          </table:table-cell>
          <table:table-cell table:style-name="ce1" table:formula="of:=BITAND([.A199]; 248)" office:value-type="float" office:value="192" calcext:value-type="float">
            <text:p>192</text:p>
          </table:table-cell>
          <table:table-cell table:style-name="ce1" table:formula="of:=BITRSHIFT([.A199]; 5)" office:value-type="float" office:value="6" calcext:value-type="float">
            <text:p>6</text:p>
          </table:table-cell>
          <table:table-cell table:style-name="ce1" table:formula="of:=BITAND(BITLSHIFT([.A199]; 3); 224)" office:value-type="float" office:value="32" calcext:value-type="float">
            <text:p>32</text:p>
          </table:table-cell>
          <table:table-cell table:style-name="ce1" table:formula="of:=BITAND(BITRSHIFT([.A199]; 3); 31)" office:value-type="float" office:value="24" calcext:value-type="float">
            <text:p>24</text:p>
          </table:table-cell>
          <table:table-cell table:style-name="ce1" table:formula="of:=BITOR([.C199];[.D199])" office:value-type="float" office:value="198" calcext:value-type="float">
            <text:p>198</text:p>
          </table:table-cell>
          <table:table-cell table:style-name="ce1" table:formula="of:=BITOR([.E199];[.F199])" office:value-type="float" office:value="56" calcext:value-type="float">
            <text:p>56</text:p>
          </table:table-cell>
          <table:table-cell table:style-name="ce2" table:formula="of:=CONCATENATE(&quot;0x&quot;;DEC2HEX([.G199];2);DEC2HEX([.H199];2))" office:value-type="string" office:string-value="0xC638" calcext:value-type="string">
            <text:p>0xC638</text:p>
          </table:table-cell>
          <table:table-cell table:style-name="ce2" table:formula="of:=CONCATENATE(&quot;0x&quot;;DEC2HEX([.H199];2);DEC2HEX([.G199];2))" office:value-type="string" office:string-value="0x38C6" calcext:value-type="string">
            <text:p>0x38C6</text:p>
          </table:table-cell>
          <table:table-cell table:formula="of:=CONCATENATE(&quot;case &quot;;[.A199];&quot;: return &quot;;[.I199];&quot;;&quot;)" office:value-type="string" office:string-value="case 197: return 0xC638;" calcext:value-type="string">
            <text:p>case 197: return 0xC638;</text:p>
          </table:table-cell>
          <table:table-cell table:formula="of:=CONCATENATE([.I199];&quot;,&quot;)" office:value-type="string" office:string-value="0xC638," calcext:value-type="string">
            <text:p>0xC638,</text:p>
          </table:table-cell>
          <table:table-cell table:style-name="ce2" table:formula="of:=CONCATENATE(&quot;0x&quot;;DEC2HEX([.G199];2);&quot;,&quot;)" office:value-type="string" office:string-value="0xC6," calcext:value-type="string">
            <text:p>0xC6,</text:p>
          </table:table-cell>
          <table:table-cell table:style-name="ce2" table:formula="of:=CONCATENATE(&quot;0x&quot;;DEC2HEX([.H199];2);&quot;,&quot;)" office:value-type="string" office:string-value="0x38," calcext:value-type="string">
            <text:p>0x38,</text:p>
          </table:table-cell>
          <table:table-cell table:formula="of:=BITOR(BITLSHIFT(BITAND([.A199];1);7);BITOR(BITLSHIFT(BITAND([.A199];2);5);BITOR(BITLSHIFT(BITAND([.A199];4);3);BITOR(BITLSHIFT(BITAND([.A199];8);1);BITOR(BITRSHIFT(BITAND([.A199];16);1);BITOR(BITRSHIFT(BITAND([.A199];32);3);BITOR(BITRSHIFT(BITAND([.A199];64);5);BITRSHIFT(BITAND([.A199];128);7))))))))" office:value-type="float" office:value="163" calcext:value-type="float">
            <text:p>163</text:p>
          </table:table-cell>
          <table:table-cell table:formula="of:=CONCATENATE([.O199];&quot;,&quot;)" office:value-type="string" office:string-value="163," calcext:value-type="string">
            <text:p>163,</text:p>
          </table:table-cell>
          <table:table-cell/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0xA5,</text:p>
          </table:table-cell>
          <table:table-cell table:style-name="ce2" office:value-type="string" calcext:value-type="string">
            <text:p>0x14,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DEC2HEX([.A200])" office:value-type="string" office:string-value="C6" calcext:value-type="string">
            <text:p>C6</text:p>
          </table:table-cell>
          <table:table-cell table:style-name="ce1" table:formula="of:=BITAND([.A200]; 248)" office:value-type="float" office:value="192" calcext:value-type="float">
            <text:p>192</text:p>
          </table:table-cell>
          <table:table-cell table:style-name="ce1" table:formula="of:=BITRSHIFT([.A200]; 5)" office:value-type="float" office:value="6" calcext:value-type="float">
            <text:p>6</text:p>
          </table:table-cell>
          <table:table-cell table:style-name="ce1" table:formula="of:=BITAND(BITLSHIFT([.A200]; 3); 224)" office:value-type="float" office:value="32" calcext:value-type="float">
            <text:p>32</text:p>
          </table:table-cell>
          <table:table-cell table:style-name="ce1" table:formula="of:=BITAND(BITRSHIFT([.A200]; 3); 31)" office:value-type="float" office:value="24" calcext:value-type="float">
            <text:p>24</text:p>
          </table:table-cell>
          <table:table-cell table:style-name="ce1" table:formula="of:=BITOR([.C200];[.D200])" office:value-type="float" office:value="198" calcext:value-type="float">
            <text:p>198</text:p>
          </table:table-cell>
          <table:table-cell table:style-name="ce1" table:formula="of:=BITOR([.E200];[.F200])" office:value-type="float" office:value="56" calcext:value-type="float">
            <text:p>56</text:p>
          </table:table-cell>
          <table:table-cell table:style-name="ce2" table:formula="of:=CONCATENATE(&quot;0x&quot;;DEC2HEX([.G200];2);DEC2HEX([.H200];2))" office:value-type="string" office:string-value="0xC638" calcext:value-type="string">
            <text:p>0xC638</text:p>
          </table:table-cell>
          <table:table-cell table:style-name="ce2" table:formula="of:=CONCATENATE(&quot;0x&quot;;DEC2HEX([.H200];2);DEC2HEX([.G200];2))" office:value-type="string" office:string-value="0x38C6" calcext:value-type="string">
            <text:p>0x38C6</text:p>
          </table:table-cell>
          <table:table-cell table:formula="of:=CONCATENATE(&quot;case &quot;;[.A200];&quot;: return &quot;;[.I200];&quot;;&quot;)" office:value-type="string" office:string-value="case 198: return 0xC638;" calcext:value-type="string">
            <text:p>case 198: return 0xC638;</text:p>
          </table:table-cell>
          <table:table-cell table:formula="of:=CONCATENATE([.I200];&quot;,&quot;)" office:value-type="string" office:string-value="0xC638," calcext:value-type="string">
            <text:p>0xC638,</text:p>
          </table:table-cell>
          <table:table-cell table:style-name="ce2" table:formula="of:=CONCATENATE(&quot;0x&quot;;DEC2HEX([.G200];2);&quot;,&quot;)" office:value-type="string" office:string-value="0xC6," calcext:value-type="string">
            <text:p>0xC6,</text:p>
          </table:table-cell>
          <table:table-cell table:style-name="ce2" table:formula="of:=CONCATENATE(&quot;0x&quot;;DEC2HEX([.H200];2);&quot;,&quot;)" office:value-type="string" office:string-value="0x38," calcext:value-type="string">
            <text:p>0x38,</text:p>
          </table:table-cell>
          <table:table-cell table:formula="of:=BITOR(BITLSHIFT(BITAND([.A200];1);7);BITOR(BITLSHIFT(BITAND([.A200];2);5);BITOR(BITLSHIFT(BITAND([.A200];4);3);BITOR(BITLSHIFT(BITAND([.A200];8);1);BITOR(BITRSHIFT(BITAND([.A200];16);1);BITOR(BITRSHIFT(BITAND([.A200];32);3);BITOR(BITRSHIFT(BITAND([.A200];64);5);BITRSHIFT(BITAND([.A200];128);7))))))))" office:value-type="float" office:value="99" calcext:value-type="float">
            <text:p>99</text:p>
          </table:table-cell>
          <table:table-cell table:formula="of:=CONCATENATE([.O200];&quot;,&quot;)" office:value-type="string" office:string-value="99," calcext:value-type="string">
            <text:p>99,</text:p>
          </table:table-cell>
          <table:table-cell/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0x63,</text:p>
          </table:table-cell>
          <table:table-cell table:style-name="ce2" office:value-type="string" calcext:value-type="string">
            <text:p>0x0C,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DEC2HEX([.A201])" office:value-type="string" office:string-value="C7" calcext:value-type="string">
            <text:p>C7</text:p>
          </table:table-cell>
          <table:table-cell table:style-name="ce1" table:formula="of:=BITAND([.A201]; 248)" office:value-type="float" office:value="192" calcext:value-type="float">
            <text:p>192</text:p>
          </table:table-cell>
          <table:table-cell table:style-name="ce1" table:formula="of:=BITRSHIFT([.A201]; 5)" office:value-type="float" office:value="6" calcext:value-type="float">
            <text:p>6</text:p>
          </table:table-cell>
          <table:table-cell table:style-name="ce1" table:formula="of:=BITAND(BITLSHIFT([.A201]; 3); 224)" office:value-type="float" office:value="32" calcext:value-type="float">
            <text:p>32</text:p>
          </table:table-cell>
          <table:table-cell table:style-name="ce1" table:formula="of:=BITAND(BITRSHIFT([.A201]; 3); 31)" office:value-type="float" office:value="24" calcext:value-type="float">
            <text:p>24</text:p>
          </table:table-cell>
          <table:table-cell table:style-name="ce1" table:formula="of:=BITOR([.C201];[.D201])" office:value-type="float" office:value="198" calcext:value-type="float">
            <text:p>198</text:p>
          </table:table-cell>
          <table:table-cell table:style-name="ce1" table:formula="of:=BITOR([.E201];[.F201])" office:value-type="float" office:value="56" calcext:value-type="float">
            <text:p>56</text:p>
          </table:table-cell>
          <table:table-cell table:style-name="ce2" table:formula="of:=CONCATENATE(&quot;0x&quot;;DEC2HEX([.G201];2);DEC2HEX([.H201];2))" office:value-type="string" office:string-value="0xC638" calcext:value-type="string">
            <text:p>0xC638</text:p>
          </table:table-cell>
          <table:table-cell table:style-name="ce2" table:formula="of:=CONCATENATE(&quot;0x&quot;;DEC2HEX([.H201];2);DEC2HEX([.G201];2))" office:value-type="string" office:string-value="0x38C6" calcext:value-type="string">
            <text:p>0x38C6</text:p>
          </table:table-cell>
          <table:table-cell table:formula="of:=CONCATENATE(&quot;case &quot;;[.A201];&quot;: return &quot;;[.I201];&quot;;&quot;)" office:value-type="string" office:string-value="case 199: return 0xC638;" calcext:value-type="string">
            <text:p>case 199: return 0xC638;</text:p>
          </table:table-cell>
          <table:table-cell table:formula="of:=CONCATENATE([.I201];&quot;,&quot;)" office:value-type="string" office:string-value="0xC638," calcext:value-type="string">
            <text:p>0xC638,</text:p>
          </table:table-cell>
          <table:table-cell table:style-name="ce2" table:formula="of:=CONCATENATE(&quot;0x&quot;;DEC2HEX([.G201];2);&quot;,&quot;)" office:value-type="string" office:string-value="0xC6," calcext:value-type="string">
            <text:p>0xC6,</text:p>
          </table:table-cell>
          <table:table-cell table:style-name="ce2" table:formula="of:=CONCATENATE(&quot;0x&quot;;DEC2HEX([.H201];2);&quot;,&quot;)" office:value-type="string" office:string-value="0x38," calcext:value-type="string">
            <text:p>0x38,</text:p>
          </table:table-cell>
          <table:table-cell table:formula="of:=BITOR(BITLSHIFT(BITAND([.A201];1);7);BITOR(BITLSHIFT(BITAND([.A201];2);5);BITOR(BITLSHIFT(BITAND([.A201];4);3);BITOR(BITLSHIFT(BITAND([.A201];8);1);BITOR(BITRSHIFT(BITAND([.A201];16);1);BITOR(BITRSHIFT(BITAND([.A201];32);3);BITOR(BITRSHIFT(BITAND([.A201];64);5);BITRSHIFT(BITAND([.A201];128);7))))))))" office:value-type="float" office:value="227" calcext:value-type="float">
            <text:p>227</text:p>
          </table:table-cell>
          <table:table-cell table:formula="of:=CONCATENATE([.O201];&quot;,&quot;)" office:value-type="string" office:string-value="227," calcext:value-type="string">
            <text:p>227,</text:p>
          </table:table-cell>
          <table:table-cell/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0xE7,</text:p>
          </table:table-cell>
          <table:table-cell table:style-name="ce2" office:value-type="string" calcext:value-type="string">
            <text:p>0x1C,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DEC2HEX([.A202])" office:value-type="string" office:string-value="C8" calcext:value-type="string">
            <text:p>C8</text:p>
          </table:table-cell>
          <table:table-cell table:style-name="ce1" table:formula="of:=BITAND([.A202]; 248)" office:value-type="float" office:value="200" calcext:value-type="float">
            <text:p>200</text:p>
          </table:table-cell>
          <table:table-cell table:style-name="ce1" table:formula="of:=BITRSHIFT([.A202]; 5)" office:value-type="float" office:value="6" calcext:value-type="float">
            <text:p>6</text:p>
          </table:table-cell>
          <table:table-cell table:style-name="ce1" table:formula="of:=BITAND(BITLSHIFT([.A202]; 3); 224)" office:value-type="float" office:value="64" calcext:value-type="float">
            <text:p>64</text:p>
          </table:table-cell>
          <table:table-cell table:style-name="ce1" table:formula="of:=BITAND(BITRSHIFT([.A202]; 3); 31)" office:value-type="float" office:value="25" calcext:value-type="float">
            <text:p>25</text:p>
          </table:table-cell>
          <table:table-cell table:style-name="ce1" table:formula="of:=BITOR([.C202];[.D202])" office:value-type="float" office:value="206" calcext:value-type="float">
            <text:p>206</text:p>
          </table:table-cell>
          <table:table-cell table:style-name="ce1" table:formula="of:=BITOR([.E202];[.F202])" office:value-type="float" office:value="89" calcext:value-type="float">
            <text:p>89</text:p>
          </table:table-cell>
          <table:table-cell table:style-name="ce2" table:formula="of:=CONCATENATE(&quot;0x&quot;;DEC2HEX([.G202];2);DEC2HEX([.H202];2))" office:value-type="string" office:string-value="0xCE59" calcext:value-type="string">
            <text:p>0xCE59</text:p>
          </table:table-cell>
          <table:table-cell table:style-name="ce2" table:formula="of:=CONCATENATE(&quot;0x&quot;;DEC2HEX([.H202];2);DEC2HEX([.G202];2))" office:value-type="string" office:string-value="0x59CE" calcext:value-type="string">
            <text:p>0x59CE</text:p>
          </table:table-cell>
          <table:table-cell table:formula="of:=CONCATENATE(&quot;case &quot;;[.A202];&quot;: return &quot;;[.I202];&quot;;&quot;)" office:value-type="string" office:string-value="case 200: return 0xCE59;" calcext:value-type="string">
            <text:p>case 200: return 0xCE59;</text:p>
          </table:table-cell>
          <table:table-cell table:formula="of:=CONCATENATE([.I202];&quot;,&quot;)" office:value-type="string" office:string-value="0xCE59," calcext:value-type="string">
            <text:p>0xCE59,</text:p>
          </table:table-cell>
          <table:table-cell table:style-name="ce2" table:formula="of:=CONCATENATE(&quot;0x&quot;;DEC2HEX([.G202];2);&quot;,&quot;)" office:value-type="string" office:string-value="0xCE," calcext:value-type="string">
            <text:p>0xCE,</text:p>
          </table:table-cell>
          <table:table-cell table:style-name="ce2" table:formula="of:=CONCATENATE(&quot;0x&quot;;DEC2HEX([.H202];2);&quot;,&quot;)" office:value-type="string" office:string-value="0x59," calcext:value-type="string">
            <text:p>0x59,</text:p>
          </table:table-cell>
          <table:table-cell table:formula="of:=BITOR(BITLSHIFT(BITAND([.A202];1);7);BITOR(BITLSHIFT(BITAND([.A202];2);5);BITOR(BITLSHIFT(BITAND([.A202];4);3);BITOR(BITLSHIFT(BITAND([.A202];8);1);BITOR(BITRSHIFT(BITAND([.A202];16);1);BITOR(BITRSHIFT(BITAND([.A202];32);3);BITOR(BITRSHIFT(BITAND([.A202];64);5);BITRSHIFT(BITAND([.A202];128);7))))))))" office:value-type="float" office:value="19" calcext:value-type="float">
            <text:p>19</text:p>
          </table:table-cell>
          <table:table-cell table:formula="of:=CONCATENATE([.O202];&quot;,&quot;)" office:value-type="string" office:string-value="19," calcext:value-type="string">
            <text:p>19,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0x10,</text:p>
          </table:table-cell>
          <table:table-cell table:style-name="ce2" office:value-type="string" calcext:value-type="string">
            <text:p>0x82,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DEC2HEX([.A203])" office:value-type="string" office:string-value="C9" calcext:value-type="string">
            <text:p>C9</text:p>
          </table:table-cell>
          <table:table-cell table:style-name="ce1" table:formula="of:=BITAND([.A203]; 248)" office:value-type="float" office:value="200" calcext:value-type="float">
            <text:p>200</text:p>
          </table:table-cell>
          <table:table-cell table:style-name="ce1" table:formula="of:=BITRSHIFT([.A203]; 5)" office:value-type="float" office:value="6" calcext:value-type="float">
            <text:p>6</text:p>
          </table:table-cell>
          <table:table-cell table:style-name="ce1" table:formula="of:=BITAND(BITLSHIFT([.A203]; 3); 224)" office:value-type="float" office:value="64" calcext:value-type="float">
            <text:p>64</text:p>
          </table:table-cell>
          <table:table-cell table:style-name="ce1" table:formula="of:=BITAND(BITRSHIFT([.A203]; 3); 31)" office:value-type="float" office:value="25" calcext:value-type="float">
            <text:p>25</text:p>
          </table:table-cell>
          <table:table-cell table:style-name="ce1" table:formula="of:=BITOR([.C203];[.D203])" office:value-type="float" office:value="206" calcext:value-type="float">
            <text:p>206</text:p>
          </table:table-cell>
          <table:table-cell table:style-name="ce1" table:formula="of:=BITOR([.E203];[.F203])" office:value-type="float" office:value="89" calcext:value-type="float">
            <text:p>89</text:p>
          </table:table-cell>
          <table:table-cell table:style-name="ce2" table:formula="of:=CONCATENATE(&quot;0x&quot;;DEC2HEX([.G203];2);DEC2HEX([.H203];2))" office:value-type="string" office:string-value="0xCE59" calcext:value-type="string">
            <text:p>0xCE59</text:p>
          </table:table-cell>
          <table:table-cell table:style-name="ce2" table:formula="of:=CONCATENATE(&quot;0x&quot;;DEC2HEX([.H203];2);DEC2HEX([.G203];2))" office:value-type="string" office:string-value="0x59CE" calcext:value-type="string">
            <text:p>0x59CE</text:p>
          </table:table-cell>
          <table:table-cell table:formula="of:=CONCATENATE(&quot;case &quot;;[.A203];&quot;: return &quot;;[.I203];&quot;;&quot;)" office:value-type="string" office:string-value="case 201: return 0xCE59;" calcext:value-type="string">
            <text:p>case 201: return 0xCE59;</text:p>
          </table:table-cell>
          <table:table-cell table:formula="of:=CONCATENATE([.I203];&quot;,&quot;)" office:value-type="string" office:string-value="0xCE59," calcext:value-type="string">
            <text:p>0xCE59,</text:p>
          </table:table-cell>
          <table:table-cell table:style-name="ce2" table:formula="of:=CONCATENATE(&quot;0x&quot;;DEC2HEX([.G203];2);&quot;,&quot;)" office:value-type="string" office:string-value="0xCE," calcext:value-type="string">
            <text:p>0xCE,</text:p>
          </table:table-cell>
          <table:table-cell table:style-name="ce2" table:formula="of:=CONCATENATE(&quot;0x&quot;;DEC2HEX([.H203];2);&quot;,&quot;)" office:value-type="string" office:string-value="0x59," calcext:value-type="string">
            <text:p>0x59,</text:p>
          </table:table-cell>
          <table:table-cell table:formula="of:=BITOR(BITLSHIFT(BITAND([.A203];1);7);BITOR(BITLSHIFT(BITAND([.A203];2);5);BITOR(BITLSHIFT(BITAND([.A203];4);3);BITOR(BITLSHIFT(BITAND([.A203];8);1);BITOR(BITRSHIFT(BITAND([.A203];16);1);BITOR(BITRSHIFT(BITAND([.A203];32);3);BITOR(BITRSHIFT(BITAND([.A203];64);5);BITRSHIFT(BITAND([.A203];128);7))))))))" office:value-type="float" office:value="147" calcext:value-type="float">
            <text:p>147</text:p>
          </table:table-cell>
          <table:table-cell table:formula="of:=CONCATENATE([.O203];&quot;,&quot;)" office:value-type="string" office:string-value="147," calcext:value-type="string">
            <text:p>147,</text:p>
          </table:table-cell>
          <table:table-cell/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0x94,</text:p>
          </table:table-cell>
          <table:table-cell table:style-name="ce2" office:value-type="string" calcext:value-type="string">
            <text:p>0x92,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DEC2HEX([.A204])" office:value-type="string" office:string-value="CA" calcext:value-type="string">
            <text:p>CA</text:p>
          </table:table-cell>
          <table:table-cell table:style-name="ce1" table:formula="of:=BITAND([.A204]; 248)" office:value-type="float" office:value="200" calcext:value-type="float">
            <text:p>200</text:p>
          </table:table-cell>
          <table:table-cell table:style-name="ce1" table:formula="of:=BITRSHIFT([.A204]; 5)" office:value-type="float" office:value="6" calcext:value-type="float">
            <text:p>6</text:p>
          </table:table-cell>
          <table:table-cell table:style-name="ce1" table:formula="of:=BITAND(BITLSHIFT([.A204]; 3); 224)" office:value-type="float" office:value="64" calcext:value-type="float">
            <text:p>64</text:p>
          </table:table-cell>
          <table:table-cell table:style-name="ce1" table:formula="of:=BITAND(BITRSHIFT([.A204]; 3); 31)" office:value-type="float" office:value="25" calcext:value-type="float">
            <text:p>25</text:p>
          </table:table-cell>
          <table:table-cell table:style-name="ce1" table:formula="of:=BITOR([.C204];[.D204])" office:value-type="float" office:value="206" calcext:value-type="float">
            <text:p>206</text:p>
          </table:table-cell>
          <table:table-cell table:style-name="ce1" table:formula="of:=BITOR([.E204];[.F204])" office:value-type="float" office:value="89" calcext:value-type="float">
            <text:p>89</text:p>
          </table:table-cell>
          <table:table-cell table:style-name="ce2" table:formula="of:=CONCATENATE(&quot;0x&quot;;DEC2HEX([.G204];2);DEC2HEX([.H204];2))" office:value-type="string" office:string-value="0xCE59" calcext:value-type="string">
            <text:p>0xCE59</text:p>
          </table:table-cell>
          <table:table-cell table:style-name="ce2" table:formula="of:=CONCATENATE(&quot;0x&quot;;DEC2HEX([.H204];2);DEC2HEX([.G204];2))" office:value-type="string" office:string-value="0x59CE" calcext:value-type="string">
            <text:p>0x59CE</text:p>
          </table:table-cell>
          <table:table-cell table:formula="of:=CONCATENATE(&quot;case &quot;;[.A204];&quot;: return &quot;;[.I204];&quot;;&quot;)" office:value-type="string" office:string-value="case 202: return 0xCE59;" calcext:value-type="string">
            <text:p>case 202: return 0xCE59;</text:p>
          </table:table-cell>
          <table:table-cell table:formula="of:=CONCATENATE([.I204];&quot;,&quot;)" office:value-type="string" office:string-value="0xCE59," calcext:value-type="string">
            <text:p>0xCE59,</text:p>
          </table:table-cell>
          <table:table-cell table:style-name="ce2" table:formula="of:=CONCATENATE(&quot;0x&quot;;DEC2HEX([.G204];2);&quot;,&quot;)" office:value-type="string" office:string-value="0xCE," calcext:value-type="string">
            <text:p>0xCE,</text:p>
          </table:table-cell>
          <table:table-cell table:style-name="ce2" table:formula="of:=CONCATENATE(&quot;0x&quot;;DEC2HEX([.H204];2);&quot;,&quot;)" office:value-type="string" office:string-value="0x59," calcext:value-type="string">
            <text:p>0x59,</text:p>
          </table:table-cell>
          <table:table-cell table:formula="of:=BITOR(BITLSHIFT(BITAND([.A204];1);7);BITOR(BITLSHIFT(BITAND([.A204];2);5);BITOR(BITLSHIFT(BITAND([.A204];4);3);BITOR(BITLSHIFT(BITAND([.A204];8);1);BITOR(BITRSHIFT(BITAND([.A204];16);1);BITOR(BITRSHIFT(BITAND([.A204];32);3);BITOR(BITRSHIFT(BITAND([.A204];64);5);BITRSHIFT(BITAND([.A204];128);7))))))))" office:value-type="float" office:value="83" calcext:value-type="float">
            <text:p>83</text:p>
          </table:table-cell>
          <table:table-cell table:formula="of:=CONCATENATE([.O204];&quot;,&quot;)" office:value-type="string" office:string-value="83," calcext:value-type="string">
            <text:p>83,</text:p>
          </table:table-cell>
          <table:table-cell/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0x52,</text:p>
          </table:table-cell>
          <table:table-cell table:style-name="ce2" office:value-type="string" calcext:value-type="string">
            <text:p>0x8A,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DEC2HEX([.A205])" office:value-type="string" office:string-value="CB" calcext:value-type="string">
            <text:p>CB</text:p>
          </table:table-cell>
          <table:table-cell table:style-name="ce1" table:formula="of:=BITAND([.A205]; 248)" office:value-type="float" office:value="200" calcext:value-type="float">
            <text:p>200</text:p>
          </table:table-cell>
          <table:table-cell table:style-name="ce1" table:formula="of:=BITRSHIFT([.A205]; 5)" office:value-type="float" office:value="6" calcext:value-type="float">
            <text:p>6</text:p>
          </table:table-cell>
          <table:table-cell table:style-name="ce1" table:formula="of:=BITAND(BITLSHIFT([.A205]; 3); 224)" office:value-type="float" office:value="64" calcext:value-type="float">
            <text:p>64</text:p>
          </table:table-cell>
          <table:table-cell table:style-name="ce1" table:formula="of:=BITAND(BITRSHIFT([.A205]; 3); 31)" office:value-type="float" office:value="25" calcext:value-type="float">
            <text:p>25</text:p>
          </table:table-cell>
          <table:table-cell table:style-name="ce1" table:formula="of:=BITOR([.C205];[.D205])" office:value-type="float" office:value="206" calcext:value-type="float">
            <text:p>206</text:p>
          </table:table-cell>
          <table:table-cell table:style-name="ce1" table:formula="of:=BITOR([.E205];[.F205])" office:value-type="float" office:value="89" calcext:value-type="float">
            <text:p>89</text:p>
          </table:table-cell>
          <table:table-cell table:style-name="ce2" table:formula="of:=CONCATENATE(&quot;0x&quot;;DEC2HEX([.G205];2);DEC2HEX([.H205];2))" office:value-type="string" office:string-value="0xCE59" calcext:value-type="string">
            <text:p>0xCE59</text:p>
          </table:table-cell>
          <table:table-cell table:style-name="ce2" table:formula="of:=CONCATENATE(&quot;0x&quot;;DEC2HEX([.H205];2);DEC2HEX([.G205];2))" office:value-type="string" office:string-value="0x59CE" calcext:value-type="string">
            <text:p>0x59CE</text:p>
          </table:table-cell>
          <table:table-cell table:formula="of:=CONCATENATE(&quot;case &quot;;[.A205];&quot;: return &quot;;[.I205];&quot;;&quot;)" office:value-type="string" office:string-value="case 203: return 0xCE59;" calcext:value-type="string">
            <text:p>case 203: return 0xCE59;</text:p>
          </table:table-cell>
          <table:table-cell table:formula="of:=CONCATENATE([.I205];&quot;,&quot;)" office:value-type="string" office:string-value="0xCE59," calcext:value-type="string">
            <text:p>0xCE59,</text:p>
          </table:table-cell>
          <table:table-cell table:style-name="ce2" table:formula="of:=CONCATENATE(&quot;0x&quot;;DEC2HEX([.G205];2);&quot;,&quot;)" office:value-type="string" office:string-value="0xCE," calcext:value-type="string">
            <text:p>0xCE,</text:p>
          </table:table-cell>
          <table:table-cell table:style-name="ce2" table:formula="of:=CONCATENATE(&quot;0x&quot;;DEC2HEX([.H205];2);&quot;,&quot;)" office:value-type="string" office:string-value="0x59," calcext:value-type="string">
            <text:p>0x59,</text:p>
          </table:table-cell>
          <table:table-cell table:formula="of:=BITOR(BITLSHIFT(BITAND([.A205];1);7);BITOR(BITLSHIFT(BITAND([.A205];2);5);BITOR(BITLSHIFT(BITAND([.A205];4);3);BITOR(BITLSHIFT(BITAND([.A205];8);1);BITOR(BITRSHIFT(BITAND([.A205];16);1);BITOR(BITRSHIFT(BITAND([.A205];32);3);BITOR(BITRSHIFT(BITAND([.A205];64);5);BITRSHIFT(BITAND([.A205];128);7))))))))" office:value-type="float" office:value="211" calcext:value-type="float">
            <text:p>211</text:p>
          </table:table-cell>
          <table:table-cell table:formula="of:=CONCATENATE([.O205];&quot;,&quot;)" office:value-type="string" office:string-value="211," calcext:value-type="string">
            <text:p>211,</text:p>
          </table:table-cell>
          <table:table-cell/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0xD6,</text:p>
          </table:table-cell>
          <table:table-cell table:style-name="ce2" office:value-type="string" calcext:value-type="string">
            <text:p>0x9A,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DEC2HEX([.A206])" office:value-type="string" office:string-value="CC" calcext:value-type="string">
            <text:p>CC</text:p>
          </table:table-cell>
          <table:table-cell table:style-name="ce1" table:formula="of:=BITAND([.A206]; 248)" office:value-type="float" office:value="200" calcext:value-type="float">
            <text:p>200</text:p>
          </table:table-cell>
          <table:table-cell table:style-name="ce1" table:formula="of:=BITRSHIFT([.A206]; 5)" office:value-type="float" office:value="6" calcext:value-type="float">
            <text:p>6</text:p>
          </table:table-cell>
          <table:table-cell table:style-name="ce1" table:formula="of:=BITAND(BITLSHIFT([.A206]; 3); 224)" office:value-type="float" office:value="96" calcext:value-type="float">
            <text:p>96</text:p>
          </table:table-cell>
          <table:table-cell table:style-name="ce1" table:formula="of:=BITAND(BITRSHIFT([.A206]; 3); 31)" office:value-type="float" office:value="25" calcext:value-type="float">
            <text:p>25</text:p>
          </table:table-cell>
          <table:table-cell table:style-name="ce1" table:formula="of:=BITOR([.C206];[.D206])" office:value-type="float" office:value="206" calcext:value-type="float">
            <text:p>206</text:p>
          </table:table-cell>
          <table:table-cell table:style-name="ce1" table:formula="of:=BITOR([.E206];[.F206])" office:value-type="float" office:value="121" calcext:value-type="float">
            <text:p>121</text:p>
          </table:table-cell>
          <table:table-cell table:style-name="ce2" table:formula="of:=CONCATENATE(&quot;0x&quot;;DEC2HEX([.G206];2);DEC2HEX([.H206];2))" office:value-type="string" office:string-value="0xCE79" calcext:value-type="string">
            <text:p>0xCE79</text:p>
          </table:table-cell>
          <table:table-cell table:style-name="ce2" table:formula="of:=CONCATENATE(&quot;0x&quot;;DEC2HEX([.H206];2);DEC2HEX([.G206];2))" office:value-type="string" office:string-value="0x79CE" calcext:value-type="string">
            <text:p>0x79CE</text:p>
          </table:table-cell>
          <table:table-cell table:formula="of:=CONCATENATE(&quot;case &quot;;[.A206];&quot;: return &quot;;[.I206];&quot;;&quot;)" office:value-type="string" office:string-value="case 204: return 0xCE79;" calcext:value-type="string">
            <text:p>case 204: return 0xCE79;</text:p>
          </table:table-cell>
          <table:table-cell table:formula="of:=CONCATENATE([.I206];&quot;,&quot;)" office:value-type="string" office:string-value="0xCE79," calcext:value-type="string">
            <text:p>0xCE79,</text:p>
          </table:table-cell>
          <table:table-cell table:style-name="ce2" table:formula="of:=CONCATENATE(&quot;0x&quot;;DEC2HEX([.G206];2);&quot;,&quot;)" office:value-type="string" office:string-value="0xCE," calcext:value-type="string">
            <text:p>0xCE,</text:p>
          </table:table-cell>
          <table:table-cell table:style-name="ce2" table:formula="of:=CONCATENATE(&quot;0x&quot;;DEC2HEX([.H206];2);&quot;,&quot;)" office:value-type="string" office:string-value="0x79," calcext:value-type="string">
            <text:p>0x79,</text:p>
          </table:table-cell>
          <table:table-cell table:formula="of:=BITOR(BITLSHIFT(BITAND([.A206];1);7);BITOR(BITLSHIFT(BITAND([.A206];2);5);BITOR(BITLSHIFT(BITAND([.A206];4);3);BITOR(BITLSHIFT(BITAND([.A206];8);1);BITOR(BITRSHIFT(BITAND([.A206];16);1);BITOR(BITRSHIFT(BITAND([.A206];32);3);BITOR(BITRSHIFT(BITAND([.A206];64);5);BITRSHIFT(BITAND([.A206];128);7))))))))" office:value-type="float" office:value="51" calcext:value-type="float">
            <text:p>51</text:p>
          </table:table-cell>
          <table:table-cell table:formula="of:=CONCATENATE([.O206];&quot;,&quot;)" office:value-type="string" office:string-value="51," calcext:value-type="string">
            <text:p>51,</text:p>
          </table:table-cell>
          <table:table-cell/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0x31,</text:p>
          </table:table-cell>
          <table:table-cell table:style-name="ce2" office:value-type="string" calcext:value-type="string">
            <text:p>0x86,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DEC2HEX([.A207])" office:value-type="string" office:string-value="CD" calcext:value-type="string">
            <text:p>CD</text:p>
          </table:table-cell>
          <table:table-cell table:style-name="ce1" table:formula="of:=BITAND([.A207]; 248)" office:value-type="float" office:value="200" calcext:value-type="float">
            <text:p>200</text:p>
          </table:table-cell>
          <table:table-cell table:style-name="ce1" table:formula="of:=BITRSHIFT([.A207]; 5)" office:value-type="float" office:value="6" calcext:value-type="float">
            <text:p>6</text:p>
          </table:table-cell>
          <table:table-cell table:style-name="ce1" table:formula="of:=BITAND(BITLSHIFT([.A207]; 3); 224)" office:value-type="float" office:value="96" calcext:value-type="float">
            <text:p>96</text:p>
          </table:table-cell>
          <table:table-cell table:style-name="ce1" table:formula="of:=BITAND(BITRSHIFT([.A207]; 3); 31)" office:value-type="float" office:value="25" calcext:value-type="float">
            <text:p>25</text:p>
          </table:table-cell>
          <table:table-cell table:style-name="ce1" table:formula="of:=BITOR([.C207];[.D207])" office:value-type="float" office:value="206" calcext:value-type="float">
            <text:p>206</text:p>
          </table:table-cell>
          <table:table-cell table:style-name="ce1" table:formula="of:=BITOR([.E207];[.F207])" office:value-type="float" office:value="121" calcext:value-type="float">
            <text:p>121</text:p>
          </table:table-cell>
          <table:table-cell table:style-name="ce2" table:formula="of:=CONCATENATE(&quot;0x&quot;;DEC2HEX([.G207];2);DEC2HEX([.H207];2))" office:value-type="string" office:string-value="0xCE79" calcext:value-type="string">
            <text:p>0xCE79</text:p>
          </table:table-cell>
          <table:table-cell table:style-name="ce2" table:formula="of:=CONCATENATE(&quot;0x&quot;;DEC2HEX([.H207];2);DEC2HEX([.G207];2))" office:value-type="string" office:string-value="0x79CE" calcext:value-type="string">
            <text:p>0x79CE</text:p>
          </table:table-cell>
          <table:table-cell table:formula="of:=CONCATENATE(&quot;case &quot;;[.A207];&quot;: return &quot;;[.I207];&quot;;&quot;)" office:value-type="string" office:string-value="case 205: return 0xCE79;" calcext:value-type="string">
            <text:p>case 205: return 0xCE79;</text:p>
          </table:table-cell>
          <table:table-cell table:formula="of:=CONCATENATE([.I207];&quot;,&quot;)" office:value-type="string" office:string-value="0xCE79," calcext:value-type="string">
            <text:p>0xCE79,</text:p>
          </table:table-cell>
          <table:table-cell table:style-name="ce2" table:formula="of:=CONCATENATE(&quot;0x&quot;;DEC2HEX([.G207];2);&quot;,&quot;)" office:value-type="string" office:string-value="0xCE," calcext:value-type="string">
            <text:p>0xCE,</text:p>
          </table:table-cell>
          <table:table-cell table:style-name="ce2" table:formula="of:=CONCATENATE(&quot;0x&quot;;DEC2HEX([.H207];2);&quot;,&quot;)" office:value-type="string" office:string-value="0x79," calcext:value-type="string">
            <text:p>0x79,</text:p>
          </table:table-cell>
          <table:table-cell table:formula="of:=BITOR(BITLSHIFT(BITAND([.A207];1);7);BITOR(BITLSHIFT(BITAND([.A207];2);5);BITOR(BITLSHIFT(BITAND([.A207];4);3);BITOR(BITLSHIFT(BITAND([.A207];8);1);BITOR(BITRSHIFT(BITAND([.A207];16);1);BITOR(BITRSHIFT(BITAND([.A207];32);3);BITOR(BITRSHIFT(BITAND([.A207];64);5);BITRSHIFT(BITAND([.A207];128);7))))))))" office:value-type="float" office:value="179" calcext:value-type="float">
            <text:p>179</text:p>
          </table:table-cell>
          <table:table-cell table:formula="of:=CONCATENATE([.O207];&quot;,&quot;)" office:value-type="string" office:string-value="179," calcext:value-type="string">
            <text:p>179,</text:p>
          </table:table-cell>
          <table:table-cell/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0xB5,</text:p>
          </table:table-cell>
          <table:table-cell table:style-name="ce2" office:value-type="string" calcext:value-type="string">
            <text:p>0x96,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DEC2HEX([.A208])" office:value-type="string" office:string-value="CE" calcext:value-type="string">
            <text:p>CE</text:p>
          </table:table-cell>
          <table:table-cell table:style-name="ce1" table:formula="of:=BITAND([.A208]; 248)" office:value-type="float" office:value="200" calcext:value-type="float">
            <text:p>200</text:p>
          </table:table-cell>
          <table:table-cell table:style-name="ce1" table:formula="of:=BITRSHIFT([.A208]; 5)" office:value-type="float" office:value="6" calcext:value-type="float">
            <text:p>6</text:p>
          </table:table-cell>
          <table:table-cell table:style-name="ce1" table:formula="of:=BITAND(BITLSHIFT([.A208]; 3); 224)" office:value-type="float" office:value="96" calcext:value-type="float">
            <text:p>96</text:p>
          </table:table-cell>
          <table:table-cell table:style-name="ce1" table:formula="of:=BITAND(BITRSHIFT([.A208]; 3); 31)" office:value-type="float" office:value="25" calcext:value-type="float">
            <text:p>25</text:p>
          </table:table-cell>
          <table:table-cell table:style-name="ce1" table:formula="of:=BITOR([.C208];[.D208])" office:value-type="float" office:value="206" calcext:value-type="float">
            <text:p>206</text:p>
          </table:table-cell>
          <table:table-cell table:style-name="ce1" table:formula="of:=BITOR([.E208];[.F208])" office:value-type="float" office:value="121" calcext:value-type="float">
            <text:p>121</text:p>
          </table:table-cell>
          <table:table-cell table:style-name="ce2" table:formula="of:=CONCATENATE(&quot;0x&quot;;DEC2HEX([.G208];2);DEC2HEX([.H208];2))" office:value-type="string" office:string-value="0xCE79" calcext:value-type="string">
            <text:p>0xCE79</text:p>
          </table:table-cell>
          <table:table-cell table:style-name="ce2" table:formula="of:=CONCATENATE(&quot;0x&quot;;DEC2HEX([.H208];2);DEC2HEX([.G208];2))" office:value-type="string" office:string-value="0x79CE" calcext:value-type="string">
            <text:p>0x79CE</text:p>
          </table:table-cell>
          <table:table-cell table:formula="of:=CONCATENATE(&quot;case &quot;;[.A208];&quot;: return &quot;;[.I208];&quot;;&quot;)" office:value-type="string" office:string-value="case 206: return 0xCE79;" calcext:value-type="string">
            <text:p>case 206: return 0xCE79;</text:p>
          </table:table-cell>
          <table:table-cell table:formula="of:=CONCATENATE([.I208];&quot;,&quot;)" office:value-type="string" office:string-value="0xCE79," calcext:value-type="string">
            <text:p>0xCE79,</text:p>
          </table:table-cell>
          <table:table-cell table:style-name="ce2" table:formula="of:=CONCATENATE(&quot;0x&quot;;DEC2HEX([.G208];2);&quot;,&quot;)" office:value-type="string" office:string-value="0xCE," calcext:value-type="string">
            <text:p>0xCE,</text:p>
          </table:table-cell>
          <table:table-cell table:style-name="ce2" table:formula="of:=CONCATENATE(&quot;0x&quot;;DEC2HEX([.H208];2);&quot;,&quot;)" office:value-type="string" office:string-value="0x79," calcext:value-type="string">
            <text:p>0x79,</text:p>
          </table:table-cell>
          <table:table-cell table:formula="of:=BITOR(BITLSHIFT(BITAND([.A208];1);7);BITOR(BITLSHIFT(BITAND([.A208];2);5);BITOR(BITLSHIFT(BITAND([.A208];4);3);BITOR(BITLSHIFT(BITAND([.A208];8);1);BITOR(BITRSHIFT(BITAND([.A208];16);1);BITOR(BITRSHIFT(BITAND([.A208];32);3);BITOR(BITRSHIFT(BITAND([.A208];64);5);BITRSHIFT(BITAND([.A208];128);7))))))))" office:value-type="float" office:value="115" calcext:value-type="float">
            <text:p>115</text:p>
          </table:table-cell>
          <table:table-cell table:formula="of:=CONCATENATE([.O208];&quot;,&quot;)" office:value-type="string" office:string-value="115," calcext:value-type="string">
            <text:p>115,</text:p>
          </table:table-cell>
          <table:table-cell/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0x73,</text:p>
          </table:table-cell>
          <table:table-cell table:style-name="ce2" office:value-type="string" calcext:value-type="string">
            <text:p>0x8E,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DEC2HEX([.A209])" office:value-type="string" office:string-value="CF" calcext:value-type="string">
            <text:p>CF</text:p>
          </table:table-cell>
          <table:table-cell table:style-name="ce1" table:formula="of:=BITAND([.A209]; 248)" office:value-type="float" office:value="200" calcext:value-type="float">
            <text:p>200</text:p>
          </table:table-cell>
          <table:table-cell table:style-name="ce1" table:formula="of:=BITRSHIFT([.A209]; 5)" office:value-type="float" office:value="6" calcext:value-type="float">
            <text:p>6</text:p>
          </table:table-cell>
          <table:table-cell table:style-name="ce1" table:formula="of:=BITAND(BITLSHIFT([.A209]; 3); 224)" office:value-type="float" office:value="96" calcext:value-type="float">
            <text:p>96</text:p>
          </table:table-cell>
          <table:table-cell table:style-name="ce1" table:formula="of:=BITAND(BITRSHIFT([.A209]; 3); 31)" office:value-type="float" office:value="25" calcext:value-type="float">
            <text:p>25</text:p>
          </table:table-cell>
          <table:table-cell table:style-name="ce1" table:formula="of:=BITOR([.C209];[.D209])" office:value-type="float" office:value="206" calcext:value-type="float">
            <text:p>206</text:p>
          </table:table-cell>
          <table:table-cell table:style-name="ce1" table:formula="of:=BITOR([.E209];[.F209])" office:value-type="float" office:value="121" calcext:value-type="float">
            <text:p>121</text:p>
          </table:table-cell>
          <table:table-cell table:style-name="ce2" table:formula="of:=CONCATENATE(&quot;0x&quot;;DEC2HEX([.G209];2);DEC2HEX([.H209];2))" office:value-type="string" office:string-value="0xCE79" calcext:value-type="string">
            <text:p>0xCE79</text:p>
          </table:table-cell>
          <table:table-cell table:style-name="ce2" table:formula="of:=CONCATENATE(&quot;0x&quot;;DEC2HEX([.H209];2);DEC2HEX([.G209];2))" office:value-type="string" office:string-value="0x79CE" calcext:value-type="string">
            <text:p>0x79CE</text:p>
          </table:table-cell>
          <table:table-cell table:formula="of:=CONCATENATE(&quot;case &quot;;[.A209];&quot;: return &quot;;[.I209];&quot;;&quot;)" office:value-type="string" office:string-value="case 207: return 0xCE79;" calcext:value-type="string">
            <text:p>case 207: return 0xCE79;</text:p>
          </table:table-cell>
          <table:table-cell table:formula="of:=CONCATENATE([.I209];&quot;,&quot;)" office:value-type="string" office:string-value="0xCE79," calcext:value-type="string">
            <text:p>0xCE79,</text:p>
          </table:table-cell>
          <table:table-cell table:style-name="ce2" table:formula="of:=CONCATENATE(&quot;0x&quot;;DEC2HEX([.G209];2);&quot;,&quot;)" office:value-type="string" office:string-value="0xCE," calcext:value-type="string">
            <text:p>0xCE,</text:p>
          </table:table-cell>
          <table:table-cell table:style-name="ce2" table:formula="of:=CONCATENATE(&quot;0x&quot;;DEC2HEX([.H209];2);&quot;,&quot;)" office:value-type="string" office:string-value="0x79," calcext:value-type="string">
            <text:p>0x79,</text:p>
          </table:table-cell>
          <table:table-cell table:formula="of:=BITOR(BITLSHIFT(BITAND([.A209];1);7);BITOR(BITLSHIFT(BITAND([.A209];2);5);BITOR(BITLSHIFT(BITAND([.A209];4);3);BITOR(BITLSHIFT(BITAND([.A209];8);1);BITOR(BITRSHIFT(BITAND([.A209];16);1);BITOR(BITRSHIFT(BITAND([.A209];32);3);BITOR(BITRSHIFT(BITAND([.A209];64);5);BITRSHIFT(BITAND([.A209];128);7))))))))" office:value-type="float" office:value="243" calcext:value-type="float">
            <text:p>243</text:p>
          </table:table-cell>
          <table:table-cell table:formula="of:=CONCATENATE([.O209];&quot;,&quot;)" office:value-type="string" office:string-value="243," calcext:value-type="string">
            <text:p>243,</text:p>
          </table:table-cell>
          <table:table-cell/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0xF7,</text:p>
          </table:table-cell>
          <table:table-cell table:style-name="ce2" office:value-type="string" calcext:value-type="string">
            <text:p>0x9E,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DEC2HEX([.A210])" office:value-type="string" office:string-value="D0" calcext:value-type="string">
            <text:p>D0</text:p>
          </table:table-cell>
          <table:table-cell table:style-name="ce1" table:formula="of:=BITAND([.A210]; 248)" office:value-type="float" office:value="208" calcext:value-type="float">
            <text:p>208</text:p>
          </table:table-cell>
          <table:table-cell table:style-name="ce1" table:formula="of:=BITRSHIFT([.A210]; 5)" office:value-type="float" office:value="6" calcext:value-type="float">
            <text:p>6</text:p>
          </table:table-cell>
          <table:table-cell table:style-name="ce1" table:formula="of:=BITAND(BITLSHIFT([.A210]; 3); 224)" office:value-type="float" office:value="128" calcext:value-type="float">
            <text:p>128</text:p>
          </table:table-cell>
          <table:table-cell table:style-name="ce1" table:formula="of:=BITAND(BITRSHIFT([.A210]; 3); 31)" office:value-type="float" office:value="26" calcext:value-type="float">
            <text:p>26</text:p>
          </table:table-cell>
          <table:table-cell table:style-name="ce1" table:formula="of:=BITOR([.C210];[.D210])" office:value-type="float" office:value="214" calcext:value-type="float">
            <text:p>214</text:p>
          </table:table-cell>
          <table:table-cell table:style-name="ce1" table:formula="of:=BITOR([.E210];[.F210])" office:value-type="float" office:value="154" calcext:value-type="float">
            <text:p>154</text:p>
          </table:table-cell>
          <table:table-cell table:style-name="ce2" table:formula="of:=CONCATENATE(&quot;0x&quot;;DEC2HEX([.G210];2);DEC2HEX([.H210];2))" office:value-type="string" office:string-value="0xD69A" calcext:value-type="string">
            <text:p>0xD69A</text:p>
          </table:table-cell>
          <table:table-cell table:style-name="ce2" table:formula="of:=CONCATENATE(&quot;0x&quot;;DEC2HEX([.H210];2);DEC2HEX([.G210];2))" office:value-type="string" office:string-value="0x9AD6" calcext:value-type="string">
            <text:p>0x9AD6</text:p>
          </table:table-cell>
          <table:table-cell table:formula="of:=CONCATENATE(&quot;case &quot;;[.A210];&quot;: return &quot;;[.I210];&quot;;&quot;)" office:value-type="string" office:string-value="case 208: return 0xD69A;" calcext:value-type="string">
            <text:p>case 208: return 0xD69A;</text:p>
          </table:table-cell>
          <table:table-cell table:formula="of:=CONCATENATE([.I210];&quot;,&quot;)" office:value-type="string" office:string-value="0xD69A," calcext:value-type="string">
            <text:p>0xD69A,</text:p>
          </table:table-cell>
          <table:table-cell table:style-name="ce2" table:formula="of:=CONCATENATE(&quot;0x&quot;;DEC2HEX([.G210];2);&quot;,&quot;)" office:value-type="string" office:string-value="0xD6," calcext:value-type="string">
            <text:p>0xD6,</text:p>
          </table:table-cell>
          <table:table-cell table:style-name="ce2" table:formula="of:=CONCATENATE(&quot;0x&quot;;DEC2HEX([.H210];2);&quot;,&quot;)" office:value-type="string" office:string-value="0x9A," calcext:value-type="string">
            <text:p>0x9A,</text:p>
          </table:table-cell>
          <table:table-cell table:formula="of:=BITOR(BITLSHIFT(BITAND([.A210];1);7);BITOR(BITLSHIFT(BITAND([.A210];2);5);BITOR(BITLSHIFT(BITAND([.A210];4);3);BITOR(BITLSHIFT(BITAND([.A210];8);1);BITOR(BITRSHIFT(BITAND([.A210];16);1);BITOR(BITRSHIFT(BITAND([.A210];32);3);BITOR(BITRSHIFT(BITAND([.A210];64);5);BITRSHIFT(BITAND([.A210];128);7))))))))" office:value-type="float" office:value="11" calcext:value-type="float">
            <text:p>11</text:p>
          </table:table-cell>
          <table:table-cell table:formula="of:=CONCATENATE([.O210];&quot;,&quot;)" office:value-type="string" office:string-value="11," calcext:value-type="string">
            <text:p>11,</text:p>
          </table:table-cell>
          <table:table-cell/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0x08,</text:p>
          </table:table-cell>
          <table:table-cell table:style-name="ce2" office:value-type="string" calcext:value-type="string">
            <text:p>0x41,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DEC2HEX([.A211])" office:value-type="string" office:string-value="D1" calcext:value-type="string">
            <text:p>D1</text:p>
          </table:table-cell>
          <table:table-cell table:style-name="ce1" table:formula="of:=BITAND([.A211]; 248)" office:value-type="float" office:value="208" calcext:value-type="float">
            <text:p>208</text:p>
          </table:table-cell>
          <table:table-cell table:style-name="ce1" table:formula="of:=BITRSHIFT([.A211]; 5)" office:value-type="float" office:value="6" calcext:value-type="float">
            <text:p>6</text:p>
          </table:table-cell>
          <table:table-cell table:style-name="ce1" table:formula="of:=BITAND(BITLSHIFT([.A211]; 3); 224)" office:value-type="float" office:value="128" calcext:value-type="float">
            <text:p>128</text:p>
          </table:table-cell>
          <table:table-cell table:style-name="ce1" table:formula="of:=BITAND(BITRSHIFT([.A211]; 3); 31)" office:value-type="float" office:value="26" calcext:value-type="float">
            <text:p>26</text:p>
          </table:table-cell>
          <table:table-cell table:style-name="ce1" table:formula="of:=BITOR([.C211];[.D211])" office:value-type="float" office:value="214" calcext:value-type="float">
            <text:p>214</text:p>
          </table:table-cell>
          <table:table-cell table:style-name="ce1" table:formula="of:=BITOR([.E211];[.F211])" office:value-type="float" office:value="154" calcext:value-type="float">
            <text:p>154</text:p>
          </table:table-cell>
          <table:table-cell table:style-name="ce2" table:formula="of:=CONCATENATE(&quot;0x&quot;;DEC2HEX([.G211];2);DEC2HEX([.H211];2))" office:value-type="string" office:string-value="0xD69A" calcext:value-type="string">
            <text:p>0xD69A</text:p>
          </table:table-cell>
          <table:table-cell table:style-name="ce2" table:formula="of:=CONCATENATE(&quot;0x&quot;;DEC2HEX([.H211];2);DEC2HEX([.G211];2))" office:value-type="string" office:string-value="0x9AD6" calcext:value-type="string">
            <text:p>0x9AD6</text:p>
          </table:table-cell>
          <table:table-cell table:formula="of:=CONCATENATE(&quot;case &quot;;[.A211];&quot;: return &quot;;[.I211];&quot;;&quot;)" office:value-type="string" office:string-value="case 209: return 0xD69A;" calcext:value-type="string">
            <text:p>case 209: return 0xD69A;</text:p>
          </table:table-cell>
          <table:table-cell table:formula="of:=CONCATENATE([.I211];&quot;,&quot;)" office:value-type="string" office:string-value="0xD69A," calcext:value-type="string">
            <text:p>0xD69A,</text:p>
          </table:table-cell>
          <table:table-cell table:style-name="ce2" table:formula="of:=CONCATENATE(&quot;0x&quot;;DEC2HEX([.G211];2);&quot;,&quot;)" office:value-type="string" office:string-value="0xD6," calcext:value-type="string">
            <text:p>0xD6,</text:p>
          </table:table-cell>
          <table:table-cell table:style-name="ce2" table:formula="of:=CONCATENATE(&quot;0x&quot;;DEC2HEX([.H211];2);&quot;,&quot;)" office:value-type="string" office:string-value="0x9A," calcext:value-type="string">
            <text:p>0x9A,</text:p>
          </table:table-cell>
          <table:table-cell table:formula="of:=BITOR(BITLSHIFT(BITAND([.A211];1);7);BITOR(BITLSHIFT(BITAND([.A211];2);5);BITOR(BITLSHIFT(BITAND([.A211];4);3);BITOR(BITLSHIFT(BITAND([.A211];8);1);BITOR(BITRSHIFT(BITAND([.A211];16);1);BITOR(BITRSHIFT(BITAND([.A211];32);3);BITOR(BITRSHIFT(BITAND([.A211];64);5);BITRSHIFT(BITAND([.A211];128);7))))))))" office:value-type="float" office:value="139" calcext:value-type="float">
            <text:p>139</text:p>
          </table:table-cell>
          <table:table-cell table:formula="of:=CONCATENATE([.O211];&quot;,&quot;)" office:value-type="string" office:string-value="139," calcext:value-type="string">
            <text:p>139,</text:p>
          </table:table-cell>
          <table:table-cell/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0x8C,</text:p>
          </table:table-cell>
          <table:table-cell table:style-name="ce2" office:value-type="string" calcext:value-type="string">
            <text:p>0x51,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DEC2HEX([.A212])" office:value-type="string" office:string-value="D2" calcext:value-type="string">
            <text:p>D2</text:p>
          </table:table-cell>
          <table:table-cell table:style-name="ce1" table:formula="of:=BITAND([.A212]; 248)" office:value-type="float" office:value="208" calcext:value-type="float">
            <text:p>208</text:p>
          </table:table-cell>
          <table:table-cell table:style-name="ce1" table:formula="of:=BITRSHIFT([.A212]; 5)" office:value-type="float" office:value="6" calcext:value-type="float">
            <text:p>6</text:p>
          </table:table-cell>
          <table:table-cell table:style-name="ce1" table:formula="of:=BITAND(BITLSHIFT([.A212]; 3); 224)" office:value-type="float" office:value="128" calcext:value-type="float">
            <text:p>128</text:p>
          </table:table-cell>
          <table:table-cell table:style-name="ce1" table:formula="of:=BITAND(BITRSHIFT([.A212]; 3); 31)" office:value-type="float" office:value="26" calcext:value-type="float">
            <text:p>26</text:p>
          </table:table-cell>
          <table:table-cell table:style-name="ce1" table:formula="of:=BITOR([.C212];[.D212])" office:value-type="float" office:value="214" calcext:value-type="float">
            <text:p>214</text:p>
          </table:table-cell>
          <table:table-cell table:style-name="ce1" table:formula="of:=BITOR([.E212];[.F212])" office:value-type="float" office:value="154" calcext:value-type="float">
            <text:p>154</text:p>
          </table:table-cell>
          <table:table-cell table:style-name="ce2" table:formula="of:=CONCATENATE(&quot;0x&quot;;DEC2HEX([.G212];2);DEC2HEX([.H212];2))" office:value-type="string" office:string-value="0xD69A" calcext:value-type="string">
            <text:p>0xD69A</text:p>
          </table:table-cell>
          <table:table-cell table:style-name="ce2" table:formula="of:=CONCATENATE(&quot;0x&quot;;DEC2HEX([.H212];2);DEC2HEX([.G212];2))" office:value-type="string" office:string-value="0x9AD6" calcext:value-type="string">
            <text:p>0x9AD6</text:p>
          </table:table-cell>
          <table:table-cell table:formula="of:=CONCATENATE(&quot;case &quot;;[.A212];&quot;: return &quot;;[.I212];&quot;;&quot;)" office:value-type="string" office:string-value="case 210: return 0xD69A;" calcext:value-type="string">
            <text:p>case 210: return 0xD69A;</text:p>
          </table:table-cell>
          <table:table-cell table:formula="of:=CONCATENATE([.I212];&quot;,&quot;)" office:value-type="string" office:string-value="0xD69A," calcext:value-type="string">
            <text:p>0xD69A,</text:p>
          </table:table-cell>
          <table:table-cell table:style-name="ce2" table:formula="of:=CONCATENATE(&quot;0x&quot;;DEC2HEX([.G212];2);&quot;,&quot;)" office:value-type="string" office:string-value="0xD6," calcext:value-type="string">
            <text:p>0xD6,</text:p>
          </table:table-cell>
          <table:table-cell table:style-name="ce2" table:formula="of:=CONCATENATE(&quot;0x&quot;;DEC2HEX([.H212];2);&quot;,&quot;)" office:value-type="string" office:string-value="0x9A," calcext:value-type="string">
            <text:p>0x9A,</text:p>
          </table:table-cell>
          <table:table-cell table:formula="of:=BITOR(BITLSHIFT(BITAND([.A212];1);7);BITOR(BITLSHIFT(BITAND([.A212];2);5);BITOR(BITLSHIFT(BITAND([.A212];4);3);BITOR(BITLSHIFT(BITAND([.A212];8);1);BITOR(BITRSHIFT(BITAND([.A212];16);1);BITOR(BITRSHIFT(BITAND([.A212];32);3);BITOR(BITRSHIFT(BITAND([.A212];64);5);BITRSHIFT(BITAND([.A212];128);7))))))))" office:value-type="float" office:value="75" calcext:value-type="float">
            <text:p>75</text:p>
          </table:table-cell>
          <table:table-cell table:formula="of:=CONCATENATE([.O212];&quot;,&quot;)" office:value-type="string" office:string-value="75," calcext:value-type="string">
            <text:p>75,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0x4A,</text:p>
          </table:table-cell>
          <table:table-cell table:style-name="ce2" office:value-type="string" calcext:value-type="string">
            <text:p>0x49,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DEC2HEX([.A213])" office:value-type="string" office:string-value="D3" calcext:value-type="string">
            <text:p>D3</text:p>
          </table:table-cell>
          <table:table-cell table:style-name="ce1" table:formula="of:=BITAND([.A213]; 248)" office:value-type="float" office:value="208" calcext:value-type="float">
            <text:p>208</text:p>
          </table:table-cell>
          <table:table-cell table:style-name="ce1" table:formula="of:=BITRSHIFT([.A213]; 5)" office:value-type="float" office:value="6" calcext:value-type="float">
            <text:p>6</text:p>
          </table:table-cell>
          <table:table-cell table:style-name="ce1" table:formula="of:=BITAND(BITLSHIFT([.A213]; 3); 224)" office:value-type="float" office:value="128" calcext:value-type="float">
            <text:p>128</text:p>
          </table:table-cell>
          <table:table-cell table:style-name="ce1" table:formula="of:=BITAND(BITRSHIFT([.A213]; 3); 31)" office:value-type="float" office:value="26" calcext:value-type="float">
            <text:p>26</text:p>
          </table:table-cell>
          <table:table-cell table:style-name="ce1" table:formula="of:=BITOR([.C213];[.D213])" office:value-type="float" office:value="214" calcext:value-type="float">
            <text:p>214</text:p>
          </table:table-cell>
          <table:table-cell table:style-name="ce1" table:formula="of:=BITOR([.E213];[.F213])" office:value-type="float" office:value="154" calcext:value-type="float">
            <text:p>154</text:p>
          </table:table-cell>
          <table:table-cell table:style-name="ce2" table:formula="of:=CONCATENATE(&quot;0x&quot;;DEC2HEX([.G213];2);DEC2HEX([.H213];2))" office:value-type="string" office:string-value="0xD69A" calcext:value-type="string">
            <text:p>0xD69A</text:p>
          </table:table-cell>
          <table:table-cell table:style-name="ce2" table:formula="of:=CONCATENATE(&quot;0x&quot;;DEC2HEX([.H213];2);DEC2HEX([.G213];2))" office:value-type="string" office:string-value="0x9AD6" calcext:value-type="string">
            <text:p>0x9AD6</text:p>
          </table:table-cell>
          <table:table-cell table:formula="of:=CONCATENATE(&quot;case &quot;;[.A213];&quot;: return &quot;;[.I213];&quot;;&quot;)" office:value-type="string" office:string-value="case 211: return 0xD69A;" calcext:value-type="string">
            <text:p>case 211: return 0xD69A;</text:p>
          </table:table-cell>
          <table:table-cell table:formula="of:=CONCATENATE([.I213];&quot;,&quot;)" office:value-type="string" office:string-value="0xD69A," calcext:value-type="string">
            <text:p>0xD69A,</text:p>
          </table:table-cell>
          <table:table-cell table:style-name="ce2" table:formula="of:=CONCATENATE(&quot;0x&quot;;DEC2HEX([.G213];2);&quot;,&quot;)" office:value-type="string" office:string-value="0xD6," calcext:value-type="string">
            <text:p>0xD6,</text:p>
          </table:table-cell>
          <table:table-cell table:style-name="ce2" table:formula="of:=CONCATENATE(&quot;0x&quot;;DEC2HEX([.H213];2);&quot;,&quot;)" office:value-type="string" office:string-value="0x9A," calcext:value-type="string">
            <text:p>0x9A,</text:p>
          </table:table-cell>
          <table:table-cell table:formula="of:=BITOR(BITLSHIFT(BITAND([.A213];1);7);BITOR(BITLSHIFT(BITAND([.A213];2);5);BITOR(BITLSHIFT(BITAND([.A213];4);3);BITOR(BITLSHIFT(BITAND([.A213];8);1);BITOR(BITRSHIFT(BITAND([.A213];16);1);BITOR(BITRSHIFT(BITAND([.A213];32);3);BITOR(BITRSHIFT(BITAND([.A213];64);5);BITRSHIFT(BITAND([.A213];128);7))))))))" office:value-type="float" office:value="203" calcext:value-type="float">
            <text:p>203</text:p>
          </table:table-cell>
          <table:table-cell table:formula="of:=CONCATENATE([.O213];&quot;,&quot;)" office:value-type="string" office:string-value="203," calcext:value-type="string">
            <text:p>203,</text:p>
          </table:table-cell>
          <table:table-cell/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0xCE,</text:p>
          </table:table-cell>
          <table:table-cell table:style-name="ce2" office:value-type="string" calcext:value-type="string">
            <text:p>0x59,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DEC2HEX([.A214])" office:value-type="string" office:string-value="D4" calcext:value-type="string">
            <text:p>D4</text:p>
          </table:table-cell>
          <table:table-cell table:style-name="ce1" table:formula="of:=BITAND([.A214]; 248)" office:value-type="float" office:value="208" calcext:value-type="float">
            <text:p>208</text:p>
          </table:table-cell>
          <table:table-cell table:style-name="ce1" table:formula="of:=BITRSHIFT([.A214]; 5)" office:value-type="float" office:value="6" calcext:value-type="float">
            <text:p>6</text:p>
          </table:table-cell>
          <table:table-cell table:style-name="ce1" table:formula="of:=BITAND(BITLSHIFT([.A214]; 3); 224)" office:value-type="float" office:value="160" calcext:value-type="float">
            <text:p>160</text:p>
          </table:table-cell>
          <table:table-cell table:style-name="ce1" table:formula="of:=BITAND(BITRSHIFT([.A214]; 3); 31)" office:value-type="float" office:value="26" calcext:value-type="float">
            <text:p>26</text:p>
          </table:table-cell>
          <table:table-cell table:style-name="ce1" table:formula="of:=BITOR([.C214];[.D214])" office:value-type="float" office:value="214" calcext:value-type="float">
            <text:p>214</text:p>
          </table:table-cell>
          <table:table-cell table:style-name="ce1" table:formula="of:=BITOR([.E214];[.F214])" office:value-type="float" office:value="186" calcext:value-type="float">
            <text:p>186</text:p>
          </table:table-cell>
          <table:table-cell table:style-name="ce2" table:formula="of:=CONCATENATE(&quot;0x&quot;;DEC2HEX([.G214];2);DEC2HEX([.H214];2))" office:value-type="string" office:string-value="0xD6BA" calcext:value-type="string">
            <text:p>0xD6BA</text:p>
          </table:table-cell>
          <table:table-cell table:style-name="ce2" table:formula="of:=CONCATENATE(&quot;0x&quot;;DEC2HEX([.H214];2);DEC2HEX([.G214];2))" office:value-type="string" office:string-value="0xBAD6" calcext:value-type="string">
            <text:p>0xBAD6</text:p>
          </table:table-cell>
          <table:table-cell table:formula="of:=CONCATENATE(&quot;case &quot;;[.A214];&quot;: return &quot;;[.I214];&quot;;&quot;)" office:value-type="string" office:string-value="case 212: return 0xD6BA;" calcext:value-type="string">
            <text:p>case 212: return 0xD6BA;</text:p>
          </table:table-cell>
          <table:table-cell table:formula="of:=CONCATENATE([.I214];&quot;,&quot;)" office:value-type="string" office:string-value="0xD6BA," calcext:value-type="string">
            <text:p>0xD6BA,</text:p>
          </table:table-cell>
          <table:table-cell table:style-name="ce2" table:formula="of:=CONCATENATE(&quot;0x&quot;;DEC2HEX([.G214];2);&quot;,&quot;)" office:value-type="string" office:string-value="0xD6," calcext:value-type="string">
            <text:p>0xD6,</text:p>
          </table:table-cell>
          <table:table-cell table:style-name="ce2" table:formula="of:=CONCATENATE(&quot;0x&quot;;DEC2HEX([.H214];2);&quot;,&quot;)" office:value-type="string" office:string-value="0xBA," calcext:value-type="string">
            <text:p>0xBA,</text:p>
          </table:table-cell>
          <table:table-cell table:formula="of:=BITOR(BITLSHIFT(BITAND([.A214];1);7);BITOR(BITLSHIFT(BITAND([.A214];2);5);BITOR(BITLSHIFT(BITAND([.A214];4);3);BITOR(BITLSHIFT(BITAND([.A214];8);1);BITOR(BITRSHIFT(BITAND([.A214];16);1);BITOR(BITRSHIFT(BITAND([.A214];32);3);BITOR(BITRSHIFT(BITAND([.A214];64);5);BITRSHIFT(BITAND([.A214];128);7))))))))" office:value-type="float" office:value="43" calcext:value-type="float">
            <text:p>43</text:p>
          </table:table-cell>
          <table:table-cell table:formula="of:=CONCATENATE([.O214];&quot;,&quot;)" office:value-type="string" office:string-value="43," calcext:value-type="string">
            <text:p>43,</text:p>
          </table:table-cell>
          <table:table-cell/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0x29,</text:p>
          </table:table-cell>
          <table:table-cell table:style-name="ce2" office:value-type="string" calcext:value-type="string">
            <text:p>0x45,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DEC2HEX([.A215])" office:value-type="string" office:string-value="D5" calcext:value-type="string">
            <text:p>D5</text:p>
          </table:table-cell>
          <table:table-cell table:style-name="ce1" table:formula="of:=BITAND([.A215]; 248)" office:value-type="float" office:value="208" calcext:value-type="float">
            <text:p>208</text:p>
          </table:table-cell>
          <table:table-cell table:style-name="ce1" table:formula="of:=BITRSHIFT([.A215]; 5)" office:value-type="float" office:value="6" calcext:value-type="float">
            <text:p>6</text:p>
          </table:table-cell>
          <table:table-cell table:style-name="ce1" table:formula="of:=BITAND(BITLSHIFT([.A215]; 3); 224)" office:value-type="float" office:value="160" calcext:value-type="float">
            <text:p>160</text:p>
          </table:table-cell>
          <table:table-cell table:style-name="ce1" table:formula="of:=BITAND(BITRSHIFT([.A215]; 3); 31)" office:value-type="float" office:value="26" calcext:value-type="float">
            <text:p>26</text:p>
          </table:table-cell>
          <table:table-cell table:style-name="ce1" table:formula="of:=BITOR([.C215];[.D215])" office:value-type="float" office:value="214" calcext:value-type="float">
            <text:p>214</text:p>
          </table:table-cell>
          <table:table-cell table:style-name="ce1" table:formula="of:=BITOR([.E215];[.F215])" office:value-type="float" office:value="186" calcext:value-type="float">
            <text:p>186</text:p>
          </table:table-cell>
          <table:table-cell table:style-name="ce2" table:formula="of:=CONCATENATE(&quot;0x&quot;;DEC2HEX([.G215];2);DEC2HEX([.H215];2))" office:value-type="string" office:string-value="0xD6BA" calcext:value-type="string">
            <text:p>0xD6BA</text:p>
          </table:table-cell>
          <table:table-cell table:style-name="ce2" table:formula="of:=CONCATENATE(&quot;0x&quot;;DEC2HEX([.H215];2);DEC2HEX([.G215];2))" office:value-type="string" office:string-value="0xBAD6" calcext:value-type="string">
            <text:p>0xBAD6</text:p>
          </table:table-cell>
          <table:table-cell table:formula="of:=CONCATENATE(&quot;case &quot;;[.A215];&quot;: return &quot;;[.I215];&quot;;&quot;)" office:value-type="string" office:string-value="case 213: return 0xD6BA;" calcext:value-type="string">
            <text:p>case 213: return 0xD6BA;</text:p>
          </table:table-cell>
          <table:table-cell table:formula="of:=CONCATENATE([.I215];&quot;,&quot;)" office:value-type="string" office:string-value="0xD6BA," calcext:value-type="string">
            <text:p>0xD6BA,</text:p>
          </table:table-cell>
          <table:table-cell table:style-name="ce2" table:formula="of:=CONCATENATE(&quot;0x&quot;;DEC2HEX([.G215];2);&quot;,&quot;)" office:value-type="string" office:string-value="0xD6," calcext:value-type="string">
            <text:p>0xD6,</text:p>
          </table:table-cell>
          <table:table-cell table:style-name="ce2" table:formula="of:=CONCATENATE(&quot;0x&quot;;DEC2HEX([.H215];2);&quot;,&quot;)" office:value-type="string" office:string-value="0xBA," calcext:value-type="string">
            <text:p>0xBA,</text:p>
          </table:table-cell>
          <table:table-cell table:formula="of:=BITOR(BITLSHIFT(BITAND([.A215];1);7);BITOR(BITLSHIFT(BITAND([.A215];2);5);BITOR(BITLSHIFT(BITAND([.A215];4);3);BITOR(BITLSHIFT(BITAND([.A215];8);1);BITOR(BITRSHIFT(BITAND([.A215];16);1);BITOR(BITRSHIFT(BITAND([.A215];32);3);BITOR(BITRSHIFT(BITAND([.A215];64);5);BITRSHIFT(BITAND([.A215];128);7))))))))" office:value-type="float" office:value="171" calcext:value-type="float">
            <text:p>171</text:p>
          </table:table-cell>
          <table:table-cell table:formula="of:=CONCATENATE([.O215];&quot;,&quot;)" office:value-type="string" office:string-value="171," calcext:value-type="string">
            <text:p>171,</text:p>
          </table:table-cell>
          <table:table-cell/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0xAD,</text:p>
          </table:table-cell>
          <table:table-cell table:style-name="ce2" office:value-type="string" calcext:value-type="string">
            <text:p>0x55,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DEC2HEX([.A216])" office:value-type="string" office:string-value="D6" calcext:value-type="string">
            <text:p>D6</text:p>
          </table:table-cell>
          <table:table-cell table:style-name="ce1" table:formula="of:=BITAND([.A216]; 248)" office:value-type="float" office:value="208" calcext:value-type="float">
            <text:p>208</text:p>
          </table:table-cell>
          <table:table-cell table:style-name="ce1" table:formula="of:=BITRSHIFT([.A216]; 5)" office:value-type="float" office:value="6" calcext:value-type="float">
            <text:p>6</text:p>
          </table:table-cell>
          <table:table-cell table:style-name="ce1" table:formula="of:=BITAND(BITLSHIFT([.A216]; 3); 224)" office:value-type="float" office:value="160" calcext:value-type="float">
            <text:p>160</text:p>
          </table:table-cell>
          <table:table-cell table:style-name="ce1" table:formula="of:=BITAND(BITRSHIFT([.A216]; 3); 31)" office:value-type="float" office:value="26" calcext:value-type="float">
            <text:p>26</text:p>
          </table:table-cell>
          <table:table-cell table:style-name="ce1" table:formula="of:=BITOR([.C216];[.D216])" office:value-type="float" office:value="214" calcext:value-type="float">
            <text:p>214</text:p>
          </table:table-cell>
          <table:table-cell table:style-name="ce1" table:formula="of:=BITOR([.E216];[.F216])" office:value-type="float" office:value="186" calcext:value-type="float">
            <text:p>186</text:p>
          </table:table-cell>
          <table:table-cell table:style-name="ce2" table:formula="of:=CONCATENATE(&quot;0x&quot;;DEC2HEX([.G216];2);DEC2HEX([.H216];2))" office:value-type="string" office:string-value="0xD6BA" calcext:value-type="string">
            <text:p>0xD6BA</text:p>
          </table:table-cell>
          <table:table-cell table:style-name="ce2" table:formula="of:=CONCATENATE(&quot;0x&quot;;DEC2HEX([.H216];2);DEC2HEX([.G216];2))" office:value-type="string" office:string-value="0xBAD6" calcext:value-type="string">
            <text:p>0xBAD6</text:p>
          </table:table-cell>
          <table:table-cell table:formula="of:=CONCATENATE(&quot;case &quot;;[.A216];&quot;: return &quot;;[.I216];&quot;;&quot;)" office:value-type="string" office:string-value="case 214: return 0xD6BA;" calcext:value-type="string">
            <text:p>case 214: return 0xD6BA;</text:p>
          </table:table-cell>
          <table:table-cell table:formula="of:=CONCATENATE([.I216];&quot;,&quot;)" office:value-type="string" office:string-value="0xD6BA," calcext:value-type="string">
            <text:p>0xD6BA,</text:p>
          </table:table-cell>
          <table:table-cell table:style-name="ce2" table:formula="of:=CONCATENATE(&quot;0x&quot;;DEC2HEX([.G216];2);&quot;,&quot;)" office:value-type="string" office:string-value="0xD6," calcext:value-type="string">
            <text:p>0xD6,</text:p>
          </table:table-cell>
          <table:table-cell table:style-name="ce2" table:formula="of:=CONCATENATE(&quot;0x&quot;;DEC2HEX([.H216];2);&quot;,&quot;)" office:value-type="string" office:string-value="0xBA," calcext:value-type="string">
            <text:p>0xBA,</text:p>
          </table:table-cell>
          <table:table-cell table:formula="of:=BITOR(BITLSHIFT(BITAND([.A216];1);7);BITOR(BITLSHIFT(BITAND([.A216];2);5);BITOR(BITLSHIFT(BITAND([.A216];4);3);BITOR(BITLSHIFT(BITAND([.A216];8);1);BITOR(BITRSHIFT(BITAND([.A216];16);1);BITOR(BITRSHIFT(BITAND([.A216];32);3);BITOR(BITRSHIFT(BITAND([.A216];64);5);BITRSHIFT(BITAND([.A216];128);7))))))))" office:value-type="float" office:value="107" calcext:value-type="float">
            <text:p>107</text:p>
          </table:table-cell>
          <table:table-cell table:formula="of:=CONCATENATE([.O216];&quot;,&quot;)" office:value-type="string" office:string-value="107," calcext:value-type="string">
            <text:p>107,</text:p>
          </table:table-cell>
          <table:table-cell/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0x6B,</text:p>
          </table:table-cell>
          <table:table-cell table:style-name="ce2" office:value-type="string" calcext:value-type="string">
            <text:p>0x4D,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DEC2HEX([.A217])" office:value-type="string" office:string-value="D7" calcext:value-type="string">
            <text:p>D7</text:p>
          </table:table-cell>
          <table:table-cell table:style-name="ce1" table:formula="of:=BITAND([.A217]; 248)" office:value-type="float" office:value="208" calcext:value-type="float">
            <text:p>208</text:p>
          </table:table-cell>
          <table:table-cell table:style-name="ce1" table:formula="of:=BITRSHIFT([.A217]; 5)" office:value-type="float" office:value="6" calcext:value-type="float">
            <text:p>6</text:p>
          </table:table-cell>
          <table:table-cell table:style-name="ce1" table:formula="of:=BITAND(BITLSHIFT([.A217]; 3); 224)" office:value-type="float" office:value="160" calcext:value-type="float">
            <text:p>160</text:p>
          </table:table-cell>
          <table:table-cell table:style-name="ce1" table:formula="of:=BITAND(BITRSHIFT([.A217]; 3); 31)" office:value-type="float" office:value="26" calcext:value-type="float">
            <text:p>26</text:p>
          </table:table-cell>
          <table:table-cell table:style-name="ce1" table:formula="of:=BITOR([.C217];[.D217])" office:value-type="float" office:value="214" calcext:value-type="float">
            <text:p>214</text:p>
          </table:table-cell>
          <table:table-cell table:style-name="ce1" table:formula="of:=BITOR([.E217];[.F217])" office:value-type="float" office:value="186" calcext:value-type="float">
            <text:p>186</text:p>
          </table:table-cell>
          <table:table-cell table:style-name="ce2" table:formula="of:=CONCATENATE(&quot;0x&quot;;DEC2HEX([.G217];2);DEC2HEX([.H217];2))" office:value-type="string" office:string-value="0xD6BA" calcext:value-type="string">
            <text:p>0xD6BA</text:p>
          </table:table-cell>
          <table:table-cell table:style-name="ce2" table:formula="of:=CONCATENATE(&quot;0x&quot;;DEC2HEX([.H217];2);DEC2HEX([.G217];2))" office:value-type="string" office:string-value="0xBAD6" calcext:value-type="string">
            <text:p>0xBAD6</text:p>
          </table:table-cell>
          <table:table-cell table:formula="of:=CONCATENATE(&quot;case &quot;;[.A217];&quot;: return &quot;;[.I217];&quot;;&quot;)" office:value-type="string" office:string-value="case 215: return 0xD6BA;" calcext:value-type="string">
            <text:p>case 215: return 0xD6BA;</text:p>
          </table:table-cell>
          <table:table-cell table:formula="of:=CONCATENATE([.I217];&quot;,&quot;)" office:value-type="string" office:string-value="0xD6BA," calcext:value-type="string">
            <text:p>0xD6BA,</text:p>
          </table:table-cell>
          <table:table-cell table:style-name="ce2" table:formula="of:=CONCATENATE(&quot;0x&quot;;DEC2HEX([.G217];2);&quot;,&quot;)" office:value-type="string" office:string-value="0xD6," calcext:value-type="string">
            <text:p>0xD6,</text:p>
          </table:table-cell>
          <table:table-cell table:style-name="ce2" table:formula="of:=CONCATENATE(&quot;0x&quot;;DEC2HEX([.H217];2);&quot;,&quot;)" office:value-type="string" office:string-value="0xBA," calcext:value-type="string">
            <text:p>0xBA,</text:p>
          </table:table-cell>
          <table:table-cell table:formula="of:=BITOR(BITLSHIFT(BITAND([.A217];1);7);BITOR(BITLSHIFT(BITAND([.A217];2);5);BITOR(BITLSHIFT(BITAND([.A217];4);3);BITOR(BITLSHIFT(BITAND([.A217];8);1);BITOR(BITRSHIFT(BITAND([.A217];16);1);BITOR(BITRSHIFT(BITAND([.A217];32);3);BITOR(BITRSHIFT(BITAND([.A217];64);5);BITRSHIFT(BITAND([.A217];128);7))))))))" office:value-type="float" office:value="235" calcext:value-type="float">
            <text:p>235</text:p>
          </table:table-cell>
          <table:table-cell table:formula="of:=CONCATENATE([.O217];&quot;,&quot;)" office:value-type="string" office:string-value="235," calcext:value-type="string">
            <text:p>235,</text:p>
          </table:table-cell>
          <table:table-cell/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0xEF,</text:p>
          </table:table-cell>
          <table:table-cell table:style-name="ce2" office:value-type="string" calcext:value-type="string">
            <text:p>0x5D,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DEC2HEX([.A218])" office:value-type="string" office:string-value="D8" calcext:value-type="string">
            <text:p>D8</text:p>
          </table:table-cell>
          <table:table-cell table:style-name="ce1" table:formula="of:=BITAND([.A218]; 248)" office:value-type="float" office:value="216" calcext:value-type="float">
            <text:p>216</text:p>
          </table:table-cell>
          <table:table-cell table:style-name="ce1" table:formula="of:=BITRSHIFT([.A218]; 5)" office:value-type="float" office:value="6" calcext:value-type="float">
            <text:p>6</text:p>
          </table:table-cell>
          <table:table-cell table:style-name="ce1" table:formula="of:=BITAND(BITLSHIFT([.A218]; 3); 224)" office:value-type="float" office:value="192" calcext:value-type="float">
            <text:p>192</text:p>
          </table:table-cell>
          <table:table-cell table:style-name="ce1" table:formula="of:=BITAND(BITRSHIFT([.A218]; 3); 31)" office:value-type="float" office:value="27" calcext:value-type="float">
            <text:p>27</text:p>
          </table:table-cell>
          <table:table-cell table:style-name="ce1" table:formula="of:=BITOR([.C218];[.D218])" office:value-type="float" office:value="222" calcext:value-type="float">
            <text:p>222</text:p>
          </table:table-cell>
          <table:table-cell table:style-name="ce1" table:formula="of:=BITOR([.E218];[.F218])" office:value-type="float" office:value="219" calcext:value-type="float">
            <text:p>219</text:p>
          </table:table-cell>
          <table:table-cell table:style-name="ce2" table:formula="of:=CONCATENATE(&quot;0x&quot;;DEC2HEX([.G218];2);DEC2HEX([.H218];2))" office:value-type="string" office:string-value="0xDEDB" calcext:value-type="string">
            <text:p>0xDEDB</text:p>
          </table:table-cell>
          <table:table-cell table:style-name="ce2" table:formula="of:=CONCATENATE(&quot;0x&quot;;DEC2HEX([.H218];2);DEC2HEX([.G218];2))" office:value-type="string" office:string-value="0xDBDE" calcext:value-type="string">
            <text:p>0xDBDE</text:p>
          </table:table-cell>
          <table:table-cell table:formula="of:=CONCATENATE(&quot;case &quot;;[.A218];&quot;: return &quot;;[.I218];&quot;;&quot;)" office:value-type="string" office:string-value="case 216: return 0xDEDB;" calcext:value-type="string">
            <text:p>case 216: return 0xDEDB;</text:p>
          </table:table-cell>
          <table:table-cell table:formula="of:=CONCATENATE([.I218];&quot;,&quot;)" office:value-type="string" office:string-value="0xDEDB," calcext:value-type="string">
            <text:p>0xDEDB,</text:p>
          </table:table-cell>
          <table:table-cell table:style-name="ce2" table:formula="of:=CONCATENATE(&quot;0x&quot;;DEC2HEX([.G218];2);&quot;,&quot;)" office:value-type="string" office:string-value="0xDE," calcext:value-type="string">
            <text:p>0xDE,</text:p>
          </table:table-cell>
          <table:table-cell table:style-name="ce2" table:formula="of:=CONCATENATE(&quot;0x&quot;;DEC2HEX([.H218];2);&quot;,&quot;)" office:value-type="string" office:string-value="0xDB," calcext:value-type="string">
            <text:p>0xDB,</text:p>
          </table:table-cell>
          <table:table-cell table:formula="of:=BITOR(BITLSHIFT(BITAND([.A218];1);7);BITOR(BITLSHIFT(BITAND([.A218];2);5);BITOR(BITLSHIFT(BITAND([.A218];4);3);BITOR(BITLSHIFT(BITAND([.A218];8);1);BITOR(BITRSHIFT(BITAND([.A218];16);1);BITOR(BITRSHIFT(BITAND([.A218];32);3);BITOR(BITRSHIFT(BITAND([.A218];64);5);BITRSHIFT(BITAND([.A218];128);7))))))))" office:value-type="float" office:value="27" calcext:value-type="float">
            <text:p>27</text:p>
          </table:table-cell>
          <table:table-cell table:formula="of:=CONCATENATE([.O218];&quot;,&quot;)" office:value-type="string" office:string-value="27," calcext:value-type="string">
            <text:p>27,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0x18,</text:p>
          </table:table-cell>
          <table:table-cell table:style-name="ce2" office:value-type="string" calcext:value-type="string">
            <text:p>0xC3,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DEC2HEX([.A219])" office:value-type="string" office:string-value="D9" calcext:value-type="string">
            <text:p>D9</text:p>
          </table:table-cell>
          <table:table-cell table:style-name="ce1" table:formula="of:=BITAND([.A219]; 248)" office:value-type="float" office:value="216" calcext:value-type="float">
            <text:p>216</text:p>
          </table:table-cell>
          <table:table-cell table:style-name="ce1" table:formula="of:=BITRSHIFT([.A219]; 5)" office:value-type="float" office:value="6" calcext:value-type="float">
            <text:p>6</text:p>
          </table:table-cell>
          <table:table-cell table:style-name="ce1" table:formula="of:=BITAND(BITLSHIFT([.A219]; 3); 224)" office:value-type="float" office:value="192" calcext:value-type="float">
            <text:p>192</text:p>
          </table:table-cell>
          <table:table-cell table:style-name="ce1" table:formula="of:=BITAND(BITRSHIFT([.A219]; 3); 31)" office:value-type="float" office:value="27" calcext:value-type="float">
            <text:p>27</text:p>
          </table:table-cell>
          <table:table-cell table:style-name="ce1" table:formula="of:=BITOR([.C219];[.D219])" office:value-type="float" office:value="222" calcext:value-type="float">
            <text:p>222</text:p>
          </table:table-cell>
          <table:table-cell table:style-name="ce1" table:formula="of:=BITOR([.E219];[.F219])" office:value-type="float" office:value="219" calcext:value-type="float">
            <text:p>219</text:p>
          </table:table-cell>
          <table:table-cell table:style-name="ce2" table:formula="of:=CONCATENATE(&quot;0x&quot;;DEC2HEX([.G219];2);DEC2HEX([.H219];2))" office:value-type="string" office:string-value="0xDEDB" calcext:value-type="string">
            <text:p>0xDEDB</text:p>
          </table:table-cell>
          <table:table-cell table:style-name="ce2" table:formula="of:=CONCATENATE(&quot;0x&quot;;DEC2HEX([.H219];2);DEC2HEX([.G219];2))" office:value-type="string" office:string-value="0xDBDE" calcext:value-type="string">
            <text:p>0xDBDE</text:p>
          </table:table-cell>
          <table:table-cell table:formula="of:=CONCATENATE(&quot;case &quot;;[.A219];&quot;: return &quot;;[.I219];&quot;;&quot;)" office:value-type="string" office:string-value="case 217: return 0xDEDB;" calcext:value-type="string">
            <text:p>case 217: return 0xDEDB;</text:p>
          </table:table-cell>
          <table:table-cell table:formula="of:=CONCATENATE([.I219];&quot;,&quot;)" office:value-type="string" office:string-value="0xDEDB," calcext:value-type="string">
            <text:p>0xDEDB,</text:p>
          </table:table-cell>
          <table:table-cell table:style-name="ce2" table:formula="of:=CONCATENATE(&quot;0x&quot;;DEC2HEX([.G219];2);&quot;,&quot;)" office:value-type="string" office:string-value="0xDE," calcext:value-type="string">
            <text:p>0xDE,</text:p>
          </table:table-cell>
          <table:table-cell table:style-name="ce2" table:formula="of:=CONCATENATE(&quot;0x&quot;;DEC2HEX([.H219];2);&quot;,&quot;)" office:value-type="string" office:string-value="0xDB," calcext:value-type="string">
            <text:p>0xDB,</text:p>
          </table:table-cell>
          <table:table-cell table:formula="of:=BITOR(BITLSHIFT(BITAND([.A219];1);7);BITOR(BITLSHIFT(BITAND([.A219];2);5);BITOR(BITLSHIFT(BITAND([.A219];4);3);BITOR(BITLSHIFT(BITAND([.A219];8);1);BITOR(BITRSHIFT(BITAND([.A219];16);1);BITOR(BITRSHIFT(BITAND([.A219];32);3);BITOR(BITRSHIFT(BITAND([.A219];64);5);BITRSHIFT(BITAND([.A219];128);7))))))))" office:value-type="float" office:value="155" calcext:value-type="float">
            <text:p>155</text:p>
          </table:table-cell>
          <table:table-cell table:formula="of:=CONCATENATE([.O219];&quot;,&quot;)" office:value-type="string" office:string-value="155," calcext:value-type="string">
            <text:p>155,</text:p>
          </table:table-cell>
          <table:table-cell/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0x9C,</text:p>
          </table:table-cell>
          <table:table-cell table:style-name="ce2" office:value-type="string" calcext:value-type="string">
            <text:p>0xD3,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DEC2HEX([.A220])" office:value-type="string" office:string-value="DA" calcext:value-type="string">
            <text:p>DA</text:p>
          </table:table-cell>
          <table:table-cell table:style-name="ce1" table:formula="of:=BITAND([.A220]; 248)" office:value-type="float" office:value="216" calcext:value-type="float">
            <text:p>216</text:p>
          </table:table-cell>
          <table:table-cell table:style-name="ce1" table:formula="of:=BITRSHIFT([.A220]; 5)" office:value-type="float" office:value="6" calcext:value-type="float">
            <text:p>6</text:p>
          </table:table-cell>
          <table:table-cell table:style-name="ce1" table:formula="of:=BITAND(BITLSHIFT([.A220]; 3); 224)" office:value-type="float" office:value="192" calcext:value-type="float">
            <text:p>192</text:p>
          </table:table-cell>
          <table:table-cell table:style-name="ce1" table:formula="of:=BITAND(BITRSHIFT([.A220]; 3); 31)" office:value-type="float" office:value="27" calcext:value-type="float">
            <text:p>27</text:p>
          </table:table-cell>
          <table:table-cell table:style-name="ce1" table:formula="of:=BITOR([.C220];[.D220])" office:value-type="float" office:value="222" calcext:value-type="float">
            <text:p>222</text:p>
          </table:table-cell>
          <table:table-cell table:style-name="ce1" table:formula="of:=BITOR([.E220];[.F220])" office:value-type="float" office:value="219" calcext:value-type="float">
            <text:p>219</text:p>
          </table:table-cell>
          <table:table-cell table:style-name="ce2" table:formula="of:=CONCATENATE(&quot;0x&quot;;DEC2HEX([.G220];2);DEC2HEX([.H220];2))" office:value-type="string" office:string-value="0xDEDB" calcext:value-type="string">
            <text:p>0xDEDB</text:p>
          </table:table-cell>
          <table:table-cell table:style-name="ce2" table:formula="of:=CONCATENATE(&quot;0x&quot;;DEC2HEX([.H220];2);DEC2HEX([.G220];2))" office:value-type="string" office:string-value="0xDBDE" calcext:value-type="string">
            <text:p>0xDBDE</text:p>
          </table:table-cell>
          <table:table-cell table:formula="of:=CONCATENATE(&quot;case &quot;;[.A220];&quot;: return &quot;;[.I220];&quot;;&quot;)" office:value-type="string" office:string-value="case 218: return 0xDEDB;" calcext:value-type="string">
            <text:p>case 218: return 0xDEDB;</text:p>
          </table:table-cell>
          <table:table-cell table:formula="of:=CONCATENATE([.I220];&quot;,&quot;)" office:value-type="string" office:string-value="0xDEDB," calcext:value-type="string">
            <text:p>0xDEDB,</text:p>
          </table:table-cell>
          <table:table-cell table:style-name="ce2" table:formula="of:=CONCATENATE(&quot;0x&quot;;DEC2HEX([.G220];2);&quot;,&quot;)" office:value-type="string" office:string-value="0xDE," calcext:value-type="string">
            <text:p>0xDE,</text:p>
          </table:table-cell>
          <table:table-cell table:style-name="ce2" table:formula="of:=CONCATENATE(&quot;0x&quot;;DEC2HEX([.H220];2);&quot;,&quot;)" office:value-type="string" office:string-value="0xDB," calcext:value-type="string">
            <text:p>0xDB,</text:p>
          </table:table-cell>
          <table:table-cell table:formula="of:=BITOR(BITLSHIFT(BITAND([.A220];1);7);BITOR(BITLSHIFT(BITAND([.A220];2);5);BITOR(BITLSHIFT(BITAND([.A220];4);3);BITOR(BITLSHIFT(BITAND([.A220];8);1);BITOR(BITRSHIFT(BITAND([.A220];16);1);BITOR(BITRSHIFT(BITAND([.A220];32);3);BITOR(BITRSHIFT(BITAND([.A220];64);5);BITRSHIFT(BITAND([.A220];128);7))))))))" office:value-type="float" office:value="91" calcext:value-type="float">
            <text:p>91</text:p>
          </table:table-cell>
          <table:table-cell table:formula="of:=CONCATENATE([.O220];&quot;,&quot;)" office:value-type="string" office:string-value="91," calcext:value-type="string">
            <text:p>91,</text:p>
          </table:table-cell>
          <table:table-cell/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0x5A,</text:p>
          </table:table-cell>
          <table:table-cell table:style-name="ce2" office:value-type="string" calcext:value-type="string">
            <text:p>0xCB,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DEC2HEX([.A221])" office:value-type="string" office:string-value="DB" calcext:value-type="string">
            <text:p>DB</text:p>
          </table:table-cell>
          <table:table-cell table:style-name="ce1" table:formula="of:=BITAND([.A221]; 248)" office:value-type="float" office:value="216" calcext:value-type="float">
            <text:p>216</text:p>
          </table:table-cell>
          <table:table-cell table:style-name="ce1" table:formula="of:=BITRSHIFT([.A221]; 5)" office:value-type="float" office:value="6" calcext:value-type="float">
            <text:p>6</text:p>
          </table:table-cell>
          <table:table-cell table:style-name="ce1" table:formula="of:=BITAND(BITLSHIFT([.A221]; 3); 224)" office:value-type="float" office:value="192" calcext:value-type="float">
            <text:p>192</text:p>
          </table:table-cell>
          <table:table-cell table:style-name="ce1" table:formula="of:=BITAND(BITRSHIFT([.A221]; 3); 31)" office:value-type="float" office:value="27" calcext:value-type="float">
            <text:p>27</text:p>
          </table:table-cell>
          <table:table-cell table:style-name="ce1" table:formula="of:=BITOR([.C221];[.D221])" office:value-type="float" office:value="222" calcext:value-type="float">
            <text:p>222</text:p>
          </table:table-cell>
          <table:table-cell table:style-name="ce1" table:formula="of:=BITOR([.E221];[.F221])" office:value-type="float" office:value="219" calcext:value-type="float">
            <text:p>219</text:p>
          </table:table-cell>
          <table:table-cell table:style-name="ce2" table:formula="of:=CONCATENATE(&quot;0x&quot;;DEC2HEX([.G221];2);DEC2HEX([.H221];2))" office:value-type="string" office:string-value="0xDEDB" calcext:value-type="string">
            <text:p>0xDEDB</text:p>
          </table:table-cell>
          <table:table-cell table:style-name="ce2" table:formula="of:=CONCATENATE(&quot;0x&quot;;DEC2HEX([.H221];2);DEC2HEX([.G221];2))" office:value-type="string" office:string-value="0xDBDE" calcext:value-type="string">
            <text:p>0xDBDE</text:p>
          </table:table-cell>
          <table:table-cell table:formula="of:=CONCATENATE(&quot;case &quot;;[.A221];&quot;: return &quot;;[.I221];&quot;;&quot;)" office:value-type="string" office:string-value="case 219: return 0xDEDB;" calcext:value-type="string">
            <text:p>case 219: return 0xDEDB;</text:p>
          </table:table-cell>
          <table:table-cell table:formula="of:=CONCATENATE([.I221];&quot;,&quot;)" office:value-type="string" office:string-value="0xDEDB," calcext:value-type="string">
            <text:p>0xDEDB,</text:p>
          </table:table-cell>
          <table:table-cell table:style-name="ce2" table:formula="of:=CONCATENATE(&quot;0x&quot;;DEC2HEX([.G221];2);&quot;,&quot;)" office:value-type="string" office:string-value="0xDE," calcext:value-type="string">
            <text:p>0xDE,</text:p>
          </table:table-cell>
          <table:table-cell table:style-name="ce2" table:formula="of:=CONCATENATE(&quot;0x&quot;;DEC2HEX([.H221];2);&quot;,&quot;)" office:value-type="string" office:string-value="0xDB," calcext:value-type="string">
            <text:p>0xDB,</text:p>
          </table:table-cell>
          <table:table-cell table:formula="of:=BITOR(BITLSHIFT(BITAND([.A221];1);7);BITOR(BITLSHIFT(BITAND([.A221];2);5);BITOR(BITLSHIFT(BITAND([.A221];4);3);BITOR(BITLSHIFT(BITAND([.A221];8);1);BITOR(BITRSHIFT(BITAND([.A221];16);1);BITOR(BITRSHIFT(BITAND([.A221];32);3);BITOR(BITRSHIFT(BITAND([.A221];64);5);BITRSHIFT(BITAND([.A221];128);7))))))))" office:value-type="float" office:value="219" calcext:value-type="float">
            <text:p>219</text:p>
          </table:table-cell>
          <table:table-cell table:formula="of:=CONCATENATE([.O221];&quot;,&quot;)" office:value-type="string" office:string-value="219," calcext:value-type="string">
            <text:p>219,</text:p>
          </table:table-cell>
          <table:table-cell/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0xDE,</text:p>
          </table:table-cell>
          <table:table-cell table:style-name="ce2" office:value-type="string" calcext:value-type="string">
            <text:p>0xDB,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DEC2HEX([.A222])" office:value-type="string" office:string-value="DC" calcext:value-type="string">
            <text:p>DC</text:p>
          </table:table-cell>
          <table:table-cell table:style-name="ce1" table:formula="of:=BITAND([.A222]; 248)" office:value-type="float" office:value="216" calcext:value-type="float">
            <text:p>216</text:p>
          </table:table-cell>
          <table:table-cell table:style-name="ce1" table:formula="of:=BITRSHIFT([.A222]; 5)" office:value-type="float" office:value="6" calcext:value-type="float">
            <text:p>6</text:p>
          </table:table-cell>
          <table:table-cell table:style-name="ce1" table:formula="of:=BITAND(BITLSHIFT([.A222]; 3); 224)" office:value-type="float" office:value="224" calcext:value-type="float">
            <text:p>224</text:p>
          </table:table-cell>
          <table:table-cell table:style-name="ce1" table:formula="of:=BITAND(BITRSHIFT([.A222]; 3); 31)" office:value-type="float" office:value="27" calcext:value-type="float">
            <text:p>27</text:p>
          </table:table-cell>
          <table:table-cell table:style-name="ce1" table:formula="of:=BITOR([.C222];[.D222])" office:value-type="float" office:value="222" calcext:value-type="float">
            <text:p>222</text:p>
          </table:table-cell>
          <table:table-cell table:style-name="ce1" table:formula="of:=BITOR([.E222];[.F222])" office:value-type="float" office:value="251" calcext:value-type="float">
            <text:p>251</text:p>
          </table:table-cell>
          <table:table-cell table:style-name="ce2" table:formula="of:=CONCATENATE(&quot;0x&quot;;DEC2HEX([.G222];2);DEC2HEX([.H222];2))" office:value-type="string" office:string-value="0xDEFB" calcext:value-type="string">
            <text:p>0xDEFB</text:p>
          </table:table-cell>
          <table:table-cell table:style-name="ce2" table:formula="of:=CONCATENATE(&quot;0x&quot;;DEC2HEX([.H222];2);DEC2HEX([.G222];2))" office:value-type="string" office:string-value="0xFBDE" calcext:value-type="string">
            <text:p>0xFBDE</text:p>
          </table:table-cell>
          <table:table-cell table:formula="of:=CONCATENATE(&quot;case &quot;;[.A222];&quot;: return &quot;;[.I222];&quot;;&quot;)" office:value-type="string" office:string-value="case 220: return 0xDEFB;" calcext:value-type="string">
            <text:p>case 220: return 0xDEFB;</text:p>
          </table:table-cell>
          <table:table-cell table:formula="of:=CONCATENATE([.I222];&quot;,&quot;)" office:value-type="string" office:string-value="0xDEFB," calcext:value-type="string">
            <text:p>0xDEFB,</text:p>
          </table:table-cell>
          <table:table-cell table:style-name="ce2" table:formula="of:=CONCATENATE(&quot;0x&quot;;DEC2HEX([.G222];2);&quot;,&quot;)" office:value-type="string" office:string-value="0xDE," calcext:value-type="string">
            <text:p>0xDE,</text:p>
          </table:table-cell>
          <table:table-cell table:style-name="ce2" table:formula="of:=CONCATENATE(&quot;0x&quot;;DEC2HEX([.H222];2);&quot;,&quot;)" office:value-type="string" office:string-value="0xFB," calcext:value-type="string">
            <text:p>0xFB,</text:p>
          </table:table-cell>
          <table:table-cell table:formula="of:=BITOR(BITLSHIFT(BITAND([.A222];1);7);BITOR(BITLSHIFT(BITAND([.A222];2);5);BITOR(BITLSHIFT(BITAND([.A222];4);3);BITOR(BITLSHIFT(BITAND([.A222];8);1);BITOR(BITRSHIFT(BITAND([.A222];16);1);BITOR(BITRSHIFT(BITAND([.A222];32);3);BITOR(BITRSHIFT(BITAND([.A222];64);5);BITRSHIFT(BITAND([.A222];128);7))))))))" office:value-type="float" office:value="59" calcext:value-type="float">
            <text:p>59</text:p>
          </table:table-cell>
          <table:table-cell table:formula="of:=CONCATENATE([.O222];&quot;,&quot;)" office:value-type="string" office:string-value="59," calcext:value-type="string">
            <text:p>59,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0x39,</text:p>
          </table:table-cell>
          <table:table-cell table:style-name="ce2" office:value-type="string" calcext:value-type="string">
            <text:p>0xC7,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DEC2HEX([.A223])" office:value-type="string" office:string-value="DD" calcext:value-type="string">
            <text:p>DD</text:p>
          </table:table-cell>
          <table:table-cell table:style-name="ce1" table:formula="of:=BITAND([.A223]; 248)" office:value-type="float" office:value="216" calcext:value-type="float">
            <text:p>216</text:p>
          </table:table-cell>
          <table:table-cell table:style-name="ce1" table:formula="of:=BITRSHIFT([.A223]; 5)" office:value-type="float" office:value="6" calcext:value-type="float">
            <text:p>6</text:p>
          </table:table-cell>
          <table:table-cell table:style-name="ce1" table:formula="of:=BITAND(BITLSHIFT([.A223]; 3); 224)" office:value-type="float" office:value="224" calcext:value-type="float">
            <text:p>224</text:p>
          </table:table-cell>
          <table:table-cell table:style-name="ce1" table:formula="of:=BITAND(BITRSHIFT([.A223]; 3); 31)" office:value-type="float" office:value="27" calcext:value-type="float">
            <text:p>27</text:p>
          </table:table-cell>
          <table:table-cell table:style-name="ce1" table:formula="of:=BITOR([.C223];[.D223])" office:value-type="float" office:value="222" calcext:value-type="float">
            <text:p>222</text:p>
          </table:table-cell>
          <table:table-cell table:style-name="ce1" table:formula="of:=BITOR([.E223];[.F223])" office:value-type="float" office:value="251" calcext:value-type="float">
            <text:p>251</text:p>
          </table:table-cell>
          <table:table-cell table:style-name="ce2" table:formula="of:=CONCATENATE(&quot;0x&quot;;DEC2HEX([.G223];2);DEC2HEX([.H223];2))" office:value-type="string" office:string-value="0xDEFB" calcext:value-type="string">
            <text:p>0xDEFB</text:p>
          </table:table-cell>
          <table:table-cell table:style-name="ce2" table:formula="of:=CONCATENATE(&quot;0x&quot;;DEC2HEX([.H223];2);DEC2HEX([.G223];2))" office:value-type="string" office:string-value="0xFBDE" calcext:value-type="string">
            <text:p>0xFBDE</text:p>
          </table:table-cell>
          <table:table-cell table:formula="of:=CONCATENATE(&quot;case &quot;;[.A223];&quot;: return &quot;;[.I223];&quot;;&quot;)" office:value-type="string" office:string-value="case 221: return 0xDEFB;" calcext:value-type="string">
            <text:p>case 221: return 0xDEFB;</text:p>
          </table:table-cell>
          <table:table-cell table:formula="of:=CONCATENATE([.I223];&quot;,&quot;)" office:value-type="string" office:string-value="0xDEFB," calcext:value-type="string">
            <text:p>0xDEFB,</text:p>
          </table:table-cell>
          <table:table-cell table:style-name="ce2" table:formula="of:=CONCATENATE(&quot;0x&quot;;DEC2HEX([.G223];2);&quot;,&quot;)" office:value-type="string" office:string-value="0xDE," calcext:value-type="string">
            <text:p>0xDE,</text:p>
          </table:table-cell>
          <table:table-cell table:style-name="ce2" table:formula="of:=CONCATENATE(&quot;0x&quot;;DEC2HEX([.H223];2);&quot;,&quot;)" office:value-type="string" office:string-value="0xFB," calcext:value-type="string">
            <text:p>0xFB,</text:p>
          </table:table-cell>
          <table:table-cell table:formula="of:=BITOR(BITLSHIFT(BITAND([.A223];1);7);BITOR(BITLSHIFT(BITAND([.A223];2);5);BITOR(BITLSHIFT(BITAND([.A223];4);3);BITOR(BITLSHIFT(BITAND([.A223];8);1);BITOR(BITRSHIFT(BITAND([.A223];16);1);BITOR(BITRSHIFT(BITAND([.A223];32);3);BITOR(BITRSHIFT(BITAND([.A223];64);5);BITRSHIFT(BITAND([.A223];128);7))))))))" office:value-type="float" office:value="187" calcext:value-type="float">
            <text:p>187</text:p>
          </table:table-cell>
          <table:table-cell table:formula="of:=CONCATENATE([.O223];&quot;,&quot;)" office:value-type="string" office:string-value="187," calcext:value-type="string">
            <text:p>187,</text:p>
          </table:table-cell>
          <table:table-cell/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0xBD,</text:p>
          </table:table-cell>
          <table:table-cell table:style-name="ce2" office:value-type="string" calcext:value-type="string">
            <text:p>0xD7,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DEC2HEX([.A224])" office:value-type="string" office:string-value="DE" calcext:value-type="string">
            <text:p>DE</text:p>
          </table:table-cell>
          <table:table-cell table:style-name="ce1" table:formula="of:=BITAND([.A224]; 248)" office:value-type="float" office:value="216" calcext:value-type="float">
            <text:p>216</text:p>
          </table:table-cell>
          <table:table-cell table:style-name="ce1" table:formula="of:=BITRSHIFT([.A224]; 5)" office:value-type="float" office:value="6" calcext:value-type="float">
            <text:p>6</text:p>
          </table:table-cell>
          <table:table-cell table:style-name="ce1" table:formula="of:=BITAND(BITLSHIFT([.A224]; 3); 224)" office:value-type="float" office:value="224" calcext:value-type="float">
            <text:p>224</text:p>
          </table:table-cell>
          <table:table-cell table:style-name="ce1" table:formula="of:=BITAND(BITRSHIFT([.A224]; 3); 31)" office:value-type="float" office:value="27" calcext:value-type="float">
            <text:p>27</text:p>
          </table:table-cell>
          <table:table-cell table:style-name="ce1" table:formula="of:=BITOR([.C224];[.D224])" office:value-type="float" office:value="222" calcext:value-type="float">
            <text:p>222</text:p>
          </table:table-cell>
          <table:table-cell table:style-name="ce1" table:formula="of:=BITOR([.E224];[.F224])" office:value-type="float" office:value="251" calcext:value-type="float">
            <text:p>251</text:p>
          </table:table-cell>
          <table:table-cell table:style-name="ce2" table:formula="of:=CONCATENATE(&quot;0x&quot;;DEC2HEX([.G224];2);DEC2HEX([.H224];2))" office:value-type="string" office:string-value="0xDEFB" calcext:value-type="string">
            <text:p>0xDEFB</text:p>
          </table:table-cell>
          <table:table-cell table:style-name="ce2" table:formula="of:=CONCATENATE(&quot;0x&quot;;DEC2HEX([.H224];2);DEC2HEX([.G224];2))" office:value-type="string" office:string-value="0xFBDE" calcext:value-type="string">
            <text:p>0xFBDE</text:p>
          </table:table-cell>
          <table:table-cell table:formula="of:=CONCATENATE(&quot;case &quot;;[.A224];&quot;: return &quot;;[.I224];&quot;;&quot;)" office:value-type="string" office:string-value="case 222: return 0xDEFB;" calcext:value-type="string">
            <text:p>case 222: return 0xDEFB;</text:p>
          </table:table-cell>
          <table:table-cell table:formula="of:=CONCATENATE([.I224];&quot;,&quot;)" office:value-type="string" office:string-value="0xDEFB," calcext:value-type="string">
            <text:p>0xDEFB,</text:p>
          </table:table-cell>
          <table:table-cell table:style-name="ce2" table:formula="of:=CONCATENATE(&quot;0x&quot;;DEC2HEX([.G224];2);&quot;,&quot;)" office:value-type="string" office:string-value="0xDE," calcext:value-type="string">
            <text:p>0xDE,</text:p>
          </table:table-cell>
          <table:table-cell table:style-name="ce2" table:formula="of:=CONCATENATE(&quot;0x&quot;;DEC2HEX([.H224];2);&quot;,&quot;)" office:value-type="string" office:string-value="0xFB," calcext:value-type="string">
            <text:p>0xFB,</text:p>
          </table:table-cell>
          <table:table-cell table:formula="of:=BITOR(BITLSHIFT(BITAND([.A224];1);7);BITOR(BITLSHIFT(BITAND([.A224];2);5);BITOR(BITLSHIFT(BITAND([.A224];4);3);BITOR(BITLSHIFT(BITAND([.A224];8);1);BITOR(BITRSHIFT(BITAND([.A224];16);1);BITOR(BITRSHIFT(BITAND([.A224];32);3);BITOR(BITRSHIFT(BITAND([.A224];64);5);BITRSHIFT(BITAND([.A224];128);7))))))))" office:value-type="float" office:value="123" calcext:value-type="float">
            <text:p>123</text:p>
          </table:table-cell>
          <table:table-cell table:formula="of:=CONCATENATE([.O224];&quot;,&quot;)" office:value-type="string" office:string-value="123," calcext:value-type="string">
            <text:p>123,</text:p>
          </table:table-cell>
          <table:table-cell/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0x7B,</text:p>
          </table:table-cell>
          <table:table-cell table:style-name="ce2" office:value-type="string" calcext:value-type="string">
            <text:p>0xCF,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DEC2HEX([.A225])" office:value-type="string" office:string-value="DF" calcext:value-type="string">
            <text:p>DF</text:p>
          </table:table-cell>
          <table:table-cell table:style-name="ce1" table:formula="of:=BITAND([.A225]; 248)" office:value-type="float" office:value="216" calcext:value-type="float">
            <text:p>216</text:p>
          </table:table-cell>
          <table:table-cell table:style-name="ce1" table:formula="of:=BITRSHIFT([.A225]; 5)" office:value-type="float" office:value="6" calcext:value-type="float">
            <text:p>6</text:p>
          </table:table-cell>
          <table:table-cell table:style-name="ce1" table:formula="of:=BITAND(BITLSHIFT([.A225]; 3); 224)" office:value-type="float" office:value="224" calcext:value-type="float">
            <text:p>224</text:p>
          </table:table-cell>
          <table:table-cell table:style-name="ce1" table:formula="of:=BITAND(BITRSHIFT([.A225]; 3); 31)" office:value-type="float" office:value="27" calcext:value-type="float">
            <text:p>27</text:p>
          </table:table-cell>
          <table:table-cell table:style-name="ce1" table:formula="of:=BITOR([.C225];[.D225])" office:value-type="float" office:value="222" calcext:value-type="float">
            <text:p>222</text:p>
          </table:table-cell>
          <table:table-cell table:style-name="ce1" table:formula="of:=BITOR([.E225];[.F225])" office:value-type="float" office:value="251" calcext:value-type="float">
            <text:p>251</text:p>
          </table:table-cell>
          <table:table-cell table:style-name="ce2" table:formula="of:=CONCATENATE(&quot;0x&quot;;DEC2HEX([.G225];2);DEC2HEX([.H225];2))" office:value-type="string" office:string-value="0xDEFB" calcext:value-type="string">
            <text:p>0xDEFB</text:p>
          </table:table-cell>
          <table:table-cell table:style-name="ce2" table:formula="of:=CONCATENATE(&quot;0x&quot;;DEC2HEX([.H225];2);DEC2HEX([.G225];2))" office:value-type="string" office:string-value="0xFBDE" calcext:value-type="string">
            <text:p>0xFBDE</text:p>
          </table:table-cell>
          <table:table-cell table:formula="of:=CONCATENATE(&quot;case &quot;;[.A225];&quot;: return &quot;;[.I225];&quot;;&quot;)" office:value-type="string" office:string-value="case 223: return 0xDEFB;" calcext:value-type="string">
            <text:p>case 223: return 0xDEFB;</text:p>
          </table:table-cell>
          <table:table-cell table:formula="of:=CONCATENATE([.I225];&quot;,&quot;)" office:value-type="string" office:string-value="0xDEFB," calcext:value-type="string">
            <text:p>0xDEFB,</text:p>
          </table:table-cell>
          <table:table-cell table:style-name="ce2" table:formula="of:=CONCATENATE(&quot;0x&quot;;DEC2HEX([.G225];2);&quot;,&quot;)" office:value-type="string" office:string-value="0xDE," calcext:value-type="string">
            <text:p>0xDE,</text:p>
          </table:table-cell>
          <table:table-cell table:style-name="ce2" table:formula="of:=CONCATENATE(&quot;0x&quot;;DEC2HEX([.H225];2);&quot;,&quot;)" office:value-type="string" office:string-value="0xFB," calcext:value-type="string">
            <text:p>0xFB,</text:p>
          </table:table-cell>
          <table:table-cell table:formula="of:=BITOR(BITLSHIFT(BITAND([.A225];1);7);BITOR(BITLSHIFT(BITAND([.A225];2);5);BITOR(BITLSHIFT(BITAND([.A225];4);3);BITOR(BITLSHIFT(BITAND([.A225];8);1);BITOR(BITRSHIFT(BITAND([.A225];16);1);BITOR(BITRSHIFT(BITAND([.A225];32);3);BITOR(BITRSHIFT(BITAND([.A225];64);5);BITRSHIFT(BITAND([.A225];128);7))))))))" office:value-type="float" office:value="251" calcext:value-type="float">
            <text:p>251</text:p>
          </table:table-cell>
          <table:table-cell table:formula="of:=CONCATENATE([.O225];&quot;,&quot;)" office:value-type="string" office:string-value="251," calcext:value-type="string">
            <text:p>251,</text:p>
          </table:table-cell>
          <table:table-cell/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0xFF,</text:p>
          </table:table-cell>
          <table:table-cell table:style-name="ce2" office:value-type="string" calcext:value-type="string">
            <text:p>0xDF,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DEC2HEX([.A226])" office:value-type="string" office:string-value="E0" calcext:value-type="string">
            <text:p>E0</text:p>
          </table:table-cell>
          <table:table-cell table:style-name="ce1" table:formula="of:=BITAND([.A226]; 248)" office:value-type="float" office:value="224" calcext:value-type="float">
            <text:p>224</text:p>
          </table:table-cell>
          <table:table-cell table:style-name="ce1" table:formula="of:=BITRSHIFT([.A226]; 5)" office:value-type="float" office:value="7" calcext:value-type="float">
            <text:p>7</text:p>
          </table:table-cell>
          <table:table-cell table:style-name="ce1" table:formula="of:=BITAND(BITLSHIFT([.A226]; 3); 224)" office:value-type="float" office:value="0" calcext:value-type="float">
            <text:p>0</text:p>
          </table:table-cell>
          <table:table-cell table:style-name="ce1" table:formula="of:=BITAND(BITRSHIFT([.A226]; 3); 31)" office:value-type="float" office:value="28" calcext:value-type="float">
            <text:p>28</text:p>
          </table:table-cell>
          <table:table-cell table:style-name="ce1" table:formula="of:=BITOR([.C226];[.D226])" office:value-type="float" office:value="231" calcext:value-type="float">
            <text:p>231</text:p>
          </table:table-cell>
          <table:table-cell table:style-name="ce1" table:formula="of:=BITOR([.E226];[.F226])" office:value-type="float" office:value="28" calcext:value-type="float">
            <text:p>28</text:p>
          </table:table-cell>
          <table:table-cell table:style-name="ce2" table:formula="of:=CONCATENATE(&quot;0x&quot;;DEC2HEX([.G226];2);DEC2HEX([.H226];2))" office:value-type="string" office:string-value="0xE71C" calcext:value-type="string">
            <text:p>0xE71C</text:p>
          </table:table-cell>
          <table:table-cell table:style-name="ce2" table:formula="of:=CONCATENATE(&quot;0x&quot;;DEC2HEX([.H226];2);DEC2HEX([.G226];2))" office:value-type="string" office:string-value="0x1CE7" calcext:value-type="string">
            <text:p>0x1CE7</text:p>
          </table:table-cell>
          <table:table-cell table:formula="of:=CONCATENATE(&quot;case &quot;;[.A226];&quot;: return &quot;;[.I226];&quot;;&quot;)" office:value-type="string" office:string-value="case 224: return 0xE71C;" calcext:value-type="string">
            <text:p>case 224: return 0xE71C;</text:p>
          </table:table-cell>
          <table:table-cell table:formula="of:=CONCATENATE([.I226];&quot;,&quot;)" office:value-type="string" office:string-value="0xE71C," calcext:value-type="string">
            <text:p>0xE71C,</text:p>
          </table:table-cell>
          <table:table-cell table:style-name="ce2" table:formula="of:=CONCATENATE(&quot;0x&quot;;DEC2HEX([.G226];2);&quot;,&quot;)" office:value-type="string" office:string-value="0xE7," calcext:value-type="string">
            <text:p>0xE7,</text:p>
          </table:table-cell>
          <table:table-cell table:style-name="ce2" table:formula="of:=CONCATENATE(&quot;0x&quot;;DEC2HEX([.H226];2);&quot;,&quot;)" office:value-type="string" office:string-value="0x1C," calcext:value-type="string">
            <text:p>0x1C,</text:p>
          </table:table-cell>
          <table:table-cell table:formula="of:=BITOR(BITLSHIFT(BITAND([.A226];1);7);BITOR(BITLSHIFT(BITAND([.A226];2);5);BITOR(BITLSHIFT(BITAND([.A226];4);3);BITOR(BITLSHIFT(BITAND([.A226];8);1);BITOR(BITRSHIFT(BITAND([.A226];16);1);BITOR(BITRSHIFT(BITAND([.A226];32);3);BITOR(BITRSHIFT(BITAND([.A226];64);5);BITRSHIFT(BITAND([.A226];128);7))))))))" office:value-type="float" office:value="7" calcext:value-type="float">
            <text:p>7</text:p>
          </table:table-cell>
          <table:table-cell table:formula="of:=CONCATENATE([.O226];&quot;,&quot;)" office:value-type="string" office:string-value="7," calcext:value-type="string">
            <text:p>7,</text:p>
          </table:table-cell>
          <table:table-cell/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0x00,</text:p>
          </table:table-cell>
          <table:table-cell table:style-name="ce2" office:value-type="string" calcext:value-type="string">
            <text:p>0x20,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DEC2HEX([.A227])" office:value-type="string" office:string-value="E1" calcext:value-type="string">
            <text:p>E1</text:p>
          </table:table-cell>
          <table:table-cell table:style-name="ce1" table:formula="of:=BITAND([.A227]; 248)" office:value-type="float" office:value="224" calcext:value-type="float">
            <text:p>224</text:p>
          </table:table-cell>
          <table:table-cell table:style-name="ce1" table:formula="of:=BITRSHIFT([.A227]; 5)" office:value-type="float" office:value="7" calcext:value-type="float">
            <text:p>7</text:p>
          </table:table-cell>
          <table:table-cell table:style-name="ce1" table:formula="of:=BITAND(BITLSHIFT([.A227]; 3); 224)" office:value-type="float" office:value="0" calcext:value-type="float">
            <text:p>0</text:p>
          </table:table-cell>
          <table:table-cell table:style-name="ce1" table:formula="of:=BITAND(BITRSHIFT([.A227]; 3); 31)" office:value-type="float" office:value="28" calcext:value-type="float">
            <text:p>28</text:p>
          </table:table-cell>
          <table:table-cell table:style-name="ce1" table:formula="of:=BITOR([.C227];[.D227])" office:value-type="float" office:value="231" calcext:value-type="float">
            <text:p>231</text:p>
          </table:table-cell>
          <table:table-cell table:style-name="ce1" table:formula="of:=BITOR([.E227];[.F227])" office:value-type="float" office:value="28" calcext:value-type="float">
            <text:p>28</text:p>
          </table:table-cell>
          <table:table-cell table:style-name="ce2" table:formula="of:=CONCATENATE(&quot;0x&quot;;DEC2HEX([.G227];2);DEC2HEX([.H227];2))" office:value-type="string" office:string-value="0xE71C" calcext:value-type="string">
            <text:p>0xE71C</text:p>
          </table:table-cell>
          <table:table-cell table:style-name="ce2" table:formula="of:=CONCATENATE(&quot;0x&quot;;DEC2HEX([.H227];2);DEC2HEX([.G227];2))" office:value-type="string" office:string-value="0x1CE7" calcext:value-type="string">
            <text:p>0x1CE7</text:p>
          </table:table-cell>
          <table:table-cell table:formula="of:=CONCATENATE(&quot;case &quot;;[.A227];&quot;: return &quot;;[.I227];&quot;;&quot;)" office:value-type="string" office:string-value="case 225: return 0xE71C;" calcext:value-type="string">
            <text:p>case 225: return 0xE71C;</text:p>
          </table:table-cell>
          <table:table-cell table:formula="of:=CONCATENATE([.I227];&quot;,&quot;)" office:value-type="string" office:string-value="0xE71C," calcext:value-type="string">
            <text:p>0xE71C,</text:p>
          </table:table-cell>
          <table:table-cell table:style-name="ce2" table:formula="of:=CONCATENATE(&quot;0x&quot;;DEC2HEX([.G227];2);&quot;,&quot;)" office:value-type="string" office:string-value="0xE7," calcext:value-type="string">
            <text:p>0xE7,</text:p>
          </table:table-cell>
          <table:table-cell table:style-name="ce2" table:formula="of:=CONCATENATE(&quot;0x&quot;;DEC2HEX([.H227];2);&quot;,&quot;)" office:value-type="string" office:string-value="0x1C," calcext:value-type="string">
            <text:p>0x1C,</text:p>
          </table:table-cell>
          <table:table-cell table:formula="of:=BITOR(BITLSHIFT(BITAND([.A227];1);7);BITOR(BITLSHIFT(BITAND([.A227];2);5);BITOR(BITLSHIFT(BITAND([.A227];4);3);BITOR(BITLSHIFT(BITAND([.A227];8);1);BITOR(BITRSHIFT(BITAND([.A227];16);1);BITOR(BITRSHIFT(BITAND([.A227];32);3);BITOR(BITRSHIFT(BITAND([.A227];64);5);BITRSHIFT(BITAND([.A227];128);7))))))))" office:value-type="float" office:value="135" calcext:value-type="float">
            <text:p>135</text:p>
          </table:table-cell>
          <table:table-cell table:formula="of:=CONCATENATE([.O227];&quot;,&quot;)" office:value-type="string" office:string-value="135," calcext:value-type="string">
            <text:p>135,</text:p>
          </table:table-cell>
          <table:table-cell/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0x84,</text:p>
          </table:table-cell>
          <table:table-cell table:style-name="ce2" office:value-type="string" calcext:value-type="string">
            <text:p>0x30,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DEC2HEX([.A228])" office:value-type="string" office:string-value="E2" calcext:value-type="string">
            <text:p>E2</text:p>
          </table:table-cell>
          <table:table-cell table:style-name="ce1" table:formula="of:=BITAND([.A228]; 248)" office:value-type="float" office:value="224" calcext:value-type="float">
            <text:p>224</text:p>
          </table:table-cell>
          <table:table-cell table:style-name="ce1" table:formula="of:=BITRSHIFT([.A228]; 5)" office:value-type="float" office:value="7" calcext:value-type="float">
            <text:p>7</text:p>
          </table:table-cell>
          <table:table-cell table:style-name="ce1" table:formula="of:=BITAND(BITLSHIFT([.A228]; 3); 224)" office:value-type="float" office:value="0" calcext:value-type="float">
            <text:p>0</text:p>
          </table:table-cell>
          <table:table-cell table:style-name="ce1" table:formula="of:=BITAND(BITRSHIFT([.A228]; 3); 31)" office:value-type="float" office:value="28" calcext:value-type="float">
            <text:p>28</text:p>
          </table:table-cell>
          <table:table-cell table:style-name="ce1" table:formula="of:=BITOR([.C228];[.D228])" office:value-type="float" office:value="231" calcext:value-type="float">
            <text:p>231</text:p>
          </table:table-cell>
          <table:table-cell table:style-name="ce1" table:formula="of:=BITOR([.E228];[.F228])" office:value-type="float" office:value="28" calcext:value-type="float">
            <text:p>28</text:p>
          </table:table-cell>
          <table:table-cell table:style-name="ce2" table:formula="of:=CONCATENATE(&quot;0x&quot;;DEC2HEX([.G228];2);DEC2HEX([.H228];2))" office:value-type="string" office:string-value="0xE71C" calcext:value-type="string">
            <text:p>0xE71C</text:p>
          </table:table-cell>
          <table:table-cell table:style-name="ce2" table:formula="of:=CONCATENATE(&quot;0x&quot;;DEC2HEX([.H228];2);DEC2HEX([.G228];2))" office:value-type="string" office:string-value="0x1CE7" calcext:value-type="string">
            <text:p>0x1CE7</text:p>
          </table:table-cell>
          <table:table-cell table:formula="of:=CONCATENATE(&quot;case &quot;;[.A228];&quot;: return &quot;;[.I228];&quot;;&quot;)" office:value-type="string" office:string-value="case 226: return 0xE71C;" calcext:value-type="string">
            <text:p>case 226: return 0xE71C;</text:p>
          </table:table-cell>
          <table:table-cell table:formula="of:=CONCATENATE([.I228];&quot;,&quot;)" office:value-type="string" office:string-value="0xE71C," calcext:value-type="string">
            <text:p>0xE71C,</text:p>
          </table:table-cell>
          <table:table-cell table:style-name="ce2" table:formula="of:=CONCATENATE(&quot;0x&quot;;DEC2HEX([.G228];2);&quot;,&quot;)" office:value-type="string" office:string-value="0xE7," calcext:value-type="string">
            <text:p>0xE7,</text:p>
          </table:table-cell>
          <table:table-cell table:style-name="ce2" table:formula="of:=CONCATENATE(&quot;0x&quot;;DEC2HEX([.H228];2);&quot;,&quot;)" office:value-type="string" office:string-value="0x1C," calcext:value-type="string">
            <text:p>0x1C,</text:p>
          </table:table-cell>
          <table:table-cell table:formula="of:=BITOR(BITLSHIFT(BITAND([.A228];1);7);BITOR(BITLSHIFT(BITAND([.A228];2);5);BITOR(BITLSHIFT(BITAND([.A228];4);3);BITOR(BITLSHIFT(BITAND([.A228];8);1);BITOR(BITRSHIFT(BITAND([.A228];16);1);BITOR(BITRSHIFT(BITAND([.A228];32);3);BITOR(BITRSHIFT(BITAND([.A228];64);5);BITRSHIFT(BITAND([.A228];128);7))))))))" office:value-type="float" office:value="71" calcext:value-type="float">
            <text:p>71</text:p>
          </table:table-cell>
          <table:table-cell table:formula="of:=CONCATENATE([.O228];&quot;,&quot;)" office:value-type="string" office:string-value="71," calcext:value-type="string">
            <text:p>71,</text:p>
          </table:table-cell>
          <table:table-cell/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0x42,</text:p>
          </table:table-cell>
          <table:table-cell table:style-name="ce2" office:value-type="string" calcext:value-type="string">
            <text:p>0x28,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DEC2HEX([.A229])" office:value-type="string" office:string-value="E3" calcext:value-type="string">
            <text:p>E3</text:p>
          </table:table-cell>
          <table:table-cell table:style-name="ce1" table:formula="of:=BITAND([.A229]; 248)" office:value-type="float" office:value="224" calcext:value-type="float">
            <text:p>224</text:p>
          </table:table-cell>
          <table:table-cell table:style-name="ce1" table:formula="of:=BITRSHIFT([.A229]; 5)" office:value-type="float" office:value="7" calcext:value-type="float">
            <text:p>7</text:p>
          </table:table-cell>
          <table:table-cell table:style-name="ce1" table:formula="of:=BITAND(BITLSHIFT([.A229]; 3); 224)" office:value-type="float" office:value="0" calcext:value-type="float">
            <text:p>0</text:p>
          </table:table-cell>
          <table:table-cell table:style-name="ce1" table:formula="of:=BITAND(BITRSHIFT([.A229]; 3); 31)" office:value-type="float" office:value="28" calcext:value-type="float">
            <text:p>28</text:p>
          </table:table-cell>
          <table:table-cell table:style-name="ce1" table:formula="of:=BITOR([.C229];[.D229])" office:value-type="float" office:value="231" calcext:value-type="float">
            <text:p>231</text:p>
          </table:table-cell>
          <table:table-cell table:style-name="ce1" table:formula="of:=BITOR([.E229];[.F229])" office:value-type="float" office:value="28" calcext:value-type="float">
            <text:p>28</text:p>
          </table:table-cell>
          <table:table-cell table:style-name="ce2" table:formula="of:=CONCATENATE(&quot;0x&quot;;DEC2HEX([.G229];2);DEC2HEX([.H229];2))" office:value-type="string" office:string-value="0xE71C" calcext:value-type="string">
            <text:p>0xE71C</text:p>
          </table:table-cell>
          <table:table-cell table:style-name="ce2" table:formula="of:=CONCATENATE(&quot;0x&quot;;DEC2HEX([.H229];2);DEC2HEX([.G229];2))" office:value-type="string" office:string-value="0x1CE7" calcext:value-type="string">
            <text:p>0x1CE7</text:p>
          </table:table-cell>
          <table:table-cell table:formula="of:=CONCATENATE(&quot;case &quot;;[.A229];&quot;: return &quot;;[.I229];&quot;;&quot;)" office:value-type="string" office:string-value="case 227: return 0xE71C;" calcext:value-type="string">
            <text:p>case 227: return 0xE71C;</text:p>
          </table:table-cell>
          <table:table-cell table:formula="of:=CONCATENATE([.I229];&quot;,&quot;)" office:value-type="string" office:string-value="0xE71C," calcext:value-type="string">
            <text:p>0xE71C,</text:p>
          </table:table-cell>
          <table:table-cell table:style-name="ce2" table:formula="of:=CONCATENATE(&quot;0x&quot;;DEC2HEX([.G229];2);&quot;,&quot;)" office:value-type="string" office:string-value="0xE7," calcext:value-type="string">
            <text:p>0xE7,</text:p>
          </table:table-cell>
          <table:table-cell table:style-name="ce2" table:formula="of:=CONCATENATE(&quot;0x&quot;;DEC2HEX([.H229];2);&quot;,&quot;)" office:value-type="string" office:string-value="0x1C," calcext:value-type="string">
            <text:p>0x1C,</text:p>
          </table:table-cell>
          <table:table-cell table:formula="of:=BITOR(BITLSHIFT(BITAND([.A229];1);7);BITOR(BITLSHIFT(BITAND([.A229];2);5);BITOR(BITLSHIFT(BITAND([.A229];4);3);BITOR(BITLSHIFT(BITAND([.A229];8);1);BITOR(BITRSHIFT(BITAND([.A229];16);1);BITOR(BITRSHIFT(BITAND([.A229];32);3);BITOR(BITRSHIFT(BITAND([.A229];64);5);BITRSHIFT(BITAND([.A229];128);7))))))))" office:value-type="float" office:value="199" calcext:value-type="float">
            <text:p>199</text:p>
          </table:table-cell>
          <table:table-cell table:formula="of:=CONCATENATE([.O229];&quot;,&quot;)" office:value-type="string" office:string-value="199," calcext:value-type="string">
            <text:p>199,</text:p>
          </table:table-cell>
          <table:table-cell/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0xC6,</text:p>
          </table:table-cell>
          <table:table-cell table:style-name="ce2" office:value-type="string" calcext:value-type="string">
            <text:p>0x38,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DEC2HEX([.A230])" office:value-type="string" office:string-value="E4" calcext:value-type="string">
            <text:p>E4</text:p>
          </table:table-cell>
          <table:table-cell table:style-name="ce1" table:formula="of:=BITAND([.A230]; 248)" office:value-type="float" office:value="224" calcext:value-type="float">
            <text:p>224</text:p>
          </table:table-cell>
          <table:table-cell table:style-name="ce1" table:formula="of:=BITRSHIFT([.A230]; 5)" office:value-type="float" office:value="7" calcext:value-type="float">
            <text:p>7</text:p>
          </table:table-cell>
          <table:table-cell table:style-name="ce1" table:formula="of:=BITAND(BITLSHIFT([.A230]; 3); 224)" office:value-type="float" office:value="32" calcext:value-type="float">
            <text:p>32</text:p>
          </table:table-cell>
          <table:table-cell table:style-name="ce1" table:formula="of:=BITAND(BITRSHIFT([.A230]; 3); 31)" office:value-type="float" office:value="28" calcext:value-type="float">
            <text:p>28</text:p>
          </table:table-cell>
          <table:table-cell table:style-name="ce1" table:formula="of:=BITOR([.C230];[.D230])" office:value-type="float" office:value="231" calcext:value-type="float">
            <text:p>231</text:p>
          </table:table-cell>
          <table:table-cell table:style-name="ce1" table:formula="of:=BITOR([.E230];[.F230])" office:value-type="float" office:value="60" calcext:value-type="float">
            <text:p>60</text:p>
          </table:table-cell>
          <table:table-cell table:style-name="ce2" table:formula="of:=CONCATENATE(&quot;0x&quot;;DEC2HEX([.G230];2);DEC2HEX([.H230];2))" office:value-type="string" office:string-value="0xE73C" calcext:value-type="string">
            <text:p>0xE73C</text:p>
          </table:table-cell>
          <table:table-cell table:style-name="ce2" table:formula="of:=CONCATENATE(&quot;0x&quot;;DEC2HEX([.H230];2);DEC2HEX([.G230];2))" office:value-type="string" office:string-value="0x3CE7" calcext:value-type="string">
            <text:p>0x3CE7</text:p>
          </table:table-cell>
          <table:table-cell table:formula="of:=CONCATENATE(&quot;case &quot;;[.A230];&quot;: return &quot;;[.I230];&quot;;&quot;)" office:value-type="string" office:string-value="case 228: return 0xE73C;" calcext:value-type="string">
            <text:p>case 228: return 0xE73C;</text:p>
          </table:table-cell>
          <table:table-cell table:formula="of:=CONCATENATE([.I230];&quot;,&quot;)" office:value-type="string" office:string-value="0xE73C," calcext:value-type="string">
            <text:p>0xE73C,</text:p>
          </table:table-cell>
          <table:table-cell table:style-name="ce2" table:formula="of:=CONCATENATE(&quot;0x&quot;;DEC2HEX([.G230];2);&quot;,&quot;)" office:value-type="string" office:string-value="0xE7," calcext:value-type="string">
            <text:p>0xE7,</text:p>
          </table:table-cell>
          <table:table-cell table:style-name="ce2" table:formula="of:=CONCATENATE(&quot;0x&quot;;DEC2HEX([.H230];2);&quot;,&quot;)" office:value-type="string" office:string-value="0x3C," calcext:value-type="string">
            <text:p>0x3C,</text:p>
          </table:table-cell>
          <table:table-cell table:formula="of:=BITOR(BITLSHIFT(BITAND([.A230];1);7);BITOR(BITLSHIFT(BITAND([.A230];2);5);BITOR(BITLSHIFT(BITAND([.A230];4);3);BITOR(BITLSHIFT(BITAND([.A230];8);1);BITOR(BITRSHIFT(BITAND([.A230];16);1);BITOR(BITRSHIFT(BITAND([.A230];32);3);BITOR(BITRSHIFT(BITAND([.A230];64);5);BITRSHIFT(BITAND([.A230];128);7))))))))" office:value-type="float" office:value="39" calcext:value-type="float">
            <text:p>39</text:p>
          </table:table-cell>
          <table:table-cell table:formula="of:=CONCATENATE([.O230];&quot;,&quot;)" office:value-type="string" office:string-value="39," calcext:value-type="string">
            <text:p>39,</text:p>
          </table:table-cell>
          <table:table-cell/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0x21,</text:p>
          </table:table-cell>
          <table:table-cell table:style-name="ce2" office:value-type="string" calcext:value-type="string">
            <text:p>0x24,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DEC2HEX([.A231])" office:value-type="string" office:string-value="E5" calcext:value-type="string">
            <text:p>E5</text:p>
          </table:table-cell>
          <table:table-cell table:style-name="ce1" table:formula="of:=BITAND([.A231]; 248)" office:value-type="float" office:value="224" calcext:value-type="float">
            <text:p>224</text:p>
          </table:table-cell>
          <table:table-cell table:style-name="ce1" table:formula="of:=BITRSHIFT([.A231]; 5)" office:value-type="float" office:value="7" calcext:value-type="float">
            <text:p>7</text:p>
          </table:table-cell>
          <table:table-cell table:style-name="ce1" table:formula="of:=BITAND(BITLSHIFT([.A231]; 3); 224)" office:value-type="float" office:value="32" calcext:value-type="float">
            <text:p>32</text:p>
          </table:table-cell>
          <table:table-cell table:style-name="ce1" table:formula="of:=BITAND(BITRSHIFT([.A231]; 3); 31)" office:value-type="float" office:value="28" calcext:value-type="float">
            <text:p>28</text:p>
          </table:table-cell>
          <table:table-cell table:style-name="ce1" table:formula="of:=BITOR([.C231];[.D231])" office:value-type="float" office:value="231" calcext:value-type="float">
            <text:p>231</text:p>
          </table:table-cell>
          <table:table-cell table:style-name="ce1" table:formula="of:=BITOR([.E231];[.F231])" office:value-type="float" office:value="60" calcext:value-type="float">
            <text:p>60</text:p>
          </table:table-cell>
          <table:table-cell table:style-name="ce2" table:formula="of:=CONCATENATE(&quot;0x&quot;;DEC2HEX([.G231];2);DEC2HEX([.H231];2))" office:value-type="string" office:string-value="0xE73C" calcext:value-type="string">
            <text:p>0xE73C</text:p>
          </table:table-cell>
          <table:table-cell table:style-name="ce2" table:formula="of:=CONCATENATE(&quot;0x&quot;;DEC2HEX([.H231];2);DEC2HEX([.G231];2))" office:value-type="string" office:string-value="0x3CE7" calcext:value-type="string">
            <text:p>0x3CE7</text:p>
          </table:table-cell>
          <table:table-cell table:formula="of:=CONCATENATE(&quot;case &quot;;[.A231];&quot;: return &quot;;[.I231];&quot;;&quot;)" office:value-type="string" office:string-value="case 229: return 0xE73C;" calcext:value-type="string">
            <text:p>case 229: return 0xE73C;</text:p>
          </table:table-cell>
          <table:table-cell table:formula="of:=CONCATENATE([.I231];&quot;,&quot;)" office:value-type="string" office:string-value="0xE73C," calcext:value-type="string">
            <text:p>0xE73C,</text:p>
          </table:table-cell>
          <table:table-cell table:style-name="ce2" table:formula="of:=CONCATENATE(&quot;0x&quot;;DEC2HEX([.G231];2);&quot;,&quot;)" office:value-type="string" office:string-value="0xE7," calcext:value-type="string">
            <text:p>0xE7,</text:p>
          </table:table-cell>
          <table:table-cell table:style-name="ce2" table:formula="of:=CONCATENATE(&quot;0x&quot;;DEC2HEX([.H231];2);&quot;,&quot;)" office:value-type="string" office:string-value="0x3C," calcext:value-type="string">
            <text:p>0x3C,</text:p>
          </table:table-cell>
          <table:table-cell table:formula="of:=BITOR(BITLSHIFT(BITAND([.A231];1);7);BITOR(BITLSHIFT(BITAND([.A231];2);5);BITOR(BITLSHIFT(BITAND([.A231];4);3);BITOR(BITLSHIFT(BITAND([.A231];8);1);BITOR(BITRSHIFT(BITAND([.A231];16);1);BITOR(BITRSHIFT(BITAND([.A231];32);3);BITOR(BITRSHIFT(BITAND([.A231];64);5);BITRSHIFT(BITAND([.A231];128);7))))))))" office:value-type="float" office:value="167" calcext:value-type="float">
            <text:p>167</text:p>
          </table:table-cell>
          <table:table-cell table:formula="of:=CONCATENATE([.O231];&quot;,&quot;)" office:value-type="string" office:string-value="167," calcext:value-type="string">
            <text:p>167,</text:p>
          </table:table-cell>
          <table:table-cell/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0xA5,</text:p>
          </table:table-cell>
          <table:table-cell table:style-name="ce2" office:value-type="string" calcext:value-type="string">
            <text:p>0x34,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DEC2HEX([.A232])" office:value-type="string" office:string-value="E6" calcext:value-type="string">
            <text:p>E6</text:p>
          </table:table-cell>
          <table:table-cell table:style-name="ce1" table:formula="of:=BITAND([.A232]; 248)" office:value-type="float" office:value="224" calcext:value-type="float">
            <text:p>224</text:p>
          </table:table-cell>
          <table:table-cell table:style-name="ce1" table:formula="of:=BITRSHIFT([.A232]; 5)" office:value-type="float" office:value="7" calcext:value-type="float">
            <text:p>7</text:p>
          </table:table-cell>
          <table:table-cell table:style-name="ce1" table:formula="of:=BITAND(BITLSHIFT([.A232]; 3); 224)" office:value-type="float" office:value="32" calcext:value-type="float">
            <text:p>32</text:p>
          </table:table-cell>
          <table:table-cell table:style-name="ce1" table:formula="of:=BITAND(BITRSHIFT([.A232]; 3); 31)" office:value-type="float" office:value="28" calcext:value-type="float">
            <text:p>28</text:p>
          </table:table-cell>
          <table:table-cell table:style-name="ce1" table:formula="of:=BITOR([.C232];[.D232])" office:value-type="float" office:value="231" calcext:value-type="float">
            <text:p>231</text:p>
          </table:table-cell>
          <table:table-cell table:style-name="ce1" table:formula="of:=BITOR([.E232];[.F232])" office:value-type="float" office:value="60" calcext:value-type="float">
            <text:p>60</text:p>
          </table:table-cell>
          <table:table-cell table:style-name="ce2" table:formula="of:=CONCATENATE(&quot;0x&quot;;DEC2HEX([.G232];2);DEC2HEX([.H232];2))" office:value-type="string" office:string-value="0xE73C" calcext:value-type="string">
            <text:p>0xE73C</text:p>
          </table:table-cell>
          <table:table-cell table:style-name="ce2" table:formula="of:=CONCATENATE(&quot;0x&quot;;DEC2HEX([.H232];2);DEC2HEX([.G232];2))" office:value-type="string" office:string-value="0x3CE7" calcext:value-type="string">
            <text:p>0x3CE7</text:p>
          </table:table-cell>
          <table:table-cell table:formula="of:=CONCATENATE(&quot;case &quot;;[.A232];&quot;: return &quot;;[.I232];&quot;;&quot;)" office:value-type="string" office:string-value="case 230: return 0xE73C;" calcext:value-type="string">
            <text:p>case 230: return 0xE73C;</text:p>
          </table:table-cell>
          <table:table-cell table:formula="of:=CONCATENATE([.I232];&quot;,&quot;)" office:value-type="string" office:string-value="0xE73C," calcext:value-type="string">
            <text:p>0xE73C,</text:p>
          </table:table-cell>
          <table:table-cell table:style-name="ce2" table:formula="of:=CONCATENATE(&quot;0x&quot;;DEC2HEX([.G232];2);&quot;,&quot;)" office:value-type="string" office:string-value="0xE7," calcext:value-type="string">
            <text:p>0xE7,</text:p>
          </table:table-cell>
          <table:table-cell table:style-name="ce2" table:formula="of:=CONCATENATE(&quot;0x&quot;;DEC2HEX([.H232];2);&quot;,&quot;)" office:value-type="string" office:string-value="0x3C," calcext:value-type="string">
            <text:p>0x3C,</text:p>
          </table:table-cell>
          <table:table-cell table:formula="of:=BITOR(BITLSHIFT(BITAND([.A232];1);7);BITOR(BITLSHIFT(BITAND([.A232];2);5);BITOR(BITLSHIFT(BITAND([.A232];4);3);BITOR(BITLSHIFT(BITAND([.A232];8);1);BITOR(BITRSHIFT(BITAND([.A232];16);1);BITOR(BITRSHIFT(BITAND([.A232];32);3);BITOR(BITRSHIFT(BITAND([.A232];64);5);BITRSHIFT(BITAND([.A232];128);7))))))))" office:value-type="float" office:value="103" calcext:value-type="float">
            <text:p>103</text:p>
          </table:table-cell>
          <table:table-cell table:formula="of:=CONCATENATE([.O232];&quot;,&quot;)" office:value-type="string" office:string-value="103," calcext:value-type="string">
            <text:p>103,</text:p>
          </table:table-cell>
          <table:table-cell/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0x63,</text:p>
          </table:table-cell>
          <table:table-cell table:style-name="ce2" office:value-type="string" calcext:value-type="string">
            <text:p>0x2C,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DEC2HEX([.A233])" office:value-type="string" office:string-value="E7" calcext:value-type="string">
            <text:p>E7</text:p>
          </table:table-cell>
          <table:table-cell table:style-name="ce1" table:formula="of:=BITAND([.A233]; 248)" office:value-type="float" office:value="224" calcext:value-type="float">
            <text:p>224</text:p>
          </table:table-cell>
          <table:table-cell table:style-name="ce1" table:formula="of:=BITRSHIFT([.A233]; 5)" office:value-type="float" office:value="7" calcext:value-type="float">
            <text:p>7</text:p>
          </table:table-cell>
          <table:table-cell table:style-name="ce1" table:formula="of:=BITAND(BITLSHIFT([.A233]; 3); 224)" office:value-type="float" office:value="32" calcext:value-type="float">
            <text:p>32</text:p>
          </table:table-cell>
          <table:table-cell table:style-name="ce1" table:formula="of:=BITAND(BITRSHIFT([.A233]; 3); 31)" office:value-type="float" office:value="28" calcext:value-type="float">
            <text:p>28</text:p>
          </table:table-cell>
          <table:table-cell table:style-name="ce1" table:formula="of:=BITOR([.C233];[.D233])" office:value-type="float" office:value="231" calcext:value-type="float">
            <text:p>231</text:p>
          </table:table-cell>
          <table:table-cell table:style-name="ce1" table:formula="of:=BITOR([.E233];[.F233])" office:value-type="float" office:value="60" calcext:value-type="float">
            <text:p>60</text:p>
          </table:table-cell>
          <table:table-cell table:style-name="ce2" table:formula="of:=CONCATENATE(&quot;0x&quot;;DEC2HEX([.G233];2);DEC2HEX([.H233];2))" office:value-type="string" office:string-value="0xE73C" calcext:value-type="string">
            <text:p>0xE73C</text:p>
          </table:table-cell>
          <table:table-cell table:style-name="ce2" table:formula="of:=CONCATENATE(&quot;0x&quot;;DEC2HEX([.H233];2);DEC2HEX([.G233];2))" office:value-type="string" office:string-value="0x3CE7" calcext:value-type="string">
            <text:p>0x3CE7</text:p>
          </table:table-cell>
          <table:table-cell table:formula="of:=CONCATENATE(&quot;case &quot;;[.A233];&quot;: return &quot;;[.I233];&quot;;&quot;)" office:value-type="string" office:string-value="case 231: return 0xE73C;" calcext:value-type="string">
            <text:p>case 231: return 0xE73C;</text:p>
          </table:table-cell>
          <table:table-cell table:formula="of:=CONCATENATE([.I233];&quot;,&quot;)" office:value-type="string" office:string-value="0xE73C," calcext:value-type="string">
            <text:p>0xE73C,</text:p>
          </table:table-cell>
          <table:table-cell table:style-name="ce2" table:formula="of:=CONCATENATE(&quot;0x&quot;;DEC2HEX([.G233];2);&quot;,&quot;)" office:value-type="string" office:string-value="0xE7," calcext:value-type="string">
            <text:p>0xE7,</text:p>
          </table:table-cell>
          <table:table-cell table:style-name="ce2" table:formula="of:=CONCATENATE(&quot;0x&quot;;DEC2HEX([.H233];2);&quot;,&quot;)" office:value-type="string" office:string-value="0x3C," calcext:value-type="string">
            <text:p>0x3C,</text:p>
          </table:table-cell>
          <table:table-cell table:formula="of:=BITOR(BITLSHIFT(BITAND([.A233];1);7);BITOR(BITLSHIFT(BITAND([.A233];2);5);BITOR(BITLSHIFT(BITAND([.A233];4);3);BITOR(BITLSHIFT(BITAND([.A233];8);1);BITOR(BITRSHIFT(BITAND([.A233];16);1);BITOR(BITRSHIFT(BITAND([.A233];32);3);BITOR(BITRSHIFT(BITAND([.A233];64);5);BITRSHIFT(BITAND([.A233];128);7))))))))" office:value-type="float" office:value="231" calcext:value-type="float">
            <text:p>231</text:p>
          </table:table-cell>
          <table:table-cell table:formula="of:=CONCATENATE([.O233];&quot;,&quot;)" office:value-type="string" office:string-value="231," calcext:value-type="string">
            <text:p>231,</text:p>
          </table:table-cell>
          <table:table-cell/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0xE7,</text:p>
          </table:table-cell>
          <table:table-cell table:style-name="ce2" office:value-type="string" calcext:value-type="string">
            <text:p>0x3C,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DEC2HEX([.A234])" office:value-type="string" office:string-value="E8" calcext:value-type="string">
            <text:p>E8</text:p>
          </table:table-cell>
          <table:table-cell table:style-name="ce1" table:formula="of:=BITAND([.A234]; 248)" office:value-type="float" office:value="232" calcext:value-type="float">
            <text:p>232</text:p>
          </table:table-cell>
          <table:table-cell table:style-name="ce1" table:formula="of:=BITRSHIFT([.A234]; 5)" office:value-type="float" office:value="7" calcext:value-type="float">
            <text:p>7</text:p>
          </table:table-cell>
          <table:table-cell table:style-name="ce1" table:formula="of:=BITAND(BITLSHIFT([.A234]; 3); 224)" office:value-type="float" office:value="64" calcext:value-type="float">
            <text:p>64</text:p>
          </table:table-cell>
          <table:table-cell table:style-name="ce1" table:formula="of:=BITAND(BITRSHIFT([.A234]; 3); 31)" office:value-type="float" office:value="29" calcext:value-type="float">
            <text:p>29</text:p>
          </table:table-cell>
          <table:table-cell table:style-name="ce1" table:formula="of:=BITOR([.C234];[.D234])" office:value-type="float" office:value="239" calcext:value-type="float">
            <text:p>239</text:p>
          </table:table-cell>
          <table:table-cell table:style-name="ce1" table:formula="of:=BITOR([.E234];[.F234])" office:value-type="float" office:value="93" calcext:value-type="float">
            <text:p>93</text:p>
          </table:table-cell>
          <table:table-cell table:style-name="ce2" table:formula="of:=CONCATENATE(&quot;0x&quot;;DEC2HEX([.G234];2);DEC2HEX([.H234];2))" office:value-type="string" office:string-value="0xEF5D" calcext:value-type="string">
            <text:p>0xEF5D</text:p>
          </table:table-cell>
          <table:table-cell table:style-name="ce2" table:formula="of:=CONCATENATE(&quot;0x&quot;;DEC2HEX([.H234];2);DEC2HEX([.G234];2))" office:value-type="string" office:string-value="0x5DEF" calcext:value-type="string">
            <text:p>0x5DEF</text:p>
          </table:table-cell>
          <table:table-cell table:formula="of:=CONCATENATE(&quot;case &quot;;[.A234];&quot;: return &quot;;[.I234];&quot;;&quot;)" office:value-type="string" office:string-value="case 232: return 0xEF5D;" calcext:value-type="string">
            <text:p>case 232: return 0xEF5D;</text:p>
          </table:table-cell>
          <table:table-cell table:formula="of:=CONCATENATE([.I234];&quot;,&quot;)" office:value-type="string" office:string-value="0xEF5D," calcext:value-type="string">
            <text:p>0xEF5D,</text:p>
          </table:table-cell>
          <table:table-cell table:style-name="ce2" table:formula="of:=CONCATENATE(&quot;0x&quot;;DEC2HEX([.G234];2);&quot;,&quot;)" office:value-type="string" office:string-value="0xEF," calcext:value-type="string">
            <text:p>0xEF,</text:p>
          </table:table-cell>
          <table:table-cell table:style-name="ce2" table:formula="of:=CONCATENATE(&quot;0x&quot;;DEC2HEX([.H234];2);&quot;,&quot;)" office:value-type="string" office:string-value="0x5D," calcext:value-type="string">
            <text:p>0x5D,</text:p>
          </table:table-cell>
          <table:table-cell table:formula="of:=BITOR(BITLSHIFT(BITAND([.A234];1);7);BITOR(BITLSHIFT(BITAND([.A234];2);5);BITOR(BITLSHIFT(BITAND([.A234];4);3);BITOR(BITLSHIFT(BITAND([.A234];8);1);BITOR(BITRSHIFT(BITAND([.A234];16);1);BITOR(BITRSHIFT(BITAND([.A234];32);3);BITOR(BITRSHIFT(BITAND([.A234];64);5);BITRSHIFT(BITAND([.A234];128);7))))))))" office:value-type="float" office:value="23" calcext:value-type="float">
            <text:p>23</text:p>
          </table:table-cell>
          <table:table-cell table:formula="of:=CONCATENATE([.O234];&quot;,&quot;)" office:value-type="string" office:string-value="23," calcext:value-type="string">
            <text:p>23,</text:p>
          </table:table-cell>
          <table:table-cell/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0x10,</text:p>
          </table:table-cell>
          <table:table-cell table:style-name="ce2" office:value-type="string" calcext:value-type="string">
            <text:p>0xA2,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DEC2HEX([.A235])" office:value-type="string" office:string-value="E9" calcext:value-type="string">
            <text:p>E9</text:p>
          </table:table-cell>
          <table:table-cell table:style-name="ce1" table:formula="of:=BITAND([.A235]; 248)" office:value-type="float" office:value="232" calcext:value-type="float">
            <text:p>232</text:p>
          </table:table-cell>
          <table:table-cell table:style-name="ce1" table:formula="of:=BITRSHIFT([.A235]; 5)" office:value-type="float" office:value="7" calcext:value-type="float">
            <text:p>7</text:p>
          </table:table-cell>
          <table:table-cell table:style-name="ce1" table:formula="of:=BITAND(BITLSHIFT([.A235]; 3); 224)" office:value-type="float" office:value="64" calcext:value-type="float">
            <text:p>64</text:p>
          </table:table-cell>
          <table:table-cell table:style-name="ce1" table:formula="of:=BITAND(BITRSHIFT([.A235]; 3); 31)" office:value-type="float" office:value="29" calcext:value-type="float">
            <text:p>29</text:p>
          </table:table-cell>
          <table:table-cell table:style-name="ce1" table:formula="of:=BITOR([.C235];[.D235])" office:value-type="float" office:value="239" calcext:value-type="float">
            <text:p>239</text:p>
          </table:table-cell>
          <table:table-cell table:style-name="ce1" table:formula="of:=BITOR([.E235];[.F235])" office:value-type="float" office:value="93" calcext:value-type="float">
            <text:p>93</text:p>
          </table:table-cell>
          <table:table-cell table:style-name="ce2" table:formula="of:=CONCATENATE(&quot;0x&quot;;DEC2HEX([.G235];2);DEC2HEX([.H235];2))" office:value-type="string" office:string-value="0xEF5D" calcext:value-type="string">
            <text:p>0xEF5D</text:p>
          </table:table-cell>
          <table:table-cell table:style-name="ce2" table:formula="of:=CONCATENATE(&quot;0x&quot;;DEC2HEX([.H235];2);DEC2HEX([.G235];2))" office:value-type="string" office:string-value="0x5DEF" calcext:value-type="string">
            <text:p>0x5DEF</text:p>
          </table:table-cell>
          <table:table-cell table:formula="of:=CONCATENATE(&quot;case &quot;;[.A235];&quot;: return &quot;;[.I235];&quot;;&quot;)" office:value-type="string" office:string-value="case 233: return 0xEF5D;" calcext:value-type="string">
            <text:p>case 233: return 0xEF5D;</text:p>
          </table:table-cell>
          <table:table-cell table:formula="of:=CONCATENATE([.I235];&quot;,&quot;)" office:value-type="string" office:string-value="0xEF5D," calcext:value-type="string">
            <text:p>0xEF5D,</text:p>
          </table:table-cell>
          <table:table-cell table:style-name="ce2" table:formula="of:=CONCATENATE(&quot;0x&quot;;DEC2HEX([.G235];2);&quot;,&quot;)" office:value-type="string" office:string-value="0xEF," calcext:value-type="string">
            <text:p>0xEF,</text:p>
          </table:table-cell>
          <table:table-cell table:style-name="ce2" table:formula="of:=CONCATENATE(&quot;0x&quot;;DEC2HEX([.H235];2);&quot;,&quot;)" office:value-type="string" office:string-value="0x5D," calcext:value-type="string">
            <text:p>0x5D,</text:p>
          </table:table-cell>
          <table:table-cell table:formula="of:=BITOR(BITLSHIFT(BITAND([.A235];1);7);BITOR(BITLSHIFT(BITAND([.A235];2);5);BITOR(BITLSHIFT(BITAND([.A235];4);3);BITOR(BITLSHIFT(BITAND([.A235];8);1);BITOR(BITRSHIFT(BITAND([.A235];16);1);BITOR(BITRSHIFT(BITAND([.A235];32);3);BITOR(BITRSHIFT(BITAND([.A235];64);5);BITRSHIFT(BITAND([.A235];128);7))))))))" office:value-type="float" office:value="151" calcext:value-type="float">
            <text:p>151</text:p>
          </table:table-cell>
          <table:table-cell table:formula="of:=CONCATENATE([.O235];&quot;,&quot;)" office:value-type="string" office:string-value="151," calcext:value-type="string">
            <text:p>151,</text:p>
          </table:table-cell>
          <table:table-cell/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0x94,</text:p>
          </table:table-cell>
          <table:table-cell table:style-name="ce2" office:value-type="string" calcext:value-type="string">
            <text:p>0xB2,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DEC2HEX([.A236])" office:value-type="string" office:string-value="EA" calcext:value-type="string">
            <text:p>EA</text:p>
          </table:table-cell>
          <table:table-cell table:style-name="ce1" table:formula="of:=BITAND([.A236]; 248)" office:value-type="float" office:value="232" calcext:value-type="float">
            <text:p>232</text:p>
          </table:table-cell>
          <table:table-cell table:style-name="ce1" table:formula="of:=BITRSHIFT([.A236]; 5)" office:value-type="float" office:value="7" calcext:value-type="float">
            <text:p>7</text:p>
          </table:table-cell>
          <table:table-cell table:style-name="ce1" table:formula="of:=BITAND(BITLSHIFT([.A236]; 3); 224)" office:value-type="float" office:value="64" calcext:value-type="float">
            <text:p>64</text:p>
          </table:table-cell>
          <table:table-cell table:style-name="ce1" table:formula="of:=BITAND(BITRSHIFT([.A236]; 3); 31)" office:value-type="float" office:value="29" calcext:value-type="float">
            <text:p>29</text:p>
          </table:table-cell>
          <table:table-cell table:style-name="ce1" table:formula="of:=BITOR([.C236];[.D236])" office:value-type="float" office:value="239" calcext:value-type="float">
            <text:p>239</text:p>
          </table:table-cell>
          <table:table-cell table:style-name="ce1" table:formula="of:=BITOR([.E236];[.F236])" office:value-type="float" office:value="93" calcext:value-type="float">
            <text:p>93</text:p>
          </table:table-cell>
          <table:table-cell table:style-name="ce2" table:formula="of:=CONCATENATE(&quot;0x&quot;;DEC2HEX([.G236];2);DEC2HEX([.H236];2))" office:value-type="string" office:string-value="0xEF5D" calcext:value-type="string">
            <text:p>0xEF5D</text:p>
          </table:table-cell>
          <table:table-cell table:style-name="ce2" table:formula="of:=CONCATENATE(&quot;0x&quot;;DEC2HEX([.H236];2);DEC2HEX([.G236];2))" office:value-type="string" office:string-value="0x5DEF" calcext:value-type="string">
            <text:p>0x5DEF</text:p>
          </table:table-cell>
          <table:table-cell table:formula="of:=CONCATENATE(&quot;case &quot;;[.A236];&quot;: return &quot;;[.I236];&quot;;&quot;)" office:value-type="string" office:string-value="case 234: return 0xEF5D;" calcext:value-type="string">
            <text:p>case 234: return 0xEF5D;</text:p>
          </table:table-cell>
          <table:table-cell table:formula="of:=CONCATENATE([.I236];&quot;,&quot;)" office:value-type="string" office:string-value="0xEF5D," calcext:value-type="string">
            <text:p>0xEF5D,</text:p>
          </table:table-cell>
          <table:table-cell table:style-name="ce2" table:formula="of:=CONCATENATE(&quot;0x&quot;;DEC2HEX([.G236];2);&quot;,&quot;)" office:value-type="string" office:string-value="0xEF," calcext:value-type="string">
            <text:p>0xEF,</text:p>
          </table:table-cell>
          <table:table-cell table:style-name="ce2" table:formula="of:=CONCATENATE(&quot;0x&quot;;DEC2HEX([.H236];2);&quot;,&quot;)" office:value-type="string" office:string-value="0x5D," calcext:value-type="string">
            <text:p>0x5D,</text:p>
          </table:table-cell>
          <table:table-cell table:formula="of:=BITOR(BITLSHIFT(BITAND([.A236];1);7);BITOR(BITLSHIFT(BITAND([.A236];2);5);BITOR(BITLSHIFT(BITAND([.A236];4);3);BITOR(BITLSHIFT(BITAND([.A236];8);1);BITOR(BITRSHIFT(BITAND([.A236];16);1);BITOR(BITRSHIFT(BITAND([.A236];32);3);BITOR(BITRSHIFT(BITAND([.A236];64);5);BITRSHIFT(BITAND([.A236];128);7))))))))" office:value-type="float" office:value="87" calcext:value-type="float">
            <text:p>87</text:p>
          </table:table-cell>
          <table:table-cell table:formula="of:=CONCATENATE([.O236];&quot;,&quot;)" office:value-type="string" office:string-value="87," calcext:value-type="string">
            <text:p>87,</text:p>
          </table:table-cell>
          <table:table-cell/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0x52,</text:p>
          </table:table-cell>
          <table:table-cell table:style-name="ce2" office:value-type="string" calcext:value-type="string">
            <text:p>0xAA,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DEC2HEX([.A237])" office:value-type="string" office:string-value="EB" calcext:value-type="string">
            <text:p>EB</text:p>
          </table:table-cell>
          <table:table-cell table:style-name="ce1" table:formula="of:=BITAND([.A237]; 248)" office:value-type="float" office:value="232" calcext:value-type="float">
            <text:p>232</text:p>
          </table:table-cell>
          <table:table-cell table:style-name="ce1" table:formula="of:=BITRSHIFT([.A237]; 5)" office:value-type="float" office:value="7" calcext:value-type="float">
            <text:p>7</text:p>
          </table:table-cell>
          <table:table-cell table:style-name="ce1" table:formula="of:=BITAND(BITLSHIFT([.A237]; 3); 224)" office:value-type="float" office:value="64" calcext:value-type="float">
            <text:p>64</text:p>
          </table:table-cell>
          <table:table-cell table:style-name="ce1" table:formula="of:=BITAND(BITRSHIFT([.A237]; 3); 31)" office:value-type="float" office:value="29" calcext:value-type="float">
            <text:p>29</text:p>
          </table:table-cell>
          <table:table-cell table:style-name="ce1" table:formula="of:=BITOR([.C237];[.D237])" office:value-type="float" office:value="239" calcext:value-type="float">
            <text:p>239</text:p>
          </table:table-cell>
          <table:table-cell table:style-name="ce1" table:formula="of:=BITOR([.E237];[.F237])" office:value-type="float" office:value="93" calcext:value-type="float">
            <text:p>93</text:p>
          </table:table-cell>
          <table:table-cell table:style-name="ce2" table:formula="of:=CONCATENATE(&quot;0x&quot;;DEC2HEX([.G237];2);DEC2HEX([.H237];2))" office:value-type="string" office:string-value="0xEF5D" calcext:value-type="string">
            <text:p>0xEF5D</text:p>
          </table:table-cell>
          <table:table-cell table:style-name="ce2" table:formula="of:=CONCATENATE(&quot;0x&quot;;DEC2HEX([.H237];2);DEC2HEX([.G237];2))" office:value-type="string" office:string-value="0x5DEF" calcext:value-type="string">
            <text:p>0x5DEF</text:p>
          </table:table-cell>
          <table:table-cell table:formula="of:=CONCATENATE(&quot;case &quot;;[.A237];&quot;: return &quot;;[.I237];&quot;;&quot;)" office:value-type="string" office:string-value="case 235: return 0xEF5D;" calcext:value-type="string">
            <text:p>case 235: return 0xEF5D;</text:p>
          </table:table-cell>
          <table:table-cell table:formula="of:=CONCATENATE([.I237];&quot;,&quot;)" office:value-type="string" office:string-value="0xEF5D," calcext:value-type="string">
            <text:p>0xEF5D,</text:p>
          </table:table-cell>
          <table:table-cell table:style-name="ce2" table:formula="of:=CONCATENATE(&quot;0x&quot;;DEC2HEX([.G237];2);&quot;,&quot;)" office:value-type="string" office:string-value="0xEF," calcext:value-type="string">
            <text:p>0xEF,</text:p>
          </table:table-cell>
          <table:table-cell table:style-name="ce2" table:formula="of:=CONCATENATE(&quot;0x&quot;;DEC2HEX([.H237];2);&quot;,&quot;)" office:value-type="string" office:string-value="0x5D," calcext:value-type="string">
            <text:p>0x5D,</text:p>
          </table:table-cell>
          <table:table-cell table:formula="of:=BITOR(BITLSHIFT(BITAND([.A237];1);7);BITOR(BITLSHIFT(BITAND([.A237];2);5);BITOR(BITLSHIFT(BITAND([.A237];4);3);BITOR(BITLSHIFT(BITAND([.A237];8);1);BITOR(BITRSHIFT(BITAND([.A237];16);1);BITOR(BITRSHIFT(BITAND([.A237];32);3);BITOR(BITRSHIFT(BITAND([.A237];64);5);BITRSHIFT(BITAND([.A237];128);7))))))))" office:value-type="float" office:value="215" calcext:value-type="float">
            <text:p>215</text:p>
          </table:table-cell>
          <table:table-cell table:formula="of:=CONCATENATE([.O237];&quot;,&quot;)" office:value-type="string" office:string-value="215," calcext:value-type="string">
            <text:p>215,</text:p>
          </table:table-cell>
          <table:table-cell/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0xD6,</text:p>
          </table:table-cell>
          <table:table-cell table:style-name="ce2" office:value-type="string" calcext:value-type="string">
            <text:p>0xBA,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DEC2HEX([.A238])" office:value-type="string" office:string-value="EC" calcext:value-type="string">
            <text:p>EC</text:p>
          </table:table-cell>
          <table:table-cell table:style-name="ce1" table:formula="of:=BITAND([.A238]; 248)" office:value-type="float" office:value="232" calcext:value-type="float">
            <text:p>232</text:p>
          </table:table-cell>
          <table:table-cell table:style-name="ce1" table:formula="of:=BITRSHIFT([.A238]; 5)" office:value-type="float" office:value="7" calcext:value-type="float">
            <text:p>7</text:p>
          </table:table-cell>
          <table:table-cell table:style-name="ce1" table:formula="of:=BITAND(BITLSHIFT([.A238]; 3); 224)" office:value-type="float" office:value="96" calcext:value-type="float">
            <text:p>96</text:p>
          </table:table-cell>
          <table:table-cell table:style-name="ce1" table:formula="of:=BITAND(BITRSHIFT([.A238]; 3); 31)" office:value-type="float" office:value="29" calcext:value-type="float">
            <text:p>29</text:p>
          </table:table-cell>
          <table:table-cell table:style-name="ce1" table:formula="of:=BITOR([.C238];[.D238])" office:value-type="float" office:value="239" calcext:value-type="float">
            <text:p>239</text:p>
          </table:table-cell>
          <table:table-cell table:style-name="ce1" table:formula="of:=BITOR([.E238];[.F238])" office:value-type="float" office:value="125" calcext:value-type="float">
            <text:p>125</text:p>
          </table:table-cell>
          <table:table-cell table:style-name="ce2" table:formula="of:=CONCATENATE(&quot;0x&quot;;DEC2HEX([.G238];2);DEC2HEX([.H238];2))" office:value-type="string" office:string-value="0xEF7D" calcext:value-type="string">
            <text:p>0xEF7D</text:p>
          </table:table-cell>
          <table:table-cell table:style-name="ce2" table:formula="of:=CONCATENATE(&quot;0x&quot;;DEC2HEX([.H238];2);DEC2HEX([.G238];2))" office:value-type="string" office:string-value="0x7DEF" calcext:value-type="string">
            <text:p>0x7DEF</text:p>
          </table:table-cell>
          <table:table-cell table:formula="of:=CONCATENATE(&quot;case &quot;;[.A238];&quot;: return &quot;;[.I238];&quot;;&quot;)" office:value-type="string" office:string-value="case 236: return 0xEF7D;" calcext:value-type="string">
            <text:p>case 236: return 0xEF7D;</text:p>
          </table:table-cell>
          <table:table-cell table:formula="of:=CONCATENATE([.I238];&quot;,&quot;)" office:value-type="string" office:string-value="0xEF7D," calcext:value-type="string">
            <text:p>0xEF7D,</text:p>
          </table:table-cell>
          <table:table-cell table:style-name="ce2" table:formula="of:=CONCATENATE(&quot;0x&quot;;DEC2HEX([.G238];2);&quot;,&quot;)" office:value-type="string" office:string-value="0xEF," calcext:value-type="string">
            <text:p>0xEF,</text:p>
          </table:table-cell>
          <table:table-cell table:style-name="ce2" table:formula="of:=CONCATENATE(&quot;0x&quot;;DEC2HEX([.H238];2);&quot;,&quot;)" office:value-type="string" office:string-value="0x7D," calcext:value-type="string">
            <text:p>0x7D,</text:p>
          </table:table-cell>
          <table:table-cell table:formula="of:=BITOR(BITLSHIFT(BITAND([.A238];1);7);BITOR(BITLSHIFT(BITAND([.A238];2);5);BITOR(BITLSHIFT(BITAND([.A238];4);3);BITOR(BITLSHIFT(BITAND([.A238];8);1);BITOR(BITRSHIFT(BITAND([.A238];16);1);BITOR(BITRSHIFT(BITAND([.A238];32);3);BITOR(BITRSHIFT(BITAND([.A238];64);5);BITRSHIFT(BITAND([.A238];128);7))))))))" office:value-type="float" office:value="55" calcext:value-type="float">
            <text:p>55</text:p>
          </table:table-cell>
          <table:table-cell table:formula="of:=CONCATENATE([.O238];&quot;,&quot;)" office:value-type="string" office:string-value="55," calcext:value-type="string">
            <text:p>55,</text:p>
          </table:table-cell>
          <table:table-cell/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0x31,</text:p>
          </table:table-cell>
          <table:table-cell table:style-name="ce2" office:value-type="string" calcext:value-type="string">
            <text:p>0xA6,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DEC2HEX([.A239])" office:value-type="string" office:string-value="ED" calcext:value-type="string">
            <text:p>ED</text:p>
          </table:table-cell>
          <table:table-cell table:style-name="ce1" table:formula="of:=BITAND([.A239]; 248)" office:value-type="float" office:value="232" calcext:value-type="float">
            <text:p>232</text:p>
          </table:table-cell>
          <table:table-cell table:style-name="ce1" table:formula="of:=BITRSHIFT([.A239]; 5)" office:value-type="float" office:value="7" calcext:value-type="float">
            <text:p>7</text:p>
          </table:table-cell>
          <table:table-cell table:style-name="ce1" table:formula="of:=BITAND(BITLSHIFT([.A239]; 3); 224)" office:value-type="float" office:value="96" calcext:value-type="float">
            <text:p>96</text:p>
          </table:table-cell>
          <table:table-cell table:style-name="ce1" table:formula="of:=BITAND(BITRSHIFT([.A239]; 3); 31)" office:value-type="float" office:value="29" calcext:value-type="float">
            <text:p>29</text:p>
          </table:table-cell>
          <table:table-cell table:style-name="ce1" table:formula="of:=BITOR([.C239];[.D239])" office:value-type="float" office:value="239" calcext:value-type="float">
            <text:p>239</text:p>
          </table:table-cell>
          <table:table-cell table:style-name="ce1" table:formula="of:=BITOR([.E239];[.F239])" office:value-type="float" office:value="125" calcext:value-type="float">
            <text:p>125</text:p>
          </table:table-cell>
          <table:table-cell table:style-name="ce2" table:formula="of:=CONCATENATE(&quot;0x&quot;;DEC2HEX([.G239];2);DEC2HEX([.H239];2))" office:value-type="string" office:string-value="0xEF7D" calcext:value-type="string">
            <text:p>0xEF7D</text:p>
          </table:table-cell>
          <table:table-cell table:style-name="ce2" table:formula="of:=CONCATENATE(&quot;0x&quot;;DEC2HEX([.H239];2);DEC2HEX([.G239];2))" office:value-type="string" office:string-value="0x7DEF" calcext:value-type="string">
            <text:p>0x7DEF</text:p>
          </table:table-cell>
          <table:table-cell table:formula="of:=CONCATENATE(&quot;case &quot;;[.A239];&quot;: return &quot;;[.I239];&quot;;&quot;)" office:value-type="string" office:string-value="case 237: return 0xEF7D;" calcext:value-type="string">
            <text:p>case 237: return 0xEF7D;</text:p>
          </table:table-cell>
          <table:table-cell table:formula="of:=CONCATENATE([.I239];&quot;,&quot;)" office:value-type="string" office:string-value="0xEF7D," calcext:value-type="string">
            <text:p>0xEF7D,</text:p>
          </table:table-cell>
          <table:table-cell table:style-name="ce2" table:formula="of:=CONCATENATE(&quot;0x&quot;;DEC2HEX([.G239];2);&quot;,&quot;)" office:value-type="string" office:string-value="0xEF," calcext:value-type="string">
            <text:p>0xEF,</text:p>
          </table:table-cell>
          <table:table-cell table:style-name="ce2" table:formula="of:=CONCATENATE(&quot;0x&quot;;DEC2HEX([.H239];2);&quot;,&quot;)" office:value-type="string" office:string-value="0x7D," calcext:value-type="string">
            <text:p>0x7D,</text:p>
          </table:table-cell>
          <table:table-cell table:formula="of:=BITOR(BITLSHIFT(BITAND([.A239];1);7);BITOR(BITLSHIFT(BITAND([.A239];2);5);BITOR(BITLSHIFT(BITAND([.A239];4);3);BITOR(BITLSHIFT(BITAND([.A239];8);1);BITOR(BITRSHIFT(BITAND([.A239];16);1);BITOR(BITRSHIFT(BITAND([.A239];32);3);BITOR(BITRSHIFT(BITAND([.A239];64);5);BITRSHIFT(BITAND([.A239];128);7))))))))" office:value-type="float" office:value="183" calcext:value-type="float">
            <text:p>183</text:p>
          </table:table-cell>
          <table:table-cell table:formula="of:=CONCATENATE([.O239];&quot;,&quot;)" office:value-type="string" office:string-value="183," calcext:value-type="string">
            <text:p>183,</text:p>
          </table:table-cell>
          <table:table-cell/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0xB5,</text:p>
          </table:table-cell>
          <table:table-cell table:style-name="ce2" office:value-type="string" calcext:value-type="string">
            <text:p>0xB6,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DEC2HEX([.A240])" office:value-type="string" office:string-value="EE" calcext:value-type="string">
            <text:p>EE</text:p>
          </table:table-cell>
          <table:table-cell table:style-name="ce1" table:formula="of:=BITAND([.A240]; 248)" office:value-type="float" office:value="232" calcext:value-type="float">
            <text:p>232</text:p>
          </table:table-cell>
          <table:table-cell table:style-name="ce1" table:formula="of:=BITRSHIFT([.A240]; 5)" office:value-type="float" office:value="7" calcext:value-type="float">
            <text:p>7</text:p>
          </table:table-cell>
          <table:table-cell table:style-name="ce1" table:formula="of:=BITAND(BITLSHIFT([.A240]; 3); 224)" office:value-type="float" office:value="96" calcext:value-type="float">
            <text:p>96</text:p>
          </table:table-cell>
          <table:table-cell table:style-name="ce1" table:formula="of:=BITAND(BITRSHIFT([.A240]; 3); 31)" office:value-type="float" office:value="29" calcext:value-type="float">
            <text:p>29</text:p>
          </table:table-cell>
          <table:table-cell table:style-name="ce1" table:formula="of:=BITOR([.C240];[.D240])" office:value-type="float" office:value="239" calcext:value-type="float">
            <text:p>239</text:p>
          </table:table-cell>
          <table:table-cell table:style-name="ce1" table:formula="of:=BITOR([.E240];[.F240])" office:value-type="float" office:value="125" calcext:value-type="float">
            <text:p>125</text:p>
          </table:table-cell>
          <table:table-cell table:style-name="ce2" table:formula="of:=CONCATENATE(&quot;0x&quot;;DEC2HEX([.G240];2);DEC2HEX([.H240];2))" office:value-type="string" office:string-value="0xEF7D" calcext:value-type="string">
            <text:p>0xEF7D</text:p>
          </table:table-cell>
          <table:table-cell table:style-name="ce2" table:formula="of:=CONCATENATE(&quot;0x&quot;;DEC2HEX([.H240];2);DEC2HEX([.G240];2))" office:value-type="string" office:string-value="0x7DEF" calcext:value-type="string">
            <text:p>0x7DEF</text:p>
          </table:table-cell>
          <table:table-cell table:formula="of:=CONCATENATE(&quot;case &quot;;[.A240];&quot;: return &quot;;[.I240];&quot;;&quot;)" office:value-type="string" office:string-value="case 238: return 0xEF7D;" calcext:value-type="string">
            <text:p>case 238: return 0xEF7D;</text:p>
          </table:table-cell>
          <table:table-cell table:formula="of:=CONCATENATE([.I240];&quot;,&quot;)" office:value-type="string" office:string-value="0xEF7D," calcext:value-type="string">
            <text:p>0xEF7D,</text:p>
          </table:table-cell>
          <table:table-cell table:style-name="ce2" table:formula="of:=CONCATENATE(&quot;0x&quot;;DEC2HEX([.G240];2);&quot;,&quot;)" office:value-type="string" office:string-value="0xEF," calcext:value-type="string">
            <text:p>0xEF,</text:p>
          </table:table-cell>
          <table:table-cell table:style-name="ce2" table:formula="of:=CONCATENATE(&quot;0x&quot;;DEC2HEX([.H240];2);&quot;,&quot;)" office:value-type="string" office:string-value="0x7D," calcext:value-type="string">
            <text:p>0x7D,</text:p>
          </table:table-cell>
          <table:table-cell table:formula="of:=BITOR(BITLSHIFT(BITAND([.A240];1);7);BITOR(BITLSHIFT(BITAND([.A240];2);5);BITOR(BITLSHIFT(BITAND([.A240];4);3);BITOR(BITLSHIFT(BITAND([.A240];8);1);BITOR(BITRSHIFT(BITAND([.A240];16);1);BITOR(BITRSHIFT(BITAND([.A240];32);3);BITOR(BITRSHIFT(BITAND([.A240];64);5);BITRSHIFT(BITAND([.A240];128);7))))))))" office:value-type="float" office:value="119" calcext:value-type="float">
            <text:p>119</text:p>
          </table:table-cell>
          <table:table-cell table:formula="of:=CONCATENATE([.O240];&quot;,&quot;)" office:value-type="string" office:string-value="119," calcext:value-type="string">
            <text:p>119,</text:p>
          </table:table-cell>
          <table:table-cell/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0x73,</text:p>
          </table:table-cell>
          <table:table-cell table:style-name="ce2" office:value-type="string" calcext:value-type="string">
            <text:p>0xAE,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DEC2HEX([.A241])" office:value-type="string" office:string-value="EF" calcext:value-type="string">
            <text:p>EF</text:p>
          </table:table-cell>
          <table:table-cell table:style-name="ce1" table:formula="of:=BITAND([.A241]; 248)" office:value-type="float" office:value="232" calcext:value-type="float">
            <text:p>232</text:p>
          </table:table-cell>
          <table:table-cell table:style-name="ce1" table:formula="of:=BITRSHIFT([.A241]; 5)" office:value-type="float" office:value="7" calcext:value-type="float">
            <text:p>7</text:p>
          </table:table-cell>
          <table:table-cell table:style-name="ce1" table:formula="of:=BITAND(BITLSHIFT([.A241]; 3); 224)" office:value-type="float" office:value="96" calcext:value-type="float">
            <text:p>96</text:p>
          </table:table-cell>
          <table:table-cell table:style-name="ce1" table:formula="of:=BITAND(BITRSHIFT([.A241]; 3); 31)" office:value-type="float" office:value="29" calcext:value-type="float">
            <text:p>29</text:p>
          </table:table-cell>
          <table:table-cell table:style-name="ce1" table:formula="of:=BITOR([.C241];[.D241])" office:value-type="float" office:value="239" calcext:value-type="float">
            <text:p>239</text:p>
          </table:table-cell>
          <table:table-cell table:style-name="ce1" table:formula="of:=BITOR([.E241];[.F241])" office:value-type="float" office:value="125" calcext:value-type="float">
            <text:p>125</text:p>
          </table:table-cell>
          <table:table-cell table:style-name="ce2" table:formula="of:=CONCATENATE(&quot;0x&quot;;DEC2HEX([.G241];2);DEC2HEX([.H241];2))" office:value-type="string" office:string-value="0xEF7D" calcext:value-type="string">
            <text:p>0xEF7D</text:p>
          </table:table-cell>
          <table:table-cell table:style-name="ce2" table:formula="of:=CONCATENATE(&quot;0x&quot;;DEC2HEX([.H241];2);DEC2HEX([.G241];2))" office:value-type="string" office:string-value="0x7DEF" calcext:value-type="string">
            <text:p>0x7DEF</text:p>
          </table:table-cell>
          <table:table-cell table:formula="of:=CONCATENATE(&quot;case &quot;;[.A241];&quot;: return &quot;;[.I241];&quot;;&quot;)" office:value-type="string" office:string-value="case 239: return 0xEF7D;" calcext:value-type="string">
            <text:p>case 239: return 0xEF7D;</text:p>
          </table:table-cell>
          <table:table-cell table:formula="of:=CONCATENATE([.I241];&quot;,&quot;)" office:value-type="string" office:string-value="0xEF7D," calcext:value-type="string">
            <text:p>0xEF7D,</text:p>
          </table:table-cell>
          <table:table-cell table:style-name="ce2" table:formula="of:=CONCATENATE(&quot;0x&quot;;DEC2HEX([.G241];2);&quot;,&quot;)" office:value-type="string" office:string-value="0xEF," calcext:value-type="string">
            <text:p>0xEF,</text:p>
          </table:table-cell>
          <table:table-cell table:style-name="ce2" table:formula="of:=CONCATENATE(&quot;0x&quot;;DEC2HEX([.H241];2);&quot;,&quot;)" office:value-type="string" office:string-value="0x7D," calcext:value-type="string">
            <text:p>0x7D,</text:p>
          </table:table-cell>
          <table:table-cell table:formula="of:=BITOR(BITLSHIFT(BITAND([.A241];1);7);BITOR(BITLSHIFT(BITAND([.A241];2);5);BITOR(BITLSHIFT(BITAND([.A241];4);3);BITOR(BITLSHIFT(BITAND([.A241];8);1);BITOR(BITRSHIFT(BITAND([.A241];16);1);BITOR(BITRSHIFT(BITAND([.A241];32);3);BITOR(BITRSHIFT(BITAND([.A241];64);5);BITRSHIFT(BITAND([.A241];128);7))))))))" office:value-type="float" office:value="247" calcext:value-type="float">
            <text:p>247</text:p>
          </table:table-cell>
          <table:table-cell table:formula="of:=CONCATENATE([.O241];&quot;,&quot;)" office:value-type="string" office:string-value="247," calcext:value-type="string">
            <text:p>247,</text:p>
          </table:table-cell>
          <table:table-cell/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0xF7,</text:p>
          </table:table-cell>
          <table:table-cell table:style-name="ce2" office:value-type="string" calcext:value-type="string">
            <text:p>0xBE,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DEC2HEX([.A242])" office:value-type="string" office:string-value="F0" calcext:value-type="string">
            <text:p>F0</text:p>
          </table:table-cell>
          <table:table-cell table:style-name="ce1" table:formula="of:=BITAND([.A242]; 248)" office:value-type="float" office:value="240" calcext:value-type="float">
            <text:p>240</text:p>
          </table:table-cell>
          <table:table-cell table:style-name="ce1" table:formula="of:=BITRSHIFT([.A242]; 5)" office:value-type="float" office:value="7" calcext:value-type="float">
            <text:p>7</text:p>
          </table:table-cell>
          <table:table-cell table:style-name="ce1" table:formula="of:=BITAND(BITLSHIFT([.A242]; 3); 224)" office:value-type="float" office:value="128" calcext:value-type="float">
            <text:p>128</text:p>
          </table:table-cell>
          <table:table-cell table:style-name="ce1" table:formula="of:=BITAND(BITRSHIFT([.A242]; 3); 31)" office:value-type="float" office:value="30" calcext:value-type="float">
            <text:p>30</text:p>
          </table:table-cell>
          <table:table-cell table:style-name="ce1" table:formula="of:=BITOR([.C242];[.D242])" office:value-type="float" office:value="247" calcext:value-type="float">
            <text:p>247</text:p>
          </table:table-cell>
          <table:table-cell table:style-name="ce1" table:formula="of:=BITOR([.E242];[.F242])" office:value-type="float" office:value="158" calcext:value-type="float">
            <text:p>158</text:p>
          </table:table-cell>
          <table:table-cell table:style-name="ce2" table:formula="of:=CONCATENATE(&quot;0x&quot;;DEC2HEX([.G242];2);DEC2HEX([.H242];2))" office:value-type="string" office:string-value="0xF79E" calcext:value-type="string">
            <text:p>0xF79E</text:p>
          </table:table-cell>
          <table:table-cell table:style-name="ce2" table:formula="of:=CONCATENATE(&quot;0x&quot;;DEC2HEX([.H242];2);DEC2HEX([.G242];2))" office:value-type="string" office:string-value="0x9EF7" calcext:value-type="string">
            <text:p>0x9EF7</text:p>
          </table:table-cell>
          <table:table-cell table:formula="of:=CONCATENATE(&quot;case &quot;;[.A242];&quot;: return &quot;;[.I242];&quot;;&quot;)" office:value-type="string" office:string-value="case 240: return 0xF79E;" calcext:value-type="string">
            <text:p>case 240: return 0xF79E;</text:p>
          </table:table-cell>
          <table:table-cell table:formula="of:=CONCATENATE([.I242];&quot;,&quot;)" office:value-type="string" office:string-value="0xF79E," calcext:value-type="string">
            <text:p>0xF79E,</text:p>
          </table:table-cell>
          <table:table-cell table:style-name="ce2" table:formula="of:=CONCATENATE(&quot;0x&quot;;DEC2HEX([.G242];2);&quot;,&quot;)" office:value-type="string" office:string-value="0xF7," calcext:value-type="string">
            <text:p>0xF7,</text:p>
          </table:table-cell>
          <table:table-cell table:style-name="ce2" table:formula="of:=CONCATENATE(&quot;0x&quot;;DEC2HEX([.H242];2);&quot;,&quot;)" office:value-type="string" office:string-value="0x9E," calcext:value-type="string">
            <text:p>0x9E,</text:p>
          </table:table-cell>
          <table:table-cell table:formula="of:=BITOR(BITLSHIFT(BITAND([.A242];1);7);BITOR(BITLSHIFT(BITAND([.A242];2);5);BITOR(BITLSHIFT(BITAND([.A242];4);3);BITOR(BITLSHIFT(BITAND([.A242];8);1);BITOR(BITRSHIFT(BITAND([.A242];16);1);BITOR(BITRSHIFT(BITAND([.A242];32);3);BITOR(BITRSHIFT(BITAND([.A242];64);5);BITRSHIFT(BITAND([.A242];128);7))))))))" office:value-type="float" office:value="15" calcext:value-type="float">
            <text:p>15</text:p>
          </table:table-cell>
          <table:table-cell table:formula="of:=CONCATENATE([.O242];&quot;,&quot;)" office:value-type="string" office:string-value="15," calcext:value-type="string">
            <text:p>15,</text:p>
          </table:table-cell>
          <table:table-cell/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0x08,</text:p>
          </table:table-cell>
          <table:table-cell table:style-name="ce2" office:value-type="string" calcext:value-type="string">
            <text:p>0x61,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DEC2HEX([.A243])" office:value-type="string" office:string-value="F1" calcext:value-type="string">
            <text:p>F1</text:p>
          </table:table-cell>
          <table:table-cell table:style-name="ce1" table:formula="of:=BITAND([.A243]; 248)" office:value-type="float" office:value="240" calcext:value-type="float">
            <text:p>240</text:p>
          </table:table-cell>
          <table:table-cell table:style-name="ce1" table:formula="of:=BITRSHIFT([.A243]; 5)" office:value-type="float" office:value="7" calcext:value-type="float">
            <text:p>7</text:p>
          </table:table-cell>
          <table:table-cell table:style-name="ce1" table:formula="of:=BITAND(BITLSHIFT([.A243]; 3); 224)" office:value-type="float" office:value="128" calcext:value-type="float">
            <text:p>128</text:p>
          </table:table-cell>
          <table:table-cell table:style-name="ce1" table:formula="of:=BITAND(BITRSHIFT([.A243]; 3); 31)" office:value-type="float" office:value="30" calcext:value-type="float">
            <text:p>30</text:p>
          </table:table-cell>
          <table:table-cell table:style-name="ce1" table:formula="of:=BITOR([.C243];[.D243])" office:value-type="float" office:value="247" calcext:value-type="float">
            <text:p>247</text:p>
          </table:table-cell>
          <table:table-cell table:style-name="ce1" table:formula="of:=BITOR([.E243];[.F243])" office:value-type="float" office:value="158" calcext:value-type="float">
            <text:p>158</text:p>
          </table:table-cell>
          <table:table-cell table:style-name="ce2" table:formula="of:=CONCATENATE(&quot;0x&quot;;DEC2HEX([.G243];2);DEC2HEX([.H243];2))" office:value-type="string" office:string-value="0xF79E" calcext:value-type="string">
            <text:p>0xF79E</text:p>
          </table:table-cell>
          <table:table-cell table:style-name="ce2" table:formula="of:=CONCATENATE(&quot;0x&quot;;DEC2HEX([.H243];2);DEC2HEX([.G243];2))" office:value-type="string" office:string-value="0x9EF7" calcext:value-type="string">
            <text:p>0x9EF7</text:p>
          </table:table-cell>
          <table:table-cell table:formula="of:=CONCATENATE(&quot;case &quot;;[.A243];&quot;: return &quot;;[.I243];&quot;;&quot;)" office:value-type="string" office:string-value="case 241: return 0xF79E;" calcext:value-type="string">
            <text:p>case 241: return 0xF79E;</text:p>
          </table:table-cell>
          <table:table-cell table:formula="of:=CONCATENATE([.I243];&quot;,&quot;)" office:value-type="string" office:string-value="0xF79E," calcext:value-type="string">
            <text:p>0xF79E,</text:p>
          </table:table-cell>
          <table:table-cell table:style-name="ce2" table:formula="of:=CONCATENATE(&quot;0x&quot;;DEC2HEX([.G243];2);&quot;,&quot;)" office:value-type="string" office:string-value="0xF7," calcext:value-type="string">
            <text:p>0xF7,</text:p>
          </table:table-cell>
          <table:table-cell table:style-name="ce2" table:formula="of:=CONCATENATE(&quot;0x&quot;;DEC2HEX([.H243];2);&quot;,&quot;)" office:value-type="string" office:string-value="0x9E," calcext:value-type="string">
            <text:p>0x9E,</text:p>
          </table:table-cell>
          <table:table-cell table:formula="of:=BITOR(BITLSHIFT(BITAND([.A243];1);7);BITOR(BITLSHIFT(BITAND([.A243];2);5);BITOR(BITLSHIFT(BITAND([.A243];4);3);BITOR(BITLSHIFT(BITAND([.A243];8);1);BITOR(BITRSHIFT(BITAND([.A243];16);1);BITOR(BITRSHIFT(BITAND([.A243];32);3);BITOR(BITRSHIFT(BITAND([.A243];64);5);BITRSHIFT(BITAND([.A243];128);7))))))))" office:value-type="float" office:value="143" calcext:value-type="float">
            <text:p>143</text:p>
          </table:table-cell>
          <table:table-cell table:formula="of:=CONCATENATE([.O243];&quot;,&quot;)" office:value-type="string" office:string-value="143," calcext:value-type="string">
            <text:p>143,</text:p>
          </table:table-cell>
          <table:table-cell/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0x8C,</text:p>
          </table:table-cell>
          <table:table-cell table:style-name="ce2" office:value-type="string" calcext:value-type="string">
            <text:p>0x71,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DEC2HEX([.A244])" office:value-type="string" office:string-value="F2" calcext:value-type="string">
            <text:p>F2</text:p>
          </table:table-cell>
          <table:table-cell table:style-name="ce1" table:formula="of:=BITAND([.A244]; 248)" office:value-type="float" office:value="240" calcext:value-type="float">
            <text:p>240</text:p>
          </table:table-cell>
          <table:table-cell table:style-name="ce1" table:formula="of:=BITRSHIFT([.A244]; 5)" office:value-type="float" office:value="7" calcext:value-type="float">
            <text:p>7</text:p>
          </table:table-cell>
          <table:table-cell table:style-name="ce1" table:formula="of:=BITAND(BITLSHIFT([.A244]; 3); 224)" office:value-type="float" office:value="128" calcext:value-type="float">
            <text:p>128</text:p>
          </table:table-cell>
          <table:table-cell table:style-name="ce1" table:formula="of:=BITAND(BITRSHIFT([.A244]; 3); 31)" office:value-type="float" office:value="30" calcext:value-type="float">
            <text:p>30</text:p>
          </table:table-cell>
          <table:table-cell table:style-name="ce1" table:formula="of:=BITOR([.C244];[.D244])" office:value-type="float" office:value="247" calcext:value-type="float">
            <text:p>247</text:p>
          </table:table-cell>
          <table:table-cell table:style-name="ce1" table:formula="of:=BITOR([.E244];[.F244])" office:value-type="float" office:value="158" calcext:value-type="float">
            <text:p>158</text:p>
          </table:table-cell>
          <table:table-cell table:style-name="ce2" table:formula="of:=CONCATENATE(&quot;0x&quot;;DEC2HEX([.G244];2);DEC2HEX([.H244];2))" office:value-type="string" office:string-value="0xF79E" calcext:value-type="string">
            <text:p>0xF79E</text:p>
          </table:table-cell>
          <table:table-cell table:style-name="ce2" table:formula="of:=CONCATENATE(&quot;0x&quot;;DEC2HEX([.H244];2);DEC2HEX([.G244];2))" office:value-type="string" office:string-value="0x9EF7" calcext:value-type="string">
            <text:p>0x9EF7</text:p>
          </table:table-cell>
          <table:table-cell table:formula="of:=CONCATENATE(&quot;case &quot;;[.A244];&quot;: return &quot;;[.I244];&quot;;&quot;)" office:value-type="string" office:string-value="case 242: return 0xF79E;" calcext:value-type="string">
            <text:p>case 242: return 0xF79E;</text:p>
          </table:table-cell>
          <table:table-cell table:formula="of:=CONCATENATE([.I244];&quot;,&quot;)" office:value-type="string" office:string-value="0xF79E," calcext:value-type="string">
            <text:p>0xF79E,</text:p>
          </table:table-cell>
          <table:table-cell table:style-name="ce2" table:formula="of:=CONCATENATE(&quot;0x&quot;;DEC2HEX([.G244];2);&quot;,&quot;)" office:value-type="string" office:string-value="0xF7," calcext:value-type="string">
            <text:p>0xF7,</text:p>
          </table:table-cell>
          <table:table-cell table:style-name="ce2" table:formula="of:=CONCATENATE(&quot;0x&quot;;DEC2HEX([.H244];2);&quot;,&quot;)" office:value-type="string" office:string-value="0x9E," calcext:value-type="string">
            <text:p>0x9E,</text:p>
          </table:table-cell>
          <table:table-cell table:formula="of:=BITOR(BITLSHIFT(BITAND([.A244];1);7);BITOR(BITLSHIFT(BITAND([.A244];2);5);BITOR(BITLSHIFT(BITAND([.A244];4);3);BITOR(BITLSHIFT(BITAND([.A244];8);1);BITOR(BITRSHIFT(BITAND([.A244];16);1);BITOR(BITRSHIFT(BITAND([.A244];32);3);BITOR(BITRSHIFT(BITAND([.A244];64);5);BITRSHIFT(BITAND([.A244];128);7))))))))" office:value-type="float" office:value="79" calcext:value-type="float">
            <text:p>79</text:p>
          </table:table-cell>
          <table:table-cell table:formula="of:=CONCATENATE([.O244];&quot;,&quot;)" office:value-type="string" office:string-value="79," calcext:value-type="string">
            <text:p>79,</text:p>
          </table:table-cell>
          <table:table-cell/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0x4A,</text:p>
          </table:table-cell>
          <table:table-cell table:style-name="ce2" office:value-type="string" calcext:value-type="string">
            <text:p>0x69,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DEC2HEX([.A245])" office:value-type="string" office:string-value="F3" calcext:value-type="string">
            <text:p>F3</text:p>
          </table:table-cell>
          <table:table-cell table:style-name="ce1" table:formula="of:=BITAND([.A245]; 248)" office:value-type="float" office:value="240" calcext:value-type="float">
            <text:p>240</text:p>
          </table:table-cell>
          <table:table-cell table:style-name="ce1" table:formula="of:=BITRSHIFT([.A245]; 5)" office:value-type="float" office:value="7" calcext:value-type="float">
            <text:p>7</text:p>
          </table:table-cell>
          <table:table-cell table:style-name="ce1" table:formula="of:=BITAND(BITLSHIFT([.A245]; 3); 224)" office:value-type="float" office:value="128" calcext:value-type="float">
            <text:p>128</text:p>
          </table:table-cell>
          <table:table-cell table:style-name="ce1" table:formula="of:=BITAND(BITRSHIFT([.A245]; 3); 31)" office:value-type="float" office:value="30" calcext:value-type="float">
            <text:p>30</text:p>
          </table:table-cell>
          <table:table-cell table:style-name="ce1" table:formula="of:=BITOR([.C245];[.D245])" office:value-type="float" office:value="247" calcext:value-type="float">
            <text:p>247</text:p>
          </table:table-cell>
          <table:table-cell table:style-name="ce1" table:formula="of:=BITOR([.E245];[.F245])" office:value-type="float" office:value="158" calcext:value-type="float">
            <text:p>158</text:p>
          </table:table-cell>
          <table:table-cell table:style-name="ce2" table:formula="of:=CONCATENATE(&quot;0x&quot;;DEC2HEX([.G245];2);DEC2HEX([.H245];2))" office:value-type="string" office:string-value="0xF79E" calcext:value-type="string">
            <text:p>0xF79E</text:p>
          </table:table-cell>
          <table:table-cell table:style-name="ce2" table:formula="of:=CONCATENATE(&quot;0x&quot;;DEC2HEX([.H245];2);DEC2HEX([.G245];2))" office:value-type="string" office:string-value="0x9EF7" calcext:value-type="string">
            <text:p>0x9EF7</text:p>
          </table:table-cell>
          <table:table-cell table:formula="of:=CONCATENATE(&quot;case &quot;;[.A245];&quot;: return &quot;;[.I245];&quot;;&quot;)" office:value-type="string" office:string-value="case 243: return 0xF79E;" calcext:value-type="string">
            <text:p>case 243: return 0xF79E;</text:p>
          </table:table-cell>
          <table:table-cell table:formula="of:=CONCATENATE([.I245];&quot;,&quot;)" office:value-type="string" office:string-value="0xF79E," calcext:value-type="string">
            <text:p>0xF79E,</text:p>
          </table:table-cell>
          <table:table-cell table:style-name="ce2" table:formula="of:=CONCATENATE(&quot;0x&quot;;DEC2HEX([.G245];2);&quot;,&quot;)" office:value-type="string" office:string-value="0xF7," calcext:value-type="string">
            <text:p>0xF7,</text:p>
          </table:table-cell>
          <table:table-cell table:style-name="ce2" table:formula="of:=CONCATENATE(&quot;0x&quot;;DEC2HEX([.H245];2);&quot;,&quot;)" office:value-type="string" office:string-value="0x9E," calcext:value-type="string">
            <text:p>0x9E,</text:p>
          </table:table-cell>
          <table:table-cell table:formula="of:=BITOR(BITLSHIFT(BITAND([.A245];1);7);BITOR(BITLSHIFT(BITAND([.A245];2);5);BITOR(BITLSHIFT(BITAND([.A245];4);3);BITOR(BITLSHIFT(BITAND([.A245];8);1);BITOR(BITRSHIFT(BITAND([.A245];16);1);BITOR(BITRSHIFT(BITAND([.A245];32);3);BITOR(BITRSHIFT(BITAND([.A245];64);5);BITRSHIFT(BITAND([.A245];128);7))))))))" office:value-type="float" office:value="207" calcext:value-type="float">
            <text:p>207</text:p>
          </table:table-cell>
          <table:table-cell table:formula="of:=CONCATENATE([.O245];&quot;,&quot;)" office:value-type="string" office:string-value="207," calcext:value-type="string">
            <text:p>207,</text:p>
          </table:table-cell>
          <table:table-cell/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0xCE,</text:p>
          </table:table-cell>
          <table:table-cell table:style-name="ce2" office:value-type="string" calcext:value-type="string">
            <text:p>0x79,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DEC2HEX([.A246])" office:value-type="string" office:string-value="F4" calcext:value-type="string">
            <text:p>F4</text:p>
          </table:table-cell>
          <table:table-cell table:style-name="ce1" table:formula="of:=BITAND([.A246]; 248)" office:value-type="float" office:value="240" calcext:value-type="float">
            <text:p>240</text:p>
          </table:table-cell>
          <table:table-cell table:style-name="ce1" table:formula="of:=BITRSHIFT([.A246]; 5)" office:value-type="float" office:value="7" calcext:value-type="float">
            <text:p>7</text:p>
          </table:table-cell>
          <table:table-cell table:style-name="ce1" table:formula="of:=BITAND(BITLSHIFT([.A246]; 3); 224)" office:value-type="float" office:value="160" calcext:value-type="float">
            <text:p>160</text:p>
          </table:table-cell>
          <table:table-cell table:style-name="ce1" table:formula="of:=BITAND(BITRSHIFT([.A246]; 3); 31)" office:value-type="float" office:value="30" calcext:value-type="float">
            <text:p>30</text:p>
          </table:table-cell>
          <table:table-cell table:style-name="ce1" table:formula="of:=BITOR([.C246];[.D246])" office:value-type="float" office:value="247" calcext:value-type="float">
            <text:p>247</text:p>
          </table:table-cell>
          <table:table-cell table:style-name="ce1" table:formula="of:=BITOR([.E246];[.F246])" office:value-type="float" office:value="190" calcext:value-type="float">
            <text:p>190</text:p>
          </table:table-cell>
          <table:table-cell table:style-name="ce2" table:formula="of:=CONCATENATE(&quot;0x&quot;;DEC2HEX([.G246];2);DEC2HEX([.H246];2))" office:value-type="string" office:string-value="0xF7BE" calcext:value-type="string">
            <text:p>0xF7BE</text:p>
          </table:table-cell>
          <table:table-cell table:style-name="ce2" table:formula="of:=CONCATENATE(&quot;0x&quot;;DEC2HEX([.H246];2);DEC2HEX([.G246];2))" office:value-type="string" office:string-value="0xBEF7" calcext:value-type="string">
            <text:p>0xBEF7</text:p>
          </table:table-cell>
          <table:table-cell table:formula="of:=CONCATENATE(&quot;case &quot;;[.A246];&quot;: return &quot;;[.I246];&quot;;&quot;)" office:value-type="string" office:string-value="case 244: return 0xF7BE;" calcext:value-type="string">
            <text:p>case 244: return 0xF7BE;</text:p>
          </table:table-cell>
          <table:table-cell table:formula="of:=CONCATENATE([.I246];&quot;,&quot;)" office:value-type="string" office:string-value="0xF7BE," calcext:value-type="string">
            <text:p>0xF7BE,</text:p>
          </table:table-cell>
          <table:table-cell table:style-name="ce2" table:formula="of:=CONCATENATE(&quot;0x&quot;;DEC2HEX([.G246];2);&quot;,&quot;)" office:value-type="string" office:string-value="0xF7," calcext:value-type="string">
            <text:p>0xF7,</text:p>
          </table:table-cell>
          <table:table-cell table:style-name="ce2" table:formula="of:=CONCATENATE(&quot;0x&quot;;DEC2HEX([.H246];2);&quot;,&quot;)" office:value-type="string" office:string-value="0xBE," calcext:value-type="string">
            <text:p>0xBE,</text:p>
          </table:table-cell>
          <table:table-cell table:formula="of:=BITOR(BITLSHIFT(BITAND([.A246];1);7);BITOR(BITLSHIFT(BITAND([.A246];2);5);BITOR(BITLSHIFT(BITAND([.A246];4);3);BITOR(BITLSHIFT(BITAND([.A246];8);1);BITOR(BITRSHIFT(BITAND([.A246];16);1);BITOR(BITRSHIFT(BITAND([.A246];32);3);BITOR(BITRSHIFT(BITAND([.A246];64);5);BITRSHIFT(BITAND([.A246];128);7))))))))" office:value-type="float" office:value="47" calcext:value-type="float">
            <text:p>47</text:p>
          </table:table-cell>
          <table:table-cell table:formula="of:=CONCATENATE([.O246];&quot;,&quot;)" office:value-type="string" office:string-value="47," calcext:value-type="string">
            <text:p>47,</text:p>
          </table:table-cell>
          <table:table-cell/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0x29,</text:p>
          </table:table-cell>
          <table:table-cell table:style-name="ce2" office:value-type="string" calcext:value-type="string">
            <text:p>0x65,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DEC2HEX([.A247])" office:value-type="string" office:string-value="F5" calcext:value-type="string">
            <text:p>F5</text:p>
          </table:table-cell>
          <table:table-cell table:style-name="ce1" table:formula="of:=BITAND([.A247]; 248)" office:value-type="float" office:value="240" calcext:value-type="float">
            <text:p>240</text:p>
          </table:table-cell>
          <table:table-cell table:style-name="ce1" table:formula="of:=BITRSHIFT([.A247]; 5)" office:value-type="float" office:value="7" calcext:value-type="float">
            <text:p>7</text:p>
          </table:table-cell>
          <table:table-cell table:style-name="ce1" table:formula="of:=BITAND(BITLSHIFT([.A247]; 3); 224)" office:value-type="float" office:value="160" calcext:value-type="float">
            <text:p>160</text:p>
          </table:table-cell>
          <table:table-cell table:style-name="ce1" table:formula="of:=BITAND(BITRSHIFT([.A247]; 3); 31)" office:value-type="float" office:value="30" calcext:value-type="float">
            <text:p>30</text:p>
          </table:table-cell>
          <table:table-cell table:style-name="ce1" table:formula="of:=BITOR([.C247];[.D247])" office:value-type="float" office:value="247" calcext:value-type="float">
            <text:p>247</text:p>
          </table:table-cell>
          <table:table-cell table:style-name="ce1" table:formula="of:=BITOR([.E247];[.F247])" office:value-type="float" office:value="190" calcext:value-type="float">
            <text:p>190</text:p>
          </table:table-cell>
          <table:table-cell table:style-name="ce2" table:formula="of:=CONCATENATE(&quot;0x&quot;;DEC2HEX([.G247];2);DEC2HEX([.H247];2))" office:value-type="string" office:string-value="0xF7BE" calcext:value-type="string">
            <text:p>0xF7BE</text:p>
          </table:table-cell>
          <table:table-cell table:style-name="ce2" table:formula="of:=CONCATENATE(&quot;0x&quot;;DEC2HEX([.H247];2);DEC2HEX([.G247];2))" office:value-type="string" office:string-value="0xBEF7" calcext:value-type="string">
            <text:p>0xBEF7</text:p>
          </table:table-cell>
          <table:table-cell table:formula="of:=CONCATENATE(&quot;case &quot;;[.A247];&quot;: return &quot;;[.I247];&quot;;&quot;)" office:value-type="string" office:string-value="case 245: return 0xF7BE;" calcext:value-type="string">
            <text:p>case 245: return 0xF7BE;</text:p>
          </table:table-cell>
          <table:table-cell table:formula="of:=CONCATENATE([.I247];&quot;,&quot;)" office:value-type="string" office:string-value="0xF7BE," calcext:value-type="string">
            <text:p>0xF7BE,</text:p>
          </table:table-cell>
          <table:table-cell table:style-name="ce2" table:formula="of:=CONCATENATE(&quot;0x&quot;;DEC2HEX([.G247];2);&quot;,&quot;)" office:value-type="string" office:string-value="0xF7," calcext:value-type="string">
            <text:p>0xF7,</text:p>
          </table:table-cell>
          <table:table-cell table:style-name="ce2" table:formula="of:=CONCATENATE(&quot;0x&quot;;DEC2HEX([.H247];2);&quot;,&quot;)" office:value-type="string" office:string-value="0xBE," calcext:value-type="string">
            <text:p>0xBE,</text:p>
          </table:table-cell>
          <table:table-cell table:formula="of:=BITOR(BITLSHIFT(BITAND([.A247];1);7);BITOR(BITLSHIFT(BITAND([.A247];2);5);BITOR(BITLSHIFT(BITAND([.A247];4);3);BITOR(BITLSHIFT(BITAND([.A247];8);1);BITOR(BITRSHIFT(BITAND([.A247];16);1);BITOR(BITRSHIFT(BITAND([.A247];32);3);BITOR(BITRSHIFT(BITAND([.A247];64);5);BITRSHIFT(BITAND([.A247];128);7))))))))" office:value-type="float" office:value="175" calcext:value-type="float">
            <text:p>175</text:p>
          </table:table-cell>
          <table:table-cell table:formula="of:=CONCATENATE([.O247];&quot;,&quot;)" office:value-type="string" office:string-value="175," calcext:value-type="string">
            <text:p>175,</text:p>
          </table:table-cell>
          <table:table-cell/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0xAD,</text:p>
          </table:table-cell>
          <table:table-cell table:style-name="ce2" office:value-type="string" calcext:value-type="string">
            <text:p>0x75,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DEC2HEX([.A248])" office:value-type="string" office:string-value="F6" calcext:value-type="string">
            <text:p>F6</text:p>
          </table:table-cell>
          <table:table-cell table:style-name="ce1" table:formula="of:=BITAND([.A248]; 248)" office:value-type="float" office:value="240" calcext:value-type="float">
            <text:p>240</text:p>
          </table:table-cell>
          <table:table-cell table:style-name="ce1" table:formula="of:=BITRSHIFT([.A248]; 5)" office:value-type="float" office:value="7" calcext:value-type="float">
            <text:p>7</text:p>
          </table:table-cell>
          <table:table-cell table:style-name="ce1" table:formula="of:=BITAND(BITLSHIFT([.A248]; 3); 224)" office:value-type="float" office:value="160" calcext:value-type="float">
            <text:p>160</text:p>
          </table:table-cell>
          <table:table-cell table:style-name="ce1" table:formula="of:=BITAND(BITRSHIFT([.A248]; 3); 31)" office:value-type="float" office:value="30" calcext:value-type="float">
            <text:p>30</text:p>
          </table:table-cell>
          <table:table-cell table:style-name="ce1" table:formula="of:=BITOR([.C248];[.D248])" office:value-type="float" office:value="247" calcext:value-type="float">
            <text:p>247</text:p>
          </table:table-cell>
          <table:table-cell table:style-name="ce1" table:formula="of:=BITOR([.E248];[.F248])" office:value-type="float" office:value="190" calcext:value-type="float">
            <text:p>190</text:p>
          </table:table-cell>
          <table:table-cell table:style-name="ce2" table:formula="of:=CONCATENATE(&quot;0x&quot;;DEC2HEX([.G248];2);DEC2HEX([.H248];2))" office:value-type="string" office:string-value="0xF7BE" calcext:value-type="string">
            <text:p>0xF7BE</text:p>
          </table:table-cell>
          <table:table-cell table:style-name="ce2" table:formula="of:=CONCATENATE(&quot;0x&quot;;DEC2HEX([.H248];2);DEC2HEX([.G248];2))" office:value-type="string" office:string-value="0xBEF7" calcext:value-type="string">
            <text:p>0xBEF7</text:p>
          </table:table-cell>
          <table:table-cell table:formula="of:=CONCATENATE(&quot;case &quot;;[.A248];&quot;: return &quot;;[.I248];&quot;;&quot;)" office:value-type="string" office:string-value="case 246: return 0xF7BE;" calcext:value-type="string">
            <text:p>case 246: return 0xF7BE;</text:p>
          </table:table-cell>
          <table:table-cell table:formula="of:=CONCATENATE([.I248];&quot;,&quot;)" office:value-type="string" office:string-value="0xF7BE," calcext:value-type="string">
            <text:p>0xF7BE,</text:p>
          </table:table-cell>
          <table:table-cell table:style-name="ce2" table:formula="of:=CONCATENATE(&quot;0x&quot;;DEC2HEX([.G248];2);&quot;,&quot;)" office:value-type="string" office:string-value="0xF7," calcext:value-type="string">
            <text:p>0xF7,</text:p>
          </table:table-cell>
          <table:table-cell table:style-name="ce2" table:formula="of:=CONCATENATE(&quot;0x&quot;;DEC2HEX([.H248];2);&quot;,&quot;)" office:value-type="string" office:string-value="0xBE," calcext:value-type="string">
            <text:p>0xBE,</text:p>
          </table:table-cell>
          <table:table-cell table:formula="of:=BITOR(BITLSHIFT(BITAND([.A248];1);7);BITOR(BITLSHIFT(BITAND([.A248];2);5);BITOR(BITLSHIFT(BITAND([.A248];4);3);BITOR(BITLSHIFT(BITAND([.A248];8);1);BITOR(BITRSHIFT(BITAND([.A248];16);1);BITOR(BITRSHIFT(BITAND([.A248];32);3);BITOR(BITRSHIFT(BITAND([.A248];64);5);BITRSHIFT(BITAND([.A248];128);7))))))))" office:value-type="float" office:value="111" calcext:value-type="float">
            <text:p>111</text:p>
          </table:table-cell>
          <table:table-cell table:formula="of:=CONCATENATE([.O248];&quot;,&quot;)" office:value-type="string" office:string-value="111," calcext:value-type="string">
            <text:p>111,</text:p>
          </table:table-cell>
          <table:table-cell/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0x6B,</text:p>
          </table:table-cell>
          <table:table-cell table:style-name="ce2" office:value-type="string" calcext:value-type="string">
            <text:p>0x6D,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DEC2HEX([.A249])" office:value-type="string" office:string-value="F7" calcext:value-type="string">
            <text:p>F7</text:p>
          </table:table-cell>
          <table:table-cell table:style-name="ce1" table:formula="of:=BITAND([.A249]; 248)" office:value-type="float" office:value="240" calcext:value-type="float">
            <text:p>240</text:p>
          </table:table-cell>
          <table:table-cell table:style-name="ce1" table:formula="of:=BITRSHIFT([.A249]; 5)" office:value-type="float" office:value="7" calcext:value-type="float">
            <text:p>7</text:p>
          </table:table-cell>
          <table:table-cell table:style-name="ce1" table:formula="of:=BITAND(BITLSHIFT([.A249]; 3); 224)" office:value-type="float" office:value="160" calcext:value-type="float">
            <text:p>160</text:p>
          </table:table-cell>
          <table:table-cell table:style-name="ce1" table:formula="of:=BITAND(BITRSHIFT([.A249]; 3); 31)" office:value-type="float" office:value="30" calcext:value-type="float">
            <text:p>30</text:p>
          </table:table-cell>
          <table:table-cell table:style-name="ce1" table:formula="of:=BITOR([.C249];[.D249])" office:value-type="float" office:value="247" calcext:value-type="float">
            <text:p>247</text:p>
          </table:table-cell>
          <table:table-cell table:style-name="ce1" table:formula="of:=BITOR([.E249];[.F249])" office:value-type="float" office:value="190" calcext:value-type="float">
            <text:p>190</text:p>
          </table:table-cell>
          <table:table-cell table:style-name="ce2" table:formula="of:=CONCATENATE(&quot;0x&quot;;DEC2HEX([.G249];2);DEC2HEX([.H249];2))" office:value-type="string" office:string-value="0xF7BE" calcext:value-type="string">
            <text:p>0xF7BE</text:p>
          </table:table-cell>
          <table:table-cell table:style-name="ce2" table:formula="of:=CONCATENATE(&quot;0x&quot;;DEC2HEX([.H249];2);DEC2HEX([.G249];2))" office:value-type="string" office:string-value="0xBEF7" calcext:value-type="string">
            <text:p>0xBEF7</text:p>
          </table:table-cell>
          <table:table-cell table:formula="of:=CONCATENATE(&quot;case &quot;;[.A249];&quot;: return &quot;;[.I249];&quot;;&quot;)" office:value-type="string" office:string-value="case 247: return 0xF7BE;" calcext:value-type="string">
            <text:p>case 247: return 0xF7BE;</text:p>
          </table:table-cell>
          <table:table-cell table:formula="of:=CONCATENATE([.I249];&quot;,&quot;)" office:value-type="string" office:string-value="0xF7BE," calcext:value-type="string">
            <text:p>0xF7BE,</text:p>
          </table:table-cell>
          <table:table-cell table:style-name="ce2" table:formula="of:=CONCATENATE(&quot;0x&quot;;DEC2HEX([.G249];2);&quot;,&quot;)" office:value-type="string" office:string-value="0xF7," calcext:value-type="string">
            <text:p>0xF7,</text:p>
          </table:table-cell>
          <table:table-cell table:style-name="ce2" table:formula="of:=CONCATENATE(&quot;0x&quot;;DEC2HEX([.H249];2);&quot;,&quot;)" office:value-type="string" office:string-value="0xBE," calcext:value-type="string">
            <text:p>0xBE,</text:p>
          </table:table-cell>
          <table:table-cell table:formula="of:=BITOR(BITLSHIFT(BITAND([.A249];1);7);BITOR(BITLSHIFT(BITAND([.A249];2);5);BITOR(BITLSHIFT(BITAND([.A249];4);3);BITOR(BITLSHIFT(BITAND([.A249];8);1);BITOR(BITRSHIFT(BITAND([.A249];16);1);BITOR(BITRSHIFT(BITAND([.A249];32);3);BITOR(BITRSHIFT(BITAND([.A249];64);5);BITRSHIFT(BITAND([.A249];128);7))))))))" office:value-type="float" office:value="239" calcext:value-type="float">
            <text:p>239</text:p>
          </table:table-cell>
          <table:table-cell table:formula="of:=CONCATENATE([.O249];&quot;,&quot;)" office:value-type="string" office:string-value="239," calcext:value-type="string">
            <text:p>239,</text:p>
          </table:table-cell>
          <table:table-cell/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0xEF,</text:p>
          </table:table-cell>
          <table:table-cell table:style-name="ce2" office:value-type="string" calcext:value-type="string">
            <text:p>0x7D,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DEC2HEX([.A250])" office:value-type="string" office:string-value="F8" calcext:value-type="string">
            <text:p>F8</text:p>
          </table:table-cell>
          <table:table-cell table:style-name="ce1" table:formula="of:=BITAND([.A250]; 248)" office:value-type="float" office:value="248" calcext:value-type="float">
            <text:p>248</text:p>
          </table:table-cell>
          <table:table-cell table:style-name="ce1" table:formula="of:=BITRSHIFT([.A250]; 5)" office:value-type="float" office:value="7" calcext:value-type="float">
            <text:p>7</text:p>
          </table:table-cell>
          <table:table-cell table:style-name="ce1" table:formula="of:=BITAND(BITLSHIFT([.A250]; 3); 224)" office:value-type="float" office:value="192" calcext:value-type="float">
            <text:p>192</text:p>
          </table:table-cell>
          <table:table-cell table:style-name="ce1" table:formula="of:=BITAND(BITRSHIFT([.A250]; 3); 31)" office:value-type="float" office:value="31" calcext:value-type="float">
            <text:p>31</text:p>
          </table:table-cell>
          <table:table-cell table:style-name="ce1" table:formula="of:=BITOR([.C250];[.D250])" office:value-type="float" office:value="255" calcext:value-type="float">
            <text:p>255</text:p>
          </table:table-cell>
          <table:table-cell table:style-name="ce1" table:formula="of:=BITOR([.E250];[.F250])" office:value-type="float" office:value="223" calcext:value-type="float">
            <text:p>223</text:p>
          </table:table-cell>
          <table:table-cell table:style-name="ce2" table:formula="of:=CONCATENATE(&quot;0x&quot;;DEC2HEX([.G250];2);DEC2HEX([.H250];2))" office:value-type="string" office:string-value="0xFFDF" calcext:value-type="string">
            <text:p>0xFFDF</text:p>
          </table:table-cell>
          <table:table-cell table:style-name="ce2" table:formula="of:=CONCATENATE(&quot;0x&quot;;DEC2HEX([.H250];2);DEC2HEX([.G250];2))" office:value-type="string" office:string-value="0xDFFF" calcext:value-type="string">
            <text:p>0xDFFF</text:p>
          </table:table-cell>
          <table:table-cell table:formula="of:=CONCATENATE(&quot;case &quot;;[.A250];&quot;: return &quot;;[.I250];&quot;;&quot;)" office:value-type="string" office:string-value="case 248: return 0xFFDF;" calcext:value-type="string">
            <text:p>case 248: return 0xFFDF;</text:p>
          </table:table-cell>
          <table:table-cell table:formula="of:=CONCATENATE([.I250];&quot;,&quot;)" office:value-type="string" office:string-value="0xFFDF," calcext:value-type="string">
            <text:p>0xFFDF,</text:p>
          </table:table-cell>
          <table:table-cell table:style-name="ce2" table:formula="of:=CONCATENATE(&quot;0x&quot;;DEC2HEX([.G250];2);&quot;,&quot;)" office:value-type="string" office:string-value="0xFF," calcext:value-type="string">
            <text:p>0xFF,</text:p>
          </table:table-cell>
          <table:table-cell table:style-name="ce2" table:formula="of:=CONCATENATE(&quot;0x&quot;;DEC2HEX([.H250];2);&quot;,&quot;)" office:value-type="string" office:string-value="0xDF," calcext:value-type="string">
            <text:p>0xDF,</text:p>
          </table:table-cell>
          <table:table-cell table:formula="of:=BITOR(BITLSHIFT(BITAND([.A250];1);7);BITOR(BITLSHIFT(BITAND([.A250];2);5);BITOR(BITLSHIFT(BITAND([.A250];4);3);BITOR(BITLSHIFT(BITAND([.A250];8);1);BITOR(BITRSHIFT(BITAND([.A250];16);1);BITOR(BITRSHIFT(BITAND([.A250];32);3);BITOR(BITRSHIFT(BITAND([.A250];64);5);BITRSHIFT(BITAND([.A250];128);7))))))))" office:value-type="float" office:value="31" calcext:value-type="float">
            <text:p>31</text:p>
          </table:table-cell>
          <table:table-cell table:formula="of:=CONCATENATE([.O250];&quot;,&quot;)" office:value-type="string" office:string-value="31," calcext:value-type="string">
            <text:p>31,</text:p>
          </table:table-cell>
          <table:table-cell/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0x18,</text:p>
          </table:table-cell>
          <table:table-cell table:style-name="ce2" office:value-type="string" calcext:value-type="string">
            <text:p>0xE3,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DEC2HEX([.A251])" office:value-type="string" office:string-value="F9" calcext:value-type="string">
            <text:p>F9</text:p>
          </table:table-cell>
          <table:table-cell table:style-name="ce1" table:formula="of:=BITAND([.A251]; 248)" office:value-type="float" office:value="248" calcext:value-type="float">
            <text:p>248</text:p>
          </table:table-cell>
          <table:table-cell table:style-name="ce1" table:formula="of:=BITRSHIFT([.A251]; 5)" office:value-type="float" office:value="7" calcext:value-type="float">
            <text:p>7</text:p>
          </table:table-cell>
          <table:table-cell table:style-name="ce1" table:formula="of:=BITAND(BITLSHIFT([.A251]; 3); 224)" office:value-type="float" office:value="192" calcext:value-type="float">
            <text:p>192</text:p>
          </table:table-cell>
          <table:table-cell table:style-name="ce1" table:formula="of:=BITAND(BITRSHIFT([.A251]; 3); 31)" office:value-type="float" office:value="31" calcext:value-type="float">
            <text:p>31</text:p>
          </table:table-cell>
          <table:table-cell table:style-name="ce1" table:formula="of:=BITOR([.C251];[.D251])" office:value-type="float" office:value="255" calcext:value-type="float">
            <text:p>255</text:p>
          </table:table-cell>
          <table:table-cell table:style-name="ce1" table:formula="of:=BITOR([.E251];[.F251])" office:value-type="float" office:value="223" calcext:value-type="float">
            <text:p>223</text:p>
          </table:table-cell>
          <table:table-cell table:style-name="ce2" table:formula="of:=CONCATENATE(&quot;0x&quot;;DEC2HEX([.G251];2);DEC2HEX([.H251];2))" office:value-type="string" office:string-value="0xFFDF" calcext:value-type="string">
            <text:p>0xFFDF</text:p>
          </table:table-cell>
          <table:table-cell table:style-name="ce2" table:formula="of:=CONCATENATE(&quot;0x&quot;;DEC2HEX([.H251];2);DEC2HEX([.G251];2))" office:value-type="string" office:string-value="0xDFFF" calcext:value-type="string">
            <text:p>0xDFFF</text:p>
          </table:table-cell>
          <table:table-cell table:formula="of:=CONCATENATE(&quot;case &quot;;[.A251];&quot;: return &quot;;[.I251];&quot;;&quot;)" office:value-type="string" office:string-value="case 249: return 0xFFDF;" calcext:value-type="string">
            <text:p>case 249: return 0xFFDF;</text:p>
          </table:table-cell>
          <table:table-cell table:formula="of:=CONCATENATE([.I251];&quot;,&quot;)" office:value-type="string" office:string-value="0xFFDF," calcext:value-type="string">
            <text:p>0xFFDF,</text:p>
          </table:table-cell>
          <table:table-cell table:style-name="ce2" table:formula="of:=CONCATENATE(&quot;0x&quot;;DEC2HEX([.G251];2);&quot;,&quot;)" office:value-type="string" office:string-value="0xFF," calcext:value-type="string">
            <text:p>0xFF,</text:p>
          </table:table-cell>
          <table:table-cell table:style-name="ce2" table:formula="of:=CONCATENATE(&quot;0x&quot;;DEC2HEX([.H251];2);&quot;,&quot;)" office:value-type="string" office:string-value="0xDF," calcext:value-type="string">
            <text:p>0xDF,</text:p>
          </table:table-cell>
          <table:table-cell table:formula="of:=BITOR(BITLSHIFT(BITAND([.A251];1);7);BITOR(BITLSHIFT(BITAND([.A251];2);5);BITOR(BITLSHIFT(BITAND([.A251];4);3);BITOR(BITLSHIFT(BITAND([.A251];8);1);BITOR(BITRSHIFT(BITAND([.A251];16);1);BITOR(BITRSHIFT(BITAND([.A251];32);3);BITOR(BITRSHIFT(BITAND([.A251];64);5);BITRSHIFT(BITAND([.A251];128);7))))))))" office:value-type="float" office:value="159" calcext:value-type="float">
            <text:p>159</text:p>
          </table:table-cell>
          <table:table-cell table:formula="of:=CONCATENATE([.O251];&quot;,&quot;)" office:value-type="string" office:string-value="159," calcext:value-type="string">
            <text:p>159,</text:p>
          </table:table-cell>
          <table:table-cell/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0x9C,</text:p>
          </table:table-cell>
          <table:table-cell table:style-name="ce2" office:value-type="string" calcext:value-type="string">
            <text:p>0xF3,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DEC2HEX([.A252])" office:value-type="string" office:string-value="FA" calcext:value-type="string">
            <text:p>FA</text:p>
          </table:table-cell>
          <table:table-cell table:style-name="ce1" table:formula="of:=BITAND([.A252]; 248)" office:value-type="float" office:value="248" calcext:value-type="float">
            <text:p>248</text:p>
          </table:table-cell>
          <table:table-cell table:style-name="ce1" table:formula="of:=BITRSHIFT([.A252]; 5)" office:value-type="float" office:value="7" calcext:value-type="float">
            <text:p>7</text:p>
          </table:table-cell>
          <table:table-cell table:style-name="ce1" table:formula="of:=BITAND(BITLSHIFT([.A252]; 3); 224)" office:value-type="float" office:value="192" calcext:value-type="float">
            <text:p>192</text:p>
          </table:table-cell>
          <table:table-cell table:style-name="ce1" table:formula="of:=BITAND(BITRSHIFT([.A252]; 3); 31)" office:value-type="float" office:value="31" calcext:value-type="float">
            <text:p>31</text:p>
          </table:table-cell>
          <table:table-cell table:style-name="ce1" table:formula="of:=BITOR([.C252];[.D252])" office:value-type="float" office:value="255" calcext:value-type="float">
            <text:p>255</text:p>
          </table:table-cell>
          <table:table-cell table:style-name="ce1" table:formula="of:=BITOR([.E252];[.F252])" office:value-type="float" office:value="223" calcext:value-type="float">
            <text:p>223</text:p>
          </table:table-cell>
          <table:table-cell table:style-name="ce2" table:formula="of:=CONCATENATE(&quot;0x&quot;;DEC2HEX([.G252];2);DEC2HEX([.H252];2))" office:value-type="string" office:string-value="0xFFDF" calcext:value-type="string">
            <text:p>0xFFDF</text:p>
          </table:table-cell>
          <table:table-cell table:style-name="ce2" table:formula="of:=CONCATENATE(&quot;0x&quot;;DEC2HEX([.H252];2);DEC2HEX([.G252];2))" office:value-type="string" office:string-value="0xDFFF" calcext:value-type="string">
            <text:p>0xDFFF</text:p>
          </table:table-cell>
          <table:table-cell table:formula="of:=CONCATENATE(&quot;case &quot;;[.A252];&quot;: return &quot;;[.I252];&quot;;&quot;)" office:value-type="string" office:string-value="case 250: return 0xFFDF;" calcext:value-type="string">
            <text:p>case 250: return 0xFFDF;</text:p>
          </table:table-cell>
          <table:table-cell table:formula="of:=CONCATENATE([.I252];&quot;,&quot;)" office:value-type="string" office:string-value="0xFFDF," calcext:value-type="string">
            <text:p>0xFFDF,</text:p>
          </table:table-cell>
          <table:table-cell table:style-name="ce2" table:formula="of:=CONCATENATE(&quot;0x&quot;;DEC2HEX([.G252];2);&quot;,&quot;)" office:value-type="string" office:string-value="0xFF," calcext:value-type="string">
            <text:p>0xFF,</text:p>
          </table:table-cell>
          <table:table-cell table:style-name="ce2" table:formula="of:=CONCATENATE(&quot;0x&quot;;DEC2HEX([.H252];2);&quot;,&quot;)" office:value-type="string" office:string-value="0xDF," calcext:value-type="string">
            <text:p>0xDF,</text:p>
          </table:table-cell>
          <table:table-cell table:formula="of:=BITOR(BITLSHIFT(BITAND([.A252];1);7);BITOR(BITLSHIFT(BITAND([.A252];2);5);BITOR(BITLSHIFT(BITAND([.A252];4);3);BITOR(BITLSHIFT(BITAND([.A252];8);1);BITOR(BITRSHIFT(BITAND([.A252];16);1);BITOR(BITRSHIFT(BITAND([.A252];32);3);BITOR(BITRSHIFT(BITAND([.A252];64);5);BITRSHIFT(BITAND([.A252];128);7))))))))" office:value-type="float" office:value="95" calcext:value-type="float">
            <text:p>95</text:p>
          </table:table-cell>
          <table:table-cell table:formula="of:=CONCATENATE([.O252];&quot;,&quot;)" office:value-type="string" office:string-value="95," calcext:value-type="string">
            <text:p>95,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0x5A,</text:p>
          </table:table-cell>
          <table:table-cell table:style-name="ce2" office:value-type="string" calcext:value-type="string">
            <text:p>0xEB,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DEC2HEX([.A253])" office:value-type="string" office:string-value="FB" calcext:value-type="string">
            <text:p>FB</text:p>
          </table:table-cell>
          <table:table-cell table:style-name="ce1" table:formula="of:=BITAND([.A253]; 248)" office:value-type="float" office:value="248" calcext:value-type="float">
            <text:p>248</text:p>
          </table:table-cell>
          <table:table-cell table:style-name="ce1" table:formula="of:=BITRSHIFT([.A253]; 5)" office:value-type="float" office:value="7" calcext:value-type="float">
            <text:p>7</text:p>
          </table:table-cell>
          <table:table-cell table:style-name="ce1" table:formula="of:=BITAND(BITLSHIFT([.A253]; 3); 224)" office:value-type="float" office:value="192" calcext:value-type="float">
            <text:p>192</text:p>
          </table:table-cell>
          <table:table-cell table:style-name="ce1" table:formula="of:=BITAND(BITRSHIFT([.A253]; 3); 31)" office:value-type="float" office:value="31" calcext:value-type="float">
            <text:p>31</text:p>
          </table:table-cell>
          <table:table-cell table:style-name="ce1" table:formula="of:=BITOR([.C253];[.D253])" office:value-type="float" office:value="255" calcext:value-type="float">
            <text:p>255</text:p>
          </table:table-cell>
          <table:table-cell table:style-name="ce1" table:formula="of:=BITOR([.E253];[.F253])" office:value-type="float" office:value="223" calcext:value-type="float">
            <text:p>223</text:p>
          </table:table-cell>
          <table:table-cell table:style-name="ce2" table:formula="of:=CONCATENATE(&quot;0x&quot;;DEC2HEX([.G253];2);DEC2HEX([.H253];2))" office:value-type="string" office:string-value="0xFFDF" calcext:value-type="string">
            <text:p>0xFFDF</text:p>
          </table:table-cell>
          <table:table-cell table:style-name="ce2" table:formula="of:=CONCATENATE(&quot;0x&quot;;DEC2HEX([.H253];2);DEC2HEX([.G253];2))" office:value-type="string" office:string-value="0xDFFF" calcext:value-type="string">
            <text:p>0xDFFF</text:p>
          </table:table-cell>
          <table:table-cell table:formula="of:=CONCATENATE(&quot;case &quot;;[.A253];&quot;: return &quot;;[.I253];&quot;;&quot;)" office:value-type="string" office:string-value="case 251: return 0xFFDF;" calcext:value-type="string">
            <text:p>case 251: return 0xFFDF;</text:p>
          </table:table-cell>
          <table:table-cell table:formula="of:=CONCATENATE([.I253];&quot;,&quot;)" office:value-type="string" office:string-value="0xFFDF," calcext:value-type="string">
            <text:p>0xFFDF,</text:p>
          </table:table-cell>
          <table:table-cell table:style-name="ce2" table:formula="of:=CONCATENATE(&quot;0x&quot;;DEC2HEX([.G253];2);&quot;,&quot;)" office:value-type="string" office:string-value="0xFF," calcext:value-type="string">
            <text:p>0xFF,</text:p>
          </table:table-cell>
          <table:table-cell table:style-name="ce2" table:formula="of:=CONCATENATE(&quot;0x&quot;;DEC2HEX([.H253];2);&quot;,&quot;)" office:value-type="string" office:string-value="0xDF," calcext:value-type="string">
            <text:p>0xDF,</text:p>
          </table:table-cell>
          <table:table-cell table:formula="of:=BITOR(BITLSHIFT(BITAND([.A253];1);7);BITOR(BITLSHIFT(BITAND([.A253];2);5);BITOR(BITLSHIFT(BITAND([.A253];4);3);BITOR(BITLSHIFT(BITAND([.A253];8);1);BITOR(BITRSHIFT(BITAND([.A253];16);1);BITOR(BITRSHIFT(BITAND([.A253];32);3);BITOR(BITRSHIFT(BITAND([.A253];64);5);BITRSHIFT(BITAND([.A253];128);7))))))))" office:value-type="float" office:value="223" calcext:value-type="float">
            <text:p>223</text:p>
          </table:table-cell>
          <table:table-cell table:formula="of:=CONCATENATE([.O253];&quot;,&quot;)" office:value-type="string" office:string-value="223," calcext:value-type="string">
            <text:p>223,</text:p>
          </table:table-cell>
          <table:table-cell/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0xDE,</text:p>
          </table:table-cell>
          <table:table-cell table:style-name="ce2" office:value-type="string" calcext:value-type="string">
            <text:p>0xFB,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DEC2HEX([.A254])" office:value-type="string" office:string-value="FC" calcext:value-type="string">
            <text:p>FC</text:p>
          </table:table-cell>
          <table:table-cell table:style-name="ce1" table:formula="of:=BITAND([.A254]; 248)" office:value-type="float" office:value="248" calcext:value-type="float">
            <text:p>248</text:p>
          </table:table-cell>
          <table:table-cell table:style-name="ce1" table:formula="of:=BITRSHIFT([.A254]; 5)" office:value-type="float" office:value="7" calcext:value-type="float">
            <text:p>7</text:p>
          </table:table-cell>
          <table:table-cell table:style-name="ce1" table:formula="of:=BITAND(BITLSHIFT([.A254]; 3); 224)" office:value-type="float" office:value="224" calcext:value-type="float">
            <text:p>224</text:p>
          </table:table-cell>
          <table:table-cell table:style-name="ce1" table:formula="of:=BITAND(BITRSHIFT([.A254]; 3); 31)" office:value-type="float" office:value="31" calcext:value-type="float">
            <text:p>31</text:p>
          </table:table-cell>
          <table:table-cell table:style-name="ce1" table:formula="of:=BITOR([.C254];[.D254])" office:value-type="float" office:value="255" calcext:value-type="float">
            <text:p>255</text:p>
          </table:table-cell>
          <table:table-cell table:style-name="ce1" table:formula="of:=BITOR([.E254];[.F254])" office:value-type="float" office:value="255" calcext:value-type="float">
            <text:p>255</text:p>
          </table:table-cell>
          <table:table-cell table:style-name="ce2" table:formula="of:=CONCATENATE(&quot;0x&quot;;DEC2HEX([.G254];2);DEC2HEX([.H254];2))" office:value-type="string" office:string-value="0xFFFF" calcext:value-type="string">
            <text:p>0xFFFF</text:p>
          </table:table-cell>
          <table:table-cell table:style-name="ce2" table:formula="of:=CONCATENATE(&quot;0x&quot;;DEC2HEX([.H254];2);DEC2HEX([.G254];2))" office:value-type="string" office:string-value="0xFFFF" calcext:value-type="string">
            <text:p>0xFFFF</text:p>
          </table:table-cell>
          <table:table-cell table:formula="of:=CONCATENATE(&quot;case &quot;;[.A254];&quot;: return &quot;;[.I254];&quot;;&quot;)" office:value-type="string" office:string-value="case 252: return 0xFFFF;" calcext:value-type="string">
            <text:p>case 252: return 0xFFFF;</text:p>
          </table:table-cell>
          <table:table-cell table:formula="of:=CONCATENATE([.I254];&quot;,&quot;)" office:value-type="string" office:string-value="0xFFFF," calcext:value-type="string">
            <text:p>0xFFFF,</text:p>
          </table:table-cell>
          <table:table-cell table:style-name="ce2" table:formula="of:=CONCATENATE(&quot;0x&quot;;DEC2HEX([.G254];2);&quot;,&quot;)" office:value-type="string" office:string-value="0xFF," calcext:value-type="string">
            <text:p>0xFF,</text:p>
          </table:table-cell>
          <table:table-cell table:style-name="ce2" table:formula="of:=CONCATENATE(&quot;0x&quot;;DEC2HEX([.H254];2);&quot;,&quot;)" office:value-type="string" office:string-value="0xFF," calcext:value-type="string">
            <text:p>0xFF,</text:p>
          </table:table-cell>
          <table:table-cell table:formula="of:=BITOR(BITLSHIFT(BITAND([.A254];1);7);BITOR(BITLSHIFT(BITAND([.A254];2);5);BITOR(BITLSHIFT(BITAND([.A254];4);3);BITOR(BITLSHIFT(BITAND([.A254];8);1);BITOR(BITRSHIFT(BITAND([.A254];16);1);BITOR(BITRSHIFT(BITAND([.A254];32);3);BITOR(BITRSHIFT(BITAND([.A254];64);5);BITRSHIFT(BITAND([.A254];128);7))))))))" office:value-type="float" office:value="63" calcext:value-type="float">
            <text:p>63</text:p>
          </table:table-cell>
          <table:table-cell table:formula="of:=CONCATENATE([.O254];&quot;,&quot;)" office:value-type="string" office:string-value="63," calcext:value-type="string">
            <text:p>63,</text:p>
          </table:table-cell>
          <table:table-cell/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0x39,</text:p>
          </table:table-cell>
          <table:table-cell table:style-name="ce2" office:value-type="string" calcext:value-type="string">
            <text:p>0xE7,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DEC2HEX([.A255])" office:value-type="string" office:string-value="FD" calcext:value-type="string">
            <text:p>FD</text:p>
          </table:table-cell>
          <table:table-cell table:style-name="ce1" table:formula="of:=BITAND([.A255]; 248)" office:value-type="float" office:value="248" calcext:value-type="float">
            <text:p>248</text:p>
          </table:table-cell>
          <table:table-cell table:style-name="ce1" table:formula="of:=BITRSHIFT([.A255]; 5)" office:value-type="float" office:value="7" calcext:value-type="float">
            <text:p>7</text:p>
          </table:table-cell>
          <table:table-cell table:style-name="ce1" table:formula="of:=BITAND(BITLSHIFT([.A255]; 3); 224)" office:value-type="float" office:value="224" calcext:value-type="float">
            <text:p>224</text:p>
          </table:table-cell>
          <table:table-cell table:style-name="ce1" table:formula="of:=BITAND(BITRSHIFT([.A255]; 3); 31)" office:value-type="float" office:value="31" calcext:value-type="float">
            <text:p>31</text:p>
          </table:table-cell>
          <table:table-cell table:style-name="ce1" table:formula="of:=BITOR([.C255];[.D255])" office:value-type="float" office:value="255" calcext:value-type="float">
            <text:p>255</text:p>
          </table:table-cell>
          <table:table-cell table:style-name="ce1" table:formula="of:=BITOR([.E255];[.F255])" office:value-type="float" office:value="255" calcext:value-type="float">
            <text:p>255</text:p>
          </table:table-cell>
          <table:table-cell table:style-name="ce2" table:formula="of:=CONCATENATE(&quot;0x&quot;;DEC2HEX([.G255];2);DEC2HEX([.H255];2))" office:value-type="string" office:string-value="0xFFFF" calcext:value-type="string">
            <text:p>0xFFFF</text:p>
          </table:table-cell>
          <table:table-cell table:style-name="ce2" table:formula="of:=CONCATENATE(&quot;0x&quot;;DEC2HEX([.H255];2);DEC2HEX([.G255];2))" office:value-type="string" office:string-value="0xFFFF" calcext:value-type="string">
            <text:p>0xFFFF</text:p>
          </table:table-cell>
          <table:table-cell table:formula="of:=CONCATENATE(&quot;case &quot;;[.A255];&quot;: return &quot;;[.I255];&quot;;&quot;)" office:value-type="string" office:string-value="case 253: return 0xFFFF;" calcext:value-type="string">
            <text:p>case 253: return 0xFFFF;</text:p>
          </table:table-cell>
          <table:table-cell table:formula="of:=CONCATENATE([.I255];&quot;,&quot;)" office:value-type="string" office:string-value="0xFFFF," calcext:value-type="string">
            <text:p>0xFFFF,</text:p>
          </table:table-cell>
          <table:table-cell table:style-name="ce2" table:formula="of:=CONCATENATE(&quot;0x&quot;;DEC2HEX([.G255];2);&quot;,&quot;)" office:value-type="string" office:string-value="0xFF," calcext:value-type="string">
            <text:p>0xFF,</text:p>
          </table:table-cell>
          <table:table-cell table:style-name="ce2" table:formula="of:=CONCATENATE(&quot;0x&quot;;DEC2HEX([.H255];2);&quot;,&quot;)" office:value-type="string" office:string-value="0xFF," calcext:value-type="string">
            <text:p>0xFF,</text:p>
          </table:table-cell>
          <table:table-cell table:formula="of:=BITOR(BITLSHIFT(BITAND([.A255];1);7);BITOR(BITLSHIFT(BITAND([.A255];2);5);BITOR(BITLSHIFT(BITAND([.A255];4);3);BITOR(BITLSHIFT(BITAND([.A255];8);1);BITOR(BITRSHIFT(BITAND([.A255];16);1);BITOR(BITRSHIFT(BITAND([.A255];32);3);BITOR(BITRSHIFT(BITAND([.A255];64);5);BITRSHIFT(BITAND([.A255];128);7))))))))" office:value-type="float" office:value="191" calcext:value-type="float">
            <text:p>191</text:p>
          </table:table-cell>
          <table:table-cell table:formula="of:=CONCATENATE([.O255];&quot;,&quot;)" office:value-type="string" office:string-value="191," calcext:value-type="string">
            <text:p>191,</text:p>
          </table:table-cell>
          <table:table-cell/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0xBD,</text:p>
          </table:table-cell>
          <table:table-cell table:style-name="ce2" office:value-type="string" calcext:value-type="string">
            <text:p>0xF7,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DEC2HEX([.A256])" office:value-type="string" office:string-value="FE" calcext:value-type="string">
            <text:p>FE</text:p>
          </table:table-cell>
          <table:table-cell table:style-name="ce1" table:formula="of:=BITAND([.A256]; 248)" office:value-type="float" office:value="248" calcext:value-type="float">
            <text:p>248</text:p>
          </table:table-cell>
          <table:table-cell table:style-name="ce1" table:formula="of:=BITRSHIFT([.A256]; 5)" office:value-type="float" office:value="7" calcext:value-type="float">
            <text:p>7</text:p>
          </table:table-cell>
          <table:table-cell table:style-name="ce1" table:formula="of:=BITAND(BITLSHIFT([.A256]; 3); 224)" office:value-type="float" office:value="224" calcext:value-type="float">
            <text:p>224</text:p>
          </table:table-cell>
          <table:table-cell table:style-name="ce1" table:formula="of:=BITAND(BITRSHIFT([.A256]; 3); 31)" office:value-type="float" office:value="31" calcext:value-type="float">
            <text:p>31</text:p>
          </table:table-cell>
          <table:table-cell table:style-name="ce1" table:formula="of:=BITOR([.C256];[.D256])" office:value-type="float" office:value="255" calcext:value-type="float">
            <text:p>255</text:p>
          </table:table-cell>
          <table:table-cell table:style-name="ce1" table:formula="of:=BITOR([.E256];[.F256])" office:value-type="float" office:value="255" calcext:value-type="float">
            <text:p>255</text:p>
          </table:table-cell>
          <table:table-cell table:style-name="ce2" table:formula="of:=CONCATENATE(&quot;0x&quot;;DEC2HEX([.G256];2);DEC2HEX([.H256];2))" office:value-type="string" office:string-value="0xFFFF" calcext:value-type="string">
            <text:p>0xFFFF</text:p>
          </table:table-cell>
          <table:table-cell table:style-name="ce2" table:formula="of:=CONCATENATE(&quot;0x&quot;;DEC2HEX([.H256];2);DEC2HEX([.G256];2))" office:value-type="string" office:string-value="0xFFFF" calcext:value-type="string">
            <text:p>0xFFFF</text:p>
          </table:table-cell>
          <table:table-cell table:formula="of:=CONCATENATE(&quot;case &quot;;[.A256];&quot;: return &quot;;[.I256];&quot;;&quot;)" office:value-type="string" office:string-value="case 254: return 0xFFFF;" calcext:value-type="string">
            <text:p>case 254: return 0xFFFF;</text:p>
          </table:table-cell>
          <table:table-cell table:formula="of:=CONCATENATE([.I256];&quot;,&quot;)" office:value-type="string" office:string-value="0xFFFF," calcext:value-type="string">
            <text:p>0xFFFF,</text:p>
          </table:table-cell>
          <table:table-cell table:style-name="ce2" table:formula="of:=CONCATENATE(&quot;0x&quot;;DEC2HEX([.G256];2);&quot;,&quot;)" office:value-type="string" office:string-value="0xFF," calcext:value-type="string">
            <text:p>0xFF,</text:p>
          </table:table-cell>
          <table:table-cell table:style-name="ce2" table:formula="of:=CONCATENATE(&quot;0x&quot;;DEC2HEX([.H256];2);&quot;,&quot;)" office:value-type="string" office:string-value="0xFF," calcext:value-type="string">
            <text:p>0xFF,</text:p>
          </table:table-cell>
          <table:table-cell table:formula="of:=BITOR(BITLSHIFT(BITAND([.A256];1);7);BITOR(BITLSHIFT(BITAND([.A256];2);5);BITOR(BITLSHIFT(BITAND([.A256];4);3);BITOR(BITLSHIFT(BITAND([.A256];8);1);BITOR(BITRSHIFT(BITAND([.A256];16);1);BITOR(BITRSHIFT(BITAND([.A256];32);3);BITOR(BITRSHIFT(BITAND([.A256];64);5);BITRSHIFT(BITAND([.A256];128);7))))))))" office:value-type="float" office:value="127" calcext:value-type="float">
            <text:p>127</text:p>
          </table:table-cell>
          <table:table-cell table:formula="of:=CONCATENATE([.O256];&quot;,&quot;)" office:value-type="string" office:string-value="127," calcext:value-type="string">
            <text:p>127,</text:p>
          </table:table-cell>
          <table:table-cell/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0x7B,</text:p>
          </table:table-cell>
          <table:table-cell table:style-name="ce2" office:value-type="string" calcext:value-type="string">
            <text:p>0xEF,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DEC2HEX([.A257])" office:value-type="string" office:string-value="FF" calcext:value-type="string">
            <text:p>FF</text:p>
          </table:table-cell>
          <table:table-cell table:style-name="ce1" table:formula="of:=BITAND([.A257]; 248)" office:value-type="float" office:value="248" calcext:value-type="float">
            <text:p>248</text:p>
          </table:table-cell>
          <table:table-cell table:style-name="ce1" table:formula="of:=BITRSHIFT([.A257]; 5)" office:value-type="float" office:value="7" calcext:value-type="float">
            <text:p>7</text:p>
          </table:table-cell>
          <table:table-cell table:style-name="ce1" table:formula="of:=BITAND(BITLSHIFT([.A257]; 3); 224)" office:value-type="float" office:value="224" calcext:value-type="float">
            <text:p>224</text:p>
          </table:table-cell>
          <table:table-cell table:style-name="ce1" table:formula="of:=BITAND(BITRSHIFT([.A257]; 3); 31)" office:value-type="float" office:value="31" calcext:value-type="float">
            <text:p>31</text:p>
          </table:table-cell>
          <table:table-cell table:style-name="ce1" table:formula="of:=BITOR([.C257];[.D257])" office:value-type="float" office:value="255" calcext:value-type="float">
            <text:p>255</text:p>
          </table:table-cell>
          <table:table-cell table:style-name="ce1" table:formula="of:=BITOR([.E257];[.F257])" office:value-type="float" office:value="255" calcext:value-type="float">
            <text:p>255</text:p>
          </table:table-cell>
          <table:table-cell table:style-name="ce2" table:formula="of:=CONCATENATE(&quot;0x&quot;;DEC2HEX([.G257];2);DEC2HEX([.H257];2))" office:value-type="string" office:string-value="0xFFFF" calcext:value-type="string">
            <text:p>0xFFFF</text:p>
          </table:table-cell>
          <table:table-cell table:style-name="ce2" table:formula="of:=CONCATENATE(&quot;0x&quot;;DEC2HEX([.H257];2);DEC2HEX([.G257];2))" office:value-type="string" office:string-value="0xFFFF" calcext:value-type="string">
            <text:p>0xFFFF</text:p>
          </table:table-cell>
          <table:table-cell table:formula="of:=CONCATENATE(&quot;case &quot;;[.A257];&quot;: return &quot;;[.I257];&quot;;&quot;)" office:value-type="string" office:string-value="case 255: return 0xFFFF;" calcext:value-type="string">
            <text:p>case 255: return 0xFFFF;</text:p>
          </table:table-cell>
          <table:table-cell table:formula="of:=CONCATENATE([.I257];&quot;,&quot;)" office:value-type="string" office:string-value="0xFFFF," calcext:value-type="string">
            <text:p>0xFFFF,</text:p>
          </table:table-cell>
          <table:table-cell table:style-name="ce2" table:formula="of:=CONCATENATE(&quot;0x&quot;;DEC2HEX([.G257];2);&quot;,&quot;)" office:value-type="string" office:string-value="0xFF," calcext:value-type="string">
            <text:p>0xFF,</text:p>
          </table:table-cell>
          <table:table-cell table:style-name="ce2" table:formula="of:=CONCATENATE(&quot;0x&quot;;DEC2HEX([.H257];2);&quot;,&quot;)" office:value-type="string" office:string-value="0xFF," calcext:value-type="string">
            <text:p>0xFF,</text:p>
          </table:table-cell>
          <table:table-cell table:formula="of:=BITOR(BITLSHIFT(BITAND([.A257];1);7);BITOR(BITLSHIFT(BITAND([.A257];2);5);BITOR(BITLSHIFT(BITAND([.A257];4);3);BITOR(BITLSHIFT(BITAND([.A257];8);1);BITOR(BITRSHIFT(BITAND([.A257];16);1);BITOR(BITRSHIFT(BITAND([.A257];32);3);BITOR(BITRSHIFT(BITAND([.A257];64);5);BITRSHIFT(BITAND([.A257];128);7))))))))" office:value-type="float" office:value="255" calcext:value-type="float">
            <text:p>255</text:p>
          </table:table-cell>
          <table:table-cell table:formula="of:=CONCATENATE([.O257];&quot;,&quot;)" office:value-type="string" office:string-value="255," calcext:value-type="string">
            <text:p>255,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2" table:style-name="ce2" office:value-type="string" calcext:value-type="string">
            <text:p>0xFF,</text:p>
          </table:table-cell>
        </table:table-row>
        <table:table-row table:style-name="ro1" table:number-rows-repeated="104831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'Grayscale RGB table'.R1:'Grayscale RGB table'.T2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.00.0000</text:date>, <text:time style:data-style-name="N2" text:time-value="20:12:17.7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3:20:31.804000000</meta:creation-date>
    <dc:date>2016-09-07T21:08:20.905000000</dc:date>
    <meta:editing-duration>PT11M58S</meta:editing-duration>
    <meta:editing-cycles>4</meta:editing-cycles>
    <meta:generator>LibreOffice/4.2.5.2$Windows_x86 LibreOffice_project/61cb170a04bb1f12e77c884eab9192be736ec5f5</meta:generator>
    <meta:document-statistic meta:table-count="1" meta:cell-count="4880" meta:object-count="0"/>
  </office:meta>
</office:document-meta>
</file>